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101cm"/>
    </style:style>
    <style:style style:name="co2" style:family="table-column">
      <style:table-column-properties fo:break-before="auto" style:column-width="22.121cm"/>
    </style:style>
    <style:style style:name="co3" style:family="table-column">
      <style:table-column-properties fo:break-before="auto" style:column-width="6.408cm"/>
    </style:style>
    <style:style style:name="co4" style:family="table-column">
      <style:table-column-properties fo:break-before="auto" style:column-width="3.466cm"/>
    </style:style>
    <style:style style:name="co5" style:family="table-column">
      <style:table-column-properties fo:break-before="auto" style:column-width="3.93cm"/>
    </style:style>
    <style:style style:name="co6" style:family="table-column">
      <style:table-column-properties fo:break-before="auto" style:column-width="4.038cm"/>
    </style:style>
    <style:style style:name="co7" style:family="table-column">
      <style:table-column-properties fo:break-before="auto" style:column-width="5.263cm"/>
    </style:style>
    <style:style style:name="co8" style:family="table-column">
      <style:table-column-properties fo:break-before="auto" style:column-width="31.027cm"/>
    </style:style>
    <style:style style:name="co9" style:family="table-column">
      <style:table-column-properties fo:break-before="auto" style:column-width="9.594cm"/>
    </style:style>
    <style:style style:name="co10" style:family="table-column">
      <style:table-column-properties fo:break-before="auto" style:column-width="3.739cm"/>
    </style:style>
    <style:style style:name="co11" style:family="table-column">
      <style:table-column-properties fo:break-before="auto" style:column-width="5.563cm"/>
    </style:style>
    <style:style style:name="co12" style:family="table-column">
      <style:table-column-properties fo:break-before="auto" style:column-width="3.847cm"/>
    </style:style>
    <style:style style:name="co13" style:family="table-column">
      <style:table-column-properties fo:break-before="auto" style:column-width="5.673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8.74cm" fo:break-before="auto" style:use-optimal-row-height="true"/>
    </style:style>
    <style:style style:name="ro3" style:family="table-row">
      <style:table-row-properties style:row-height="9.135cm" fo:break-before="auto" style:use-optimal-row-height="true"/>
    </style:style>
    <style:style style:name="ro4" style:family="table-row">
      <style:table-row-properties style:row-height="7.555cm" fo:break-before="auto" style:use-optimal-row-height="true"/>
    </style:style>
    <style:style style:name="ro5" style:family="table-row">
      <style:table-row-properties style:row-height="8.345cm" fo:break-before="auto" style:use-optimal-row-height="true"/>
    </style:style>
    <style:style style:name="ro6" style:family="table-row">
      <style:table-row-properties style:row-height="6.765cm" fo:break-before="auto" style:use-optimal-row-height="true"/>
    </style:style>
    <style:style style:name="ro7" style:family="table-row">
      <style:table-row-properties style:row-height="5.97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999999"/>
    </style:style>
  </office:automatic-styles>
  <office:body>
    <office:spreadsheet>
      <table:calculation-settings table:automatic-find-labels="false" table:use-regular-expressions="false" table:use-wildcards="true"/>
      <table:table table:name="calibration_scores_aggregated_calibration_Fals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rel_diagram_bin_15</text:p>
          </table:table-cell>
          <table:table-cell office:value-type="string" calcext:value-type="string">
            <text:p>rel_diagram_bin_15_interactive</text:p>
          </table:table-cell>
          <table:table-cell office:value-type="string" calcext:value-type="string">
            <text:p><text:s/>rel_diagram_bin_50</text:p>
          </table:table-cell>
          <table:table-cell office:value-type="string" calcext:value-type="string">
            <text:p>ece_bin_15</text:p>
          </table:table-cell>
          <table:table-cell office:value-type="string" calcext:value-type="string">
            <text:p>ece_bin_15_interactive</text:p>
          </table:table-cell>
          <table:table-cell office:value-type="string" calcext:value-type="string">
            <text:p>ece_bin_50</text:p>
          </table:table-cell>
          <table:table-cell office:value-type="string" calcext:value-type="string">
            <text:p>mce_bin_15</text:p>
          </table:table-cell>
          <table:table-cell office:value-type="string" calcext:value-type="string">
            <text:p>mce_bin_15_interactive</text:p>
          </table:table-cell>
          <table:table-cell office:value-type="string" calcext:value-type="string">
            <text:p>mce_bin_50</text:p>
          </table:table-cell>
          <table:table-cell office:value-type="string" calcext:value-type="string">
            <text:p>brier_score</text:p>
          </table:table-cell>
          <table:table-cell office:value-type="string" calcext:value-type="string">
            <text:p>rel_diagram_bin_15_accuracy</text:p>
          </table:table-cell>
          <table:table-cell office:value-type="string" calcext:value-type="string">
            <text:p>rel_diagram_bin_15_interactive_accuracy</text:p>
          </table:table-cell>
          <table:table-cell office:value-type="string" calcext:value-type="string">
            <text:p><text:s/>rel_diagram_bin_50_accuracy</text:p>
          </table:table-cell>
          <table:table-cell office:value-type="string" calcext:value-type="string">
            <text:p>ece_bin_15_accuracy</text:p>
          </table:table-cell>
          <table:table-cell office:value-type="string" calcext:value-type="string">
            <text:p>ece_bin_15_interactive_accuracy</text:p>
          </table:table-cell>
          <table:table-cell office:value-type="string" calcext:value-type="string">
            <text:p>ece_bin_50_accuracy</text:p>
          </table:table-cell>
          <table:table-cell office:value-type="string" calcext:value-type="string">
            <text:p>mce_bin_15_accuracy</text:p>
          </table:table-cell>
          <table:table-cell office:value-type="string" calcext:value-type="string">
            <text:p>mce_bin_15_interactive_accuracy</text:p>
          </table:table-cell>
          <table:table-cell office:value-type="string" calcext:value-type="string">
            <text:p>mce_bin_50_accuracy</text:p>
          </table:table-cell>
        </table:table-row>
        <table:table-row table:style-name="ro2">
          <table:table-cell office:value-type="string" calcext:value-type="string">
            <text:p>(array([0.00781672, 0.09351112, 0.17196482, 0.23290007, 0.30509466,</text:p>
            <text:p>       0.3645699 , 0.42984842, 0.50418394, 0.56186957, 0.62625787,</text:p>
            <text:p>       0.69484991, 0.77284528, 0.83403576, 0.90538376, 0.97016672]), array([0.08113036, 0.29824561, 0.3       , 0.38888889, 0.58333333,</text:p>
            <text:p>       0.375     , 0.57142857, 0.28571429, 0.28571429, 0.2       ,</text:p>
            <text:p>       0.36363636, 0.16666667, 0.23076923, 0.21052632, 0.38636364]), array([1097,   57,   20,   18,   12,    8,    7,    7,    7,    5,   11,</text:p>
            <text:p>          6,   13,   19,   44,    0]))</text:p>
          </table:table-cell>
          <table:table-cell office:value-type="string" calcext:value-type="string">
            <text:p>(array([3.84757284e-04, 5.33359645e-04, 7.17292245e-04, 9.81759195e-04,</text:p>
            <text:p>       1.33340009e-03, 1.80230966e-03, 2.54299628e-03, 3.95611466e-03,</text:p>
            <text:p>       6.17087255e-03, 9.68882134e-03, 1.67091291e-02, 3.20312778e-02,</text:p>
            <text:p>       7.89276430e-02, 3.44443359e-01, 9.02265936e-01]), array([0.01123596, 0.02247191, 0.02247191, 0.03409091, 0.06741573,</text:p>
            <text:p>       0.05617978, 0.05681818, 0.1011236 , 0.13483146, 0.10227273,</text:p>
            <text:p>       0.14606742, 0.16853933, 0.26136364, 0.39325843, 0.30337079]), array([89, 89, 89, 88, 89, 89, 88, 89, 89, 88, 89, 89, 88, 89, 89,  0]))</text:p>
          </table:table-cell>
          <table:table-cell office:value-type="string" calcext:value-type="string">
            <text:p>(array([0.00376609, 0.02848873, 0.0481469 , 0.06983345, 0.08808317,</text:p>
            <text:p>       0.10745831, 0.12764785, 0.15352618, 0.16947484, 0.18978525,</text:p>
            <text:p>       0.20867884, 0.22527367, 0.25280485, 0.26753151, 0.29178227,</text:p>
            <text:p>       0.30900517, 0.33141804, 0.35094762, 0.36506501, 0.39212568,</text:p>
            <text:p>       0.41317149, 0.4301419 , 0.44608513, 0.46867868, 0.48842487,</text:p>
            <text:p>       0.5101282 , 0.52906657, 0.55606771, 0.5638271 , 0.5927113 ,</text:p>
            <text:p>       0.61118332, 0.62507573, 0.65877128, 0.67382783, 0.69389517,</text:p>
            <text:p>       0.71412691, 0.72413588, 0.74285269, 0.76996797, 0.79215753,</text:p>
            <text:p>       0.81004339, 0.83022816, 0.84617058, 0.8699955 , 0.89049099,</text:p>
            <text:p>       0.91130084, 0.92909159, 0.95131514, 0.97273042, 0.99146759]), array([0.06882169, 0.16304348, 0.16216216, 0.2       , 0.35      ,</text:p>
            <text:p>       0.28571429, 0.55555556, 0.25      , 0.4       , 0.11111111,</text:p>
            <text:p>       0.4       , 0.4       , 0.375     , 1.        , 0.25      ,</text:p>
            <text:p>       0.75      , 0.5       , 0.        , 0.33333333, 1.        ,</text:p>
            <text:p>       0.5       , 0.33333333, 1.        , 0.        , 0.5       ,</text:p>
            <text:p>       0.        , 0.4       , 0.        , 0.        , 0.5       ,</text:p>
            <text:p>       0.5       , 0.        , 0.        , 0.33333333, 0.6       ,</text:p>
            <text:p>       0.        , 0.        , 0.        , 0.33333333, 0.        ,</text:p>
            <text:p>       0.33333333, 0.25      , 0.2       , 0.        , 0.375     ,</text:p>
            <text:p>       0.        , 0.33333333, 0.26666667, 0.22222222, 0.52941176]), array([959,  92,  37,  25,  20,  14,   9,   4,   5,   9,   5,   5,   8,</text:p>
            <text:p>         1,   4,   4,   4,   2,   3,   2,   2,   3,   2,   1,   2,   1,</text:p>
            <text:p>         5,   2,   1,   2,   2,   2,   1,   3,   5,   2,   1,   1,   3,</text:p>
            <text:p>         2,   3,   4,   5,   2,   8,   4,   9,  15,   9,  17,   0]))</text:p>
          </table:table-cell>
          <table:table-cell office:value-type="float" office:value="0.315501539971048" calcext:value-type="float">
            <text:p>0,315501539971048</text:p>
          </table:table-cell>
          <table:table-cell office:value-type="float" office:value="0.111787534481656" calcext:value-type="float">
            <text:p>0,111787534481656</text:p>
          </table:table-cell>
          <table:table-cell office:value-type="float" office:value="0.387639415165263" calcext:value-type="float">
            <text:p>0,387639415165263</text:p>
          </table:table-cell>
          <table:table-cell office:value-type="float" office:value="0.694857446770919" calcext:value-type="float">
            <text:p>0,694857446770919</text:p>
          </table:table-cell>
          <table:table-cell office:value-type="float" office:value="0.598895149284534" calcext:value-type="float">
            <text:p>0,598895149284534</text:p>
          </table:table-cell>
          <table:table-cell office:value-type="float" office:value="0.911300837993622" calcext:value-type="float">
            <text:p>0,911300837993622</text:p>
          </table:table-cell>
          <table:table-cell office:value-type="float" office:value="0.131250971942713" calcext:value-type="float">
            <text:p>0,131250971942713</text:p>
          </table:table-cell>
          <table:table-cell office:value-type="string" calcext:value-type="string">
            <text:p>(array([0.01855438, 0.09661482, 0.16215663, 0.22972631, 0.30524944,</text:p>
            <text:p>       0.37528515, 0.43690635, 0.49919618, 0.57126105, 0.6402877 ,</text:p>
            <text:p>       0.69507837, 0.76679883, 0.82339262, 0.90826891, 0.99245337]), array([0.        , 0.        , 0.        , 0.        , 0.        ,</text:p>
            <text:p>       0.        , 0.        , 0.42857143, 1.        , 1.        ,</text:p>
            <text:p>       1.        , 1.        , 1.        , 1.        , 1.        ]), array([ 116,   32,   16,   12,   14,    7,    9,    7,    5,    6,    9,</text:p>
            <text:p>         12,   17,   44, 1025,    0]))</text:p>
          </table:table-cell>
          <table:table-cell office:value-type="string" calcext:value-type="string">
            <text:p>(array([0.01006408, 0.11508873, 0.61037348, 0.93326543, 0.97413067,</text:p>
            <text:p>       0.9871143 , 0.99250835, 0.99550158, 0.99719868, 0.99809331,</text:p>
            <text:p>       0.99860594, 0.99899396, 0.99927469, 0.99946379, 0.99961401]), array([0.        , 0.        , 0.64044944, 1.        , 1.        ,</text:p>
            <text:p>       1.        , 1.        , 1.        , 1.        , 1.        ,</text:p>
            <text:p>       1.        , 1.        , 1.        , 1.        , 1.        ]), array([89, 89, 89, 88, 89, 89, 88, 89, 89, 88, 89, 89, 88, 89, 89,  0]))</text:p>
          </table:table-cell>
          <table:table-cell office:value-type="string" calcext:value-type="string">
            <text:p>(array([0.00669126, 0.02985148, 0.04789221, 0.07074729, 0.09041222,</text:p>
            <text:p>       0.1113994 , 0.13025162, 0.15290193, 0.17049103, 0.18945339,</text:p>
            <text:p>       0.20629118, 0.22965399, 0.25323375, 0.27169782, 0.29055795,</text:p>
            <text:p>       0.30860814, 0.32884549, 0.34122872, 0.37258705, 0.38933538,</text:p>
            <text:p>       0.41547556, 0.42954762, 0.44500871, 0.46952933, 0.49077961,</text:p>
            <text:p>       0.51483768, 0.52841406, 0.56624833, 0.59501538, 0.60612142,</text:p>
            <text:p>       0.6363588 , 0.64905238, 0.67039775, 0.69412398, 0.71093287,</text:p>
            <text:p>       0.74666977, 0.77553788, 0.7886952 , 0.81004702, 0.8314984 ,</text:p>
            <text:p>       0.84531446, 0.87573043, 0.89400816, 0.91369803, 0.93018296,</text:p>
            <text:p>       0.95149885, 0.97202967, 0.99638406]), array([0., 0., 0., 0., 0., 0., 0., 0., 0., 0., 0., 0., 0., 0., 0., 0., 0.,</text:p>
            <text:p>       0., 0., 0., 0., 0., 0., 0., 0., 1., 1., 1., 1., 1., 1., 1., 1., 1.,</text:p>
            <text:p>       1., 1., 1., 1., 1., 1., 1., 1., 1., 1., 1., 1., 1., 1.]), array([ 74,  22,  17,  11,  11,   9,   7,   5,   5,   3,   4,   4,   4,</text:p>
            <text:p>         2,   3,   5,   4,   1,   3,   3,   2,   2,   4,   3,   2,   1,</text:p>
            <text:p>         3,   0,   2,   2,   1,   2,   2,   3,   4,   3,   0,   5,   4,</text:p>
            <text:p>         3,   9,   4,   4,   4,  13,  13,  23,  35,  79, 902,   0]))</text:p>
          </table:table-cell>
          <table:table-cell office:value-type="float" office:value="0.219838465817427" calcext:value-type="float">
            <text:p>0,219838465817427</text:p>
          </table:table-cell>
          <table:table-cell office:value-type="float" office:value="0.0187642707761349" calcext:value-type="float">
            <text:p>0,0187642707761349</text:p>
          </table:table-cell>
          <table:table-cell office:value-type="float" office:value="0.244576554565963" calcext:value-type="float">
            <text:p>0,244576554565963</text:p>
          </table:table-cell>
          <table:table-cell office:value-type="float" office:value="0.436906350983514" calcext:value-type="float">
            <text:p>0,436906350983514</text:p>
          </table:table-cell>
          <table:table-cell office:value-type="float" office:value="0.115088733561923" calcext:value-type="float">
            <text:p>0,115088733561923</text:p>
          </table:table-cell>
          <table:table-cell office:value-type="float" office:value="0.490779608488083" calcext:value-type="float">
            <text:p>0,490779608488083</text:p>
          </table:table-cell>
        </table:table-row>
        <table:table-row table:style-name="ro3">
          <table:table-cell office:value-type="string" calcext:value-type="string">
            <text:p>(array([0.00617016, 0.09062637, 0.16993539, 0.23960852, 0.29650329,</text:p>
            <text:p>       0.36241741, 0.4323671 , 0.49398861, 0.57839289, 0.64086163,</text:p>
            <text:p>       0.68519951, 0.76922433, 0.8315972 , 0.91403708, 0.97025168]), array([0.09045226, 0.34210526, 0.29411765, 0.33333333, 0.33333333,</text:p>
            <text:p>       0.        , 0.25      , 0.6       , 0.5       , 0.33333333,</text:p>
            <text:p>       0.2       , 0.83333333, 0.33333333, 0.57142857, 0.6       ]), array([1194,   38,   17,   12,    9,    4,    8,   10,    4,    3,    5,</text:p>
            <text:p>          6,    9,    7,    5,    0]))</text:p>
          </table:table-cell>
          <table:table-cell office:value-type="string" calcext:value-type="string">
            <text:p>(array([0.00059507, 0.00072677, 0.00086665, 0.00104929, 0.00130276,</text:p>
            <text:p>       0.00160963, 0.00208556, 0.0027036 , 0.00346355, 0.00470822,</text:p>
            <text:p>       0.00702021, 0.01128612, 0.02296043, 0.07904412, 0.53624532]), array([0.01123596, 0.03370787, 0.02247191, 0.01136364, 0.04494382,</text:p>
            <text:p>       0.05617978, 0.04545455, 0.04494382, 0.08988764, 0.15909091,</text:p>
            <text:p>       0.16853933, 0.17977528, 0.19318182, 0.33707865, 0.40449438]), array([89, 89, 89, 88, 89, 89, 88, 89, 89, 88, 89, 89, 88, 89, 89,  0]))</text:p>
          </table:table-cell>
          <table:table-cell office:value-type="string" calcext:value-type="string">
            <text:p>(array([0.00365932, 0.02905563, 0.04903996, 0.06950898, 0.08839816,</text:p>
            <text:p>       0.10679322, 0.13101609, 0.14994397, 0.1694191 , 0.19035706,</text:p>
            <text:p>       0.21333672, 0.2303927 , 0.25413038, 0.27215881, 0.29172115,</text:p>
            <text:p>       0.3033194 , 0.33179289, 0.35245779, 0.36433929, 0.39930609,</text:p>
            <text:p>       0.40319532, 0.43171666, 0.44849432, 0.47241489, 0.48467472,</text:p>
            <text:p>       0.50509953, 0.5272879 , 0.55653161, 0.56380266, 0.59661865,</text:p>
            <text:p>       0.63506395, 0.64376047, 0.67207599, 0.68874845, 0.70434868,</text:p>
            <text:p>       0.75568071, 0.76940302, 0.79577547, 0.81171048, 0.83221837,</text:p>
            <text:p>       0.84993097, 0.89641899, 0.91196007, 0.92932348, 0.96520457,</text:p>
            <text:p>       0.99252841]), array([0.07323689, 0.2962963 , 0.25      , 0.27272727, 0.45454545,</text:p>
            <text:p>       0.2       , 0.83333333, 0.33333333, 0.2       , 0.33333333,</text:p>
            <text:p>       0.        , 0.5       , 0.25      , 0.        , 0.66666667,</text:p>
            <text:p>       0.33333333, 0.        , 0.        , 0.        , 0.        ,</text:p>
            <text:p>       0.5       , 0.33333333, 0.        , 0.33333333, 0.6       ,</text:p>
            <text:p>       1.        , 0.5       , 0.        , 1.        , 0.5       ,</text:p>
            <text:p>       0.        , 0.5       , 0.        , 0.5       , 0.        ,</text:p>
            <text:p>       0.5       , 1.        , 1.        , 0.        , 0.6       ,</text:p>
            <text:p>       0.        , 0.        , 0.5       , 1.        , 0.5       ,</text:p>
            <text:p>       0.5       ]), array([1106,   54,   28,   22,   11,    5,    6,    6,    5,    6,    1,</text:p>
            <text:p>          6,    4,    3,    3,    3,    2,    1,    1,    1,    2,    3,</text:p>
            <text:p>          2,    3,    5,    1,    2,    1,    1,    2,    0,    1,    2,</text:p>
            <text:p>          2,    2,    1,    0,    2,    3,    1,    2,    5,    2,    0,</text:p>
            <text:p>          2,    2,    4,    0,    2,    2,    0]))</text:p>
          </table:table-cell>
          <table:table-cell office:value-type="float" office:value="0.225843184918631" calcext:value-type="float">
            <text:p>0,225843184918631</text:p>
          </table:table-cell>
          <table:table-cell office:value-type="float" office:value="0.0926789263118737" calcext:value-type="float">
            <text:p>0,0926789263118737</text:p>
          </table:table-cell>
          <table:table-cell office:value-type="float" office:value="0.318401660987791" calcext:value-type="float">
            <text:p>0,318401660987791</text:p>
          </table:table-cell>
          <table:table-cell office:value-type="float" office:value="0.498263862397936" calcext:value-type="float">
            <text:p>0,498263862397936</text:p>
          </table:table-cell>
          <table:table-cell office:value-type="float" office:value="0.25803453010622" calcext:value-type="float">
            <text:p>0,25803453010622</text:p>
          </table:table-cell>
          <table:table-cell office:value-type="float" office:value="0.896418988704681" calcext:value-type="float">
            <text:p>0,896418988704681</text:p>
          </table:table-cell>
          <table:table-cell office:value-type="float" office:value="0.107095080674154" calcext:value-type="float">
            <text:p>0,107095080674154</text:p>
          </table:table-cell>
          <table:table-cell office:value-type="string" calcext:value-type="string">
            <text:p>(array([0.01457754, 0.10200898, 0.16908085, 0.23757708, 0.30900957,</text:p>
            <text:p>       0.35960001, 0.4203975 , 0.5010099 , 0.56702809, 0.63842306,</text:p>
            <text:p>       0.70293357, 0.76368685, 0.8303575 , 0.91677935, 0.99457082]), array([0. , 0. , 0. , 0. , 0. , 0. , 0. , 0.5, 1. , 1. , 1. , 1. , 1. ,</text:p>
            <text:p>       1. , 1. ]), array([ 110,   16,   11,    5,    7,    2,    4,   10,    8,    5,    7,</text:p>
            <text:p>         13,   15,   29, 1089,    0]))</text:p>
          </table:table-cell>
          <table:table-cell office:value-type="string" calcext:value-type="string">
            <text:p>(array([0.00747604, 0.25753232, 0.87213169, 0.97829962, 0.99015285,</text:p>
            <text:p>       0.99422967, 0.99621106, 0.99709819, 0.99781027, 0.99832729,</text:p>
            <text:p>       0.99866532, 0.99893615, 0.99912575, 0.99927032, 0.99940487]), array([0.        , 0.20224719, 1.        , 1.        , 1.        ,</text:p>
            <text:p>       1.        , 1.        , 1.        , 1.        , 1.        ,</text:p>
            <text:p>       1.        , 1.        , 1.        , 1.        , 1.        ]), array([89, 89, 89, 88, 89, 89, 88, 89, 89, 88, 89, 89, 88, 89, 89,  0]))</text:p>
          </table:table-cell>
          <table:table-cell office:value-type="string" calcext:value-type="string">
            <text:p>(array([0.00598936, 0.03108831, 0.04735136, 0.06613648, 0.08732099,</text:p>
            <text:p>       0.10337399, 0.1307436 , 0.15216717, 0.16667612, 0.18779807,</text:p>
            <text:p>       0.22778717, 0.25226194, 0.29547987, 0.31038967, 0.32792401,</text:p>
            <text:p>       0.35426396, 0.36493605, 0.40327774, 0.43156612, 0.44346839,</text:p>
            <text:p>       0.47648056, 0.48745203, 0.51469401, 0.53009742, 0.55150568,</text:p>
            <text:p>       0.5667396 , 0.59670107, 0.60069391, 0.63566071, 0.64466356,</text:p>
            <text:p>       0.66820711, 0.69610601, 0.71562487, 0.72784119, 0.74984094,</text:p>
            <text:p>       0.76820239, 0.79121938, 0.80811772, 0.83057496, 0.85221671,</text:p>
            <text:p>       0.8676215 , 0.89224847, 0.9107809 , 0.92924577, 0.95039717,</text:p>
            <text:p>       0.97153606, 0.99651947]), array([0., 0., 0., 0., 0., 0., 0., 0., 0., 0., 0., 0., 0., 0., 0., 0., 0.,</text:p>
            <text:p>       0., 0., 0., 0., 0., 1., 1., 1., 1., 1., 1., 1., 1., 1., 1., 1., 1.,</text:p>
            <text:p>       1., 1., 1., 1., 1., 1., 1., 1., 1., 1., 1., 1., 1.]), array([  82,   17,    7,    6,    6,    3,    5,    4,    3,    4,    0,</text:p>
            <text:p>          3,    2,    0,    3,    2,    2,    1,    1,    0,    2,    1,</text:p>
            <text:p>          1,    2,    3,    3,    3,    2,    3,    2,    1,    1,    2,</text:p>
            <text:p>          2,    3,    1,    3,    4,    6,    2,    4,    7,    4,    1,</text:p>
            <text:p>          4,    7,   20,   21,   39, 1026,    0]))</text:p>
          </table:table-cell>
          <table:table-cell office:value-type="float" office:value="0.213298812778849" calcext:value-type="float">
            <text:p>0,213298812778849</text:p>
          </table:table-cell>
          <table:table-cell office:value-type="float" office:value="0.0162065405424302" calcext:value-type="float">
            <text:p>0,0162065405424302</text:p>
          </table:table-cell>
          <table:table-cell office:value-type="float" office:value="0.246529285776166" calcext:value-type="float">
            <text:p>0,246529285776166</text:p>
          </table:table-cell>
          <table:table-cell office:value-type="float" office:value="0.432971905916929" calcext:value-type="float">
            <text:p>0,432971905916929</text:p>
          </table:table-cell>
          <table:table-cell office:value-type="float" office:value="0.127868313467904" calcext:value-type="float">
            <text:p>0,127868313467904</text:p>
          </table:table-cell>
          <table:table-cell office:value-type="float" office:value="0.487452030181885" calcext:value-type="float">
            <text:p>0,487452030181885</text:p>
          </table:table-cell>
        </table:table-row>
        <table:table-row table:style-name="ro2">
          <table:table-cell office:value-type="string" calcext:value-type="string">
            <text:p>(array([0.01073529, 0.09209966, 0.16444055, 0.22961435, 0.29366686,</text:p>
            <text:p>       0.3612083 , 0.43561509, 0.50627763, 0.55637349, 0.63642896,</text:p>
            <text:p>       0.70467339, 0.77027048, 0.83213179, 0.89827285, 0.97914943]), array([0.0508658 , 0.14666667, 0.21276596, 0.34782609, 0.10526316,</text:p>
            <text:p>       0.14285714, 0.21052632, 0.33333333, 0.25      , 0.27272727,</text:p>
            <text:p>       0.33333333, 0.375     , 0.52173913, 0.32142857, 0.42696629]), array([924,  75,  47,  23,  19,  14,  19,  12,  16,  11,  15,  16,  23,</text:p>
            <text:p>        28,  89,   0]))</text:p>
          </table:table-cell>
          <table:table-cell office:value-type="string" calcext:value-type="string">
            <text:p>(array([0.0010849 , 0.00169678, 0.00238487, 0.00329274, 0.00431693,</text:p>
            <text:p>       0.00550299, 0.00778529, 0.01105851, 0.01751325, 0.03377512,</text:p>
            <text:p>       0.07065482, 0.1650715 , 0.42500731, 0.80571986, 0.97914943]), array([0.02247191, 0.04494382, 0.01123596, 0.03409091, 0.05617978,</text:p>
            <text:p>       0.04494382, 0.05681818, 0.05617978, 0.08988764, 0.06818182,</text:p>
            <text:p>       0.12359551, 0.24719101, 0.18181818, 0.39325843, 0.42696629]), array([89, 89, 89, 88, 89, 89, 88, 89, 89, 88, 89, 89, 88, 89, 89,  0]))</text:p>
          </table:table-cell>
          <table:table-cell office:value-type="string" calcext:value-type="string">
            <text:p>(array([0.00569803, 0.0296516 , 0.04959095, 0.07022081, 0.08755184,</text:p>
            <text:p>       0.10805889, 0.12941287, 0.14801411, 0.1700127 , 0.18905367,</text:p>
            <text:p>       0.21371934, 0.22970354, 0.25503294, 0.27271023, 0.28632287,</text:p>
            <text:p>       0.31385649, 0.32987398, 0.34988037, 0.36415221, 0.39354161,</text:p>
            <text:p>       0.41427645, 0.43483067, 0.45114803, 0.46629893, 0.49166281,</text:p>
            <text:p>       0.50830379, 0.52651799, 0.54844753, 0.57005808, 0.58882076,</text:p>
            <text:p>       0.61079592, 0.63104641, 0.65345009, 0.66944863, 0.69127568,</text:p>
            <text:p>       0.70111376, 0.72397247, 0.75069098, 0.77156271, 0.78726552,</text:p>
            <text:p>       0.81379049, 0.83606104, 0.85047338, 0.86986264, 0.88895174,</text:p>
            <text:p>       0.91108477, 0.93532467, 0.94859802, 0.97162695, 0.99127087]), array([0.04487179, 0.06521739, 0.1       , 0.15384615, 0.13043478,</text:p>
            <text:p>       0.23076923, 0.16666667, 0.30769231, 0.125     , 0.16666667,</text:p>
            <text:p>       0.4       , 0.42857143, 0.2       , 0.        , 0.33333333,</text:p>
            <text:p>       0.        , 0.        , 0.        , 0.        , 0.5       ,</text:p>
            <text:p>       0.25      , 0.5       , 0.16666667, 0.25      , 0.33333333,</text:p>
            <text:p>       0.        , 0.66666667, 0.27272727, 0.25      , 0.        ,</text:p>
            <text:p>       0.        , 0.        , 0.66666667, 0.66666667, 0.        ,</text:p>
            <text:p>       0.        , 0.57142857, 0.25      , 0.5       , 0.25      ,</text:p>
            <text:p>       0.54545455, 0.33333333, 0.57142857, 0.5       , 0.4       ,</text:p>
            <text:p>       0.23076923, 0.4       , 0.33333333, 0.44444444, 0.43636364]), array([780,  92,  40,  39,  23,  13,  18,  13,  16,  12,  10,   7,   5,</text:p>
            <text:p>         7,   6,   5,   5,   5,   2,   4,   8,   2,   6,   4,   3,   5,</text:p>
            <text:p>         3,  11,   4,   1,   2,   5,   3,   3,   5,   1,   7,   4,   8,</text:p>
            <text:p>         4,  11,   3,   7,   6,  10,  13,   5,  12,  18,  55,   0]))</text:p>
          </table:table-cell>
          <table:table-cell office:value-type="float" office:value="0.262808559523497" calcext:value-type="float">
            <text:p>0,262808559523497</text:p>
          </table:table-cell>
          <table:table-cell office:value-type="float" office:value="0.115961073234226" calcext:value-type="float">
            <text:p>0,115961073234226</text:p>
          </table:table-cell>
          <table:table-cell office:value-type="float" office:value="0.290372811048317" calcext:value-type="float">
            <text:p>0,290372811048317</text:p>
          </table:table-cell>
          <table:table-cell office:value-type="float" office:value="0.576844277126448" calcext:value-type="float">
            <text:p>0,576844277126448</text:p>
          </table:table-cell>
          <table:table-cell office:value-type="float" office:value="0.552183133832524" calcext:value-type="float">
            <text:p>0,552183133832524</text:p>
          </table:table-cell>
          <table:table-cell office:value-type="float" office:value="0.701113760471344" calcext:value-type="float">
            <text:p>0,701113760471344</text:p>
          </table:table-cell>
          <table:table-cell office:value-type="float" office:value="0.130025576350579" calcext:value-type="float">
            <text:p>0,130025576350579</text:p>
          </table:table-cell>
          <table:table-cell office:value-type="string" calcext:value-type="string">
            <text:p>(array([0.01898166, 0.09627907, 0.16354605, 0.22714811, 0.29750782,</text:p>
            <text:p>       0.37641878, 0.43966103, 0.49918778, 0.56104557, 0.64719935,</text:p>
            <text:p>       0.70729656, 0.76818398, 0.83356719, 0.90592518, 0.98916404]), array([0.        , 0.        , 0.        , 0.        , 0.        ,</text:p>
            <text:p>       0.        , 0.        , 0.33333333, 1.        , 1.        ,</text:p>
            <text:p>       1.        , 1.        , 1.        , 1.        , 1.        ]), array([ 98,  30,  21,  18,  12,  10,  16,  12,  19,  15,  22,  21,  49,</text:p>
            <text:p>        73, 915,   0]))</text:p>
          </table:table-cell>
          <table:table-cell office:value-type="string" calcext:value-type="string">
            <text:p>(array([0.01500242, 0.15931672, 0.54696105, 0.81610604, 0.92134438,</text:p>
            <text:p>       0.96373383, 0.9814462 , 0.98837768, 0.99190018, 0.99434163,</text:p>
            <text:p>       0.99561507, 0.99669206, 0.99760392, 0.99828994, 0.99892044]), array([0.        , 0.        , 0.60674157, 1.        , 1.        ,</text:p>
            <text:p>       1.        , 1.        , 1.        , 1.        , 1.        ,</text:p>
            <text:p>       1.        , 1.        , 1.        , 1.        , 1.        ]), array([89, 89, 89, 88, 89, 89, 88, 89, 89, 88, 89, 89, 88, 89, 89,  0]))</text:p>
          </table:table-cell>
          <table:table-cell office:value-type="string" calcext:value-type="string">
            <text:p>(array([0.00818308, 0.02966513, 0.04991024, 0.06979407, 0.08795278,</text:p>
            <text:p>       0.10982273, 0.13083024, 0.15028287, 0.16459664, 0.18772971,</text:p>
            <text:p>       0.21224229, 0.22946405, 0.2491804 , 0.27794021, 0.28841777,</text:p>
            <text:p>       0.30872432, 0.32739836, 0.3523761 , 0.36895359, 0.39176095,</text:p>
            <text:p>       0.41350368, 0.43289559, 0.45138702, 0.4780324 , 0.49260913,</text:p>
            <text:p>       0.51109263, 0.53408461, 0.54856472, 0.57107666, 0.58585336,</text:p>
            <text:p>       0.6072346 , 0.63584779, 0.6519035 , 0.66948205, 0.68614351,</text:p>
            <text:p>       0.71210746, 0.72660512, 0.74486417, 0.77135316, 0.7853664 ,</text:p>
            <text:p>       0.81232246, 0.82975777, 0.8523931 , 0.87081809, 0.89093974,</text:p>
            <text:p>       0.91190417, 0.93046166, 0.94996152, 0.97059554, 0.99429846]), array([0., 0., 0., 0., 0., 0., 0., 0., 0., 0., 0., 0., 0., 0., 0., 0., 0.,</text:p>
            <text:p>       0., 0., 0., 0., 0., 0., 0., 0., 1., 1., 1., 1., 1., 1., 1., 1., 1.,</text:p>
            <text:p>       1., 1., 1., 1., 1., 1., 1., 1., 1., 1., 1., 1., 1., 1., 1., 1.]), array([ 66,  16,  12,   9,  13,   9,   6,   7,   4,   7,   7,   7,   4,</text:p>
            <text:p>         3,   3,   5,   1,   1,   5,   4,   3,   4,   9,   2,   6,   2,</text:p>
            <text:p>         5,   8,   2,   6,   2,   2,   7,   7,   5,   4,  11,   5,   8,</text:p>
            <text:p>         7,  16,  15,  13,  18,  14,  23,  35,  40,  94, 769,   0]))</text:p>
          </table:table-cell>
          <table:table-cell office:value-type="float" office:value="0.224867674593294" calcext:value-type="float">
            <text:p>0,224867674593294</text:p>
          </table:table-cell>
          <table:table-cell office:value-type="float" office:value="0.0393152194954105" calcext:value-type="float">
            <text:p>0,0393152194954105</text:p>
          </table:table-cell>
          <table:table-cell office:value-type="float" office:value="0.250172421887072" calcext:value-type="float">
            <text:p>0,250172421887072</text:p>
          </table:table-cell>
          <table:table-cell office:value-type="float" office:value="0.439661033451557" calcext:value-type="float">
            <text:p>0,439661033451557</text:p>
          </table:table-cell>
          <table:table-cell office:value-type="float" office:value="0.183893963609907" calcext:value-type="float">
            <text:p>0,183893963609907</text:p>
          </table:table-cell>
          <table:table-cell office:value-type="float" office:value="0.49260912835598" calcext:value-type="float">
            <text:p>0,49260912835598</text:p>
          </table:table-cell>
        </table:table-row>
        <table:table-row table:style-name="ro3">
          <table:table-cell office:value-type="string" calcext:value-type="string">
            <text:p>(array([0.00550213, 0.0933177 , 0.16466709, 0.24162832, 0.29653543,</text:p>
            <text:p>       0.3679456 , 0.43542011, 0.50037179, 0.57054363, 0.64507163,</text:p>
            <text:p>       0.7076341 , 0.76500241, 0.8357813 , 0.90099198, 0.97780284]), array([0.08305085, 0.26086957, 0.30769231, 0.42857143, 0.5       ,</text:p>
            <text:p>       0.22222222, 0.2       , 0.5       , 0.2       , 0.        ,</text:p>
            <text:p>       0.25      , 0.375     , 0.28571429, 0.44444444, 0.36363636]), array([1180,   23,   13,    7,    8,    9,    5,    8,    5,    1,    8,</text:p>
            <text:p>          8,   14,    9,   33,    0]))</text:p>
          </table:table-cell>
          <table:table-cell office:value-type="string" calcext:value-type="string">
            <text:p>(array([3.26929737e-04, 4.11513758e-04, 5.07389260e-04, 6.21289852e-04,</text:p>
            <text:p>       7.69554073e-04, 1.01195091e-03, 1.35614777e-03, 1.87393154e-03,</text:p>
            <text:p>       2.68918917e-03, 4.06547424e-03, 6.70413000e-03, 1.14606047e-02,</text:p>
            <text:p>       2.63208035e-02, 1.55597713e-01, 8.16882948e-01]), array([0.        , 0.        , 0.04494382, 0.01136364, 0.06741573,</text:p>
            <text:p>       0.04494382, 0.06818182, 0.03370787, 0.15730337, 0.09090909,</text:p>
            <text:p>       0.11235955, 0.20224719, 0.22727273, 0.26966292, 0.33707865]), array([89, 89, 89, 88, 89, 89, 88, 89, 89, 88, 89, 89, 88, 89, 89,  0]))</text:p>
          </table:table-cell>
          <table:table-cell office:value-type="string" calcext:value-type="string">
            <text:p>(array([0.00290276, 0.02815806, 0.04810158, 0.06914938, 0.08905331,</text:p>
            <text:p>       0.10945335, 0.1310405 , 0.14862296, 0.1666221 , 0.19271354,</text:p>
            <text:p>       0.20378083, 0.23414833, 0.25582874, 0.26598992, 0.29121809,</text:p>
            <text:p>       0.31726581, 0.33182201, 0.34769637, 0.36878788, 0.39157262,</text:p>
            <text:p>       0.4021686 , 0.43180867, 0.4556573 , 0.47763517, 0.49145612,</text:p>
            <text:p>       0.50331533, 0.53362295, 0.57157779, 0.58574113, 0.64507163,</text:p>
            <text:p>       0.69047219, 0.7165395 , 0.72754818, 0.75274621, 0.76045722,</text:p>
            <text:p>       0.79791549, 0.81367108, 0.82864788, 0.84951543, 0.86734144,</text:p>
            <text:p>       0.88837767, 0.90991928, 0.9336769 , 0.94995544, 0.97056277,</text:p>
            <text:p>       0.9903417 ]), array([0.07017544, 0.25      , 0.15384615, 0.1       , 0.14285714,</text:p>
            <text:p>       0.57142857, 0.25      , 0.25      , 0.66666667, 0.25      ,</text:p>
            <text:p>       0.        , 0.33333333, 1.        , 0.33333333, 0.4       ,</text:p>
            <text:p>       1.        , 0.5       , 0.33333333, 1.        , 0.        ,</text:p>
            <text:p>       0.        , 0.5       , 0.        , 0.        , 1.        ,</text:p>
            <text:p>       0.5       , 0.        , 0.        , 0.5       , 0.        ,</text:p>
            <text:p>       0.5       , 0.        , 0.        , 0.4       , 0.        ,</text:p>
            <text:p>       0.5       , 0.6       , 0.        , 0.        , 0.33333333,</text:p>
            <text:p>       0.33333333, 0.5       , 1.        , 0.33333333, 0.16666667,</text:p>
            <text:p>       0.4       ]), array([1083,   68,   26,   10,    7,    7,    4,    4,    3,    4,    1,</text:p>
            <text:p>          3,    1,    3,    5,    1,    2,    3,    1,    4,    1,    2,</text:p>
            <text:p>          2,    1,    2,    4,    2,    0,    2,    2,    0,    0,    1,</text:p>
            <text:p>          0,    4,    1,    3,    5,    1,    2,    5,    2,    5,    3,</text:p>
            <text:p>          3,    4,    2,    6,    6,   20,    0]))</text:p>
          </table:table-cell>
          <table:table-cell office:value-type="float" office:value="0.30960543642132" calcext:value-type="float">
            <text:p>0,30960543642132</text:p>
          </table:table-cell>
          <table:table-cell office:value-type="float" office:value="0.10652507362316" calcext:value-type="float">
            <text:p>0,10652507362316</text:p>
          </table:table-cell>
          <table:table-cell office:value-type="float" office:value="0.371645039923608" calcext:value-type="float">
            <text:p>0,371645039923608</text:p>
          </table:table-cell>
          <table:table-cell office:value-type="float" office:value="0.645071625709534" calcext:value-type="float">
            <text:p>0,645071625709534</text:p>
          </table:table-cell>
          <table:table-cell office:value-type="float" office:value="0.479804296506925" calcext:value-type="float">
            <text:p>0,479804296506925</text:p>
          </table:table-cell>
          <table:table-cell office:value-type="float" office:value="0.849515426158905" calcext:value-type="float">
            <text:p>0,849515426158905</text:p>
          </table:table-cell>
          <table:table-cell office:value-type="float" office:value="0.114463955068919" calcext:value-type="float">
            <text:p>0,114463955068919</text:p>
          </table:table-cell>
          <table:table-cell office:value-type="string" calcext:value-type="string">
            <text:p>(array([0.01340365, 0.10962062, 0.16204277, 0.24080039, 0.29576623,</text:p>
            <text:p>       0.35541655, 0.43331786, 0.49616213, 0.56844139, 0.62854441,</text:p>
            <text:p>       0.70774195, 0.76500345, 0.8329896 , 0.91278321, 0.99485376]), array([0.   , 0.   , 0.   , 0.   , 0.   , 0.   , 0.   , 0.375, 1.   ,</text:p>
            <text:p>       1.   , 1.   , 1.   , 1.   , 1.   , 1.   ]), array([ 119,   11,   14,    8,   10,    3,    5,    8,    5,    7,    6,</text:p>
            <text:p>          7,   13,   21, 1094,    0]))</text:p>
          </table:table-cell>
          <table:table-cell office:value-type="string" calcext:value-type="string">
            <text:p>(array([0.0060258 , 0.18673443, 0.84703105, 0.97750143, 0.9907382 ,</text:p>
            <text:p>       0.99484656, 0.99688014, 0.99796563, 0.99856504, 0.99894814,</text:p>
            <text:p>       0.99921188, 0.99937429, 0.99949137, 0.99958941, 0.9996731 ]), array([0.        , 0.03370787, 1.        , 1.        , 1.        ,</text:p>
            <text:p>       1.        , 1.        , 1.        , 1.        , 1.        ,</text:p>
            <text:p>       1.        , 1.        , 1.        , 1.        , 1.        ]), array([89, 89, 89, 88, 89, 89, 88, 89, 89, 88, 89, 89, 88, 89, 89,  0]))</text:p>
          </table:table-cell>
          <table:table-cell office:value-type="string" calcext:value-type="string">
            <text:p>(array([0.00586457, 0.02816722, 0.04969236, 0.06173432, 0.09295991,</text:p>
            <text:p>       0.11216118, 0.1294608 , 0.15007381, 0.16899763, 0.18592099,</text:p>
            <text:p>       0.20137781, 0.23245914, 0.24914587, 0.27021976, 0.28639688,</text:p>
            <text:p>       0.31693838, 0.33030111, 0.34873088, 0.36878788, 0.41625971,</text:p>
            <text:p>       0.42946997, 0.46637705, 0.49321859, 0.50161171, 0.52236483,</text:p>
            <text:p>       0.5443427 , 0.56794816, 0.59278668, 0.60842738, 0.64972213,</text:p>
            <text:p>       0.66665709, 0.69771904, 0.70654656, 0.73277691, 0.75224289,</text:p>
            <text:p>       0.76146525, 0.79671398, 0.8092107 , 0.83341998, 0.85117605,</text:p>
            <text:p>       0.86656117, 0.89298167, 0.91189796, 0.93069039, 0.95194293,</text:p>
            <text:p>       0.97169822, 0.99722092]), array([0., 0., 0., 0., 0., 0., 0., 0., 0., 0., 0., 0., 0., 0., 0., 0., 0.,</text:p>
            <text:p>       0., 0., 0., 0., 0., 0., 1., 1., 1., 1., 1., 1., 1., 1., 1., 1., 1.,</text:p>
            <text:p>       1., 1., 1., 1., 1., 1., 1., 1., 1., 1., 1., 1., 1.]), array([  88,   22,    8,    1,    3,    6,    3,    6,    4,    3,    1,</text:p>
            <text:p>          2,    4,    4,    3,    3,    1,    2,    1,    0,    1,    3,</text:p>
            <text:p>          0,    2,    4,    2,    1,    2,    1,    2,    4,    0,    2,</text:p>
            <text:p>          1,    2,    3,    2,    2,    2,    2,    6,    1,    3,    4,</text:p>
            <text:p>          4,    8,   11,   24,   52, 1015,    0]))</text:p>
          </table:table-cell>
          <table:table-cell office:value-type="float" office:value="0.221411494991454" calcext:value-type="float">
            <text:p>0,221411494991454</text:p>
          </table:table-cell>
          <table:table-cell office:value-type="float" office:value="0.0239490759171351" calcext:value-type="float">
            <text:p>0,0239490759171351</text:p>
          </table:table-cell>
          <table:table-cell office:value-type="float" office:value="0.239927457552827" calcext:value-type="float">
            <text:p>0,239927457552827</text:p>
          </table:table-cell>
          <table:table-cell office:value-type="float" office:value="0.433317857980728" calcext:value-type="float">
            <text:p>0,433317857980728</text:p>
          </table:table-cell>
          <table:table-cell office:value-type="float" office:value="0.153026567165102" calcext:value-type="float">
            <text:p>0,153026567165102</text:p>
          </table:table-cell>
          <table:table-cell office:value-type="float" office:value="0.498388290405273" calcext:value-type="float">
            <text:p>0,498388290405273</text:p>
          </table:table-cell>
        </table:table-row>
        <table:table-row table:style-name="ro3">
          <table:table-cell office:value-type="string" calcext:value-type="string">
            <text:p>(array([0.00734059, 0.08981109, 0.16334061, 0.23159984, 0.30354676,</text:p>
            <text:p>       0.36515804, 0.44183531, 0.4892889 , 0.58169885, 0.63795348,</text:p>
            <text:p>       0.70129703, 0.765587  , 0.83942823, 0.90686719, 0.97263907]), array([0.09011374, 0.3125    , 0.36363636, 0.31578947, 0.33333333,</text:p>
            <text:p>       0.125     , 0.16666667, 0.5       , 0.        , 0.14285714,</text:p>
            <text:p>       0.25      , 0.2       , 0.8       , 0.2       , 0.42105263]), array([1143,   48,   22,   19,    6,    8,    6,    6,    4,    7,    4,</text:p>
            <text:p>         10,    5,    5,   38,    0]))</text:p>
          </table:table-cell>
          <table:table-cell office:value-type="string" calcext:value-type="string">
            <text:p>(array([4.39746754e-04, 5.73672657e-04, 7.32674493e-04, 9.65843944e-04,</text:p>
            <text:p>       1.29850110e-03, 1.70209795e-03, 2.31466807e-03, 3.07136080e-03,</text:p>
            <text:p>       4.48795937e-03, 6.44194147e-03, 1.01576016e-02, 2.09072791e-02,</text:p>
            <text:p>       4.96631658e-02, 1.66750334e-01, 7.86999749e-01]), array([0.03370787, 0.04494382, 0.02247191, 0.07954545, 0.02247191,</text:p>
            <text:p>       0.05617978, 0.09090909, 0.07865169, 0.04494382, 0.125     ,</text:p>
            <text:p>       0.15730337, 0.16853933, 0.29545455, 0.30337079, 0.3258427 ]), array([89, 89, 89, 88, 89, 89, 88, 89, 89, 88, 89, 89, 88, 89, 89,  0]))</text:p>
          </table:table-cell>
          <table:table-cell office:value-type="string" calcext:value-type="string">
            <text:p>(array([0.00352664, 0.02921882, 0.04873857, 0.06871573, 0.09035603,</text:p>
            <text:p>       0.10975772, 0.12842869, 0.14810548, 0.17031935, 0.18992737,</text:p>
            <text:p>       0.2043189 , 0.23127015, 0.2546267 , 0.26269716, 0.29124895,</text:p>
            <text:p>       0.30917037, 0.329193  , 0.35258036, 0.37483173, 0.3864477 ,</text:p>
            <text:p>       0.40718397, 0.43834604, 0.44104606, 0.47023982, 0.48559815,</text:p>
            <text:p>       0.50431949, 0.52070642, 0.57283577, 0.59056193, 0.6165663 ,</text:p>
            <text:p>       0.63123316, 0.65180286, 0.67782998, 0.70911938, 0.73859203,</text:p>
            <text:p>       0.74479125, 0.77865797, 0.79359899, 0.80026925, 0.83973998,</text:p>
            <text:p>       0.85237732, 0.87667614, 0.91093338, 0.93350697, 0.95240604,</text:p>
            <text:p>       0.96872762, 0.99166682]), array([0.07443683, 0.14084507, 0.27777778, 0.42424242, 0.35294118,</text:p>
            <text:p>       0.1       , 0.4       , 0.2       , 0.66666667, 0.42857143,</text:p>
            <text:p>       0.57142857, 0.25      , 0.14285714, 0.        , 0.33333333,</text:p>
            <text:p>       0.5       , 0.        , 0.25      , 0.        , 0.        ,</text:p>
            <text:p>       0.        , 0.5       , 0.        , 0.2       , 1.        ,</text:p>
            <text:p>       1.        , 0.        , 0.        , 0.        , 0.        ,</text:p>
            <text:p>       0.        , 0.33333333, 0.        , 0.33333333, 0.        ,</text:p>
            <text:p>       0.        , 0.        , 0.66666667, 1.        , 1.        ,</text:p>
            <text:p>       0.66666667, 0.        , 0.33333333, 0.66666667, 0.27272727,</text:p>
            <text:p>       0.5       , 0.41176471]), array([1021,   71,   36,   33,   17,   10,    5,   10,    3,    7,    7,</text:p>
            <text:p>          4,    7,    1,    3,    2,    1,    4,    3,    1,    1,    2,</text:p>
            <text:p>          1,    5,    1,    1,    1,    0,    2,    2,    1,    3,    3,</text:p>
            <text:p>          1,    0,    3,    1,    4,    2,    3,    1,    1,    3,    1,</text:p>
            <text:p>          0,    3,    3,   11,    8,   17,    0]))</text:p>
          </table:table-cell>
          <table:table-cell office:value-type="float" office:value="0.302488857745599" calcext:value-type="float">
            <text:p>0,302488857745599</text:p>
          </table:table-cell>
          <table:table-cell office:value-type="float" office:value="0.114342904395631" calcext:value-type="float">
            <text:p>0,114342904395631</text:p>
          </table:table-cell>
          <table:table-cell office:value-type="float" office:value="0.365158951340304" calcext:value-type="float">
            <text:p>0,365158951340304</text:p>
          </table:table-cell>
          <table:table-cell office:value-type="float" office:value="0.70686719417572" calcext:value-type="float">
            <text:p>0,70686719417572</text:p>
          </table:table-cell>
          <table:table-cell office:value-type="float" office:value="0.461157052034742" calcext:value-type="float">
            <text:p>0,461157052034742</text:p>
          </table:table-cell>
          <table:table-cell office:value-type="float" office:value="0.876676142215729" calcext:value-type="float">
            <text:p>0,876676142215729</text:p>
          </table:table-cell>
          <table:table-cell office:value-type="float" office:value="0.123027600013032" calcext:value-type="float">
            <text:p>0,123027600013032</text:p>
          </table:table-cell>
          <table:table-cell office:value-type="string" calcext:value-type="string">
            <text:p>(array([0.01811222, 0.08675509, 0.16385218, 0.23207036, 0.29941834,</text:p>
            <text:p>       0.36296939, 0.42203532, 0.49956794, 0.55719203, 0.63564947,</text:p>
            <text:p>       0.69619985, 0.76696387, 0.83768429, 0.90799265, 0.99321403]), array([0. , 0. , 0. , 0. , 0. , 0. , 0. , 0.5, 1. , 1. , 1. , 1. , 1. ,</text:p>
            <text:p>       1. , 1. ]), array([ 125,   19,    9,   14,    5,    7,    5,    6,    5,    8,    5,</text:p>
            <text:p>         15,   18,   34, 1056,    0]))</text:p>
          </table:table-cell>
          <table:table-cell office:value-type="string" calcext:value-type="string">
            <text:p>(array([0.00667748, 0.13141772, 0.7513541 , 0.95503756, 0.98304015,</text:p>
            <text:p>       0.99167871, 0.99472032, 0.99647333, 0.99747747, 0.99816949,</text:p>
            <text:p>       0.99863313, 0.99899841, 0.99925026, 0.99941838, 0.99955643]), array([0.       , 0.       , 0.8988764, 1.       , 1.       , 1.       ,</text:p>
            <text:p>       1.       , 1.       , 1.       , 1.       , 1.       , 1.       ,</text:p>
            <text:p>       1.       , 1.       , 1.       ]), array([89, 89, 89, 88, 89, 89, 88, 89, 89, 88, 89, 89, 88, 89, 89,  0]))</text:p>
          </table:table-cell>
          <table:table-cell office:value-type="string" calcext:value-type="string">
            <text:p>(array([0.00615218, 0.02901742, 0.04919367, 0.0679599 , 0.08865442,</text:p>
            <text:p>       0.11812399, 0.12647366, 0.14805647, 0.16573998, 0.18813278,</text:p>
            <text:p>       0.20603175, 0.2264523 , 0.2556123 , 0.26140797, 0.29065068,</text:p>
            <text:p>       0.30296966, 0.32217002, 0.35035051, 0.36876684, 0.3834337 ,</text:p>
            <text:p>       0.40943807, 0.43043349, 0.47797322, 0.48559815, 0.50431949,</text:p>
            <text:p>       0.53136344, 0.55895394, 0.56027994, 0.59281603, 0.6135523 ,</text:p>
            <text:p>       0.62516827, 0.64903466, 0.670807  , 0.68462893, 0.70852111,</text:p>
            <text:p>       0.73730284, 0.7458066 , 0.77053075, 0.79614468, 0.80703519,</text:p>
            <text:p>       0.83013093, 0.85202466, 0.87131789, 0.89117187, 0.90883192,</text:p>
            <text:p>       0.93106191, 0.95197807, 0.97048506, 0.99662471]), array([0., 0., 0., 0., 0., 0., 0., 0., 0., 0., 0., 0., 0., 0., 0., 0., 0.,</text:p>
            <text:p>       0., 0., 0., 0., 0., 0., 0., 1., 1., 1., 1., 1., 1., 1., 1., 1., 1.,</text:p>
            <text:p>       1., 1., 1., 1., 1., 1., 1., 1., 1., 1., 1., 1., 1., 1., 1.]), array([ 86,  14,  18,  15,   8,   1,   3,   3,   2,   3,   5,   3,   5,</text:p>
            <text:p>         1,   3,   1,   1,   3,   3,   1,   2,   3,   0,   2,   1,   1,</text:p>
            <text:p>         4,   1,   1,   1,   1,   3,   4,   1,   1,   3,   1,   6,   3,</text:p>
            <text:p>         5,   5,   2,  10,   3,   9,  12,  21,  29,  65, 952,   0]))</text:p>
          </table:table-cell>
          <table:table-cell office:value-type="float" office:value="0.21271658536329" calcext:value-type="float">
            <text:p>0,21271658536329</text:p>
          </table:table-cell>
          <table:table-cell office:value-type="float" office:value="0.0248775903501452" calcext:value-type="float">
            <text:p>0,0248775903501452</text:p>
          </table:table-cell>
          <table:table-cell office:value-type="float" office:value="0.244875529338394" calcext:value-type="float">
            <text:p>0,244875529338394</text:p>
          </table:table-cell>
          <table:table-cell office:value-type="float" office:value="0.442807972431183" calcext:value-type="float">
            <text:p>0,442807972431183</text:p>
          </table:table-cell>
          <table:table-cell office:value-type="float" office:value="0.147522303328085" calcext:value-type="float">
            <text:p>0,147522303328085</text:p>
          </table:table-cell>
          <table:table-cell office:value-type="float" office:value="0.495680510997772" calcext:value-type="float">
            <text:p>0,495680510997772</text:p>
          </table:table-cell>
        </table:table-row>
        <table:table-row table:style-name="ro3">
          <table:table-cell office:value-type="string" calcext:value-type="string">
            <text:p>(array([0.00638941, 0.09335321, 0.15764975, 0.2286816 , 0.30352056,</text:p>
            <text:p>       0.36253013, 0.43842868, 0.51692058, 0.56274801, 0.63465542,</text:p>
            <text:p>       0.70357834, 0.77547893, 0.81242646, 0.91068712, 0.98131413]), array([0.09827586, 0.25531915, 0.15384615, 0.81818182, 0.44444444,</text:p>
            <text:p>       0.375     , 0.        , 0.33333333, 0.14285714, 0.        ,</text:p>
            <text:p>       0.5       , 0.375     , 0.16666667, 0.375     , 0.47058824]), array([1160,   47,   13,   11,    9,    8,    3,    6,    7,    5,    6,</text:p>
            <text:p>          8,    6,    8,   34,    0]))</text:p>
          </table:table-cell>
          <table:table-cell office:value-type="string" calcext:value-type="string">
            <text:p>(array([2.92584287e-04, 4.26905443e-04, 5.69175756e-04, 7.69739030e-04,</text:p>
            <text:p>       1.07403851e-03, 1.50453783e-03, 2.10642137e-03, 2.97388138e-03,</text:p>
            <text:p>       4.31145116e-03, 6.39314402e-03, 9.22020240e-03, 1.48922754e-02,</text:p>
            <text:p>       3.43245783e-02, 1.43695839e-01, 7.83278211e-01]), array([0.        , 0.01123596, 0.05617978, 0.04545455, 0.04494382,</text:p>
            <text:p>       0.06741573, 0.03409091, 0.12359551, 0.11235955, 0.14772727,</text:p>
            <text:p>       0.13483146, 0.23595506, 0.27272727, 0.30337079, 0.35955056]), array([89, 89, 89, 88, 89, 89, 88, 89, 89, 88, 89, 89, 88, 89, 89,  0]))</text:p>
          </table:table-cell>
          <table:table-cell office:value-type="string" calcext:value-type="string">
            <text:p>(array([0.00363444, 0.02814077, 0.04726874, 0.0696117 , 0.08966787,</text:p>
            <text:p>       0.11133604, 0.12931537, 0.15110463, 0.16601285, 0.18845791,</text:p>
            <text:p>       0.21002984, 0.22713257, 0.24991508, 0.27741793, 0.29130371,</text:p>
            <text:p>       0.30710726, 0.32776781, 0.34850158, 0.37301037, 0.38746232,</text:p>
            <text:p>       0.40193999, 0.4490748 , 0.46427125, 0.4980683 , 0.50845504,</text:p>
            <text:p>       0.53084496, 0.55249512, 0.57364595, 0.59762412, 0.60395634,</text:p>
            <text:p>       0.63350928, 0.64527049, 0.6714254 , 0.68518406, 0.71923244,</text:p>
            <text:p>       0.73022205, 0.75385344, 0.76670887, 0.78746285, 0.80899174,</text:p>
            <text:p>       0.82960004, 0.87812185, 0.91627002, 0.9281662 , 0.94011945,</text:p>
            <text:p>       0.96975562, 0.99016615]), array([0.08396226, 0.22727273, 0.35714286, 0.28571429, 0.2       ,</text:p>
            <text:p>       0.16666667, 0.125     , 0.16666667, 0.        , 0.33333333,</text:p>
            <text:p>       1.        , 0.8       , 0.66666667, 0.        , 0.5       ,</text:p>
            <text:p>       0.5       , 0.25      , 1.        , 0.        , 0.33333333,</text:p>
            <text:p>       0.        , 0.        , 0.        , 0.        , 0.        ,</text:p>
            <text:p>       0.5       , 0.        , 0.        , 1.        , 0.        ,</text:p>
            <text:p>       0.        , 0.        , 0.        , 0.5       , 1.        ,</text:p>
            <text:p>       0.5       , 1.        , 0.33333333, 0.25      , 0.2       ,</text:p>
            <text:p>       0.        , 0.5       , 1.        , 0.33333333, 0.        ,</text:p>
            <text:p>       0.57142857, 0.41666667]), array([1060,   66,   28,   21,   15,   12,    8,    6,    1,    3,    3,</text:p>
            <text:p>          5,    3,    1,    2,    4,    4,    2,    1,    3,    1,    0,</text:p>
            <text:p>          1,    1,    1,    2,    4,    3,    2,    1,    1,    1,    3,</text:p>
            <text:p>          1,    2,    1,    2,    1,    3,    4,    5,    1,    0,    2,</text:p>
            <text:p>          0,    2,    6,    1,    7,   24,    0]))</text:p>
          </table:table-cell>
          <table:table-cell office:value-type="float" office:value="0.331556150104544" calcext:value-type="float">
            <text:p>0,331556150104544</text:p>
          </table:table-cell>
          <table:table-cell office:value-type="float" office:value="0.119443045652206" calcext:value-type="float">
            <text:p>0,119443045652206</text:p>
          </table:table-cell>
          <table:table-cell office:value-type="float" office:value="0.376012351240902" calcext:value-type="float">
            <text:p>0,376012351240902</text:p>
          </table:table-cell>
          <table:table-cell office:value-type="float" office:value="0.645759791135788" calcext:value-type="float">
            <text:p>0,645759791135788</text:p>
          </table:table-cell>
          <table:table-cell office:value-type="float" office:value="0.423727649316359" calcext:value-type="float">
            <text:p>0,423727649316359</text:p>
          </table:table-cell>
          <table:table-cell office:value-type="float" office:value="0.940119445323944" calcext:value-type="float">
            <text:p>0,940119445323944</text:p>
          </table:table-cell>
          <table:table-cell office:value-type="float" office:value="0.126906434853384" calcext:value-type="float">
            <text:p>0,126906434853384</text:p>
          </table:table-cell>
          <table:table-cell office:value-type="string" calcext:value-type="string">
            <text:p>(array([0.0135932 , 0.08624527, 0.1821797 , 0.22516763, 0.30559297,</text:p>
            <text:p>       0.36354495, 0.44306467, 0.5031253 , 0.57058452, 0.63627912,</text:p>
            <text:p>       0.70361697, 0.76813613, 0.8416975 , 0.90431752, 0.99411231]), array([0. , 0. , 0. , 0. , 0. , 0. , 0. , 0.5, 1. , 1. , 1. , 1. , 1. ,</text:p>
            <text:p>       1. , 1. ]), array([ 132,   17,    7,   14,    7,    8,    6,    6,    4,    5,    8,</text:p>
            <text:p>          5,   12,   38, 1062,    0]))</text:p>
          </table:table-cell>
          <table:table-cell office:value-type="string" calcext:value-type="string">
            <text:p>(array([0.00573106, 0.10859389, 0.73899276, 0.96428596, 0.98705067,</text:p>
            <text:p>       0.99207313, 0.99481159, 0.99662035, 0.99772904, 0.99838806,</text:p>
            <text:p>       0.9988728 , 0.99920912, 0.99942543, 0.99957272, 0.99970742]), array([0.        , 0.        , 0.82022472, 1.        , 1.        ,</text:p>
            <text:p>       1.        , 1.        , 1.        , 1.        , 1.        ,</text:p>
            <text:p>       1.        , 1.        , 1.        , 1.        , 1.        ]), array([89, 89, 89, 88, 89, 89, 88, 89, 89, 88, 89, 89, 88, 89, 89,  0]))</text:p>
          </table:table-cell>
          <table:table-cell office:value-type="string" calcext:value-type="string">
            <text:p>(array([0.007272  , 0.02861135, 0.04820739, 0.07388969, 0.09096734,</text:p>
            <text:p>       0.1055019 , 0.12168346, 0.14274143, 0.17039996, 0.1924233 ,</text:p>
            <text:p>       0.21148245, 0.22994124, 0.25190236, 0.26853096, 0.28796375,</text:p>
            <text:p>       0.31123468, 0.324476  , 0.35223834, 0.36649072, 0.3903386 ,</text:p>
            <text:p>       0.42635405, 0.44750488, 0.4683789 , 0.49154496, 0.5019317 ,</text:p>
            <text:p>       0.53195546, 0.5509252 , 0.59784207, 0.61112329, 0.62698963,</text:p>
            <text:p>       0.66976872, 0.69188104, 0.71229438, 0.72577856, 0.75395646,</text:p>
            <text:p>       0.77205561, 0.78865653, 0.8139005 , 0.83398715, 0.84722273,</text:p>
            <text:p>       0.87063596, 0.88749713, 0.91145886, 0.9321205 , 0.95260423,</text:p>
            <text:p>       0.97174551, 0.99659582]), array([0., 0., 0., 0., 0., 0., 0., 0., 0., 0., 0., 0., 0., 0., 0., 0., 0.,</text:p>
            <text:p>       0., 0., 0., 0., 0., 0., 0., 1., 1., 1., 1., 1., 1., 1., 1., 1., 1.,</text:p>
            <text:p>       1., 1., 1., 1., 1., 1., 1., 1., 1., 1., 1., 1., 1.]), array([103,  18,  11,  10,   3,   2,   2,   1,   1,   5,   6,   6,   2,</text:p>
            <text:p>         1,   1,   3,   2,   5,   1,   2,   0,   2,   3,   2,   2,   1,</text:p>
            <text:p>         3,   1,   0,   2,   2,   1,   0,   3,   3,   2,   2,   2,   2,</text:p>
            <text:p>         1,   3,   1,   5,   8,  10,  14,  17,  18,  55, 981,   0]))</text:p>
          </table:table-cell>
          <table:table-cell office:value-type="float" office:value="0.213584640347254" calcext:value-type="float">
            <text:p>0,213584640347254</text:p>
          </table:table-cell>
          <table:table-cell office:value-type="float" office:value="0.0178540419305479" calcext:value-type="float">
            <text:p>0,0178540419305479</text:p>
          </table:table-cell>
          <table:table-cell office:value-type="float" office:value="0.239513887362295" calcext:value-type="float">
            <text:p>0,239513887362295</text:p>
          </table:table-cell>
          <table:table-cell office:value-type="float" office:value="0.443064669768016" calcext:value-type="float">
            <text:p>0,443064669768016</text:p>
          </table:table-cell>
          <table:table-cell office:value-type="float" office:value="0.108593890317873" calcext:value-type="float">
            <text:p>0,108593890317873</text:p>
          </table:table-cell>
          <table:table-cell office:value-type="float" office:value="0.498068302869797" calcext:value-type="float">
            <text:p>0,498068302869797</text:p>
          </table:table-cell>
        </table:table-row>
        <table:table-row table:style-name="ro4">
          <table:table-cell office:value-type="string" calcext:value-type="string">
            <text:p>(array([0.00465213, 0.09408872, 0.14944543, 0.22671801, 0.30729657,</text:p>
            <text:p>       0.37114723, 0.44134331, 0.50408088, 0.55379845, 0.64859779,</text:p>
            <text:p>       0.70310356, 0.76188914, 0.84813504, 0.90070341, 0.98055985]), array([0.09563758, 0.27777778, 0.35714286, 0.2       , 0.        ,</text:p>
            <text:p>       0.25      , 0.        , 0.        , 0.25      , 0.16666667,</text:p>
            <text:p>       0.66666667, 0.        , 0.25      , 0.66666667, 0.32432432]), array([1192,   36,   14,   10,    3,    4,    1,    2,    4,    6,    3,</text:p>
            <text:p>          3,    4,   12,   37,    0]))</text:p>
          </table:table-cell>
          <table:table-cell office:value-type="string" calcext:value-type="string">
            <text:p>(array([2.50599750e-04, 3.03732928e-04, 3.68971680e-04, 4.48095022e-04,</text:p>
            <text:p>       5.59317471e-04, 7.36626002e-04, 1.05795243e-03, 1.50469477e-03,</text:p>
            <text:p>       2.05085622e-03, 2.90120185e-03, 4.61004570e-03, 8.82501345e-03,</text:p>
            <text:p>       1.89439726e-02, 8.15751238e-02, 7.54006945e-01]), array([0.        , 0.03370787, 0.02247191, 0.04545455, 0.03370787,</text:p>
            <text:p>       0.03370787, 0.07954545, 0.06741573, 0.11235955, 0.11363636,</text:p>
            <text:p>       0.16853933, 0.21348315, 0.18181818, 0.34831461, 0.31460674]), array([89, 89, 89, 88, 89, 89, 88, 89, 89, 88, 89, 89, 88, 89, 89,  0]))</text:p>
          </table:table-cell>
          <table:table-cell office:value-type="string" calcext:value-type="string">
            <text:p>(array([0.00268905, 0.02864181, 0.04929654, 0.07111539, 0.09031484,</text:p>
            <text:p>       0.11367885, 0.13131417, 0.1475602 , 0.18960296, 0.2082101 ,</text:p>
            <text:p>       0.22852036, 0.25359988, 0.26188913, 0.28538141, 0.30675992,</text:p>
            <text:p>       0.32974839, 0.35347232, 0.37403727, 0.38304207, 0.44134331,</text:p>
            <text:p>       0.48949322, 0.51866853, 0.55154834, 0.56054878, 0.62240559,</text:p>
            <text:p>       0.64925003, 0.66605147, 0.71142274, 0.72116458, 0.7523194 ,</text:p>
            <text:p>       0.78102863, 0.83681744, 0.85190757, 0.87510169, 0.88896374,</text:p>
            <text:p>       0.90841038, 0.92845092, 0.95388181, 0.9690475 , 0.99196168]), array([0.08192342, 0.24444444, 0.45      , 0.30769231, 0.27777778,</text:p>
            <text:p>       0.5       , 0.2       , 0.57142857, 0.        , 0.        ,</text:p>
            <text:p>       0.5       , 0.        , 1.        , 0.        , 0.        ,</text:p>
            <text:p>       0.        , 0.        , 0.5       , 0.        , 0.        ,</text:p>
            <text:p>       0.        , 0.        , 0.        , 1.        , 0.        ,</text:p>
            <text:p>       0.33333333, 0.33333333, 0.        , 1.        , 0.        ,</text:p>
            <text:p>       0.        , 0.        , 0.33333333, 1.        , 0.33333333,</text:p>
            <text:p>       0.8       , 0.66666667, 0.5       , 0.33333333, 0.25      ]), array([1123,   45,   20,   13,   18,    4,   10,    7,    0,    2,    5,</text:p>
            <text:p>          2,    2,    1,    1,    1,    1,    1,    2,    1,    0,    0,</text:p>
            <text:p>          1,    0,    1,    1,    0,    3,    1,    0,    0,    1,    3,</text:p>
            <text:p>          3,    0,    1,    1,    2,    0,    1,    0,    1,    3,    2,</text:p>
            <text:p>          3,    5,    3,    6,    6,   24,    0]))</text:p>
          </table:table-cell>
          <table:table-cell office:value-type="float" office:value="0.330361390546144" calcext:value-type="float">
            <text:p>0,330361390546144</text:p>
          </table:table-cell>
          <table:table-cell office:value-type="float" office:value="0.117995173992381" calcext:value-type="float">
            <text:p>0,117995173992381</text:p>
          </table:table-cell>
          <table:table-cell office:value-type="float" office:value="0.397921246702259" calcext:value-type="float">
            <text:p>0,397921246702259</text:p>
          </table:table-cell>
          <table:table-cell office:value-type="float" office:value="0.761889139811198" calcext:value-type="float">
            <text:p>0,761889139811198</text:p>
          </table:table-cell>
          <table:table-cell office:value-type="float" office:value="0.439400203442306" calcext:value-type="float">
            <text:p>0,439400203442306</text:p>
          </table:table-cell>
          <table:table-cell office:value-type="float" office:value="0.836817443370819" calcext:value-type="float">
            <text:p>0,836817443370819</text:p>
          </table:table-cell>
          <table:table-cell office:value-type="float" office:value="0.12207572632566" calcext:value-type="float">
            <text:p>0,12207572632566</text:p>
          </table:table-cell>
          <table:table-cell office:value-type="string" calcext:value-type="string">
            <text:p>(array([0.01276217, 0.09636007, 0.14812639, 0.24089261, 0.28857726,</text:p>
            <text:p>       0.35607306, 0.44845166, 0.49591912, 0.55960274, 0.63585904,</text:p>
            <text:p>       0.69519964, 0.77786879, 0.84853153, 0.90500847, 0.99588011]), array([0. , 0. , 0. , 0. , 0. , 0. , 0. , 0.5, 1. , 1. , 1. , 1. , 1. ,</text:p>
            <text:p>       1. , 1. ]), array([ 139,   14,    8,    5,    1,    6,    3,    2,    2,    4,    5,</text:p>
            <text:p>          8,   10,   34, 1090,    0]))</text:p>
          </table:table-cell>
          <table:table-cell office:value-type="string" calcext:value-type="string">
            <text:p>(array([0.00348689, 0.11195879, 0.86979468, 0.9817444 , 0.99261876,</text:p>
            <text:p>       0.99639507, 0.99761607, 0.99835426, 0.99884464, 0.99922521,</text:p>
            <text:p>       0.999426  , 0.9995451 , 0.99962788, 0.99969587, 0.9997494 ]), array([0.        , 0.01123596, 1.        , 1.        , 1.        ,</text:p>
            <text:p>       1.        , 1.        , 1.        , 1.        , 1.        ,</text:p>
            <text:p>       1.        , 1.        , 1.        , 1.        , 1.        ]), array([89, 89, 89, 88, 89, 89, 88, 89, 89, 88, 89, 89, 88, 89, 89,  0]))</text:p>
          </table:table-cell>
          <table:table-cell office:value-type="string" calcext:value-type="string">
            <text:p>(array([0.00563185, 0.02997512, 0.04820678, 0.07038123, 0.09119463,</text:p>
            <text:p>       0.11124212, 0.13452274, 0.14735188, 0.16318256, 0.21897137,</text:p>
            <text:p>       0.22824132, 0.2476806 , 0.26188913, 0.28857726, 0.33928448,</text:p>
            <text:p>       0.35320839, 0.37572631, 0.44845166, 0.48133147, 0.51050678,</text:p>
            <text:p>       0.55865669, 0.56054878, 0.61695793, 0.62578368, 0.65034728,</text:p>
            <text:p>       0.67348748, 0.69324008, 0.71461859, 0.72116458, 0.74640012,</text:p>
            <text:p>       0.7712006 , 0.7917899 , 0.81039704, 0.85172814, 0.87061072,</text:p>
            <text:p>       0.88571476, 0.90962073, 0.92843262, 0.95113153, 0.97152862,</text:p>
            <text:p>       0.9974993 ]), array([0., 0., 0., 0., 0., 0., 0., 0., 0., 0., 0., 0., 0., 0., 0., 0., 0.,</text:p>
            <text:p>       0., 0., 1., 1., 1., 1., 1., 1., 1., 1., 1., 1., 1., 1., 1., 1., 1.,</text:p>
            <text:p>       1., 1., 1., 1., 1., 1., 1.]), array([ 110,   15,   12,    5,    6,    4,    2,    6,    1,    0,    1,</text:p>
            <text:p>          1,    2,    1,    1,    0,    2,    2,    2,    0,    0,    0,</text:p>
            <text:p>          3,    0,    1,    1,    0,    1,    1,    0,    1,    1,    2,</text:p>
            <text:p>          2,    1,    1,    1,    2,    1,    5,    2,    0,    4,   10,</text:p>
            <text:p>          3,   17,   11,   14,   36, 1037,    0]))</text:p>
          </table:table-cell>
          <table:table-cell office:value-type="float" office:value="0.211824917815923" calcext:value-type="float">
            <text:p>0,211824917815923</text:p>
          </table:table-cell>
          <table:table-cell office:value-type="float" office:value="0.0181048264999472" calcext:value-type="float">
            <text:p>0,0181048264999472</text:p>
          </table:table-cell>
          <table:table-cell office:value-type="float" office:value="0.225211827624709" calcext:value-type="float">
            <text:p>0,225211827624709</text:p>
          </table:table-cell>
          <table:table-cell office:value-type="float" office:value="0.448451658089956" calcext:value-type="float">
            <text:p>0,448451658089956</text:p>
          </table:table-cell>
          <table:table-cell office:value-type="float" office:value="0.130205322266295" calcext:value-type="float">
            <text:p>0,130205322266295</text:p>
          </table:table-cell>
          <table:table-cell office:value-type="float" office:value="0.48949322104454" calcext:value-type="float">
            <text:p>0,48949322104454</text:p>
          </table:table-cell>
        </table:table-row>
        <table:table-row table:style-name="ro2">
          <table:table-cell office:value-type="string" calcext:value-type="string">
            <text:p>(array([0.00879467, 0.09596633, 0.16093363, 0.23006463, 0.29487011,</text:p>
            <text:p>       0.36826343, 0.44033117, 0.51171388, 0.55263965, 0.64267412,</text:p>
            <text:p>       0.70388826, 0.76383931, 0.84744561, 0.90147191, 0.9825182 ]), array([0.07729469, 0.14814815, 0.2       , 0.1       , 0.28571429,</text:p>
            <text:p>       0.16666667, 0.16666667, 0.14285714, 0.42857143, 0.33333333,</text:p>
            <text:p>       0.625     , 0.3       , 0.4       , 0.41176471, 0.32911392]), array([1035,   54,   35,   20,   14,   12,    6,    7,    7,   12,    8,</text:p>
            <text:p>         10,   15,   17,   79,    0]))</text:p>
          </table:table-cell>
          <table:table-cell office:value-type="string" calcext:value-type="string">
            <text:p>(array([5.58056937e-04, 7.00122704e-04, 8.96711531e-04, 1.23112281e-03,</text:p>
            <text:p>       1.80718234e-03, 2.69994069e-03, 4.19201444e-03, 6.16098929e-03,</text:p>
            <text:p>       9.56495594e-03, 1.52979074e-02, 2.65093689e-02, 6.01475148e-02,</text:p>
            <text:p>       1.76602002e-01, 6.28883802e-01, 9.74781918e-01]), array([0.        , 0.02247191, 0.03370787, 0.01136364, 0.06741573,</text:p>
            <text:p>       0.04494382, 0.06818182, 0.1011236 , 0.08988764, 0.15909091,</text:p>
            <text:p>       0.16853933, 0.16853933, 0.20454545, 0.3258427 , 0.3258427 ]), array([89, 89, 89, 88, 89, 89, 88, 89, 89, 88, 89, 89, 88, 89, 89,  0]))</text:p>
          </table:table-cell>
          <table:table-cell office:value-type="string" calcext:value-type="string">
            <text:p>(array([0.00438839, 0.02790823, 0.04928262, 0.06922514, 0.09000844,</text:p>
            <text:p>       0.11044057, 0.12982328, 0.14730644, 0.17072312, 0.18841255,</text:p>
            <text:p>       0.21036481, 0.23481196, 0.24884889, 0.27192681, 0.28805656,</text:p>
            <text:p>       0.30868386, 0.3256706 , 0.34609144, 0.36492309, 0.38906786,</text:p>
            <text:p>       0.43401901, 0.44157842, 0.46553621, 0.49198478, 0.51255357,</text:p>
            <text:p>       0.53192559, 0.57007405, 0.58364362, 0.61031207, 0.63211745,</text:p>
            <text:p>       0.65809065, 0.66419472, 0.69022825, 0.71164347, 0.72991633,</text:p>
            <text:p>       0.74737577, 0.76690213, 0.79064074, 0.81726718, 0.82945095,</text:p>
            <text:p>       0.85344483, 0.8682443 , 0.8972955 , 0.90952142, 0.92965207,</text:p>
            <text:p>       0.95060361, 0.97126698, 0.99220116]), array([0.05941704, 0.16304348, 0.20930233, 0.22727273, 0.1       ,</text:p>
            <text:p>       0.1       , 0.25      , 0.16666667, 0.22222222, 0.25      ,</text:p>
            <text:p>       0.        , 0.33333333, 0.        , 0.25      , 0.5       ,</text:p>
            <text:p>       0.        , 0.        , 0.        , 0.2       , 0.25      ,</text:p>
            <text:p>       0.25      , 0.        , 0.        , 1.        , 0.        ,</text:p>
            <text:p>       0.25      , 0.5       , 0.        , 0.5       , 0.25      ,</text:p>
            <text:p>       0.        , 0.6       , 1.        , 0.25      , 1.        ,</text:p>
            <text:p>       0.25      , 0.25      , 0.5       , 0.5       , 0.66666667,</text:p>
            <text:p>       0.        , 0.44444444, 1.        , 0.33333333, 0.33333333,</text:p>
            <text:p>       0.25      , 0.33333333, 0.34615385]), array([892,  92,  43,  22,  20,  10,  16,  12,   9,   8,   8,   6,   5,</text:p>
            <text:p>         4,   6,   3,   2,   3,   5,   4,   0,   4,   1,   2,   1,   1,</text:p>
            <text:p>         8,   0,   2,   1,   2,   4,   2,   5,   2,   4,   1,   4,   4,</text:p>
            <text:p>         2,   2,   3,   5,   9,   2,   9,   3,   8,  18,  52,   0]))</text:p>
          </table:table-cell>
          <table:table-cell office:value-type="float" office:value="0.247318688381793" calcext:value-type="float">
            <text:p>0,247318688381793</text:p>
          </table:table-cell>
          <table:table-cell office:value-type="float" office:value="0.119102638837445" calcext:value-type="float">
            <text:p>0,119102638837445</text:p>
          </table:table-cell>
          <table:table-cell office:value-type="float" office:value="0.301727065142684" calcext:value-type="float">
            <text:p>0,301727065142684</text:p>
          </table:table-cell>
          <table:table-cell office:value-type="float" office:value="0.653404280354705" calcext:value-type="float">
            <text:p>0,653404280354705</text:p>
          </table:table-cell>
          <table:table-cell office:value-type="float" office:value="0.648939221092824" calcext:value-type="float">
            <text:p>0,648939221092824</text:p>
          </table:table-cell>
          <table:table-cell office:value-type="float" office:value="0.853444826602936" calcext:value-type="float">
            <text:p>0,853444826602936</text:p>
          </table:table-cell>
          <table:table-cell office:value-type="float" office:value="0.133756297599913" calcext:value-type="float">
            <text:p>0,133756297599913</text:p>
          </table:table-cell>
          <table:table-cell office:value-type="string" calcext:value-type="string">
            <text:p>(array([0.01799946, 0.10089342, 0.15736158, 0.2379997 , 0.28746751,</text:p>
            <text:p>       0.35960916, 0.44094928, 0.48599606, 0.55390462, 0.63492999,</text:p>
            <text:p>       0.70101314, 0.77043323, 0.84108212, 0.90488532, 0.99175371]), array([0.        , 0.        , 0.        , 0.        , 0.        ,</text:p>
            <text:p>       0.        , 0.        , 0.14285714, 1.        , 1.        ,</text:p>
            <text:p>       1.        , 1.        , 1.        , 1.        , 1.        ]), array([133,  18,  16,   9,   7,  10,   5,   7,   8,  14,  15,  21,  34,</text:p>
            <text:p>        53, 981,   0]))</text:p>
          </table:table-cell>
          <table:table-cell office:value-type="string" calcext:value-type="string">
            <text:p>(array([0.0081002 , 0.09784212, 0.60573307, 0.886341  , 0.96115164,</text:p>
            <text:p>       0.98145386, 0.98914799, 0.99329533, 0.99555196, 0.99718167,</text:p>
            <text:p>       0.99815356, 0.99874706, 0.99909292, 0.99929704, 0.99944194]), array([0.        , 0.        , 0.70786517, 1.        , 1.        ,</text:p>
            <text:p>       1.        , 1.        , 1.        , 1.        , 1.        ,</text:p>
            <text:p>       1.        , 1.        , 1.        , 1.        , 1.        ]), array([89, 89, 89, 88, 89, 89, 88, 89, 89, 88, 89, 89, 88, 89, 89,  0]))</text:p>
          </table:table-cell>
          <table:table-cell office:value-type="string" calcext:value-type="string">
            <text:p>(array([0.00780939, 0.02702354, 0.04922765, 0.06689437, 0.09149538,</text:p>
            <text:p>       0.10503353, 0.12952246, 0.14827182, 0.16946315, 0.18769182,</text:p>
            <text:p>       0.21772915, 0.2340005 , 0.25142189, 0.27778929, 0.28908054,</text:p>
            <text:p>       0.33955339, 0.34190935, 0.36524991, 0.38608326, 0.41635638,</text:p>
            <text:p>       0.43131362, 0.46917398, 0.48971561, 0.53484404, 0.55842158,</text:p>
            <text:p>       0.56667482, 0.60912981, 0.6329708 , 0.65390856, 0.66974783,</text:p>
            <text:p>       0.69088098, 0.71317944, 0.7299996 , 0.74992071, 0.76574785,</text:p>
            <text:p>       0.79067691, 0.81290135, 0.82891492, 0.85374495, 0.86892052,</text:p>
            <text:p>       0.89047444, 0.91035653, 0.92968131, 0.95066919, 0.97162511,</text:p>
            <text:p>       0.99575197]), array([0., 0., 0., 0., 0., 0., 0., 0., 0., 0., 0., 0., 0., 0., 0., 0., 0.,</text:p>
            <text:p>       0., 0., 0., 0., 0., 0., 1., 1., 1., 1., 1., 1., 1., 1., 1., 1., 1.,</text:p>
            <text:p>       1., 1., 1., 1., 1., 1., 1., 1., 1., 1., 1., 1.]), array([ 87,  27,  15,   7,   8,   1,   9,   7,   3,   3,   1,   5,   3,</text:p>
            <text:p>         1,   6,   0,   2,   2,   4,   2,   1,   2,   0,   6,   2,   0,</text:p>
            <text:p>         4,   1,   4,   0,   4,   5,   3,   5,   5,   4,   4,   6,   5,</text:p>
            <text:p>         9,   7,   9,  10,  16,  11,  21,  18,  36,  83, 857,   0]))</text:p>
          </table:table-cell>
          <table:table-cell office:value-type="float" office:value="0.236494459397904" calcext:value-type="float">
            <text:p>0,236494459397904</text:p>
          </table:table-cell>
          <table:table-cell office:value-type="float" office:value="0.0272812299170834" calcext:value-type="float">
            <text:p>0,0272812299170834</text:p>
          </table:table-cell>
          <table:table-cell office:value-type="float" office:value="0.235057972971248" calcext:value-type="float">
            <text:p>0,235057972971248</text:p>
          </table:table-cell>
          <table:table-cell office:value-type="float" office:value="0.446095384657383" calcext:value-type="float">
            <text:p>0,446095384657383</text:p>
          </table:table-cell>
          <table:table-cell office:value-type="float" office:value="0.113658999473872" calcext:value-type="float">
            <text:p>0,113658999473872</text:p>
          </table:table-cell>
          <table:table-cell office:value-type="float" office:value="0.489715605974197" calcext:value-type="float">
            <text:p>0,489715605974197</text:p>
          </table:table-cell>
        </table:table-row>
        <table:table-row table:style-name="ro4">
          <table:table-cell office:value-type="string" calcext:value-type="string">
            <text:p>(array([0.00624888, 0.09858978, 0.17440035, 0.22754502, 0.30312987,</text:p>
            <text:p>       0.34922437, 0.43158031, 0.50508428, 0.560893  , 0.64486142,</text:p>
            <text:p>       0.70458475, 0.76363728, 0.82060428, 0.89446481, 0.97633632]), array([0.09068627, 0.30555556, 0.28571429, 0.4       , 0.33333333,</text:p>
            <text:p>       0.66666667, 0.33333333, 0.33333333, 0.75      , 0.66666667,</text:p>
            <text:p>       0.2       , 0.66666667, 0.25      , 0.25      , 0.25      ]), array([1224,   36,   14,   10,    3,    3,    3,    3,    4,    3,    5,</text:p>
            <text:p>          3,    4,    4,   12,    0]))</text:p>
          </table:table-cell>
          <table:table-cell office:value-type="string" calcext:value-type="string">
            <text:p>(array([1.98789058e-04, 2.69241179e-04, 3.53291200e-04, 4.83058219e-04,</text:p>
            <text:p>       7.00750341e-04, 1.07119656e-03, 1.48938116e-03, 2.06851595e-03,</text:p>
            <text:p>       2.94479014e-03, 4.25901804e-03, 6.60064684e-03, 1.08519834e-02,</text:p>
            <text:p>       2.02949153e-02, 5.12835841e-02, 4.50802798e-01]), array([0.01123596, 0.03370787, 0.02247191, 0.02272727, 0.04494382,</text:p>
            <text:p>       0.08988764, 0.03409091, 0.07865169, 0.11235955, 0.10227273,</text:p>
            <text:p>       0.12359551, 0.12359551, 0.27272727, 0.23595506, 0.35955056]), array([89, 89, 89, 88, 89, 89, 88, 89, 89, 88, 89, 89, 88, 89, 89,  0]))</text:p>
          </table:table-cell>
          <table:table-cell office:value-type="string" calcext:value-type="string">
            <text:p>(array([0.00319518, 0.02941186, 0.04753067, 0.06637663, 0.09025433,</text:p>
            <text:p>       0.11092515, 0.1258133 , 0.15950555, 0.16914465, 0.19290834,</text:p>
            <text:p>       0.20216086, 0.22508901, 0.25173726, 0.26658879, 0.30967653,</text:p>
            <text:p>       0.33167261, 0.34922437, 0.40670949, 0.42619303, 0.46183839,</text:p>
            <text:p>       0.50508428, 0.53842443, 0.55942756, 0.56310719, 0.58261281,</text:p>
            <text:p>       0.60534817, 0.66731485, 0.68824542, 0.71575183, 0.72310904,</text:p>
            <text:p>       0.7531479 , 0.76888198, 0.8077599 , 0.85913742, 0.88892537,</text:p>
            <text:p>       0.9110831 , 0.94526184, 0.96808022, 0.99219854]), array([0.07553957, 0.25974026, 0.25      , 0.16666667, 0.30769231,</text:p>
            <text:p>       0.22222222, 0.375     , 1.        , 0.28571429, 0.2       ,</text:p>
            <text:p>       0.66666667, 0.25      , 0.5       , 0.        , 0.        ,</text:p>
            <text:p>       1.        , 0.66666667, 0.        , 1.        , 0.        ,</text:p>
            <text:p>       0.33333333, 1.        , 1.        , 0.        , 1.        ,</text:p>
            <text:p>       0.        , 0.66666667, 0.        , 0.        , 0.5       ,</text:p>
            <text:p>       1.        , 0.5       , 0.        , 1.        , 0.33333333,</text:p>
            <text:p>       0.        , 0.        , 0.25      , 0.33333333]), array([1112,   77,   24,   18,   13,    9,    8,    1,    7,    5,    3,</text:p>
            <text:p>          4,    2,    2,    0,    1,    1,    3,    0,    0,    1,    1,</text:p>
            <text:p>          0,    1,    0,    3,    1,    1,    1,    1,    1,    0,    0,</text:p>
            <text:p>          3,    1,    1,    2,    1,    2,    0,    3,    0,    1,    0,</text:p>
            <text:p>          3,    1,    0,    2,    4,    6,    0]))</text:p>
          </table:table-cell>
          <table:table-cell office:value-type="float" office:value="0.263112584597897" calcext:value-type="float">
            <text:p>0,263112584597897</text:p>
          </table:table-cell>
          <table:table-cell office:value-type="float" office:value="0.0864403834265439" calcext:value-type="float">
            <text:p>0,0864403834265439</text:p>
          </table:table-cell>
          <table:table-cell office:value-type="float" office:value="0.395649076828124" calcext:value-type="float">
            <text:p>0,395649076828124</text:p>
          </table:table-cell>
          <table:table-cell office:value-type="float" office:value="0.726336315274239" calcext:value-type="float">
            <text:p>0,726336315274239</text:p>
          </table:table-cell>
          <table:table-cell office:value-type="float" office:value="0.252432357456366" calcext:value-type="float">
            <text:p>0,252432357456366</text:p>
          </table:table-cell>
          <table:table-cell office:value-type="float" office:value="0.945261836051941" calcext:value-type="float">
            <text:p>0,945261836051941</text:p>
          </table:table-cell>
          <table:table-cell office:value-type="float" office:value="0.107645385111618" calcext:value-type="float">
            <text:p>0,107645385111618</text:p>
          </table:table-cell>
          <table:table-cell office:value-type="string" calcext:value-type="string">
            <text:p>(array([0.01459488, 0.10208171, 0.18338303, 0.22259659, 0.30591021,</text:p>
            <text:p>       0.36433208, 0.43154292, 0.50404827, 0.56238338, 0.65996913,</text:p>
            <text:p>       0.71436173, 0.76605557, 0.8294994 , 0.90222196, 0.99446128]), array([0.        , 0.        , 0.        , 0.        , 0.        ,</text:p>
            <text:p>       0.        , 0.        , 0.33333333, 1.        , 1.        ,</text:p>
            <text:p>       1.        , 1.        , 1.        , 1.        , 1.        ]), array([ 120,   14,    7,    5,    5,    3,    2,    3,    5,    3,    3,</text:p>
            <text:p>          8,   11,   26, 1116,    0]))</text:p>
          </table:table-cell>
          <table:table-cell office:value-type="string" calcext:value-type="string">
            <text:p>(array([0.00658358, 0.25901558, 0.92446517, 0.98128457, 0.99086227,</text:p>
            <text:p>       0.99460727, 0.99656535, 0.99767491, 0.99839702, 0.99885514,</text:p>
            <text:p>       0.99925781, 0.99950554, 0.99964009, 0.99972867, 0.99980114]), array([0.       , 0.2247191, 1.       , 1.       , 1.       , 1.       ,</text:p>
            <text:p>       1.       , 1.       , 1.       , 1.       , 1.       , 1.       ,</text:p>
            <text:p>       1.       , 1.       , 1.       ]), array([89, 89, 89, 88, 89, 89, 88, 89, 89, 88, 89, 89, 88, 89, 89,  0]))</text:p>
          </table:table-cell>
          <table:table-cell office:value-type="string" calcext:value-type="string">
            <text:p>(array([0.00642722, 0.03092946, 0.05140007, 0.06834548, 0.09218993,</text:p>
            <text:p>       0.1134393 , 0.12420427, 0.15950555, 0.17617956, 0.19295414,</text:p>
            <text:p>       0.20140459, 0.22621093, 0.25775188, 0.27458411, 0.28424817,</text:p>
            <text:p>       0.31175458, 0.32948208, 0.3491722 , 0.39465183, 0.43154292,</text:p>
            <text:p>       0.49922299, 0.51369882, 0.53829302, 0.55942756, 0.58795166,</text:p>
            <text:p>       0.6506713 , 0.66461805, 0.69032347, 0.7292082 , 0.75371263,</text:p>
            <text:p>       0.77245744, 0.79632662, 0.80763864, 0.83366932, 0.85913742,</text:p>
            <text:p>       0.87322129, 0.89027588, 0.91096961, 0.93401714, 0.95338823,</text:p>
            <text:p>       0.97101698, 0.99705412]), array([0., 0., 0., 0., 0., 0., 0., 0., 0., 0., 0., 0., 0., 0., 0., 0., 0.,</text:p>
            <text:p>       0., 0., 0., 0., 1., 1., 1., 1., 1., 1., 1., 1., 1., 1., 1., 1., 1.,</text:p>
            <text:p>       1., 1., 1., 1., 1., 1., 1., 1.]), array([  88,   23,    8,    3,    5,    4,    3,    1,    2,    4,    2,</text:p>
            <text:p>          2,    1,    1,    1,    1,    2,    2,    0,    1,    0,    2,</text:p>
            <text:p>          0,    0,    2,    1,    2,    1,    0,    2,    0,    0,    1,</text:p>
            <text:p>          2,    1,    0,    3,    2,    4,    1,    4,    5,    1,    5,</text:p>
            <text:p>          8,    9,   15,   18,   58, 1030,    0]))</text:p>
          </table:table-cell>
          <table:table-cell office:value-type="float" office:value="0.224413592937319" calcext:value-type="float">
            <text:p>0,224413592937319</text:p>
          </table:table-cell>
          <table:table-cell office:value-type="float" office:value="0.0106823407964805" calcext:value-type="float">
            <text:p>0,0106823407964805</text:p>
          </table:table-cell>
          <table:table-cell office:value-type="float" office:value="0.221155330728826" calcext:value-type="float">
            <text:p>0,221155330728826</text:p>
          </table:table-cell>
          <table:table-cell office:value-type="float" office:value="0.437616616487503" calcext:value-type="float">
            <text:p>0,437616616487503</text:p>
          </table:table-cell>
          <table:table-cell office:value-type="float" office:value="0.0755348257260041" calcext:value-type="float">
            <text:p>0,0755348257260041</text:p>
          </table:table-cell>
          <table:table-cell office:value-type="float" office:value="0.499222993850708" calcext:value-type="float">
            <text:p>0,499222993850708</text:p>
          </table:table-cell>
        </table:table-row>
        <table:table-row table:style-name="ro2">
          <table:table-cell office:value-type="string" calcext:value-type="string">
            <text:p>(array([0.00907531, 0.09508115, 0.16019402, 0.22923222, 0.30126917,</text:p>
            <text:p>       0.36771917, 0.44001692, 0.50974085, 0.56480752, 0.63111308,</text:p>
            <text:p>       0.69453052, 0.76649654, 0.83980029, 0.90357446, 0.98229708]), array([0.04946237, 0.21428571, 0.15555556, 0.21052632, 0.07692308,</text:p>
            <text:p>       0.35294118, 0.2       , 0.09090909, 0.1       , 0.4       ,</text:p>
            <text:p>       0.26666667, 0.09090909, 0.33333333, 0.34285714, 0.40186916]), array([930,  70,  45,  19,  13,  17,  15,  11,  10,  15,  15,  11,  18,</text:p>
            <text:p>        35, 107,   0]))</text:p>
          </table:table-cell>
          <table:table-cell office:value-type="string" calcext:value-type="string">
            <text:p>(array([4.83661915e-04, 6.33172082e-04, 8.86343416e-04, 1.32290277e-03,</text:p>
            <text:p>       1.89418169e-03, 2.88307481e-03, 4.47935735e-03, 7.51833424e-03,</text:p>
            <text:p>       1.58074137e-02, 3.22698119e-02, 7.02673534e-02, 1.64604162e-01,</text:p>
            <text:p>       4.84842919e-01, 8.68127331e-01, 9.88579956e-01]), array([0.        , 0.        , 0.02247191, 0.03409091, 0.01123596,</text:p>
            <text:p>       0.04494382, 0.06818182, 0.07865169, 0.07865169, 0.09090909,</text:p>
            <text:p>       0.23595506, 0.15730337, 0.20454545, 0.33707865, 0.39325843]), array([89, 89, 89, 88, 89, 89, 88, 89, 89, 88, 89, 89, 88, 89, 89,  0]))</text:p>
          </table:table-cell>
          <table:table-cell office:value-type="string" calcext:value-type="string">
            <text:p>(array([0.00366503, 0.02877536, 0.04991795, 0.06895829, 0.08801642,</text:p>
            <text:p>       0.11248424, 0.1325826 , 0.14973388, 0.16973249, 0.19072293,</text:p>
            <text:p>       0.21184587, 0.22695376, 0.25031896, 0.2679971 , 0.28685118,</text:p>
            <text:p>       0.30620084, 0.32499444, 0.35384987, 0.36782055, 0.38485305,</text:p>
            <text:p>       0.40955787, 0.43171711, 0.45407784, 0.46661884, 0.48442098,</text:p>
            <text:p>       0.51204051, 0.53210802, 0.5535613 , 0.57096328, 0.58998695,</text:p>
            <text:p>       0.609134  , 0.63131652, 0.6484522 , 0.67446707, 0.68738586,</text:p>
            <text:p>       0.70954423, 0.73111868, 0.7475583 , 0.77059171, 0.79475889,</text:p>
            <text:p>       0.81409396, 0.83204278, 0.85011875, 0.87183671, 0.89028223,</text:p>
            <text:p>       0.90861096, 0.92949346, 0.95298571, 0.97216074, 0.99249041]), array([0.03826531, 0.07777778, 0.13953488, 0.25      , 0.3       ,</text:p>
            <text:p>       0.11111111, 0.13333333, 0.15789474, 0.        , 0.2       ,</text:p>
            <text:p>       0.11111111, 0.25      , 0.33333333, 0.4       , 0.        ,</text:p>
            <text:p>       0.        , 0.        , 0.        , 0.5       , 0.5       ,</text:p>
            <text:p>       0.        , 0.5       , 0.14285714, 0.        , 0.        ,</text:p>
            <text:p>       0.        , 0.2       , 0.5       , 0.        , 0.        ,</text:p>
            <text:p>       0.75      , 0.33333333, 0.2       , 0.        , 0.16666667,</text:p>
            <text:p>       0.4       , 0.33333333, 0.        , 0.16666667, 0.        ,</text:p>
            <text:p>       0.75      , 0.2       , 0.33333333, 0.        , 0.5       ,</text:p>
            <text:p>       0.5       , 0.35714286, 0.46153846, 0.2       , 0.43661972]), array([784,  90,  43,  28,  30,  18,  15,  19,   8,  10,   9,   4,   3,</text:p>
            <text:p>         5,   3,   5,   3,   5,   8,   4,   3,   4,   7,   2,   1,   6,</text:p>
            <text:p>         5,   2,   4,   2,   4,   6,   5,   3,   6,   5,   3,   1,   6,</text:p>
            <text:p>         2,   4,   5,   6,   9,  10,   8,  14,  13,  20,  71,   0]))</text:p>
          </table:table-cell>
          <table:table-cell office:value-type="float" office:value="0.301859523818733" calcext:value-type="float">
            <text:p>0,301859523818733</text:p>
          </table:table-cell>
          <table:table-cell office:value-type="float" office:value="0.129523230350473" calcext:value-type="float">
            <text:p>0,129523230350473</text:p>
          </table:table-cell>
          <table:table-cell office:value-type="float" office:value="0.332477246500275" calcext:value-type="float">
            <text:p>0,332477246500275</text:p>
          </table:table-cell>
          <table:table-cell office:value-type="float" office:value="0.675587453625419" calcext:value-type="float">
            <text:p>0,675587453625419</text:p>
          </table:table-cell>
          <table:table-cell office:value-type="float" office:value="0.595321528697282" calcext:value-type="float">
            <text:p>0,595321528697282</text:p>
          </table:table-cell>
          <table:table-cell office:value-type="float" office:value="0.871836708651649" calcext:value-type="float">
            <text:p>0,871836708651649</text:p>
          </table:table-cell>
          <table:table-cell office:value-type="float" office:value="0.140220936655188" calcext:value-type="float">
            <text:p>0,140220936655188</text:p>
          </table:table-cell>
          <table:table-cell office:value-type="string" calcext:value-type="string">
            <text:p>(array([0.01869531, 0.09291834, 0.15594503, 0.23500989, 0.30630616,</text:p>
            <text:p>       0.3669064 , 0.43584985, 0.49421745, 0.55984765, 0.63053331,</text:p>
            <text:p>       0.69857078, 0.77288677, 0.83796886, 0.90298988, 0.99107037]), array([0.        , 0.        , 0.        , 0.        , 0.        ,</text:p>
            <text:p>       0.        , 0.        , 0.27272727, 1.        , 1.        ,</text:p>
            <text:p>       1.        , 1.        , 1.        , 1.        , 1.        ]), array([110,  38,  19,  14,  12,  15,  12,  11,  13,  17,  16,  16,  44,</text:p>
            <text:p>        67, 927,   0]))</text:p>
          </table:table-cell>
          <table:table-cell office:value-type="string" calcext:value-type="string">
            <text:p>(array([0.0114661 , 0.11263809, 0.48010595, 0.81989678, 0.92623972,</text:p>
            <text:p>       0.96775201, 0.984412  , 0.99232239, 0.99549392, 0.997128  ,</text:p>
            <text:p>       0.99811743, 0.99867579, 0.9991186 , 0.99936949, 0.99951634]), array([0.        , 0.        , 0.43820225, 1.        , 1.        ,</text:p>
            <text:p>       1.        , 1.        , 1.        , 1.        , 1.        ,</text:p>
            <text:p>       1.        , 1.        , 1.        , 1.        , 1.        ]), array([89, 89, 89, 88, 89, 89, 88, 89, 89, 88, 89, 89, 88, 89, 89,  0]))</text:p>
          </table:table-cell>
          <table:table-cell office:value-type="string" calcext:value-type="string">
            <text:p>(array([0.00725234, 0.02851126, 0.04911848, 0.06945985, 0.08913176,</text:p>
            <text:p>       0.10896794, 0.12993073, 0.15156056, 0.16648723, 0.18647248,</text:p>
            <text:p>       0.20608633, 0.22986968, 0.24872974, 0.26717386, 0.28638997,</text:p>
            <text:p>       0.31328233, 0.32553293, 0.35203299, 0.36615711, 0.38873573,</text:p>
            <text:p>       0.41001305, 0.43004132, 0.45352483, 0.46530764, 0.48795949,</text:p>
            <text:p>       0.51557902, 0.52951099, 0.54794676, 0.56861632, 0.59044213,</text:p>
            <text:p>       0.6126662 , 0.62909861, 0.64685727, 0.67500556, 0.6932871 ,</text:p>
            <text:p>       0.7092675 , 0.73051649, 0.74703045, 0.77373832, 0.78764549,</text:p>
            <text:p>       0.80986945, 0.82981143, 0.85092737, 0.86823303, 0.88766103,</text:p>
            <text:p>       0.91148432, 0.93051668, 0.9507182 , 0.97137001, 0.99630713]), array([0., 0., 0., 0., 0., 0., 0., 0., 0., 0., 0., 0., 0., 0., 0., 0., 0.,</text:p>
            <text:p>       0., 0., 0., 0., 0., 0., 0., 0., 1., 1., 1., 1., 1., 1., 1., 1., 1.,</text:p>
            <text:p>       1., 1., 1., 1., 1., 1., 1., 1., 1., 1., 1., 1., 1., 1., 1., 1.]), array([ 70,  23,  13,  16,  13,   7,  11,   7,   4,   3,   3,   6,   2,</text:p>
            <text:p>         4,   3,   5,   3,   4,   8,   3,   2,   6,   2,   4,   6,   1,</text:p>
            <text:p>         3,   7,   2,   3,   5,   6,   6,   3,   6,   5,   4,   2,   4,</text:p>
            <text:p>         8,  11,   9,  18,  13,  21,  25,  26,  43,  87, 785,   0]))</text:p>
          </table:table-cell>
          <table:table-cell office:value-type="float" office:value="0.229283568634548" calcext:value-type="float">
            <text:p>0,229283568634548</text:p>
          </table:table-cell>
          <table:table-cell office:value-type="float" office:value="0.032531029833519" calcext:value-type="float">
            <text:p>0,032531029833519</text:p>
          </table:table-cell>
          <table:table-cell office:value-type="float" office:value="0.249072455126647" calcext:value-type="float">
            <text:p>0,249072455126647</text:p>
          </table:table-cell>
          <table:table-cell office:value-type="float" office:value="0.44015234708786" calcext:value-type="float">
            <text:p>0,44015234708786</text:p>
          </table:table-cell>
          <table:table-cell office:value-type="float" office:value="0.18010322114622" calcext:value-type="float">
            <text:p>0,18010322114622</text:p>
          </table:table-cell>
          <table:table-cell office:value-type="float" office:value="0.487959494193395" calcext:value-type="float">
            <text:p>0,487959494193395</text:p>
          </table:table-cell>
        </table:table-row>
        <table:table-row table:style-name="ro4">
          <table:table-cell office:value-type="string" calcext:value-type="string">
            <text:p>(array([0.00404117, 0.10206928, 0.15946775, 0.22626805, 0.30549229,</text:p>
            <text:p>       0.36637119, 0.45299405, 0.49355271, 0.55233239, 0.63119167,</text:p>
            <text:p>       0.69849922, 0.76509087, 0.84068137, 0.91243246, 0.97287172]), array([0.10414972, 0.35714286, 0.33333333, 0.28571429, 0.4       ,</text:p>
            <text:p>       0.33333333, 0.        , 0.33333333, 0.        , 0.        ,</text:p>
            <text:p>       0.25      , 0.625     , 0.75      , 0.        , 0.3125    ]), array([1229,   28,    9,    7,    5,    6,    3,    3,    4,    3,    4,</text:p>
            <text:p>          8,    4,    2,   16,    0]))</text:p>
          </table:table-cell>
          <table:table-cell office:value-type="string" calcext:value-type="string">
            <text:p>(array([3.25352487e-04, 3.95553707e-04, 4.58180175e-04, 5.32862427e-04,</text:p>
            <text:p>       6.43256439e-04, 7.74910587e-04, 9.95861705e-04, 1.31702631e-03,</text:p>
            <text:p>       1.73127340e-03, 2.34257976e-03, 3.34544532e-03, 5.32355662e-03,</text:p>
            <text:p>       1.06467253e-02, 3.92768112e-02, 5.07111205e-01]), array([0.02247191, 0.05617978, 0.02247191, 0.04545455, 0.03370787,</text:p>
            <text:p>       0.04494382, 0.03409091, 0.08988764, 0.08988764, 0.11363636,</text:p>
            <text:p>       0.19101124, 0.14606742, 0.23863636, 0.37078652, 0.3258427 ]), array([89, 89, 89, 88, 89, 89, 88, 89, 89, 88, 89, 89, 88, 89, 89,  0]))</text:p>
          </table:table-cell>
          <table:table-cell office:value-type="string" calcext:value-type="string">
            <text:p>(array([0.00242803, 0.02747731, 0.04730826, 0.06793369, 0.08932953,</text:p>
            <text:p>       0.10859007, 0.1296904 , 0.15034006, 0.17346543, 0.20889192,</text:p>
            <text:p>       0.23168311, 0.2654627 , 0.29766455, 0.31146833, 0.3282962 ,</text:p>
            <text:p>       0.35024783, 0.37796178, 0.39221774, 0.42720336, 0.46619631,</text:p>
            <text:p>       0.49516141, 0.51868659, 0.53729516, 0.5477913 , 0.58694792,</text:p>
            <text:p>       0.63119167, 0.67062241, 0.69397295, 0.70330656, 0.72609496,</text:p>
            <text:p>       0.74229634, 0.76531589, 0.78653526, 0.80727094, 0.85181818,</text:p>
            <text:p>       0.8950237 , 0.92984122, 0.95249729, 0.97112703, 0.99130433]), array([0.08974359, 0.40540541, 0.44444444, 0.375     , 0.2       ,</text:p>
            <text:p>       0.5       , 0.22222222, 0.5       , 0.25      , 0.66666667,</text:p>
            <text:p>       0.        , 0.        , 0.        , 1.        , 0.33333333,</text:p>
            <text:p>       0.5       , 1.        , 0.        , 0.        , 0.        ,</text:p>
            <text:p>       0.        , 1.        , 0.        , 0.        , 0.        ,</text:p>
            <text:p>       0.        , 1.        , 0.        , 0.        , 0.        ,</text:p>
            <text:p>       1.        , 0.5       , 1.        , 1.        , 0.66666667,</text:p>
            <text:p>       0.        , 0.        , 0.2       , 0.4       , 0.33333333]), array([1170,   37,   18,    8,   10,    6,    9,    4,    4,    0,    3,</text:p>
            <text:p>          3,    0,    2,    1,    1,    3,    2,    1,    2,    0,    1,</text:p>
            <text:p>          0,    3,    1,    1,    2,    1,    0,    1,    0,    3,    0,</text:p>
            <text:p>          1,    1,    1,    1,    1,    6,    1,    1,    0,    3,    0,</text:p>
            <text:p>          1,    0,    1,    5,    5,    6,    0]))</text:p>
          </table:table-cell>
          <table:table-cell office:value-type="float" office:value="0.317656843065818" calcext:value-type="float">
            <text:p>0,317656843065818</text:p>
          </table:table-cell>
          <table:table-cell office:value-type="float" office:value="0.107492868319575" calcext:value-type="float">
            <text:p>0,107492868319575</text:p>
          </table:table-cell>
          <table:table-cell office:value-type="float" office:value="0.421177315112378" calcext:value-type="float">
            <text:p>0,421177315112378</text:p>
          </table:table-cell>
          <table:table-cell office:value-type="float" office:value="0.912432461977005" calcext:value-type="float">
            <text:p>0,912432461977005</text:p>
          </table:table-cell>
          <table:table-cell office:value-type="float" office:value="0.331509705653854" calcext:value-type="float">
            <text:p>0,331509705653854</text:p>
          </table:table-cell>
          <table:table-cell office:value-type="float" office:value="0.929841220378876" calcext:value-type="float">
            <text:p>0,929841220378876</text:p>
          </table:table-cell>
          <table:table-cell office:value-type="float" office:value="0.120592152174998" calcext:value-type="float">
            <text:p>0,120592152174998</text:p>
          </table:table-cell>
          <table:table-cell office:value-type="string" calcext:value-type="string">
            <text:p>(array([0.01150587, 0.09501363, 0.15461402, 0.22538702, 0.30298275,</text:p>
            <text:p>       0.36552509, 0.44766761, 0.51890501, 0.54700595, 0.63074333,</text:p>
            <text:p>       0.6953623 , 0.76637857, 0.83844131, 0.89483825, 0.99656299]), array([0., 0., 0., 0., 0., 0., 0., 1., 1., 1., 1., 1., 1., 1., 1.]), array([ 139,   12,    4,    5,    5,    5,    4,    3,    3,    4,    4,</text:p>
            <text:p>         10,    9,   18, 1106,    0]))</text:p>
          </table:table-cell>
          <table:table-cell office:value-type="string" calcext:value-type="string">
            <text:p>(array([0.00304805, 0.12851009, 0.87898378, 0.98921109, 0.99529448,</text:p>
            <text:p>       0.9971472 , 0.99803835, 0.99855855, 0.99892755, 0.99919252,</text:p>
            <text:p>       0.99933488, 0.9994566 , 0.99953587, 0.99960114, 0.99967366]), array([0.        , 0.04494382, 1.        , 1.        , 1.        ,</text:p>
            <text:p>       1.        , 1.        , 1.        , 1.        , 1.        ,</text:p>
            <text:p>       1.        , 1.        , 1.        , 1.        , 1.        ]), array([89, 89, 89, 88, 89, 89, 88, 89, 89, 88, 89, 89, 88, 89, 89,  0]))</text:p>
          </table:table-cell>
          <table:table-cell office:value-type="string" calcext:value-type="string">
            <text:p>(array([0.00489551, 0.0276893 , 0.0472748 , 0.06968891, 0.08516988,</text:p>
            <text:p>       0.10921086, 0.12711233, 0.14892008, 0.17169583, 0.21248329,</text:p>
            <text:p>       0.2339895 , 0.27390504, 0.29669344, 0.30874769, 0.3268199 ,</text:p>
            <text:p>       0.34323868, 0.37109669, 0.41305208, 0.4522087 , 0.46270484,</text:p>
            <text:p>       0.51176259, 0.53380369, 0.57279664, 0.60778226, 0.64274302,</text:p>
            <text:p>       0.67085123, 0.70233545, 0.7345373 , 0.74229634, 0.76646909,</text:p>
            <text:p>       0.79241304, 0.80727094, 0.8259447 , 0.85021364, 0.86957301,</text:p>
            <text:p>       0.89344223, 0.90963055, 0.93302547, 0.95256685, 0.97239093,</text:p>
            <text:p>       0.99778879]), array([0., 0., 0., 0., 0., 0., 0., 0., 0., 0., 0., 0., 0., 0., 0., 0., 0.,</text:p>
            <text:p>       0., 0., 0., 1., 1., 1., 1., 1., 1., 1., 1., 1., 1., 1., 1., 1., 1.,</text:p>
            <text:p>       1., 1., 1., 1., 1., 1., 1.]), array([ 109,   18,   12,    4,    2,    4,    2,    3,    1,    0,    2,</text:p>
            <text:p>          3,    0,    1,    1,    2,    1,    1,    4,    0,    1,    0,</text:p>
            <text:p>          1,    2,    0,    2,    3,    0,    1,    0,    2,    0,    1,</text:p>
            <text:p>          3,    0,    1,    2,    1,    6,    2,    1,    3,    4,    7,</text:p>
            <text:p>          3,    8,    5,   11,   24, 1067,    0]))</text:p>
          </table:table-cell>
          <table:table-cell office:value-type="float" office:value="0.247630550728534" calcext:value-type="float">
            <text:p>0,247630550728534</text:p>
          </table:table-cell>
          <table:table-cell office:value-type="float" office:value="0.0155772435880513" calcext:value-type="float">
            <text:p>0,0155772435880513</text:p>
          </table:table-cell>
          <table:table-cell office:value-type="float" office:value="0.224316087336882" calcext:value-type="float">
            <text:p>0,224316087336882</text:p>
          </table:table-cell>
          <table:table-cell office:value-type="float" office:value="0.481094986200333" calcext:value-type="float">
            <text:p>0,481094986200333</text:p>
          </table:table-cell>
          <table:table-cell office:value-type="float" office:value="0.121016218881594" calcext:value-type="float">
            <text:p>0,121016218881594</text:p>
          </table:table-cell>
          <table:table-cell office:value-type="float" office:value="0.488237410783768" calcext:value-type="float">
            <text:p>0,488237410783768</text:p>
          </table:table-cell>
        </table:table-row>
        <table:table-row table:style-name="ro3">
          <table:table-cell office:value-type="string" calcext:value-type="string">
            <text:p>(array([0.00627519, 0.09568206, 0.16675174, 0.22907318, 0.29576206,</text:p>
            <text:p>       0.36512125, 0.4193992 , 0.51043529, 0.56657338, 0.629993  ,</text:p>
            <text:p>       0.70415075, 0.77177554, 0.8293493 , 0.91398203, 0.97699693]), array([0.10512598, 0.36842105, 0.33333333, 0.30769231, 0.3       ,</text:p>
            <text:p>       0.33333333, 0.28571429, 0.57142857, 0.6       , 0.25      ,</text:p>
            <text:p>       0.28571429, 0.66666667, 0.5       , 0.5       , 0.34482759]), array([1151,   38,   24,   13,   10,    6,    7,    7,    5,    8,    7,</text:p>
            <text:p>          6,   10,   10,   29,    0]))</text:p>
          </table:table-cell>
          <table:table-cell office:value-type="string" calcext:value-type="string">
            <text:p>(array([2.88407126e-04, 3.84318178e-04, 4.91312731e-04, 6.20265574e-04,</text:p>
            <text:p>       8.18160593e-04, 1.14085384e-03, 1.66277396e-03, 2.45364301e-03,</text:p>
            <text:p>       3.64939606e-03, 5.58942334e-03, 9.26281367e-03, 1.75343869e-02,</text:p>
            <text:p>       3.93174146e-02, 1.75597999e-01, 7.83231291e-01]), array([0.01123596, 0.03370787, 0.03370787, 0.02272727, 0.03370787,</text:p>
            <text:p>       0.07865169, 0.10227273, 0.11235955, 0.17977528, 0.15909091,</text:p>
            <text:p>       0.20224719, 0.19101124, 0.20454545, 0.34831461, 0.41573034]), array([89, 89, 89, 88, 89, 89, 88, 89, 89, 88, 89, 89, 88, 89, 89,  0]))</text:p>
          </table:table-cell>
          <table:table-cell office:value-type="string" calcext:value-type="string">
            <text:p>(array([0.00320941, 0.02765495, 0.04857021, 0.06614285, 0.0862445 ,</text:p>
            <text:p>       0.11072795, 0.12789743, 0.15104638, 0.17007581, 0.18808969,</text:p>
            <text:p>       0.21203675, 0.23101485, 0.25423114, 0.27237386, 0.28948929,</text:p>
            <text:p>       0.30683905, 0.33146401, 0.34259504, 0.3899109 , 0.40791445,</text:p>
            <text:p>       0.42801276, 0.476114  , 0.4871096 , 0.50119311, 0.52715757,</text:p>
            <text:p>       0.54600674, 0.56146038, 0.58969653, 0.60834879, 0.62580117,</text:p>
            <text:p>       0.64861431, 0.67777864, 0.71782845, 0.72596363, 0.75490934,</text:p>
            <text:p>       0.76928759, 0.79112971, 0.81166992, 0.83007455, 0.84666605,</text:p>
            <text:p>       0.89635681, 0.91653454, 0.9321819 , 0.95218974, 0.97241896,</text:p>
            <text:p>       0.99034073]), array([0.09423077, 0.18987342, 0.27272727, 0.13333333, 0.5       ,</text:p>
            <text:p>       0.36363636, 0.2       , 0.5       , 0.22222222, 0.33333333,</text:p>
            <text:p>       0.4       , 0.2       , 0.33333333, 0.        , 0.4       ,</text:p>
            <text:p>       1.        , 0.        , 0.        , 0.66666667, 0.33333333,</text:p>
            <text:p>       0.25      , 0.        , 1.        , 0.        , 0.75      ,</text:p>
            <text:p>       1.        , 1.        , 0.        , 0.        , 0.33333333,</text:p>
            <text:p>       0.33333333, 0.66666667, 0.        , 0.        , 0.5       ,</text:p>
            <text:p>       0.5       , 1.        , 0.25      , 1.        , 0.5       ,</text:p>
            <text:p>       0.5       , 1.        , 0.16666667, 0.5       , 0.14285714,</text:p>
            <text:p>       0.4375    ]), array([1040,   79,   22,   15,   18,   11,    5,    8,    9,    6,    5,</text:p>
            <text:p>          5,    3,    2,    5,    1,    3,    2,    0,    3,    3,    4,</text:p>
            <text:p>          0,    1,    1,    1,    4,    2,    1,    2,    2,    3,    3,</text:p>
            <text:p>          3,    0,    1,    3,    2,    2,    2,    4,    2,    4,    0,</text:p>
            <text:p>          4,    2,    6,    4,    7,   16,    0]))</text:p>
          </table:table-cell>
          <table:table-cell office:value-type="float" office:value="0.210664011967718" calcext:value-type="float">
            <text:p>0,210664011967718</text:p>
          </table:table-cell>
          <table:table-cell office:value-type="float" office:value="0.121469683366525" calcext:value-type="float">
            <text:p>0,121469683366525</text:p>
          </table:table-cell>
          <table:table-cell office:value-type="float" office:value="0.329668727639985" calcext:value-type="float">
            <text:p>0,329668727639985</text:p>
          </table:table-cell>
          <table:table-cell office:value-type="float" office:value="0.63216933916355" calcext:value-type="float">
            <text:p>0,63216933916355</text:p>
          </table:table-cell>
          <table:table-cell office:value-type="float" office:value="0.367500954129723" calcext:value-type="float">
            <text:p>0,367500954129723</text:p>
          </table:table-cell>
          <table:table-cell office:value-type="float" office:value="0.829561821052006" calcext:value-type="float">
            <text:p>0,829561821052006</text:p>
          </table:table-cell>
          <table:table-cell office:value-type="float" office:value="0.134721839776157" calcext:value-type="float">
            <text:p>0,134721839776157</text:p>
          </table:table-cell>
          <table:table-cell office:value-type="string" calcext:value-type="string">
            <text:p>(array([0.01358294, 0.09360099, 0.17079322, 0.23130737, 0.28880393,</text:p>
            <text:p>       0.37652169, 0.41578536, 0.51044262, 0.57002675, 0.643565  ,</text:p>
            <text:p>       0.69798513, 0.7723497 , 0.83389349, 0.90628693, 0.99424209]), array([0.        , 0.        , 0.        , 0.        , 0.        ,</text:p>
            <text:p>       0.        , 0.        , 0.57142857, 1.        , 1.        ,</text:p>
            <text:p>       1.        , 1.        , 1.        , 1.        , 1.        ]), array([ 140,   19,   13,    6,    8,    8,    4,    7,    8,    6,    9,</text:p>
            <text:p>         13,   21,   29, 1040,    0]))</text:p>
          </table:table-cell>
          <table:table-cell office:value-type="string" calcext:value-type="string">
            <text:p>(array([0.00442347, 0.07746627, 0.64274579, 0.94712641, 0.98252187,</text:p>
            <text:p>       0.99192589, 0.99541077, 0.99713992, 0.99812102, 0.99878401,</text:p>
            <text:p>       0.99915093, 0.99936567, 0.99950095, 0.99961398, 0.99971128]), array([0.        , 0.        , 0.74157303, 1.        , 1.        ,</text:p>
            <text:p>       1.        , 1.        , 1.        , 1.        , 1.        ,</text:p>
            <text:p>       1.        , 1.        , 1.        , 1.        , 1.        ]), array([89, 89, 89, 88, 89, 89, 88, 89, 89, 88, 89, 89, 88, 89, 89,  0]))</text:p>
          </table:table-cell>
          <table:table-cell office:value-type="string" calcext:value-type="string">
            <text:p>(array([0.00624189, 0.02756175, 0.04960682, 0.06638402, 0.08774712,</text:p>
            <text:p>       0.10944395, 0.12542158, 0.15460337, 0.17024687, 0.19043959,</text:p>
            <text:p>       0.21027766, 0.23274443, 0.25090003, 0.27403637, 0.28629582,</text:p>
            <text:p>       0.30683905, 0.32259583, 0.3512606 , 0.37418413, 0.39032101,</text:p>
            <text:p>       0.40790351, 0.43943092, 0.47733277, 0.49295825, 0.52746227,</text:p>
            <text:p>       0.54600674, 0.57221007, 0.58968012, 0.60824892, 0.62577176,</text:p>
            <text:p>       0.65439135, 0.67230794, 0.70975648, 0.72762614, 0.74964178,</text:p>
            <text:p>       0.76979796, 0.7885262 , 0.81406789, 0.82999561, 0.85098556,</text:p>
            <text:p>       0.87148361, 0.89156483, 0.9154902 , 0.93325978, 0.95205939,</text:p>
            <text:p>       0.9723229 , 0.99702376]), array([0., 0., 0., 0., 0., 0., 0., 0., 0., 0., 0., 0., 0., 0., 0., 0., 0.,</text:p>
            <text:p>       0., 0., 0., 0., 0., 0., 0., 1., 1., 1., 1., 1., 1., 1., 1., 1., 1.,</text:p>
            <text:p>       1., 1., 1., 1., 1., 1., 1., 1., 1., 1., 1., 1., 1.]), array([107,  21,   8,   7,   9,   6,   1,   6,   2,   5,   2,   2,   2,</text:p>
            <text:p>         3,   3,   1,   1,   2,   2,   4,   3,   1,   0,   1,   2,   0,</text:p>
            <text:p>         4,   2,   4,   2,   1,   1,   3,   5,   0,   3,   2,   3,   5,</text:p>
            <text:p>         5,   5,   9,   6,   4,   9,  11,  14,  18,  65, 949,   0]))</text:p>
          </table:table-cell>
          <table:table-cell office:value-type="float" office:value="0.215535491936616" calcext:value-type="float">
            <text:p>0,215535491936616</text:p>
          </table:table-cell>
          <table:table-cell office:value-type="float" office:value="0.0181562858981945" calcext:value-type="float">
            <text:p>0,0181562858981945</text:p>
          </table:table-cell>
          <table:table-cell office:value-type="float" office:value="0.239044597704921" calcext:value-type="float">
            <text:p>0,239044597704921</text:p>
          </table:table-cell>
          <table:table-cell office:value-type="float" office:value="0.429973252117634" calcext:value-type="float">
            <text:p>0,429973252117634</text:p>
          </table:table-cell>
          <table:table-cell office:value-type="float" office:value="0.098827242767543" calcext:value-type="float">
            <text:p>0,098827242767543</text:p>
          </table:table-cell>
          <table:table-cell office:value-type="float" office:value="0.492958247661591" calcext:value-type="float">
            <text:p>0,492958247661591</text:p>
          </table:table-cell>
        </table:table-row>
        <table:table-row table:style-name="ro4">
          <table:table-cell office:value-type="string" calcext:value-type="string">
            <text:p>(array([0.00454293, 0.08952865, 0.1604947 , 0.23452427, 0.28725011,</text:p>
            <text:p>       0.37066237, 0.43602318, 0.51006031, 0.57334107, 0.60349953,</text:p>
            <text:p>       0.70076635, 0.75812672, 0.83678187, 0.90335928, 0.97371053]), array([0.0885459 , 0.31578947, 0.33333333, 0.66666667, 0.4       ,</text:p>
            <text:p>       0.        , 0.        , 1.        , 0.33333333, 0.        ,</text:p>
            <text:p>       0.25      , 0.33333333, 0.625     , 0.15384615, 0.45454545]), array([1231,   19,    9,    6,    5,    5,    1,    1,    3,    1,    4,</text:p>
            <text:p>          3,    8,   13,   22,    0]))</text:p>
          </table:table-cell>
          <table:table-cell office:value-type="string" calcext:value-type="string">
            <text:p>(array([4.35953908e-04, 5.05979636e-04, 5.67387534e-04, 6.61836815e-04,</text:p>
            <text:p>       7.94866622e-04, 9.62268819e-04, 1.18524769e-03, 1.49501055e-03,</text:p>
            <text:p>       2.00177358e-03, 2.68274557e-03, 3.94314979e-03, 6.25607901e-03,</text:p>
            <text:p>       1.14975299e-02, 3.93626132e-02, 6.20424910e-01]), array([0.02247191, 0.06741573, 0.03370787, 0.05681818, 0.04494382,</text:p>
            <text:p>       0.02247191, 0.07954545, 0.04494382, 0.11235955, 0.11363636,</text:p>
            <text:p>       0.12359551, 0.1011236 , 0.18181818, 0.25842697, 0.37078652]), array([89, 89, 89, 88, 89, 89, 88, 89, 89, 88, 89, 89, 88, 89, 89,  0]))</text:p>
          </table:table-cell>
          <table:table-cell office:value-type="string" calcext:value-type="string">
            <text:p>(array([0.00265854, 0.02799948, 0.05084649, 0.06861341, 0.09089519,</text:p>
            <text:p>       0.11282671, 0.13347045, 0.15055134, 0.18536842, 0.21265389,</text:p>
            <text:p>       0.2541564 , 0.26876171, 0.2846866 , 0.32146338, 0.35472107,</text:p>
            <text:p>       0.36399063, 0.38993953, 0.43602318, 0.51006031, 0.55636024,</text:p>
            <text:p>       0.58183149, 0.60349953, 0.67838877, 0.69070023, 0.71698821,</text:p>
            <text:p>       0.7338056 , 0.74934036, 0.7912342 , 0.81312815, 0.83818328,</text:p>
            <text:p>       0.85156703, 0.8753637 , 0.8932209 , 0.91079679, 0.92721119,</text:p>
            <text:p>       0.95379494, 0.96845364, 0.98781879]), array([0.07831325, 0.23913043, 0.36842105, 0.25      , 0.14285714,</text:p>
            <text:p>       1.        , 0.        , 0.4       , 0.33333333, 0.66666667,</text:p>
            <text:p>       1.        , 0.66666667, 0.        , 0.        , 0.        ,</text:p>
            <text:p>       0.        , 0.        , 0.        , 1.        , 0.        ,</text:p>
            <text:p>       0.5       , 0.        , 0.        , 0.        , 0.5       ,</text:p>
            <text:p>       1.        , 0.        , 0.        , 0.66666667, 1.        ,</text:p>
            <text:p>       0.33333333, 0.4       , 0.        , 0.2       , 0.        ,</text:p>
            <text:p>       0.25      , 0.55555556, 0.44444444]), array([1162,   46,   19,   12,    7,    2,    3,    5,    0,    3,    3,</text:p>
            <text:p>          0,    2,    3,    2,    0,    1,    2,    1,    2,    0,    1,</text:p>
            <text:p>          0,    0,    0,    1,    0,    1,    0,    2,    1,    0,    0,</text:p>
            <text:p>          1,    1,    2,    1,    1,    0,    1,    3,    1,    3,    5,</text:p>
            <text:p>          1,    5,    3,    4,    9,    9,    0]))</text:p>
          </table:table-cell>
          <table:table-cell office:value-type="float" office:value="0.368276468945348" calcext:value-type="float">
            <text:p>0,368276468945348</text:p>
          </table:table-cell>
          <table:table-cell office:value-type="float" office:value="0.0960376537505876" calcext:value-type="float">
            <text:p>0,0960376537505876</text:p>
          </table:table-cell>
          <table:table-cell office:value-type="float" office:value="0.437421072533243" calcext:value-type="float">
            <text:p>0,437421072533243</text:p>
          </table:table-cell>
          <table:table-cell office:value-type="float" office:value="0.749513130921584" calcext:value-type="float">
            <text:p>0,749513130921584</text:p>
          </table:table-cell>
          <table:table-cell office:value-type="float" office:value="0.249638392935308" calcext:value-type="float">
            <text:p>0,249638392935308</text:p>
          </table:table-cell>
          <table:table-cell office:value-type="float" office:value="0.927211185296377" calcext:value-type="float">
            <text:p>0,927211185296377</text:p>
          </table:table-cell>
          <table:table-cell office:value-type="float" office:value="0.109593886321536" calcext:value-type="float">
            <text:p>0,109593886321536</text:p>
          </table:table-cell>
          <table:table-cell office:value-type="string" calcext:value-type="string">
            <text:p>(array([0.01141207, 0.0930189 , 0.16347008, 0.23370447, 0.29140344,</text:p>
            <text:p>       0.39650047, 0.4301143 , 0.51006031, 0.57211432, 0.62933763,</text:p>
            <text:p>       0.70595802, 0.75648712, 0.83914756, 0.90826317, 0.99576868]), array([0., 0., 0., 0., 0., 0., 0., 1., 1., 1., 1., 1., 1., 1., 1.]), array([ 121,   17,    6,    6,    5,    1,    2,    1,    2,    5,    4,</text:p>
            <text:p>          3,   11,   15, 1132,    0]))</text:p>
          </table:table-cell>
          <table:table-cell office:value-type="string" calcext:value-type="string">
            <text:p>(array([0.00381951, 0.24395777, 0.94948454, 0.98951048, 0.99444636,</text:p>
            <text:p>       0.99660327, 0.99771608, 0.99833975, 0.9987436 , 0.99898869,</text:p>
            <text:p>       0.99917185, 0.99931994, 0.99942447, 0.99949031, 0.99956322]), array([0.       , 0.2247191, 1.       , 1.       , 1.       , 1.       ,</text:p>
            <text:p>       1.       , 1.       , 1.       , 1.       , 1.       , 1.       ,</text:p>
            <text:p>       1.       , 1.       , 1.       ]), array([89, 89, 89, 88, 89, 89, 88, 89, 89, 88, 89, 89, 88, 89, 89,  0]))</text:p>
          </table:table-cell>
          <table:table-cell office:value-type="string" calcext:value-type="string">
            <text:p>(array([0.00477273, 0.0293447 , 0.04825089, 0.0724504 , 0.09005213,</text:p>
            <text:p>       0.11081084, 0.12130857, 0.15083772, 0.18873481, 0.21441813,</text:p>
            <text:p>       0.25299081, 0.27270699, 0.28069222, 0.30929977, 0.32161123,</text:p>
            <text:p>       0.39650047, 0.41658884, 0.44363976, 0.51006031, 0.56397682,</text:p>
            <text:p>       0.58025181, 0.61006047, 0.63600937, 0.64527893, 0.67853662,</text:p>
            <text:p>       0.71509848, 0.73646721, 0.79652692, 0.8151872 , 0.83818328,</text:p>
            <text:p>       0.85132382, 0.86806656, 0.90971118, 0.93255277, 0.94858503,</text:p>
            <text:p>       0.97170693, 0.99745053]), array([0., 0., 0., 0., 0., 0., 0., 0., 0., 0., 0., 0., 0., 0., 0., 0., 0.,</text:p>
            <text:p>       0., 1., 1., 1., 1., 1., 1., 1., 1., 1., 1., 1., 1., 1., 1., 1., 1.,</text:p>
            <text:p>       1., 1., 1.]), array([  96,   15,   10,    6,    5,    3,    3,    4,    0,    2,    3,</text:p>
            <text:p>          0,    3,    2,    1,    1,    1,    0,    0,    1,    1,    0,</text:p>
            <text:p>          1,    0,    0,    1,    0,    0,    1,    1,    2,    1,    2,</text:p>
            <text:p>          1,    0,    3,    2,    0,    0,    1,    4,    1,    4,    5,</text:p>
            <text:p>          0,    7,    9,   13,   40, 1075,    0]))</text:p>
          </table:table-cell>
          <table:table-cell office:value-type="float" office:value="0.246832461152772" calcext:value-type="float">
            <text:p>0,246832461152772</text:p>
          </table:table-cell>
          <table:table-cell office:value-type="float" office:value="0.0068170416525373" calcext:value-type="float">
            <text:p>0,0068170416525373</text:p>
          </table:table-cell>
          <table:table-cell office:value-type="float" office:value="0.219458830046112" calcext:value-type="float">
            <text:p>0,219458830046112</text:p>
          </table:table-cell>
          <table:table-cell office:value-type="float" office:value="0.489939689636231" calcext:value-type="float">
            <text:p>0,489939689636231</text:p>
          </table:table-cell>
          <table:table-cell office:value-type="float" office:value="0.0505154599132163" calcext:value-type="float">
            <text:p>0,0505154599132163</text:p>
          </table:table-cell>
          <table:table-cell office:value-type="float" office:value="0.489939689636231" calcext:value-type="float">
            <text:p>0,489939689636231</text:p>
          </table:table-cell>
        </table:table-row>
        <table:table-row table:style-name="ro5">
          <table:table-cell office:value-type="string" calcext:value-type="string">
            <text:p>(array([0.00539952, 0.09869115, 0.15926599, 0.22676826, 0.29755877,</text:p>
            <text:p>       0.36956105, 0.42700583, 0.51170864, 0.58029675, 0.60951169,</text:p>
            <text:p>       0.70204815, 0.76857832, 0.8275248 , 0.90409883, 0.97645289]), array([0.09507347, 0.26666667, 0.21428571, 0.28571429, 0.3       ,</text:p>
            <text:p>       0.44444444, 0.2       , 0.5       , 0.375     , 0.25      ,</text:p>
            <text:p>       0.44444444, 0.27272727, 0.66666667, 0.57142857, 0.38235294]), array([1157,   30,   14,   14,   10,    9,    5,    6,    8,    4,    9,</text:p>
            <text:p>         11,    6,   14,   34,    0]))</text:p>
          </table:table-cell>
          <table:table-cell office:value-type="string" calcext:value-type="string">
            <text:p>(array([1.36469733e-04, 1.74312772e-04, 2.21364794e-04, 3.03921303e-04,</text:p>
            <text:p>       4.56540050e-04, 6.64593012e-04, 9.35654082e-04, 1.44692744e-03,</text:p>
            <text:p>       2.22671030e-03, 3.53021139e-03, 6.24948571e-03, 1.42052484e-02,</text:p>
            <text:p>       3.71545018e-02, 2.08587964e-01, 8.34228015e-01]), array([0.01123596, 0.        , 0.04494382, 0.05681818, 0.06741573,</text:p>
            <text:p>       0.1011236 , 0.13636364, 0.05617978, 0.06741573, 0.07954545,</text:p>
            <text:p>       0.15730337, 0.11235955, 0.31818182, 0.30337079, 0.42696629]), array([89, 89, 89, 88, 89, 89, 88, 89, 89, 88, 89, 89, 88, 89, 89,  0]))</text:p>
          </table:table-cell>
          <table:table-cell office:value-type="string" calcext:value-type="string">
            <text:p>(array([0.00244702, 0.02816481, 0.04995568, 0.06994352, 0.09017535,</text:p>
            <text:p>       0.11413272, 0.1311503 , 0.14858332, 0.17832578, 0.18621548,</text:p>
            <text:p>       0.20811987, 0.22977131, 0.24734448, 0.27340053, 0.29196262,</text:p>
            <text:p>       0.33060837, 0.34520379, 0.37117597, 0.38708133, 0.41124987,</text:p>
            <text:p>       0.43822137, 0.47020482, 0.51307374, 0.53006232, 0.54888117,</text:p>
            <text:p>       0.59283084, 0.60951169, 0.69017513, 0.70860265, 0.72882858,</text:p>
            <text:p>       0.75901175, 0.77120654, 0.78605507, 0.80511475, 0.84993486,</text:p>
            <text:p>       0.86955577, 0.89229992, 0.90876363, 0.93323997, 0.95214244,</text:p>
            <text:p>       0.96675209, 0.99315832]), array([0.07365439, 0.26229508, 0.38709677, 0.28571429, 0.22222222,</text:p>
            <text:p>       0.57142857, 0.36363636, 0.        , 0.        , 0.25      ,</text:p>
            <text:p>       0.33333333, 0.33333333, 0.2       , 0.33333333, 0.        ,</text:p>
            <text:p>       0.5       , 0.        , 0.5       , 0.66666667, 0.        ,</text:p>
            <text:p>       1.        , 0.        , 0.33333333, 0.66666667, 0.        ,</text:p>
            <text:p>       0.5       , 0.25      , 0.75      , 0.25      , 0.        ,</text:p>
            <text:p>       0.66666667, 0.25      , 0.        , 0.33333333, 1.        ,</text:p>
            <text:p>       0.        , 0.75      , 0.71428571, 0.5       , 0.83333333,</text:p>
            <text:p>       0.25      , 0.22222222]), array([1059,   61,   31,   14,    9,    7,   11,    3,    2,    4,    6,</text:p>
            <text:p>          3,    5,    3,    4,    0,    4,    1,    4,    3,    3,    1,</text:p>
            <text:p>          0,    2,    0,    3,    3,    1,    0,    6,    4,    0,    0,</text:p>
            <text:p>          0,    4,    4,    2,    3,    4,    3,    3,    0,    3,    1,</text:p>
            <text:p>          4,    7,    4,    6,    8,   18,    0]))</text:p>
          </table:table-cell>
          <table:table-cell office:value-type="float" office:value="0.206236388527587" calcext:value-type="float">
            <text:p>0,206236388527587</text:p>
          </table:table-cell>
          <table:table-cell office:value-type="float" office:value="0.109571589965738" calcext:value-type="float">
            <text:p>0,109571589965738</text:p>
          </table:table-cell>
          <table:table-cell office:value-type="float" office:value="0.30708033502396" calcext:value-type="float">
            <text:p>0,30708033502396</text:p>
          </table:table-cell>
          <table:table-cell office:value-type="float" office:value="0.594099947634865" calcext:value-type="float">
            <text:p>0,594099947634865</text:p>
          </table:table-cell>
          <table:table-cell office:value-type="float" office:value="0.407261723212982" calcext:value-type="float">
            <text:p>0,407261723212982</text:p>
          </table:table-cell>
          <table:table-cell office:value-type="float" office:value="0.869555771350861" calcext:value-type="float">
            <text:p>0,869555771350861</text:p>
          </table:table-cell>
          <table:table-cell office:value-type="float" office:value="0.122872311878724" calcext:value-type="float">
            <text:p>0,122872311878724</text:p>
          </table:table-cell>
          <table:table-cell office:value-type="string" calcext:value-type="string">
            <text:p>(array([0.01499369, 0.10441491, 0.168823  , 0.22627904, 0.2990869 ,</text:p>
            <text:p>       0.38392496, 0.42812441, 0.50944523, 0.58229876, 0.63324533,</text:p>
            <text:p>       0.70323098, 0.76884265, 0.838636  , 0.90528192, 0.99520408]), array([0.        , 0.        , 0.        , 0.        , 0.        ,</text:p>
            <text:p>       0.        , 0.        , 0.66666667, 1.        , 1.        ,</text:p>
            <text:p>       1.        , 1.        , 1.        , 1.        , 1.        ]), array([ 131,   14,    5,   12,    8,    7,    6,    6,    7,    6,   11,</text:p>
            <text:p>         13,   15,   30, 1060,    0]))</text:p>
          </table:table-cell>
          <table:table-cell office:value-type="string" calcext:value-type="string">
            <text:p>(array([0.00378874, 0.13627773, 0.75111699, 0.96348644, 0.98833718,</text:p>
            <text:p>       0.99521766, 0.99715275, 0.99823416, 0.99890503, 0.9992802 ,</text:p>
            <text:p>       0.99951286, 0.99968662, 0.99977696, 0.99982525, 0.99986333]), array([0.        , 0.        , 0.92134831, 1.        , 1.        ,</text:p>
            <text:p>       1.        , 1.        , 1.        , 1.        , 1.        ,</text:p>
            <text:p>       1.        , 1.        , 1.        , 1.        , 1.        ]), array([89, 89, 89, 88, 89, 89, 88, 89, 89, 88, 89, 89, 88, 89, 89,  0]))</text:p>
          </table:table-cell>
          <table:table-cell office:value-type="string" calcext:value-type="string">
            <text:p>(array([0.0042933 , 0.03038987, 0.04922915, 0.06722506, 0.0893364 ,</text:p>
            <text:p>       0.11561566, 0.13131234, 0.19040694, 0.21034706, 0.22613634,</text:p>
            <text:p>       0.24670139, 0.27067423, 0.2908027 , 0.31859738, 0.32766604,</text:p>
            <text:p>       0.36949039, 0.38969879, 0.40530469, 0.43822137, 0.45111883,</text:p>
            <text:p>       0.46349221, 0.4852806 , 0.50978243, 0.52831738, 0.58985825,</text:p>
            <text:p>       0.61264835, 0.62713844, 0.65479621, 0.66644931, 0.6930993 ,</text:p>
            <text:p>       0.70779365, 0.72473913, 0.75561927, 0.76668587, 0.79029531,</text:p>
            <text:p>       0.81042578, 0.82167422, 0.85067577, 0.86906631, 0.89139149,</text:p>
            <text:p>       0.90892607, 0.92975841, 0.95017531, 0.9720115 , 0.99764512]), array([0., 0., 0., 0., 0., 0., 0., 0., 0., 0., 0., 0., 0., 0., 0., 0., 0.,</text:p>
            <text:p>       0., 0., 0., 0., 0., 1., 1., 1., 1., 1., 1., 1., 1., 1., 1., 1., 1.,</text:p>
            <text:p>       1., 1., 1., 1., 1., 1., 1., 1., 1., 1., 1.]), array([ 92,  22,  13,   6,   4,   5,   5,   0,   0,   3,   5,   4,   2,</text:p>
            <text:p>         3,   3,   1,   2,   0,   2,   5,   3,   1,   1,   1,   2,   1,</text:p>
            <text:p>         4,   0,   0,   6,   2,   2,   1,   2,   3,   5,   2,   6,   3,</text:p>
            <text:p>         4,   4,   2,   6,   7,   6,  12,  12,  24,  47, 985,   0]))</text:p>
          </table:table-cell>
          <table:table-cell office:value-type="float" office:value="0.22374190827333" calcext:value-type="float">
            <text:p>0,22374190827333</text:p>
          </table:table-cell>
          <table:table-cell office:value-type="float" office:value="0.0247346240732438" calcext:value-type="float">
            <text:p>0,0247346240732438</text:p>
          </table:table-cell>
          <table:table-cell office:value-type="float" office:value="0.243163729683412" calcext:value-type="float">
            <text:p>0,243163729683412</text:p>
          </table:table-cell>
          <table:table-cell office:value-type="float" office:value="0.428124412894249" calcext:value-type="float">
            <text:p>0,428124412894249</text:p>
          </table:table-cell>
          <table:table-cell office:value-type="float" office:value="0.170231325321653" calcext:value-type="float">
            <text:p>0,170231325321653</text:p>
          </table:table-cell>
          <table:table-cell office:value-type="float" office:value="0.490217566490173" calcext:value-type="float">
            <text:p>0,490217566490173</text:p>
          </table:table-cell>
        </table:table-row>
        <table:table-row table:style-name="ro3">
          <table:table-cell office:value-type="string" calcext:value-type="string">
            <text:p>(array([0.00676346, 0.09404421, 0.1676581 , 0.22811416, 0.29937547,</text:p>
            <text:p>       0.37160526, 0.42622694, 0.49782294, 0.55817935, 0.63593405,</text:p>
            <text:p>       0.70401512, 0.76179364, 0.83277439, 0.88803273, 0.97162855]), array([0.08629893, 0.19148936, 0.17647059, 0.33333333, 0.4       ,</text:p>
            <text:p>       0.33333333, 0.27272727, 0.125     , 0.44444444, 0.44444444,</text:p>
            <text:p>       0.5       , 0.22222222, 0.22222222, 0.33333333, 0.52777778]), array([1124,   47,   17,   15,   10,    9,   11,    8,    9,    9,    6,</text:p>
            <text:p>          9,    9,   12,   36,    0]))</text:p>
          </table:table-cell>
          <table:table-cell office:value-type="string" calcext:value-type="string">
            <text:p>(array([3.81871131e-04, 5.06118607e-04, 6.58873511e-04, 9.12365428e-04,</text:p>
            <text:p>       1.19426439e-03, 1.59131193e-03, 2.12941886e-03, 3.07711944e-03,</text:p>
            <text:p>       4.57035381e-03, 6.91414633e-03, 1.14484108e-02, 2.30371488e-02,</text:p>
            <text:p>       5.63993864e-02, 2.68129991e-01, 8.36206425e-01]), array([0.02247191, 0.04494382, 0.02247191, 0.02272727, 0.07865169,</text:p>
            <text:p>       0.04494382, 0.05681818, 0.12359551, 0.05617978, 0.14772727,</text:p>
            <text:p>       0.13483146, 0.15730337, 0.23863636, 0.25842697, 0.42696629]), array([89, 89, 89, 88, 89, 89, 88, 89, 89, 88, 89, 89, 88, 89, 89,  0]))</text:p>
          </table:table-cell>
          <table:table-cell office:value-type="string" calcext:value-type="string">
            <text:p>(array([0.00354074, 0.02921615, 0.04744112, 0.07297553, 0.09233477,</text:p>
            <text:p>       0.10931497, 0.12945807, 0.1470417 , 0.16976063, 0.18723467,</text:p>
            <text:p>       0.20483322, 0.23165804, 0.24814058, 0.27114082, 0.28575188,</text:p>
            <text:p>       0.31361432, 0.33324443, 0.35431853, 0.37390311, 0.39108671,</text:p>
            <text:p>       0.40872295, 0.42440494, 0.45280118, 0.47224595, 0.49544832,</text:p>
            <text:p>       0.51279143, 0.5324976 , 0.55192697, 0.56667264, 0.60886073,</text:p>
            <text:p>       0.63098866, 0.64764777, 0.6844053 , 0.71132312, 0.72131073,</text:p>
            <text:p>       0.75013986, 0.76585318, 0.79217058, 0.80892652, 0.8294805 ,</text:p>
            <text:p>       0.84959956, 0.87254847, 0.89465137, 0.90834322, 0.93397325,</text:p>
            <text:p>       0.94966102, 0.96864023, 0.99040477]), array([0.06923838, 0.18666667, 0.36111111, 0.11111111, 0.25      ,</text:p>
            <text:p>       0.11111111, 0.28571429, 0.        , 0.14285714, 0.4       ,</text:p>
            <text:p>       0.2       , 0.33333333, 0.66666667, 0.2       , 0.        ,</text:p>
            <text:p>       1.        , 0.4       , 0.        , 0.5       , 0.25      ,</text:p>
            <text:p>       0.2       , 0.        , 0.5       , 0.25      , 1.        ,</text:p>
            <text:p>       0.        , 0.33333333, 0.        , 0.5       , 1.        ,</text:p>
            <text:p>       0.5       , 0.25      , 0.5       , 0.66666667, 0.        ,</text:p>
            <text:p>       0.25      , 0.25      , 0.        , 0.        , 1.        ,</text:p>
            <text:p>       0.        , 0.28571429, 0.33333333, 0.33333333, 0.        ,</text:p>
            <text:p>       0.33333333, 0.66666667, 0.64705882]), array([1011,   75,   36,   18,   16,    9,    7,    4,    7,    5,    5,</text:p>
            <text:p>          6,    3,    5,    1,    2,    5,    1,    2,    4,    5,    3,</text:p>
            <text:p>          2,    4,    1,    3,    3,    1,    6,    0,    1,    4,    4,</text:p>
            <text:p>          0,    2,    3,    1,    4,    4,    1,    3,    2,    3,    7,</text:p>
            <text:p>          3,    3,    1,   12,    6,   17,    0]))</text:p>
          </table:table-cell>
          <table:table-cell office:value-type="float" office:value="0.240942981829823" calcext:value-type="float">
            <text:p>0,240942981829823</text:p>
          </table:table-cell>
          <table:table-cell office:value-type="float" office:value="0.0971616478862497" calcext:value-type="float">
            <text:p>0,0971616478862497</text:p>
          </table:table-cell>
          <table:table-cell office:value-type="float" office:value="0.327036919373725" calcext:value-type="float">
            <text:p>0,327036919373725</text:p>
          </table:table-cell>
          <table:table-cell office:value-type="float" office:value="0.610552165243361" calcext:value-type="float">
            <text:p>0,610552165243361</text:p>
          </table:table-cell>
          <table:table-cell office:value-type="float" office:value="0.409240133306953" calcext:value-type="float">
            <text:p>0,409240133306953</text:p>
          </table:table-cell>
          <table:table-cell office:value-type="float" office:value="0.933973252773285" calcext:value-type="float">
            <text:p>0,933973252773285</text:p>
          </table:table-cell>
          <table:table-cell office:value-type="float" office:value="0.116342578638338" calcext:value-type="float">
            <text:p>0,116342578638338</text:p>
          </table:table-cell>
          <table:table-cell office:value-type="string" calcext:value-type="string">
            <text:p>(array([0.01738665, 0.10367147, 0.17194894, 0.23470074, 0.30046139,</text:p>
            <text:p>       0.36077269, 0.44298712, 0.50103914, 0.57325122, 0.62651406,</text:p>
            <text:p>       0.70372952, 0.77090327, 0.83526694, 0.90473166, 0.99365064]), array([0.   , 0.   , 0.   , 0.   , 0.   , 0.   , 0.   , 0.375, 1.   ,</text:p>
            <text:p>       1.   , 1.   , 1.   , 1.   , 1.   , 1.   ]), array([ 114,   17,   10,   12,    7,    8,    8,    8,   12,   10,    9,</text:p>
            <text:p>         12,   16,   42, 1046,    0]))</text:p>
          </table:table-cell>
          <table:table-cell office:value-type="string" calcext:value-type="string">
            <text:p>(array([0.0087699 , 0.19090593, 0.74760033, 0.95275479, 0.98226676,</text:p>
            <text:p>       0.99093997, 0.99444538, 0.99648708, 0.9976523 , 0.99830733,</text:p>
            <text:p>       0.99875011, 0.99906021, 0.99932672, 0.99948668, 0.99961711]), array([0.        , 0.        , 0.96629213, 1.        , 1.        ,</text:p>
            <text:p>       1.        , 1.        , 1.        , 1.        , 1.        ,</text:p>
            <text:p>       1.        , 1.        , 1.        , 1.        , 1.        ]), array([89, 89, 89, 88, 89, 89, 88, 89, 89, 88, 89, 89, 88, 89, 89,  0]))</text:p>
          </table:table-cell>
          <table:table-cell office:value-type="string" calcext:value-type="string">
            <text:p>(array([0.00548157, 0.02979389, 0.04870238, 0.0707325 , 0.09201499,</text:p>
            <text:p>       0.10558965, 0.12670786, 0.15040044, 0.17743257, 0.19025714,</text:p>
            <text:p>       0.20435655, 0.23264695, 0.2488922 , 0.27320604, 0.2906689 ,</text:p>
            <text:p>       0.31318592, 0.33235252, 0.35374216, 0.36701648, 0.38579151,</text:p>
            <text:p>       0.4103612 , 0.43315264, 0.45144291, 0.46845016, 0.4892685 ,</text:p>
            <text:p>       0.52846487, 0.54921043, 0.57104649, 0.59168661, 0.60757636,</text:p>
            <text:p>       0.62573262, 0.64874952, 0.66616097, 0.68113971, 0.71296213,</text:p>
            <text:p>       0.72800468, 0.75029936, 0.76733984, 0.79417939, 0.81396397,</text:p>
            <text:p>       0.83100865, 0.8529583 , 0.86979826, 0.89076537, 0.9076741 ,</text:p>
            <text:p>       0.9270382 , 0.95225193, 0.97072819, 0.99650609]), array([0., 0., 0., 0., 0., 0., 0., 0., 0., 0., 0., 0., 0., 0., 0., 0., 0.,</text:p>
            <text:p>       0., 0., 0., 0., 0., 0., 0., 0., 1., 1., 1., 1., 1., 1., 1., 1., 1.,</text:p>
            <text:p>       1., 1., 1., 1., 1., 1., 1., 1., 1., 1., 1., 1., 1., 1., 1.]), array([ 76,  16,  21,   3,   6,   3,   7,   3,   1,   5,   2,   5,   5,</text:p>
            <text:p>         2,   1,   3,   2,   3,   3,   1,   1,   3,   2,   3,   4,   0,</text:p>
            <text:p>         4,   1,   6,   4,   4,   3,   2,   3,   1,   3,   4,   2,   5,</text:p>
            <text:p>         4,   3,   8,   4,   7,   9,  13,  16,  27,  65, 952,   0]))</text:p>
          </table:table-cell>
          <table:table-cell office:value-type="float" office:value="0.223328053071284" calcext:value-type="float">
            <text:p>0,223328053071284</text:p>
          </table:table-cell>
          <table:table-cell office:value-type="float" office:value="0.0339515469253189" calcext:value-type="float">
            <text:p>0,0339515469253189</text:p>
          </table:table-cell>
          <table:table-cell office:value-type="float" office:value="0.245232686103706" calcext:value-type="float">
            <text:p>0,245232686103706</text:p>
          </table:table-cell>
          <table:table-cell office:value-type="float" office:value="0.442987117916346" calcext:value-type="float">
            <text:p>0,442987117916346</text:p>
          </table:table-cell>
          <table:table-cell office:value-type="float" office:value="0.218691803933529" calcext:value-type="float">
            <text:p>0,218691803933529</text:p>
          </table:table-cell>
          <table:table-cell office:value-type="float" office:value="0.489268504083157" calcext:value-type="float">
            <text:p>0,489268504083157</text:p>
          </table:table-cell>
        </table:table-row>
        <table:table-row table:style-name="ro5">
          <table:table-cell office:value-type="string" calcext:value-type="string">
            <text:p>(array([0.00502324, 0.09265076, 0.1679629 , 0.22923977, 0.2988789 ,</text:p>
            <text:p>       0.35884175, 0.4397768 , 0.50732098, 0.56185631, 0.62228751,</text:p>
            <text:p>       0.71300399, 0.75509239, 0.83213102, 0.89566333, 0.97252764]), array([0.07558645, 0.30769231, 0.36842105, 0.2       , 0.33333333,</text:p>
            <text:p>       0.2       , 0.8       , 0.25      , 0.75      , 0.16666667,</text:p>
            <text:p>       0.33333333, 0.6       , 0.14285714, 0.17647059, 0.4516129 ]), array([1151,   39,   19,   15,    6,   10,    5,    8,    4,    6,    3,</text:p>
            <text:p>         10,    7,   17,   31,    0]))</text:p>
          </table:table-cell>
          <table:table-cell office:value-type="string" calcext:value-type="string">
            <text:p>(array([4.09748231e-04, 4.98037243e-04, 6.03945885e-04, 7.26200572e-04,</text:p>
            <text:p>       9.00895230e-04, 1.12730641e-03, 1.44962565e-03, 1.92745942e-03,</text:p>
            <text:p>       2.52049221e-03, 3.63711189e-03, 6.17198718e-03, 1.21329156e-02,</text:p>
            <text:p>       3.48297680e-02, 1.83711781e-01, 8.11998105e-01]), array([0.02247191, 0.01123596, 0.03370787, 0.01136364, 0.06741573,</text:p>
            <text:p>       0.01123596, 0.05681818, 0.05617978, 0.08988764, 0.125     ,</text:p>
            <text:p>       0.11235955, 0.25842697, 0.125     , 0.30337079, 0.38202247]), array([89, 89, 89, 88, 89, 89, 88, 89, 89, 88, 89, 89, 88, 89, 89,  0]))</text:p>
          </table:table-cell>
          <table:table-cell office:value-type="string" calcext:value-type="string">
            <text:p>(array([0.00279837, 0.02840342, 0.04684726, 0.07061886, 0.09196886,</text:p>
            <text:p>       0.11026167, 0.127475  , 0.15290713, 0.17306191, 0.18725606,</text:p>
            <text:p>       0.21436135, 0.22733941, 0.25121035, 0.27057285, 0.3064323 ,</text:p>
            <text:p>       0.33380614, 0.35393753, 0.3624146 , 0.38962755, 0.43276539,</text:p>
            <text:p>       0.4502939 , 0.47368231, 0.48122123, 0.51174122, 0.53273718,</text:p>
            <text:p>       0.58658797, 0.61108049, 0.62600726, 0.64846909, 0.70761517,</text:p>
            <text:p>       0.73279947, 0.74347478, 0.76878498, 0.79605305, 0.81115735,</text:p>
            <text:p>       0.83060341, 0.84567308, 0.87053502, 0.88887459, 0.91289711,</text:p>
            <text:p>       0.92996248, 0.95143314, 0.97109941, 0.98785218]), array([0.07082945, 0.15384615, 0.14285714, 0.13636364, 0.625     ,</text:p>
            <text:p>       0.14285714, 0.44444444, 0.28571429, 0.        , 0.5       ,</text:p>
            <text:p>       0.16666667, 0.2       , 0.        , 0.33333333, 0.33333333,</text:p>
            <text:p>       0.66666667, 0.        , 0.        , 0.5       , 0.66666667,</text:p>
            <text:p>       1.        , 0.        , 1.        , 0.25      , 0.25      ,</text:p>
            <text:p>       1.        , 0.33333333, 0.        , 0.        , 0.5       ,</text:p>
            <text:p>       0.33333333, 0.5       , 0.66666667, 1.        , 0.        ,</text:p>
            <text:p>       0.25      , 0.        , 0.        , 0.33333333, 0.        ,</text:p>
            <text:p>       0.2       , 0.42857143, 0.6       , 0.38461538]), array([1073,   52,   21,   22,    8,    7,    9,    7,    2,    8,    6,</text:p>
            <text:p>          5,    3,    3,    0,    3,    3,    5,    1,    2,    0,    3,</text:p>
            <text:p>          2,    1,    1,    4,    4,    0,    0,    2,    3,    2,    1,</text:p>
            <text:p>          0,    0,    2,    3,    4,    3,    1,    1,    4,    2,    5,</text:p>
            <text:p>          6,    2,    5,    7,   10,   13,    0]))</text:p>
          </table:table-cell>
          <table:table-cell office:value-type="float" office:value="0.2956034649346" calcext:value-type="float">
            <text:p>0,2956034649346</text:p>
          </table:table-cell>
          <table:table-cell office:value-type="float" office:value="0.0975868207886912" calcext:value-type="float">
            <text:p>0,0975868207886912</text:p>
          </table:table-cell>
          <table:table-cell office:value-type="float" office:value="0.356324999438707" calcext:value-type="float">
            <text:p>0,356324999438707</text:p>
          </table:table-cell>
          <table:table-cell office:value-type="float" office:value="0.719192743301392" calcext:value-type="float">
            <text:p>0,719192743301392</text:p>
          </table:table-cell>
          <table:table-cell office:value-type="float" office:value="0.429975632871135" calcext:value-type="float">
            <text:p>0,429975632871135</text:p>
          </table:table-cell>
          <table:table-cell office:value-type="float" office:value="0.912897109985352" calcext:value-type="float">
            <text:p>0,912897109985352</text:p>
          </table:table-cell>
          <table:table-cell office:value-type="float" office:value="0.111030871306005" calcext:value-type="float">
            <text:p>0,111030871306005</text:p>
          </table:table-cell>
          <table:table-cell office:value-type="string" calcext:value-type="string">
            <text:p>(array([0.01244031, 0.10180206, 0.16921772, 0.24380621, 0.30412216,</text:p>
            <text:p>       0.37395243, 0.44594403, 0.48971786, 0.56956536, 0.64033051,</text:p>
            <text:p>       0.71244544, 0.7677206 , 0.83334249, 0.90865835, 0.99504676]), array([0.  , 0.  , 0.  , 0.  , 0.  , 0.  , 0.  , 0.25, 1.  , 1.  , 1.  ,</text:p>
            <text:p>       1.  , 1.  , 1.  , 1.  ]), array([ 104,   26,   13,    7,    4,    7,    5,    8,    4,    9,    5,</text:p>
            <text:p>         18,   13,   30, 1078,    0]))</text:p>
          </table:table-cell>
          <table:table-cell office:value-type="string" calcext:value-type="string">
            <text:p>(array([0.00729869, 0.21862265, 0.83660967, 0.97306261, 0.99058613,</text:p>
            <text:p>       0.99552833, 0.9971803 , 0.99792781, 0.99846787, 0.9988348 ,</text:p>
            <text:p>       0.9990723 , 0.99926428, 0.99939087, 0.99949956, 0.99958948]), array([0.        , 0.06741573, 1.        , 1.        , 1.        ,</text:p>
            <text:p>       1.        , 1.        , 1.        , 1.        , 1.        ,</text:p>
            <text:p>       1.        , 1.        , 1.        , 1.        , 1.        ]), array([89, 89, 89, 88, 89, 89, 88, 89, 89, 88, 89, 89, 88, 89, 89,  0]))</text:p>
          </table:table-cell>
          <table:table-cell office:value-type="string" calcext:value-type="string">
            <text:p>(array([0.00644144, 0.02755726, 0.0510395 , 0.07158042, 0.09070978,</text:p>
            <text:p>       0.1096677 , 0.1293886 , 0.15583514, 0.16841066, 0.18679829,</text:p>
            <text:p>       0.21809044, 0.22504353, 0.25635311, 0.26732603, 0.29783899,</text:p>
            <text:p>       0.318073  , 0.33101425, 0.35153091, 0.37399274, 0.39349346,</text:p>
            <text:p>       0.43289803, 0.4502939 , 0.46887896, 0.48529761, 0.50693411,</text:p>
            <text:p>       0.53195165, 0.56749988, 0.58658797, 0.61723338, 0.6375854 ,</text:p>
            <text:p>       0.64606247, 0.66061008, 0.69938806, 0.71306932, 0.72955265,</text:p>
            <text:p>       0.74659486, 0.76995749, 0.78799589, 0.81177508, 0.82717392,</text:p>
            <text:p>       0.84886736, 0.87397951, 0.8887193 , 0.90833728, 0.92986302,</text:p>
            <text:p>       0.95397696, 0.97129406, 0.99738573]), array([0., 0., 0., 0., 0., 0., 0., 0., 0., 0., 0., 0., 0., 0., 0., 0., 0.,</text:p>
            <text:p>       0., 0., 0., 0., 0., 0., 0., 1., 1., 1., 1., 1., 1., 1., 1., 1., 1.,</text:p>
            <text:p>       1., 1., 1., 1., 1., 1., 1., 1., 1., 1., 1., 1., 1., 1.]), array([  84,   12,    7,    7,    7,    5,    9,    4,    3,    5,    1,</text:p>
            <text:p>          2,    2,    3,    1,    1,    2,    1,    2,    3,    0,    2,</text:p>
            <text:p>          2,    3,    4,    1,    2,    0,    1,    2,    2,    1,    5,</text:p>
            <text:p>          1,    2,    1,    3,    5,    6,    6,    4,    3,    5,    5,</text:p>
            <text:p>          8,    3,   20,   21,   50, 1002,    0]))</text:p>
          </table:table-cell>
          <table:table-cell office:value-type="float" office:value="0.230926217705322" calcext:value-type="float">
            <text:p>0,230926217705322</text:p>
          </table:table-cell>
          <table:table-cell office:value-type="float" office:value="0.0248994392665767" calcext:value-type="float">
            <text:p>0,0248994392665767</text:p>
          </table:table-cell>
          <table:table-cell office:value-type="float" office:value="0.242815798878715" calcext:value-type="float">
            <text:p>0,242815798878715</text:p>
          </table:table-cell>
          <table:table-cell office:value-type="float" office:value="0.445944029092789" calcext:value-type="float">
            <text:p>0,445944029092789</text:p>
          </table:table-cell>
          <table:table-cell office:value-type="float" office:value="0.163390327537997" calcext:value-type="float">
            <text:p>0,163390327537997</text:p>
          </table:table-cell>
          <table:table-cell office:value-type="float" office:value="0.493065893650055" calcext:value-type="float">
            <text:p>0,493065893650055</text:p>
          </table:table-cell>
        </table:table-row>
        <table:table-row table:style-name="ro3">
          <table:table-cell office:value-type="string" calcext:value-type="string">
            <text:p>(array([0.00538409, 0.0974962 , 0.16133277, 0.23006964, 0.30422882,</text:p>
            <text:p>       0.36579698, 0.43865191, 0.49414637, 0.56276794, 0.63441833,</text:p>
            <text:p>       0.69876176, 0.77081504, 0.83609046, 0.90085644, 0.98012923]), array([0.07658059, 0.33333333, 0.31578947, 0.30769231, 0.35714286,</text:p>
            <text:p>       0.33333333, 0.45454545, 0.33333333, 0.28571429, 0.33333333,</text:p>
            <text:p>       0.25      , 0.31578947, 0.11111111, 0.42105263, 0.47222222]), array([1123,   39,   19,   13,   14,    9,   11,    6,    7,    3,    4,</text:p>
            <text:p>         19,    9,   19,   36,    0]))</text:p>
          </table:table-cell>
          <table:table-cell office:value-type="string" calcext:value-type="string">
            <text:p>(array([2.20699894e-04, 2.92421262e-04, 3.76270339e-04, 4.84879293e-04,</text:p>
            <text:p>       6.33236573e-04, 8.75834901e-04, 1.34280812e-03, 1.89026156e-03,</text:p>
            <text:p>       2.74000308e-03, 4.49995957e-03, 8.75352243e-03, 1.78102927e-02,</text:p>
            <text:p>       5.90758633e-02, 3.04041257e-01, 8.83711527e-01]), array([0.03370787, 0.04494382, 0.02247191, 0.04545455, 0.03370787,</text:p>
            <text:p>       0.02247191, 0.09090909, 0.08988764, 0.05617978, 0.15909091,</text:p>
            <text:p>       0.14606742, 0.13483146, 0.20454545, 0.33707865, 0.38202247]), array([89, 89, 89, 88, 89, 89, 88, 89, 89, 88, 89, 89, 88, 89, 89,  0]))</text:p>
          </table:table-cell>
          <table:table-cell office:value-type="string" calcext:value-type="string">
            <text:p>(array([0.00286116, 0.0280698 , 0.04877422, 0.06859176, 0.08911206,</text:p>
            <text:p>       0.10880968, 0.12749582, 0.15235909, 0.17389639, 0.19638228,</text:p>
            <text:p>       0.20832969, 0.2291457 , 0.25315073, 0.26994511, 0.29399056,</text:p>
            <text:p>       0.31085984, 0.32997832, 0.34947789, 0.37150393, 0.39488767,</text:p>
            <text:p>       0.41651958, 0.4305429 , 0.45042704, 0.46839219, 0.48520902,</text:p>
            <text:p>       0.50397339, 0.53112155, 0.55253027, 0.57317519, 0.59588492,</text:p>
            <text:p>       0.61920065, 0.62395751, 0.66908109, 0.72826382, 0.7516687 ,</text:p>
            <text:p>       0.76972669, 0.79369409, 0.81344342, 0.83406889, 0.84893015,</text:p>
            <text:p>       0.87445508, 0.88891371, 0.91163959, 0.92778832, 0.95114873,</text:p>
            <text:p>       0.97326217, 0.99172995]), array([0.07012488, 0.12      , 0.16      , 0.38888889, 0.28571429,</text:p>
            <text:p>       0.35714286, 0.4       , 0.11111111, 0.75      , 0.        ,</text:p>
            <text:p>       0.4       , 0.5       , 0.        , 0.2       , 0.33333333,</text:p>
            <text:p>       0.5       , 0.2       , 0.33333333, 0.33333333, 0.5       ,</text:p>
            <text:p>       0.        , 0.33333333, 0.5       , 0.75      , 0.        ,</text:p>
            <text:p>       0.5       , 0.        , 0.66666667, 0.        , 0.        ,</text:p>
            <text:p>       0.        , 1.        , 0.        , 0.66666667, 0.2       ,</text:p>
            <text:p>       0.28571429, 0.33333333, 0.5       , 0.        , 0.        ,</text:p>
            <text:p>       0.5       , 0.5       , 0.33333333, 0.375     , 0.66666667,</text:p>
            <text:p>       0.4       , 0.47619048]), array([1041,   50,   25,   18,    7,   14,   10,    9,    4,    3,    5,</text:p>
            <text:p>          4,    2,    5,    3,    4,    5,    3,    3,    2,    1,    6,</text:p>
            <text:p>          2,    4,    1,    2,    2,    3,    2,    1,    1,    1,    0,</text:p>
            <text:p>          3,    0,    0,    3,    5,    7,    6,    2,    3,    4,    4,</text:p>
            <text:p>          6,    3,    8,    3,   10,   21,    0]))</text:p>
          </table:table-cell>
          <table:table-cell office:value-type="float" office:value="0.266387560057407" calcext:value-type="float">
            <text:p>0,266387560057407</text:p>
          </table:table-cell>
          <table:table-cell office:value-type="float" office:value="0.101333337284447" calcext:value-type="float">
            <text:p>0,101333337284447</text:p>
          </table:table-cell>
          <table:table-cell office:value-type="float" office:value="0.320424736125079" calcext:value-type="float">
            <text:p>0,320424736125079</text:p>
          </table:table-cell>
          <table:table-cell office:value-type="float" office:value="0.724979347652859" calcext:value-type="float">
            <text:p>0,724979347652859</text:p>
          </table:table-cell>
          <table:table-cell office:value-type="float" office:value="0.501689054992761" calcext:value-type="float">
            <text:p>0,501689054992761</text:p>
          </table:table-cell>
          <table:table-cell office:value-type="float" office:value="0.848930150270462" calcext:value-type="float">
            <text:p>0,848930150270462</text:p>
          </table:table-cell>
          <table:table-cell office:value-type="float" office:value="0.118520850619526" calcext:value-type="float">
            <text:p>0,118520850619526</text:p>
          </table:table-cell>
          <table:table-cell office:value-type="string" calcext:value-type="string">
            <text:p>(array([0.01182584, 0.09741927, 0.15963975, 0.22619399, 0.30572821,</text:p>
            <text:p>       0.36501115, 0.44150187, 0.50026759, 0.56615291, 0.63373399,</text:p>
            <text:p>       0.69816692, 0.76665855, 0.83531772, 0.90152892, 0.99476284]), array([0. , 0. , 0. , 0. , 0. , 0. , 0. , 0.5, 1. , 1. , 1. , 1. , 1. ,</text:p>
            <text:p>       1. , 1. ]), array([ 105,   24,   14,   17,    8,    5,   10,    6,    8,    7,   10,</text:p>
            <text:p>         15,   14,   34, 1054,    0]))</text:p>
          </table:table-cell>
          <table:table-cell office:value-type="string" calcext:value-type="string">
            <text:p>(array([0.00598599, 0.17449052, 0.73943925, 0.95950443, 0.98609331,</text:p>
            <text:p>       0.99354451, 0.99673207, 0.99786787, 0.99852653, 0.9990501 ,</text:p>
            <text:p>       0.99933571, 0.99950028, 0.99961513, 0.99970271, 0.99977795]), array([0.        , 0.        , 0.91011236, 1.        , 1.        ,</text:p>
            <text:p>       1.        , 1.        , 1.        , 1.        , 1.        ,</text:p>
            <text:p>       1.        , 1.        , 1.        , 1.        , 1.        ]), array([89, 89, 89, 88, 89, 89, 88, 89, 89, 88, 89, 89, 88, 89, 89,  0]))</text:p>
          </table:table-cell>
          <table:table-cell office:value-type="string" calcext:value-type="string">
            <text:p>(array([0.00505573, 0.02621528, 0.04952156, 0.07054696, 0.09004711,</text:p>
            <text:p>       0.1104924 , 0.12889937, 0.15194891, 0.16908881, 0.18949455,</text:p>
            <text:p>       0.20812158, 0.22879091, 0.248758  , 0.2722549 , 0.29879537,</text:p>
            <text:p>       0.31169379, 0.32975902, 0.34402421, 0.36631307, 0.38740765,</text:p>
            <text:p>       0.40411508, 0.4318459 , 0.44926475, 0.46764949, 0.49934453,</text:p>
            <text:p>       0.51104115, 0.52692178, 0.55175541, 0.57261916, 0.58348042,</text:p>
            <text:p>       0.6042406 , 0.62525293, 0.64779527, 0.66909695, 0.68997411,</text:p>
            <text:p>       0.70841184, 0.72992928, 0.74902469, 0.76826011, 0.79384911,</text:p>
            <text:p>       0.80680864, 0.82115401, 0.84802917, 0.87453229, 0.89117382,</text:p>
            <text:p>       0.91188713, 0.9310156 , 0.95137819, 0.97174406, 0.99721119]), array([0., 0., 0., 0., 0., 0., 0., 0., 0., 0., 0., 0., 0., 0., 0., 0., 0.,</text:p>
            <text:p>       0., 0., 0., 0., 0., 0., 0., 0., 1., 1., 1., 1., 1., 1., 1., 1., 1.,</text:p>
            <text:p>       1., 1., 1., 1., 1., 1., 1., 1., 1., 1., 1., 1., 1., 1., 1., 1.]), array([ 84,  12,   5,  12,   4,   8,   6,   5,   6,   1,   6,   7,   4,</text:p>
            <text:p>         2,   1,   2,   4,   1,   1,   2,   1,   4,   2,   5,   1,   2,</text:p>
            <text:p>         1,   3,   4,   1,   1,   3,   2,   4,   2,   2,   6,   3,   4,</text:p>
            <text:p>         5,   4,   1,   8,   8,  12,   6,  14,  23,  48, 978,   0]))</text:p>
          </table:table-cell>
          <table:table-cell office:value-type="float" office:value="0.214084388720566" calcext:value-type="float">
            <text:p>0,214084388720566</text:p>
          </table:table-cell>
          <table:table-cell office:value-type="float" office:value="0.028126601673672" calcext:value-type="float">
            <text:p>0,028126601673672</text:p>
          </table:table-cell>
          <table:table-cell office:value-type="float" office:value="0.250057240714856" calcext:value-type="float">
            <text:p>0,250057240714856</text:p>
          </table:table-cell>
          <table:table-cell office:value-type="float" office:value="0.441501870751381" calcext:value-type="float">
            <text:p>0,441501870751381</text:p>
          </table:table-cell>
          <table:table-cell office:value-type="float" office:value="0.174490523472261" calcext:value-type="float">
            <text:p>0,174490523472261</text:p>
          </table:table-cell>
          <table:table-cell office:value-type="float" office:value="0.499344527721405" calcext:value-type="float">
            <text:p>0,499344527721405</text:p>
          </table:table-cell>
        </table:table-row>
        <table:table-row table:style-name="ro5">
          <table:table-cell office:value-type="string" calcext:value-type="string">
            <text:p>(array([0.00434326, 0.0887773 , 0.16768502, 0.22154167, 0.30645319,</text:p>
            <text:p>       0.37812195, 0.42589225, 0.49272392, 0.5557857 , 0.63972269,</text:p>
            <text:p>       0.71010175, 0.7746225 , 0.82907439, 0.88268242, 0.97631505]), array([0.1125719 , 0.33333333, 0.33333333, 0.5       , 0.        ,</text:p>
            <text:p>       0.28571429, 0.5       , 0.33333333, 0.33333333, 0.5       ,</text:p>
            <text:p>       0.25      , 0.6       , 0.2       , 0.3       , 0.36      ]), array([1217,   21,    9,    8,    6,    7,    2,    3,    3,    6,    4,</text:p>
            <text:p>          5,    5,   10,   25,    0]))</text:p>
          </table:table-cell>
          <table:table-cell office:value-type="string" calcext:value-type="string">
            <text:p>(array([1.78009456e-04, 2.10395014e-04, 2.50778712e-04, 3.24497527e-04,</text:p>
            <text:p>       4.18771110e-04, 5.69521909e-04, 7.80476605e-04, 1.09790561e-03,</text:p>
            <text:p>       1.54069087e-03, 2.37757149e-03, 4.01287337e-03, 7.16911117e-03,</text:p>
            <text:p>       1.40543139e-02, 5.43203667e-02, 6.63974689e-01]), array([0.01123596, 0.01123596, 0.04494382, 0.01136364, 0.03370787,</text:p>
            <text:p>       0.07865169, 0.125     , 0.1011236 , 0.15730337, 0.13636364,</text:p>
            <text:p>       0.15730337, 0.2247191 , 0.23863636, 0.30337079, 0.34831461]), array([89, 89, 89, 88, 89, 89, 88, 89, 89, 88, 89, 89, 88, 89, 89,  0]))</text:p>
          </table:table-cell>
          <table:table-cell office:value-type="string" calcext:value-type="string">
            <text:p>(array([0.00244917, 0.02937534, 0.04784453, 0.06874789, 0.08708313,</text:p>
            <text:p>       0.10821559, 0.12734128, 0.1506697 , 0.17118276, 0.18674887,</text:p>
            <text:p>       0.20351879, 0.23065632, 0.27172288, 0.31009896, 0.32116678,</text:p>
            <text:p>       0.35233693, 0.37707914, 0.39600716, 0.40313008, 0.44865441,</text:p>
            <text:p>       0.46929681, 0.49998116, 0.50889379, 0.53556058, 0.59623593,</text:p>
            <text:p>       0.60933036, 0.62459689, 0.65110223, 0.68239009, 0.71399012,</text:p>
            <text:p>       0.73003668, 0.7517845 , 0.76865688, 0.79200712, 0.80586478,</text:p>
            <text:p>       0.8298502 , 0.85189611, 0.8742371 , 0.89756417, 0.90480018,</text:p>
            <text:p>       0.93492424, 0.95147282, 0.97160381, 0.99088733]), array([0.10278746, 0.28571429, 0.26666667, 0.33333333, 0.33333333,</text:p>
            <text:p>       0.33333333, 0.        , 0.        , 0.66666667, 0.33333333,</text:p>
            <text:p>       0.25      , 0.66666667, 0.5       , 0.        , 0.        ,</text:p>
            <text:p>       0.5       , 0.        , 0.33333333, 1.        , 0.        ,</text:p>
            <text:p>       1.        , 0.        , 0.        , 0.5       , 0.        ,</text:p>
            <text:p>       0.        , 0.        , 0.75      , 0.        , 0.5       ,</text:p>
            <text:p>       0.        , 1.        , 1.        , 0.        , 0.5       ,</text:p>
            <text:p>       0.        , 0.        , 0.28571429, 1.        , 0.        ,</text:p>
            <text:p>       0.        , 0.        , 0.55555556, 0.33333333]), array([1148,   49,   15,   12,    9,    3,    3,    2,    3,    3,    4,</text:p>
            <text:p>          3,    0,    2,    0,    4,    1,    2,    2,    3,    1,    0,</text:p>
            <text:p>          1,    1,    1,    1,    2,    0,    0,    1,    1,    1,    4,</text:p>
            <text:p>          0,    1,    2,    1,    1,    2,    2,    2,    1,    2,    7,</text:p>
            <text:p>          1,    2,    2,    2,    9,   12,    0]))</text:p>
          </table:table-cell>
          <table:table-cell office:value-type="float" office:value="0.283614779087596" calcext:value-type="float">
            <text:p>0,283614779087596</text:p>
          </table:table-cell>
          <table:table-cell office:value-type="float" office:value="0.124220929373635" calcext:value-type="float">
            <text:p>0,124220929373635</text:p>
          </table:table-cell>
          <table:table-cell office:value-type="float" office:value="0.41254678221385" calcext:value-type="float">
            <text:p>0,41254678221385</text:p>
          </table:table-cell>
          <table:table-cell office:value-type="float" office:value="0.629074394702911" calcext:value-type="float">
            <text:p>0,629074394702911</text:p>
          </table:table-cell>
          <table:table-cell office:value-type="float" office:value="0.315660082054942" calcext:value-type="float">
            <text:p>0,315660082054942</text:p>
          </table:table-cell>
          <table:table-cell office:value-type="float" office:value="0.951472818851471" calcext:value-type="float">
            <text:p>0,951472818851471</text:p>
          </table:table-cell>
          <table:table-cell office:value-type="float" office:value="0.133529160293684" calcext:value-type="float">
            <text:p>0,133529160293684</text:p>
          </table:table-cell>
          <table:table-cell office:value-type="string" calcext:value-type="string">
            <text:p>(array([0.01081355, 0.0996453 , 0.17001291, 0.22511987, 0.29259203,</text:p>
            <text:p>       0.37421201, 0.4233266 , 0.48680729, 0.5427762 , 0.63281782,</text:p>
            <text:p>       0.69706628, 0.77878548, 0.83232817, 0.90338442, 0.99612177]), array([0.        , 0.        , 0.        , 0.        , 0.        ,</text:p>
            <text:p>       0.        , 0.        , 0.33333333, 1.        , 1.        ,</text:p>
            <text:p>       1.        , 1.        , 1.        , 1.        , 1.        ]), array([ 153,   14,    7,    6,    3,    5,    3,    3,    2,    8,    7,</text:p>
            <text:p>          7,    7,   17, 1089,    0]))</text:p>
          </table:table-cell>
          <table:table-cell office:value-type="string" calcext:value-type="string">
            <text:p>(array([0.00215218, 0.05497728, 0.75834754, 0.98203499, 0.99284956,</text:p>
            <text:p>       0.99647392, 0.9980545 , 0.99874171, 0.99913784, 0.99940254,</text:p>
            <text:p>       0.9995681 , 0.9996696 , 0.9997467 , 0.99978896, 0.99982187]), array([0.        , 0.        , 0.83146067, 1.        , 1.        ,</text:p>
            <text:p>       1.        , 1.        , 1.        , 1.        , 1.        ,</text:p>
            <text:p>       1.        , 1.        , 1.        , 1.        , 1.        ]), array([89, 89, 89, 88, 89, 89, 88, 89, 89, 88, 89, 89, 88, 89, 89,  0]))</text:p>
          </table:table-cell>
          <table:table-cell office:value-type="string" calcext:value-type="string">
            <text:p>(array([0.00502511, 0.02975699, 0.0484994 , 0.06716359, 0.09075772,</text:p>
            <text:p>       0.10102855, 0.1263847 , 0.14810389, 0.17107933, 0.19032231,</text:p>
            <text:p>       0.20678051, 0.23204423, 0.26812629, 0.29020286, 0.31760991,</text:p>
            <text:p>       0.35460176, 0.37540311, 0.39322671, 0.40344708, 0.46619123,</text:p>
            <text:p>       0.49110621, 0.50001884, 0.53420681, 0.55134559, 0.60388115,</text:p>
            <text:p>       0.62292086, 0.65223464, 0.67883322, 0.68990104, 0.7181831 ,</text:p>
            <text:p>       0.7228435 , 0.7517845 , 0.76981108, 0.7967602 , 0.81070919,</text:p>
            <text:p>       0.82953992, 0.8493303 , 0.87391187, 0.89131532, 0.91327345,</text:p>
            <text:p>       0.93098192, 0.95238855, 0.97101672, 0.99778739]), array([0., 0., 0., 0., 0., 0., 0., 0., 0., 0., 0., 0., 0., 0., 0., 0., 0.,</text:p>
            <text:p>       0., 0., 0., 0., 1., 1., 1., 1., 1., 1., 1., 1., 1., 1., 1., 1., 1.,</text:p>
            <text:p>       1., 1., 1., 1., 1., 1., 1., 1., 1., 1.]), array([ 126,   18,    6,    6,    5,    1,    5,    2,    3,    2,    3,</text:p>
            <text:p>          2,    0,    2,    1,    1,    0,    2,    1,    2,    2,    0,</text:p>
            <text:p>          0,    2,    1,    1,    1,    1,    0,    0,    2,    2,    4,</text:p>
            <text:p>          1,    4,    1,    1,    1,    3,    3,    3,    1,    2,    5,</text:p>
            <text:p>          3,    6,    8,   11,   40, 1034,    0]))</text:p>
          </table:table-cell>
          <table:table-cell office:value-type="float" office:value="0.224394406389289" calcext:value-type="float">
            <text:p>0,224394406389289</text:p>
          </table:table-cell>
          <table:table-cell office:value-type="float" office:value="0.0109968201262441" calcext:value-type="float">
            <text:p>0,0109968201262441</text:p>
          </table:table-cell>
          <table:table-cell office:value-type="float" office:value="0.230997325525513" calcext:value-type="float">
            <text:p>0,230997325525513</text:p>
          </table:table-cell>
          <table:table-cell office:value-type="float" office:value="0.457223802804947" calcext:value-type="float">
            <text:p>0,457223802804947</text:p>
          </table:table-cell>
          <table:table-cell office:value-type="float" office:value="0.0731131341936213" calcext:value-type="float">
            <text:p>0,0731131341936213</text:p>
          </table:table-cell>
          <table:table-cell office:value-type="float" office:value="0.499981164932251" calcext:value-type="float">
            <text:p>0,499981164932251</text:p>
          </table:table-cell>
        </table:table-row>
        <table:table-row table:style-name="ro6">
          <table:table-cell office:value-type="string" calcext:value-type="string">
            <text:p>(array([0.0038565 , 0.09056219, 0.17936186, 0.20544674, 0.2962055 ,</text:p>
            <text:p>       0.38614124, 0.42656959, 0.50764489, 0.57638943, 0.64821863,</text:p>
            <text:p>       0.68830328, 0.76217061, 0.81229079, 0.89833583, 0.96755214]), array([0.10952381, 0.375     , 0.2       , 0.        , 0.75      ,</text:p>
            <text:p>       0.        , 0.33333333, 0.66666667, 0.        , 0.5       ,</text:p>
            <text:p>       0.5       , 0.33333333, 0.        , 0.375     , 0.25      ]), array([1260,   16,    5,    4,    4,    1,    3,    3,    1,    4,    4,</text:p>
            <text:p>          3,    3,    8,   12,    0]))</text:p>
          </table:table-cell>
          <table:table-cell office:value-type="string" calcext:value-type="string">
            <text:p>(array([2.06398176e-04, 2.55070449e-04, 2.99801966e-04, 3.54703945e-04,</text:p>
            <text:p>       4.34291931e-04, 5.49238166e-04, 6.94006402e-04, 9.43271700e-04,</text:p>
            <text:p>       1.30202619e-03, 1.86786697e-03, 2.74646129e-03, 4.30844021e-03,</text:p>
            <text:p>       7.79572544e-03, 2.16459072e-02, 4.26869498e-01]), array([0.        , 0.01123596, 0.02247191, 0.02272727, 0.01123596,</text:p>
            <text:p>       0.02247191, 0.10227273, 0.07865169, 0.06741573, 0.15909091,</text:p>
            <text:p>       0.21348315, 0.20224719, 0.29545455, 0.29213483, 0.3258427 ]), array([89, 89, 89, 88, 89, 89, 88, 89, 89, 88, 89, 89, 88, 89, 89,  0]))</text:p>
          </table:table-cell>
          <table:table-cell office:value-type="string" calcext:value-type="string">
            <text:p>(array([0.00217756, 0.02750331, 0.04861739, 0.06582096, 0.09267289,</text:p>
            <text:p>       0.10749644, 0.15899682, 0.16498955, 0.19094097, 0.20544674,</text:p>
            <text:p>       0.29170415, 0.30970955, 0.38614124, 0.40016761, 0.42266411,</text:p>
            <text:p>       0.45687705, 0.48672658, 0.50701028, 0.52919781, 0.57638943,</text:p>
            <text:p>       0.63332209, 0.66587643, 0.68690756, 0.70799905, 0.74291998,</text:p>
            <text:p>       0.77179593, 0.81229079, 0.87689745, 0.89065242, 0.90945798,</text:p>
            <text:p>       0.93858528, 0.94479397, 0.96915198, 0.98918019]), array([0.09924937, 0.30769231, 0.33333333, 0.27272727, 0.625     ,</text:p>
            <text:p>       0.        , 0.        , 1.        , 0.        , 0.        ,</text:p>
            <text:p>       0.66666667, 1.        , 0.        , 1.        , 0.        ,</text:p>
            <text:p>       0.        , 0.        , 1.        , 1.        , 0.        ,</text:p>
            <text:p>       0.5       , 0.66666667, 0.        , 1.        , 0.        ,</text:p>
            <text:p>       0.5       , 0.        , 0.        , 0.66666667, 0.25      ,</text:p>
            <text:p>       0.        , 0.5       , 0.16666667, 0.33333333]), array([1199,   39,   15,   11,    8,    4,    0,    1,    1,    3,    4,</text:p>
            <text:p>          0,    0,    0,    3,    1,    0,    0,    0,    1,    1,    1,</text:p>
            <text:p>          1,    0,    1,    1,    1,    0,    1,    0,    0,    2,    0,</text:p>
            <text:p>          3,    2,    1,    0,    1,    2,    0,    3,    0,    0,    1,</text:p>
            <text:p>          3,    4,    1,    2,    6,    3,    0]))</text:p>
          </table:table-cell>
          <table:table-cell office:value-type="float" office:value="0.340220743394645" calcext:value-type="float">
            <text:p>0,340220743394645</text:p>
          </table:table-cell>
          <table:table-cell office:value-type="float" office:value="0.103928677153317" calcext:value-type="float">
            <text:p>0,103928677153317</text:p>
          </table:table-cell>
          <table:table-cell office:value-type="float" office:value="0.452907570901829" calcext:value-type="float">
            <text:p>0,452907570901829</text:p>
          </table:table-cell>
          <table:table-cell office:value-type="float" office:value="0.812290787696838" calcext:value-type="float">
            <text:p>0,812290787696838</text:p>
          </table:table-cell>
          <table:table-cell office:value-type="float" office:value="0.287658820013431" calcext:value-type="float">
            <text:p>0,287658820013431</text:p>
          </table:table-cell>
          <table:table-cell office:value-type="float" office:value="0.93858528137207" calcext:value-type="float">
            <text:p>0,93858528137207</text:p>
          </table:table-cell>
          <table:table-cell office:value-type="float" office:value="0.122491049919023" calcext:value-type="float">
            <text:p>0,122491049919023</text:p>
          </table:table-cell>
          <table:table-cell office:value-type="string" calcext:value-type="string">
            <text:p>(array([0.01052537, 0.09565454, 0.1820293 , 0.24514624, 0.30404447,</text:p>
            <text:p>       0.3526713 , 0.41188909, 0.51649384, 0.56022942, 0.63735863,</text:p>
            <text:p>       0.69620449, 0.79100348, 0.81704507, 0.90691473, 0.99670993]), array([0., 0., 0., 0., 0., 0., 0., 1., 1., 1., 1., 1., 1., 1., 1.]), array([ 147,   11,    4,    2,    5,    2,    2,    3,    2,    3,    3,</text:p>
            <text:p>          5,    4,   13, 1125,    0]))</text:p>
          </table:table-cell>
          <table:table-cell office:value-type="string" calcext:value-type="string">
            <text:p>(array([0.00260352, 0.10455517, 0.9222834 , 0.99141594, 0.99615366,</text:p>
            <text:p>       0.99774606, 0.99854082, 0.99897113, 0.9992719 , 0.99944192,</text:p>
            <text:p>       0.99955984, 0.99964236, 0.99969913, 0.99974478, 0.9997936 ]), array([0.        , 0.05617978, 1.        , 1.        , 1.        ,</text:p>
            <text:p>       1.        , 1.        , 1.        , 1.        , 1.        ,</text:p>
            <text:p>       1.        , 1.        , 1.        , 1.        , 1.        ]), array([89, 89, 89, 88, 89, 89, 88, 89, 89, 88, 89, 89, 88, 89, 89,  0]))</text:p>
          </table:table-cell>
          <table:table-cell office:value-type="string" calcext:value-type="string">
            <text:p>(array([0.0047596 , 0.02954477, 0.04662954, 0.06430157, 0.09320327,</text:p>
            <text:p>       0.11554545, 0.12310255, 0.16498955, 0.18770921, 0.23321247,</text:p>
            <text:p>       0.25708002, 0.29216397, 0.31196481, 0.33669841, 0.36864418,</text:p>
            <text:p>       0.40016761, 0.42361057, 0.51014185, 0.52919781, 0.54312295,</text:p>
            <text:p>       0.57733589, 0.61385876, 0.63528836, 0.66716385, 0.70860727,</text:p>
            <text:p>       0.77680433, 0.79455326, 0.80905903, 0.84100318, 0.89291949,</text:p>
            <text:p>       0.91051875, 0.93397012, 0.94910039, 0.97301942, 0.99808747]), array([0., 0., 0., 0., 0., 0., 0., 0., 0., 0., 0., 0., 0., 0., 0., 0., 0.,</text:p>
            <text:p>       1., 1., 1., 1., 1., 1., 1., 1., 1., 1., 1., 1., 1., 1., 1., 1., 1.,</text:p>
            <text:p>       1.]), array([ 121,   17,    6,    4,    8,    1,    1,    0,    1,    3,    0,</text:p>
            <text:p>          1,    1,    0,    2,    3,    1,    0,    1,    0,    1,    1,</text:p>
            <text:p>          0,    0,    0,    2,    1,    1,    1,    0,    1,    1,    0,</text:p>
            <text:p>          2,    0,    2,    0,    0,    1,    4,    3,    0,    1,    0,</text:p>
            <text:p>          6,    4,    8,   11,   28, 1081,    0]))</text:p>
          </table:table-cell>
          <table:table-cell office:value-type="float" office:value="0.245333382375362" calcext:value-type="float">
            <text:p>0,245333382375362</text:p>
          </table:table-cell>
          <table:table-cell office:value-type="float" office:value="0.0099142908419452" calcext:value-type="float">
            <text:p>0,0099142908419452</text:p>
          </table:table-cell>
          <table:table-cell office:value-type="float" office:value="0.222559295958099" calcext:value-type="float">
            <text:p>0,222559295958099</text:p>
          </table:table-cell>
          <table:table-cell office:value-type="float" office:value="0.483506162961324" calcext:value-type="float">
            <text:p>0,483506162961324</text:p>
          </table:table-cell>
          <table:table-cell office:value-type="float" office:value="0.0777166029961591" calcext:value-type="float">
            <text:p>0,0777166029961591</text:p>
          </table:table-cell>
          <table:table-cell office:value-type="float" office:value="0.489858150482178" calcext:value-type="float">
            <text:p>0,489858150482178</text:p>
          </table:table-cell>
        </table:table-row>
        <table:table-row table:style-name="ro5">
          <table:table-cell office:value-type="string" calcext:value-type="string">
            <text:p>(array([0.00506644, 0.09836423, 0.1534064 , 0.23317968, 0.29012793,</text:p>
            <text:p>       0.35209566, 0.45331374, 0.49318771, 0.56533362, 0.65255406,</text:p>
            <text:p>       0.71352115, 0.76009995, 0.82519468, 0.91421346, 0.97650068]), array([0.08485857, 0.19354839, 0.28571429, 0.44444444, 0.66666667,</text:p>
            <text:p>       0.16666667, 0.6       , 0.66666667, 0.4       , 0.66666667,</text:p>
            <text:p>       0.        , 0.4       , 0.66666667, 0.42857143, 0.39285714]), array([1202,   31,   14,    9,    6,    6,    5,    3,    5,    3,    4,</text:p>
            <text:p>          5,    3,    7,   28,    0]))</text:p>
          </table:table-cell>
          <table:table-cell office:value-type="string" calcext:value-type="string">
            <text:p>(array([3.92588026e-04, 4.81672899e-04, 5.87995339e-04, 7.09604543e-04,</text:p>
            <text:p>       8.69018966e-04, 1.12197775e-03, 1.57512283e-03, 2.06761815e-03,</text:p>
            <text:p>       2.78766934e-03, 3.93243421e-03, 5.53714958e-03, 8.78776714e-03,</text:p>
            <text:p>       1.82099335e-02, 7.03860627e-02, 6.54074458e-01]), array([0.02247191, 0.02247191, 0.01123596, 0.02272727, 0.05617978,</text:p>
            <text:p>       0.02247191, 0.05681818, 0.1011236 , 0.06741573, 0.13636364,</text:p>
            <text:p>       0.12359551, 0.13483146, 0.21590909, 0.23595506, 0.43820225]), array([89, 89, 89, 88, 89, 89, 88, 89, 89, 88, 89, 89, 88, 89, 89,  0]))</text:p>
          </table:table-cell>
          <table:table-cell office:value-type="string" calcext:value-type="string">
            <text:p>(array([0.00306939, 0.02882651, 0.04736792, 0.06902133, 0.09010022,</text:p>
            <text:p>       0.10861383, 0.13055486, 0.14794083, 0.16586991, 0.18428183,</text:p>
            <text:p>       0.20982713, 0.22809285, 0.24088247, 0.26736009, 0.28836301,</text:p>
            <text:p>       0.33302981, 0.35015456, 0.37784329, 0.45083404, 0.46819125,</text:p>
            <text:p>       0.4833402 , 0.52307296, 0.55102617, 0.56891048, 0.63623846,</text:p>
            <text:p>       0.65876913, 0.66265458, 0.69270486, 0.71522048, 0.73093879,</text:p>
            <text:p>       0.75031515, 0.76609313, 0.78346115, 0.80103254, 0.82239205,</text:p>
            <text:p>       0.85215944, 0.86770111, 0.91168733, 0.93373132, 0.94623071,</text:p>
            <text:p>       0.96991761, 0.98934241]), array([0.07212823, 0.24193548, 0.35714286, 0.2       , 0.11111111,</text:p>
            <text:p>       0.33333333, 0.11111111, 0.28571429, 0.        , 1.        ,</text:p>
            <text:p>       0.5       , 0.5       , 0.        , 0.75      , 0.66666667,</text:p>
            <text:p>       0.        , 0.        , 1.        , 0.75      , 0.5       ,</text:p>
            <text:p>       0.        , 1.        , 1.        , 0.25      , 0.        ,</text:p>
            <text:p>       1.        , 1.        , 0.        , 0.        , 0.        ,</text:p>
            <text:p>       0.33333333, 1.        , 0.        , 0.        , 1.        ,</text:p>
            <text:p>       1.        , 0.        , 0.33333333, 0.75      , 0.25      ,</text:p>
            <text:p>       0.14285714, 0.5       ]), array([1123,   62,   14,   10,    9,    9,    9,    7,    2,    2,    2,</text:p>
            <text:p>          4,    1,    4,    3,    0,    2,    4,    1,    0,    0,    0,</text:p>
            <text:p>          4,    2,    1,    0,    1,    1,    4,    0,    0,    1,    1,</text:p>
            <text:p>          1,    1,    2,    1,    3,    1,    1,    1,    1,    1,    1,</text:p>
            <text:p>          0,    3,    4,    4,    7,   16,    0]))</text:p>
          </table:table-cell>
          <table:table-cell office:value-type="float" office:value="0.258770852432021" calcext:value-type="float">
            <text:p>0,258770852432021</text:p>
          </table:table-cell>
          <table:table-cell office:value-type="float" office:value="0.0885331058009762" calcext:value-type="float">
            <text:p>0,0885331058009762</text:p>
          </table:table-cell>
          <table:table-cell office:value-type="float" office:value="0.39982762579563" calcext:value-type="float">
            <text:p>0,39982762579563</text:p>
          </table:table-cell>
          <table:table-cell office:value-type="float" office:value="0.713521152734757" calcext:value-type="float">
            <text:p>0,713521152734757</text:p>
          </table:table-cell>
          <table:table-cell office:value-type="float" office:value="0.215872211235293" calcext:value-type="float">
            <text:p>0,215872211235293</text:p>
          </table:table-cell>
          <table:table-cell office:value-type="float" office:value="0.86770111322403" calcext:value-type="float">
            <text:p>0,86770111322403</text:p>
          </table:table-cell>
          <table:table-cell office:value-type="float" office:value="0.106529742342639" calcext:value-type="float">
            <text:p>0,106529742342639</text:p>
          </table:table-cell>
          <table:table-cell office:value-type="string" calcext:value-type="string">
            <text:p>(array([0.01377253, 0.09839338, 0.17525681, 0.23516162, 0.28375883,</text:p>
            <text:p>       0.37080242, 0.43944529, 0.50429424, 0.54919279, 0.65524186,</text:p>
            <text:p>       0.69169384, 0.76400199, 0.8503482 , 0.9047906 , 0.99540152]), array([0.        , 0.        , 0.        , 0.        , 0.        ,</text:p>
            <text:p>       0.        , 0.        , 0.66666667, 1.        , 1.        ,</text:p>
            <text:p>       1.        , 1.        , 1.        , 1.        , 1.        ]), array([ 119,   10,    5,    7,    8,    2,    6,    3,    4,    7,    2,</text:p>
            <text:p>          7,   12,   28, 1111,    0]))</text:p>
          </table:table-cell>
          <table:table-cell office:value-type="string" calcext:value-type="string">
            <text:p>(array([0.00618915, 0.26638107, 0.92561054, 0.98486107, 0.99276258,</text:p>
            <text:p>       0.99539691, 0.99685842, 0.99776125, 0.99832708, 0.99882782,</text:p>
            <text:p>       0.99910978, 0.99928076, 0.99940741, 0.99951536, 0.99960665]), array([0.       , 0.2247191, 1.       , 1.       , 1.       , 1.       ,</text:p>
            <text:p>       1.       , 1.       , 1.       , 1.       , 1.       , 1.       ,</text:p>
            <text:p>       1.       , 1.       , 1.       ]), array([89, 89, 89, 88, 89, 89, 88, 89, 89, 88, 89, 89, 88, 89, 89,  0]))</text:p>
          </table:table-cell>
          <table:table-cell office:value-type="string" calcext:value-type="string">
            <text:p>(array([0.00618915, 0.02951996, 0.0505734 , 0.06804729, 0.09097065,</text:p>
            <text:p>       0.10548701, 0.12700463, 0.15437646, 0.18917704, 0.2133336 ,</text:p>
            <text:p>       0.22579598, 0.25344667, 0.26844285, 0.28749573, 0.30729514,</text:p>
            <text:p>       0.37080242, 0.42903694, 0.44985365, 0.47314996, 0.5166598 ,</text:p>
            <text:p>       0.52992021, 0.54862548, 0.56275272, 0.65163018, 0.66553166,</text:p>
            <text:p>       0.71533486, 0.73526984, 0.75847816, 0.7684379 , 0.79047409,</text:p>
            <text:p>       0.83021741, 0.85422109, 0.86833958, 0.88982277, 0.91078577,</text:p>
            <text:p>       0.93171398, 0.95263592, 0.97129373, 0.99707941]), array([0., 0., 0., 0., 0., 0., 0., 0., 0., 0., 0., 0., 0., 0., 0., 0., 0.,</text:p>
            <text:p>       0., 0., 1., 1., 1., 1., 1., 1., 1., 1., 1., 1., 1., 1., 1., 1., 1.,</text:p>
            <text:p>       1., 1., 1., 1., 1.]), array([  89,   21,    8,    3,    3,    3,    2,    2,    0,    3,    2,</text:p>
            <text:p>          2,    2,    4,    4,    1,    0,    0,    2,    0,    0,    3,</text:p>
            <text:p>          3,    1,    0,    1,    2,    2,    1,    0,    0,    0,    5,</text:p>
            <text:p>          3,    0,    1,    1,    2,    3,    1,    0,    3,    6,    8,</text:p>
            <text:p>          6,    9,   11,   10,   48, 1050,    0]))</text:p>
          </table:table-cell>
          <table:table-cell office:value-type="float" office:value="0.224552833077994" calcext:value-type="float">
            <text:p>0,224552833077994</text:p>
          </table:table-cell>
          <table:table-cell office:value-type="float" office:value="0.0107016992911941" calcext:value-type="float">
            <text:p>0,0107016992911941</text:p>
          </table:table-cell>
          <table:table-cell office:value-type="float" office:value="0.221814717108525" calcext:value-type="float">
            <text:p>0,221814717108525</text:p>
          </table:table-cell>
          <table:table-cell office:value-type="float" office:value="0.450807213783264" calcext:value-type="float">
            <text:p>0,450807213783264</text:p>
          </table:table-cell>
          <table:table-cell office:value-type="float" office:value="0.0743894598582823" calcext:value-type="float">
            <text:p>0,0743894598582823</text:p>
          </table:table-cell>
          <table:table-cell office:value-type="float" office:value="0.483340203762054" calcext:value-type="float">
            <text:p>0,483340203762054</text:p>
          </table:table-cell>
        </table:table-row>
        <table:table-row table:style-name="ro5">
          <table:table-cell office:value-type="string" calcext:value-type="string">
            <text:p>(array([0.00613572, 0.09163397, 0.16432301, 0.2272743 , 0.29298063,</text:p>
            <text:p>       0.36067732, 0.41627872, 0.50258959, 0.56666139, 0.64741828,</text:p>
            <text:p>       0.70221702, 0.76591123, 0.82985981, 0.89863207, 0.97625599]), array([0.08644222, 0.125     , 0.24137931, 0.5       , 0.33333333,</text:p>
            <text:p>       0.30769231, 0.5       , 0.        , 0.57142857, 0.25      ,</text:p>
            <text:p>       0.2       , 0.28571429, 0.42857143, 0.21428571, 0.37777778]), array([1099,   56,   29,    6,   12,   13,    4,    5,    7,    8,    5,</text:p>
            <text:p>         14,   14,   14,   45,    0]))</text:p>
          </table:table-cell>
          <table:table-cell office:value-type="string" calcext:value-type="string">
            <text:p>(array([5.48900219e-04, 6.91575705e-04, 8.48769786e-04, 1.04725267e-03,</text:p>
            <text:p>       1.28158013e-03, 1.57699896e-03, 2.03263865e-03, 2.78738396e-03,</text:p>
            <text:p>       3.79701333e-03, 5.93536766e-03, 1.02597660e-02, 2.53445859e-02,</text:p>
            <text:p>       7.52558846e-02, 3.36743347e-01, 9.02419685e-01]), array([0.02247191, 0.04494382, 0.02247191, 0.03409091, 0.02247191,</text:p>
            <text:p>       0.07865169, 0.05681818, 0.08988764, 0.12359551, 0.14772727,</text:p>
            <text:p>       0.15730337, 0.2247191 , 0.125     , 0.30337079, 0.33707865]), array([89, 89, 89, 88, 89, 89, 88, 89, 89, 88, 89, 89, 88, 89, 89,  0]))</text:p>
          </table:table-cell>
          <table:table-cell office:value-type="string" calcext:value-type="string">
            <text:p>(array([0.00324054, 0.02944212, 0.04823926, 0.07101213, 0.08786093,</text:p>
            <text:p>       0.10805605, 0.12976309, 0.15041541, 0.16882649, 0.18884023,</text:p>
            <text:p>       0.20398284, 0.24553248, 0.27001706, 0.28826211, 0.31346186,</text:p>
            <text:p>       0.33050925, 0.35036085, 0.36795853, 0.39473613, 0.40731083,</text:p>
            <text:p>       0.42524661, 0.46948427, 0.49482889, 0.52690294, 0.54829779,</text:p>
            <text:p>       0.56926909, 0.59295779, 0.63319466, 0.64972752, 0.6712172 ,</text:p>
            <text:p>       0.68539041, 0.73542426, 0.74412277, 0.76860769, 0.78902977,</text:p>
            <text:p>       0.81199011, 0.82550874, 0.84556302, 0.86629025, 0.88636139,</text:p>
            <text:p>       0.90995257, 0.93264761, 0.95206422, 0.96990167, 0.99153863]), array([0.07837302, 0.20754717, 0.15151515, 0.10714286, 0.        ,</text:p>
            <text:p>       0.15384615, 0.41666667, 0.1       , 0.        , 0.33333333,</text:p>
            <text:p>       0.33333333, 0.5       , 0.6       , 0.25      , 0.        ,</text:p>
            <text:p>       0.75      , 0.2       , 0.25      , 0.        , 0.        ,</text:p>
            <text:p>       1.        , 0.        , 0.        , 0.        , 0.5       ,</text:p>
            <text:p>       0.5       , 1.        , 0.5       , 0.2       , 0.        ,</text:p>
            <text:p>       0.5       , 0.2       , 0.5       , 0.5       , 0.        ,</text:p>
            <text:p>       0.5       , 0.6       , 0.25      , 0.33333333, 0.25      ,</text:p>
            <text:p>       0.14285714, 0.33333333, 0.25      , 0.33333333, 0.43478261]), array([1008,   53,   33,   28,   12,   13,   12,   10,    6,    9,    3,</text:p>
            <text:p>          0,    2,    5,    4,    2,    4,    5,    4,    2,    2,    2,</text:p>
            <text:p>          0,    1,    2,    0,    2,    2,    4,    1,    0,    2,    5,</text:p>
            <text:p>          2,    2,    0,    5,    2,    4,    5,    4,    5,    4,    3,</text:p>
            <text:p>          4,    7,    3,    8,   12,   23,    0]))</text:p>
          </table:table-cell>
          <table:table-cell office:value-type="float" office:value="0.280787698705405" calcext:value-type="float">
            <text:p>0,280787698705405</text:p>
          </table:table-cell>
          <table:table-cell office:value-type="float" office:value="0.107830606278141" calcext:value-type="float">
            <text:p>0,107830606278141</text:p>
          </table:table-cell>
          <table:table-cell office:value-type="float" office:value="0.336973046656798" calcext:value-type="float">
            <text:p>0,336973046656798</text:p>
          </table:table-cell>
          <table:table-cell office:value-type="float" office:value="0.684346352304731" calcext:value-type="float">
            <text:p>0,684346352304731</text:p>
          </table:table-cell>
          <table:table-cell office:value-type="float" office:value="0.56534103329262" calcext:value-type="float">
            <text:p>0,56534103329262</text:p>
          </table:table-cell>
          <table:table-cell office:value-type="float" office:value="0.789029765129089" calcext:value-type="float">
            <text:p>0,789029765129089</text:p>
          </table:table-cell>
          <table:table-cell office:value-type="float" office:value="0.126677919960288" calcext:value-type="float">
            <text:p>0,126677919960288</text:p>
          </table:table-cell>
          <table:table-cell office:value-type="string" calcext:value-type="string">
            <text:p>(array([0.01434384, 0.09855956, 0.16403812, 0.23073423, 0.29073656,</text:p>
            <text:p>       0.35002479, 0.43325381, 0.49741041, 0.57796398, 0.63552627,</text:p>
            <text:p>       0.70235666, 0.76552236, 0.83261579, 0.90814266, 0.99407704]), array([0. , 0. , 0. , 0. , 0. , 0. , 0. , 0.6, 1. , 1. , 1. , 1. , 1. ,</text:p>
            <text:p>       1. , 1. ]), array([ 123,   18,   15,   13,    8,   10,    5,    5,    6,   11,    9,</text:p>
            <text:p>          7,   28,   52, 1021,    0]))</text:p>
          </table:table-cell>
          <table:table-cell office:value-type="string" calcext:value-type="string">
            <text:p>(array([0.0056288 , 0.12538305, 0.6870442 , 0.93386924, 0.98049214,</text:p>
            <text:p>       0.99184416, 0.99541037, 0.99690488, 0.99780018, 0.99835069,</text:p>
            <text:p>       0.99868462, 0.99892932, 0.99914006, 0.9993002 , 0.99944814]), array([0.        , 0.        , 0.82022472, 1.        , 1.        ,</text:p>
            <text:p>       1.        , 1.        , 1.        , 1.        , 1.        ,</text:p>
            <text:p>       1.        , 1.        , 1.        , 1.        , 1.        ]), array([89, 89, 89, 88, 89, 89, 88, 89, 89, 88, 89, 89, 88, 89, 89,  0]))</text:p>
          </table:table-cell>
          <table:table-cell office:value-type="string" calcext:value-type="string">
            <text:p>(array([0.0060454 , 0.03227747, 0.04826141, 0.07010707, 0.09032558,</text:p>
            <text:p>       0.11287597, 0.13369991, 0.15451564, 0.17669672, 0.18687776,</text:p>
            <text:p>       0.21000812, 0.22969419, 0.2475073 , 0.26669766, 0.28856698,</text:p>
            <text:p>       0.31128603, 0.33112488, 0.3526307 , 0.36285959, 0.43023459,</text:p>
            <text:p>       0.44533068, 0.47309706, 0.50517111, 0.53051573, 0.54192626,</text:p>
            <text:p>       0.57376075, 0.59277871, 0.60526387, 0.63006859, 0.65199737,</text:p>
            <text:p>       0.67602178, 0.68504772, 0.71183952, 0.73130654, 0.74609759,</text:p>
            <text:p>       0.76690957, 0.79662452, 0.8103484 , 0.82977535, 0.84961606,</text:p>
            <text:p>       0.87220162, 0.89209139, 0.91209925, 0.9292361 , 0.95184979,</text:p>
            <text:p>       0.97155782, 0.99690639]), array([0., 0., 0., 0., 0., 0., 0., 0., 0., 0., 0., 0., 0., 0., 0., 0., 0.,</text:p>
            <text:p>       0., 0., 0., 0., 0., 1., 1., 1., 1., 1., 1., 1., 1., 1., 1., 1., 1.,</text:p>
            <text:p>       1., 1., 1., 1., 1., 1., 1., 1., 1., 1., 1., 1., 1.]), array([ 92,  19,  11,   5,   6,   5,   7,   4,   2,   5,   6,   2,   2,</text:p>
            <text:p>         7,   1,   1,   5,   5,   2,   0,   0,   4,   1,   2,   0,   2,</text:p>
            <text:p>         1,   1,   2,   3,   2,   4,   5,   1,   3,   3,   3,   2,   2,</text:p>
            <text:p>         2,   8,   9,  10,   8,  12,  13,  26,  30,  46, 939,   0]))</text:p>
          </table:table-cell>
          <table:table-cell office:value-type="float" office:value="0.217871715727863" calcext:value-type="float">
            <text:p>0,217871715727863</text:p>
          </table:table-cell>
          <table:table-cell office:value-type="float" office:value="0.0249345580827417" calcext:value-type="float">
            <text:p>0,0249345580827417</text:p>
          </table:table-cell>
          <table:table-cell office:value-type="float" office:value="0.238291677871539" calcext:value-type="float">
            <text:p>0,238291677871539</text:p>
          </table:table-cell>
          <table:table-cell office:value-type="float" office:value="0.433253806829453" calcext:value-type="float">
            <text:p>0,433253806829453</text:p>
          </table:table-cell>
          <table:table-cell office:value-type="float" office:value="0.133180519168297" calcext:value-type="float">
            <text:p>0,133180519168297</text:p>
          </table:table-cell>
          <table:table-cell office:value-type="float" office:value="0.494828894734383" calcext:value-type="float">
            <text:p>0,494828894734383</text:p>
          </table:table-cell>
        </table:table-row>
        <table:table-row table:style-name="ro2">
          <table:table-cell office:value-type="string" calcext:value-type="string">
            <text:p>(array([0.00862204, 0.09237003, 0.16255348, 0.22857209, 0.30169777,</text:p>
            <text:p>       0.37913263, 0.42283337, 0.49468524, 0.57207728, 0.63825137,</text:p>
            <text:p>       0.69880021, 0.76407483, 0.83166541, 0.90619739, 0.97359194]), array([0.06106106, 0.26760563, 0.23076923, 0.30769231, 0.10526316,</text:p>
            <text:p>       0.25      , 0.4       , 0.23076923, 0.1       , 0.4       ,</text:p>
            <text:p>       0.25      , 0.42857143, 0.38888889, 0.4516129 , 0.39285714]), array([999,  71,  26,  26,  19,  12,  10,  13,  10,  10,  16,  14,  18,</text:p>
            <text:p>        31,  56,   0]))</text:p>
          </table:table-cell>
          <table:table-cell office:value-type="string" calcext:value-type="string">
            <text:p>(array([3.71961173e-04, 5.44138875e-04, 7.75821807e-04, 1.17465880e-03,</text:p>
            <text:p>       1.75940512e-03, 2.78510596e-03, 4.20797672e-03, 6.58577405e-03,</text:p>
            <text:p>       1.03860094e-02, 1.79255119e-02, 3.53394157e-02, 8.15350774e-02,</text:p>
            <text:p>       2.39821902e-01, 6.50320011e-01, 9.47698240e-01]), array([0.        , 0.01123596, 0.01123596, 0.03409091, 0.02247191,</text:p>
            <text:p>       0.06741573, 0.05681818, 0.04494382, 0.1011236 , 0.18181818,</text:p>
            <text:p>       0.1011236 , 0.24719101, 0.23863636, 0.3258427 , 0.40449438]), array([89, 89, 89, 88, 89, 89, 88, 89, 89, 88, 89, 89, 88, 89, 89,  0]))</text:p>
          </table:table-cell>
          <table:table-cell office:value-type="string" calcext:value-type="string">
            <text:p>(array([0.00423714, 0.02929612, 0.04900763, 0.06935166, 0.08824285,</text:p>
            <text:p>       0.10855994, 0.13207106, 0.1479653 , 0.1724068 , 0.19313214,</text:p>
            <text:p>       0.20804067, 0.23197878, 0.24811758, 0.26739806, 0.29169819,</text:p>
            <text:p>       0.30682739, 0.32743788, 0.35528637, 0.37165113, 0.39441755,</text:p>
            <text:p>       0.41021082, 0.42805199, 0.44883156, 0.47072188, 0.49559773,</text:p>
            <text:p>       0.50979151, 0.52627119, 0.55193092, 0.57411482, 0.58565889,</text:p>
            <text:p>       0.60199738, 0.63265883, 0.65128966, 0.66745666, 0.69047899,</text:p>
            <text:p>       0.70974977, 0.72796658, 0.74816556, 0.76940773, 0.78260584,</text:p>
            <text:p>       0.81299609, 0.8277554 , 0.84839818, 0.86890283, 0.8904448 ,</text:p>
            <text:p>       0.91364399, 0.92919813, 0.94867297, 0.96927527, 0.98920319]), array([0.0461361 , 0.17857143, 0.07692308, 0.22580645, 0.41666667,</text:p>
            <text:p>       0.16666667, 0.16666667, 0.44444444, 0.        , 0.28571429,</text:p>
            <text:p>       0.33333333, 0.27272727, 0.25      , 0.33333333, 0.125     ,</text:p>
            <text:p>       0.14285714, 0.        , 0.5       , 0.5       , 0.14285714,</text:p>
            <text:p>       0.33333333, 0.5       , 1.        , 0.5       , 0.        ,</text:p>
            <text:p>       0.        , 0.        , 0.        , 0.33333333, 0.        ,</text:p>
            <text:p>       0.        , 0.6       , 0.33333333, 0.        , 0.22222222,</text:p>
            <text:p>       0.25      , 0.5       , 0.33333333, 0.75      , 0.25      ,</text:p>
            <text:p>       0.5       , 0.16666667, 0.75      , 0.25      , 0.41666667,</text:p>
            <text:p>       0.5       , 0.4       , 0.55555556, 0.2173913 , 0.52173913]), array([867,  84,  39,  31,  24,  18,  12,   9,   5,   7,   9,  11,   4,</text:p>
            <text:p>         3,   8,   7,   4,   2,   2,   7,   6,   2,   1,   6,   3,   3,</text:p>
            <text:p>         2,   3,   3,   4,   1,   5,   3,   2,   9,   4,   2,   6,   4,</text:p>
            <text:p>         4,   6,   6,   4,   4,  12,   8,  10,   9,  23,  23,   0]))</text:p>
          </table:table-cell>
          <table:table-cell office:value-type="float" office:value="0.264003685505832" calcext:value-type="float">
            <text:p>0,264003685505832</text:p>
          </table:table-cell>
          <table:table-cell office:value-type="float" office:value="0.105712574756254" calcext:value-type="float">
            <text:p>0,105712574756254</text:p>
          </table:table-cell>
          <table:table-cell office:value-type="float" office:value="0.297547804974271" calcext:value-type="float">
            <text:p>0,297547804974271</text:p>
          </table:table-cell>
          <table:table-cell office:value-type="float" office:value="0.580734796822071" calcext:value-type="float">
            <text:p>0,580734796822071</text:p>
          </table:table-cell>
          <table:table-cell office:value-type="float" office:value="0.543203857507599" calcext:value-type="float">
            <text:p>0,543203857507599</text:p>
          </table:table-cell>
          <table:table-cell office:value-type="float" office:value="0.75188396288001" calcext:value-type="float">
            <text:p>0,75188396288001</text:p>
          </table:table-cell>
          <table:table-cell office:value-type="float" office:value="0.125957370245175" calcext:value-type="float">
            <text:p>0,125957370245175</text:p>
          </table:table-cell>
          <table:table-cell office:value-type="string" calcext:value-type="string">
            <text:p>(array([0.02142714, 0.0945146 , 0.16594396, 0.23254518, 0.30259119,</text:p>
            <text:p>       0.3650148 , 0.42851486, 0.49177574, 0.58044747, 0.6244658 ,</text:p>
            <text:p>       0.69927725, 0.76978734, 0.83572719, 0.90812686, 0.99160761]), array([0.        , 0.        , 0.        , 0.        , 0.        ,</text:p>
            <text:p>       0.        , 0.        , 0.38461538, 1.        , 1.        ,</text:p>
            <text:p>       1.        , 1.        , 1.        , 1.        , 1.        ]), array([ 95,  36,  17,  16,  14,   9,  13,  13,   7,  13,  21,  24,  27,</text:p>
            <text:p>        66, 960,   0]))</text:p>
          </table:table-cell>
          <table:table-cell office:value-type="string" calcext:value-type="string">
            <text:p>(array([0.01877795, 0.16342599, 0.58380873, 0.86654136, 0.94995948,</text:p>
            <text:p>       0.9776769 , 0.98830271, 0.99285973, 0.99552232, 0.99705768,</text:p>
            <text:p>       0.99818597, 0.99880736, 0.99922095, 0.99945409, 0.99962804]), array([0.        , 0.        , 0.66292135, 1.        , 1.        ,</text:p>
            <text:p>       1.        , 1.        , 1.        , 1.        , 1.        ,</text:p>
            <text:p>       1.        , 1.        , 1.        , 1.        , 1.        ]), array([89, 89, 89, 88, 89, 89, 88, 89, 89, 88, 89, 89, 88, 89, 89,  0]))</text:p>
          </table:table-cell>
          <table:table-cell office:value-type="string" calcext:value-type="string">
            <text:p>(array([0.00903285, 0.02933662, 0.0514345 , 0.0693632 , 0.0876116 ,</text:p>
            <text:p>       0.1126097 , 0.13260448, 0.14917678, 0.17187667, 0.18953114,</text:p>
            <text:p>       0.21375337, 0.23081558, 0.25021648, 0.26830827, 0.28914706,</text:p>
            <text:p>       0.30981124, 0.33254334, 0.35063189, 0.36733495, 0.39729296,</text:p>
            <text:p>       0.41516857, 0.428881  , 0.4482597 , 0.4718908 , 0.49020849,</text:p>
            <text:p>       0.50440227, 0.52922169, 0.57644174, 0.59309552, 0.60594341,</text:p>
            <text:p>       0.63049918, 0.64759596, 0.67256212, 0.69312614, 0.70775023,</text:p>
            <text:p>       0.7301185 , 0.74952108, 0.76810243, 0.79151108, 0.80921341,</text:p>
            <text:p>       0.82731363, 0.85097362, 0.86852555, 0.89286778, 0.91210477,</text:p>
            <text:p>       0.93013577, 0.95089758, 0.97027791, 0.99587455]), array([0., 0., 0., 0., 0., 0., 0., 0., 0., 0., 0., 0., 0., 0., 0., 0., 0.,</text:p>
            <text:p>       0., 0., 0., 0., 0., 0., 0., 0., 1., 1., 1., 1., 1., 1., 1., 1., 1.,</text:p>
            <text:p>       1., 1., 1., 1., 1., 1., 1., 1., 1., 1., 1., 1., 1., 1., 1.]), array([ 51,  33,   7,  13,  14,  10,   5,   5,   5,   5,   6,   4,   5,</text:p>
            <text:p>         2,   4,   8,   2,   3,   3,   2,   6,   3,   4,   5,   3,   3,</text:p>
            <text:p>         3,   0,   2,   4,   6,   4,   2,   4,   8,   8,   3,   5,  11,</text:p>
            <text:p>         7,   8,   6,   8,  11,  20,  18,  28,  41,  74, 839,   0]))</text:p>
          </table:table-cell>
          <table:table-cell office:value-type="float" office:value="0.220551504859535" calcext:value-type="float">
            <text:p>0,220551504859535</text:p>
          </table:table-cell>
          <table:table-cell office:value-type="float" office:value="0.0332066640813558" calcext:value-type="float">
            <text:p>0,0332066640813558</text:p>
          </table:table-cell>
          <table:table-cell office:value-type="float" office:value="0.246097251021898" calcext:value-type="float">
            <text:p>0,246097251021898</text:p>
          </table:table-cell>
          <table:table-cell office:value-type="float" office:value="0.428514863436039" calcext:value-type="float">
            <text:p>0,428514863436039</text:p>
          </table:table-cell>
          <table:table-cell office:value-type="float" office:value="0.163425991039598" calcext:value-type="float">
            <text:p>0,163425991039598</text:p>
          </table:table-cell>
          <table:table-cell office:value-type="float" office:value="0.495597730080287" calcext:value-type="float">
            <text:p>0,495597730080287</text:p>
          </table:table-cell>
        </table:table-row>
        <table:table-row table:style-name="ro2">
          <table:table-cell office:value-type="string" calcext:value-type="string">
            <text:p>(array([0.0077121 , 0.09603345, 0.16753072, 0.23679243, 0.29318954,</text:p>
            <text:p>       0.36073476, 0.43298464, 0.48920104, 0.5747814 , 0.63231938,</text:p>
            <text:p>       0.70711064, 0.76569807, 0.83446169, 0.90461036, 0.97652145]), array([0.09058296, 0.17777778, 0.2       , 0.1875    , 0.18181818,</text:p>
            <text:p>       0.3       , 0.25      , 0.16666667, 0.        , 0.625     ,</text:p>
            <text:p>       0.4       , 0.        , 0.46666667, 0.45      , 0.47368421]), array([1115,   45,   20,   16,   11,   10,    8,    6,    6,    8,    5,</text:p>
            <text:p>          8,   15,   20,   38,    0]))</text:p>
          </table:table-cell>
          <table:table-cell office:value-type="string" calcext:value-type="string">
            <text:p>(array([3.42927349e-04, 4.51620596e-04, 5.68813562e-04, 7.93244670e-04,</text:p>
            <text:p>       1.19340410e-03, 1.74027086e-03, 2.60808899e-03, 4.30539553e-03,</text:p>
            <text:p>       6.53385359e-03, 9.95146577e-03, 1.47571545e-02, 2.52376198e-02,</text:p>
            <text:p>       6.76432614e-02, 3.12358690e-01, 8.91487582e-01]), array([0.        , 0.02247191, 0.02247191, 0.06818182, 0.03370787,</text:p>
            <text:p>       0.06741573, 0.09090909, 0.05617978, 0.06741573, 0.20454545,</text:p>
            <text:p>       0.14606742, 0.2247191 , 0.22727273, 0.20224719, 0.42696629]), array([89, 89, 89, 88, 89, 89, 88, 89, 89, 88, 89, 89, 88, 89, 89,  0]))</text:p>
          </table:table-cell>
          <table:table-cell office:value-type="string" calcext:value-type="string">
            <text:p>(array([0.00414979, 0.02732598, 0.04904483, 0.06788227, 0.09176222,</text:p>
            <text:p>       0.10751619, 0.12854397, 0.15296454, 0.17184679, 0.19150186,</text:p>
            <text:p>       0.20438712, 0.22863473, 0.25474   , 0.26496577, 0.29249697,</text:p>
            <text:p>       0.31551415, 0.33095152, 0.34957734, 0.3691707 , 0.39013065,</text:p>
            <text:p>       0.40927938, 0.42719319, 0.44860831, 0.47056593, 0.48456249,</text:p>
            <text:p>       0.51555657, 0.5233894 , 0.54986107, 0.57139301, 0.59252441,</text:p>
            <text:p>       0.60951672, 0.62408811, 0.64794785, 0.66942891, 0.69490063,</text:p>
            <text:p>       0.70279914, 0.73053443, 0.75415035, 0.77775973, 0.78853652,</text:p>
            <text:p>       0.81156844, 0.83104696, 0.84992749, 0.8724975 , 0.89039422,</text:p>
            <text:p>       0.910079  , 0.92901882, 0.95108057, 0.97459952, 0.99110978]), array([0.07474747, 0.19277108, 0.3       , 0.15384615, 0.27272727,</text:p>
            <text:p>       0.16666667, 0.09090909, 0.4       , 0.16666667, 0.16666667,</text:p>
            <text:p>       0.33333333, 0.33333333, 0.        , 0.        , 0.28571429,</text:p>
            <text:p>       0.        , 0.33333333, 0.33333333, 0.33333333, 0.        ,</text:p>
            <text:p>       1.        , 0.25      , 0.        , 0.        , 1.        ,</text:p>
            <text:p>       0.        , 0.        , 0.        , 0.        , 0.        ,</text:p>
            <text:p>       0.33333333, 1.        , 0.66666667, 1.        , 0.        ,</text:p>
            <text:p>       1.        , 0.        , 0.        , 0.        , 0.        ,</text:p>
            <text:p>       0.4       , 0.33333333, 0.5       , 0.5       , 0.75      ,</text:p>
            <text:p>       0.16666667, 0.42857143, 0.42857143, 0.6       , 0.42105263]), array([990,  83,  30,  26,  11,  12,  11,   5,   6,   6,   3,   6,   4,</text:p>
            <text:p>         5,   7,   1,   3,   3,   3,   2,   1,   4,   3,   3,   1,   1,</text:p>
            <text:p>         1,   2,   1,   3,   3,   1,   3,   2,   1,   1,   2,   5,   1,</text:p>
            <text:p>         2,   5,   3,   6,   2,   8,   6,   7,   7,  10,  19,   0]))</text:p>
          </table:table-cell>
          <table:table-cell office:value-type="float" office:value="0.260276942744517" calcext:value-type="float">
            <text:p>0,260276942744517</text:p>
          </table:table-cell>
          <table:table-cell office:value-type="float" office:value="0.111370003450971" calcext:value-type="float">
            <text:p>0,111370003450971</text:p>
          </table:table-cell>
          <table:table-cell office:value-type="float" office:value="0.342616976934655" calcext:value-type="float">
            <text:p>0,342616976934655</text:p>
          </table:table-cell>
          <table:table-cell office:value-type="float" office:value="0.765698067843914" calcext:value-type="float">
            <text:p>0,765698067843914</text:p>
          </table:table-cell>
          <table:table-cell office:value-type="float" office:value="0.46452128954148" calcext:value-type="float">
            <text:p>0,46452128954148</text:p>
          </table:table-cell>
          <table:table-cell office:value-type="float" office:value="0.78853651881218" calcext:value-type="float">
            <text:p>0,78853651881218</text:p>
          </table:table-cell>
          <table:table-cell office:value-type="float" office:value="0.121852748287519" calcext:value-type="float">
            <text:p>0,121852748287519</text:p>
          </table:table-cell>
          <table:table-cell office:value-type="string" calcext:value-type="string">
            <text:p>(array([0.01698576, 0.09368894, 0.16916146, 0.23078379, 0.28774673,</text:p>
            <text:p>       0.36378617, 0.42505322, 0.50565312, 0.56420618, 0.63616037,</text:p>
            <text:p>       0.7044729 , 0.75965594, 0.8346195 , 0.90327808, 0.99279467]), array([0. , 0. , 0. , 0. , 0. , 0. , 0. , 0.5, 1. , 1. , 1. , 1. , 1. ,</text:p>
            <text:p>       1. , 1. ]), array([ 121,   19,   12,   11,    5,    6,    8,    6,    6,   12,   11,</text:p>
            <text:p>         13,   23,   46, 1032,    0]))</text:p>
          </table:table-cell>
          <table:table-cell office:value-type="string" calcext:value-type="string">
            <text:p>(array([0.00856071, 0.14488966, 0.72988333, 0.93939724, 0.97852613,</text:p>
            <text:p>       0.98751881, 0.99239889, 0.99500879, 0.99702697, 0.99814364,</text:p>
            <text:p>       0.99874678, 0.99918033, 0.99942625, 0.99954682, 0.99965707]), array([0.        , 0.        , 0.92134831, 1.        , 1.        ,</text:p>
            <text:p>       1.        , 1.        , 1.        , 1.        , 1.        ,</text:p>
            <text:p>       1.        , 1.        , 1.        , 1.        , 1.        ]), array([89, 89, 89, 88, 89, 89, 88, 89, 89, 88, 89, 89, 88, 89, 89,  0]))</text:p>
          </table:table-cell>
          <table:table-cell office:value-type="string" calcext:value-type="string">
            <text:p>(array([0.00786039, 0.0275314 , 0.04993586, 0.07050382, 0.09065598,</text:p>
            <text:p>       0.10866878, 0.12174297, 0.14966489, 0.17502873, 0.18913171,</text:p>
            <text:p>       0.2091592 , 0.22729861, 0.24584965, 0.26946557, 0.29735158,</text:p>
            <text:p>       0.30509937, 0.33542609, 0.35181606, 0.37033051, 0.38666415,</text:p>
            <text:p>       0.40792654, 0.43422088, 0.45013893, 0.4766106 , 0.48450296,</text:p>
            <text:p>       0.52943407, 0.55139169, 0.57702067, 0.60720572, 0.62896884,</text:p>
            <text:p>       0.64968591, 0.67035734, 0.68448585, 0.70833726, 0.73503423,</text:p>
            <text:p>       0.74526   , 0.77196179, 0.79569463, 0.80933684, 0.83119105,</text:p>
            <text:p>       0.84717778, 0.87040885, 0.89172716, 0.90848195, 0.93208894,</text:p>
            <text:p>       0.95147439, 0.97299407, 0.99609407]), array([0., 0., 0., 0., 0., 0., 0., 0., 0., 0., 0., 0., 0., 0., 0., 0., 0.,</text:p>
            <text:p>       0., 0., 0., 0., 0., 0., 0., 0., 1., 1., 1., 1., 1., 1., 1., 1., 1.,</text:p>
            <text:p>       1., 1., 1., 1., 1., 1., 1., 1., 1., 1., 1., 1., 1., 1.]), array([ 85,  20,  13,   8,   8,   4,   2,   5,   3,   4,   3,   3,   5,</text:p>
            <text:p>         2,   2,   1,   1,   2,   1,   2,   4,   2,   2,   1,   2,   0,</text:p>
            <text:p>         3,   3,   3,   0,   3,   3,   4,   4,   1,   6,   5,   4,   4,</text:p>
            <text:p>         2,   7,   6,   6,  11,  16,   9,  25,  24,  73, 924,   0]))</text:p>
          </table:table-cell>
          <table:table-cell office:value-type="float" office:value="0.213178102799076" calcext:value-type="float">
            <text:p>0,213178102799076</text:p>
          </table:table-cell>
          <table:table-cell office:value-type="float" office:value="0.0306891746107521" calcext:value-type="float">
            <text:p>0,0306891746107521</text:p>
          </table:table-cell>
          <table:table-cell office:value-type="float" office:value="0.2411827525344" calcext:value-type="float">
            <text:p>0,2411827525344</text:p>
          </table:table-cell>
          <table:table-cell office:value-type="float" office:value="0.435793822010358" calcext:value-type="float">
            <text:p>0,435793822010358</text:p>
          </table:table-cell>
          <table:table-cell office:value-type="float" office:value="0.191464987614851" calcext:value-type="float">
            <text:p>0,191464987614851</text:p>
          </table:table-cell>
          <table:table-cell office:value-type="float" office:value="0.484502956271172" calcext:value-type="float">
            <text:p>0,484502956271172</text:p>
          </table:table-cell>
        </table:table-row>
        <table:table-row table:style-name="ro3">
          <table:table-cell office:value-type="string" calcext:value-type="string">
            <text:p>(array([0.00690347, 0.09582969, 0.15514829, 0.23383834, 0.29489575,</text:p>
            <text:p>       0.36680635, 0.44131047, 0.50047535, 0.55838704, 0.6285206 ,</text:p>
            <text:p>       0.69541276, 0.7729617 , 0.83642092, 0.89813489, 0.96926834]), array([0.08063103, 0.22857143, 0.125     , 0.42857143, 0.15384615,</text:p>
            <text:p>       0.36363636, 0.41666667, 0.27272727, 0.25      , 0.11111111,</text:p>
            <text:p>       0.375     , 0.66666667, 0.2       , 0.17647059, 0.8       ]), array([1141,   35,   16,   14,   13,   11,   12,   11,    8,    9,    8,</text:p>
            <text:p>          6,   10,   17,   20,    0]))</text:p>
          </table:table-cell>
          <table:table-cell office:value-type="string" calcext:value-type="string">
            <text:p>(array([5.42039287e-04, 6.55305397e-04, 7.96281861e-04, 9.67292611e-04,</text:p>
            <text:p>       1.20195411e-03, 1.53743902e-03, 2.09023393e-03, 3.02020875e-03,</text:p>
            <text:p>       4.35936245e-03, 6.27744472e-03, 1.05510427e-02, 1.92068516e-02,</text:p>
            <text:p>       4.77825259e-02, 2.40431910e-01, 7.73572494e-01]), array([0.03370787, 0.01123596, 0.04494382, 0.04545455, 0.03370787,</text:p>
            <text:p>       0.07865169, 0.04545455, 0.08988764, 0.11235955, 0.07954545,</text:p>
            <text:p>       0.12359551, 0.13483146, 0.22727273, 0.28089888, 0.38202247]), array([89, 89, 89, 88, 89, 89, 88, 89, 89, 88, 89, 89, 88, 89, 89,  0]))</text:p>
          </table:table-cell>
          <table:table-cell office:value-type="string" calcext:value-type="string">
            <text:p>(array([0.00368663, 0.02805459, 0.05156896, 0.06853053, 0.08790667,</text:p>
            <text:p>       0.1094668 , 0.13367787, 0.15633514, 0.16781018, 0.19212725,</text:p>
            <text:p>       0.21071661, 0.23551398, 0.24934572, 0.26867135, 0.28798124,</text:p>
            <text:p>       0.30983274, 0.32927555, 0.34836915, 0.37184796, 0.38635153,</text:p>
            <text:p>       0.41449052, 0.42839394, 0.44748673, 0.47060039, 0.49679017,</text:p>
            <text:p>       0.50575331, 0.52797099, 0.55050562, 0.56969136, 0.58946377,</text:p>
            <text:p>       0.61317901, 0.62950665, 0.64287615, 0.6724841 , 0.69112839,</text:p>
            <text:p>       0.70934325, 0.72626221, 0.74564099, 0.77643853, 0.79001655,</text:p>
            <text:p>       0.81491002, 0.83357877, 0.85419806, 0.87590969, 0.88713881,</text:p>
            <text:p>       0.91036701, 0.9311253 , 0.94964223, 0.9695168 , 0.99150716]), array([0.06485963, 0.23880597, 0.22857143, 0.125     , 0.33333333,</text:p>
            <text:p>       0.36363636, 0.08333333, 0.        , 0.        , 0.5       ,</text:p>
            <text:p>       0.2       , 0.5       , 0.33333333, 0.5       , 0.28571429,</text:p>
            <text:p>       0.        , 0.33333333, 0.        , 0.5       , 0.        ,</text:p>
            <text:p>       0.5       , 0.33333333, 0.25      , 0.33333333, 1.        ,</text:p>
            <text:p>       0.4       , 0.        , 0.5       , 0.        , 0.        ,</text:p>
            <text:p>       0.        , 0.        , 0.33333333, 0.5       , 0.        ,</text:p>
            <text:p>       1.        , 0.        , 1.        , 1.        , 0.33333333,</text:p>
            <text:p>       0.5       , 0.        , 0.        , 0.25      , 0.16666667,</text:p>
            <text:p>       0.33333333, 0.28571429, 1.        , 0.6       , 0.875     ]), array([1033,   67,   35,   16,    9,   11,   12,    3,    4,    2,    5,</text:p>
            <text:p>          4,    3,    4,    7,    2,    3,    2,    6,    2,    2,    3,</text:p>
            <text:p>          4,    6,    1,    5,    3,    4,    2,    1,    3,    3,    3,</text:p>
            <text:p>          2,    3,    2,    1,    2,    1,    3,    4,    1,    5,    4,</text:p>
            <text:p>          6,    3,    7,    4,    5,    8,    0]))</text:p>
          </table:table-cell>
          <table:table-cell office:value-type="float" office:value="0.240521334549964" calcext:value-type="float">
            <text:p>0,240521334549964</text:p>
          </table:table-cell>
          <table:table-cell office:value-type="float" office:value="0.0929118418482741" calcext:value-type="float">
            <text:p>0,0929118418482741</text:p>
          </table:table-cell>
          <table:table-cell office:value-type="float" office:value="0.315881634028283" calcext:value-type="float">
            <text:p>0,315881634028283</text:p>
          </table:table-cell>
          <table:table-cell office:value-type="float" office:value="0.721664302489337" calcext:value-type="float">
            <text:p>0,721664302489337</text:p>
          </table:table-cell>
          <table:table-cell office:value-type="float" office:value="0.39155002222972" calcext:value-type="float">
            <text:p>0,39155002222972</text:p>
          </table:table-cell>
          <table:table-cell office:value-type="float" office:value="0.854198062419891" calcext:value-type="float">
            <text:p>0,854198062419891</text:p>
          </table:table-cell>
          <table:table-cell office:value-type="float" office:value="0.107292056991266" calcext:value-type="float">
            <text:p>0,107292056991266</text:p>
          </table:table-cell>
          <table:table-cell office:value-type="string" calcext:value-type="string">
            <text:p>(array([0.01475231, 0.09952978, 0.16010747, 0.23346828, 0.30087385,</text:p>
            <text:p>       0.37013868, 0.44157638, 0.49977705, 0.55874566, 0.63293497,</text:p>
            <text:p>       0.70255531, 0.76931497, 0.84268195, 0.90346365, 0.99335655]), array([0.        , 0.        , 0.        , 0.        , 0.        ,</text:p>
            <text:p>       0.        , 0.        , 0.45454545, 1.        , 1.        ,</text:p>
            <text:p>       1.        , 1.        , 1.        , 1.        , 1.        ]), array([  96,   22,   10,    8,    7,   12,   11,   11,    9,    8,   14,</text:p>
            <text:p>         12,   16,   30, 1065,    0]))</text:p>
          </table:table-cell>
          <table:table-cell office:value-type="string" calcext:value-type="string">
            <text:p>(array([0.01143046, 0.26403146, 0.78810306, 0.96112163, 0.9846046 ,</text:p>
            <text:p>       0.99178854, 0.99487241, 0.99652999, 0.9977005 , 0.99835623,</text:p>
            <text:p>       0.99875782, 0.99900803, 0.99919318, 0.99934016, 0.99945631]), array([0.        , 0.06741573, 1.        , 1.        , 1.        ,</text:p>
            <text:p>       1.        , 1.        , 1.        , 1.        , 1.        ,</text:p>
            <text:p>       1.        , 1.        , 1.        , 1.        , 1.        ]), array([89, 89, 89, 88, 89, 89, 88, 89, 89, 88, 89, 89, 88, 89, 89,  0]))</text:p>
          </table:table-cell>
          <table:table-cell office:value-type="string" calcext:value-type="string">
            <text:p>(array([0.00515015, 0.02928524, 0.05122507, 0.07035819, 0.08609597,</text:p>
            <text:p>       0.11328179, 0.12878088, 0.14580194, 0.16642123, 0.18890974,</text:p>
            <text:p>       0.20734583, 0.23396984, 0.2477084 , 0.26793282, 0.28918105,</text:p>
            <text:p>       0.30887161, 0.33087149, 0.35651612, 0.37230471, 0.38682099,</text:p>
            <text:p>       0.41365688, 0.42941696, 0.4492144 , 0.46928934, 0.4931554 ,</text:p>
            <text:p>       0.50229901, 0.52668934, 0.55194376, 0.5712259 , 0.58779648,</text:p>
            <text:p>       0.61364847, 0.63042014, 0.64830746, 0.67296151, 0.69016726,</text:p>
            <text:p>       0.71159714, 0.72768764, 0.74773831, 0.76744076, 0.78770082,</text:p>
            <text:p>       0.81403828, 0.83218982, 0.84366486, 0.86788565, 0.89227928,</text:p>
            <text:p>       0.91006012, 0.9321185 , 0.94849857, 0.97213076, 0.99637614]), array([0., 0., 0., 0., 0., 0., 0., 0., 0., 0., 0., 0., 0., 0., 0., 0., 0.,</text:p>
            <text:p>       0., 0., 0., 0., 0., 0., 0., 0., 1., 1., 1., 1., 1., 1., 1., 1., 1.,</text:p>
            <text:p>       1., 1., 1., 1., 1., 1., 1., 1., 1., 1., 1., 1., 1., 1., 1., 1.]), array([ 68,  18,   8,   7,   5,   9,   4,   5,   1,   3,   3,   2,   1,</text:p>
            <text:p>         3,   2,   3,   2,   2,   6,   3,   2,   3,   3,   5,   4,   2,</text:p>
            <text:p>         4,   5,   2,   1,   2,   3,   3,   3,   2,   7,   2,   4,   3,</text:p>
            <text:p>         5,   3,   4,   3,  12,   8,   7,  16,  31,  54, 973,   0]))</text:p>
          </table:table-cell>
          <table:table-cell office:value-type="float" office:value="0.217508353862988" calcext:value-type="float">
            <text:p>0,217508353862988</text:p>
          </table:table-cell>
          <table:table-cell office:value-type="float" office:value="0.0332809150119097" calcext:value-type="float">
            <text:p>0,0332809150119097</text:p>
          </table:table-cell>
          <table:table-cell office:value-type="float" office:value="0.249894001275044" calcext:value-type="float">
            <text:p>0,249894001275044</text:p>
          </table:table-cell>
          <table:table-cell office:value-type="float" office:value="0.441576380621303" calcext:value-type="float">
            <text:p>0,441576380621303</text:p>
          </table:table-cell>
          <table:table-cell office:value-type="float" office:value="0.211896944079506" calcext:value-type="float">
            <text:p>0,211896944079506</text:p>
          </table:table-cell>
          <table:table-cell office:value-type="float" office:value="0.497700989246368" calcext:value-type="float">
            <text:p>0,497700989246368</text:p>
          </table:table-cell>
        </table:table-row>
        <table:table-row table:style-name="ro3">
          <table:table-cell office:value-type="string" calcext:value-type="string">
            <text:p>(array([0.00583817, 0.09438351, 0.16885552, 0.23025482, 0.2990225 ,</text:p>
            <text:p>       0.372217  , 0.42878418, 0.49296039, 0.56392643, 0.63453239,</text:p>
            <text:p>       0.70186979, 0.76566219, 0.83173176, 0.90881044, 0.97738039]), array([0.11443662, 0.26190476, 0.22727273, 0.21052632, 0.36363636,</text:p>
            <text:p>       0.28571429, 0.5       , 0.2       , 0.375     , 0.72727273,</text:p>
            <text:p>       0.2       , 0.16666667, 0.375     , 0.375     , 0.4375    ]), array([1136,   42,   22,   19,   11,    7,    6,    5,    8,   11,   10,</text:p>
            <text:p>          6,    8,    8,   32,    0]))</text:p>
          </table:table-cell>
          <table:table-cell office:value-type="string" calcext:value-type="string">
            <text:p>(array([2.15306041e-04, 2.82498835e-04, 3.71349495e-04, 5.07981432e-04,</text:p>
            <text:p>       6.94300352e-04, 9.54817605e-04, 1.35273158e-03, 1.94399324e-03,</text:p>
            <text:p>       3.11826836e-03, 5.23961383e-03, 8.30651367e-03, 1.71456095e-02,</text:p>
            <text:p>       4.92827522e-02, 2.11195600e-01, 8.00276674e-01]), array([0.02247191, 0.03370787, 0.03370787, 0.04545455, 0.06741573,</text:p>
            <text:p>       0.06741573, 0.09090909, 0.13483146, 0.15730337, 0.13636364,</text:p>
            <text:p>       0.17977528, 0.2247191 , 0.32954545, 0.25842697, 0.40449438]), array([89, 89, 89, 88, 89, 89, 88, 89, 89, 88, 89, 89, 88, 89, 89,  0]))</text:p>
          </table:table-cell>
          <table:table-cell office:value-type="string" calcext:value-type="string">
            <text:p>(array([0.00295595, 0.02881471, 0.0493349 , 0.06887284, 0.09133245,</text:p>
            <text:p>       0.11050285, 0.12598387, 0.14746581, 0.17260627, 0.19129961,</text:p>
            <text:p>       0.21128466, 0.22912598, 0.24771977, 0.27212407, 0.28916128,</text:p>
            <text:p>       0.31311731, 0.32074252, 0.3533375 , 0.37633047, 0.38972535,</text:p>
            <text:p>       0.4096761 , 0.42803659, 0.44863985, 0.47005072, 0.49172041,</text:p>
            <text:p>       0.5056552 , 0.53812015, 0.55305497, 0.57253432, 0.5965234 ,</text:p>
            <text:p>       0.60916471, 0.63274959, 0.66458467, 0.6924821 , 0.71094946,</text:p>
            <text:p>       0.72309831, 0.74581632, 0.76745772, 0.79996735, 0.81473944,</text:p>
            <text:p>       0.82758778, 0.84720395, 0.8742502 , 0.91503266, 0.92816155,</text:p>
            <text:p>       0.94925436, 0.97022493, 0.98960869]), array([0.09482759, 0.35714286, 0.28      , 0.32      , 0.33333333,</text:p>
            <text:p>       0.09090909, 0.4       , 0.42857143, 0.2       , 0.        ,</text:p>
            <text:p>       0.28571429, 0.        , 0.16666667, 0.25      , 0.5       ,</text:p>
            <text:p>       0.6       , 0.        , 0.33333333, 0.        , 0.33333333,</text:p>
            <text:p>       0.5       , 0.5       , 0.5       , 0.        , 0.        ,</text:p>
            <text:p>       0.5       , 0.        , 0.33333333, 0.66666667, 0.        ,</text:p>
            <text:p>       0.33333333, 1.        , 0.5       , 0.        , 0.33333333,</text:p>
            <text:p>       0.5       , 0.5       , 0.        , 0.        , 1.        ,</text:p>
            <text:p>       0.        , 0.33333333, 0.5       , 0.33333333, 0.5       ,</text:p>
            <text:p>       0.2       , 0.14285714, 0.57894737]), array([1044,   56,   25,   25,   12,   11,    5,    7,   10,    5,    7,</text:p>
            <text:p>          5,    6,    4,    2,    5,    1,    3,    1,    3,    2,    2,</text:p>
            <text:p>          2,    1,    2,    2,    1,    3,    3,    1,    3,    5,    0,</text:p>
            <text:p>          4,    4,    3,    2,    2,    3,    1,    2,    3,    3,    2,</text:p>
            <text:p>          0,    3,    4,    5,    7,   19,    0]))</text:p>
          </table:table-cell>
          <table:table-cell office:value-type="float" office:value="0.252167523907389" calcext:value-type="float">
            <text:p>0,252167523907389</text:p>
          </table:table-cell>
          <table:table-cell office:value-type="float" office:value="0.125147930912809" calcext:value-type="float">
            <text:p>0,125147930912809</text:p>
          </table:table-cell>
          <table:table-cell office:value-type="float" office:value="0.313689882141428" calcext:value-type="float">
            <text:p>0,313689882141428</text:p>
          </table:table-cell>
          <table:table-cell office:value-type="float" office:value="0.598995526631673" calcext:value-type="float">
            <text:p>0,598995526631673</text:p>
          </table:table-cell>
          <table:table-cell office:value-type="float" office:value="0.395782291889191" calcext:value-type="float">
            <text:p>0,395782291889191</text:p>
          </table:table-cell>
          <table:table-cell office:value-type="float" office:value="0.827587783336639" calcext:value-type="float">
            <text:p>0,827587783336639</text:p>
          </table:table-cell>
          <table:table-cell office:value-type="float" office:value="0.140055454579886" calcext:value-type="float">
            <text:p>0,140055454579886</text:p>
          </table:table-cell>
          <table:table-cell office:value-type="string" calcext:value-type="string">
            <text:p>(array([0.01465677, 0.09097188, 0.1611242 , 0.2327696 , 0.30272925,</text:p>
            <text:p>       0.37441667, 0.43397855, 0.50992894, 0.56842245, 0.63434005,</text:p>
            <text:p>       0.70691126, 0.76962863, 0.82751373, 0.90476253, 0.99491492]), array([0. , 0. , 0. , 0. , 0. , 0. , 0. , 0.8, 1. , 1. , 1. , 1. , 1. ,</text:p>
            <text:p>       1. , 1. ]), array([ 148,   16,   10,    9,   12,    5,    8,    5,    6,   13,    9,</text:p>
            <text:p>         16,   20,   34, 1020,    0]))</text:p>
          </table:table-cell>
          <table:table-cell office:value-type="string" calcext:value-type="string">
            <text:p>(array([0.0033972 , 0.06503335, 0.57568875, 0.92237444, 0.98325798,</text:p>
            <text:p>       0.99239753, 0.9956697 , 0.99757329, 0.99849529, 0.99895627,</text:p>
            <text:p>       0.9992643 , 0.99947496, 0.99962005, 0.99971479, 0.99978413]), array([0.        , 0.        , 0.65168539, 1.        , 1.        ,</text:p>
            <text:p>       1.        , 1.        , 1.        , 1.        , 1.        ,</text:p>
            <text:p>       1.        , 1.        , 1.        , 1.        , 1.        ]), array([89, 89, 89, 88, 89, 89, 88, 89, 89, 88, 89, 89, 88, 89, 89,  0]))</text:p>
          </table:table-cell>
          <table:table-cell office:value-type="string" calcext:value-type="string">
            <text:p>(array([0.00547664, 0.02987581, 0.05023086, 0.06940915, 0.08855022,</text:p>
            <text:p>       0.11585426, 0.12273101, 0.15095402, 0.17129439, 0.20831547,</text:p>
            <text:p>       0.23254228, 0.2542264 , 0.27090247, 0.28839884, 0.30848206,</text:p>
            <text:p>       0.33435842, 0.35571942, 0.39264087, 0.40806536, 0.4227282 ,</text:p>
            <text:p>       0.4494538 , 0.46187985, 0.49591291, 0.5079275 , 0.52994928,</text:p>
            <text:p>       0.5551233 , 0.5689954 , 0.59330192, 0.61208024, 0.63123625,</text:p>
            <text:p>       0.64785346, 0.668771  , 0.68185812, 0.70986117, 0.72487632,</text:p>
            <text:p>       0.75229447, 0.77087402, 0.78918422, 0.81042583, 0.82664658,</text:p>
            <text:p>       0.85282425, 0.87169352, 0.89003229, 0.90893443, 0.93078509,</text:p>
            <text:p>       0.95081256, 0.97174924, 0.99717841]), array([0., 0., 0., 0., 0., 0., 0., 0., 0., 0., 0., 0., 0., 0., 0., 0., 0.,</text:p>
            <text:p>       0., 0., 0., 0., 0., 0., 1., 1., 1., 1., 1., 1., 1., 1., 1., 1., 1.,</text:p>
            <text:p>       1., 1., 1., 1., 1., 1., 1., 1., 1., 1., 1., 1., 1., 1.]), array([107,  26,  11,  10,   6,   1,   3,   5,   5,   0,   3,   3,   2,</text:p>
            <text:p>         2,   3,   7,   2,   1,   0,   3,   2,   2,   3,   1,   1,   3,</text:p>
            <text:p>         1,   2,   3,   1,   3,   6,   2,   3,   2,   2,   4,   6,   5,</text:p>
            <text:p>         5,   7,   8,   5,   4,  10,   9,  19,  19,  37, 956,   0]))</text:p>
          </table:table-cell>
          <table:table-cell office:value-type="float" office:value="0.232948293724642" calcext:value-type="float">
            <text:p>0,232948293724642</text:p>
          </table:table-cell>
          <table:table-cell office:value-type="float" office:value="0.0171896310354297" calcext:value-type="float">
            <text:p>0,0171896310354297</text:p>
          </table:table-cell>
          <table:table-cell office:value-type="float" office:value="0.24859862142399" calcext:value-type="float">
            <text:p>0,24859862142399</text:p>
          </table:table-cell>
          <table:table-cell office:value-type="float" office:value="0.433978546410799" calcext:value-type="float">
            <text:p>0,433978546410799</text:p>
          </table:table-cell>
          <table:table-cell office:value-type="float" office:value="0.0776255563621155" calcext:value-type="float">
            <text:p>0,0776255563621155</text:p>
          </table:table-cell>
          <table:table-cell office:value-type="float" office:value="0.495912909507751" calcext:value-type="float">
            <text:p>0,495912909507751</text:p>
          </table:table-cell>
        </table:table-row>
        <table:table-row table:style-name="ro2">
          <table:table-cell office:value-type="string" calcext:value-type="string">
            <text:p>(array([0.01186034, 0.09453921, 0.15923222, 0.23587306, 0.29203368,</text:p>
            <text:p>       0.35970026, 0.43241997, 0.49545827, 0.57154336, 0.63407317,</text:p>
            <text:p>       0.69670503, 0.77084742, 0.83549176, 0.89838795, 0.97291581]), array([0.06868132, 0.32608696, 0.22727273, 0.16666667, 0.46666667,</text:p>
            <text:p>       0.5       , 0.4       , 0.625     , 0.125     , 0.25      ,</text:p>
            <text:p>       0.33333333, 0.27272727, 0.0625    , 0.3       , 0.55555556]), array([1092,   46,   22,   12,   15,   10,    5,    8,    8,   12,    9,</text:p>
            <text:p>         11,   16,   20,   45,    0]))</text:p>
          </table:table-cell>
          <table:table-cell office:value-type="string" calcext:value-type="string">
            <text:p>(array([0.00270236, 0.0032696 , 0.00379932, 0.00428197, 0.00501063,</text:p>
            <text:p>       0.00596734, 0.00734684, 0.00945388, 0.01220598, 0.01620912,</text:p>
            <text:p>       0.02219497, 0.03567713, 0.0925964 , 0.43715669, 0.91409763]), array([0.01123596, 0.03370787, 0.02247191, 0.02272727, 0.01123596,</text:p>
            <text:p>       0.04494382, 0.03409091, 0.05617978, 0.11235955, 0.18181818,</text:p>
            <text:p>       0.19101124, 0.07865169, 0.27272727, 0.3258427 , 0.38202247]), array([89, 89, 89, 88, 89, 89, 88, 89, 89, 88, 89, 89, 88, 89, 89,  0]))</text:p>
          </table:table-cell>
          <table:table-cell office:value-type="string" calcext:value-type="string">
            <text:p>(array([0.00725275, 0.02746812, 0.0502659 , 0.06928403, 0.09014476,</text:p>
            <text:p>       0.1091973 , 0.1279164 , 0.14541234, 0.16660115, 0.18407871,</text:p>
            <text:p>       0.21216596, 0.23128601, 0.24788934, 0.27479708, 0.2874736 ,</text:p>
            <text:p>       0.31253439, 0.33128496, 0.3538534 , 0.36741462, 0.39580709,</text:p>
            <text:p>       0.40594532, 0.43383878, 0.45490527, 0.47041903, 0.49247289,</text:p>
            <text:p>       0.50833684, 0.52965304, 0.54755417, 0.57202053, 0.59297094,</text:p>
            <text:p>       0.60608527, 0.63025355, 0.64908795, 0.66979359, 0.69121203,</text:p>
            <text:p>       0.70977607, 0.73197713, 0.75353247, 0.76588148, 0.79000365,</text:p>
            <text:p>       0.80805397, 0.82987328, 0.85000389, 0.87378709, 0.88837127,</text:p>
            <text:p>       0.90979224, 0.93140517, 0.95454234, 0.9709615 , 0.98986128]), array([0.05752212, 0.13669065, 0.075     , 0.23809524, 0.29411765,</text:p>
            <text:p>       0.16666667, 0.71428571, 0.4       , 0.        , 0.        ,</text:p>
            <text:p>       0.        , 0.33333333, 0.2       , 0.71428571, 0.2       ,</text:p>
            <text:p>       0.5       , 0.25      , 0.66666667, 0.5       , 0.        ,</text:p>
            <text:p>       1.        , 0.        , 0.        , 0.25      , 1.        ,</text:p>
            <text:p>       0.66666667, 0.5       , 0.        , 0.        , 0.25      ,</text:p>
            <text:p>       1.        , 0.2       , 0.        , 0.66666667, 0.        ,</text:p>
            <text:p>       0.        , 0.33333333, 0.33333333, 0.        , 0.4       ,</text:p>
            <text:p>       0.        , 0.16666667, 0.        , 0.        , 0.5       ,</text:p>
            <text:p>       0.        , 0.4       , 0.75      , 0.52631579, 0.58823529]), array([904, 139,  40,  21,  17,  12,   7,  10,   4,   6,   3,   3,   5,</text:p>
            <text:p>         7,   5,   2,   4,   3,   4,   1,   2,   1,   1,   4,   1,   3,</text:p>
            <text:p>         2,   2,   1,   4,   2,   5,   5,   3,   2,   2,   3,   3,   2,</text:p>
            <text:p>         5,   3,   6,   6,   5,   8,   3,  10,   4,  19,  17,   0]))</text:p>
          </table:table-cell>
          <table:table-cell office:value-type="float" office:value="0.292223893032767" calcext:value-type="float">
            <text:p>0,292223893032767</text:p>
          </table:table-cell>
          <table:table-cell office:value-type="float" office:value="0.0997223340353577" calcext:value-type="float">
            <text:p>0,0997223340353577</text:p>
          </table:table-cell>
          <table:table-cell office:value-type="float" office:value="0.37187888866053" calcext:value-type="float">
            <text:p>0,37187888866053</text:p>
          </table:table-cell>
          <table:table-cell office:value-type="float" office:value="0.772991761565208" calcext:value-type="float">
            <text:p>0,772991761565208</text:p>
          </table:table-cell>
          <table:table-cell office:value-type="float" office:value="0.532075157326259" calcext:value-type="float">
            <text:p>0,532075157326259</text:p>
          </table:table-cell>
          <table:table-cell office:value-type="float" office:value="0.909792244434357" calcext:value-type="float">
            <text:p>0,909792244434357</text:p>
          </table:table-cell>
          <table:table-cell office:value-type="float" office:value="0.117709663048552" calcext:value-type="float">
            <text:p>0,117709663048552</text:p>
          </table:table-cell>
          <table:table-cell office:value-type="string" calcext:value-type="string">
            <text:p>(array([0.02015773, 0.09977944, 0.15985376, 0.23461982, 0.29147978,</text:p>
            <text:p>       0.35760407, 0.42624237, 0.50658826, 0.56160708, 0.62729155,</text:p>
            <text:p>       0.69809793, 0.76884948, 0.83676858, 0.90574484, 0.98823868]), array([0.   , 0.   , 0.   , 0.   , 0.   , 0.   , 0.   , 0.625, 1.   ,</text:p>
            <text:p>       1.   , 1.   , 1.   , 1.   , 1.   , 1.   ]), array([  95,   29,   20,   10,   13,   14,    9,    8,    4,    8,   11,</text:p>
            <text:p>         13,   18,   37, 1042,    0]))</text:p>
          </table:table-cell>
          <table:table-cell office:value-type="string" calcext:value-type="string">
            <text:p>(array([0.01737754, 0.18523149, 0.70040117, 0.9429181 , 0.97217978,</text:p>
            <text:p>       0.98155764, 0.98692702, 0.9902188 , 0.99243869, 0.99392614,</text:p>
            <text:p>       0.9949348 , 0.99567962, 0.99618526, 0.99671349, 0.99729226]), array([0.        , 0.        , 0.83146067, 1.        , 1.        ,</text:p>
            <text:p>       1.        , 1.        , 1.        , 1.        , 1.        ,</text:p>
            <text:p>       1.        , 1.        , 1.        , 1.        , 1.        ]), array([89, 89, 89, 88, 89, 89, 88, 89, 89, 88, 89, 89, 88, 89, 89,  0]))</text:p>
          </table:table-cell>
          <table:table-cell office:value-type="string" calcext:value-type="string">
            <text:p>(array([0.01142998, 0.02748801, 0.05444547, 0.07004322, 0.09116708,</text:p>
            <text:p>       0.10920009, 0.12659029, 0.14877093, 0.17187703, 0.19194603,</text:p>
            <text:p>       0.21530191, 0.23467405, 0.24440446, 0.2736237 , 0.29248147,</text:p>
            <text:p>       0.31022253, 0.33223604, 0.35173783, 0.36810604, 0.40732889,</text:p>
            <text:p>       0.42797947, 0.45244583, 0.47020359, 0.49173117, 0.50799999,</text:p>
            <text:p>       0.52950929, 0.54509473, 0.56616122, 0.59663755, 0.60545448,</text:p>
            <text:p>       0.63008184, 0.64604437, 0.6697426 , 0.68802285, 0.71490714,</text:p>
            <text:p>       0.72923926, 0.75087282, 0.77096354, 0.79188522, 0.81592129,</text:p>
            <text:p>       0.83444405, 0.85560153, 0.86971177, 0.88941451, 0.91052104,</text:p>
            <text:p>       0.93147812, 0.95063288, 0.97230665, 0.99297624]), array([0., 0., 0., 0., 0., 0., 0., 0., 0., 0., 0., 0., 0., 0., 0., 0., 0.,</text:p>
            <text:p>       0., 0., 0., 0., 0., 0., 0., 1., 1., 1., 1., 1., 1., 1., 1., 1., 1.,</text:p>
            <text:p>       1., 1., 1., 1., 1., 1., 1., 1., 1., 1., 1., 1., 1., 1., 1.]), array([ 59,  28,   4,  11,   8,   6,  10,  10,   5,   3,   3,   3,   3,</text:p>
            <text:p>         7,   3,   3,   2,   7,   6,   0,   5,   1,   2,   2,   2,   2,</text:p>
            <text:p>         4,   1,   1,   1,   3,   3,   1,   5,   1,   4,   3,   5,   2,</text:p>
            <text:p>         5,   6,   5,   6,   2,  14,  12,  20,  40, 130, 862,   0]))</text:p>
          </table:table-cell>
          <table:table-cell office:value-type="float" office:value="0.221436704303675" calcext:value-type="float">
            <text:p>0,221436704303675</text:p>
          </table:table-cell>
          <table:table-cell office:value-type="float" office:value="0.0328464611348761" calcext:value-type="float">
            <text:p>0,0328464611348761</text:p>
          </table:table-cell>
          <table:table-cell office:value-type="float" office:value="0.247138982149929" calcext:value-type="float">
            <text:p>0,247138982149929</text:p>
          </table:table-cell>
          <table:table-cell office:value-type="float" office:value="0.438392922282219" calcext:value-type="float">
            <text:p>0,438392922282219</text:p>
          </table:table-cell>
          <table:table-cell office:value-type="float" office:value="0.185231492718619" calcext:value-type="float">
            <text:p>0,185231492718619</text:p>
          </table:table-cell>
          <table:table-cell office:value-type="float" office:value="0.492000013589859" calcext:value-type="float">
            <text:p>0,492000013589859</text:p>
          </table:table-cell>
        </table:table-row>
        <table:table-row table:style-name="ro5">
          <table:table-cell office:value-type="string" calcext:value-type="string">
            <text:p>(array([0.00602794, 0.09337679, 0.1586863 , 0.23665476, 0.30208856,</text:p>
            <text:p>       0.35922545, 0.43416602, 0.49630214, 0.55426067, 0.62964814,</text:p>
            <text:p>       0.71381661, 0.77363998, 0.84792489, 0.90668006, 0.97499584]), array([0.09934319, 0.34482759, 0.44444444, 0.5       , 0.28571429,</text:p>
            <text:p>       0.        , 0.        , 0.33333333, 0.        , 0.4       ,</text:p>
            <text:p>       0.4       , 0.5       , 0.        , 0.5       , 0.25925926]), array([1218,   29,    9,    8,    7,    1,    3,    3,    3,    5,    5,</text:p>
            <text:p>          4,    1,    8,   27,    0]))</text:p>
          </table:table-cell>
          <table:table-cell office:value-type="string" calcext:value-type="string">
            <text:p>(array([0.00075717, 0.00084334, 0.00095482, 0.00113235, 0.00135491,</text:p>
            <text:p>       0.00165733, 0.00212494, 0.00268198, 0.00341946, 0.00461688,</text:p>
            <text:p>       0.00661617, 0.01019286, 0.01736709, 0.05251341, 0.6191918 ]), array([0.        , 0.02247191, 0.01123596, 0.03409091, 0.01123596,</text:p>
            <text:p>       0.02247191, 0.07954545, 0.13483146, 0.15730337, 0.10227273,</text:p>
            <text:p>       0.08988764, 0.25842697, 0.27272727, 0.24719101, 0.34831461]), array([89, 89, 89, 88, 89, 89, 88, 89, 89, 88, 89, 89, 88, 89, 89,  0]))</text:p>
          </table:table-cell>
          <table:table-cell office:value-type="string" calcext:value-type="string">
            <text:p>(array([0.00381286, 0.02643309, 0.04796295, 0.06879405, 0.08729887,</text:p>
            <text:p>       0.11008406, 0.12990909, 0.1477234 , 0.16487741, 0.18626935,</text:p>
            <text:p>       0.2101331 , 0.22866861, 0.24381848, 0.26399884, 0.29211855,</text:p>
            <text:p>       0.30547854, 0.32182863, 0.35922545, 0.41943803, 0.42425931,</text:p>
            <text:p>       0.45880073, 0.47586298, 0.49273393, 0.52709761, 0.546821  ,</text:p>
            <text:p>       0.5820753 , 0.61111179, 0.63620603, 0.65360504, 0.69800484,</text:p>
            <text:p>       0.71332043, 0.73111689, 0.74214983, 0.77462   , 0.78889504,</text:p>
            <text:p>       0.84792489, 0.87269175, 0.90799293, 0.93445826, 0.95224597,</text:p>
            <text:p>       0.97199199, 0.99321821]), array([0.08914387, 0.23529412, 0.22580645, 0.27272727, 0.4       ,</text:p>
            <text:p>       0.25      , 0.75      , 0.        , 1.        , 0.5       ,</text:p>
            <text:p>       0.5       , 1.        , 0.        , 0.5       , 0.33333333,</text:p>
            <text:p>       0.33333333, 0.        , 0.        , 0.        , 0.        ,</text:p>
            <text:p>       0.        , 0.        , 0.        , 0.5       , 0.        ,</text:p>
            <text:p>       0.        , 0.5       , 0.        , 1.        , 0.        ,</text:p>
            <text:p>       0.33333333, 1.        , 0.        , 1.        , 0.5       ,</text:p>
            <text:p>       0.        , 1.        , 0.5       , 0.        , 0.25      ,</text:p>
            <text:p>       0.3       , 0.27272727]), array([1133,   51,   31,   11,   10,    8,    4,    4,    2,    2,    2,</text:p>
            <text:p>          2,    2,    2,    3,    3,    1,    1,    0,    0,    1,    1,</text:p>
            <text:p>          1,    1,    1,    0,    2,    1,    0,    1,    2,    2,    1,</text:p>
            <text:p>          0,    1,    3,    1,    1,    1,    2,    0,    0,    1,    1,</text:p>
            <text:p>          0,    6,    3,    4,   10,   11,    0]))</text:p>
          </table:table-cell>
          <table:table-cell office:value-type="float" office:value="0.34722072725116" calcext:value-type="float">
            <text:p>0,34722072725116</text:p>
          </table:table-cell>
          <table:table-cell office:value-type="float" office:value="0.107323424158648" calcext:value-type="float">
            <text:p>0,107323424158648</text:p>
          </table:table-cell>
          <table:table-cell office:value-type="float" office:value="0.401735947178822" calcext:value-type="float">
            <text:p>0,401735947178822</text:p>
          </table:table-cell>
          <table:table-cell office:value-type="float" office:value="0.847924888134003" calcext:value-type="float">
            <text:p>0,847924888134003</text:p>
          </table:table-cell>
          <table:table-cell office:value-type="float" office:value="0.270877193533972" calcext:value-type="float">
            <text:p>0,270877193533972</text:p>
          </table:table-cell>
          <table:table-cell office:value-type="float" office:value="0.934458255767822" calcext:value-type="float">
            <text:p>0,934458255767822</text:p>
          </table:table-cell>
          <table:table-cell office:value-type="float" office:value="0.122678731456068" calcext:value-type="float">
            <text:p>0,122678731456068</text:p>
          </table:table-cell>
          <table:table-cell office:value-type="string" calcext:value-type="string">
            <text:p>(array([0.01413057, 0.09439181, 0.15950343, 0.23267956, 0.29472392,</text:p>
            <text:p>       0.37263924, 0.44573933, 0.51723753, 0.56583398, 0.63564432,</text:p>
            <text:p>       0.70401182, 0.76623321, 0.84345306, 0.90726082, 0.99454282]), array([0., 0., 0., 0., 0., 0., 0., 1., 1., 1., 1., 1., 1., 1., 1.]), array([ 141,   14,    5,    6,    5,    3,    3,    3,    3,    3,    7,</text:p>
            <text:p>          6,    5,   23, 1104,    0]))</text:p>
          </table:table-cell>
          <table:table-cell office:value-type="string" calcext:value-type="string">
            <text:p>(array([0.00538481, 0.10634004, 0.8707751 , 0.9819965 , 0.99109626,</text:p>
            <text:p>       0.99442092, 0.99610523, 0.99714758, 0.99779427, 0.99831666,</text:p>
            <text:p>       0.99862576, 0.99885762, 0.99904271, 0.9991556 , 0.99924283]), array([0.        , 0.01123596, 1.        , 1.        , 1.        ,</text:p>
            <text:p>       1.        , 1.        , 1.        , 1.        , 1.        ,</text:p>
            <text:p>       1.        , 1.        , 1.        , 1.        , 1.        ]), array([89, 89, 89, 88, 89, 89, 88, 89, 89, 88, 89, 89, 88, 89, 89,  0]))</text:p>
          </table:table-cell>
          <table:table-cell office:value-type="string" calcext:value-type="string">
            <text:p>(array([0.0074315 , 0.02774292, 0.0463202 , 0.06723049, 0.09124378,</text:p>
            <text:p>       0.10950648, 0.12914415, 0.15207511, 0.16487741, 0.18069762,</text:p>
            <text:p>       0.20745628, 0.22866861, 0.25785017, 0.26597744, 0.2877694 ,</text:p>
            <text:p>       0.30515571, 0.36379397, 0.39032978, 0.4179247 , 0.453179  ,</text:p>
            <text:p>       0.46611428, 0.50726607, 0.52222326, 0.54119927, 0.57574069,</text:p>
            <text:p>       0.58056197, 0.61255336, 0.6471898 , 0.67817137, 0.69594032,</text:p>
            <text:p>       0.70897128, 0.73454833, 0.75618152, 0.77462   , 0.78621822,</text:p>
            <text:p>       0.80815892, 0.8522766 , 0.87024392, 0.88972342, 0.91263059,</text:p>
            <text:p>       0.9312529 , 0.95141337, 0.97378447, 0.99653667]), array([0., 0., 0., 0., 0., 0., 0., 0., 0., 0., 0., 0., 0., 0., 0., 0., 0.,</text:p>
            <text:p>       0., 0., 0., 0., 1., 1., 1., 1., 1., 1., 1., 1., 1., 1., 1., 1., 1.,</text:p>
            <text:p>       1., 1., 1., 1., 1., 1., 1., 1., 1., 1.]), array([ 109,   19,   10,    6,    7,    2,    3,    1,    2,    1,    2,</text:p>
            <text:p>          2,    1,    1,    3,    2,    0,    0,    2,    1,    1,    0,</text:p>
            <text:p>          1,    1,    0,    1,    2,    1,    1,    1,    1,    0,    2,</text:p>
            <text:p>          1,    2,    3,    2,    2,    1,    2,    1,    0,    4,    2,</text:p>
            <text:p>          6,    9,    8,   25,   42, 1035,    0]))</text:p>
          </table:table-cell>
          <table:table-cell office:value-type="float" office:value="0.245306020012332" calcext:value-type="float">
            <text:p>0,245306020012332</text:p>
          </table:table-cell>
          <table:table-cell office:value-type="float" office:value="0.0185274564655125" calcext:value-type="float">
            <text:p>0,0185274564655125</text:p>
          </table:table-cell>
          <table:table-cell office:value-type="float" office:value="0.234388242734748" calcext:value-type="float">
            <text:p>0,234388242734748</text:p>
          </table:table-cell>
          <table:table-cell office:value-type="float" office:value="0.482762465874354" calcext:value-type="float">
            <text:p>0,482762465874354</text:p>
          </table:table-cell>
          <table:table-cell office:value-type="float" office:value="0.129224895803111" calcext:value-type="float">
            <text:p>0,129224895803111</text:p>
          </table:table-cell>
          <table:table-cell office:value-type="float" office:value="0.492733925580978" calcext:value-type="float">
            <text:p>0,492733925580978</text:p>
          </table:table-cell>
        </table:table-row>
        <table:table-row table:style-name="ro5">
          <table:table-cell office:value-type="string" calcext:value-type="string">
            <text:p>(array([0.00538157, 0.0975939 , 0.16532942, 0.22793296, 0.30293895,</text:p>
            <text:p>       0.36825857, 0.43097675, 0.49012887, 0.57654324, 0.61993393,</text:p>
            <text:p>       0.71767446, 0.77764458, 0.82614952, 0.9068324 , 0.98031317]), array([0.08071368, 0.38461538, 0.29411765, 0.5       , 0.2       ,</text:p>
            <text:p>       0.33333333, 0.36363636, 0.        , 0.6       , 0.        ,</text:p>
            <text:p>       0.625     , 0.11111111, 0.16666667, 0.33333333, 0.42857143]), array([1177,   26,   17,   12,    5,    6,   11,    3,    5,    2,    8,</text:p>
            <text:p>          9,    6,    9,   35,    0]))</text:p>
          </table:table-cell>
          <table:table-cell office:value-type="string" calcext:value-type="string">
            <text:p>(array([2.21509988e-04, 3.01923808e-04, 3.81050116e-04, 4.77549755e-04,</text:p>
            <text:p>       6.23753024e-04, 8.60775777e-04, 1.16665174e-03, 1.60462022e-03,</text:p>
            <text:p>       2.28040015e-03, 3.69531468e-03, 6.16644834e-03, 1.20958097e-02,</text:p>
            <text:p>       2.71271196e-02, 1.42720049e-01, 7.96651402e-01]), array([0.02247191, 0.        , 0.01123596, 0.02272727, 0.05617978,</text:p>
            <text:p>       0.05617978, 0.06818182, 0.07865169, 0.08988764, 0.125     ,</text:p>
            <text:p>       0.11235955, 0.16853933, 0.17045455, 0.35955056, 0.35955056]), array([89, 89, 89, 88, 89, 89, 88, 89, 89, 88, 89, 89, 88, 89, 89,  0]))</text:p>
          </table:table-cell>
          <table:table-cell office:value-type="string" calcext:value-type="string">
            <text:p>(array([0.00273884, 0.02783819, 0.04983025, 0.07139004, 0.08861197,</text:p>
            <text:p>       0.10896046, 0.1290384 , 0.14515406, 0.1708841 , 0.1945214 ,</text:p>
            <text:p>       0.20592194, 0.23315021, 0.2466925 , 0.27094801, 0.29330938,</text:p>
            <text:p>       0.32611884, 0.3431626 , 0.36708446, 0.39452866, 0.40892349,</text:p>
            <text:p>       0.4354752 , 0.44581924, 0.46116692, 0.49012887, 0.55951631,</text:p>
            <text:p>       0.57314312, 0.58335225, 0.61126524, 0.62860262, 0.69582427,</text:p>
            <text:p>       0.7155135 , 0.7304114 , 0.74362785, 0.77159673, 0.79090809,</text:p>
            <text:p>       0.81518312, 0.83547768, 0.84039241, 0.89289784, 0.91193006,</text:p>
            <text:p>       0.93290502, 0.95043663, 0.96661727, 0.99093489]), array([0.06931608, 0.1875    , 0.28571429, 0.375     , 0.22222222,</text:p>
            <text:p>       0.33333333, 0.5       , 0.2       , 0.5       , 0.        ,</text:p>
            <text:p>       0.4       , 0.33333333, 0.66666667, 0.5       , 0.5       ,</text:p>
            <text:p>       0.        , 0.5       , 0.5       , 0.        , 0.5       ,</text:p>
            <text:p>       0.33333333, 0.        , 1.        , 0.        , 0.        ,</text:p>
            <text:p>       1.        , 0.66666667, 0.        , 0.        , 0.        ,</text:p>
            <text:p>       0.75      , 0.5       , 0.        , 1.        , 0.        ,</text:p>
            <text:p>       0.33333333, 0.        , 0.        , 0.        , 0.33333333,</text:p>
            <text:p>       0.75      , 0.66666667, 0.5       , 0.375     ]), array([1082,   64,   28,    8,    9,    9,    4,    5,    8,    3,    5,</text:p>
            <text:p>          3,    3,    2,    2,    0,    2,    2,    2,    2,    4,    3,</text:p>
            <text:p>          3,    1,    3,    0,    0,    1,    1,    3,    1,    1,    0,</text:p>
            <text:p>          0,    1,    4,    4,    1,    1,    6,    3,    2,    1,    0,</text:p>
            <text:p>          4,    3,    4,    3,    6,   24,    0]))</text:p>
          </table:table-cell>
          <table:table-cell office:value-type="float" office:value="0.309724306485663" calcext:value-type="float">
            <text:p>0,309724306485663</text:p>
          </table:table-cell>
          <table:table-cell office:value-type="float" office:value="0.105293435219639" calcext:value-type="float">
            <text:p>0,105293435219639</text:p>
          </table:table-cell>
          <table:table-cell office:value-type="float" office:value="0.366209032459145" calcext:value-type="float">
            <text:p>0,366209032459145</text:p>
          </table:table-cell>
          <table:table-cell office:value-type="float" office:value="0.666533470153809" calcext:value-type="float">
            <text:p>0,666533470153809</text:p>
          </table:table-cell>
          <table:table-cell office:value-type="float" office:value="0.437100840418526" calcext:value-type="float">
            <text:p>0,437100840418526</text:p>
          </table:table-cell>
          <table:table-cell office:value-type="float" office:value="0.892897844314575" calcext:value-type="float">
            <text:p>0,892897844314575</text:p>
          </table:table-cell>
          <table:table-cell office:value-type="float" office:value="0.113323478638493" calcext:value-type="float">
            <text:p>0,113323478638493</text:p>
          </table:table-cell>
          <table:table-cell office:value-type="string" calcext:value-type="string">
            <text:p>(array([0.01294249, 0.09927708, 0.16837677, 0.22737148, 0.29041039,</text:p>
            <text:p>       0.36735611, 0.42796571, 0.50987113, 0.57097662, 0.62493522,</text:p>
            <text:p>       0.70981584, 0.7781152 , 0.8330819 , 0.90592018, 0.99495464]), array([0., 0., 0., 0., 0., 0., 0., 1., 1., 1., 1., 1., 1., 1., 1.]), array([ 115,   16,   10,   14,    4,    4,    6,    3,   10,    4,    9,</text:p>
            <text:p>          7,   13,   19, 1097,    0]))</text:p>
          </table:table-cell>
          <table:table-cell office:value-type="string" calcext:value-type="string">
            <text:p>(array([0.00594977, 0.19672357, 0.85532042, 0.97788781, 0.99096858,</text:p>
            <text:p>       0.99526022, 0.99731906, 0.99822443, 0.99875095, 0.99909528,</text:p>
            <text:p>       0.99935857, 0.99951841, 0.99961713, 0.99969619, 0.9997773 ]), array([0.       , 0.1011236, 1.       , 1.       , 1.       , 1.       ,</text:p>
            <text:p>       1.       , 1.       , 1.       , 1.       , 1.       , 1.       ,</text:p>
            <text:p>       1.       , 1.       , 1.       ]), array([89, 89, 89, 88, 89, 89, 88, 89, 89, 88, 89, 89, 88, 89, 89,  0]))</text:p>
          </table:table-cell>
          <table:table-cell office:value-type="string" calcext:value-type="string">
            <text:p>(array([0.00610139, 0.0278248 , 0.05127548, 0.0708259 , 0.08971076,</text:p>
            <text:p>       0.10719261, 0.12817415, 0.15069264, 0.16822674, 0.18651101,</text:p>
            <text:p>       0.20833088, 0.23686779, 0.25058542, 0.2677071 , 0.29113705,</text:p>
            <text:p>       0.30417573, 0.34590498, 0.36739236, 0.38873476, 0.40991271,</text:p>
            <text:p>       0.43640554, 0.44048369, 0.46116692, 0.50987113, 0.55418076,</text:p>
            <text:p>       0.56770769, 0.58602522, 0.60547134, 0.62921843, 0.65957978,</text:p>
            <text:p>       0.67388116, 0.71442734, 0.72762362, 0.75530662, 0.76967129,</text:p>
            <text:p>       0.79416196, 0.8087518 , 0.82831074, 0.85400185, 0.87009735,</text:p>
            <text:p>       0.89021591, 0.91214069, 0.93047542, 0.95079737, 0.9715533 ,</text:p>
            <text:p>       0.99740958]), array([0., 0., 0., 0., 0., 0., 0., 0., 0., 0., 0., 0., 0., 0., 0., 0., 0.,</text:p>
            <text:p>       0., 0., 0., 0., 0., 0., 1., 1., 1., 1., 1., 1., 1., 1., 1., 1., 1.,</text:p>
            <text:p>       1., 1., 1., 1., 1., 1., 1., 1., 1., 1., 1., 1.]), array([  90,   15,    9,    4,    4,    7,    2,    2,    6,    2,    8,</text:p>
            <text:p>          1,    3,    3,    2,    1,    0,    1,    2,    1,    3,    1,</text:p>
            <text:p>          1,    1,    0,    3,    0,    3,    3,    4,    2,    1,    1,</text:p>
            <text:p>          2,    0,    4,    3,    1,    3,    3,    4,    4,    4,    2,</text:p>
            <text:p>          6,    8,    8,   22,   55, 1016,    0]))</text:p>
          </table:table-cell>
          <table:table-cell office:value-type="float" office:value="0.24440195414975" calcext:value-type="float">
            <text:p>0,24440195414975</text:p>
          </table:table-cell>
          <table:table-cell office:value-type="float" office:value="0.0193836927898625" calcext:value-type="float">
            <text:p>0,0193836927898625</text:p>
          </table:table-cell>
          <table:table-cell office:value-type="float" office:value="0.2355317402882" calcext:value-type="float">
            <text:p>0,2355317402882</text:p>
          </table:table-cell>
          <table:table-cell office:value-type="float" office:value="0.490128874778748" calcext:value-type="float">
            <text:p>0,490128874778748</text:p>
          </table:table-cell>
          <table:table-cell office:value-type="float" office:value="0.14467958113953" calcext:value-type="float">
            <text:p>0,14467958113953</text:p>
          </table:table-cell>
          <table:table-cell office:value-type="float" office:value="0.490128874778748" calcext:value-type="float">
            <text:p>0,490128874778748</text:p>
          </table:table-cell>
        </table:table-row>
        <table:table-row table:style-name="ro4">
          <table:table-cell office:value-type="string" calcext:value-type="string">
            <text:p>(array([0.00384224, 0.09327673, 0.14973139, 0.22535227, 0.37428367,</text:p>
            <text:p>       0.43024462, 0.55584641, 0.63281032, 0.68916593, 0.75432269,</text:p>
            <text:p>       0.82667652, 0.89871752, 0.96631412]), array([0.11067194, 0.5625    , 0.5       , 0.33333333, 0.66666667,</text:p>
            <text:p>       0.75      , 0.75      , 0.2       , 0.33333333, 0.33333333,</text:p>
            <text:p>       0.        , 1.        , 0.45454545]), array([1265,   16,    4,    6,    0,    6,    4,    0,    4,    5,    3,</text:p>
            <text:p>          3,    2,    2,   11,    0]))</text:p>
          </table:table-cell>
          <table:table-cell office:value-type="string" calcext:value-type="string">
            <text:p>(array([2.21980080e-04, 2.56841667e-04, 2.90792892e-04, 3.30336810e-04,</text:p>
            <text:p>       3.91367571e-04, 4.87010092e-04, 6.29516112e-04, 8.26083097e-04,</text:p>
            <text:p>       1.12742235e-03, 1.47446706e-03, 1.99779479e-03, 3.30698124e-03,</text:p>
            <text:p>       7.10122189e-03, 2.21655350e-02, 3.64766376e-01]), array([0.03370787, 0.01123596, 0.04494382, 0.05681818, 0.03370787,</text:p>
            <text:p>       0.02247191, 0.03409091, 0.12359551, 0.1011236 , 0.14772727,</text:p>
            <text:p>       0.14606742, 0.15730337, 0.22727273, 0.34831461, 0.46067416]), array([89, 89, 89, 88, 89, 89, 88, 89, 89, 88, 89, 89, 88, 89, 89,  0]))</text:p>
          </table:table-cell>
          <table:table-cell office:value-type="string" calcext:value-type="string">
            <text:p>(array([0.00199597, 0.02918425, 0.05052288, 0.06689826, 0.09038916,</text:p>
            <text:p>       0.1082001 , 0.12829797, 0.14630971, 0.1715215 , 0.20931703,</text:p>
            <text:p>       0.22837488, 0.24789381, 0.35909161, 0.36916562, 0.38955677,</text:p>
            <text:p>       0.40740201, 0.42515175, 0.46327299, 0.53987908, 0.54775906,</text:p>
            <text:p>       0.58798844, 0.61152613, 0.62749869, 0.64895993, 0.66454071,</text:p>
            <text:p>       0.68916593, 0.74415192, 0.77466422, 0.81473273, 0.83862031,</text:p>
            <text:p>       0.88928354, 0.90815151, 0.93900526, 0.94720238, 0.97024702,</text:p>
            <text:p>       0.98728156]), array([0.09567388, 0.43243243, 0.38095238, 0.375     , 0.5       ,</text:p>
            <text:p>       0.5       , 0.5       , 1.        , 0.        , 0.33333333,</text:p>
            <text:p>       0.        , 0.5       , 1.        , 0.33333333, 1.        ,</text:p>
            <text:p>       1.        , 0.5       , 1.        , 1.        , 1.        ,</text:p>
            <text:p>       0.        , 0.5       , 0.        , 0.        , 0.        ,</text:p>
            <text:p>       0.33333333, 0.5       , 0.        , 0.        , 0.        ,</text:p>
            <text:p>       1.        , 1.        , 0.        , 0.5       , 0.5       ,</text:p>
            <text:p>       0.5       ]), array([1202,   37,   21,    8,    8,    4,    2,    2,    1,    0,    3,</text:p>
            <text:p>          1,    2,    0,    0,    0,    0,    1,    3,    2,    1,    2,</text:p>
            <text:p>          0,    1,    0,    0,    1,    2,    0,    1,    2,    1,    1,</text:p>
            <text:p>          1,    3,    0,    0,    2,    1,    0,    1,    1,    0,    0,</text:p>
            <text:p>          1,    1,    1,    2,    6,    2,    0]))</text:p>
          </table:table-cell>
          <table:table-cell office:value-type="float" office:value="0.345381118703135" calcext:value-type="float">
            <text:p>0,345381118703135</text:p>
          </table:table-cell>
          <table:table-cell office:value-type="float" office:value="0.102912095417934" calcext:value-type="float">
            <text:p>0,102912095417934</text:p>
          </table:table-cell>
          <table:table-cell office:value-type="float" office:value="0.432133753769799" calcext:value-type="float">
            <text:p>0,432133753769799</text:p>
          </table:table-cell>
          <table:table-cell office:value-type="float" office:value="0.826676517724991" calcext:value-type="float">
            <text:p>0,826676517724991</text:p>
          </table:table-cell>
          <table:table-cell office:value-type="float" office:value="0.326149071786511" calcext:value-type="float">
            <text:p>0,326149071786511</text:p>
          </table:table-cell>
          <table:table-cell office:value-type="float" office:value="0.939005255699158" calcext:value-type="float">
            <text:p>0,939005255699158</text:p>
          </table:table-cell>
          <table:table-cell office:value-type="float" office:value="0.122159861373367" calcext:value-type="float">
            <text:p>0,122159861373367</text:p>
          </table:table-cell>
          <table:table-cell office:value-type="string" calcext:value-type="string">
            <text:p>(array([0.01124627, 0.09183784, 0.1598166 , 0.23768593, 0.31473485,</text:p>
            <text:p>       0.36832128, 0.42759754, 0.55319932, 0.62163996, 0.69696748,</text:p>
            <text:p>       0.77231964, 0.84684694, 0.90350533, 0.99682387]), array([0., 0., 0., 0., 0., 0., 0., 1., 1., 1., 1., 1., 1., 1.]), array([ 146,    9,    4,    4,    2,    8,    4,    0,    4,    3,    1,</text:p>
            <text:p>          5,    2,    9, 1130,    0]))</text:p>
          </table:table-cell>
          <table:table-cell office:value-type="string" calcext:value-type="string">
            <text:p>(array([0.0018048 , 0.10926054, 0.91988138, 0.9922224 , 0.997045  ,</text:p>
            <text:p>       0.99825671, 0.99871332, 0.9990829 , 0.99932895, 0.99948765,</text:p>
            <text:p>       0.99959547, 0.99966327, 0.9997065 , 0.99974186, 0.99977743]), array([0.        , 0.01123596, 1.        , 1.        , 1.        ,</text:p>
            <text:p>       1.        , 1.        , 1.        , 1.        , 1.        ,</text:p>
            <text:p>       1.        , 1.        , 1.        , 1.        , 1.        ]), array([89, 89, 89, 88, 89, 89, 88, 89, 89, 88, 89, 89, 88, 89, 89,  0]))</text:p>
          </table:table-cell>
          <table:table-cell office:value-type="string" calcext:value-type="string">
            <text:p>(array([0.00423301, 0.0287605 , 0.05354394, 0.06634454, 0.08771583,</text:p>
            <text:p>       0.10553419, 0.12181132, 0.14630971, 0.16137969, 0.18526727,</text:p>
            <text:p>       0.21830784, 0.22533578, 0.25355005, 0.31473485, 0.33545929,</text:p>
            <text:p>       0.35506584, 0.36771496, 0.38851647, 0.40970679, 0.42770359,</text:p>
            <text:p>       0.46327299, 0.53987908, 0.54775906, 0.57740009, 0.60948813,</text:p>
            <text:p>       0.62771587, 0.69696748, 0.74980816, 0.77162512, 0.79517837,</text:p>
            <text:p>       0.8284785 , 0.86521538, 0.88918384, 0.9071803 , 0.93383946,</text:p>
            <text:p>       0.95109427, 0.9703381 , 0.99822283]), array([0., 0., 0., 0., 0., 0., 0., 0., 0., 0., 0., 0., 0., 0., 0., 0., 0.,</text:p>
            <text:p>       0., 0., 0., 0., 1., 1., 1., 1., 1., 1., 1., 1., 1., 1., 1., 1., 1.,</text:p>
            <text:p>       1., 1., 1., 1.]), array([ 116,   19,    9,    4,    4,    2,    1,    2,    1,    1,    1,</text:p>
            <text:p>          1,    2,    0,    0,    2,    1,    2,    2,    3,    2,    1,</text:p>
            <text:p>          0,    1,    0,    0,    1,    2,    1,    0,    1,    2,    0,</text:p>
            <text:p>          0,    1,    0,    0,    2,    1,    2,    0,    1,    0,    1,</text:p>
            <text:p>          3,    5,    5,   14,   24, 1088,    0]))</text:p>
          </table:table-cell>
          <table:table-cell office:value-type="float" office:value="0.229995554526582" calcext:value-type="float">
            <text:p>0,229995554526582</text:p>
          </table:table-cell>
          <table:table-cell office:value-type="float" office:value="0.0131551023293801" calcext:value-type="float">
            <text:p>0,0131551023293801</text:p>
          </table:table-cell>
          <table:table-cell office:value-type="float" office:value="0.222655115429068" calcext:value-type="float">
            <text:p>0,222655115429068</text:p>
          </table:table-cell>
          <table:table-cell office:value-type="float" office:value="0.44680067896843" calcext:value-type="float">
            <text:p>0,44680067896843</text:p>
          </table:table-cell>
          <table:table-cell office:value-type="float" office:value="0.098024585681936" calcext:value-type="float">
            <text:p>0,098024585681936</text:p>
          </table:table-cell>
          <table:table-cell office:value-type="float" office:value="0.463272988796234" calcext:value-type="float">
            <text:p>0,463272988796234</text:p>
          </table:table-cell>
        </table:table-row>
        <table:table-row table:style-name="ro4">
          <table:table-cell office:value-type="string" calcext:value-type="string">
            <text:p>(array([0.00434932, 0.08824164, 0.16320694, 0.23243042, 0.28716041,</text:p>
            <text:p>       0.39206967, 0.42931326, 0.56204095, 0.65029599, 0.69085773,</text:p>
            <text:p>       0.7995168 , 0.83782747, 0.90194868, 0.97845118]), array([0.09615385, 0.33333333, 0.33333333, 0.33333333, 0.2       ,</text:p>
            <text:p>       1.        , 0.75      , 0.5       , 0.33333333, 0.33333333,</text:p>
            <text:p>       1.        , 1.        , 0.28571429, 0.47368421]), array([1248,   15,   12,    9,    5,    1,    4,    0,    2,    3,    3,</text:p>
            <text:p>          1,    2,    7,   19,    0]))</text:p>
          </table:table-cell>
          <table:table-cell office:value-type="string" calcext:value-type="string">
            <text:p>(array([4.57261307e-04, 5.49345678e-04, 6.43447900e-04, 7.49845578e-04,</text:p>
            <text:p>       8.65685425e-04, 1.01203062e-03, 1.25379865e-03, 1.58339774e-03,</text:p>
            <text:p>       2.07516649e-03, 2.73932685e-03, 3.85120132e-03, 5.66583980e-03,</text:p>
            <text:p>       1.00588236e-02, 2.56027460e-02, 4.69732374e-01]), array([0.        , 0.01123596, 0.02247191, 0.04545455, 0.03370787,</text:p>
            <text:p>       0.04494382, 0.04545455, 0.13483146, 0.13483146, 0.05681818,</text:p>
            <text:p>       0.23595506, 0.15730337, 0.14772727, 0.28089888, 0.38202247]), array([89, 89, 89, 88, 89, 89, 88, 89, 89, 88, 89, 89, 88, 89, 89,  0]))</text:p>
          </table:table-cell>
          <table:table-cell office:value-type="string" calcext:value-type="string">
            <text:p>(array([0.00283766, 0.02607339, 0.05172178, 0.06854537, 0.09190955,</text:p>
            <text:p>       0.11012456, 0.13331859, 0.15298291, 0.17305577, 0.19110713,</text:p>
            <text:p>       0.20867205, 0.22408071, 0.25426605, 0.27046929, 0.28208721,</text:p>
            <text:p>       0.30638812, 0.39206967, 0.40811998, 0.42498206, 0.45916894,</text:p>
            <text:p>       0.55352831, 0.5705536 , 0.62926042, 0.65597266, 0.6696888 ,</text:p>
            <text:p>       0.72916168, 0.7995168 , 0.82023782, 0.85541713, 0.87718236,</text:p>
            <text:p>       0.89862674, 0.91288978, 0.92197996, 0.95659397, 0.97251906,</text:p>
            <text:p>       0.99257975]), array([0.08838384, 0.30952381, 0.13333333, 0.18181818, 0.33333333,</text:p>
            <text:p>       0.        , 0.8       , 0.33333333, 0.        , 0.33333333,</text:p>
            <text:p>       0.        , 0.2       , 0.66666667, 0.        , 0.        ,</text:p>
            <text:p>       0.5       , 1.        , 1.        , 0.5       , 1.        ,</text:p>
            <text:p>       0.        , 1.        , 0.        , 0.        , 0.66666667,</text:p>
            <text:p>       0.        , 1.        , 1.        , 1.        , 0.        ,</text:p>
            <text:p>       0.        , 0.33333333, 1.        , 0.33333333, 0.5       ,</text:p>
            <text:p>       0.5       ]), array([1188,   42,   15,   11,    3,    2,    5,    3,    3,    3,    1,</text:p>
            <text:p>          5,    3,    2,    1,    2,    0,    0,    0,    1,    1,    2,</text:p>
            <text:p>          1,    0,    0,    0,    0,    1,    1,    0,    0,    1,    1,</text:p>
            <text:p>          3,    0,    0,    1,    0,    0,    1,    0,    1,    1,    2,</text:p>
            <text:p>          1,    3,    1,    3,    8,    8,    0]))</text:p>
          </table:table-cell>
          <table:table-cell office:value-type="float" office:value="0.274563437255196" calcext:value-type="float">
            <text:p>0,274563437255196</text:p>
          </table:table-cell>
          <table:table-cell office:value-type="float" office:value="0.0922100552240391" calcext:value-type="float">
            <text:p>0,0922100552240391</text:p>
          </table:table-cell>
          <table:table-cell office:value-type="float" office:value="0.356435808824115" calcext:value-type="float">
            <text:p>0,356435808824115</text:p>
          </table:table-cell>
          <table:table-cell office:value-type="float" office:value="0.616234396185194" calcext:value-type="float">
            <text:p>0,616234396185194</text:p>
          </table:table-cell>
          <table:table-cell office:value-type="float" office:value="0.255296130382111" calcext:value-type="float">
            <text:p>0,255296130382111</text:p>
          </table:table-cell>
          <table:table-cell office:value-type="float" office:value="0.898626744747162" calcext:value-type="float">
            <text:p>0,898626744747162</text:p>
          </table:table-cell>
          <table:table-cell office:value-type="float" office:value="0.109605295106825" calcext:value-type="float">
            <text:p>0,109605295106825</text:p>
          </table:table-cell>
          <table:table-cell office:value-type="string" calcext:value-type="string">
            <text:p>(array([0.00935498, 0.10274938, 0.15537316, 0.24474309, 0.299371  ,</text:p>
            <text:p>       0.36894553, 0.43407397, 0.57156238, 0.6656549 , 0.70697683,</text:p>
            <text:p>       0.77741033, 0.83386643, 0.91812584, 0.99593559]), array([0., 0., 0., 0., 0., 0., 0., 1., 1., 1., 1., 1., 1., 1.]), array([ 130,   10,    4,    3,    3,    3,    4,    0,    2,    1,    5,</text:p>
            <text:p>          7,   10,   12, 1137,    0]))</text:p>
          </table:table-cell>
          <table:table-cell office:value-type="string" calcext:value-type="string">
            <text:p>(array([0.00324939, 0.25568614, 0.95834966, 0.99010496, 0.99487129,</text:p>
            <text:p>       0.99670675, 0.99767339, 0.99829411, 0.99868109, 0.99896439,</text:p>
            <text:p>       0.99912095, 0.99924385, 0.9993552 , 0.99945034, 0.99954274]), array([0.        , 0.23595506, 1.        , 1.        , 1.        ,</text:p>
            <text:p>       1.        , 1.        , 1.        , 1.        , 1.        ,</text:p>
            <text:p>       1.        , 1.        , 1.        , 1.        , 1.        ]), array([89, 89, 89, 88, 89, 89, 88, 89, 89, 88, 89, 89, 88, 89, 89,  0]))</text:p>
          </table:table-cell>
          <table:table-cell office:value-type="string" calcext:value-type="string">
            <text:p>(array([0.00525992, 0.0270447 , 0.04576417, 0.07490254, 0.09037773,</text:p>
            <text:p>       0.10137326, 0.12940005, 0.15890664, 0.19136801, 0.22260329,</text:p>
            <text:p>       0.25581299, 0.27083832, 0.30159432, 0.32568038, 0.34402734,</text:p>
            <text:p>       0.37073958, 0.39206967, 0.40811998, 0.42253527, 0.45282032,</text:p>
            <text:p>       0.57156238, 0.66737339, 0.68881807, 0.71791279, 0.72953071,</text:p>
            <text:p>       0.74882782, 0.77554994, 0.79542238, 0.80902331, 0.82526762,</text:p>
            <text:p>       0.85179168, 0.86417212, 0.88987544, 0.91135795, 0.93177859,</text:p>
            <text:p>       0.948358  , 0.97408576, 0.99737151]), array([0., 0., 0., 0., 0., 0., 0., 0., 0., 0., 0., 0., 0., 0., 0., 0., 0.,</text:p>
            <text:p>       0., 0., 0., 1., 1., 1., 1., 1., 1., 1., 1., 1., 1., 1., 1., 1., 1.,</text:p>
            <text:p>       1., 1., 1., 1.]), array([ 109,   17,    4,    2,    3,    1,    6,    1,    0,    1,    0,</text:p>
            <text:p>          1,    2,    1,    0,    1,    1,    1,    1,    1,    1,    1,</text:p>
            <text:p>          2,    0,    0,    0,    0,    0,    2,    0,    0,    0,    0,</text:p>
            <text:p>          2,    1,    1,    2,    1,    4,    2,    2,    4,    3,    1,</text:p>
            <text:p>          2,    3,   10,   14,   33, 1087,    0]))</text:p>
          </table:table-cell>
          <table:table-cell office:value-type="float" office:value="0.224648486868896" calcext:value-type="float">
            <text:p>0,224648486868896</text:p>
          </table:table-cell>
          <table:table-cell office:value-type="float" office:value="0.00617478400141509" calcext:value-type="float">
            <text:p>0,00617478400141509</text:p>
          </table:table-cell>
          <table:table-cell office:value-type="float" office:value="0.207714710824978" calcext:value-type="float">
            <text:p>0,207714710824978</text:p>
          </table:table-cell>
          <table:table-cell office:value-type="float" office:value="0.434073969721794" calcext:value-type="float">
            <text:p>0,434073969721794</text:p>
          </table:table-cell>
          <table:table-cell office:value-type="float" office:value="0.0416503383076927" calcext:value-type="float">
            <text:p>0,0416503383076927</text:p>
          </table:table-cell>
          <table:table-cell office:value-type="float" office:value="0.452820315957069" calcext:value-type="float">
            <text:p>0,452820315957069</text:p>
          </table:table-cell>
        </table:table-row>
        <table:table-row table:style-name="ro3">
          <table:table-cell office:value-type="string" calcext:value-type="string">
            <text:p>(array([0.00378135, 0.09048338, 0.16743677, 0.23059748, 0.31585298,</text:p>
            <text:p>       0.38011797, 0.43558288, 0.4965571 , 0.57088547, 0.63087428,</text:p>
            <text:p>       0.7168175 , 0.75528356, 0.84646647, 0.89420396, 0.97397151]), array([0.1144528 , 0.25806452, 0.25      , 0.25      , 0.33333333,</text:p>
            <text:p>       0.5       , 0.5       , 0.5       , 0.        , 0.        ,</text:p>
            <text:p>       0.        , 0.        , 0.25      , 0.125     , 0.42857143]), array([1197,   31,    8,   12,    6,    2,    4,   10,    6,    5,    2,</text:p>
            <text:p>          4,    8,    8,   28,    0]))</text:p>
          </table:table-cell>
          <table:table-cell office:value-type="string" calcext:value-type="string">
            <text:p>(array([2.44908296e-04, 2.88327621e-04, 3.29774523e-04, 3.88514887e-04,</text:p>
            <text:p>       4.67603120e-04, 5.73818692e-04, 7.54157073e-04, 1.04548335e-03,</text:p>
            <text:p>       1.49522944e-03, 2.08555868e-03, 2.96896955e-03, 5.08580138e-03,</text:p>
            <text:p>       1.43957097e-02, 8.19325744e-02, 7.08728134e-01]), array([0.03370787, 0.06741573, 0.05617978, 0.06818182, 0.04494382,</text:p>
            <text:p>       0.05617978, 0.04545455, 0.12359551, 0.1011236 , 0.17045455,</text:p>
            <text:p>       0.2247191 , 0.16853933, 0.26136364, 0.25842697, 0.29213483]), array([89, 89, 89, 88, 89, 89, 88, 89, 89, 88, 89, 89, 88, 89, 89,  0]))</text:p>
          </table:table-cell>
          <table:table-cell office:value-type="string" calcext:value-type="string">
            <text:p>(array([0.00200261, 0.02796863, 0.05106632, 0.0687079 , 0.09028049,</text:p>
            <text:p>       0.1112056 , 0.13075394, 0.14255444, 0.17496639, 0.18972993,</text:p>
            <text:p>       0.20702086, 0.23136609, 0.25017996, 0.26308206, 0.29441881,</text:p>
            <text:p>       0.31317964, 0.33058009, 0.37962469, 0.38061124, 0.40604597,</text:p>
            <text:p>       0.43397805, 0.44119045, 0.4712734 , 0.49024804, 0.51821834,</text:p>
            <text:p>       0.52386888, 0.5486294 , 0.57068534, 0.59394205, 0.6067313 ,</text:p>
            <text:p>       0.6235857 , 0.65729356, 0.66002953, 0.7168175 , 0.73751581,</text:p>
            <text:p>       0.75274473, 0.77812898, 0.83899283, 0.84552814, 0.86993823,</text:p>
            <text:p>       0.88490931, 0.91388232, 0.9274298 , 0.94532417, 0.96896192,</text:p>
            <text:p>       0.99050002]), array([0.10915493, 0.19512195, 0.15384615, 0.22222222, 0.45454545,</text:p>
            <text:p>       0.25      , 0.5       , 0.        , 0.5       , 0.        ,</text:p>
            <text:p>       0.25      , 0.25      , 0.33333333, 0.        , 0.        ,</text:p>
            <text:p>       0.33333333, 0.5       , 1.        , 0.        , 0.        ,</text:p>
            <text:p>       1.        , 1.        , 0.6       , 0.5       , 0.        ,</text:p>
            <text:p>       0.33333333, 0.        , 0.        , 0.        , 0.        ,</text:p>
            <text:p>       0.        , 0.        , 0.        , 0.        , 0.        ,</text:p>
            <text:p>       0.        , 0.        , 0.        , 0.4       , 0.        ,</text:p>
            <text:p>       0.        , 0.5       , 0.        , 0.4       , 0.36363636,</text:p>
            <text:p>       0.5       ]), array([1136,   41,   13,   18,   11,    8,    2,    2,    2,    3,    4,</text:p>
            <text:p>          4,    3,    1,    1,    3,    2,    0,    1,    1,    1,    1,</text:p>
            <text:p>          1,    5,    2,    1,    3,    1,    4,    1,    2,    1,    1,</text:p>
            <text:p>          1,    0,    2,    1,    2,    1,    0,    0,    2,    5,    3,</text:p>
            <text:p>          3,    2,    1,    5,   11,   12,    0]))</text:p>
          </table:table-cell>
          <table:table-cell office:value-type="float" office:value="0.344691469937152" calcext:value-type="float">
            <text:p>0,344691469937152</text:p>
          </table:table-cell>
          <table:table-cell office:value-type="float" office:value="0.132321525191489" calcext:value-type="float">
            <text:p>0,132321525191489</text:p>
          </table:table-cell>
          <table:table-cell office:value-type="float" office:value="0.426067279048854" calcext:value-type="float">
            <text:p>0,426067279048854</text:p>
          </table:table-cell>
          <table:table-cell office:value-type="float" office:value="0.769203960895538" calcext:value-type="float">
            <text:p>0,769203960895538</text:p>
          </table:table-cell>
          <table:table-cell office:value-type="float" office:value="0.416593302501721" calcext:value-type="float">
            <text:p>0,416593302501721</text:p>
          </table:table-cell>
          <table:table-cell office:value-type="float" office:value="0.927429795265198" calcext:value-type="float">
            <text:p>0,927429795265198</text:p>
          </table:table-cell>
          <table:table-cell office:value-type="float" office:value="0.137877559061254" calcext:value-type="float">
            <text:p>0,137877559061254</text:p>
          </table:table-cell>
          <table:table-cell office:value-type="string" calcext:value-type="string">
            <text:p>(array([0.00945972, 0.1004931 , 0.15391051, 0.23774886, 0.30227876,</text:p>
            <text:p>       0.37087555, 0.43123196, 0.49154138, 0.5664185 , 0.61938876,</text:p>
            <text:p>       0.68690803, 0.76868962, 0.83294021, 0.91066847, 0.99644801]), array([0. , 0. , 0. , 0. , 0. , 0. , 0. , 0.3, 1. , 1. , 1. , 1. , 1. ,</text:p>
            <text:p>       1. , 1. ]), array([ 153,   15,    8,    7,    4,    6,    8,   10,    2,    1,    4,</text:p>
            <text:p>          9,    8,   24, 1072,    0]))</text:p>
          </table:table-cell>
          <table:table-cell office:value-type="string" calcext:value-type="string">
            <text:p>(array([0.00150276, 0.05028683, 0.67974117, 0.97686654, 0.99455224,</text:p>
            <text:p>       0.99723064, 0.99817158, 0.99874274, 0.9991585 , 0.99937821,</text:p>
            <text:p>       0.99950787, 0.99959791, 0.99966384, 0.99970873, 0.99975413]), array([0.        , 0.        , 0.66292135, 1.        , 1.        ,</text:p>
            <text:p>       1.        , 1.        , 1.        , 1.        , 1.        ,</text:p>
            <text:p>       1.        , 1.        , 1.        , 1.        , 1.        ]), array([89, 89, 89, 88, 89, 89, 88, 89, 89, 88, 89, 89, 88, 89, 89,  0]))</text:p>
          </table:table-cell>
          <table:table-cell office:value-type="string" calcext:value-type="string">
            <text:p>(array([0.00400296, 0.03167599, 0.05285139, 0.06584098, 0.08955825,</text:p>
            <text:p>       0.11442159, 0.131362  , 0.15339619, 0.16731274, 0.20138434,</text:p>
            <text:p>       0.22557704, 0.24973981, 0.26248419, 0.2831825 , 0.31082609,</text:p>
            <text:p>       0.3359472 , 0.34270644, 0.3780195 , 0.3932687 , 0.40605795,</text:p>
            <text:p>       0.43024734, 0.44628052, 0.4746763 , 0.48864298, 0.51500821,</text:p>
            <text:p>       0.52954038, 0.59395403, 0.61938876, 0.67076376, 0.68564358,</text:p>
            <text:p>       0.70558119, 0.73691794, 0.75208451, 0.76793956, 0.7911003 ,</text:p>
            <text:p>       0.81027007, 0.8299911 , 0.85068009, 0.87375481, 0.88953185,</text:p>
            <text:p>       0.91028982, 0.92999232, 0.94823197, 0.97262182, 0.99816446]), array([0., 0., 0., 0., 0., 0., 0., 0., 0., 0., 0., 0., 0., 0., 0., 0., 0.,</text:p>
            <text:p>       0., 0., 0., 0., 0., 0., 0., 1., 1., 1., 1., 1., 1., 1., 1., 1., 1.,</text:p>
            <text:p>       1., 1., 1., 1., 1., 1., 1., 1., 1., 1., 1.]), array([ 130,   15,    5,    5,    6,    5,    4,    3,    3,    0,    1,</text:p>
            <text:p>          2,    3,    1,    2,    1,    2,    1,    2,    2,    1,    5,</text:p>
            <text:p>          2,    5,    2,    1,    3,    0,    0,    1,    1,    0,    0,</text:p>
            <text:p>          1,    2,    1,    1,    2,    3,    3,    3,    1,    4,    1,</text:p>
            <text:p>          6,    7,   14,   13,   37, 1018,    0]))</text:p>
          </table:table-cell>
          <table:table-cell office:value-type="float" office:value="0.227738550846129" calcext:value-type="float">
            <text:p>0,227738550846129</text:p>
          </table:table-cell>
          <table:table-cell office:value-type="float" office:value="0.00708509748926867" calcext:value-type="float">
            <text:p>0,00708509748926867</text:p>
          </table:table-cell>
          <table:table-cell office:value-type="float" office:value="0.236844721150938" calcext:value-type="float">
            <text:p>0,236844721150938</text:p>
          </table:table-cell>
          <table:table-cell office:value-type="float" office:value="0.433581501245499" calcext:value-type="float">
            <text:p>0,433581501245499</text:p>
          </table:table-cell>
          <table:table-cell office:value-type="float" office:value="0.0502868287129265" calcext:value-type="float">
            <text:p>0,0502868287129265</text:p>
          </table:table-cell>
          <table:table-cell office:value-type="float" office:value="0.488642975687981" calcext:value-type="float">
            <text:p>0,488642975687981</text:p>
          </table:table-cell>
        </table:table-row>
        <table:table-row table:style-name="ro2">
          <table:table-cell office:value-type="string" calcext:value-type="string">
            <text:p>(array([0.00694868, 0.09558281, 0.17137327, 0.23037526, 0.29570542,</text:p>
            <text:p>       0.35927887, 0.43421346, 0.49558236, 0.57429595, 0.63957304,</text:p>
            <text:p>       0.71152204, 0.77245472, 0.82757003, 0.90342608, 0.97813927]), array([0.06715731, 0.17857143, 0.20689655, 0.23529412, 0.25      ,</text:p>
            <text:p>       0.29411765, 0.54545455, 0.5       , 0.44444444, 0.44444444,</text:p>
            <text:p>       0.4       , 0.27272727, 0.6       , 0.38461538, 0.54285714]), array([1087,   56,   29,   17,   12,   17,   11,   10,    9,    9,    5,</text:p>
            <text:p>         11,   10,   13,   35,    0]))</text:p>
          </table:table-cell>
          <table:table-cell office:value-type="string" calcext:value-type="string">
            <text:p>(array([4.20515017e-04, 5.44092559e-04, 7.13443075e-04, 9.19919749e-04,</text:p>
            <text:p>       1.20871511e-03, 1.59956155e-03, 2.19088531e-03, 3.13805235e-03,</text:p>
            <text:p>       4.79374099e-03, 8.27636280e-03, 1.56194888e-02, 3.23128710e-02,</text:p>
            <text:p>       9.12310331e-02, 3.19903641e-01, 8.48786115e-01]), array([0.01123596, 0.02247191, 0.02247191, 0.02272727, 0.02247191,</text:p>
            <text:p>       0.04494382, 0.05681818, 0.06741573, 0.07865169, 0.14772727,</text:p>
            <text:p>       0.11235955, 0.16853933, 0.19318182, 0.31460674, 0.46067416]), array([89, 89, 89, 88, 89, 89, 88, 89, 89, 88, 89, 89, 88, 89, 89,  0]))</text:p>
          </table:table-cell>
          <table:table-cell office:value-type="string" calcext:value-type="string">
            <text:p>(array([0.00339947, 0.02908947, 0.04736588, 0.07067192, 0.08918562,</text:p>
            <text:p>       0.10701088, 0.12919278, 0.15039272, 0.17036769, 0.19228828,</text:p>
            <text:p>       0.21046885, 0.23139984, 0.25008901, 0.26876955, 0.29426812,</text:p>
            <text:p>       0.31176231, 0.33533828, 0.34548686, 0.37201061, 0.38758073,</text:p>
            <text:p>       0.40905334, 0.42857169, 0.45766227, 0.46830532, 0.48933913,</text:p>
            <text:p>       0.5073036 , 0.53094608, 0.56767556, 0.58753673, 0.61198062,</text:p>
            <text:p>       0.62893918, 0.64840184, 0.66455615, 0.6855337 , 0.71013632,</text:p>
            <text:p>       0.72590193, 0.7519559 , 0.77079823, 0.79875124, 0.80801086,</text:p>
            <text:p>       0.83247876, 0.85395509, 0.86743364, 0.8904937 , 0.90855759,</text:p>
            <text:p>       0.92809317, 0.95375731, 0.9733398 , 0.99233222]), array([0.05590062, 0.15294118, 0.16666667, 0.04545455, 0.10526316,</text:p>
            <text:p>       0.4       , 0.38461538, 0.33333333, 0.18181818, 0.1       ,</text:p>
            <text:p>       0.2       , 0.25      , 0.33333333, 0.5       , 0.2       ,</text:p>
            <text:p>       0.        , 0.25      , 0.16666667, 0.2       , 0.66666667,</text:p>
            <text:p>       0.66666667, 0.5       , 0.33333333, 0.75      , 0.33333333,</text:p>
            <text:p>       1.        , 0.        , 0.5       , 0.33333333, 0.        ,</text:p>
            <text:p>       0.        , 0.66666667, 1.        , 1.        , 0.5       ,</text:p>
            <text:p>       0.        , 0.5       , 0.14285714, 0.5       , 0.6       ,</text:p>
            <text:p>       0.5       , 1.        , 0.5       , 0.5       , 0.        ,</text:p>
            <text:p>       0.25      , 0.6       , 0.5625    , 0.5       ]), array([966,  85,  30,  22,  19,  10,  13,   6,  11,  10,   5,   8,   3,</text:p>
            <text:p>         4,   5,   3,   4,   6,   5,   3,   3,   4,   3,   4,   3,   2,</text:p>
            <text:p>         2,   0,   6,   3,   2,   2,   3,   2,   1,   2,   2,   2,   7,</text:p>
            <text:p>         2,   5,   2,   2,   2,   6,   2,   4,   5,  16,  14,   0]))</text:p>
          </table:table-cell>
          <table:table-cell office:value-type="float" office:value="0.181870480960118" calcext:value-type="float">
            <text:p>0,181870480960118</text:p>
          </table:table-cell>
          <table:table-cell office:value-type="float" office:value="0.0800971012707393" calcext:value-type="float">
            <text:p>0,0800971012707393</text:p>
          </table:table-cell>
          <table:table-cell office:value-type="float" office:value="0.269087441022019" calcext:value-type="float">
            <text:p>0,269087441022019</text:p>
          </table:table-cell>
          <table:table-cell office:value-type="float" office:value="0.518810694034283" calcext:value-type="float">
            <text:p>0,518810694034283</text:p>
          </table:table-cell>
          <table:table-cell office:value-type="float" office:value="0.388111957673276" calcext:value-type="float">
            <text:p>0,388111957673276</text:p>
          </table:table-cell>
          <table:table-cell office:value-type="float" office:value="0.908557593822479" calcext:value-type="float">
            <text:p>0,908557593822479</text:p>
          </table:table-cell>
          <table:table-cell office:value-type="float" office:value="0.101654705848682" calcext:value-type="float">
            <text:p>0,101654705848682</text:p>
          </table:table-cell>
          <table:table-cell office:value-type="string" calcext:value-type="string">
            <text:p>(array([0.01539602, 0.10115127, 0.16580544, 0.22808602, 0.27836813,</text:p>
            <text:p>       0.37010472, 0.42867327, 0.49333224, 0.56752461, 0.64684149,</text:p>
            <text:p>       0.69812309, 0.76985342, 0.82634241, 0.9061299 , 0.99327387]), array([0. , 0. , 0. , 0. , 0. , 0. , 0. , 0.5, 1. , 1. , 1. , 1. , 1. ,</text:p>
            <text:p>       1. , 1. ]), array([  89,   18,   10,   12,    6,   10,   11,   10,    9,   16,   11,</text:p>
            <text:p>         16,   29,   51, 1033,    0]))</text:p>
          </table:table-cell>
          <table:table-cell office:value-type="string" calcext:value-type="string">
            <text:p>(array([0.01539602, 0.31687592, 0.78824582, 0.94348315, 0.97727316,</text:p>
            <text:p>       0.9892856 , 0.99450405, 0.99652962, 0.99767013, 0.99835064,</text:p>
            <text:p>       0.99876587, 0.99906522, 0.99928041, 0.99945165, 0.99957903]), array([0.        , 0.19101124, 1.        , 1.        , 1.        ,</text:p>
            <text:p>       1.        , 1.        , 1.        , 1.        , 1.        ,</text:p>
            <text:p>       1.        , 1.        , 1.        , 1.        , 1.        ]), array([89, 89, 89, 88, 89, 89, 88, 89, 89, 88, 89, 89, 88, 89, 89,  0]))</text:p>
          </table:table-cell>
          <table:table-cell office:value-type="string" calcext:value-type="string">
            <text:p>(array([0.00655117, 0.02813535, 0.04938859, 0.06897257, 0.08698776,</text:p>
            <text:p>       0.10768511, 0.12967342, 0.14807161, 0.17324812, 0.18980331,</text:p>
            <text:p>       0.20482577, 0.22953684, 0.24554302, 0.27311441, 0.28887558,</text:p>
            <text:p>       0.33929443, 0.34636126, 0.37290819, 0.38757642, 0.41201802,</text:p>
            <text:p>       0.42974282, 0.45670536, 0.46888384, 0.48556885, 0.50803966,</text:p>
            <text:p>       0.53309008, 0.54185927, 0.56809614, 0.59176114, 0.61152473,</text:p>
            <text:p>       0.62913747, 0.65214384, 0.66541072, 0.68756169, 0.70533664,</text:p>
            <text:p>       0.73459163, 0.7482436 , 0.76866909, 0.79096195, 0.80721512,</text:p>
            <text:p>       0.83106573, 0.85028285, 0.87037796, 0.89184991, 0.91003173,</text:p>
            <text:p>       0.92879457, 0.95334037, 0.9711548 , 0.9967447 ]), array([0., 0., 0., 0., 0., 0., 0., 0., 0., 0., 0., 0., 0., 0., 0., 0., 0.,</text:p>
            <text:p>       0., 0., 0., 0., 0., 0., 0., 1., 1., 1., 1., 1., 1., 1., 1., 1., 1.,</text:p>
            <text:p>       1., 1., 1., 1., 1., 1., 1., 1., 1., 1., 1., 1., 1., 1., 1.]), array([ 61,  20,   7,   4,   4,   7,   6,   2,   3,   3,   2,   8,   2,</text:p>
            <text:p>         4,   2,   0,   1,   2,   3,   4,   4,   5,   1,   5,   1,   4,</text:p>
            <text:p>         1,   2,   5,   2,   1,   4,   7,   5,   4,   5,   2,   3,   7,</text:p>
            <text:p>         5,  12,  10,   6,   9,   9,  17,  22,  28,  81, 919,   0]))</text:p>
          </table:table-cell>
          <table:table-cell office:value-type="float" office:value="0.212410924125876" calcext:value-type="float">
            <text:p>0,212410924125876</text:p>
          </table:table-cell>
          <table:table-cell office:value-type="float" office:value="0.030651756499095" calcext:value-type="float">
            <text:p>0,030651756499095</text:p>
          </table:table-cell>
          <table:table-cell office:value-type="float" office:value="0.248616049867456" calcext:value-type="float">
            <text:p>0,248616049867456</text:p>
          </table:table-cell>
          <table:table-cell office:value-type="float" office:value="0.432475388050079" calcext:value-type="float">
            <text:p>0,432475388050079</text:p>
          </table:table-cell>
          <table:table-cell office:value-type="float" office:value="0.211754183839546" calcext:value-type="float">
            <text:p>0,211754183839546</text:p>
          </table:table-cell>
          <table:table-cell office:value-type="float" office:value="0.49196033924818" calcext:value-type="float">
            <text:p>0,49196033924818</text:p>
          </table:table-cell>
        </table:table-row>
        <table:table-row table:style-name="ro5">
          <table:table-cell office:value-type="string" calcext:value-type="string">
            <text:p>(array([0.00457654, 0.09600942, 0.16547821, 0.22830198, 0.29467669,</text:p>
            <text:p>       0.36573716, 0.43344271, 0.51536201, 0.56879976, 0.62051445,</text:p>
            <text:p>       0.6913656 , 0.76044195, 0.84178588, 0.89855191, 0.97751166]), array([0.09021277, 0.19354839, 0.26666667, 0.375     , 0.42857143,</text:p>
            <text:p>       0.42857143, 0.3       , 0.16666667, 0.2       , 0.        ,</text:p>
            <text:p>       0.        , 0.83333333, 0.33333333, 0.4       , 0.34146341]), array([1175,   31,   15,    8,    7,    7,   10,    6,    5,    2,    2,</text:p>
            <text:p>          6,    6,   10,   41,    0]))</text:p>
          </table:table-cell>
          <table:table-cell office:value-type="string" calcext:value-type="string">
            <text:p>(array([1.64926901e-04, 2.10481871e-04, 2.67487639e-04, 3.31885952e-04,</text:p>
            <text:p>       4.26910879e-04, 5.71853165e-04, 7.79236274e-04, 1.11837237e-03,</text:p>
            <text:p>       1.67722684e-03, 2.72241355e-03, 4.92907368e-03, 9.54761517e-03,</text:p>
            <text:p>       2.45123703e-02, 1.42859397e-01, 8.08586105e-01]), array([0.        , 0.01123596, 0.03370787, 0.01136364, 0.01123596,</text:p>
            <text:p>       0.04494382, 0.03409091, 0.05617978, 0.1011236 , 0.19318182,</text:p>
            <text:p>       0.21348315, 0.13483146, 0.29545455, 0.26966292, 0.33707865]), array([89, 89, 89, 88, 89, 89, 88, 89, 89, 88, 89, 89, 88, 89, 89,  0]))</text:p>
          </table:table-cell>
          <table:table-cell office:value-type="string" calcext:value-type="string">
            <text:p>(array([0.00233928, 0.02788092, 0.04878611, 0.06829379, 0.08599084,</text:p>
            <text:p>       0.11098093, 0.12581066, 0.14917715, 0.1704514 , 0.18957062,</text:p>
            <text:p>       0.21426888, 0.23816582, 0.25484288, 0.2746357 , 0.29063401,</text:p>
            <text:p>       0.31168722, 0.32482126, 0.35136634, 0.37103998, 0.39294115,</text:p>
            <text:p>       0.40824226, 0.43341674, 0.45028631, 0.49009997, 0.51363804,</text:p>
            <text:p>       0.530579  , 0.54958585, 0.56270599, 0.59106055, 0.61917043,</text:p>
            <text:p>       0.62185848, 0.6913656 , 0.74707282, 0.76382992, 0.79377341,</text:p>
            <text:p>       0.81636402, 0.85449681, 0.87625815, 0.89330747, 0.90616512,</text:p>
            <text:p>       0.93329706, 0.94592067, 0.96943925, 0.99144448]), array([0.0755232 , 0.36170213, 0.26086957, 0.        , 0.42857143,</text:p>
            <text:p>       0.27272727, 0.        , 0.25      , 0.        , 0.4       ,</text:p>
            <text:p>       0.5       , 0.        , 1.        , 0.66666667, 0.        ,</text:p>
            <text:p>       0.5       , 0.        , 0.33333333, 0.66666667, 0.        ,</text:p>
            <text:p>       0.5       , 0.4       , 0.        , 0.        , 0.33333333,</text:p>
            <text:p>       0.        , 0.        , 0.        , 0.5       , 0.        ,</text:p>
            <text:p>       0.        , 0.        , 0.66666667, 1.        , 1.        ,</text:p>
            <text:p>       0.5       , 0.25      , 0.33333333, 0.66666667, 0.        ,</text:p>
            <text:p>       0.66666667, 0.33333333, 0.27272727, 0.34782609]), array([1099,   47,   23,   15,    7,   11,    4,    8,    2,    5,    4,</text:p>
            <text:p>          3,    1,    3,    1,    2,    1,    3,    3,    1,    2,    5,</text:p>
            <text:p>          3,    0,    1,    3,    2,    2,    1,    2,    1,    1,    0,</text:p>
            <text:p>          0,    2,    0,    0,    3,    2,    1,    2,    0,    4,    3,</text:p>
            <text:p>          3,    2,    3,    6,   11,   23,    0]))</text:p>
          </table:table-cell>
          <table:table-cell office:value-type="float" office:value="0.300436842883578" calcext:value-type="float">
            <text:p>0,300436842883578</text:p>
          </table:table-cell>
          <table:table-cell office:value-type="float" office:value="0.112814230562371" calcext:value-type="float">
            <text:p>0,112814230562371</text:p>
          </table:table-cell>
          <table:table-cell office:value-type="float" office:value="0.345950258540672" calcext:value-type="float">
            <text:p>0,345950258540672</text:p>
          </table:table-cell>
          <table:table-cell office:value-type="float" office:value="0.691365599632263" calcext:value-type="float">
            <text:p>0,691365599632263</text:p>
          </table:table-cell>
          <table:table-cell office:value-type="float" office:value="0.471507452846913" calcext:value-type="float">
            <text:p>0,471507452846913</text:p>
          </table:table-cell>
          <table:table-cell office:value-type="float" office:value="0.90616512298584" calcext:value-type="float">
            <text:p>0,90616512298584</text:p>
          </table:table-cell>
          <table:table-cell office:value-type="float" office:value="0.119583429032499" calcext:value-type="float">
            <text:p>0,119583429032499</text:p>
          </table:table-cell>
          <table:table-cell office:value-type="string" calcext:value-type="string">
            <text:p>(array([0.01362647, 0.09835363, 0.1600062 , 0.23278088, 0.2964582 ,</text:p>
            <text:p>       0.37127125, 0.4327144 , 0.49090335, 0.56732155, 0.63430626,</text:p>
            <text:p>       0.70057135, 0.76673594, 0.83450706, 0.9030852 , 0.99585676]), array([0.        , 0.        , 0.        , 0.        , 0.        ,</text:p>
            <text:p>       0.        , 0.        , 0.33333333, 1.        , 1.        ,</text:p>
            <text:p>       1.        , 1.        , 1.        , 1.        , 1.        ]), array([ 133,   12,    8,    4,    5,    5,    7,    6,    8,    4,    4,</text:p>
            <text:p>         10,   13,   29, 1083,    0]))</text:p>
          </table:table-cell>
          <table:table-cell office:value-type="string" calcext:value-type="string">
            <text:p>(array([0.00437951, 0.14717228, 0.82643934, 0.97841074, 0.99233104,</text:p>
            <text:p>       0.99638186, 0.99809734, 0.99880194, 0.99918707, 0.99941357,</text:p>
            <text:p>       0.99956595, 0.9996642 , 0.99973095, 0.99978949, 0.99983507]), array([0., 0., 1., 1., 1., 1., 1., 1., 1., 1., 1., 1., 1., 1., 1.]), array([89, 89, 89, 88, 89, 89, 88, 89, 89, 88, 89, 89, 88, 89, 89,  0]))</text:p>
          </table:table-cell>
          <table:table-cell office:value-type="string" calcext:value-type="string">
            <text:p>(array([0.00550454, 0.02981456, 0.05275119, 0.06706655, 0.08840467,</text:p>
            <text:p>       0.10592097, 0.12373489, 0.14475144, 0.18543081, 0.2137185 ,</text:p>
            <text:p>       0.25184327, 0.27257667, 0.31237922, 0.34742042, 0.37603541,</text:p>
            <text:p>       0.38082957, 0.40945275, 0.43642233, 0.45041415, 0.469421  ,</text:p>
            <text:p>       0.48894098, 0.51434806, 0.54971369, 0.56829642, 0.59227104,</text:p>
            <text:p>       0.60705885, 0.63684478, 0.6466607 , 0.67517874, 0.69649443,</text:p>
            <text:p>       0.70936599, 0.72124624, 0.74503106, 0.76263248, 0.78804496,</text:p>
            <text:p>       0.81029184, 0.8295486 , 0.84976103, 0.87460032, 0.88828161,</text:p>
            <text:p>       0.91310442, 0.93191476, 0.95162923, 0.97269068, 0.99782403]), array([0., 0., 0., 0., 0., 0., 0., 0., 0., 0., 0., 0., 0., 0., 0., 0., 0.,</text:p>
            <text:p>       0., 0., 0., 0., 1., 1., 1., 1., 1., 1., 1., 1., 1., 1., 1., 1., 1.,</text:p>
            <text:p>       1., 1., 1., 1., 1., 1., 1., 1., 1., 1., 1.]), array([  98,   25,   10,    1,    5,    4,    2,    5,    0,    3,    2,</text:p>
            <text:p>          0,    2,    2,    0,    3,    0,    1,    3,    1,    2,    3,</text:p>
            <text:p>          2,    2,    2,    2,    0,    3,    3,    2,    1,    1,    2,</text:p>
            <text:p>          1,    1,    1,    1,    2,    5,    3,    4,    2,    7,    5,</text:p>
            <text:p>         10,    4,   17,   19,   33, 1024,    0]))</text:p>
          </table:table-cell>
          <table:table-cell office:value-type="float" office:value="0.224026462166455" calcext:value-type="float">
            <text:p>0,224026462166455</text:p>
          </table:table-cell>
          <table:table-cell office:value-type="float" office:value="0.0242602158200367" calcext:value-type="float">
            <text:p>0,0242602158200367</text:p>
          </table:table-cell>
          <table:table-cell office:value-type="float" office:value="0.243999998756016" calcext:value-type="float">
            <text:p>0,243999998756016</text:p>
          </table:table-cell>
          <table:table-cell office:value-type="float" office:value="0.432714398418154" calcext:value-type="float">
            <text:p>0,432714398418154</text:p>
          </table:table-cell>
          <table:table-cell office:value-type="float" office:value="0.17356066497859" calcext:value-type="float">
            <text:p>0,17356066497859</text:p>
          </table:table-cell>
          <table:table-cell office:value-type="float" office:value="0.488940984010696" calcext:value-type="float">
            <text:p>0,488940984010696</text:p>
          </table:table-cell>
        </table:table-row>
        <table:table-row table:style-name="ro4">
          <table:table-cell office:value-type="string" calcext:value-type="string">
            <text:p>(array([0.00576121, 0.0959165 , 0.16403476, 0.23412418, 0.28372517,</text:p>
            <text:p>       0.36459923, 0.42699941, 0.49946482, 0.55577878, 0.63361571,</text:p>
            <text:p>       0.69922743, 0.75601911, 0.84779194, 0.9056008 , 0.97607676]), array([0.08910035, 0.33333333, 0.21052632, 0.15384615, 0.5       ,</text:p>
            <text:p>       0.        , 0.25      , 0.5       , 0.5       , 0.2       ,</text:p>
            <text:p>       0.33333333, 0.33333333, 0.5       , 0.35294118, 0.52083333]), array([1156,   33,   19,   13,    2,    3,    4,    2,   10,    5,    9,</text:p>
            <text:p>          6,    4,   17,   48,    0]))</text:p>
          </table:table-cell>
          <table:table-cell office:value-type="string" calcext:value-type="string">
            <text:p>(array([2.89396026e-04, 3.80829944e-04, 4.76514387e-04, 5.76510286e-04,</text:p>
            <text:p>       7.45024439e-04, 1.01418851e-03, 1.40429458e-03, 1.98500297e-03,</text:p>
            <text:p>       3.00232469e-03, 4.39772100e-03, 7.02642948e-03, 1.49107882e-02,</text:p>
            <text:p>       3.69244518e-02, 2.18492836e-01, 8.94778720e-01]), array([0.01123596, 0.        , 0.01123596, 0.02272727, 0.03370787,</text:p>
            <text:p>       0.05617978, 0.06818182, 0.07865169, 0.12359551, 0.10227273,</text:p>
            <text:p>       0.16853933, 0.19101124, 0.28409091, 0.29213483, 0.43820225]), array([89, 89, 89, 88, 89, 89, 88, 89, 89, 88, 89, 89, 88, 89, 89,  0]))</text:p>
          </table:table-cell>
          <table:table-cell office:value-type="string" calcext:value-type="string">
            <text:p>(array([0.00293847, 0.0282281 , 0.04777975, 0.06640388, 0.0896374 ,</text:p>
            <text:p>       0.10643121, 0.13136807, 0.14687067, 0.1656053 , 0.19560019,</text:p>
            <text:p>       0.2097165 , 0.23046878, 0.25166147, 0.26394443, 0.28372517,</text:p>
            <text:p>       0.36459923, 0.40324029, 0.45075853, 0.4952735 , 0.50365615,</text:p>
            <text:p>       0.54742359, 0.56408626, 0.58098751, 0.60932213, 0.64981143,</text:p>
            <text:p>       0.67174063, 0.70808932, 0.72273386, 0.75105888, 0.78082025,</text:p>
            <text:p>       0.81621259, 0.85579348, 0.86336821, 0.88919927, 0.91152212,</text:p>
            <text:p>       0.93194927, 0.94798163, 0.97421602, 0.99132338]), array([0.07075472, 0.29508197, 0.24      , 0.35294118, 0.42857143,</text:p>
            <text:p>       0.16666667, 0.44444444, 0.        , 0.16666667, 0.2       ,</text:p>
            <text:p>       0.        , 0.        , 0.33333333, 0.5       , 0.5       ,</text:p>
            <text:p>       0.        , 0.5       , 0.        , 1.        , 0.        ,</text:p>
            <text:p>       0.5       , 0.33333333, 1.        , 0.5       , 0.        ,</text:p>
            <text:p>       0.66666667, 0.        , 0.5       , 0.4       , 0.        ,</text:p>
            <text:p>       1.        , 0.5       , 0.        , 0.55555556, 0.        ,</text:p>
            <text:p>       0.2       , 0.66666667, 0.4       , 0.60869565]), array([1060,   61,   25,   17,   14,    6,    9,    5,    6,    5,    4,</text:p>
            <text:p>          4,    3,    2,    2,    0,    0,    0,    3,    0,    2,    0,</text:p>
            <text:p>          2,    0,    1,    1,    0,    6,    3,    1,    2,    0,    3,</text:p>
            <text:p>          3,    0,    4,    2,    5,    0,    1,    1,    0,    2,    1,</text:p>
            <text:p>          9,    2,   10,    6,   15,   23,    0]))</text:p>
          </table:table-cell>
          <table:table-cell office:value-type="float" office:value="0.255973570381463" calcext:value-type="float">
            <text:p>0,255973570381463</text:p>
          </table:table-cell>
          <table:table-cell office:value-type="float" office:value="0.107285112130354" calcext:value-type="float">
            <text:p>0,107285112130354</text:p>
          </table:table-cell>
          <table:table-cell office:value-type="float" office:value="0.326026019914108" calcext:value-type="float">
            <text:p>0,326026019914108</text:p>
          </table:table-cell>
          <table:table-cell office:value-type="float" office:value="0.552659623763141" calcext:value-type="float">
            <text:p>0,552659623763141</text:p>
          </table:table-cell>
          <table:table-cell office:value-type="float" office:value="0.4565764725878" calcext:value-type="float">
            <text:p>0,4565764725878</text:p>
          </table:table-cell>
          <table:table-cell office:value-type="float" office:value="0.91152212023735" calcext:value-type="float">
            <text:p>0,91152212023735</text:p>
          </table:table-cell>
          <table:table-cell office:value-type="float" office:value="0.119774915104376" calcext:value-type="float">
            <text:p>0,119774915104376</text:p>
          </table:table-cell>
          <table:table-cell office:value-type="string" calcext:value-type="string">
            <text:p>(array([0.01646413, 0.09174833, 0.15281337, 0.24659744, 0.29427212,</text:p>
            <text:p>       0.35966662, 0.43779156, 0.49580868, 0.55956744, 0.62823683,</text:p>
            <text:p>       0.69637535, 0.76708345, 0.83478751, 0.90172972, 0.99468108]), array([0., 0., 0., 0., 0., 0., 0., 0., 1., 1., 1., 1., 1., 1., 1.]), array([ 126,   22,    6,    6,    7,    4,    6,    2,    8,    4,    4,</text:p>
            <text:p>         13,   17,   28, 1078,    0]))</text:p>
          </table:table-cell>
          <table:table-cell office:value-type="string" calcext:value-type="string">
            <text:p>(array([0.00662218, 0.14068122, 0.81855194, 0.97160361, 0.98904615,</text:p>
            <text:p>       0.99459055, 0.9965727 , 0.9977762 , 0.99850296, 0.9989474 ,</text:p>
            <text:p>       0.99924081, 0.99941976, 0.99952255, 0.99961809, 0.99970945]), array([0.        , 0.        , 0.98876404, 1.        , 1.        ,</text:p>
            <text:p>       1.        , 1.        , 1.        , 1.        , 1.        ,</text:p>
            <text:p>       1.        , 1.        , 1.        , 1.        , 1.        ]), array([89, 89, 89, 88, 89, 89, 88, 89, 89, 88, 89, 89, 88, 89, 89,  0]))</text:p>
          </table:table-cell>
          <table:table-cell office:value-type="string" calcext:value-type="string">
            <text:p>(array([0.00578452, 0.02792962, 0.04906563, 0.06721339, 0.08878109,</text:p>
            <text:p>       0.11005347, 0.13343781, 0.14712554, 0.16225041, 0.19923116,</text:p>
            <text:p>       0.21917975, 0.24920798, 0.26930495, 0.29062883, 0.33172375,</text:p>
            <text:p>       0.35018857, 0.38810074, 0.40411028, 0.43628651, 0.45002202,</text:p>
            <text:p>       0.49580868, 0.54661811, 0.56483179, 0.5893086 , 0.606745  ,</text:p>
            <text:p>       0.63540077, 0.67347282, 0.71805111, 0.72809437, 0.74928547,</text:p>
            <text:p>       0.76953122, 0.7902835 , 0.80748856, 0.83372373, 0.85405986,</text:p>
            <text:p>       0.86964893, 0.89144735, 0.90979616, 0.9332011 , 0.95156179,</text:p>
            <text:p>       0.97235563, 0.99716873]), array([0., 0., 0., 0., 0., 0., 0., 0., 0., 0., 0., 0., 0., 0., 0., 0., 0.,</text:p>
            <text:p>       0., 0., 0., 0., 1., 1., 1., 1., 1., 1., 1., 1., 1., 1., 1., 1., 1.,</text:p>
            <text:p>       1., 1., 1., 1., 1., 1., 1., 1.]), array([ 84,  27,   8,  14,   8,   5,   5,   1,   1,   1,   1,   0,   4,</text:p>
            <text:p>         2,   5,   0,   1,   3,   0,   1,   1,   2,   3,   0,   2,   0,</text:p>
            <text:p>         0,   5,   1,   2,   1,   3,   0,   2,   0,   1,   2,   4,   4,</text:p>
            <text:p>         4,   5,   5,   6,   5,  10,   8,  13,  23,  49, 999,   0]))</text:p>
          </table:table-cell>
          <table:table-cell office:value-type="float" office:value="0.247513390750085" calcext:value-type="float">
            <text:p>0,247513390750085</text:p>
          </table:table-cell>
          <table:table-cell office:value-type="float" office:value="0.0248643527080344" calcext:value-type="float">
            <text:p>0,0248643527080344</text:p>
          </table:table-cell>
          <table:table-cell office:value-type="float" office:value="0.225794288050378" calcext:value-type="float">
            <text:p>0,225794288050378</text:p>
          </table:table-cell>
          <table:table-cell office:value-type="float" office:value="0.495808675885201" calcext:value-type="float">
            <text:p>0,495808675885201</text:p>
          </table:table-cell>
          <table:table-cell office:value-type="float" office:value="0.170212105628145" calcext:value-type="float">
            <text:p>0,170212105628145</text:p>
          </table:table-cell>
          <table:table-cell office:value-type="float" office:value="0.495808675885201" calcext:value-type="float">
            <text:p>0,495808675885201</text:p>
          </table:table-cell>
        </table:table-row>
        <table:table-row table:style-name="ro5">
          <table:table-cell office:value-type="string" calcext:value-type="string">
            <text:p>(array([0.00336741, 0.09730914, 0.15714094, 0.24031866, 0.33226222,</text:p>
            <text:p>       0.37250426, 0.43176908, 0.49600342, 0.57091866, 0.64177239,</text:p>
            <text:p>       0.69809923, 0.75983388, 0.83753908, 0.90435919, 0.9785514 ]), array([0.10835401, 0.25925926, 0.26666667, 0.375     , 0.        ,</text:p>
            <text:p>       0.        , 0.66666667, 0.25      , 0.6       , 0.5       ,</text:p>
            <text:p>       0.25      , 0.83333333, 0.33333333, 0.        , 0.51724138]), array([1209,   27,   15,    8,    1,    5,    6,    4,    5,    4,    4,</text:p>
            <text:p>          6,    3,    5,   29,    0]))</text:p>
          </table:table-cell>
          <table:table-cell office:value-type="string" calcext:value-type="string">
            <text:p>(array([1.49178119e-04, 1.82977147e-04, 2.18851511e-04, 2.69779246e-04,</text:p>
            <text:p>       3.41610523e-04, 4.37945575e-04, 5.47568239e-04, 7.21577085e-04,</text:p>
            <text:p>       9.79163778e-04, 1.46150786e-03, 2.33577902e-03, 4.53050340e-03,</text:p>
            <text:p>       1.07180202e-02, 6.20529514e-02, 6.56019991e-01]), array([0.02247191, 0.03370787, 0.02247191, 0.04545455, 0.04494382,</text:p>
            <text:p>       0.1011236 , 0.07954545, 0.12359551, 0.15730337, 0.125     ,</text:p>
            <text:p>       0.08988764, 0.28089888, 0.22727273, 0.20224719, 0.43820225]), array([89, 89, 89, 88, 89, 89, 88, 89, 89, 88, 89, 89, 88, 89, 89,  0]))</text:p>
          </table:table-cell>
          <table:table-cell office:value-type="string" calcext:value-type="string">
            <text:p>(array([0.00184729, 0.03051789, 0.05011295, 0.06905471, 0.08820085,</text:p>
            <text:p>       0.10940272, 0.13009408, 0.15218265, 0.16426934, 0.18872164,</text:p>
            <text:p>       0.21644124, 0.22769739, 0.25311009, 0.26368558, 0.33226222,</text:p>
            <text:p>       0.35072848, 0.36397287, 0.39192355, 0.41173656, 0.4518016 ,</text:p>
            <text:p>       0.4921217 , 0.50764859, 0.53824461, 0.55806035, 0.56291306,</text:p>
            <text:p>       0.59768763, 0.62726074, 0.64893693, 0.66363114, 0.69471655,</text:p>
            <text:p>       0.70824724, 0.73883784, 0.74564248, 0.791619  , 0.80753213,</text:p>
            <text:p>       0.84449959, 0.86363775, 0.90433028, 0.92925657, 0.9440873 ,</text:p>
            <text:p>       0.9737325 , 0.99212735]), array([0.10698878, 0.15625   , 0.14285714, 0.22222222, 0.27272727,</text:p>
            <text:p>       0.16666667, 0.125     , 0.16666667, 0.5       , 0.5       ,</text:p>
            <text:p>       0.        , 0.66666667, 0.33333333, 0.        , 0.        ,</text:p>
            <text:p>       0.        , 0.        , 0.        , 0.66666667, 0.66666667,</text:p>
            <text:p>       0.        , 1.        , 0.        , 1.        , 1.        ,</text:p>
            <text:p>       0.5       , 1.        , 0.        , 0.        , 0.33333333,</text:p>
            <text:p>       0.        , 0.        , 1.        , 1.        , 0.        ,</text:p>
            <text:p>       0.        , 0.5       , 0.        , 0.        , 0.        ,</text:p>
            <text:p>       0.5       , 0.66666667]), array([1159,   32,   14,    9,   11,    6,    8,    6,    4,    2,    1,</text:p>
            <text:p>          3,    3,    1,    0,    0,    1,    1,    2,    2,    3,    0,</text:p>
            <text:p>          3,    0,    3,    1,    1,    1,    1,    2,    0,    2,    1,</text:p>
            <text:p>          1,    3,    1,    1,    3,    0,    2,    1,    0,    1,    2,</text:p>
            <text:p>          0,    2,    4,    2,   10,   15,    0]))</text:p>
          </table:table-cell>
          <table:table-cell office:value-type="float" office:value="0.283942576629532" calcext:value-type="float">
            <text:p>0,283942576629532</text:p>
          </table:table-cell>
          <table:table-cell office:value-type="float" office:value="0.112586316237419" calcext:value-type="float">
            <text:p>0,112586316237419</text:p>
          </table:table-cell>
          <table:table-cell office:value-type="float" office:value="0.389086840690974" calcext:value-type="float">
            <text:p>0,389086840690974</text:p>
          </table:table-cell>
          <table:table-cell office:value-type="float" office:value="0.904359185695648" calcext:value-type="float">
            <text:p>0,904359185695648</text:p>
          </table:table-cell>
          <table:table-cell office:value-type="float" office:value="0.27636837300562" calcext:value-type="float">
            <text:p>0,27636837300562</text:p>
          </table:table-cell>
          <table:table-cell office:value-type="float" office:value="0.944087296724319" calcext:value-type="float">
            <text:p>0,944087296724319</text:p>
          </table:table-cell>
          <table:table-cell office:value-type="float" office:value="0.125852902612499" calcext:value-type="float">
            <text:p>0,125852902612499</text:p>
          </table:table-cell>
          <table:table-cell office:value-type="string" calcext:value-type="string">
            <text:p>(array([0.00787047, 0.09265448, 0.17141484, 0.24500953, 0.30232972,</text:p>
            <text:p>       0.34371597, 0.43158442, 0.50782087, 0.57069706, 0.6274286 ,</text:p>
            <text:p>       0.68356192, 0.76164922, 0.84866601, 0.90031515, 0.99675024]), array([0., 0., 0., 0., 0., 0., 0., 1., 1., 1., 1., 1., 1., 1., 1.]), array([ 145,   12,    6,    4,    3,    2,    6,    4,    5,    7,    2,</text:p>
            <text:p>         10,   12,   20, 1093,    0]))</text:p>
          </table:table-cell>
          <table:table-cell office:value-type="string" calcext:value-type="string">
            <text:p>(array([0.00137859, 0.09351496, 0.83280325, 0.98556528, 0.99569928,</text:p>
            <text:p>       0.99793035, 0.99873958, 0.99917568, 0.99939971, 0.99954044,</text:p>
            <text:p>       0.99964533, 0.99972326, 0.99977814, 0.9998156 , 0.99985059]), array([0., 0., 1., 1., 1., 1., 1., 1., 1., 1., 1., 1., 1., 1., 1.]), array([89, 89, 89, 88, 89, 89, 88, 89, 89, 88, 89, 89, 88, 89, 89,  0]))</text:p>
          </table:table-cell>
          <table:table-cell office:value-type="string" calcext:value-type="string">
            <text:p>(array([0.00412954, 0.02772003, 0.05047203, 0.07070348, 0.09060903,</text:p>
            <text:p>       0.10481079, 0.12959801, 0.15687604, 0.16405532, 0.19331317,</text:p>
            <text:p>       0.22974031, 0.25939533, 0.26116216, 0.29175276, 0.3076182 ,</text:p>
            <text:p>       0.33636886, 0.35106307, 0.40797976, 0.45190592, 0.46175539,</text:p>
            <text:p>       0.50782087, 0.5532337 , 0.56291306, 0.59205243, 0.60807645,</text:p>
            <text:p>       0.63164394, 0.64927152, 0.66773778, 0.69938606, 0.73631442,</text:p>
            <text:p>       0.7473985 , 0.77638847, 0.78893225, 0.8167152 , 0.83551664,</text:p>
            <text:p>       0.84903115, 0.86821486, 0.88967889, 0.91143704, 0.93139354,</text:p>
            <text:p>       0.94904012, 0.96993603, 0.99834795]), array([0., 0., 0., 0., 0., 0., 0., 0., 0., 0., 0., 0., 0., 0., 0., 0., 0.,</text:p>
            <text:p>       0., 0., 0., 1., 1., 1., 1., 1., 1., 1., 1., 1., 1., 1., 1., 1., 1.,</text:p>
            <text:p>       1., 1., 1., 1., 1., 1., 1., 1., 1.]), array([ 129,   10,    4,    6,    5,    1,    2,    2,    2,    2,    0,</text:p>
            <text:p>          2,    1,    1,    1,    2,    1,    1,    0,    0,    3,    0,</text:p>
            <text:p>          2,    1,    0,    4,    0,    2,    1,    2,    2,    4,    1,</text:p>
            <text:p>          1,    1,    0,    1,    5,    1,    3,    1,    2,    5,    8,</text:p>
            <text:p>          5,    8,    7,   12,   32, 1045,    0]))</text:p>
          </table:table-cell>
          <table:table-cell office:value-type="float" office:value="0.246512689975908" calcext:value-type="float">
            <text:p>0,246512689975908</text:p>
          </table:table-cell>
          <table:table-cell office:value-type="float" office:value="0.0191484702526939" calcext:value-type="float">
            <text:p>0,0191484702526939</text:p>
          </table:table-cell>
          <table:table-cell office:value-type="float" office:value="0.228152286936253" calcext:value-type="float">
            <text:p>0,228152286936253</text:p>
          </table:table-cell>
          <table:table-cell office:value-type="float" office:value="0.492179125547409" calcext:value-type="float">
            <text:p>0,492179125547409</text:p>
          </table:table-cell>
          <table:table-cell office:value-type="float" office:value="0.167196748757295" calcext:value-type="float">
            <text:p>0,167196748757295</text:p>
          </table:table-cell>
          <table:table-cell office:value-type="float" office:value="0.492179125547409" calcext:value-type="float">
            <text:p>0,492179125547409</text:p>
          </table:table-cell>
        </table:table-row>
        <table:table-row table:style-name="ro4">
          <table:table-cell office:value-type="string" calcext:value-type="string">
            <text:p>(array([0.00487317, 0.09664727, 0.16227862, 0.24155949, 0.31103507,</text:p>
            <text:p>       0.34981532, 0.43331923, 0.50635529, 0.58133397, 0.63498962,</text:p>
            <text:p>       0.72168273, 0.7646063 , 0.82624258, 0.89556766, 0.98206047]), array([0.10088781, 0.47368421, 0.36363636, 0.33333333, 0.        ,</text:p>
            <text:p>       0.5       , 0.25      , 0.        , 0.5       , 0.        ,</text:p>
            <text:p>       0.5       , 0.        , 0.        , 0.42857143, 0.27777778]), array([1239,   19,   11,    9,    6,    2,    4,    2,    2,    3,    2,</text:p>
            <text:p>          3,    4,    7,   18,    0]))</text:p>
          </table:table-cell>
          <table:table-cell office:value-type="string" calcext:value-type="string">
            <text:p>(array([2.83498093e-04, 3.79345811e-04, 4.65629911e-04, 5.51998970e-04,</text:p>
            <text:p>       6.97137216e-04, 8.64084975e-04, 1.08481617e-03, 1.37094828e-03,</text:p>
            <text:p>       1.82064297e-03, 2.52939967e-03, 3.81451814e-03, 6.64204874e-03,</text:p>
            <text:p>       1.36826452e-02, 3.63211942e-02, 5.04984138e-01]), array([0.02247191, 0.02247191, 0.03370787, 0.04545455, 0.04494382,</text:p>
            <text:p>       0.06741573, 0.09090909, 0.08988764, 0.13483146, 0.11363636,</text:p>
            <text:p>       0.13483146, 0.13483146, 0.28409091, 0.20224719, 0.30337079]), array([89, 89, 89, 88, 89, 89, 88, 89, 89, 88, 89, 89, 88, 89, 89,  0]))</text:p>
          </table:table-cell>
          <table:table-cell office:value-type="string" calcext:value-type="string">
            <text:p>(array([0.00266691, 0.02844095, 0.0498861 , 0.06872581, 0.08829423,</text:p>
            <text:p>       0.11124039, 0.12885041, 0.15088964, 0.16813639, 0.19414495,</text:p>
            <text:p>       0.2192802 , 0.22899927, 0.25101952, 0.26367936, 0.29656124,</text:p>
            <text:p>       0.30839691, 0.32701312, 0.36304978, 0.40763602, 0.43361337,</text:p>
            <text:p>       0.45841417, 0.49833864, 0.51437193, 0.57699752, 0.58567041,</text:p>
            <text:p>       0.60800672, 0.63691729, 0.66004485, 0.71407092, 0.72929454,</text:p>
            <text:p>       0.74349725, 0.77516082, 0.81356972, 0.87101015, 0.88851011,</text:p>
            <text:p>       0.91471708, 0.92245698, 0.97095314, 0.99094634]), array([0.09342561, 0.1754386 , 0.2173913 , 0.57142857, 0.375     ,</text:p>
            <text:p>       0.66666667, 0.5       , 0.        , 0.75      , 0.        ,</text:p>
            <text:p>       1.        , 0.66666667, 0.        , 0.        , 0.        ,</text:p>
            <text:p>       0.        , 0.33333333, 0.        , 1.        , 0.        ,</text:p>
            <text:p>       0.        , 0.        , 0.        , 0.        , 1.        ,</text:p>
            <text:p>       0.        , 0.        , 0.        , 1.        , 0.        ,</text:p>
            <text:p>       0.        , 0.        , 0.        , 0.        , 0.5       ,</text:p>
            <text:p>       1.        , 0.        , 0.25      , 0.3       ]), array([1156,   57,   23,    7,    8,    3,    6,    3,    4,    2,    1,</text:p>
            <text:p>          3,    4,    1,    1,    3,    3,    0,    1,    0,    1,    2,</text:p>
            <text:p>          1,    0,    1,    1,    0,    0,    1,    1,    1,    1,    0,</text:p>
            <text:p>          1,    0,    1,    1,    1,    2,    0,    3,    0,    0,    2,</text:p>
            <text:p>          4,    1,    1,    0,    8,   10,    0]))</text:p>
          </table:table-cell>
          <table:table-cell office:value-type="float" office:value="0.374480769560921" calcext:value-type="float">
            <text:p>0,374480769560921</text:p>
          </table:table-cell>
          <table:table-cell office:value-type="float" office:value="0.103522453476301" calcext:value-type="float">
            <text:p>0,103522453476301</text:p>
          </table:table-cell>
          <table:table-cell office:value-type="float" office:value="0.466040191638587" calcext:value-type="float">
            <text:p>0,466040191638587</text:p>
          </table:table-cell>
          <table:table-cell office:value-type="float" office:value="0.826242581009865" calcext:value-type="float">
            <text:p>0,826242581009865</text:p>
          </table:table-cell>
          <table:table-cell office:value-type="float" office:value="0.270408263874494" calcext:value-type="float">
            <text:p>0,270408263874494</text:p>
          </table:table-cell>
          <table:table-cell office:value-type="float" office:value="0.922456979751587" calcext:value-type="float">
            <text:p>0,922456979751587</text:p>
          </table:table-cell>
          <table:table-cell office:value-type="float" office:value="0.120610387330427" calcext:value-type="float">
            <text:p>0,120610387330427</text:p>
          </table:table-cell>
          <table:table-cell office:value-type="string" calcext:value-type="string">
            <text:p>(array([0.01050423, 0.10028342, 0.16536734, 0.23096291, 0.27070546,</text:p>
            <text:p>       0.357903  , 0.41531925, 0.49364471, 0.56500737, 0.63695022,</text:p>
            <text:p>       0.6925515 , 0.75092682, 0.83469203, 0.90279692, 0.99561109]), array([0. , 0. , 0. , 0. , 0. , 0. , 0. , 0.5, 1. , 1. , 1. , 1. , 1. ,</text:p>
            <text:p>       1. , 1. ]), array([ 138,   13,    8,    6,    1,    4,    2,    2,    4,    1,    7,</text:p>
            <text:p>          6,    7,   13, 1119,    0]))</text:p>
          </table:table-cell>
          <table:table-cell office:value-type="string" calcext:value-type="string">
            <text:p>(array([0.0028525 , 0.12346503, 0.90454965, 0.98533027, 0.99397241,</text:p>
            <text:p>       0.9966976 , 0.99783821, 0.99846275, 0.99884087, 0.99909105,</text:p>
            <text:p>       0.99927806, 0.99943616, 0.99953002, 0.99961835, 0.99971613]), array([0.        , 0.05617978, 1.        , 1.        , 1.        ,</text:p>
            <text:p>       1.        , 1.        , 1.        , 1.        , 1.        ,</text:p>
            <text:p>       1.        , 1.        , 1.        , 1.        , 1.        ]), array([89, 89, 89, 88, 89, 89, 88, 89, 89, 88, 89, 89, 88, 89, 89,  0]))</text:p>
          </table:table-cell>
          <table:table-cell office:value-type="string" calcext:value-type="string">
            <text:p>(array([0.00530686, 0.02841   , 0.05206055, 0.07025608, 0.08858702,</text:p>
            <text:p>       0.11053193, 0.12779312, 0.16454356, 0.18643028, 0.2192802 ,</text:p>
            <text:p>       0.22749864, 0.25650275, 0.27070546, 0.33826801, 0.36308271,</text:p>
            <text:p>       0.39199328, 0.40763602, 0.42300248, 0.48562807, 0.50166136,</text:p>
            <text:p>       0.54158583, 0.56638663, 0.58567041, 0.63695022, 0.67777076,</text:p>
            <text:p>       0.69160309, 0.70875484, 0.73632064, 0.74898048, 0.77331837,</text:p>
            <text:p>       0.80585505, 0.82108513, 0.84911036, 0.86929449, 0.88748232,</text:p>
            <text:p>       0.91235405, 0.93088557, 0.95071792, 0.97145002, 0.99756118]), array([0., 0., 0., 0., 0., 0., 0., 0., 0., 0., 0., 0., 0., 0., 0., 0., 0.,</text:p>
            <text:p>       0., 0., 1., 1., 1., 1., 1., 1., 1., 1., 1., 1., 1., 1., 1., 1., 1.,</text:p>
            <text:p>       1., 1., 1., 1., 1., 1.]), array([ 115,   16,    5,    5,    3,    4,    5,    0,    3,    3,    1,</text:p>
            <text:p>          4,    1,    1,    0,    0,    2,    0,    1,    1,    1,    1,</text:p>
            <text:p>          0,    0,    1,    1,    0,    1,    2,    1,    0,    1,    0,</text:p>
            <text:p>          2,    3,    2,    1,    4,    1,    0,    2,    1,    3,    3,</text:p>
            <text:p>          3,    6,    3,   18,   49, 1051,    0]))</text:p>
          </table:table-cell>
          <table:table-cell office:value-type="float" office:value="0.211924330294012" calcext:value-type="float">
            <text:p>0,211924330294012</text:p>
          </table:table-cell>
          <table:table-cell office:value-type="float" office:value="0.0131850819396467" calcext:value-type="float">
            <text:p>0,0131850819396467</text:p>
          </table:table-cell>
          <table:table-cell office:value-type="float" office:value="0.226317956764714" calcext:value-type="float">
            <text:p>0,226317956764714</text:p>
          </table:table-cell>
          <table:table-cell office:value-type="float" office:value="0.434992626309395" calcext:value-type="float">
            <text:p>0,434992626309395</text:p>
          </table:table-cell>
          <table:table-cell office:value-type="float" office:value="0.0954503536726652" calcext:value-type="float">
            <text:p>0,0954503536726652</text:p>
          </table:table-cell>
          <table:table-cell office:value-type="float" office:value="0.498338639736176" calcext:value-type="float">
            <text:p>0,498338639736176</text:p>
          </table:table-cell>
        </table:table-row>
        <table:table-row table:style-name="ro3">
          <table:table-cell office:value-type="string" calcext:value-type="string">
            <text:p>(array([0.00646952, 0.09583427, 0.15721616, 0.23746896, 0.30491424,</text:p>
            <text:p>       0.36320998, 0.43388683, 0.47689563, 0.56404749, 0.63509391,</text:p>
            <text:p>       0.68703923, 0.77314455, 0.84604018, 0.90025701, 0.97909416]), array([0.09146341, 0.23684211, 0.18181818, 0.25      , 0.28571429,</text:p>
            <text:p>       0.        , 0.2       , 0.66666667, 0.28571429, 0.57142857,</text:p>
            <text:p>       0.8       , 0.33333333, 0.5       , 0.11764706, 0.35185185]), array([1148,   38,   11,    8,    7,    6,    5,    3,    7,    7,    5,</text:p>
            <text:p>          9,    6,   17,   54,    0]))</text:p>
          </table:table-cell>
          <table:table-cell office:value-type="string" calcext:value-type="string">
            <text:p>(array([5.04003110e-04, 6.40049811e-04, 8.21393043e-04, 1.06809294e-03,</text:p>
            <text:p>       1.41199090e-03, 1.88883395e-03, 2.44302199e-03, 3.26361507e-03,</text:p>
            <text:p>       4.61425094e-03, 6.80796356e-03, 1.02340414e-02, 1.56904703e-02,</text:p>
            <text:p>       3.84851050e-02, 2.76079170e-01, 9.24807672e-01]), array([0.01123596, 0.02247191, 0.04494382, 0.03409091, 0.04494382,</text:p>
            <text:p>       0.1011236 , 0.125     , 0.06741573, 0.13483146, 0.09090909,</text:p>
            <text:p>       0.19101124, 0.14606742, 0.17045455, 0.29213483, 0.3258427 ]), array([89, 89, 89, 88, 89, 89, 88, 89, 89, 88, 89, 89, 88, 89, 89,  0]))</text:p>
          </table:table-cell>
          <table:table-cell office:value-type="string" calcext:value-type="string">
            <text:p>(array([0.00388766, 0.02873166, 0.04600418, 0.07019924, 0.08955352,</text:p>
            <text:p>       0.11083262, 0.1295801 , 0.14989142, 0.16672959, 0.18523291,</text:p>
            <text:p>       0.2170126 , 0.22869445, 0.2453694 , 0.26526268, 0.28657311,</text:p>
            <text:p>       0.30837159, 0.32881683, 0.35239495, 0.37041812, 0.39991716,</text:p>
            <text:p>       0.41525319, 0.42764048, 0.44945   , 0.47061163, 0.48946363,</text:p>
            <text:p>       0.53528601, 0.55009681, 0.57322929, 0.59316492, 0.62718195,</text:p>
            <text:p>       0.64564319, 0.67104618, 0.71102881, 0.75026602, 0.76906694,</text:p>
            <text:p>       0.78756674, 0.81116498, 0.82918453, 0.85356775, 0.86922959,</text:p>
            <text:p>       0.88379282, 0.91192178, 0.93263257, 0.9510851 , 0.96909811,</text:p>
            <text:p>       0.99306683]), array([0.08277831, 0.2       , 0.13636364, 0.2       , 0.2       ,</text:p>
            <text:p>       0.45454545, 0.22222222, 0.        , 0.        , 0.        ,</text:p>
            <text:p>       0.        , 0.66666667, 0.        , 0.        , 1.        ,</text:p>
            <text:p>       0.        , 0.33333333, 0.        , 0.        , 0.        ,</text:p>
            <text:p>       1.        , 0.        , 0.        , 0.5       , 1.        ,</text:p>
            <text:p>       0.        , 0.5       , 0.33333333, 0.        , 0.5       ,</text:p>
            <text:p>       0.66666667, 0.66666667, 1.        , 0.        , 0.6       ,</text:p>
            <text:p>       0.        , 0.        , 1.        , 0.5       , 0.14285714,</text:p>
            <text:p>       0.        , 0.22222222, 0.        , 0.33333333, 0.36363636,</text:p>
            <text:p>       0.375     ]), array([1051,   70,   22,   20,    5,   11,    9,    4,    4,    1,    1,</text:p>
            <text:p>          3,    3,    2,    1,    3,    3,    2,    2,    1,    1,    2,</text:p>
            <text:p>          2,    2,    1,    0,    1,    2,    3,    1,    0,    4,    3,</text:p>
            <text:p>          3,    0,    2,    0,    1,    5,    3,    1,    1,    2,    7,</text:p>
            <text:p>          1,    9,    4,    9,   11,   32,    0]))</text:p>
          </table:table-cell>
          <table:table-cell office:value-type="float" office:value="0.247991036944402" calcext:value-type="float">
            <text:p>0,247991036944402</text:p>
          </table:table-cell>
          <table:table-cell office:value-type="float" office:value="0.114109819569493" calcext:value-type="float">
            <text:p>0,114109819569493</text:p>
          </table:table-cell>
          <table:table-cell office:value-type="float" office:value="0.365470090203102" calcext:value-type="float">
            <text:p>0,365470090203102</text:p>
          </table:table-cell>
          <table:table-cell office:value-type="float" office:value="0.782609950093662" calcext:value-type="float">
            <text:p>0,782609950093662</text:p>
          </table:table-cell>
          <table:table-cell office:value-type="float" office:value="0.598964975121316" calcext:value-type="float">
            <text:p>0,598964975121316</text:p>
          </table:table-cell>
          <table:table-cell office:value-type="float" office:value="0.932632565498352" calcext:value-type="float">
            <text:p>0,932632565498352</text:p>
          </table:table-cell>
          <table:table-cell office:value-type="float" office:value="0.130848645975723" calcext:value-type="float">
            <text:p>0,130848645975723</text:p>
          </table:table-cell>
          <table:table-cell office:value-type="string" calcext:value-type="string">
            <text:p>(array([0.01338909, 0.09867196, 0.14954441, 0.2256466 , 0.31039358,</text:p>
            <text:p>       0.36813941, 0.43096268, 0.49692764, 0.56077905, 0.63708157,</text:p>
            <text:p>       0.69244192, 0.76263579, 0.84121545, 0.90421915, 0.99370861]), array([0.        , 0.        , 0.        , 0.        , 0.        ,</text:p>
            <text:p>       0.        , 0.        , 0.33333333, 1.        , 1.        ,</text:p>
            <text:p>       1.        , 1.        , 1.        , 1.        , 1.        ]), array([ 140,   24,    5,    8,    3,    3,    6,    3,    6,   10,    9,</text:p>
            <text:p>          9,   12,   31, 1062,    0]))</text:p>
          </table:table-cell>
          <table:table-cell office:value-type="string" calcext:value-type="string">
            <text:p>(array([0.00423453, 0.07533926, 0.72941571, 0.96415744, 0.98626545,</text:p>
            <text:p>       0.99102352, 0.99441947, 0.99626336, 0.99731186, 0.99799943,</text:p>
            <text:p>       0.99853928, 0.99890816, 0.99916553, 0.99935627, 0.99949407]), array([0.        , 0.        , 0.85393258, 1.        , 1.        ,</text:p>
            <text:p>       1.        , 1.        , 1.        , 1.        , 1.        ,</text:p>
            <text:p>       1.        , 1.        , 1.        , 1.        , 1.        ]), array([89, 89, 89, 88, 89, 89, 88, 89, 89, 88, 89, 89, 88, 89, 89,  0]))</text:p>
          </table:table-cell>
          <table:table-cell office:value-type="string" calcext:value-type="string">
            <text:p>(array([0.00602469, 0.02900818, 0.04814185, 0.06912964, 0.08872103,</text:p>
            <text:p>       0.10809248, 0.13213737, 0.14593697, 0.18883502, 0.21243326,</text:p>
            <text:p>       0.22953476, 0.24973398, 0.28657311, 0.32230382, 0.35928535,</text:p>
            <text:p>       0.37256643, 0.41104414, 0.42275941, 0.45345497, 0.46799263,</text:p>
            <text:p>       0.48946363, 0.53004801, 0.55158286, 0.56997525, 0.60008284,</text:p>
            <text:p>       0.6282561 , 0.64785626, 0.66782392, 0.69162841, 0.71102881,</text:p>
            <text:p>       0.73473732, 0.7546306 , 0.7693476 , 0.7829874 , 0.81476709,</text:p>
            <text:p>       0.83245323, 0.85070135, 0.87193566, 0.88553149, 0.91154944,</text:p>
            <text:p>       0.92997391, 0.95367958, 0.97096725, 0.99624677]), array([0., 0., 0., 0., 0., 0., 0., 0., 0., 0., 0., 0., 0., 0., 0., 0., 0.,</text:p>
            <text:p>       0., 0., 0., 0., 1., 1., 1., 1., 1., 1., 1., 1., 1., 1., 1., 1., 1.,</text:p>
            <text:p>       1., 1., 1., 1., 1., 1., 1., 1., 1., 1.]), array([107,  21,   9,   8,   8,   6,   8,   1,   0,   1,   3,   4,   1,</text:p>
            <text:p>         0,   1,   0,   2,   1,   2,   0,   2,   2,   1,   2,   1,   0,</text:p>
            <text:p>         1,   3,   3,   0,   1,   4,   4,   4,   3,   2,   2,   3,   4,</text:p>
            <text:p>         1,   1,   5,   5,   8,   6,   6,  16,  22,  60, 976,   0]))</text:p>
          </table:table-cell>
          <table:table-cell office:value-type="float" office:value="0.224550699084834" calcext:value-type="float">
            <text:p>0,224550699084834</text:p>
          </table:table-cell>
          <table:table-cell office:value-type="float" office:value="0.018745788505913" calcext:value-type="float">
            <text:p>0,018745788505913</text:p>
          </table:table-cell>
          <table:table-cell office:value-type="float" office:value="0.237167763343615" calcext:value-type="float">
            <text:p>0,237167763343615</text:p>
          </table:table-cell>
          <table:table-cell office:value-type="float" office:value="0.439220945040385" calcext:value-type="float">
            <text:p>0,439220945040385</text:p>
          </table:table-cell>
          <table:table-cell office:value-type="float" office:value="0.124516870533482" calcext:value-type="float">
            <text:p>0,124516870533482</text:p>
          </table:table-cell>
          <table:table-cell office:value-type="float" office:value="0.489463627338409" calcext:value-type="float">
            <text:p>0,489463627338409</text:p>
          </table:table-cell>
        </table:table-row>
        <table:table-row table:style-name="ro2">
          <table:table-cell office:value-type="string" calcext:value-type="string">
            <text:p>(array([0.00511322, 0.09375418, 0.16826903, 0.23858049, 0.30062285,</text:p>
            <text:p>       0.36861917, 0.42495091, 0.49993679, 0.56647273, 0.63304315,</text:p>
            <text:p>       0.70034855, 0.75952683, 0.83196903, 0.90317984, 0.98462869]), array([0.066     , 0.15384615, 0.19230769, 0.16666667, 0.        ,</text:p>
            <text:p>       0.        , 0.36363636, 0.1       , 0.15384615, 0.125     ,</text:p>
            <text:p>       0.1875    , 0.1       , 0.29411765, 0.32142857, 0.37398374]), array([1000,   39,   26,   12,    7,   11,   11,   10,   13,    8,   16,</text:p>
            <text:p>         10,   17,   28,  123,    0]))</text:p>
          </table:table-cell>
          <table:table-cell office:value-type="string" calcext:value-type="string">
            <text:p>(array([1.23878901e-04, 1.68333837e-04, 2.31023752e-04, 3.25868535e-04,</text:p>
            <text:p>       5.06716481e-04, 8.24747810e-04, 1.35032020e-03, 2.30329757e-03,</text:p>
            <text:p>       4.39915819e-03, 9.60206974e-03, 2.36521515e-02, 1.04331640e-01,</text:p>
            <text:p>       4.81023092e-01, 8.95309793e-01, 9.93871170e-01]), array([0.02247191, 0.03370787, 0.01123596, 0.03409091, 0.06741573,</text:p>
            <text:p>       0.04494382, 0.05681818, 0.05617978, 0.05617978, 0.14772727,</text:p>
            <text:p>       0.16853933, 0.16853933, 0.14772727, 0.30337079, 0.38202247]), array([89, 89, 89, 88, 89, 89, 88, 89, 89, 88, 89, 89, 88, 89, 89,  0]))</text:p>
          </table:table-cell>
          <table:table-cell office:value-type="string" calcext:value-type="string">
            <text:p>(array([0.00263771, 0.02833314, 0.04801879, 0.0690533 , 0.08445877,</text:p>
            <text:p>       0.10971679, 0.12777382, 0.14957984, 0.17055462, 0.19260332,</text:p>
            <text:p>       0.21809365, 0.23231731, 0.25478461, 0.26592058, 0.30622321,</text:p>
            <text:p>       0.32410292, 0.34838156, 0.37120317, 0.38455011, 0.40893174,</text:p>
            <text:p>       0.42923533, 0.45049596, 0.46863484, 0.49131868, 0.5084177 ,</text:p>
            <text:p>       0.54992333, 0.56674685, 0.58799036, 0.60979149, 0.63036766,</text:p>
            <text:p>       0.65121975, 0.67396438, 0.68570703, 0.70570735, 0.72801825,</text:p>
            <text:p>       0.7491016 , 0.77252534, 0.78259727, 0.80699   , 0.82818209,</text:p>
            <text:p>       0.85101982, 0.86778195, 0.88936632, 0.91015465, 0.92862793,</text:p>
            <text:p>       0.9514232 , 0.97230681, 0.99403891]), array([0.06034483, 0.11363636, 0.17391304, 0.125     , 0.09090909,</text:p>
            <text:p>       0.16666667, 0.42857143, 0.14285714, 0.2       , 0.14285714,</text:p>
            <text:p>       0.        , 0.        , 0.5       , 0.        , 0.        ,</text:p>
            <text:p>       0.        , 0.        , 0.        , 0.        , 0.2       ,</text:p>
            <text:p>       0.75      , 0.        , 0.        , 0.33333333, 0.        ,</text:p>
            <text:p>       0.5       , 0.        , 0.        , 0.        , 0.        ,</text:p>
            <text:p>       0.33333333, 0.        , 0.2       , 0.4       , 0.        ,</text:p>
            <text:p>       0.2       , 0.        , 0.        , 0.        , 0.5       ,</text:p>
            <text:p>       0.33333333, 0.57142857, 0.28571429, 0.3       , 0.2       ,</text:p>
            <text:p>       0.28571429, 0.38888889, 0.38636364]), array([928,  44,  23,  16,  11,  12,   7,   7,  10,   7,   3,   4,   4,</text:p>
            <text:p>         3,   0,   3,   2,   3,   5,   3,   5,   4,   1,   2,   3,   6,</text:p>
            <text:p>         0,   4,   6,   3,   2,   3,   3,   2,   5,   5,   5,   5,   2,</text:p>
            <text:p>         2,   5,   6,   3,   7,   7,  10,  10,  14,  18,  88,   0]))</text:p>
          </table:table-cell>
          <table:table-cell office:value-type="float" office:value="0.34471448610455" calcext:value-type="float">
            <text:p>0,34471448610455</text:p>
          </table:table-cell>
          <table:table-cell office:value-type="float" office:value="0.150474277676477" calcext:value-type="float">
            <text:p>0,150474277676477</text:p>
          </table:table-cell>
          <table:table-cell office:value-type="float" office:value="0.383228698644371" calcext:value-type="float">
            <text:p>0,383228698644371</text:p>
          </table:table-cell>
          <table:table-cell office:value-type="float" office:value="0.659526830911636" calcext:value-type="float">
            <text:p>0,659526830911636</text:p>
          </table:table-cell>
          <table:table-cell office:value-type="float" office:value="0.611848698573166" calcext:value-type="float">
            <text:p>0,611848698573166</text:p>
          </table:table-cell>
          <table:table-cell office:value-type="float" office:value="0.806990003585815" calcext:value-type="float">
            <text:p>0,806990003585815</text:p>
          </table:table-cell>
          <table:table-cell office:value-type="float" office:value="0.150433402154805" calcext:value-type="float">
            <text:p>0,150433402154805</text:p>
          </table:table-cell>
          <table:table-cell office:value-type="string" calcext:value-type="string">
            <text:p>(array([0.01394652, 0.09570035, 0.16972463, 0.24134103, 0.29896393,</text:p>
            <text:p>       0.37076942, 0.42939803, 0.49934312, 0.57007289, 0.63374336,</text:p>
            <text:p>       0.6987748 , 0.76245943, 0.83283836, 0.90536026, 0.99488822]), array([0. , 0. , 0. , 0. , 0. , 0. , 0. , 0.3, 1. , 1. , 1. , 1. , 1. ,</text:p>
            <text:p>       1. , 1. ]), array([143,  25,  17,  11,  13,   7,  15,  10,   9,  12,  10,  11,  26,</text:p>
            <text:p>        42, 980,   0]))</text:p>
          </table:table-cell>
          <table:table-cell office:value-type="string" calcext:value-type="string">
            <text:p>(array([0.00398153, 0.06267284, 0.42773645, 0.85652589, 0.96846441,</text:p>
            <text:p>       0.98911943, 0.99520408, 0.99750216, 0.99855012, 0.99910856,</text:p>
            <text:p>       0.99945822, 0.99966349, 0.99976441, 0.99982911, 0.99987567]), array([0.       , 0.       , 0.3258427, 1.       , 1.       , 1.       ,</text:p>
            <text:p>       1.       , 1.       , 1.       , 1.       , 1.       , 1.       ,</text:p>
            <text:p>       1.       , 1.       , 1.       ]), array([89, 89, 89, 88, 89, 89, 88, 89, 89, 88, 89, 89, 88, 89, 89,  0]))</text:p>
          </table:table-cell>
          <table:table-cell office:value-type="string" calcext:value-type="string">
            <text:p>(array([0.00616829, 0.0287919 , 0.04798432, 0.07038655, 0.08777027,</text:p>
            <text:p>       0.11364086, 0.13093396, 0.15271866, 0.17105899, 0.19344122,</text:p>
            <text:p>       0.21740273, 0.22747466, 0.25075194, 0.27198175, 0.29329807,</text:p>
            <text:p>       0.31378546, 0.32603562, 0.35303596, 0.36963234, 0.39020851,</text:p>
            <text:p>       0.4127583 , 0.43182558, 0.45175353, 0.49227048, 0.51122174,</text:p>
            <text:p>       0.53136516, 0.55090147, 0.56997004, 0.59258639, 0.61544989,</text:p>
            <text:p>       0.62879683, 0.65364662, 0.67589708, 0.69125184, 0.70421547,</text:p>
            <text:p>       0.73407942, 0.74362708, 0.76768269, 0.78190635, 0.80789568,</text:p>
            <text:p>       0.82898557, 0.85202237, 0.87070758, 0.89203741, 0.91343555,</text:p>
            <text:p>       0.93033075, 0.95162057, 0.97207684, 0.99746815]), array([0., 0., 0., 0., 0., 0., 0., 0., 0., 0., 0., 0., 0., 0., 0., 0., 0.,</text:p>
            <text:p>       0., 0., 0., 0., 0., 0., 0., 1., 1., 1., 1., 1., 1., 1., 1., 1., 1.,</text:p>
            <text:p>       1., 1., 1., 1., 1., 1., 1., 1., 1., 1., 1., 1., 1., 1., 1.]), array([110,  16,  14,  10,   8,   7,   6,   3,   5,   6,   2,   2,   6,</text:p>
            <text:p>         5,   3,   4,   2,   2,   3,   2,   4,   9,   2,   0,   7,   2,</text:p>
            <text:p>         2,   3,   1,   4,   3,   5,   4,   2,   4,   2,   3,   3,   4,</text:p>
            <text:p>         3,   6,  11,   7,   8,  12,  13,  16,  23,  46, 906,   0]))</text:p>
          </table:table-cell>
          <table:table-cell office:value-type="float" office:value="0.228069980432177" calcext:value-type="float">
            <text:p>0,228069980432177</text:p>
          </table:table-cell>
          <table:table-cell office:value-type="float" office:value="0.0243655055841619" calcext:value-type="float">
            <text:p>0,0243655055841619</text:p>
          </table:table-cell>
          <table:table-cell office:value-type="float" office:value="0.245631253171676" calcext:value-type="float">
            <text:p>0,245631253171676</text:p>
          </table:table-cell>
          <table:table-cell office:value-type="float" office:value="0.429927113983366" calcext:value-type="float">
            <text:p>0,429927113983366</text:p>
          </table:table-cell>
          <table:table-cell office:value-type="float" office:value="0.143474105322226" calcext:value-type="float">
            <text:p>0,143474105322226</text:p>
          </table:table-cell>
          <table:table-cell office:value-type="float" office:value="0.492270478180477" calcext:value-type="float">
            <text:p>0,492270478180477</text:p>
          </table:table-cell>
        </table:table-row>
        <table:table-row table:style-name="ro4">
          <table:table-cell office:value-type="string" calcext:value-type="string">
            <text:p>(array([0.0034345 , 0.09851242, 0.16586371, 0.23454672, 0.30964786,</text:p>
            <text:p>       0.35281258, 0.4274652 , 0.52680635, 0.55788019, 0.63156008,</text:p>
            <text:p>       0.69633435, 0.77725142, 0.83381906, 0.8870877 , 0.98698742]), array([0.1015873 , 0.28571429, 0.5       , 0.6       , 0.        ,</text:p>
            <text:p>       0.5       , 0.4       , 0.        , 0.        , 0.4       ,</text:p>
            <text:p>       0.        , 0.5       , 0.        , 0.        , 0.5       ]), array([1260,   21,    4,    5,    2,    4,    5,    2,    2,    5,    4,</text:p>
            <text:p>          2,    2,    3,   10,    0]))</text:p>
          </table:table-cell>
          <table:table-cell office:value-type="string" calcext:value-type="string">
            <text:p>(array([2.65267739e-04, 3.18174288e-04, 3.68220725e-04, 4.29171327e-04,</text:p>
            <text:p>       5.18527381e-04, 6.33182510e-04, 7.85383741e-04, 9.54156766e-04,</text:p>
            <text:p>       1.18744631e-03, 1.59390242e-03, 2.26493656e-03, 3.60252648e-03,</text:p>
            <text:p>       7.00484433e-03, 1.92017161e-02, 3.68466846e-01]), array([0.        , 0.01123596, 0.04494382, 0.03409091, 0.05617978,</text:p>
            <text:p>       0.07865169, 0.07954545, 0.03370787, 0.05617978, 0.13636364,</text:p>
            <text:p>       0.15730337, 0.17977528, 0.19318182, 0.30337079, 0.33707865]), array([89, 89, 89, 88, 89, 89, 88, 89, 89, 88, 89, 89, 88, 89, 89,  0]))</text:p>
          </table:table-cell>
          <table:table-cell office:value-type="string" calcext:value-type="string">
            <text:p>(array([0.00206148, 0.02773731, 0.04708229, 0.07334366, 0.09420985,</text:p>
            <text:p>       0.10700963, 0.12599421, 0.14388452, 0.17612995, 0.19955584,</text:p>
            <text:p>       0.21842121, 0.23792521, 0.24053676, 0.30964786, 0.3455641 ,</text:p>
            <text:p>       0.37455803, 0.40755112, 0.43333997, 0.45554382, 0.52680635,</text:p>
            <text:p>       0.55535042, 0.56040996, 0.61098278, 0.62687689, 0.64624029,</text:p>
            <text:p>       0.66821675, 0.71867174, 0.72473305, 0.76010054, 0.7944023 ,</text:p>
            <text:p>       0.83381906, 0.87189579, 0.91747153, 0.94491452, 0.97893745,</text:p>
            <text:p>       0.99325278]), array([0.09121061, 0.2972973 , 0.4375    , 0.14285714, 0.2       ,</text:p>
            <text:p>       0.33333333, 0.5       , 0.5       , 0.        , 1.        ,</text:p>
            <text:p>       0.        , 0.66666667, 1.        , 0.        , 0.66666667,</text:p>
            <text:p>       0.        , 0.        , 1.        , 0.        , 0.        ,</text:p>
            <text:p>       0.        , 0.        , 0.        , 1.        , 1.        ,</text:p>
            <text:p>       0.        , 0.        , 0.        , 1.        , 0.        ,</text:p>
            <text:p>       0.        , 0.        , 0.        , 0.        , 0.        ,</text:p>
            <text:p>       0.625     ]), array([1206,   37,   16,    7,    5,    6,    4,    2,    1,    1,    1,</text:p>
            <text:p>          3,    1,    0,    0,    2,    0,    3,    1,    0,    2,    2,</text:p>
            <text:p>          1,    0,    0,    0,    2,    1,    1,    0,    2,    1,    1,</text:p>
            <text:p>          3,    0,    1,    1,    0,    1,    1,    0,    2,    0,    2,</text:p>
            <text:p>          0,    1,    0,    1,    1,    8,    0]))</text:p>
          </table:table-cell>
          <table:table-cell office:value-type="float" office:value="0.397798086612727" calcext:value-type="float">
            <text:p>0,397798086612727</text:p>
          </table:table-cell>
          <table:table-cell office:value-type="float" office:value="0.0904880937499711" calcext:value-type="float">
            <text:p>0,0904880937499711</text:p>
          </table:table-cell>
          <table:table-cell office:value-type="float" office:value="0.492799601224305" calcext:value-type="float">
            <text:p>0,492799601224305</text:p>
          </table:table-cell>
          <table:table-cell office:value-type="float" office:value="0.88708770275116" calcext:value-type="float">
            <text:p>0,88708770275116</text:p>
          </table:table-cell>
          <table:table-cell office:value-type="float" office:value="0.284169070443578" calcext:value-type="float">
            <text:p>0,284169070443578</text:p>
          </table:table-cell>
          <table:table-cell office:value-type="float" office:value="0.978937447071075" calcext:value-type="float">
            <text:p>0,978937447071075</text:p>
          </table:table-cell>
          <table:table-cell office:value-type="float" office:value="0.113002810367829" calcext:value-type="float">
            <text:p>0,113002810367829</text:p>
          </table:table-cell>
          <table:table-cell office:value-type="string" calcext:value-type="string">
            <text:p>(array([0.00896747, 0.10790949, 0.16963968, 0.23105333, 0.30366565,</text:p>
            <text:p>       0.36169422, 0.43772989, 0.47319365, 0.57645131, 0.63875529,</text:p>
            <text:p>       0.69035214, 0.76866086, 0.84137101, 0.90424585, 0.99712848]), array([0., 0., 0., 0., 0., 0., 0., 0., 1., 1., 1., 1., 1., 1., 1.]), array([ 133,    9,    4,    4,    4,    5,    4,    2,    3,    4,    2,</text:p>
            <text:p>          3,    2,   15, 1137,    0]))</text:p>
          </table:table-cell>
          <table:table-cell office:value-type="string" calcext:value-type="string">
            <text:p>(array([0.0022827 , 0.20313308, 0.96288239, 0.99342083, 0.9968493 ,</text:p>
            <text:p>       0.99809747, 0.9986717 , 0.99898384, 0.99916623, 0.99934049,</text:p>
            <text:p>       0.9994676 , 0.99956498, 0.99963026, 0.99968121, 0.99973473]), array([0.        , 0.14606742, 1.        , 1.        , 1.        ,</text:p>
            <text:p>       1.        , 1.        , 1.        , 1.        , 1.        ,</text:p>
            <text:p>       1.        , 1.        , 1.        , 1.        , 1.        ]), array([89, 89, 89, 88, 89, 89, 88, 89, 89, 88, 89, 89, 88, 89, 89,  0]))</text:p>
          </table:table-cell>
          <table:table-cell office:value-type="string" calcext:value-type="string">
            <text:p>(array([0.00429305, 0.02749129, 0.04720799, 0.07417586, 0.08854148,</text:p>
            <text:p>       0.10477342, 0.12759495, 0.14664102, 0.16618094, 0.19955584,</text:p>
            <text:p>       0.2055977 , 0.23903943, 0.24053676, 0.27526695, 0.28132826,</text:p>
            <text:p>       0.33178325, 0.34657715, 0.38901722, 0.43542332, 0.44464958,</text:p>
            <text:p>       0.47319365, 0.54445618, 0.59244888, 0.62615943, 0.65135115,</text:p>
            <text:p>       0.69035214, 0.76220189, 0.78157879, 0.82387005, 0.85887198,</text:p>
            <text:p>       0.87509727, 0.89187227, 0.90587631, 0.92679504, 0.9521402 ,</text:p>
            <text:p>       0.97240586, 0.99813351]), array([0., 0., 0., 0., 0., 0., 0., 0., 0., 0., 0., 0., 0., 0., 0., 0., 0.,</text:p>
            <text:p>       0., 0., 0., 0., 1., 1., 1., 1., 1., 1., 1., 1., 1., 1., 1., 1., 1.,</text:p>
            <text:p>       1., 1., 1.]), array([ 113,   12,    8,    1,    2,    2,    4,    1,    2,    1,    1,</text:p>
            <text:p>          2,    1,    1,    1,    0,    3,    2,    0,    2,    0,    3,</text:p>
            <text:p>          1,    2,    0,    0,    0,    1,    0,    2,    0,    2,    2,</text:p>
            <text:p>          0,    2,    0,    0,    0,    2,    1,    0,    1,    1,    2,</text:p>
            <text:p>          4,    4,    6,    9,   26, 1101,    0]))</text:p>
          </table:table-cell>
          <table:table-cell office:value-type="float" office:value="0.24512589652679" calcext:value-type="float">
            <text:p>0,24512589652679</text:p>
          </table:table-cell>
          <table:table-cell office:value-type="float" office:value="0.00759048842480462" calcext:value-type="float">
            <text:p>0,00759048842480462</text:p>
          </table:table-cell>
          <table:table-cell office:value-type="float" office:value="0.210682652819111" calcext:value-type="float">
            <text:p>0,210682652819111</text:p>
          </table:table-cell>
          <table:table-cell office:value-type="float" office:value="0.473193645477295" calcext:value-type="float">
            <text:p>0,473193645477295</text:p>
          </table:table-cell>
          <table:table-cell office:value-type="float" office:value="0.0570656616408169" calcext:value-type="float">
            <text:p>0,0570656616408169</text:p>
          </table:table-cell>
          <table:table-cell office:value-type="float" office:value="0.473193645477295" calcext:value-type="float">
            <text:p>0,473193645477295</text:p>
          </table:table-cell>
        </table:table-row>
        <table:table-row table:style-name="ro3">
          <table:table-cell office:value-type="string" calcext:value-type="string">
            <text:p>(array([0.0072961 , 0.09361621, 0.16317424, 0.23464157, 0.29482078,</text:p>
            <text:p>       0.36990645, 0.43935202, 0.48383698, 0.56951063, 0.61490799,</text:p>
            <text:p>       0.70805097, 0.77053235, 0.83298378, 0.9029017 , 0.9806304 ]), array([0.12136752, 0.26086957, 0.375     , 0.1       , 0.36363636,</text:p>
            <text:p>       0.5       , 0.44444444, 0.75      , 0.16666667, 0.25      ,</text:p>
            <text:p>       0.2       , 0.33333333, 0.5       , 0.5       , 0.47368421]), array([1170,   46,   16,   10,   11,    6,    9,    4,    6,    4,    5,</text:p>
            <text:p>          3,    8,   14,   19,    0]))</text:p>
          </table:table-cell>
          <table:table-cell office:value-type="string" calcext:value-type="string">
            <text:p>(array([5.70952339e-04, 7.56438264e-04, 9.68422735e-04, 1.27902204e-03,</text:p>
            <text:p>       1.63289425e-03, 2.12479417e-03, 2.65106997e-03, 3.54236550e-03,</text:p>
            <text:p>       4.95775238e-03, 6.97390112e-03, 1.01847005e-02, 1.63309629e-02,</text:p>
            <text:p>       3.33867226e-02, 1.15137465e-01, 6.85584298e-01]), array([0.01123596, 0.04494382, 0.02247191, 0.04545455, 0.01123596,</text:p>
            <text:p>       0.13483146, 0.10227273, 0.11235955, 0.12359551, 0.19318182,</text:p>
            <text:p>       0.15730337, 0.30337079, 0.25      , 0.30337079, 0.42696629]), array([89, 89, 89, 88, 89, 89, 88, 89, 89, 88, 89, 89, 88, 89, 89,  0]))</text:p>
          </table:table-cell>
          <table:table-cell office:value-type="string" calcext:value-type="string">
            <text:p>(array([0.00416205, 0.02841092, 0.04910181, 0.0702319 , 0.08907692,</text:p>
            <text:p>       0.10755094, 0.12613053, 0.15091487, 0.17012364, 0.18964118,</text:p>
            <text:p>       0.21107166, 0.2272792 , 0.24513324, 0.27111714, 0.28621748,</text:p>
            <text:p>       0.30851395, 0.32610717, 0.34211017, 0.36149371, 0.39124155,</text:p>
            <text:p>       0.40926528, 0.43756601, 0.45210112, 0.469284  , 0.48868797,</text:p>
            <text:p>       0.53758132, 0.56848534, 0.58701321, 0.60659099, 0.63985902,</text:p>
            <text:p>       0.67001277, 0.708821  , 0.72630003, 0.7521655 , 0.77534097,</text:p>
            <text:p>       0.78409058, 0.81679016, 0.82372363, 0.84304982, 0.87195021,</text:p>
            <text:p>       0.89182537, 0.91314283, 0.92638695, 0.95204006, 0.97289628,</text:p>
            <text:p>       0.98901297]), array([0.10341556, 0.29487179, 0.21212121, 0.40909091, 0.2       ,</text:p>
            <text:p>       0.27272727, 0.11111111, 0.5       , 0.33333333, 0.25      ,</text:p>
            <text:p>       0.        , 0.        , 0.2       , 0.5       , 0.33333333,</text:p>
            <text:p>       0.25      , 0.        , 0.        , 1.        , 0.66666667,</text:p>
            <text:p>       1.        , 0.        , 0.4       , 1.        , 0.66666667,</text:p>
            <text:p>       0.        , 0.        , 0.5       , 0.        , 1.        ,</text:p>
            <text:p>       0.        , 0.        , 0.5       , 0.        , 0.        ,</text:p>
            <text:p>       1.        , 0.        , 0.5       , 1.        , 0.33333333,</text:p>
            <text:p>       0.8       , 0.25      , 0.33333333, 0.33333333, 0.33333333,</text:p>
            <text:p>       0.53846154]), array([1054,   78,   33,   22,   10,   11,    9,    8,    3,    4,    3,</text:p>
            <text:p>          1,    5,    4,    3,    4,    1,    2,    1,    3,    2,    2,</text:p>
            <text:p>          5,    1,    3,    0,    1,    0,    3,    2,    3,    1,    0,</text:p>
            <text:p>          1,    0,    2,    2,    1,    1,    1,    1,    4,    2,    3,</text:p>
            <text:p>          5,    4,    3,    3,    3,   13,    0]))</text:p>
          </table:table-cell>
          <table:table-cell office:value-type="float" office:value="0.270252685847524" calcext:value-type="float">
            <text:p>0,270252685847524</text:p>
          </table:table-cell>
          <table:table-cell office:value-type="float" office:value="0.124916582280154" calcext:value-type="float">
            <text:p>0,124916582280154</text:p>
          </table:table-cell>
          <table:table-cell office:value-type="float" office:value="0.354823752918063" calcext:value-type="float">
            <text:p>0,354823752918063</text:p>
          </table:table-cell>
          <table:table-cell office:value-type="float" office:value="0.508050966262817" calcext:value-type="float">
            <text:p>0,508050966262817</text:p>
          </table:table-cell>
          <table:table-cell office:value-type="float" office:value="0.287039823610377" calcext:value-type="float">
            <text:p>0,287039823610377</text:p>
          </table:table-cell>
          <table:table-cell office:value-type="float" office:value="0.816790163516998" calcext:value-type="float">
            <text:p>0,816790163516998</text:p>
          </table:table-cell>
          <table:table-cell office:value-type="float" office:value="0.13984420990493" calcext:value-type="float">
            <text:p>0,13984420990493</text:p>
          </table:table-cell>
          <table:table-cell office:value-type="string" calcext:value-type="string">
            <text:p>(array([0.01473702, 0.09022495, 0.16443695, 0.23979622, 0.29083988,</text:p>
            <text:p>       0.38826582, 0.43123369, 0.4900707 , 0.55733314, 0.64244705,</text:p>
            <text:p>       0.70299316, 0.768457  , 0.83553227, 0.90362322, 0.99357336]), array([0.  , 0.  , 0.  , 0.  , 0.  , 0.  , 0.  , 0.25, 1.  , 1.  , 1.  ,</text:p>
            <text:p>       1.  , 1.  , 1.  , 1.  ]), array([ 152,   19,   10,    3,    8,    6,    9,    4,    6,    4,    8,</text:p>
            <text:p>         10,   14,   41, 1037,    0]))</text:p>
          </table:table-cell>
          <table:table-cell office:value-type="string" calcext:value-type="string">
            <text:p>(array([0.00498332, 0.0516721 , 0.61810135, 0.94649284, 0.98263921,</text:p>
            <text:p>       0.99050821, 0.99385822, 0.99588493, 0.99708575, 0.99777077,</text:p>
            <text:p>       0.99830693, 0.99868497, 0.99901486, 0.99923923, 0.99942892]), array([0.        , 0.        , 0.64044944, 1.        , 1.        ,</text:p>
            <text:p>       1.        , 1.        , 1.        , 1.        , 1.        ,</text:p>
            <text:p>       1.        , 1.        , 1.        , 1.        , 1.        ]), array([89, 89, 89, 88, 89, 89, 88, 89, 89, 88, 89, 89, 88, 89, 89,  0]))</text:p>
          </table:table-cell>
          <table:table-cell office:value-type="string" calcext:value-type="string">
            <text:p>(array([0.00735568, 0.02970664, 0.05173521, 0.07101406, 0.08822693,</text:p>
            <text:p>       0.10849952, 0.12591414, 0.1534887 , 0.17303373, 0.18869968,</text:p>
            <text:p>       0.22465903, 0.24736482, 0.27084411, 0.2919455 , 0.30836302,</text:p>
            <text:p>       0.32998723, 0.36149371, 0.39362025, 0.40901124, 0.43151466,</text:p>
            <text:p>       0.44855341, 0.46585134, 0.48926568, 0.51246744, 0.54553375,</text:p>
            <text:p>       0.56243399, 0.5825296 , 0.61414954, 0.63985902, 0.65788983,</text:p>
            <text:p>       0.67389283, 0.69143573, 0.71741302, 0.72688795, 0.75530723,</text:p>
            <text:p>       0.7727208 , 0.7877189 , 0.81187494, 0.8259062 , 0.84878924,</text:p>
            <text:p>       0.87315759, 0.89250539, 0.91143741, 0.92965812, 0.95190286,</text:p>
            <text:p>       0.97223756, 0.99613054]), array([0., 0., 0., 0., 0., 0., 0., 0., 0., 0., 0., 0., 0., 0., 0., 0., 0.,</text:p>
            <text:p>       0., 0., 0., 0., 0., 0., 1., 1., 1., 1., 1., 1., 1., 1., 1., 1., 1.,</text:p>
            <text:p>       1., 1., 1., 1., 1., 1., 1., 1., 1., 1., 1., 1., 1.]), array([115,  25,   9,  11,   5,   4,   3,   4,   3,   2,   0,   1,   2,</text:p>
            <text:p>         3,   3,   1,   1,   0,   1,   5,   3,   3,   2,   2,   2,   1,</text:p>
            <text:p>         0,   3,   2,   1,   1,   1,   2,   1,   3,   2,   3,   4,   1,</text:p>
            <text:p>         4,   3,   4,   6,   9,  12,   9,  14,  27,  56, 952,   0]))</text:p>
          </table:table-cell>
          <table:table-cell office:value-type="float" office:value="0.230376402602684" calcext:value-type="float">
            <text:p>0,230376402602684</text:p>
          </table:table-cell>
          <table:table-cell office:value-type="float" office:value="0.0120059100519695" calcext:value-type="float">
            <text:p>0,0120059100519695</text:p>
          </table:table-cell>
          <table:table-cell office:value-type="float" office:value="0.242900187227639" calcext:value-type="float">
            <text:p>0,242900187227639</text:p>
          </table:table-cell>
          <table:table-cell office:value-type="float" office:value="0.442666863401731" calcext:value-type="float">
            <text:p>0,442666863401731</text:p>
          </table:table-cell>
          <table:table-cell office:value-type="float" office:value="0.0535071551037783" calcext:value-type="float">
            <text:p>0,0535071551037783</text:p>
          </table:table-cell>
          <table:table-cell office:value-type="float" office:value="0.48926568031311" calcext:value-type="float">
            <text:p>0,48926568031311</text:p>
          </table:table-cell>
        </table:table-row>
        <table:table-row table:style-name="ro4">
          <table:table-cell office:value-type="string" calcext:value-type="string">
            <text:p>(array([0.00304888, 0.09492183, 0.1666869 , 0.2387063 , 0.35896096,</text:p>
            <text:p>       0.4206834 , 0.48753274, 0.56231952, 0.6253787 , 0.70874866,</text:p>
            <text:p>       0.78752238, 0.83485931, 0.92028314, 0.97903263]), array([0.09800797, 0.29411765, 0.22222222, 0.33333333, 0.        ,</text:p>
            <text:p>       0.5       , 0.33333333, 0.        , 0.25      , 0.33333333,</text:p>
            <text:p>       0.5       , 1.        , 0.        , 0.41176471]), array([1255,   17,    9,    6,    0,    4,    2,    3,    5,    4,    3,</text:p>
            <text:p>          2,    2,    2,   17,    0]))</text:p>
          </table:table-cell>
          <table:table-cell office:value-type="string" calcext:value-type="string">
            <text:p>(array([2.61498770e-04, 3.00049392e-04, 3.41865929e-04, 3.90819875e-04,</text:p>
            <text:p>       4.81239891e-04, 5.94339038e-04, 7.19137072e-04, 9.02428024e-04,</text:p>
            <text:p>       1.08375751e-03, 1.39807292e-03, 1.99250729e-03, 3.04153247e-03,</text:p>
            <text:p>       6.02781751e-03, 1.83331423e-02, 4.28053409e-01]), array([0.03370787, 0.01123596, 0.01123596, 0.05681818, 0.04494382,</text:p>
            <text:p>       0.07865169, 0.06818182, 0.05617978, 0.03370787, 0.07954545,</text:p>
            <text:p>       0.15730337, 0.16853933, 0.28409091, 0.25842697, 0.30337079]), array([89, 89, 89, 88, 89, 89, 88, 89, 89, 88, 89, 89, 88, 89, 89,  0]))</text:p>
          </table:table-cell>
          <table:table-cell office:value-type="string" calcext:value-type="string">
            <text:p>(array([0.00195405, 0.02871168, 0.04527085, 0.07123504, 0.09185263,</text:p>
            <text:p>       0.10966103, 0.13181429, 0.15291797, 0.16739644, 0.19450541,</text:p>
            <text:p>       0.21041223, 0.22930168, 0.24883215, 0.26555791, 0.34714511,</text:p>
            <text:p>       0.36289957, 0.41660324, 0.42476356, 0.47023433, 0.49124083,</text:p>
            <text:p>       0.50112307, 0.53392893, 0.55551505, 0.57369232, 0.59294623,</text:p>
            <text:p>       0.60397494, 0.63251328, 0.70096597, 0.72431403, 0.78752238,</text:p>
            <text:p>       0.81302875, 0.85668987, 0.91781312, 0.92973387, 0.94350657,</text:p>
            <text:p>       0.96877438, 0.99213671]), array([0.09150866, 0.32258065, 0.14285714, 0.27272727, 0.5       ,</text:p>
            <text:p>       0.14285714, 0.5       , 0.        , 0.5       , 0.        ,</text:p>
            <text:p>       0.        , 0.        , 0.5       , 1.        , 0.        ,</text:p>
            <text:p>       0.        , 0.        , 1.        , 1.        , 0.        ,</text:p>
            <text:p>       0.        , 0.        , 0.        , 0.        , 0.        ,</text:p>
            <text:p>       0.        , 0.33333333, 0.5       , 0.        , 0.5       ,</text:p>
            <text:p>       1.        , 1.        , 0.        , 0.5       , 0.        ,</text:p>
            <text:p>       0.33333333, 0.45454545]), array([1213,   31,    7,   11,    2,    7,    2,    2,    4,    2,    1,</text:p>
            <text:p>          2,    2,    1,    0,    0,    0,    1,    3,    0,    1,    1,</text:p>
            <text:p>          0,    1,    1,    1,    1,    2,    1,    1,    1,    3,    0,</text:p>
            <text:p>          0,    0,    2,    1,    0,    0,    2,    1,    0,    1,    0,</text:p>
            <text:p>          0,    1,    2,    2,    3,   11,    0]))</text:p>
          </table:table-cell>
          <table:table-cell office:value-type="float" office:value="0.306437278225121" calcext:value-type="float">
            <text:p>0,306437278225121</text:p>
          </table:table-cell>
          <table:table-cell office:value-type="float" office:value="0.0954255575130306" calcext:value-type="float">
            <text:p>0,0954255575130306</text:p>
          </table:table-cell>
          <table:table-cell office:value-type="float" office:value="0.405075758179561" calcext:value-type="float">
            <text:p>0,405075758179561</text:p>
          </table:table-cell>
          <table:table-cell office:value-type="float" office:value="0.920283138751984" calcext:value-type="float">
            <text:p>0,920283138751984</text:p>
          </table:table-cell>
          <table:table-cell office:value-type="float" office:value="0.27806309158173" calcext:value-type="float">
            <text:p>0,27806309158173</text:p>
          </table:table-cell>
          <table:table-cell office:value-type="float" office:value="0.943506568670273" calcext:value-type="float">
            <text:p>0,943506568670273</text:p>
          </table:table-cell>
          <table:table-cell office:value-type="float" office:value="0.109783117892132" calcext:value-type="float">
            <text:p>0,109783117892132</text:p>
          </table:table-cell>
          <table:table-cell office:value-type="string" calcext:value-type="string">
            <text:p>(array([0.00843949, 0.09287932, 0.16870528, 0.23900892, 0.28701514,</text:p>
            <text:p>       0.37859017, 0.43552766, 0.49262348, 0.58339676, 0.64028829,</text:p>
            <text:p>       0.70027626, 0.77196674, 0.83410523, 0.90642087, 0.99731314]), array([0.        , 0.        , 0.        , 0.        , 0.        ,</text:p>
            <text:p>       0.        , 0.        , 0.33333333, 1.        , 1.        ,</text:p>
            <text:p>       1.        , 1.        , 1.        , 1.        , 1.        ]), array([ 133,    7,    2,    3,    2,    3,    6,    3,    1,    5,    1,</text:p>
            <text:p>          5,    9,   12, 1139,    0]))</text:p>
          </table:table-cell>
          <table:table-cell office:value-type="string" calcext:value-type="string">
            <text:p>(array([0.00210957, 0.2536077 , 0.96504782, 0.99428068, 0.99740908,</text:p>
            <text:p>       0.99835281, 0.99882571, 0.99904237, 0.99923306, 0.99938175,</text:p>
            <text:p>       0.99950408, 0.99960334, 0.99965638, 0.99969807, 0.99973786]), array([0.       , 0.2247191, 1.       , 1.       , 1.       , 1.       ,</text:p>
            <text:p>       1.       , 1.       , 1.       , 1.       , 1.       , 1.       ,</text:p>
            <text:p>       1.       , 1.       , 1.       ]), array([89, 89, 89, 88, 89, 89, 88, 89, 89, 88, 89, 89, 88, 89, 89,  0]))</text:p>
          </table:table-cell>
          <table:table-cell office:value-type="string" calcext:value-type="string">
            <text:p>(array([0.00445122, 0.03188051, 0.05125614, 0.07488024, 0.08874594,</text:p>
            <text:p>       0.11058912, 0.12787901, 0.16870528, 0.21135151, 0.24011734,</text:p>
            <text:p>       0.27062194, 0.29834431, 0.36987272, 0.39602506, 0.40705377,</text:p>
            <text:p>       0.42553562, 0.44448495, 0.4681527 , 0.49887693, 0.50875917,</text:p>
            <text:p>       0.58339676, 0.63714664, 0.65285489, 0.70027626, 0.74245304,</text:p>
            <text:p>       0.77069832, 0.78799202, 0.80800598, 0.8339124 , 0.85028464,</text:p>
            <text:p>       0.86425042, 0.89049365, 0.91159976, 0.93060036, 0.95398093,</text:p>
            <text:p>       0.97267397, 0.99825116]), array([0., 0., 0., 0., 0., 0., 0., 0., 0., 0., 0., 0., 0., 0., 0., 0., 0.,</text:p>
            <text:p>       0., 0., 1., 1., 1., 1., 1., 1., 1., 1., 1., 1., 1., 1., 1., 1., 1.,</text:p>
            <text:p>       1., 1., 1.]), array([ 117,   12,    3,    4,    2,    1,    1,    0,    2,    0,    1,</text:p>
            <text:p>          0,    1,    2,    1,    0,    0,    0,    2,    1,    1,    2,</text:p>
            <text:p>          2,    2,    1,    1,    0,    0,    0,    1,    0,    4,    1,</text:p>
            <text:p>          0,    0,    1,    0,    1,    2,    2,    3,    2,    3,    1,</text:p>
            <text:p>          6,    1,    9,    6,   22, 1107,    0]))</text:p>
          </table:table-cell>
          <table:table-cell office:value-type="float" office:value="0.222379255745829" calcext:value-type="float">
            <text:p>0,222379255745829</text:p>
          </table:table-cell>
          <table:table-cell office:value-type="float" office:value="0.00541501149245499" calcext:value-type="float">
            <text:p>0,00541501149245499</text:p>
          </table:table-cell>
          <table:table-cell office:value-type="float" office:value="0.224086323152811" calcext:value-type="float">
            <text:p>0,224086323152811</text:p>
          </table:table-cell>
          <table:table-cell office:value-type="float" office:value="0.435527662436167" calcext:value-type="float">
            <text:p>0,435527662436167</text:p>
          </table:table-cell>
          <table:table-cell office:value-type="float" office:value="0.0349521834633491" calcext:value-type="float">
            <text:p>0,0349521834633491</text:p>
          </table:table-cell>
          <table:table-cell office:value-type="float" office:value="0.498876929283142" calcext:value-type="float">
            <text:p>0,498876929283142</text:p>
          </table:table-cell>
        </table:table-row>
        <table:table-row table:style-name="ro4">
          <table:table-cell office:value-type="string" calcext:value-type="string">
            <text:p>(array([0.00543792, 0.08507781, 0.1578667 , 0.23940868, 0.30287342,</text:p>
            <text:p>       0.36841807, 0.44132245, 0.50888301, 0.55617031, 0.63118079,</text:p>
            <text:p>       0.6928435 , 0.76416332, 0.83217798, 0.90394534, 0.9769759 ]), array([0.11183673, 0.1875    , 0.23076923, 0.5       , 0.6       ,</text:p>
            <text:p>       0.14285714, 0.        , 0.        , 0.5       , 0.75      ,</text:p>
            <text:p>       0.        , 0.        , 0.5       , 0.22222222, 0.36363636]), array([1225,   16,   13,    8,   10,    7,    4,    5,    2,    4,    1,</text:p>
            <text:p>          1,    4,    9,   22,    0]))</text:p>
          </table:table-cell>
          <table:table-cell office:value-type="string" calcext:value-type="string">
            <text:p>(array([3.62944337e-04, 4.24730280e-04, 4.89327475e-04, 5.77348853e-04,</text:p>
            <text:p>       7.25479852e-04, 9.62872039e-04, 1.29839500e-03, 1.75584508e-03,</text:p>
            <text:p>       2.39861773e-03, 3.54234849e-03, 5.40244347e-03, 9.30242989e-03,</text:p>
            <text:p>       1.63584541e-02, 4.83498492e-02, 5.81994270e-01]), array([0.        , 0.01123596, 0.02247191, 0.06818182, 0.04494382,</text:p>
            <text:p>       0.04494382, 0.125     , 0.15730337, 0.1011236 , 0.10227273,</text:p>
            <text:p>       0.12359551, 0.23595506, 0.25      , 0.30337079, 0.3258427 ]), array([89, 89, 89, 88, 89, 89, 88, 89, 89, 88, 89, 89, 88, 89, 89,  0]))</text:p>
          </table:table-cell>
          <table:table-cell office:value-type="string" calcext:value-type="string">
            <text:p>(array([0.0031424 , 0.02673155, 0.04957147, 0.06814537, 0.08881378,</text:p>
            <text:p>       0.10469976, 0.13679554, 0.15223002, 0.16696136, 0.1926675 ,</text:p>
            <text:p>       0.23024617, 0.25057784, 0.26954684, 0.29411501, 0.30494157,</text:p>
            <text:p>       0.32943019, 0.34062469, 0.36822094, 0.3978803 , 0.43390304,</text:p>
            <text:p>       0.44874185, 0.48176777, 0.51358   , 0.52190727, 0.54517579,</text:p>
            <text:p>       0.56716484, 0.61352921, 0.63325447, 0.64468503, 0.6928435 ,</text:p>
            <text:p>       0.76416332, 0.81072623, 0.82652515, 0.84573027, 0.87377214,</text:p>
            <text:p>       0.90885074, 0.92185503, 0.95131391, 0.96955315, 0.99076122]), array([0.09824561, 0.24528302, 0.34615385, 0.33333333, 0.33333333,</text:p>
            <text:p>       0.        , 0.33333333, 0.33333333, 0.        , 0.        ,</text:p>
            <text:p>       0.6       , 0.5       , 0.5       , 0.33333333, 0.5       ,</text:p>
            <text:p>       1.        , 0.        , 0.        , 0.        , 0.        ,</text:p>
            <text:p>       0.        , 0.        , 0.        , 0.        , 1.        ,</text:p>
            <text:p>       0.        , 1.        , 1.        , 0.        , 0.        ,</text:p>
            <text:p>       0.        , 0.        , 1.        , 0.5       , 0.        ,</text:p>
            <text:p>       0.4       , 0.        , 0.2       , 0.4       , 0.41666667]), array([1140,   53,   26,   15,    3,    3,    3,    6,    4,    1,    0,</text:p>
            <text:p>          5,    2,    2,    3,    4,    3,    1,    3,    2,    0,    2,</text:p>
            <text:p>          2,    0,    1,    3,    1,    1,    1,    0,    1,    2,    1,</text:p>
            <text:p>          0,    1,    0,    0,    0,    1,    0,    1,    1,    2,    2,</text:p>
            <text:p>          0,    5,    2,    5,    5,   12,    0]))</text:p>
          </table:table-cell>
          <table:table-cell office:value-type="float" office:value="0.351629652049887" calcext:value-type="float">
            <text:p>0,351629652049887</text:p>
          </table:table-cell>
          <table:table-cell office:value-type="float" office:value="0.117021649429857" calcext:value-type="float">
            <text:p>0,117021649429857</text:p>
          </table:table-cell>
          <table:table-cell office:value-type="float" office:value="0.415732099417434" calcext:value-type="float">
            <text:p>0,415732099417434</text:p>
          </table:table-cell>
          <table:table-cell office:value-type="float" office:value="0.764163315296173" calcext:value-type="float">
            <text:p>0,764163315296173</text:p>
          </table:table-cell>
          <table:table-cell office:value-type="float" office:value="0.256151572874423" calcext:value-type="float">
            <text:p>0,256151572874423</text:p>
          </table:table-cell>
          <table:table-cell office:value-type="float" office:value="0.921855032444" calcext:value-type="float">
            <text:p>0,921855032444</text:p>
          </table:table-cell>
          <table:table-cell office:value-type="float" office:value="0.128538191284057" calcext:value-type="float">
            <text:p>0,128538191284057</text:p>
          </table:table-cell>
          <table:table-cell office:value-type="string" calcext:value-type="string">
            <text:p>(array([0.01332559, 0.09086275, 0.15562547, 0.23105725, 0.30540926,</text:p>
            <text:p>       0.34659667, 0.43283516, 0.49111699, 0.5559772 , 0.62655445,</text:p>
            <text:p>       0.70049351, 0.75104503, 0.83788101, 0.91219271, 0.99529579]), array([0. , 0. , 0. , 0. , 0. , 0. , 0. , 0.2, 1. , 1. , 1. , 1. , 1. ,</text:p>
            <text:p>       1. , 1. ]), array([ 151,   10,    5,    5,    7,    2,    1,    5,    5,    9,    4,</text:p>
            <text:p>          4,   12,   15, 1096,    0]))</text:p>
          </table:table-cell>
          <table:table-cell office:value-type="string" calcext:value-type="string">
            <text:p>(array([0.00347032, 0.07509226, 0.80998557, 0.98149985, 0.99142103,</text:p>
            <text:p>       0.99533714, 0.99696899, 0.99798424, 0.99858458, 0.99898456,</text:p>
            <text:p>       0.99924734, 0.99941483, 0.99950902, 0.99957468, 0.99963706]), array([0.        , 0.        , 0.92134831, 1.        , 1.        ,</text:p>
            <text:p>       1.        , 1.        , 1.        , 1.        , 1.        ,</text:p>
            <text:p>       1.        , 1.        , 1.        , 1.        , 1.        ]), array([89, 89, 89, 88, 89, 89, 88, 89, 89, 88, 89, 89, 88, 89, 89,  0]))</text:p>
          </table:table-cell>
          <table:table-cell office:value-type="string" calcext:value-type="string">
            <text:p>(array([0.00630575, 0.0272268 , 0.04937871, 0.06905047, 0.0892615 ,</text:p>
            <text:p>       0.13054279, 0.14989363, 0.18927377, 0.22780677, 0.24405921,</text:p>
            <text:p>       0.27621073, 0.29385838, 0.3057945 , 0.32943019, 0.35531497,</text:p>
            <text:p>       0.43283516, 0.47809273, 0.48642   , 0.51823223, 0.54923069,</text:p>
            <text:p>       0.56609696, 0.60592287, 0.63236923, 0.65937531, 0.69523035,</text:p>
            <text:p>       0.70575668, 0.73711705, 0.74290353, 0.76207976, 0.8073325 ,</text:p>
            <text:p>       0.83173594, 0.84555226, 0.86439303, 0.89530024, 0.90871459,</text:p>
            <text:p>       0.93048828, 0.95053525, 0.97301482, 0.9971512 ]), array([0., 0., 0., 0., 0., 0., 0., 0., 0., 0., 0., 0., 0., 0., 0., 0., 0.,</text:p>
            <text:p>       0., 1., 1., 1., 1., 1., 1., 1., 1., 1., 1., 1., 1., 1., 1., 1., 1.,</text:p>
            <text:p>       1., 1., 1., 1., 1.]), array([ 119,   16,   13,    7,    4,    0,    3,    3,    0,    1,    0,</text:p>
            <text:p>          4,    1,    1,    1,    3,    3,    1,    0,    0,    0,    1,</text:p>
            <text:p>          0,    1,    3,    1,    0,    3,    2,    0,    3,    5,    1,</text:p>
            <text:p>          0,    2,    2,    1,    1,    2,    0,    1,    5,    5,    2,</text:p>
            <text:p>          3,    4,   10,   18,   42, 1033,    0]))</text:p>
          </table:table-cell>
          <table:table-cell office:value-type="float" office:value="0.232492629542006" calcext:value-type="float">
            <text:p>0,232492629542006</text:p>
          </table:table-cell>
          <table:table-cell office:value-type="float" office:value="0.0154508012310145" calcext:value-type="float">
            <text:p>0,0154508012310145</text:p>
          </table:table-cell>
          <table:table-cell office:value-type="float" office:value="0.229800596993885" calcext:value-type="float">
            <text:p>0,229800596993885</text:p>
          </table:table-cell>
          <table:table-cell office:value-type="float" office:value="0.444022798538208" calcext:value-type="float">
            <text:p>0,444022798538208</text:p>
          </table:table-cell>
          <table:table-cell office:value-type="float" office:value="0.111362747408533" calcext:value-type="float">
            <text:p>0,111362747408533</text:p>
          </table:table-cell>
          <table:table-cell office:value-type="float" office:value="0.486419995625814" calcext:value-type="float">
            <text:p>0,486419995625814</text:p>
          </table:table-cell>
        </table:table-row>
        <table:table-row table:style-name="ro3">
          <table:table-cell office:value-type="string" calcext:value-type="string">
            <text:p>(array([0.0077414 , 0.0933411 , 0.16751526, 0.23196808, 0.29429167,</text:p>
            <text:p>       0.35586789, 0.43280993, 0.49190038, 0.56217286, 0.63222616,</text:p>
            <text:p>       0.70296306, 0.75625312, 0.83519292, 0.90540732, 0.97668364]), array([0.08243728, 0.36111111, 0.2       , 0.1875    , 0.4       ,</text:p>
            <text:p>       0.33333333, 0.26666667, 0.28571429, 0.22222222, 0.125     ,</text:p>
            <text:p>       0.28571429, 0.66666667, 0.66666667, 0.21428571, 0.4       ]), array([1116,   36,   20,   16,   10,    9,   15,    7,    9,    8,    7,</text:p>
            <text:p>          3,    6,   14,   55,    0]))</text:p>
          </table:table-cell>
          <table:table-cell office:value-type="string" calcext:value-type="string">
            <text:p>(array([7.64483817e-04, 8.95260695e-04, 1.10284254e-03, 1.38708563e-03,</text:p>
            <text:p>       1.75958573e-03, 2.35703498e-03, 3.25473070e-03, 4.44823248e-03,</text:p>
            <text:p>       6.40064654e-03, 9.60081310e-03, 1.38528696e-02, 2.39507829e-02,</text:p>
            <text:p>       6.75008608e-02, 3.43261265e-01, 9.11999740e-01]), array([0.        , 0.        , 0.        , 0.04545455, 0.01123596,</text:p>
            <text:p>       0.03370787, 0.07954545, 0.08988764, 0.14606742, 0.11363636,</text:p>
            <text:p>       0.17977528, 0.17977528, 0.30681818, 0.25842697, 0.37078652]), array([89, 89, 89, 88, 89, 89, 88, 89, 89, 88, 89, 89, 88, 89, 89,  0]))</text:p>
          </table:table-cell>
          <table:table-cell office:value-type="string" calcext:value-type="string">
            <text:p>(array([0.00454606, 0.02780605, 0.04821227, 0.0677051 , 0.0888037 ,</text:p>
            <text:p>       0.10955852, 0.13105935, 0.15135123, 0.17597577, 0.18964532,</text:p>
            <text:p>       0.21073041, 0.23429998, 0.24774195, 0.26700159, 0.28864951,</text:p>
            <text:p>       0.30776135, 0.33443628, 0.35058632, 0.36589591, 0.38449171,</text:p>
            <text:p>       0.40638385, 0.42979102, 0.45236622, 0.46884956, 0.50766389,</text:p>
            <text:p>       0.5391413 , 0.55408585, 0.56903693, 0.58299857, 0.61236697,</text:p>
            <text:p>       0.62694204, 0.65536606, 0.67534918, 0.68109787, 0.71493569,</text:p>
            <text:p>       0.72953692, 0.74823824, 0.7722829 , 0.80744711, 0.83935469,</text:p>
            <text:p>       0.84618413, 0.8703832 , 0.89147656, 0.90909643, 0.93274748,</text:p>
            <text:p>       0.95198832, 0.97202649, 0.99120038]), array([0.0667996 , 0.16666667, 0.32352941, 0.38461538, 0.35      ,</text:p>
            <text:p>       0.14285714, 0.33333333, 0.16666667, 0.        , 0.42857143,</text:p>
            <text:p>       0.16666667, 0.        , 0.33333333, 0.33333333, 0.6       ,</text:p>
            <text:p>       0.25      , 0.        , 0.33333333, 0.33333333, 1.        ,</text:p>
            <text:p>       0.4       , 0.25      , 0.25      , 0.2       , 0.25      ,</text:p>
            <text:p>       0.        , 0.5       , 0.        , 0.        , 1.        ,</text:p>
            <text:p>       0.        , 0.        , 0.        , 1.        , 0.5       ,</text:p>
            <text:p>       0.        , 0.5       , 1.        , 1.        , 1.        ,</text:p>
            <text:p>       0.        , 0.5       , 0.25      , 0.16666667, 0.28571429,</text:p>
            <text:p>       0.5       , 0.4       , 0.38709677]), array([1003,   72,   34,   13,   20,    7,    6,    6,    4,    7,    6,</text:p>
            <text:p>          5,    3,    3,    5,    4,    2,    3,    3,    1,    5,    4,</text:p>
            <text:p>          4,    5,    0,    4,    1,    4,    2,    2,    1,    5,    2,</text:p>
            <text:p>          2,    1,    2,    2,    2,    1,    0,    2,    1,    2,    2,</text:p>
            <text:p>          4,    6,    7,   10,   10,   31,    0]))</text:p>
          </table:table-cell>
          <table:table-cell office:value-type="float" office:value="0.247355632058896" calcext:value-type="float">
            <text:p>0,247355632058896</text:p>
          </table:table-cell>
          <table:table-cell office:value-type="float" office:value="0.112013429986668" calcext:value-type="float">
            <text:p>0,112013429986668</text:p>
          </table:table-cell>
          <table:table-cell office:value-type="float" office:value="0.322775993464532" calcext:value-type="float">
            <text:p>0,322775993464532</text:p>
          </table:table-cell>
          <table:table-cell office:value-type="float" office:value="0.691121608018875" calcext:value-type="float">
            <text:p>0,691121608018875</text:p>
          </table:table-cell>
          <table:table-cell office:value-type="float" office:value="0.541213223103727" calcext:value-type="float">
            <text:p>0,541213223103727</text:p>
          </table:table-cell>
          <table:table-cell office:value-type="float" office:value="0.846184134483337" calcext:value-type="float">
            <text:p>0,846184134483337</text:p>
          </table:table-cell>
          <table:table-cell office:value-type="float" office:value="0.124980958321286" calcext:value-type="float">
            <text:p>0,124980958321286</text:p>
          </table:table-cell>
          <table:table-cell office:value-type="string" calcext:value-type="string">
            <text:p>(array([0.01823994, 0.09252455, 0.17044282, 0.247875  , 0.29434682,</text:p>
            <text:p>       0.36669021, 0.43097636, 0.50139455, 0.56216514, 0.64598578,</text:p>
            <text:p>       0.70336826, 0.76991801, 0.83417546, 0.90523124, 0.99269426]), array([0.        , 0.        , 0.        , 0.        , 0.        ,</text:p>
            <text:p>       0.        , 0.        , 0.42857143, 1.        , 1.        ,</text:p>
            <text:p>       1.        , 1.        , 1.        , 1.        , 1.        ]), array([ 125,   24,    6,    4,    9,   10,   11,    7,   13,    7,    8,</text:p>
            <text:p>         15,   20,   26, 1046,    0]))</text:p>
          </table:table-cell>
          <table:table-cell office:value-type="string" calcext:value-type="string">
            <text:p>(array([0.00912239, 0.13504348, 0.6858066 , 0.94930967, 0.98138048,</text:p>
            <text:p>       0.98889296, 0.99272889, 0.99523671, 0.99667074, 0.99761266,</text:p>
            <text:p>       0.99823172, 0.99860429, 0.9988988 , 0.99910474, 0.99923552]), array([0.        , 0.        , 0.83146067, 1.        , 1.        ,</text:p>
            <text:p>       1.        , 1.        , 1.        , 1.        , 1.        ,</text:p>
            <text:p>       1.        , 1.        , 1.        , 1.        , 1.        ]), array([89, 89, 89, 88, 89, 89, 88, 89, 89, 88, 89, 89, 88, 89, 89,  0]))</text:p>
          </table:table-cell>
          <table:table-cell office:value-type="string" calcext:value-type="string">
            <text:p>(array([0.00871735, 0.02649566, 0.04658521, 0.06728381, 0.08819982,</text:p>
            <text:p>       0.10713752, 0.12293971, 0.15099176, 0.18989388, 0.21506776,</text:p>
            <text:p>       0.25527695, 0.26893484, 0.28755373, 0.30867863, 0.32465082,</text:p>
            <text:p>       0.34839154, 0.37287263, 0.38449171, 0.41086291, 0.43105829,</text:p>
            <text:p>       0.4477516 , 0.4652241 , 0.49209573, 0.50694275, 0.53133542,</text:p>
            <text:p>       0.55002667, 0.57069488, 0.59250984, 0.61236697, 0.63712913,</text:p>
            <text:p>       0.65207389, 0.66556372, 0.68968277, 0.71227959, 0.73243679,</text:p>
            <text:p>       0.7546015 , 0.76679716, 0.79013706, 0.80950977, 0.82709032,</text:p>
            <text:p>       0.84744723, 0.86464589, 0.88964953, 0.90977874, 0.93219042,</text:p>
            <text:p>       0.95092962, 0.97179924, 0.99569325]), array([0., 0., 0., 0., 0., 0., 0., 0., 0., 0., 0., 0., 0., 0., 0., 0., 0.,</text:p>
            <text:p>       0., 0., 0., 0., 0., 0., 1., 1., 1., 1., 1., 1., 1., 1., 1., 1., 1.,</text:p>
            <text:p>       1., 1., 1., 1., 1., 1., 1., 1., 1., 1., 1., 1., 1., 1.]), array([ 86,  18,  16,  10,  12,   4,   3,   3,   0,   3,   1,   0,   2,</text:p>
            <text:p>         3,   4,   1,   2,   3,   6,   1,   4,   3,   3,   2,   3,   1,</text:p>
            <text:p>         4,   5,   3,   3,   1,   2,   2,   2,   4,   3,   2,   3,   6,</text:p>
            <text:p>         5,   6,   5,   5,   5,   7,  14,  10,  28,  64, 948,   0]))</text:p>
          </table:table-cell>
          <table:table-cell office:value-type="float" office:value="0.218692045756667" calcext:value-type="float">
            <text:p>0,218692045756667</text:p>
          </table:table-cell>
          <table:table-cell office:value-type="float" office:value="0.0262608495910532" calcext:value-type="float">
            <text:p>0,0262608495910532</text:p>
          </table:table-cell>
          <table:table-cell office:value-type="float" office:value="0.251205079225048" calcext:value-type="float">
            <text:p>0,251205079225048</text:p>
          </table:table-cell>
          <table:table-cell office:value-type="float" office:value="0.437834863479321" calcext:value-type="float">
            <text:p>0,437834863479321</text:p>
          </table:table-cell>
          <table:table-cell office:value-type="float" office:value="0.145654069824835" calcext:value-type="float">
            <text:p>0,145654069824835</text:p>
          </table:table-cell>
          <table:table-cell office:value-type="float" office:value="0.493057250976563" calcext:value-type="float">
            <text:p>0,493057250976563</text:p>
          </table:table-cell>
        </table:table-row>
        <table:table-row table:style-name="ro5">
          <table:table-cell office:value-type="string" calcext:value-type="string">
            <text:p>(array([0.00451231, 0.0981717 , 0.16154045, 0.21633181, 0.28744086,</text:p>
            <text:p>       0.37458678, 0.43962413, 0.50217021, 0.58813509, 0.61640277,</text:p>
            <text:p>       0.70113385, 0.75991013, 0.84159502, 0.89017538, 0.96553904]), array([0.08927109, 0.48484848, 0.42857143, 0.5       , 0.42857143,</text:p>
            <text:p>       0.375     , 0.55555556, 0.5       , 0.        , 0.        ,</text:p>
            <text:p>       0.66666667, 0.8       , 0.33333333, 0.4       , 0.8       ]), array([1221,   33,   14,    8,    7,    8,    9,    2,    2,    3,    3,</text:p>
            <text:p>          5,    6,    5,    5,    0]))</text:p>
          </table:table-cell>
          <table:table-cell office:value-type="string" calcext:value-type="string">
            <text:p>(array([2.77302606e-04, 3.42563763e-04, 4.06429812e-04, 5.05223465e-04,</text:p>
            <text:p>       6.22551285e-04, 7.86190718e-04, 9.83104405e-04, 1.24886715e-03,</text:p>
            <text:p>       1.67926056e-03, 2.26191906e-03, 3.33401755e-03, 6.27719398e-03,</text:p>
            <text:p>       1.40020204e-02, 4.93012828e-02, 4.34662892e-01]), array([0.02247191, 0.02247191, 0.03370787, 0.01136364, 0.03370787,</text:p>
            <text:p>       0.06741573, 0.03409091, 0.07865169, 0.1011236 , 0.07954545,</text:p>
            <text:p>       0.13483146, 0.17977528, 0.22727273, 0.33707865, 0.4494382 ]), array([89, 89, 89, 88, 89, 89, 88, 89, 89, 88, 89, 89, 88, 89, 89,  0]))</text:p>
          </table:table-cell>
          <table:table-cell office:value-type="string" calcext:value-type="string">
            <text:p>(array([0.00241386, 0.02915318, 0.04787296, 0.06936108, 0.08949231,</text:p>
            <text:p>       0.1088251 , 0.12861841, 0.14942407, 0.16859712, 0.18424732,</text:p>
            <text:p>       0.20797475, 0.23026024, 0.27436093, 0.28919872, 0.32140705,</text:p>
            <text:p>       0.34563094, 0.37057538, 0.38958725, 0.41913575, 0.43178744,</text:p>
            <text:p>       0.45672143, 0.46510136, 0.50217021, 0.57645196, 0.59981823,</text:p>
            <text:p>       0.60949066, 0.63022697, 0.69252726, 0.71834701, 0.7348237 ,</text:p>
            <text:p>       0.74060959, 0.77155682, 0.78100371, 0.81524318, 0.8300561 ,</text:p>
            <text:p>       0.85703436, 0.86961639, 0.8871823 , 0.91024327, 0.95080161,</text:p>
            <text:p>       0.97159806, 0.98289585]), array([0.07585004, 0.31914894, 0.18181818, 0.69230769, 0.45454545,</text:p>
            <text:p>       0.5       , 0.3       , 0.        , 0.6       , 0.66666667,</text:p>
            <text:p>       0.4       , 0.66666667, 0.33333333, 0.33333333, 1.        ,</text:p>
            <text:p>       1.        , 0.5       , 0.        , 0.        , 0.6       ,</text:p>
            <text:p>       0.5       , 1.        , 0.5       , 0.        , 0.        ,</text:p>
            <text:p>       0.        , 0.        , 1.        , 0.        , 0.        ,</text:p>
            <text:p>       1.        , 1.        , 1.        , 0.        , 0.        ,</text:p>
            <text:p>       0.5       , 1.        , 0.33333333, 0.        , 1.        ,</text:p>
            <text:p>       0.5       , 1.        ]), array([1147,   47,   22,   13,   11,    6,   10,    4,    5,    3,    5,</text:p>
            <text:p>          3,    0,    3,    3,    0,    1,    1,    4,    3,    1,    5,</text:p>
            <text:p>          2,    1,    0,    2,    0,    0,    1,    1,    2,    1,    0,</text:p>
            <text:p>          0,    2,    1,    1,    1,    2,    1,    1,    2,    2,    2,</text:p>
            <text:p>          3,    1,    0,    2,    2,    1,    0]))</text:p>
          </table:table-cell>
          <table:table-cell office:value-type="float" office:value="0.24832341154807" calcext:value-type="float">
            <text:p>0,24832341154807</text:p>
          </table:table-cell>
          <table:table-cell office:value-type="float" office:value="0.0864170710241066" calcext:value-type="float">
            <text:p>0,0864170710241066</text:p>
          </table:table-cell>
          <table:table-cell office:value-type="float" office:value="0.37810855291382" calcext:value-type="float">
            <text:p>0,37810855291382</text:p>
          </table:table-cell>
          <table:table-cell office:value-type="float" office:value="0.616402765115102" calcext:value-type="float">
            <text:p>0,616402765115102</text:p>
          </table:table-cell>
          <table:table-cell office:value-type="float" office:value="0.287777368900146" calcext:value-type="float">
            <text:p>0,287777368900146</text:p>
          </table:table-cell>
          <table:table-cell office:value-type="float" office:value="0.910243272781372" calcext:value-type="float">
            <text:p>0,910243272781372</text:p>
          </table:table-cell>
          <table:table-cell office:value-type="float" office:value="0.107580932604961" calcext:value-type="float">
            <text:p>0,107580932604961</text:p>
          </table:table-cell>
          <table:table-cell office:value-type="string" calcext:value-type="string">
            <text:p>(array([0.01146405, 0.09234714, 0.16775855, 0.22609088, 0.29103574,</text:p>
            <text:p>       0.37298056, 0.43380908, 0.50141174, 0.56407914, 0.6180795 ,</text:p>
            <text:p>       0.70924308, 0.77491882, 0.84655894, 0.89293719, 0.99603872]), array([0. , 0. , 0. , 0. , 0. , 0. , 0. , 0.5, 1. , 1. , 1. , 1. , 1. ,</text:p>
            <text:p>       1. , 1. ]), array([ 110,   19,   10,    5,    4,    6,    7,    2,    4,    5,    6,</text:p>
            <text:p>          8,   10,   19, 1116,    0]))</text:p>
          </table:table-cell>
          <table:table-cell office:value-type="string" calcext:value-type="string">
            <text:p>(array([0.00508414, 0.25185256, 0.91739585, 0.98729112, 0.99506738,</text:p>
            <text:p>       0.99733885, 0.99811145, 0.99864918, 0.99896863, 0.99918498,</text:p>
            <text:p>       0.99936288, 0.99948511, 0.99958847, 0.99965574, 0.99972204]), array([0.        , 0.17977528, 1.        , 1.        , 1.        ,</text:p>
            <text:p>       1.        , 1.        , 1.        , 1.        , 1.        ,</text:p>
            <text:p>       1.        , 1.        , 1.        , 1.        , 1.        ]), array([89, 89, 89, 88, 89, 89, 88, 89, 89, 88, 89, 89, 88, 89, 89,  0]))</text:p>
          </table:table-cell>
          <table:table-cell office:value-type="string" calcext:value-type="string">
            <text:p>(array([0.00472627, 0.02935217, 0.04812398, 0.06847624, 0.08701845,</text:p>
            <text:p>       0.1081476 , 0.13249637, 0.14526892, 0.16867624, 0.18487881,</text:p>
            <text:p>       0.20468052, 0.22795854, 0.27087727, 0.28307883, 0.32140705,</text:p>
            <text:p>       0.34563094, 0.37041126, 0.39050934, 0.40018177, 0.42802666,</text:p>
            <text:p>       0.45927379, 0.46510136, 0.49924153, 0.50358194, 0.54583094,</text:p>
            <text:p>       0.56481069, 0.58086425, 0.61041275, 0.62957962, 0.69252726,</text:p>
            <text:p>       0.70845427, 0.72674772, 0.74060959, 0.76941667, 0.78762275,</text:p>
            <text:p>       0.81713763, 0.83025388, 0.85232827, 0.87228197, 0.88733357,</text:p>
            <text:p>       0.90798976, 0.92864803, 0.9520447 , 0.97098882, 0.99776191]), array([0., 0., 0., 0., 0., 0., 0., 0., 0., 0., 0., 0., 0., 0., 0., 0., 0.,</text:p>
            <text:p>       0., 0., 0., 0., 0., 0., 1., 1., 1., 1., 1., 1., 1., 1., 1., 1., 1.,</text:p>
            <text:p>       1., 1., 1., 1., 1., 1., 1., 1., 1., 1., 1.]), array([  87,   16,    4,    9,    6,    5,    3,    1,    5,    3,    2,</text:p>
            <text:p>          2,    0,    2,    2,    0,    1,    1,    3,    2,    1,    4,</text:p>
            <text:p>          1,    1,    1,    1,    0,    1,    2,    1,    3,    2,    0,</text:p>
            <text:p>          0,    2,    2,    2,    1,    3,    4,    1,    2,    5,    9,</text:p>
            <text:p>          4,    6,    4,   20,   33, 1061,    0]))</text:p>
          </table:table-cell>
          <table:table-cell office:value-type="float" office:value="0.213002823911315" calcext:value-type="float">
            <text:p>0,213002823911315</text:p>
          </table:table-cell>
          <table:table-cell office:value-type="float" office:value="0.0124893160845907" calcext:value-type="float">
            <text:p>0,0124893160845907</text:p>
          </table:table-cell>
          <table:table-cell office:value-type="float" office:value="0.239251486644214" calcext:value-type="float">
            <text:p>0,239251486644214</text:p>
          </table:table-cell>
          <table:table-cell office:value-type="float" office:value="0.435920856893063" calcext:value-type="float">
            <text:p>0,435920856893063</text:p>
          </table:table-cell>
          <table:table-cell office:value-type="float" office:value="0.0826041473682677" calcext:value-type="float">
            <text:p>0,0826041473682677</text:p>
          </table:table-cell>
          <table:table-cell office:value-type="float" office:value="0.499241530895233" calcext:value-type="float">
            <text:p>0,499241530895233</text:p>
          </table:table-cell>
        </table:table-row>
        <table:table-row table:style-name="ro5">
          <table:table-cell office:value-type="string" calcext:value-type="string">
            <text:p>(array([0.00634203, 0.09392314, 0.16307204, 0.23833246, 0.30455614,</text:p>
            <text:p>       0.37520098, 0.41737976, 0.4976417 , 0.54436129, 0.64283439,</text:p>
            <text:p>       0.68757978, 0.76299232, 0.82480532, 0.89579485, 0.98097932]), array([0.09613734, 0.23076923, 0.3125    , 0.375     , 0.44444444,</text:p>
            <text:p>       0.        , 0.16666667, 0.42857143, 0.6       , 0.4       ,</text:p>
            <text:p>       0.5       , 0.        , 0.7       , 0.28571429, 0.28571429]), array([1165,   39,   16,    8,    9,    7,    6,    7,    5,    5,    4,</text:p>
            <text:p>          1,   10,    7,   42,    0]))</text:p>
          </table:table-cell>
          <table:table-cell office:value-type="string" calcext:value-type="string">
            <text:p>(array([2.27200419e-04, 2.75378211e-04, 3.24025289e-04, 4.21865412e-04,</text:p>
            <text:p>       6.06322929e-04, 9.11678309e-04, 1.51344256e-03, 2.32200352e-03,</text:p>
            <text:p>       3.49334190e-03, 6.00294147e-03, 1.00565896e-02, 1.57635196e-02,</text:p>
            <text:p>       3.33533975e-02, 1.51527061e-01, 8.08401197e-01]), array([0.01123596, 0.02247191, 0.02247191, 0.03409091, 0.03370787,</text:p>
            <text:p>       0.05617978, 0.05681818, 0.1011236 , 0.07865169, 0.13636364,</text:p>
            <text:p>       0.20224719, 0.2247191 , 0.25      , 0.26966292, 0.35955056]), array([89, 89, 89, 88, 89, 89, 88, 89, 89, 88, 89, 89, 88, 89, 89,  0]))</text:p>
          </table:table-cell>
          <table:table-cell office:value-type="string" calcext:value-type="string">
            <text:p>(array([0.00336312, 0.0291766 , 0.04972863, 0.07050465, 0.09020059,</text:p>
            <text:p>       0.1082683 , 0.12742714, 0.15090824, 0.16988644, 0.1900747 ,</text:p>
            <text:p>       0.2198763 , 0.22976854, 0.25339611, 0.26447867, 0.29258256,</text:p>
            <text:p>       0.31436154, 0.3301055 , 0.35968819, 0.37287095, 0.39426429,</text:p>
            <text:p>       0.40826743, 0.42474815, 0.44646069, 0.47593006, 0.49254794,</text:p>
            <text:p>       0.50836757, 0.53450057, 0.54965597, 0.56394893, 0.61602283,</text:p>
            <text:p>       0.63464242, 0.66681228, 0.68652001, 0.70570654, 0.76299232,</text:p>
            <text:p>       0.80536749, 0.82737235, 0.84754449, 0.87318581, 0.88252175,</text:p>
            <text:p>       0.91509897, 0.93356295, 0.95115198, 0.97272561, 0.99228995]), array([0.08041627, 0.2278481 , 0.26086957, 0.35294118, 0.2       ,</text:p>
            <text:p>       0.25      , 0.16666667, 0.33333333, 0.28571429, 0.5       ,</text:p>
            <text:p>       0.        , 0.5       , 0.        , 0.5       , 0.66666667,</text:p>
            <text:p>       0.33333333, 0.33333333, 0.        , 0.        , 0.        ,</text:p>
            <text:p>       0.        , 0.        , 1.        , 0.5       , 0.5       ,</text:p>
            <text:p>       0.5       , 0.5       , 1.        , 0.        , 0.        ,</text:p>
            <text:p>       1.        , 0.        , 0.5       , 1.        , 0.        ,</text:p>
            <text:p>       0.66666667, 0.8       , 0.5       , 0.        , 0.5       ,</text:p>
            <text:p>       0.5       , 0.33333333, 0.        , 0.25      , 0.33333333]), array([1057,   79,   23,   17,   15,    8,    6,    6,    7,    2,    1,</text:p>
            <text:p>          4,    2,    2,    3,    3,    3,    1,    2,    3,    4,    1,</text:p>
            <text:p>          1,    2,    2,    2,    4,    1,    1,    0,    1,    2,    0,</text:p>
            <text:p>          3,    2,    1,    0,    0,    1,    0,    3,    5,    2,    2,</text:p>
            <text:p>          2,    2,    3,    5,    8,   27,    0]))</text:p>
          </table:table-cell>
          <table:table-cell office:value-type="float" office:value="0.268453710178242" calcext:value-type="float">
            <text:p>0,268453710178242</text:p>
          </table:table-cell>
          <table:table-cell office:value-type="float" office:value="0.114786433681118" calcext:value-type="float">
            <text:p>0,114786433681118</text:p>
          </table:table-cell>
          <table:table-cell office:value-type="float" office:value="0.325669062555525" calcext:value-type="float">
            <text:p>0,325669062555525</text:p>
          </table:table-cell>
          <table:table-cell office:value-type="float" office:value="0.762992322444916" calcext:value-type="float">
            <text:p>0,762992322444916</text:p>
          </table:table-cell>
          <table:table-cell office:value-type="float" office:value="0.4488506353973" calcext:value-type="float">
            <text:p>0,4488506353973</text:p>
          </table:table-cell>
          <table:table-cell office:value-type="float" office:value="0.951151978969574" calcext:value-type="float">
            <text:p>0,951151978969574</text:p>
          </table:table-cell>
          <table:table-cell office:value-type="float" office:value="0.126478869867004" calcext:value-type="float">
            <text:p>0,126478869867004</text:p>
          </table:table-cell>
          <table:table-cell office:value-type="string" calcext:value-type="string">
            <text:p>(array([0.01561958, 0.09690284, 0.16979457, 0.23852576, 0.30863003,</text:p>
            <text:p>       0.3517043 , 0.4496567 , 0.49520476, 0.57081225, 0.62698644,</text:p>
            <text:p>       0.69444201, 0.76208713, 0.83318095, 0.90513128, 0.99439497]), array([0.        , 0.        , 0.        , 0.        , 0.        ,</text:p>
            <text:p>       0.        , 0.        , 0.42857143, 1.        , 1.        ,</text:p>
            <text:p>       1.        , 1.        , 1.        , 1.        , 1.        ]), array([ 142,   14,    8,    4,    6,    3,    3,    7,    8,    9,    7,</text:p>
            <text:p>          5,   18,   32, 1065,    0]))</text:p>
          </table:table-cell>
          <table:table-cell office:value-type="string" calcext:value-type="string">
            <text:p>(array([0.00561149, 0.09809665, 0.76580742, 0.9662176 , 0.98622225,</text:p>
            <text:p>       0.99216773, 0.99575079, 0.99740296, 0.9983284 , 0.99902366,</text:p>
            <text:p>       0.99936626, 0.99956704, 0.99967285, 0.99972346, 0.99977233]), array([0.        , 0.        , 0.93258427, 1.        , 1.        ,</text:p>
            <text:p>       1.        , 1.        , 1.        , 1.        , 1.        ,</text:p>
            <text:p>       1.        , 1.        , 1.        , 1.        , 1.        ]), array([89, 89, 89, 88, 89, 89, 88, 89, 89, 88, 89, 89, 88, 89, 89,  0]))</text:p>
          </table:table-cell>
          <table:table-cell office:value-type="string" calcext:value-type="string">
            <text:p>(array([0.00713711, 0.02937399, 0.04739686, 0.06869104, 0.0901711 ,</text:p>
            <text:p>       0.10719447, 0.12712008, 0.14986367, 0.17294157, 0.19497044,</text:p>
            <text:p>       0.231062  , 0.26091701, 0.28940053, 0.31206776, 0.32999483,</text:p>
            <text:p>       0.38397717, 0.43605107, 0.44646069, 0.47048151, 0.49172026,</text:p>
            <text:p>       0.50753988, 0.5325289 , 0.54965597, 0.57525185, 0.59173257,</text:p>
            <text:p>       0.60573571, 0.63088574, 0.64031181, 0.66504984, 0.68469697,</text:p>
            <text:p>       0.70337996, 0.73195967, 0.74660389, 0.76855208, 0.7801237 ,</text:p>
            <text:p>       0.80863132, 0.82960904, 0.84784611, 0.8726338 , 0.88864007,</text:p>
            <text:p>       0.91060565, 0.92930318, 0.94902158, 0.97114015, 0.99691349]), array([0., 0., 0., 0., 0., 0., 0., 0., 0., 0., 0., 0., 0., 0., 0., 0., 0.,</text:p>
            <text:p>       0., 0., 0., 1., 1., 1., 1., 1., 1., 1., 1., 1., 1., 1., 1., 1., 1.,</text:p>
            <text:p>       1., 1., 1., 1., 1., 1., 1., 1., 1., 1., 1.]), array([103,  24,  11,   8,   4,   3,   3,   3,   3,   2,   0,   3,   0,</text:p>
            <text:p>         1,   2,   2,   4,   0,   0,   1,   0,   1,   1,   3,   2,   2,</text:p>
            <text:p>         3,   1,   1,   4,   3,   4,   1,   2,   3,   2,   1,   2,   2,</text:p>
            <text:p>         1,   3,   9,   5,   5,   7,  13,  12,  17,  63, 981,   0]))</text:p>
          </table:table-cell>
          <table:table-cell office:value-type="float" office:value="0.220695471705469" calcext:value-type="float">
            <text:p>0,220695471705469</text:p>
          </table:table-cell>
          <table:table-cell office:value-type="float" office:value="0.0224846445815745" calcext:value-type="float">
            <text:p>0,0224846445815745</text:p>
          </table:table-cell>
          <table:table-cell office:value-type="float" office:value="0.242858672782838" calcext:value-type="float">
            <text:p>0,242858672782838</text:p>
          </table:table-cell>
          <table:table-cell office:value-type="float" office:value="0.449656695127487" calcext:value-type="float">
            <text:p>0,449656695127487</text:p>
          </table:table-cell>
          <table:table-cell office:value-type="float" office:value="0.166776851489303" calcext:value-type="float">
            <text:p>0,166776851489303</text:p>
          </table:table-cell>
          <table:table-cell office:value-type="float" office:value="0.492460116744041" calcext:value-type="float">
            <text:p>0,492460116744041</text:p>
          </table:table-cell>
        </table:table-row>
        <table:table-row table:style-name="ro5">
          <table:table-cell office:value-type="string" calcext:value-type="string">
            <text:p>(array([0.00578366, 0.09401228, 0.16276094, 0.23195163, 0.29092672,</text:p>
            <text:p>       0.3759371 , 0.41322289, 0.49315831, 0.56686534, 0.64583117,</text:p>
            <text:p>       0.69727341, 0.77630014, 0.82676192, 0.89577641, 0.98027873]), array([0.10083333, 0.31034483, 0.36363636, 0.33333333, 0.2       ,</text:p>
            <text:p>       0.6       , 0.66666667, 0.4       , 0.        , 0.66666667,</text:p>
            <text:p>       0.2       , 0.4       , 0.5       , 0.35714286, 0.35714286]), array([1200,   29,   11,    9,    5,    5,    3,    5,    3,    3,    5,</text:p>
            <text:p>          5,    6,   14,   28,    0]))</text:p>
          </table:table-cell>
          <table:table-cell office:value-type="string" calcext:value-type="string">
            <text:p>(array([3.80039080e-04, 4.72702129e-04, 5.61988809e-04, 6.72163306e-04,</text:p>
            <text:p>       8.47952004e-04, 1.11530525e-03, 1.52112682e-03, 2.06462100e-03,</text:p>
            <text:p>       2.76159396e-03, 3.93410733e-03, 6.05867200e-03, 1.06154556e-02,</text:p>
            <text:p>       2.19589047e-02, 8.06508628e-02, 7.26696386e-01]), array([0.04494382, 0.01123596, 0.02247191, 0.02272727, 0.04494382,</text:p>
            <text:p>       0.04494382, 0.05681818, 0.08988764, 0.13483146, 0.18181818,</text:p>
            <text:p>       0.23595506, 0.13483146, 0.18181818, 0.30337079, 0.38202247]), array([89, 89, 89, 88, 89, 89, 88, 89, 89, 88, 89, 89, 88, 89, 89,  0]))</text:p>
          </table:table-cell>
          <table:table-cell office:value-type="string" calcext:value-type="string">
            <text:p>(array([0.00308999, 0.02839153, 0.04884185, 0.06926905, 0.08746187,</text:p>
            <text:p>       0.10993443, 0.13002838, 0.14996195, 0.17269633, 0.18707476,</text:p>
            <text:p>       0.20785743, 0.22904982, 0.25147318, 0.27877629, 0.28595403,</text:p>
            <text:p>       0.31799522, 0.34090221, 0.36132219, 0.39248703, 0.41322289,</text:p>
            <text:p>       0.47699617, 0.49340761, 0.5091958 , 0.53683108, 0.56910378,</text:p>
            <text:p>       0.59466118, 0.64583117, 0.67862749, 0.69020146, 0.71271455,</text:p>
            <text:p>       0.73106322, 0.757043  , 0.79617578, 0.80677833, 0.82848233,</text:p>
            <text:p>       0.84590113, 0.86965676, 0.89047896, 0.9087278 , 0.93206197,</text:p>
            <text:p>       0.94928372, 0.97224132, 0.99030551]), array([0.08687783, 0.22413793, 0.3125    , 0.28571429, 0.44444444,</text:p>
            <text:p>       0.42857143, 0.2       , 0.2       , 0.5       , 0.33333333,</text:p>
            <text:p>       0.33333333, 0.        , 0.5       , 0.        , 0.33333333,</text:p>
            <text:p>       0.        , 1.        , 1.        , 0.33333333, 0.66666667,</text:p>
            <text:p>       0.5       , 0.        , 0.5       , 0.        , 0.        ,</text:p>
            <text:p>       0.        , 0.66666667, 0.        , 1.        , 0.        ,</text:p>
            <text:p>       0.        , 1.        , 0.33333333, 0.33333333, 1.        ,</text:p>
            <text:p>       0.        , 0.5       , 0.4       , 0.4       , 0.        ,</text:p>
            <text:p>       0.        , 0.27272727, 0.46666667]), array([1105,   58,   32,   14,    9,    7,    5,    5,    2,    3,    3,</text:p>
            <text:p>          2,    4,    1,    3,    1,    0,    1,    1,    3,    3,    0,</text:p>
            <text:p>          0,    2,    1,    2,    1,    0,    1,    1,    0,    0,    3,</text:p>
            <text:p>          2,    1,    1,    2,    1,    0,    3,    3,    1,    1,    4,</text:p>
            <text:p>          5,    5,    1,    2,   11,   15,    0]))</text:p>
          </table:table-cell>
          <table:table-cell office:value-type="float" office:value="0.281669120412267" calcext:value-type="float">
            <text:p>0,281669120412267</text:p>
          </table:table-cell>
          <table:table-cell office:value-type="float" office:value="0.114777064488624" calcext:value-type="float">
            <text:p>0,114777064488624</text:p>
          </table:table-cell>
          <table:table-cell office:value-type="float" office:value="0.377573800721295" calcext:value-type="float">
            <text:p>0,377573800721295</text:p>
          </table:table-cell>
          <table:table-cell office:value-type="float" office:value="0.623135877507073" calcext:value-type="float">
            <text:p>0,623135877507073</text:p>
          </table:table-cell>
          <table:table-cell office:value-type="float" office:value="0.344673913683784" calcext:value-type="float">
            <text:p>0,344673913683784</text:p>
          </table:table-cell>
          <table:table-cell office:value-type="float" office:value="0.949283719062805" calcext:value-type="float">
            <text:p>0,949283719062805</text:p>
          </table:table-cell>
          <table:table-cell office:value-type="float" office:value="0.125981365922663" calcext:value-type="float">
            <text:p>0,125981365922663</text:p>
          </table:table-cell>
          <table:table-cell office:value-type="string" calcext:value-type="string">
            <text:p>(array([0.01302589, 0.09794763, 0.17015544, 0.23241579, 0.29889035,</text:p>
            <text:p>       0.3601641 , 0.42655185, 0.49927259, 0.59368664, 0.6246161 ,</text:p>
            <text:p>       0.70523704, 0.77355385, 0.83612893, 0.90310284, 0.99478237]), array([0. , 0. , 0. , 0. , 0. , 0. , 0. , 0.6, 1. , 1. , 1. , 1. , 1. ,</text:p>
            <text:p>       1. , 1. ]), array([ 139,   18,    7,    6,    5,    4,    5,    5,    1,    4,    5,</text:p>
            <text:p>          8,   10,   25, 1089,    0]))</text:p>
          </table:table-cell>
          <table:table-cell office:value-type="string" calcext:value-type="string">
            <text:p>(array([0.00365171, 0.09410487, 0.81463703, 0.97694289, 0.9897579 ,</text:p>
            <text:p>       0.99468507, 0.99674969, 0.99773464, 0.99835831, 0.99882623,</text:p>
            <text:p>       0.99912514, 0.99931454, 0.99943283, 0.99952276, 0.99961767]), array([0.        , 0.        , 0.91011236, 1.        , 1.        ,</text:p>
            <text:p>       1.        , 1.        , 1.        , 1.        , 1.        ,</text:p>
            <text:p>       1.        , 1.        , 1.        , 1.        , 1.        ]), array([89, 89, 89, 88, 89, 89, 88, 89, 89, 88, 89, 89, 88, 89, 89,  0]))</text:p>
          </table:table-cell>
          <table:table-cell office:value-type="string" calcext:value-type="string">
            <text:p>(array([0.00491792, 0.02783436, 0.04865481, 0.06822168, 0.08936548,</text:p>
            <text:p>       0.11219572, 0.1293051 , 0.15565661, 0.17344286, 0.19079614,</text:p>
            <text:p>       0.2087728 , 0.25205336, 0.26893678, 0.28895138, 0.32137251,</text:p>
            <text:p>       0.34266126, 0.36132219, 0.39401168, 0.41289804, 0.43089622,</text:p>
            <text:p>       0.47116801, 0.48351854, 0.50425127, 0.52517477, 0.59368664,</text:p>
            <text:p>       0.60827529, 0.64095691, 0.68610312, 0.71637762, 0.72122371,</text:p>
            <text:p>       0.75175233, 0.77095018, 0.79709114, 0.81049971, 0.82826626,</text:p>
            <text:p>       0.85185115, 0.86940007, 0.89267134, 0.91172008, 0.93034036,</text:p>
            <text:p>       0.95088572, 0.97150974, 0.99699961]), array([0., 0., 0., 0., 0., 0., 0., 0., 0., 0., 0., 0., 0., 0., 0., 0., 0.,</text:p>
            <text:p>       0., 0., 0., 0., 0., 1., 1., 1., 1., 1., 1., 1., 1., 1., 1., 1., 1.,</text:p>
            <text:p>       1., 1., 1., 1., 1., 1., 1., 1., 1.]), array([ 104,   21,   12,    5,    7,    6,    3,    2,    1,    3,    3,</text:p>
            <text:p>          0,    2,    2,    2,    0,    2,    2,    1,    1,    3,    1,</text:p>
            <text:p>          0,    2,    1,    2,    1,    0,    0,    1,    2,    0,    2,</text:p>
            <text:p>          0,    2,    2,    1,    3,    2,    3,    3,    2,    4,    6,</text:p>
            <text:p>          6,    7,   10,   22,   48, 1016,    0]))</text:p>
          </table:table-cell>
          <table:table-cell office:value-type="float" office:value="0.217918045626302" calcext:value-type="float">
            <text:p>0,217918045626302</text:p>
          </table:table-cell>
          <table:table-cell office:value-type="float" office:value="0.0162109489000383" calcext:value-type="float">
            <text:p>0,0162109489000383</text:p>
          </table:table-cell>
          <table:table-cell office:value-type="float" office:value="0.230394568193942" calcext:value-type="float">
            <text:p>0,230394568193942</text:p>
          </table:table-cell>
          <table:table-cell office:value-type="float" office:value="0.426551854610443" calcext:value-type="float">
            <text:p>0,426551854610443</text:p>
          </table:table-cell>
          <table:table-cell office:value-type="float" office:value="0.0954753302372573" calcext:value-type="float">
            <text:p>0,0954753302372573</text:p>
          </table:table-cell>
          <table:table-cell office:value-type="float" office:value="0.495748728513718" calcext:value-type="float">
            <text:p>0,495748728513718</text:p>
          </table:table-cell>
        </table:table-row>
        <table:table-row table:style-name="ro2">
          <table:table-cell office:value-type="string" calcext:value-type="string">
            <text:p>(array([0.00843391, 0.09357106, 0.16559835, 0.22987046, 0.29374069,</text:p>
            <text:p>       0.36566457, 0.43335973, 0.50054919, 0.56108954, 0.62564169,</text:p>
            <text:p>       0.7031833 , 0.77193907, 0.83143388, 0.90067565, 0.97845336]), array([0.06845238, 0.13114754, 0.2       , 0.27272727, 0.125     ,</text:p>
            <text:p>       0.14285714, 0.125     , 0.23076923, 0.16666667, 0.33333333,</text:p>
            <text:p>       0.57142857, 0.        , 0.07692308, 0.11764706, 0.34146341]), array([1008,   61,   30,   22,   16,    7,    8,   13,   12,    9,    7,</text:p>
            <text:p>          9,   13,   34,   82,    0]))</text:p>
          </table:table-cell>
          <table:table-cell office:value-type="string" calcext:value-type="string">
            <text:p>(array([5.75124764e-04, 8.60803071e-04, 1.23300987e-03, 1.71441058e-03,</text:p>
            <text:p>       2.28329130e-03, 3.10019692e-03, 4.42735375e-03, 6.57771502e-03,</text:p>
            <text:p>       9.90023766e-03, 1.60278128e-02, 2.97962284e-02, 7.75755498e-02,</text:p>
            <text:p>       2.47022863e-01, 7.33060021e-01, 9.74108377e-01]), array([0.01123596, 0.        , 0.02247191, 0.04545455, 0.05617978,</text:p>
            <text:p>       0.07865169, 0.05681818, 0.08988764, 0.11235955, 0.10227273,</text:p>
            <text:p>       0.14606742, 0.13483146, 0.20454545, 0.16853933, 0.3258427 ]), array([89, 89, 89, 88, 89, 89, 88, 89, 89, 88, 89, 89, 88, 89, 89,  0]))</text:p>
          </table:table-cell>
          <table:table-cell office:value-type="string" calcext:value-type="string">
            <text:p>(array([0.00462603, 0.02831807, 0.04936595, 0.06988909, 0.08895145,</text:p>
            <text:p>       0.10889091, 0.12831737, 0.14890788, 0.17120788, 0.18958773,</text:p>
            <text:p>       0.21284587, 0.23215951, 0.24801664, 0.26943527, 0.29055982,</text:p>
            <text:p>       0.30951753, 0.32640697, 0.3468413 , 0.36840358, 0.39116046,</text:p>
            <text:p>       0.41225713, 0.43148543, 0.44060963, 0.46766553, 0.48625044,</text:p>
            <text:p>       0.50498747, 0.53114769, 0.55446586, 0.56907785, 0.58982793,</text:p>
            <text:p>       0.6101738 , 0.62875848, 0.65646142, 0.69084781, 0.70967348,</text:p>
            <text:p>       0.72831491, 0.75233766, 0.76899871, 0.79221708, 0.80561048,</text:p>
            <text:p>       0.83091955, 0.85229832, 0.87209268, 0.89235128, 0.91044308,</text:p>
            <text:p>       0.926945  , 0.95005055, 0.97071537, 0.99181652]), array([0.05762712, 0.12048193, 0.17647059, 0.17391304, 0.09090909,</text:p>
            <text:p>       0.2       , 0.125     , 0.09090909, 0.16666667, 0.5       ,</text:p>
            <text:p>       0.1       , 0.2       , 0.6       , 0.28571429, 0.16666667,</text:p>
            <text:p>       0.        , 0.        , 0.33333333, 0.        , 0.        ,</text:p>
            <text:p>       0.        , 0.5       , 0.        , 0.25      , 0.        ,</text:p>
            <text:p>       0.2       , 0.33333333, 0.25      , 0.        , 0.        ,</text:p>
            <text:p>       0.66666667, 0.        , 1.        , 0.33333333, 0.66666667,</text:p>
            <text:p>       0.5       , 0.        , 0.        , 0.        , 0.        ,</text:p>
            <text:p>       0.2       , 0.        , 0.        , 0.27272727, 0.09090909,</text:p>
            <text:p>       0.125     , 0.46666667, 0.29411765, 0.3125    ]), array([885,  83,  34,  23,  22,  15,   8,  11,  12,   6,  10,   5,   5,</text:p>
            <text:p>         7,   6,   2,   3,   3,   2,   2,   3,   2,   1,   4,   3,   5,</text:p>
            <text:p>         6,   4,   2,   3,   3,   5,   1,   0,   3,   3,   2,   2,   2,</text:p>
            <text:p>         4,   4,   5,   2,   8,  11,  11,   8,  15,  17,  48,   0]))</text:p>
          </table:table-cell>
          <table:table-cell office:value-type="float" office:value="0.32729970615775" calcext:value-type="float">
            <text:p>0,32729970615775</text:p>
          </table:table-cell>
          <table:table-cell office:value-type="float" office:value="0.1306096335973" calcext:value-type="float">
            <text:p>0,1306096335973</text:p>
          </table:table-cell>
          <table:table-cell office:value-type="float" office:value="0.361137956041919" calcext:value-type="float">
            <text:p>0,361137956041919</text:p>
          </table:table-cell>
          <table:table-cell office:value-type="float" office:value="0.783028588575475" calcext:value-type="float">
            <text:p>0,783028588575475</text:p>
          </table:table-cell>
          <table:table-cell office:value-type="float" office:value="0.648265680570281" calcext:value-type="float">
            <text:p>0,648265680570281</text:p>
          </table:table-cell>
          <table:table-cell office:value-type="float" office:value="0.872092679142952" calcext:value-type="float">
            <text:p>0,872092679142952</text:p>
          </table:table-cell>
          <table:table-cell office:value-type="float" office:value="0.142468375576481" calcext:value-type="float">
            <text:p>0,142468375576481</text:p>
          </table:table-cell>
          <table:table-cell office:value-type="string" calcext:value-type="string">
            <text:p>(array([0.01754884, 0.09913651, 0.1705206 , 0.23404517, 0.29467811,</text:p>
            <text:p>       0.3699032 , 0.43547202, 0.49777884, 0.56182099, 0.6289384 ,</text:p>
            <text:p>       0.70532348, 0.77506119, 0.83640243, 0.90670745, 0.99161354]), array([0.        , 0.        , 0.        , 0.        , 0.        ,</text:p>
            <text:p>       0.        , 0.        , 0.46153846, 1.        , 1.        ,</text:p>
            <text:p>       1.        , 1.        , 1.        , 1.        , 1.        ]), array([123,  38,  18,  15,   5,   7,  11,  13,   9,   9,  18,  16,  25,</text:p>
            <text:p>        57, 967,   0]))</text:p>
          </table:table-cell>
          <table:table-cell office:value-type="string" calcext:value-type="string">
            <text:p>(array([0.00833097, 0.0905072 , 0.48517621, 0.8623583 , 0.95495155,</text:p>
            <text:p>       0.98026987, 0.98834891, 0.99282308, 0.9952883 , 0.99673301,</text:p>
            <text:p>       0.99764156, 0.99825619, 0.99875828, 0.999136  , 0.99942382]), array([0.        , 0.        , 0.48314607, 1.        , 1.        ,</text:p>
            <text:p>       1.        , 1.        , 1.        , 1.        , 1.        ,</text:p>
            <text:p>       1.        , 1.        , 1.        , 1.        , 1.        ]), array([89, 89, 89, 88, 89, 89, 88, 89, 89, 88, 89, 89, 88, 89, 89,  0]))</text:p>
          </table:table-cell>
          <table:table-cell office:value-type="string" calcext:value-type="string">
            <text:p>(array([0.00751439, 0.02878795, 0.05009113, 0.07242451, 0.09184336,</text:p>
            <text:p>       0.1073756 , 0.12810548, 0.15124107, 0.16802832, 0.19064026,</text:p>
            <text:p>       0.20834025, 0.23161644, 0.24947525, 0.26622116, 0.29134837,</text:p>
            <text:p>       0.30939057, 0.34065729, 0.37124152, 0.39245749, 0.41017207,</text:p>
            <text:p>       0.43024132, 0.44730137, 0.46727861, 0.49388379, 0.51043029,</text:p>
            <text:p>       0.53052341, 0.55957896, 0.56590879, 0.58774287, 0.61016449,</text:p>
            <text:p>       0.63159642, 0.65219827, 0.67359303, 0.69076318, 0.70976546,</text:p>
            <text:p>       0.72820773, 0.75598418, 0.7680123 , 0.78690121, 0.80646577,</text:p>
            <text:p>       0.82802482, 0.85203331, 0.87187883, 0.89090879, 0.91238391,</text:p>
            <text:p>       0.93023902, 0.95067406, 0.9716038 , 0.99545861]), array([0., 0., 0., 0., 0., 0., 0., 0., 0., 0., 0., 0., 0., 0., 0., 0., 0.,</text:p>
            <text:p>       0., 0., 0., 0., 0., 0., 0., 1., 1., 1., 1., 1., 1., 1., 1., 1., 1.,</text:p>
            <text:p>       1., 1., 1., 1., 1., 1., 1., 1., 1., 1., 1., 1., 1., 1., 1.]), array([ 84,  22,  14,  11,  12,  11,   9,   3,   6,   7,   5,   3,   5,</text:p>
            <text:p>         3,   2,   2,   0,   1,   5,   1,   3,   3,   3,   5,   4,   4,</text:p>
            <text:p>         5,   2,   1,   3,   4,   2,   3,   3,   3,   7,   6,   2,   4,</text:p>
            <text:p>         9,   3,  11,  10,   7,  15,  21,  20,  35,  78, 849,   0]))</text:p>
          </table:table-cell>
          <table:table-cell office:value-type="float" office:value="0.216778488768828" calcext:value-type="float">
            <text:p>0,216778488768828</text:p>
          </table:table-cell>
          <table:table-cell office:value-type="float" office:value="0.0224586300238616" calcext:value-type="float">
            <text:p>0,0224586300238616</text:p>
          </table:table-cell>
          <table:table-cell office:value-type="float" office:value="0.247645632933692" calcext:value-type="float">
            <text:p>0,247645632933692</text:p>
          </table:table-cell>
          <table:table-cell office:value-type="float" office:value="0.438179012801912" calcext:value-type="float">
            <text:p>0,438179012801912</text:p>
          </table:table-cell>
          <table:table-cell office:value-type="float" office:value="0.137641701847315" calcext:value-type="float">
            <text:p>0,137641701847315</text:p>
          </table:table-cell>
          <table:table-cell office:value-type="float" office:value="0.493883788585663" calcext:value-type="float">
            <text:p>0,493883788585663</text:p>
          </table:table-cell>
        </table:table-row>
        <table:table-row table:style-name="ro5">
          <table:table-cell office:value-type="string" calcext:value-type="string">
            <text:p>(array([0.00759953, 0.09686204, 0.16715336, 0.24232725, 0.28665567,</text:p>
            <text:p>       0.3587246 , 0.42800348, 0.49107673, 0.56565476, 0.64665427,</text:p>
            <text:p>       0.68044476, 0.76380866, 0.84067635, 0.89847827, 0.98235936]), array([0.08433735, 0.2173913 , 0.22222222, 0.375     , 0.27272727,</text:p>
            <text:p>       0.25      , 0.25      , 0.25      , 0.27272727, 0.2       ,</text:p>
            <text:p>       0.33333333, 0.63636364, 0.28571429, 0.45454545, 0.4       ]), array([1162,   46,   18,    8,   11,    4,    4,    4,   11,    5,    9,</text:p>
            <text:p>         11,    7,   11,   20,    0]))</text:p>
          </table:table-cell>
          <table:table-cell office:value-type="string" calcext:value-type="string">
            <text:p>(array([3.15718074e-04, 3.94086076e-04, 4.99339154e-04, 6.60431749e-04,</text:p>
            <text:p>       8.81737019e-04, 1.22428224e-03, 1.80721608e-03, 2.68019961e-03,</text:p>
            <text:p>       4.23142261e-03, 7.06562881e-03, 1.11983697e-02, 1.97927624e-02,</text:p>
            <text:p>       4.26223228e-02, 1.37102219e-01, 7.35218907e-01]), array([0.02247191, 0.02247191, 0.02247191, 0.01136364, 0.02247191,</text:p>
            <text:p>       0.07865169, 0.06818182, 0.12359551, 0.12359551, 0.10227273,</text:p>
            <text:p>       0.08988764, 0.2247191 , 0.17045455, 0.24719101, 0.35955056]), array([89, 89, 89, 88, 89, 89, 88, 89, 89, 88, 89, 89, 88, 89, 89,  0]))</text:p>
          </table:table-cell>
          <table:table-cell office:value-type="string" calcext:value-type="string">
            <text:p>(array([0.00350978, 0.02888979, 0.05140967, 0.06895263, 0.0869159 ,</text:p>
            <text:p>       0.10732788, 0.13139029, 0.15107914, 0.17124987, 0.19115706,</text:p>
            <text:p>       0.21630155, 0.23252729, 0.25618365, 0.2732229 , 0.28340296,</text:p>
            <text:p>       0.30890298, 0.33490869, 0.34817341, 0.36352327, 0.38829303,</text:p>
            <text:p>       0.41470566, 0.43243608, 0.47380784, 0.49163911, 0.53077662,</text:p>
            <text:p>       0.55094641, 0.56725113, 0.59467576, 0.62334216, 0.6524823 ,</text:p>
            <text:p>       0.67639232, 0.68368672, 0.73563182, 0.74281651, 0.76743817,</text:p>
            <text:p>       0.7880007 , 0.82722369, 0.8574295 , 0.86937624, 0.88875645,</text:p>
            <text:p>       0.90826885, 0.92814028, 0.94685477, 0.96811475, 0.99150134]), array([0.07504873, 0.10714286, 0.2195122 , 0.30434783, 0.        ,</text:p>
            <text:p>       0.26666667, 0.22222222, 0.14285714, 0.5       , 0.28571429,</text:p>
            <text:p>       0.        , 0.66666667, 0.25      , 0.5       , 0.25      ,</text:p>
            <text:p>       0.        , 0.        , 0.        , 0.        , 1.        ,</text:p>
            <text:p>       1.        , 0.        , 0.5       , 0.        , 0.        ,</text:p>
            <text:p>       0.        , 0.75      , 0.        , 0.        , 0.25      ,</text:p>
            <text:p>       0.25      , 0.4       , 1.        , 1.        , 0.5       ,</text:p>
            <text:p>       0.5       , 0.25      , 0.5       , 0.        , 0.75      ,</text:p>
            <text:p>       0.33333333, 0.5       , 0.5       , 0.5       , 0.35714286]), array([1026,   84,   41,   23,   12,   15,    9,    7,    2,    7,    1,</text:p>
            <text:p>          3,    4,    4,    4,    3,    1,    1,    1,    1,    1,    3,</text:p>
            <text:p>          0,    2,    1,    0,    3,    2,    4,    3,    0,    1,    4,</text:p>
            <text:p>          4,    5,    0,    1,    2,    6,    2,    0,    4,    2,    3,</text:p>
            <text:p>          4,    3,    2,    2,    4,   14,    0]))</text:p>
          </table:table-cell>
          <table:table-cell office:value-type="float" office:value="0.248142290908169" calcext:value-type="float">
            <text:p>0,248142290908169</text:p>
          </table:table-cell>
          <table:table-cell office:value-type="float" office:value="0.0983328951477932" calcext:value-type="float">
            <text:p>0,0983328951477932</text:p>
          </table:table-cell>
          <table:table-cell office:value-type="float" office:value="0.331304861213093" calcext:value-type="float">
            <text:p>0,331304861213093</text:p>
          </table:table-cell>
          <table:table-cell office:value-type="float" office:value="0.582359364628792" calcext:value-type="float">
            <text:p>0,582359364628792</text:p>
          </table:table-cell>
          <table:table-cell office:value-type="float" office:value="0.375668345542436" calcext:value-type="float">
            <text:p>0,375668345542436</text:p>
          </table:table-cell>
          <table:table-cell office:value-type="float" office:value="0.869376242160797" calcext:value-type="float">
            <text:p>0,869376242160797</text:p>
          </table:table-cell>
          <table:table-cell office:value-type="float" office:value="0.108801804594097" calcext:value-type="float">
            <text:p>0,108801804594097</text:p>
          </table:table-cell>
          <table:table-cell office:value-type="string" calcext:value-type="string">
            <text:p>(array([0.01492518, 0.0987989 , 0.1662767 , 0.23284997, 0.30618262,</text:p>
            <text:p>       0.35935737, 0.43318749, 0.49619851, 0.56814598, 0.64878995,</text:p>
            <text:p>       0.70240309, 0.75776892, 0.83577901, 0.90264365, 0.99296484]), array([0. , 0. , 0. , 0. , 0. , 0. , 0. , 0.5, 1. , 1. , 1. , 1. , 1. ,</text:p>
            <text:p>       1. , 1. ]), array([ 110,   16,    9,    7,    9,    5,    9,    4,    6,    4,   11,</text:p>
            <text:p>         12,   16,   41, 1072,    0]))</text:p>
          </table:table-cell>
          <table:table-cell office:value-type="string" calcext:value-type="string">
            <text:p>(array([0.00738973, 0.24119284, 0.84675281, 0.96098275, 0.98319888,</text:p>
            <text:p>       0.99078874, 0.99463609, 0.99687535, 0.9980234 , 0.99870978,</text:p>
            <text:p>       0.99909008, 0.99932751, 0.99949295, 0.99960357, 0.99968367]), array([0.        , 0.12359551, 1.        , 1.        , 1.        ,</text:p>
            <text:p>       1.        , 1.        , 1.        , 1.        , 1.        ,</text:p>
            <text:p>       1.        , 1.        , 1.        , 1.        , 1.        ]), array([89, 89, 89, 88, 89, 89, 88, 89, 89, 88, 89, 89, 88, 89, 89,  0]))</text:p>
          </table:table-cell>
          <table:table-cell office:value-type="string" calcext:value-type="string">
            <text:p>(array([0.00689236, 0.03062107, 0.0521731 , 0.06862955, 0.09137928,</text:p>
            <text:p>       0.10502383, 0.13067045, 0.14512682, 0.16935292, 0.19490284,</text:p>
            <text:p>       0.21088469, 0.23224679, 0.25783116, 0.27265526, 0.28589752,</text:p>
            <text:p>       0.31831865, 0.32315985, 0.34394532, 0.37665784, 0.38829303,</text:p>
            <text:p>       0.4076696 , 0.43717957, 0.44905359, 0.47055516, 0.50836089,</text:p>
            <text:p>       0.5269348 , 0.56814598, 0.63647673, 0.64679588, 0.67007007,</text:p>
            <text:p>       0.68933612, 0.71742856, 0.72935025, 0.74374591, 0.76707028,</text:p>
            <text:p>       0.78529228, 0.81034126, 0.82190335, 0.84965124, 0.86842405,</text:p>
            <text:p>       0.89073048, 0.91265956, 0.93055333, 0.94871649, 0.97120192,</text:p>
            <text:p>       0.99672193]), array([0., 0., 0., 0., 0., 0., 0., 0., 0., 0., 0., 0., 0., 0., 0., 0., 0.,</text:p>
            <text:p>       0., 0., 0., 0., 0., 0., 0., 1., 1., 1., 1., 1., 1., 1., 1., 1., 1.,</text:p>
            <text:p>       1., 1., 1., 1., 1., 1., 1., 1., 1., 1., 1., 1.]), array([ 86,  11,  10,   8,   2,   5,   5,   2,   4,   2,   1,   5,   1,</text:p>
            <text:p>         2,   1,   3,   3,   3,   1,   1,   4,   1,   2,   4,   0,   1,</text:p>
            <text:p>         1,   0,   6,   0,   0,   1,   2,   2,   5,   3,   3,   5,   4,</text:p>
            <text:p>         2,   5,   2,   7,   7,  14,  13,  17,  33,  77, 954,   0]))</text:p>
          </table:table-cell>
          <table:table-cell office:value-type="float" office:value="0.213792284995029" calcext:value-type="float">
            <text:p>0,213792284995029</text:p>
          </table:table-cell>
          <table:table-cell office:value-type="float" office:value="0.0238547660535389" calcext:value-type="float">
            <text:p>0,0238547660535389</text:p>
          </table:table-cell>
          <table:table-cell office:value-type="float" office:value="0.234330628031908" calcext:value-type="float">
            <text:p>0,234330628031908</text:p>
          </table:table-cell>
          <table:table-cell office:value-type="float" office:value="0.43318748805258" calcext:value-type="float">
            <text:p>0,43318748805258</text:p>
          </table:table-cell>
          <table:table-cell office:value-type="float" office:value="0.153247191288163" calcext:value-type="float">
            <text:p>0,153247191288163</text:p>
          </table:table-cell>
          <table:table-cell office:value-type="float" office:value="0.491639107465744" calcext:value-type="float">
            <text:p>0,491639107465744</text:p>
          </table:table-cell>
        </table:table-row>
        <table:table-row table:style-name="ro2">
          <table:table-cell office:value-type="string" calcext:value-type="string">
            <text:p>(array([0.01015966, 0.09278076, 0.16462137, 0.24133686, 0.29879295,</text:p>
            <text:p>       0.36040201, 0.43877789, 0.50170339, 0.57528492, 0.65009616,</text:p>
            <text:p>       0.70952289, 0.76637543, 0.82730054, 0.91017571, 0.97542457]), array([0.07965451, 0.19117647, 0.06666667, 0.21428571, 0.44444444,</text:p>
            <text:p>       0.23076923, 0.125     , 0.14285714, 0.11111111, 0.25      ,</text:p>
            <text:p>       0.1       , 0.2       , 0.5       , 0.23076923, 0.45945946]), array([1042,   68,   30,   14,    9,   13,    8,    7,    9,    4,   10,</text:p>
            <text:p>          5,   12,   26,   74,    0]))</text:p>
          </table:table-cell>
          <table:table-cell office:value-type="string" calcext:value-type="string">
            <text:p>(array([4.67687986e-04, 7.41007580e-04, 1.04660876e-03, 1.42339774e-03,</text:p>
            <text:p>       2.18959194e-03, 3.37218699e-03, 4.95791794e-03, 7.33069502e-03,</text:p>
            <text:p>       1.11380169e-02, 1.73344059e-02, 3.04837383e-02, 5.77510024e-02,</text:p>
            <text:p>       1.43948841e-01, 5.96527244e-01, 9.66856656e-01]), array([0.02247191, 0.        , 0.02247191, 0.04545455, 0.02247191,</text:p>
            <text:p>       0.05617978, 0.06818182, 0.08988764, 0.13483146, 0.14772727,</text:p>
            <text:p>       0.16853933, 0.20224719, 0.15909091, 0.2247191 , 0.43820225]), array([89, 89, 89, 88, 89, 89, 88, 89, 89, 88, 89, 89, 88, 89, 89,  0]))</text:p>
          </table:table-cell>
          <table:table-cell office:value-type="string" calcext:value-type="string">
            <text:p>(array([0.00468938, 0.02898812, 0.04774133, 0.06819149, 0.08706799,</text:p>
            <text:p>       0.10993483, 0.12782514, 0.148139  , 0.1709567 , 0.18767269,</text:p>
            <text:p>       0.20871077, 0.23059209, 0.25111094, 0.26796629, 0.31004327,</text:p>
            <text:p>       0.33376049, 0.35296591, 0.37111513, 0.38885574, 0.40906453,</text:p>
            <text:p>       0.43117268, 0.45191015, 0.49083784, 0.50985254, 0.53851944,</text:p>
            <text:p>       0.55235463, 0.57278454, 0.58822423, 0.63056588, 0.65320262,</text:p>
            <text:p>       0.66341352, 0.68932094, 0.71193725, 0.72650568, 0.75042859,</text:p>
            <text:p>       0.76668975, 0.7976405 , 0.80857173, 0.82740127, 0.85210441,</text:p>
            <text:p>       0.87721971, 0.8850107 , 0.90852645, 0.93142709, 0.94842598,</text:p>
            <text:p>       0.97358359, 0.99085728]), array([0.05510907, 0.20192308, 0.22916667, 0.15      , 0.23809524,</text:p>
            <text:p>       0.2       , 0.11111111, 0.1       , 0.        , 0.11111111,</text:p>
            <text:p>       0.25      , 0.        , 0.        , 0.33333333, 0.66666667,</text:p>
            <text:p>       0.16666667, 0.33333333, 0.33333333, 0.33333333, 0.        ,</text:p>
            <text:p>       0.33333333, 0.        , 0.33333333, 0.        , 0.        ,</text:p>
            <text:p>       0.        , 0.5       , 0.        , 0.        , 0.5       ,</text:p>
            <text:p>       0.        , 0.        , 0.25      , 0.        , 0.        ,</text:p>
            <text:p>       0.5       , 0.        , 0.75      , 0.6       , 0.        ,</text:p>
            <text:p>       0.        , 0.2       , 0.125     , 0.33333333, 0.36363636,</text:p>
            <text:p>       0.51851852, 0.46875   ]), array([871, 104,  48,  40,  21,  20,   9,  10,   8,   9,   4,   1,   4,</text:p>
            <text:p>         9,   0,   3,   6,   3,   3,   3,   1,   3,   4,   0,   3,   4,</text:p>
            <text:p>         1,   1,   2,   5,   0,   1,   2,   1,   3,   4,   3,   2,   2,</text:p>
            <text:p>         1,   4,   5,   3,   2,   5,   8,  15,  11,  27,  32,   0]))</text:p>
          </table:table-cell>
          <table:table-cell office:value-type="float" office:value="0.320243014364824" calcext:value-type="float">
            <text:p>0,320243014364824</text:p>
          </table:table-cell>
          <table:table-cell office:value-type="float" office:value="0.117287675859655" calcext:value-type="float">
            <text:p>0,117287675859655</text:p>
          </table:table-cell>
          <table:table-cell office:value-type="float" office:value="0.349504556513829" calcext:value-type="float">
            <text:p>0,349504556513829</text:p>
          </table:table-cell>
          <table:table-cell office:value-type="float" office:value="0.679406477854802" calcext:value-type="float">
            <text:p>0,679406477854802</text:p>
          </table:table-cell>
          <table:table-cell office:value-type="float" office:value="0.528654409258553" calcext:value-type="float">
            <text:p>0,528654409258553</text:p>
          </table:table-cell>
          <table:table-cell office:value-type="float" office:value="0.877219706773758" calcext:value-type="float">
            <text:p>0,877219706773758</text:p>
          </table:table-cell>
          <table:table-cell office:value-type="float" office:value="0.130879156048877" calcext:value-type="float">
            <text:p>0,130879156048877</text:p>
          </table:table-cell>
          <table:table-cell office:value-type="string" calcext:value-type="string">
            <text:p>(array([0.02172239, 0.09257321, 0.16467112, 0.23773637, 0.29542316,</text:p>
            <text:p>       0.35988664, 0.42499991, 0.49801175, 0.56154255, 0.6431344 ,</text:p>
            <text:p>       0.70776555, 0.75977631, 0.83253925, 0.90836709, 0.99019829]), array([0.        , 0.        , 0.        , 0.        , 0.        ,</text:p>
            <text:p>       0.        , 0.        , 0.28571429, 1.        , 1.        ,</text:p>
            <text:p>       1.        , 1.        , 1.        , 1.        , 1.        ]), array([123,  33,   8,   7,  13,   6,   9,   7,   8,  11,   6,  12,  34,</text:p>
            <text:p>        61, 993,   0]))</text:p>
          </table:table-cell>
          <table:table-cell office:value-type="string" calcext:value-type="string">
            <text:p>(array([0.01214044, 0.10777133, 0.62931281, 0.90820364, 0.95932475,</text:p>
            <text:p>       0.97862041, 0.98745108, 0.991837  , 0.9947195 , 0.996453  ,</text:p>
            <text:p>       0.99772237, 0.99854074, 0.99894709, 0.99925196, 0.99953093]), array([0.        , 0.        , 0.70786517, 1.        , 1.        ,</text:p>
            <text:p>       1.        , 1.        , 1.        , 1.        , 1.        ,</text:p>
            <text:p>       1.        , 1.        , 1.        , 1.        , 1.        ]), array([89, 89, 89, 88, 89, 89, 88, 89, 89, 88, 89, 89, 88, 89, 89,  0]))</text:p>
          </table:table-cell>
          <table:table-cell office:value-type="string" calcext:value-type="string">
            <text:p>(array([0.00789376, 0.02655406, 0.04881285, 0.06884391, 0.09124275,</text:p>
            <text:p>       0.10796421, 0.12402553, 0.14754456, 0.17217642, 0.19141893,</text:p>
            <text:p>       0.20288744, 0.2377643 , 0.24957141, 0.26966774, 0.28910681,</text:p>
            <text:p>       0.31068362, 0.32990758, 0.34708251, 0.37008864, 0.38839105,</text:p>
            <text:p>       0.41177577, 0.42849723, 0.44764537, 0.46148056, 0.49191856,</text:p>
            <text:p>       0.51324472, 0.54808985, 0.56968183, 0.59093547, 0.61091192,</text:p>
            <text:p>       0.62869889, 0.64722418, 0.66413314, 0.69125113, 0.71506941,</text:p>
            <text:p>       0.73097114, 0.74888906, 0.77027585, 0.7895241 , 0.81164278,</text:p>
            <text:p>       0.82851869, 0.85167794, 0.87201122, 0.88765121, 0.91380569,</text:p>
            <text:p>       0.93192948, 0.95170081, 0.97087454, 0.99538912]), array([0., 0., 0., 0., 0., 0., 0., 0., 0., 0., 0., 0., 0., 0., 0., 0., 0.,</text:p>
            <text:p>       0., 0., 0., 0., 0., 0., 0., 0., 1., 1., 1., 1., 1., 1., 1., 1., 1.,</text:p>
            <text:p>       1., 1., 1., 1., 1., 1., 1., 1., 1., 1., 1., 1., 1., 1., 1.]), array([ 65,  34,  18,  16,  12,   8,   3,   4,   2,   2,   2,   1,   2,</text:p>
            <text:p>         6,   3,   5,   2,   2,   2,   1,   5,   2,   1,   1,   5,   2,</text:p>
            <text:p>         0,   4,   3,   1,   2,   2,   3,   5,   1,   1,   6,   4,   2,</text:p>
            <text:p>         3,  11,  11,   9,   8,  17,  17,  39,  41,  97, 838,   0]))</text:p>
          </table:table-cell>
          <table:table-cell office:value-type="float" office:value="0.22706578747521" calcext:value-type="float">
            <text:p>0,22706578747521</text:p>
          </table:table-cell>
          <table:table-cell office:value-type="float" office:value="0.0258574443784895" calcext:value-type="float">
            <text:p>0,0258574443784895</text:p>
          </table:table-cell>
          <table:table-cell office:value-type="float" office:value="0.244670273409119" calcext:value-type="float">
            <text:p>0,244670273409119</text:p>
          </table:table-cell>
          <table:table-cell office:value-type="float" office:value="0.438457451760769" calcext:value-type="float">
            <text:p>0,438457451760769</text:p>
          </table:table-cell>
          <table:table-cell office:value-type="float" office:value="0.107771332135026" calcext:value-type="float">
            <text:p>0,107771332135026</text:p>
          </table:table-cell>
          <table:table-cell office:value-type="float" office:value="0.491918557882309" calcext:value-type="float">
            <text:p>0,491918557882309</text:p>
          </table:table-cell>
        </table:table-row>
        <table:table-row table:style-name="ro2">
          <table:table-cell office:value-type="string" calcext:value-type="string">
            <text:p>(array([0.00883319, 0.09138522, 0.16437922, 0.23058382, 0.29553831,</text:p>
            <text:p>       0.35676124, 0.43268399, 0.50509939, 0.56587976, 0.64022871,</text:p>
            <text:p>       0.70263948, 0.76663368, 0.83710072, 0.90759776, 0.97967682]), array([0.07278166, 0.25925926, 0.28571429, 0.22727273, 0.31578947,</text:p>
            <text:p>       0.33333333, 0.36842105, 0.        , 0.11111111, 0.23076923,</text:p>
            <text:p>       0.38461538, 0.125     , 0.125     , 0.48148148, 0.38888889]), array([1003,   54,   21,   22,   19,   15,   19,   10,    9,   13,   13,</text:p>
            <text:p>          8,    8,   27,   90,    0]))</text:p>
          </table:table-cell>
          <table:table-cell office:value-type="string" calcext:value-type="string">
            <text:p>(array([2.37344513e-04, 3.84199103e-04, 5.55389529e-04, 8.16696157e-04,</text:p>
            <text:p>       1.15718117e-03, 1.89495557e-03, 3.60539853e-03, 6.31655043e-03,</text:p>
            <text:p>       1.10079600e-02, 1.98073857e-02, 3.65240105e-02, 8.55772029e-02,</text:p>
            <text:p>       3.02153102e-01, 7.40113854e-01, 9.80190946e-01]), array([0.02247191, 0.03370787, 0.02247191, 0.02272727, 0.03370787,</text:p>
            <text:p>       0.03370787, 0.06818182, 0.12359551, 0.1011236 , 0.11363636,</text:p>
            <text:p>       0.17977528, 0.24719101, 0.30681818, 0.26966292, 0.39325843]), array([89, 89, 89, 88, 89, 89, 88, 89, 89, 88, 89, 89, 88, 89, 89,  0]))</text:p>
          </table:table-cell>
          <table:table-cell office:value-type="string" calcext:value-type="string">
            <text:p>(array([0.00370651, 0.02946964, 0.04978529, 0.06937022, 0.08913754,</text:p>
            <text:p>       0.11102933, 0.13202031, 0.14898775, 0.17317352, 0.19480107,</text:p>
            <text:p>       0.21368696, 0.22967213, 0.25098843, 0.2721965 , 0.29037217,</text:p>
            <text:p>       0.30823518, 0.33272526, 0.35116045, 0.37046262, 0.3842535 ,</text:p>
            <text:p>       0.41194849, 0.43436657, 0.44911903, 0.47094065, 0.49331761,</text:p>
            <text:p>       0.510858  , 0.53045873, 0.55028719, 0.56985132, 0.59548891,</text:p>
            <text:p>       0.60117283, 0.6303195 , 0.65231694, 0.66788599, 0.69056347,</text:p>
            <text:p>       0.71013793, 0.72676834, 0.75379843, 0.76822636, 0.78542954,</text:p>
            <text:p>       0.80729312, 0.82831965, 0.84617901, 0.8741623 , 0.88935649,</text:p>
            <text:p>       0.9118391 , 0.92750941, 0.94954406, 0.97316918, 0.99132811]), array([0.05542453, 0.16190476, 0.175     , 0.24137931, 0.27777778,</text:p>
            <text:p>       0.30769231, 0.        , 0.25      , 0.5       , 0.42857143,</text:p>
            <text:p>       0.33333333, 0.27272727, 0.        , 0.28571429, 0.5       ,</text:p>
            <text:p>       0.14285714, 0.33333333, 0.2       , 0.25      , 1.        ,</text:p>
            <text:p>       0.33333333, 0.42857143, 0.4       , 0.        , 0.        ,</text:p>
            <text:p>       0.        , 0.        , 0.        , 0.        , 0.5       ,</text:p>
            <text:p>       0.        , 0.        , 0.28571429, 1.        , 0.33333333,</text:p>
            <text:p>       0.5       , 0.2       , 0.        , 0.        , 0.5       ,</text:p>
            <text:p>       0.        , 0.33333333, 0.        , 0.2       , 0.6       ,</text:p>
            <text:p>       0.375     , 0.5       , 0.58333333, 0.58333333, 0.26923077]), array([848, 105,  40,  29,  18,  13,   8,   8,   2,   7,   6,  11,   4,</text:p>
            <text:p>         7,   4,   7,   6,   5,   4,   2,   6,   7,   5,   3,   3,   1,</text:p>
            <text:p>         6,   1,   4,   2,   2,   3,   7,   2,   6,   2,   5,   1,   4,</text:p>
            <text:p>         2,   1,   3,   3,   5,   5,   8,  12,  12,  24,  52,   0]))</text:p>
          </table:table-cell>
          <table:table-cell office:value-type="float" office:value="0.301493393479907" calcext:value-type="float">
            <text:p>0,301493393479907</text:p>
          </table:table-cell>
          <table:table-cell office:value-type="float" office:value="0.126430834722054" calcext:value-type="float">
            <text:p>0,126430834722054</text:p>
          </table:table-cell>
          <table:table-cell office:value-type="float" office:value="0.341830038408344" calcext:value-type="float">
            <text:p>0,341830038408344</text:p>
          </table:table-cell>
          <table:table-cell office:value-type="float" office:value="0.712100721895695" calcext:value-type="float">
            <text:p>0,712100721895695</text:p>
          </table:table-cell>
          <table:table-cell office:value-type="float" office:value="0.586932519178712" calcext:value-type="float">
            <text:p>0,586932519178712</text:p>
          </table:table-cell>
          <table:table-cell office:value-type="float" office:value="0.846179008483887" calcext:value-type="float">
            <text:p>0,846179008483887</text:p>
          </table:table-cell>
          <table:table-cell office:value-type="float" office:value="0.143336078895631" calcext:value-type="float">
            <text:p>0,143336078895631</text:p>
          </table:table-cell>
          <table:table-cell office:value-type="string" calcext:value-type="string">
            <text:p>(array([0.01809381, 0.09216693, 0.16726075, 0.22959045, 0.29442041,</text:p>
            <text:p>       0.36455909, 0.43565077, 0.49490061, 0.56974488, 0.64922623,</text:p>
            <text:p>       0.70227617, 0.76751727, 0.838702  , 0.90850965, 0.99132355]), array([0. , 0. , 0. , 0. , 0. , 0. , 0. , 0.5, 1. , 1. , 1. , 1. , 1. ,</text:p>
            <text:p>       1. , 1. ]), array([128,  28,  13,  12,  14,  15,  15,  10,  13,  13,  18,  18,  16,</text:p>
            <text:p>        53, 965,   0]))</text:p>
          </table:table-cell>
          <table:table-cell office:value-type="string" calcext:value-type="string">
            <text:p>(array([0.00842367, 0.09355669, 0.46925945, 0.83766808, 0.95093536,</text:p>
            <text:p>       0.97558575, 0.98683796, 0.99280927, 0.99608111, 0.99796571,</text:p>
            <text:p>       0.99878725, 0.99915804, 0.99943036, 0.99961065, 0.9997612 ]), array([0.        , 0.        , 0.41573034, 1.        , 1.        ,</text:p>
            <text:p>       1.        , 1.        , 1.        , 1.        , 1.        ,</text:p>
            <text:p>       1.        , 1.        , 1.        , 1.        , 1.        ]), array([89, 89, 89, 88, 89, 89, 88, 89, 89, 88, 89, 89, 88, 89, 89,  0]))</text:p>
          </table:table-cell>
          <table:table-cell office:value-type="string" calcext:value-type="string">
            <text:p>(array([0.00782769, 0.02876168, 0.05149886, 0.0696098 , 0.08977155,</text:p>
            <text:p>       0.11044516, 0.12636146, 0.14991784, 0.17173531, 0.19390284,</text:p>
            <text:p>       0.20922532, 0.2309592 , 0.24620157, 0.27363038, 0.29322316,</text:p>
            <text:p>       0.30791652, 0.33028005, 0.34746433, 0.37055595, 0.39154033,</text:p>
            <text:p>       0.40987633, 0.43075493, 0.45403185, 0.46954127, 0.489142  ,</text:p>
            <text:p>       0.50668239, 0.52905935, 0.55559586, 0.56353095, 0.58978317,</text:p>
            <text:p>       0.63044394, 0.64920038, 0.66666342, 0.69066465, 0.71281889,</text:p>
            <text:p>       0.72837475, 0.74901157, 0.7704033 , 0.78328265, 0.80482425,</text:p>
            <text:p>       0.82690892, 0.84937071, 0.86889943, 0.88883935, 0.91174703,</text:p>
            <text:p>       0.92940371, 0.95052759, 0.97096386, 0.9964065 ]), array([0., 0., 0., 0., 0., 0., 0., 0., 0., 0., 0., 0., 0., 0., 0., 0., 0.,</text:p>
            <text:p>       0., 0., 0., 0., 0., 0., 0., 0., 1., 1., 1., 1., 1., 1., 1., 1., 1.,</text:p>
            <text:p>       1., 1., 1., 1., 1., 1., 1., 1., 1., 1., 1., 1., 1., 1., 1.]), array([ 85,  27,  12,  13,  10,   6,   4,   5,   3,   4,   3,   7,   1,</text:p>
            <text:p>         6,   3,   5,   2,   6,   4,   4,   3,   7,   3,   6,   1,   3,</text:p>
            <text:p>         3,   3,   4,   5,   0,   3,   6,   6,   8,   3,   6,   4,   8,</text:p>
            <text:p>         5,   4,   2,   6,   9,  12,  16,  28,  40, 102, 815,   0]))</text:p>
          </table:table-cell>
          <table:table-cell office:value-type="float" office:value="0.211969456435244" calcext:value-type="float">
            <text:p>0,211969456435244</text:p>
          </table:table-cell>
          <table:table-cell office:value-type="float" office:value="0.0280585809991032" calcext:value-type="float">
            <text:p>0,0280585809991032</text:p>
          </table:table-cell>
          <table:table-cell office:value-type="float" office:value="0.247566709517486" calcext:value-type="float">
            <text:p>0,247566709517486</text:p>
          </table:table-cell>
          <table:table-cell office:value-type="float" office:value="0.435650769869486" calcext:value-type="float">
            <text:p>0,435650769869486</text:p>
          </table:table-cell>
          <table:table-cell office:value-type="float" office:value="0.162331920201806" calcext:value-type="float">
            <text:p>0,162331920201806</text:p>
          </table:table-cell>
          <table:table-cell office:value-type="float" office:value="0.493317613999049" calcext:value-type="float">
            <text:p>0,493317613999049</text:p>
          </table:table-cell>
        </table:table-row>
        <table:table-row table:style-name="ro5">
          <table:table-cell office:value-type="string" calcext:value-type="string">
            <text:p>(array([0.00425216, 0.10059648, 0.15701148, 0.23141797, 0.29714515,</text:p>
            <text:p>       0.35990439, 0.42700144, 0.51019545, 0.55537483, 0.62858443,</text:p>
            <text:p>       0.71350573, 0.76824757, 0.82120973, 0.90932488, 0.9744574 ]), array([0.08992506, 0.43478261, 0.36363636, 0.5       , 0.42857143,</text:p>
            <text:p>       0.5       , 0.2       , 0.25      , 0.        , 0.        ,</text:p>
            <text:p>       0.75      , 0.71428571, 0.375     , 0.36363636, 0.44444444]), array([1201,   23,   11,    8,    7,    4,    5,    8,    2,    5,    4,</text:p>
            <text:p>          7,    8,   11,   27,    0]))</text:p>
          </table:table-cell>
          <table:table-cell office:value-type="string" calcext:value-type="string">
            <text:p>(array([1.92243126e-04, 2.46938616e-04, 3.04751150e-04, 3.89698047e-04,</text:p>
            <text:p>       5.04762154e-04, 6.94289202e-04, 9.64068486e-04, 1.32307867e-03,</text:p>
            <text:p>       1.81775085e-03, 2.55400330e-03, 4.14258839e-03, 6.58274338e-03,</text:p>
            <text:p>       1.58792750e-02, 8.52220134e-02, 7.34496957e-01]), array([0.        , 0.01123596, 0.03370787, 0.01136364, 0.        ,</text:p>
            <text:p>       0.08988764, 0.04545455, 0.08988764, 0.14606742, 0.125     ,</text:p>
            <text:p>       0.13483146, 0.14606742, 0.23863636, 0.33707865, 0.40449438]), array([89, 89, 89, 88, 89, 89, 88, 89, 89, 88, 89, 89, 88, 89, 89,  0]))</text:p>
          </table:table-cell>
          <table:table-cell office:value-type="string" calcext:value-type="string">
            <text:p>(array([0.00241925, 0.02778862, 0.04675282, 0.06902486, 0.09291198,</text:p>
            <text:p>       0.11237347, 0.12789493, 0.14809789, 0.16826782, 0.18563761,</text:p>
            <text:p>       0.20777779, 0.224892  , 0.25087586, 0.26510547, 0.29148812,</text:p>
            <text:p>       0.31623366, 0.33208649, 0.36843623, 0.40258898, 0.43439113,</text:p>
            <text:p>       0.47263729, 0.5087615 , 0.52679394, 0.54912156, 0.5616281 ,</text:p>
            <text:p>       0.61166346, 0.6273637 , 0.6491676 , 0.69875586, 0.71552214,</text:p>
            <text:p>       0.72882608, 0.75434411, 0.77110928, 0.78816871, 0.80938902,</text:p>
            <text:p>       0.82830216, 0.87847298, 0.88578987, 0.90827008, 0.931383  ,</text:p>
            <text:p>       0.95181578, 0.9692758 , 0.99216274]), array([0.0784141 , 0.33333333, 0.25      , 0.18181818, 0.75      ,</text:p>
            <text:p>       0.5       , 0.33333333, 0.42857143, 0.33333333, 0.        ,</text:p>
            <text:p>       0.33333333, 0.5       , 0.        , 0.66666667, 0.75      ,</text:p>
            <text:p>       0.        , 0.        , 0.66666667, 0.5       , 0.        ,</text:p>
            <text:p>       0.        , 0.        , 0.5       , 0.        , 0.        ,</text:p>
            <text:p>       0.        , 0.        , 0.        , 0.        , 1.        ,</text:p>
            <text:p>       1.        , 1.        , 1.        , 0.33333333, 0.        ,</text:p>
            <text:p>       0.6       , 0.        , 0.        , 0.33333333, 0.8       ,</text:p>
            <text:p>       0.4       , 0.57142857, 0.30769231]), array([1135,   42,   20,   11,    4,    6,    6,    7,    3,    1,    3,</text:p>
            <text:p>          2,    1,    3,    4,    1,    2,    0,    3,    0,    2,    2,</text:p>
            <text:p>          0,    3,    0,    2,    4,    1,    1,    0,    1,    3,    1,</text:p>
            <text:p>          0,    1,    2,    2,    2,    1,    3,    3,    5,    0,    1,</text:p>
            <text:p>          1,    6,    5,    5,    7,   13,    0]))</text:p>
          </table:table-cell>
          <table:table-cell office:value-type="float" office:value="0.296674087307476" calcext:value-type="float">
            <text:p>0,296674087307476</text:p>
          </table:table-cell>
          <table:table-cell office:value-type="float" office:value="0.10798646481969" calcext:value-type="float">
            <text:p>0,10798646481969</text:p>
          </table:table-cell>
          <table:table-cell office:value-type="float" office:value="0.393074625437002" calcext:value-type="float">
            <text:p>0,393074625437002</text:p>
          </table:table-cell>
          <table:table-cell office:value-type="float" office:value="0.628584432601929" calcext:value-type="float">
            <text:p>0,628584432601929</text:p>
          </table:table-cell>
          <table:table-cell office:value-type="float" office:value="0.330002575108175" calcext:value-type="float">
            <text:p>0,330002575108175</text:p>
          </table:table-cell>
          <table:table-cell office:value-type="float" office:value="0.88578987121582" calcext:value-type="float">
            <text:p>0,88578987121582</text:p>
          </table:table-cell>
          <table:table-cell office:value-type="float" office:value="0.115826901025774" calcext:value-type="float">
            <text:p>0,115826901025774</text:p>
          </table:table-cell>
          <table:table-cell office:value-type="string" calcext:value-type="string">
            <text:p>(array([0.01108495, 0.09982357, 0.17231431, 0.23033084, 0.29558022,</text:p>
            <text:p>       0.3695311 , 0.43013984, 0.50319861, 0.56654049, 0.64501116,</text:p>
            <text:p>       0.70804682, 0.76759714, 0.83933803, 0.90505031, 0.9959882 ]), array([0. , 0. , 0. , 0. , 0. , 0. , 0. , 0.5, 1. , 1. , 1. , 1. , 1. ,</text:p>
            <text:p>       1. , 1. ]), array([ 123,   17,    9,    6,    4,    7,    3,    8,    4,    2,    7,</text:p>
            <text:p>          9,   10,   17, 1105,    0]))</text:p>
          </table:table-cell>
          <table:table-cell office:value-type="string" calcext:value-type="string">
            <text:p>(array([0.00394711, 0.17152776, 0.87525188, 0.98558353, 0.99435704,</text:p>
            <text:p>       0.99672154, 0.99795766, 0.99857809, 0.99898714, 0.99927879,</text:p>
            <text:p>       0.99948753, 0.99960578, 0.99969398, 0.99975268, 0.99980776]), array([0.        , 0.05617978, 1.        , 1.        , 1.        ,</text:p>
            <text:p>       1.        , 1.        , 1.        , 1.        , 1.        ,</text:p>
            <text:p>       1.        , 1.        , 1.        , 1.        , 1.        ]), array([89, 89, 89, 88, 89, 89, 88, 89, 89, 88, 89, 89, 88, 89, 89,  0]))</text:p>
          </table:table-cell>
          <table:table-cell office:value-type="string" calcext:value-type="string">
            <text:p>(array([0.00511935, 0.02848971, 0.04717847, 0.06849861, 0.09497487,</text:p>
            <text:p>       0.11249858, 0.12556213, 0.15025557, 0.17607636, 0.19061098,</text:p>
            <text:p>       0.2105538 , 0.22297306, 0.26367529, 0.29369225, 0.30124414,</text:p>
            <text:p>       0.3508324 , 0.36950975, 0.38833654, 0.40116918, 0.4383719 ,</text:p>
            <text:p>       0.45087844, 0.47320023, 0.4912385 , 0.52713287, 0.56560887,</text:p>
            <text:p>       0.59599122, 0.62433118, 0.66791351, 0.68376634, 0.71538952,</text:p>
            <text:p>       0.72989544, 0.75260412, 0.77214918, 0.79094472, 0.81436239,</text:p>
            <text:p>       0.83298728, 0.85352037, 0.87194744, 0.88718114, 0.91426555,</text:p>
            <text:p>       0.93101056, 0.95302649, 0.97194167, 0.99776568]), array([0., 0., 0., 0., 0., 0., 0., 0., 0., 0., 0., 0., 0., 0., 0., 0., 0.,</text:p>
            <text:p>       0., 0., 0., 0., 0., 0., 1., 1., 1., 1., 1., 1., 1., 1., 1., 1., 1.,</text:p>
            <text:p>       1., 1., 1., 1., 1., 1., 1., 1., 1., 1.]), array([  98,   17,    8,    3,    7,    4,    3,    3,    3,    3,    3,</text:p>
            <text:p>          1,    0,    2,    3,    1,    0,    1,    5,    1,    1,    1,</text:p>
            <text:p>          1,    2,    2,    0,    5,    0,    2,    1,    0,    1,    0,</text:p>
            <text:p>          2,    1,    3,    3,    3,    2,    3,    1,    5,    4,    4,</text:p>
            <text:p>          3,    3,   13,   17,   32, 1050,    0]))</text:p>
          </table:table-cell>
          <table:table-cell office:value-type="float" office:value="0.212295419349002" calcext:value-type="float">
            <text:p>0,212295419349002</text:p>
          </table:table-cell>
          <table:table-cell office:value-type="float" office:value="0.0182821135229093" calcext:value-type="float">
            <text:p>0,0182821135229093</text:p>
          </table:table-cell>
          <table:table-cell office:value-type="float" office:value="0.231845558633836" calcext:value-type="float">
            <text:p>0,231845558633836</text:p>
          </table:table-cell>
          <table:table-cell office:value-type="float" office:value="0.433459505438805" calcext:value-type="float">
            <text:p>0,433459505438805</text:p>
          </table:table-cell>
          <table:table-cell office:value-type="float" office:value="0.124748124291053" calcext:value-type="float">
            <text:p>0,124748124291053</text:p>
          </table:table-cell>
          <table:table-cell office:value-type="float" office:value="0.491238504648209" calcext:value-type="float">
            <text:p>0,491238504648209</text:p>
          </table:table-cell>
        </table:table-row>
        <table:table-row table:style-name="ro5">
          <table:table-cell office:value-type="string" calcext:value-type="string">
            <text:p>(array([0.00447361, 0.09596243, 0.17258191, 0.23537429, 0.31522728,</text:p>
            <text:p>       0.36809121, 0.43087794, 0.4886829 , 0.56956524, 0.64181018,</text:p>
            <text:p>       0.69647614, 0.76817514, 0.83913544, 0.90395299, 0.97806931]), array([0.10611205, 0.36842105, 0.44444444, 0.33333333, 0.        ,</text:p>
            <text:p>       0.5       , 0.        , 0.28571429, 0.5       , 0.33333333,</text:p>
            <text:p>       0.        , 0.5       , 0.5       , 0.3125    , 0.37735849]), array([1178,   19,    9,    9,    4,   12,    2,    7,    2,    3,    3,</text:p>
            <text:p>          4,   10,   16,   53,    0]))</text:p>
          </table:table-cell>
          <table:table-cell office:value-type="string" calcext:value-type="string">
            <text:p>(array([2.56093485e-04, 3.17675452e-04, 4.09078403e-04, 5.03543731e-04,</text:p>
            <text:p>       6.16343619e-04, 7.94844868e-04, 1.00464065e-03, 1.33601565e-03,</text:p>
            <text:p>       1.88702090e-03, 2.68100043e-03, 4.07599513e-03, 8.02981485e-03,</text:p>
            <text:p>       2.20308478e-02, 2.02019972e-01, 9.18874552e-01]), array([0.02247191, 0.03370787, 0.02247191, 0.04545455, 0.05617978,</text:p>
            <text:p>       0.06741573, 0.09090909, 0.05617978, 0.08988764, 0.13636364,</text:p>
            <text:p>       0.19101124, 0.30337079, 0.23863636, 0.31460674, 0.37078652]), array([89, 89, 89, 88, 89, 89, 88, 89, 89, 88, 89, 89, 88, 89, 89,  0]))</text:p>
          </table:table-cell>
          <table:table-cell office:value-type="string" calcext:value-type="string">
            <text:p>(array([0.00236343, 0.0278385 , 0.04941598, 0.06803798, 0.09105134,</text:p>
            <text:p>       0.1108805 , 0.12715948, 0.14760961, 0.16727091, 0.19396663,</text:p>
            <text:p>       0.20716177, 0.23060986, 0.24993397, 0.27117677, 0.32955074,</text:p>
            <text:p>       0.35060465, 0.36556888, 0.38926087, 0.43087794, 0.47300683,</text:p>
            <text:p>       0.48328418, 0.50822455, 0.52696693, 0.56956524, 0.61905539,</text:p>
            <text:p>       0.65318757, 0.67232549, 0.70855147, 0.73963064, 0.75917429,</text:p>
            <text:p>       0.78694782, 0.80675122, 0.82749087, 0.85052513, 0.86873591,</text:p>
            <text:p>       0.8932482 , 0.91099862, 0.92822025, 0.94761219, 0.97165756,</text:p>
            <text:p>       0.9896005 ]), array([0.09558161, 0.31707317, 0.15789474, 0.33333333, 0.5       ,</text:p>
            <text:p>       0.5       , 0.        , 0.33333333, 1.        , 0.25      ,</text:p>
            <text:p>       0.5       , 0.66666667, 0.        , 0.        , 0.        ,</text:p>
            <text:p>       0.5       , 0.5       , 0.6       , 0.        , 0.        ,</text:p>
            <text:p>       0.5       , 1.        , 0.        , 0.5       , 0.        ,</text:p>
            <text:p>       0.5       , 0.        , 0.        , 1.        , 0.        ,</text:p>
            <text:p>       0.5       , 0.        , 0.5       , 0.75      , 0.4       ,</text:p>
            <text:p>       0.2       , 0.66666667, 0.2       , 0.33333333, 0.23076923,</text:p>
            <text:p>       0.4516129 ]), array([1109,   41,   19,   15,    6,    4,    3,    3,    2,    4,    2,</text:p>
            <text:p>          3,    3,    2,    0,    0,    4,    4,    2,    5,    0,    2,</text:p>
            <text:p>          0,    3,    2,    1,    1,    0,    2,    0,    1,    0,    2,</text:p>
            <text:p>          1,    0,    2,    1,    1,    0,    2,    2,    2,    4,    5,</text:p>
            <text:p>          5,    3,    5,    9,   13,   31,    0]))</text:p>
          </table:table-cell>
          <table:table-cell office:value-type="float" office:value="0.313259592408529" calcext:value-type="float">
            <text:p>0,313259592408529</text:p>
          </table:table-cell>
          <table:table-cell office:value-type="float" office:value="0.131386143696832" calcext:value-type="float">
            <text:p>0,131386143696832</text:p>
          </table:table-cell>
          <table:table-cell office:value-type="float" office:value="0.379537580839552" calcext:value-type="float">
            <text:p>0,379537580839552</text:p>
          </table:table-cell>
          <table:table-cell office:value-type="float" office:value="0.696476141611735" calcext:value-type="float">
            <text:p>0,696476141611735</text:p>
          </table:table-cell>
          <table:table-cell office:value-type="float" office:value="0.548088035556707" calcext:value-type="float">
            <text:p>0,548088035556707</text:p>
          </table:table-cell>
          <table:table-cell office:value-type="float" office:value="0.83272909373045" calcext:value-type="float">
            <text:p>0,83272909373045</text:p>
          </table:table-cell>
          <table:table-cell office:value-type="float" office:value="0.140942624273079" calcext:value-type="float">
            <text:p>0,140942624273079</text:p>
          </table:table-cell>
          <table:table-cell office:value-type="string" calcext:value-type="string">
            <text:p>(array([0.01248248, 0.09473689, 0.16914359, 0.22600736, 0.30352386,</text:p>
            <text:p>       0.3711407 , 0.43838817, 0.50892499, 0.57192092, 0.63963738,</text:p>
            <text:p>       0.68477272, 0.76054609, 0.83604096, 0.90266034, 0.99584342]), array([0.        , 0.        , 0.        , 0.        , 0.        ,</text:p>
            <text:p>       0.        , 0.        , 0.71428571, 1.        , 1.        ,</text:p>
            <text:p>       1.        , 1.        , 1.        , 1.        , 1.        ]), array([ 158,   18,    9,    5,    3,    8,    1,    7,    3,    7,    4,</text:p>
            <text:p>          8,   10,   17, 1073,    0]))</text:p>
          </table:table-cell>
          <table:table-cell office:value-type="string" calcext:value-type="string">
            <text:p>(array([0.0027385 , 0.04182707, 0.64506885, 0.97458638, 0.99251267,</text:p>
            <text:p>       0.9965441 , 0.99775758, 0.99846531, 0.99892086, 0.99916128,</text:p>
            <text:p>       0.99935855, 0.9994866 , 0.9995851 , 0.9996797 , 0.99974322]), array([0.        , 0.        , 0.70786517, 1.        , 1.        ,</text:p>
            <text:p>       1.        , 1.        , 1.        , 1.        , 1.        ,</text:p>
            <text:p>       1.        , 1.        , 1.        , 1.        , 1.        ]), array([89, 89, 89, 88, 89, 89, 88, 89, 89, 88, 89, 89, 88, 89, 89,  0]))</text:p>
          </table:table-cell>
          <table:table-cell office:value-type="string" calcext:value-type="string">
            <text:p>(array([0.00529477, 0.0293836 , 0.05044144, 0.06999539, 0.08941664,</text:p>
            <text:p>       0.10994738, 0.12969398, 0.15046673, 0.16678525, 0.19368486,</text:p>
            <text:p>       0.21041904, 0.23418651, 0.24082571, 0.29144853, 0.32767451,</text:p>
            <text:p>       0.34608119, 0.36863559, 0.3905616 , 0.43838817, 0.47303307,</text:p>
            <text:p>       0.48340309, 0.51252964, 0.52699317, 0.57192092, 0.61749873,</text:p>
            <text:p>       0.63749784, 0.64740004, 0.67044926, 0.7324257 , 0.75006603,</text:p>
            <text:p>       0.77654342, 0.79020508, 0.80623017, 0.82079566, 0.85204102,</text:p>
            <text:p>       0.87025661, 0.89413442, 0.90887088, 0.93186273, 0.94966205,</text:p>
            <text:p>       0.97309654, 0.99774615]), array([0., 0., 0., 0., 0., 0., 0., 0., 0., 0., 0., 0., 0., 0., 0., 0., 0.,</text:p>
            <text:p>       0., 0., 0., 0., 1., 1., 1., 1., 1., 1., 1., 1., 1., 1., 1., 1., 1.,</text:p>
            <text:p>       1., 1., 1., 1., 1., 1., 1., 1.]), array([ 123,   23,    9,    9,    4,    6,    3,    2,    3,    3,    2,</text:p>
            <text:p>          2,    1,    0,    2,    0,    1,    3,    1,    4,    0,    1,</text:p>
            <text:p>          0,    1,    1,    2,    3,    0,    3,    0,    2,    1,    3,</text:p>
            <text:p>          4,    0,    0,    3,    3,    1,    2,    3,    1,    5,    5,</text:p>
            <text:p>          3,    5,   11,   19,   31, 1017,    0]))</text:p>
          </table:table-cell>
          <table:table-cell office:value-type="float" office:value="0.228624129362885" calcext:value-type="float">
            <text:p>0,228624129362885</text:p>
          </table:table-cell>
          <table:table-cell office:value-type="float" office:value="0.0101040359202286" calcext:value-type="float">
            <text:p>0,0101040359202286</text:p>
          </table:table-cell>
          <table:table-cell office:value-type="float" office:value="0.227655737494452" calcext:value-type="float">
            <text:p>0,227655737494452</text:p>
          </table:table-cell>
          <table:table-cell office:value-type="float" office:value="0.438388168811798" calcext:value-type="float">
            <text:p>0,438388168811798</text:p>
          </table:table-cell>
          <table:table-cell office:value-type="float" office:value="0.0627963154503468" calcext:value-type="float">
            <text:p>0,0627963154503468</text:p>
          </table:table-cell>
          <table:table-cell office:value-type="float" office:value="0.487470358610153" calcext:value-type="float">
            <text:p>0,487470358610153</text:p>
          </table:table-cell>
        </table:table-row>
        <table:table-row table:style-name="ro3">
          <table:table-cell office:value-type="string" calcext:value-type="string">
            <text:p>(array([0.00515778, 0.10132779, 0.16572824, 0.23248502, 0.29227555,</text:p>
            <text:p>       0.36763778, 0.44114276, 0.48864901, 0.56758609, 0.63609963,</text:p>
            <text:p>       0.69703146, 0.76919315, 0.85165222, 0.9001935 , 0.97248471]), array([0.08973253, 0.21875   , 0.09090909, 0.27272727, 0.09090909,</text:p>
            <text:p>       0.375     , 0.14285714, 0.14285714, 0.28571429, 0.25      ,</text:p>
            <text:p>       0.42857143, 0.28571429, 0.33333333, 0.46153846, 0.55555556]), array([1159,   32,   11,   11,   11,    8,    7,    7,    7,   12,    7,</text:p>
            <text:p>          7,    3,   13,   36,    0]))</text:p>
          </table:table-cell>
          <table:table-cell office:value-type="string" calcext:value-type="string">
            <text:p>(array([1.79292720e-04, 2.30779001e-04, 2.91261772e-04, 3.78617841e-04,</text:p>
            <text:p>       5.17469296e-04, 7.43216055e-04, 1.09270816e-03, 1.62022856e-03,</text:p>
            <text:p>       2.43371150e-03, 3.73390534e-03, 6.39002111e-03, 1.21455666e-02,</text:p>
            <text:p>       3.38034827e-02, 2.09400259e-01, 8.21884157e-01]), array([0.        , 0.01123596, 0.01123596, 0.05681818, 0.05617978,</text:p>
            <text:p>       0.05617978, 0.05681818, 0.05617978, 0.1011236 , 0.06818182,</text:p>
            <text:p>       0.15730337, 0.21348315, 0.30681818, 0.20224719, 0.42696629]), array([89, 89, 89, 88, 89, 89, 88, 89, 89, 88, 89, 89, 88, 89, 89,  0]))</text:p>
          </table:table-cell>
          <table:table-cell office:value-type="string" calcext:value-type="string">
            <text:p>(array([0.00263425, 0.02826267, 0.04959329, 0.06868199, 0.09193372,</text:p>
            <text:p>       0.11093657, 0.12690066, 0.15120307, 0.17077214, 0.1866051 ,</text:p>
            <text:p>       0.21027866, 0.23129638, 0.24966657, 0.27566415, 0.2876149 ,</text:p>
            <text:p>       0.31815171, 0.33224675, 0.35209315, 0.3646172 , 0.3893708 ,</text:p>
            <text:p>       0.42739964, 0.44839805, 0.46938791, 0.49115896, 0.51442063,</text:p>
            <text:p>       0.53260931, 0.55517641, 0.57026541, 0.59281528, 0.60422037,</text:p>
            <text:p>       0.63036235, 0.64582547, 0.66399032, 0.68490378, 0.70612723,</text:p>
            <text:p>       0.7469613 , 0.76686788, 0.78556456, 0.84565744, 0.86898814,</text:p>
            <text:p>       0.8944062 , 0.9083027 , 0.9359733 , 0.94615834, 0.96751004,</text:p>
            <text:p>       0.99149803]), array([0.07162791, 0.36734694, 0.27272727, 0.14285714, 0.18181818,</text:p>
            <text:p>       0.33333333, 0.125     , 0.        , 0.        , 1.        ,</text:p>
            <text:p>       0.5       , 0.16666667, 0.33333333, 0.        , 0.        ,</text:p>
            <text:p>       0.        , 1.        , 0.25      , 1.        , 0.33333333,</text:p>
            <text:p>       0.33333333, 0.        , 0.2       , 0.        , 0.        ,</text:p>
            <text:p>       0.        , 0.        , 0.        , 1.        , 0.33333333,</text:p>
            <text:p>       0.66666667, 0.        , 0.        , 0.        , 0.75      ,</text:p>
            <text:p>       0.5       , 0.        , 0.33333333, 0.        , 0.5       ,</text:p>
            <text:p>       0.66666667, 0.4       , 0.85714286, 0.42857143, 0.5       ,</text:p>
            <text:p>       0.5       ]), array([1075,   49,   33,    7,   11,    9,    8,    2,    7,    1,    2,</text:p>
            <text:p>          6,    3,    2,    7,    1,    1,    4,    1,    3,    0,    3,</text:p>
            <text:p>          3,    5,    1,    1,    2,    2,    2,    2,    3,    3,    3,</text:p>
            <text:p>          3,    3,    4,    0,    2,    2,    3,    0,    0,    2,    4,</text:p>
            <text:p>          3,    5,    7,    7,    4,   20,    0]))</text:p>
          </table:table-cell>
          <table:table-cell office:value-type="float" office:value="0.264245196519906" calcext:value-type="float">
            <text:p>0,264245196519906</text:p>
          </table:table-cell>
          <table:table-cell office:value-type="float" office:value="0.0993617979581491" calcext:value-type="float">
            <text:p>0,0993617979581491</text:p>
          </table:table-cell>
          <table:table-cell office:value-type="float" office:value="0.350788681671285" calcext:value-type="float">
            <text:p>0,350788681671285</text:p>
          </table:table-cell>
          <table:table-cell office:value-type="float" office:value="0.518318891525269" calcext:value-type="float">
            <text:p>0,518318891525269</text:p>
          </table:table-cell>
          <table:table-cell office:value-type="float" office:value="0.394917865147751" calcext:value-type="float">
            <text:p>0,394917865147751</text:p>
          </table:table-cell>
          <table:table-cell office:value-type="float" office:value="0.84565743803978" calcext:value-type="float">
            <text:p>0,84565743803978</text:p>
          </table:table-cell>
          <table:table-cell office:value-type="float" office:value="0.113128004606238" calcext:value-type="float">
            <text:p>0,113128004606238</text:p>
          </table:table-cell>
          <table:table-cell office:value-type="string" calcext:value-type="string">
            <text:p>(array([0.0145357 , 0.10084441, 0.16509674, 0.23134525, 0.3141417 ,</text:p>
            <text:p>       0.36136318, 0.44058803, 0.5046904 , 0.56607894, 0.62855643,</text:p>
            <text:p>       0.71037674, 0.76777787, 0.83883966, 0.89909187, 0.99514034]), array([0.        , 0.        , 0.        , 0.        , 0.        ,</text:p>
            <text:p>       0.        , 0.        , 0.57142857, 1.        , 1.        ,</text:p>
            <text:p>       1.        , 1.        , 1.        , 1.        , 1.        ]), array([ 120,   14,    3,    8,    5,   12,    6,    7,    8,    8,   13,</text:p>
            <text:p>         10,   11,   31, 1075,    0]))</text:p>
          </table:table-cell>
          <table:table-cell office:value-type="string" calcext:value-type="string">
            <text:p>(array([0.00617333, 0.20984604, 0.81193688, 0.97041246, 0.99091374,</text:p>
            <text:p>       0.99532921, 0.99717572, 0.99818651, 0.99880596, 0.99921173,</text:p>
            <text:p>       0.99946305, 0.99961625, 0.99970803, 0.999769  , 0.99982071]), array([0.        , 0.07865169, 1.        , 1.        , 1.        ,</text:p>
            <text:p>       1.        , 1.        , 1.        , 1.        , 1.        ,</text:p>
            <text:p>       1.        , 1.        , 1.        , 1.        , 1.        ]), array([89, 89, 89, 88, 89, 89, 88, 89, 89, 88, 89, 89, 88, 89, 89,  0]))</text:p>
          </table:table-cell>
          <table:table-cell office:value-type="string" calcext:value-type="string">
            <text:p>(array([0.00584294, 0.02905103, 0.05037908, 0.07022377, 0.08920974,</text:p>
            <text:p>       0.11040715, 0.12789896, 0.15434256, 0.1866051 , 0.21475765,</text:p>
            <text:p>       0.23420121, 0.25194269, 0.29317307, 0.31509622, 0.33506895,</text:p>
            <text:p>       0.35389886, 0.36520194, 0.39410991, 0.43015648, 0.44482359,</text:p>
            <text:p>       0.47048978, 0.48557937, 0.50884104, 0.5324371 , 0.55160195,</text:p>
            <text:p>       0.57440068, 0.59281528, 0.60895949, 0.62843686, 0.64823308,</text:p>
            <text:p>       0.68184829, 0.71043777, 0.72433585, 0.74960276, 0.76971222,</text:p>
            <text:p>       0.79020466, 0.82922786, 0.84879693, 0.87160491, 0.89080226,</text:p>
            <text:p>       0.90693557, 0.93429056, 0.94968362, 0.97170272, 0.99752627]), array([0., 0., 0., 0., 0., 0., 0., 0., 0., 0., 0., 0., 0., 0., 0., 0., 0.,</text:p>
            <text:p>       0., 0., 0., 0., 0., 1., 1., 1., 1., 1., 1., 1., 1., 1., 1., 1., 1.,</text:p>
            <text:p>       1., 1., 1., 1., 1., 1., 1., 1., 1., 1., 1.]), array([  87,   20,   13,    2,    5,    4,    3,    2,    0,    1,    3,</text:p>
            <text:p>          3,    2,    0,    1,    3,    4,    4,    2,    3,    0,    3,</text:p>
            <text:p>          2,    3,    1,    1,    4,    3,    2,    2,    3,    2,    3,</text:p>
            <text:p>          0,    1,   10,    2,    3,    5,    2,    0,    7,    2,    9,</text:p>
            <text:p>          8,   11,   12,   27,   33, 1008,    0]))</text:p>
          </table:table-cell>
          <table:table-cell office:value-type="float" office:value="0.219252754636934" calcext:value-type="float">
            <text:p>0,219252754636934</text:p>
          </table:table-cell>
          <table:table-cell office:value-type="float" office:value="0.0251345623966145" calcext:value-type="float">
            <text:p>0,0251345623966145</text:p>
          </table:table-cell>
          <table:table-cell office:value-type="float" office:value="0.247556051852513" calcext:value-type="float">
            <text:p>0,247556051852513</text:p>
          </table:table-cell>
          <table:table-cell office:value-type="float" office:value="0.4405880322059" calcext:value-type="float">
            <text:p>0,4405880322059</text:p>
          </table:table-cell>
          <table:table-cell office:value-type="float" office:value="0.188063121871667" calcext:value-type="float">
            <text:p>0,188063121871667</text:p>
          </table:table-cell>
          <table:table-cell office:value-type="float" office:value="0.491158962249756" calcext:value-type="float">
            <text:p>0,491158962249756</text:p>
          </table:table-cell>
        </table:table-row>
        <table:table-row table:style-name="ro2">
          <table:table-cell office:value-type="string" calcext:value-type="string">
            <text:p>(array([0.00759721, 0.09289195, 0.16189726, 0.23660788, 0.30127745,</text:p>
            <text:p>       0.35937842, 0.4400483 , 0.50268708, 0.55822275, 0.63581969,</text:p>
            <text:p>       0.70679777, 0.75866992, 0.83719353, 0.90104437, 0.97656926]), array([0.07588857, 0.18      , 0.3       , 0.25      , 0.33333333,</text:p>
            <text:p>       0.38461538, 0.30769231, 0.14285714, 0.4       , 0.3       ,</text:p>
            <text:p>       0.3       , 0.22222222, 0.36363636, 0.35      , 0.38461538]), array([1041,   50,   30,   12,    6,   13,   13,    7,   10,   10,   10,</text:p>
            <text:p>          9,   22,   20,   78,    0]))</text:p>
          </table:table-cell>
          <table:table-cell office:value-type="string" calcext:value-type="string">
            <text:p>(array([5.35986926e-04, 7.08773408e-04, 9.12515876e-04, 1.15334445e-03,</text:p>
            <text:p>       1.47997636e-03, 2.07452487e-03, 2.90734789e-03, 4.41339225e-03,</text:p>
            <text:p>       6.84732702e-03, 1.07678246e-02, 2.14084900e-02, 5.71973009e-02,</text:p>
            <text:p>       1.96832304e-01, 6.85184354e-01, 9.69690794e-01]), array([0.04494382, 0.03370787, 0.03370787, 0.03409091, 0.03370787,</text:p>
            <text:p>       0.1011236 , 0.02272727, 0.1011236 , 0.07865169, 0.13636364,</text:p>
            <text:p>       0.14606742, 0.17977528, 0.27272727, 0.31460674, 0.37078652]), array([89, 89, 89, 88, 89, 89, 88, 89, 89, 88, 89, 89, 88, 89, 89,  0]))</text:p>
          </table:table-cell>
          <table:table-cell office:value-type="string" calcext:value-type="string">
            <text:p>(array([0.00382663, 0.02805382, 0.04748704, 0.06734525, 0.09084778,</text:p>
            <text:p>       0.10622885, 0.13185111, 0.1501182 , 0.17178917, 0.19129121,</text:p>
            <text:p>       0.21476107, 0.23369459, 0.24924813, 0.26969156, 0.31135356,</text:p>
            <text:p>       0.3340483 , 0.35209209, 0.36925132, 0.39519592, 0.41326231,</text:p>
            <text:p>       0.4364277 , 0.45193594, 0.46877317, 0.49362913, 0.50991759,</text:p>
            <text:p>       0.52422947, 0.54802364, 0.56842186, 0.60512002, 0.62405747,</text:p>
            <text:p>       0.648294  , 0.66280168, 0.69098555, 0.71179584, 0.72981942,</text:p>
            <text:p>       0.75209547, 0.76231137, 0.79083371, 0.81152577, 0.83140665,</text:p>
            <text:p>       0.84833691, 0.86684862, 0.89201134, 0.9127313 , 0.93362805,</text:p>
            <text:p>       0.95307861, 0.9690284 , 0.99084979]), array([0.06552095, 0.17241379, 0.11111111, 0.20689655, 0.2       ,</text:p>
            <text:p>       0.23076923, 0.11111111, 0.36363636, 0.375     , 0.16666667,</text:p>
            <text:p>       0.        , 0.4       , 0.        , 0.25      , 0.66666667,</text:p>
            <text:p>       0.25      , 0.4       , 0.66666667, 0.        , 0.25      ,</text:p>
            <text:p>       0.5       , 0.25      , 0.4       , 0.        , 0.        ,</text:p>
            <text:p>       0.        , 0.2       , 0.6       , 0.        , 0.        ,</text:p>
            <text:p>       0.75      , 0.        , 0.        , 0.5       , 0.66666667,</text:p>
            <text:p>       0.33333333, 0.        , 0.        , 0.33333333, 0.2       ,</text:p>
            <text:p>       0.42857143, 0.4       , 0.66666667, 0.        , 0.38461538,</text:p>
            <text:p>       0.5       , 0.17647059, 0.45454545]), array([931,  58,  36,  29,  20,  13,   9,  11,   8,   6,   3,   5,   2,</text:p>
            <text:p>         4,   0,   3,   4,   5,   3,   2,   4,   2,   4,   5,   1,   2,</text:p>
            <text:p>         2,   5,   5,   0,   3,   1,   4,   2,   5,   2,   3,   6,   2,</text:p>
            <text:p>         1,   6,   5,   7,  10,   3,   5,  13,  10,  17,  44,   0]))</text:p>
          </table:table-cell>
          <table:table-cell office:value-type="float" office:value="0.260681089641482" calcext:value-type="float">
            <text:p>0,260681089641482</text:p>
          </table:table-cell>
          <table:table-cell office:value-type="float" office:value="0.125397390642391" calcext:value-type="float">
            <text:p>0,125397390642391</text:p>
          </table:table-cell>
          <table:table-cell office:value-type="float" office:value="0.327845694441447" calcext:value-type="float">
            <text:p>0,327845694441447</text:p>
          </table:table-cell>
          <table:table-cell office:value-type="float" office:value="0.5919538743985" calcext:value-type="float">
            <text:p>0,5919538743985</text:p>
          </table:table-cell>
          <table:table-cell office:value-type="float" office:value="0.598904276831766" calcext:value-type="float">
            <text:p>0,598904276831766</text:p>
          </table:table-cell>
          <table:table-cell office:value-type="float" office:value="0.912731301784515" calcext:value-type="float">
            <text:p>0,912731301784515</text:p>
          </table:table-cell>
          <table:table-cell office:value-type="float" office:value="0.137568138767787" calcext:value-type="float">
            <text:p>0,137568138767787</text:p>
          </table:table-cell>
          <table:table-cell office:value-type="string" calcext:value-type="string">
            <text:p>(array([0.01789853, 0.09481261, 0.16378324, 0.24022536, 0.30361222,</text:p>
            <text:p>       0.36506518, 0.44322756, 0.49132415, 0.56106732, 0.64245996,</text:p>
            <text:p>       0.71326042, 0.76281712, 0.83890877, 0.90546182, 0.99247663]), array([0.        , 0.        , 0.        , 0.        , 0.        ,</text:p>
            <text:p>       0.        , 0.        , 0.28571429, 1.        , 1.        ,</text:p>
            <text:p>       1.        , 1.        , 1.        , 1.        , 1.        ]), array([127,  22,  23,  10,   9,  12,  10,   7,  13,  11,   7,  11,  29,</text:p>
            <text:p>        48, 992,   0]))</text:p>
          </table:table-cell>
          <table:table-cell office:value-type="string" calcext:value-type="string">
            <text:p>(array([0.00773756, 0.09911443, 0.53683153, 0.89497222, 0.96466662,</text:p>
            <text:p>       0.98592522, 0.99208567, 0.99497543, 0.99678684, 0.99778543,</text:p>
            <text:p>       0.99844167, 0.99881456, 0.99906977, 0.99927975, 0.99945818]), array([0.       , 0.       , 0.5505618, 1.       , 1.       , 1.       ,</text:p>
            <text:p>       1.       , 1.       , 1.       , 1.       , 1.       , 1.       ,</text:p>
            <text:p>       1.       , 1.       , 1.       ]), array([89, 89, 89, 88, 89, 89, 88, 89, 89, 88, 89, 89, 88, 89, 89,  0]))</text:p>
          </table:table-cell>
          <table:table-cell office:value-type="string" calcext:value-type="string">
            <text:p>(array([0.00695315, 0.03043554, 0.04435292, 0.0653477 , 0.0878985 ,</text:p>
            <text:p>       0.10292175, 0.13326777, 0.15010552, 0.17302267, 0.18856795,</text:p>
            <text:p>       0.20916629, 0.23317172, 0.24867001, 0.26628806, 0.29216534,</text:p>
            <text:p>       0.31049842, 0.33610212, 0.35593588, 0.37334273, 0.39487998,</text:p>
            <text:p>       0.40352792, 0.43425714, 0.45244886, 0.47357808, 0.49008241,</text:p>
            <text:p>       0.50637087, 0.53296847, 0.54865468, 0.56800634, 0.58349289,</text:p>
            <text:p>       0.60480408, 0.63633171, 0.6500872 , 0.66590551, 0.69435596,</text:p>
            <text:p>       0.71575701, 0.72865363, 0.75218915, 0.76294555, 0.78523893,</text:p>
            <text:p>       0.80917816, 0.8323131 , 0.84879024, 0.86789172, 0.89222883,</text:p>
            <text:p>       0.90861171, 0.93210787, 0.95190349, 0.97209439, 0.99620878]), array([0., 0., 0., 0., 0., 0., 0., 0., 0., 0., 0., 0., 0., 0., 0., 0., 0.,</text:p>
            <text:p>       0., 0., 0., 0., 0., 0., 0., 0., 1., 1., 1., 1., 1., 1., 1., 1., 1.,</text:p>
            <text:p>       1., 1., 1., 1., 1., 1., 1., 1., 1., 1., 1., 1., 1., 1., 1., 1.]), array([ 85,  24,   9,  14,   9,   4,   7,   8,   7,   5,   1,   4,   4,</text:p>
            <text:p>         2,   1,   7,   3,   3,   3,   3,   1,   3,   5,   4,   2,   1,</text:p>
            <text:p>         3,   4,   4,   3,   2,   1,   6,   3,   1,   1,   5,   4,   3,</text:p>
            <text:p>         3,   7,   6,  10,  12,  12,  16,  28,  37,  51, 890,   0]))</text:p>
          </table:table-cell>
          <table:table-cell office:value-type="float" office:value="0.227852168702335" calcext:value-type="float">
            <text:p>0,227852168702335</text:p>
          </table:table-cell>
          <table:table-cell office:value-type="float" office:value="0.0198880587253955" calcext:value-type="float">
            <text:p>0,0198880587253955</text:p>
          </table:table-cell>
          <table:table-cell office:value-type="float" office:value="0.250197962896393" calcext:value-type="float">
            <text:p>0,250197962896393</text:p>
          </table:table-cell>
          <table:table-cell office:value-type="float" office:value="0.443227559328079" calcext:value-type="float">
            <text:p>0,443227559328079</text:p>
          </table:table-cell>
          <table:table-cell office:value-type="float" office:value="0.105027776084502" calcext:value-type="float">
            <text:p>0,105027776084502</text:p>
          </table:table-cell>
          <table:table-cell office:value-type="float" office:value="0.49362912774086" calcext:value-type="float">
            <text:p>0,49362912774086</text:p>
          </table:table-cell>
        </table:table-row>
        <table:table-row table:style-name="ro2">
          <table:table-cell office:value-type="string" calcext:value-type="string">
            <text:p>(array([0.00748495, 0.09496612, 0.16235019, 0.23426419, 0.29620382,</text:p>
            <text:p>       0.36898943, 0.44086463, 0.50698505, 0.55218899, 0.63127233,</text:p>
            <text:p>       0.70633012, 0.76087445, 0.83591936, 0.9013735 , 0.97868662]), array([0.06686627, 0.24590164, 0.21212121, 0.15      , 0.25      ,</text:p>
            <text:p>       0.2       , 0.11111111, 0.33333333, 0.16666667, 0.11764706,</text:p>
            <text:p>       0.4       , 0.27272727, 0.54545455, 0.25      , 0.44444444]), array([1002,   61,   33,   20,   12,   15,    9,   12,    6,   17,   10,</text:p>
            <text:p>         22,   11,   20,   81,    0]))</text:p>
          </table:table-cell>
          <table:table-cell office:value-type="string" calcext:value-type="string">
            <text:p>(array([2.97434131e-04, 4.89828181e-04, 7.28842967e-04, 1.03359311e-03,</text:p>
            <text:p>       1.51415457e-03, 2.15509225e-03, 3.47863066e-03, 5.32056874e-03,</text:p>
            <text:p>       8.32293687e-03, 1.44543757e-02, 3.01879468e-02, 8.46640218e-02,</text:p>
            <text:p>       2.64852526e-01, 7.10987527e-01, 9.73803579e-01]), array([0.03370787, 0.01123596, 0.06741573, 0.01136364, 0.04494382,</text:p>
            <text:p>       0.08988764, 0.05681818, 0.05617978, 0.05617978, 0.09090909,</text:p>
            <text:p>       0.17977528, 0.23595506, 0.19318182, 0.28089888, 0.42696629]), array([89, 89, 89, 88, 89, 89, 88, 89, 89, 88, 89, 89, 88, 89, 89,  0]))</text:p>
          </table:table-cell>
          <table:table-cell office:value-type="string" calcext:value-type="string">
            <text:p>(array([0.00386099, 0.02838386, 0.04949461, 0.06958821, 0.08969543,</text:p>
            <text:p>       0.10785808, 0.12758327, 0.14877515, 0.16824975, 0.18834371,</text:p>
            <text:p>       0.20939824, 0.22934896, 0.25122883, 0.26604994, 0.29302639,</text:p>
            <text:p>       0.30889841, 0.32823565, 0.34968834, 0.36658598, 0.391813  ,</text:p>
            <text:p>       0.41370325, 0.42664503, 0.45542229, 0.46539593, 0.48639997,</text:p>
            <text:p>       0.50823607, 0.53007774, 0.54389358, 0.56468532, 0.61295206,</text:p>
            <text:p>       0.63217444, 0.64884084, 0.66972166, 0.68006051, 0.71113962,</text:p>
            <text:p>       0.72979145, 0.74903809, 0.765213  , 0.79249053, 0.80620257,</text:p>
            <text:p>       0.82615051, 0.84888658, 0.87168181, 0.88063705, 0.91115882,</text:p>
            <text:p>       0.92977376, 0.95092571, 0.96947794, 0.99050293]), array([0.05269058, 0.18309859, 0.16129032, 0.24      , 0.36842105,</text:p>
            <text:p>       0.125     , 0.27272727, 0.21428571, 0.3       , 0.        ,</text:p>
            <text:p>       0.16666667, 0.2       , 0.14285714, 0.        , 0.5       ,</text:p>
            <text:p>       0.33333333, 0.        , 0.2       , 0.33333333, 0.16666667,</text:p>
            <text:p>       0.        , 0.        , 0.25      , 0.        , 0.33333333,</text:p>
            <text:p>       0.16666667, 0.6       , 0.        , 0.        , 0.        ,</text:p>
            <text:p>       0.4       , 0.        , 0.        , 1.        , 0.66666667,</text:p>
            <text:p>       0.2       , 0.27272727, 0.16666667, 0.5       , 1.        ,</text:p>
            <text:p>       1.        , 0.25      , 0.11111111, 1.        , 0.33333333,</text:p>
            <text:p>       0.375     , 0.23076923, 0.1875    , 0.56      ]), array([892,  71,  31,  25,  19,  16,  11,  14,  10,   7,   6,   5,   7,</text:p>
            <text:p>         5,   4,   3,   3,   5,   3,   6,   2,   2,   4,   1,   3,   6,</text:p>
            <text:p>         5,   1,   3,   0,   6,   5,   6,   2,   1,   3,   5,  11,   6,</text:p>
            <text:p>         4,   3,   2,   4,   9,   1,   6,   8,  13,  16,  50,   0]))</text:p>
          </table:table-cell>
          <table:table-cell office:value-type="float" office:value="0.282177061326181" calcext:value-type="float">
            <text:p>0,282177061326181</text:p>
          </table:table-cell>
          <table:table-cell office:value-type="float" office:value="0.122021401869179" calcext:value-type="float">
            <text:p>0,122021401869179</text:p>
          </table:table-cell>
          <table:table-cell office:value-type="float" office:value="0.311180603851441" calcext:value-type="float">
            <text:p>0,311180603851441</text:p>
          </table:table-cell>
          <table:table-cell office:value-type="float" office:value="0.651373502612114" calcext:value-type="float">
            <text:p>0,651373502612114</text:p>
          </table:table-cell>
          <table:table-cell office:value-type="float" office:value="0.546837287002735" calcext:value-type="float">
            <text:p>0,546837287002735</text:p>
          </table:table-cell>
          <table:table-cell office:value-type="float" office:value="0.781977936625481" calcext:value-type="float">
            <text:p>0,781977936625481</text:p>
          </table:table-cell>
          <table:table-cell office:value-type="float" office:value="0.132386954289347" calcext:value-type="float">
            <text:p>0,132386954289347</text:p>
          </table:table-cell>
          <table:table-cell office:value-type="string" calcext:value-type="string">
            <text:p>(array([0.01888946, 0.09608344, 0.15069862, 0.23869912, 0.29616261,</text:p>
            <text:p>       0.36881193, 0.44570238, 0.49934916, 0.55772963, 0.63110022,</text:p>
            <text:p>       0.70571683, 0.76474945, 0.83268562, 0.90425568, 0.99267695]), array([0.        , 0.        , 0.        , 0.        , 0.        ,</text:p>
            <text:p>       0.        , 0.        , 0.41666667, 1.        , 1.        ,</text:p>
            <text:p>       1.        , 1.        , 1.        , 1.        , 1.        ]), array([112,  30,  12,  19,   9,  18,   6,  12,   9,  14,  13,  23,  32,</text:p>
            <text:p>        51, 971,   0]))</text:p>
          </table:table-cell>
          <table:table-cell office:value-type="string" calcext:value-type="string">
            <text:p>(array([0.01124546, 0.13181693, 0.55430423, 0.86326507, 0.95869516,</text:p>
            <text:p>       0.98333962, 0.99049323, 0.99407081, 0.99612802, 0.99763831,</text:p>
            <text:p>       0.99841046, 0.99892228, 0.9992523 , 0.99950331, 0.99969843]), array([0.        , 0.        , 0.60674157, 1.        , 1.        ,</text:p>
            <text:p>       1.        , 1.        , 1.        , 1.        , 1.        ,</text:p>
            <text:p>       1.        , 1.        , 1.        , 1.        , 1.        ]), array([89, 89, 89, 88, 89, 89, 88, 89, 89, 88, 89, 89, 88, 89, 89,  0]))</text:p>
          </table:table-cell>
          <table:table-cell office:value-type="string" calcext:value-type="string">
            <text:p>(array([0.00648555, 0.03015447, 0.05045329, 0.07201048, 0.0905463 ,</text:p>
            <text:p>       0.10999203, 0.12820016, 0.14891871, 0.16878848, 0.21037413,</text:p>
            <text:p>       0.23306989, 0.24936891, 0.27101764, 0.28860599, 0.31643957,</text:p>
            <text:p>       0.33027834, 0.35129653, 0.36873504, 0.38637128, 0.43531468,</text:p>
            <text:p>       0.45380375, 0.46531296, 0.49057024, 0.51121265, 0.52890468,</text:p>
            <text:p>       0.54327064, 0.57335497, 0.58629675, 0.60628667, 0.63401361,</text:p>
            <text:p>       0.65091977, 0.67176435, 0.68993495, 0.70678282, 0.73379635,</text:p>
            <text:p>       0.74723749, 0.76859051, 0.79209929, 0.81002017, 0.83068544,</text:p>
            <text:p>       0.8505172 , 0.87243578, 0.89165946, 0.91133922, 0.93139091,</text:p>
            <text:p>       0.95118968, 0.97180999, 0.99602365]), array([0., 0., 0., 0., 0., 0., 0., 0., 0., 0., 0., 0., 0., 0., 0., 0., 0.,</text:p>
            <text:p>       0., 0., 0., 0., 0., 0., 1., 1., 1., 1., 1., 1., 1., 1., 1., 1., 1.,</text:p>
            <text:p>       1., 1., 1., 1., 1., 1., 1., 1., 1., 1., 1., 1., 1., 1.]), array([ 69,  26,  15,  11,  11,   2,  11,   6,   3,   0,   3,   6,   9,</text:p>
            <text:p>         4,   3,   1,   2,   7,   4,   7,   0,   3,   2,   2,   6,   3,</text:p>
            <text:p>         4,   3,   2,   2,   5,   4,   4,   3,   3,   4,   6,   9,   5,</text:p>
            <text:p>         7,  10,   9,  12,   9,  15,  14,  22,  29,  61, 873,   0]))</text:p>
          </table:table-cell>
          <table:table-cell office:value-type="float" office:value="0.220587711962892" calcext:value-type="float">
            <text:p>0,220587711962892</text:p>
          </table:table-cell>
          <table:table-cell office:value-type="float" office:value="0.0277388492572231" calcext:value-type="float">
            <text:p>0,0277388492572231</text:p>
          </table:table-cell>
          <table:table-cell office:value-type="float" office:value="0.247803570572594" calcext:value-type="float">
            <text:p>0,247803570572594</text:p>
          </table:table-cell>
          <table:table-cell office:value-type="float" office:value="0.445702383915583" calcext:value-type="float">
            <text:p>0,445702383915583</text:p>
          </table:table-cell>
          <table:table-cell office:value-type="float" office:value="0.136734927750447" calcext:value-type="float">
            <text:p>0,136734927750447</text:p>
          </table:table-cell>
          <table:table-cell office:value-type="float" office:value="0.490570237239202" calcext:value-type="float">
            <text:p>0,490570237239202</text:p>
          </table:table-cell>
        </table:table-row>
        <table:table-row table:style-name="ro2">
          <table:table-cell office:value-type="string" calcext:value-type="string">
            <text:p>(array([0.00720936, 0.08921584, 0.16024151, 0.23113554, 0.2986348 ,</text:p>
            <text:p>       0.36801641, 0.43383809, 0.48293585, 0.55326796, 0.63345924,</text:p>
            <text:p>       0.69512744, 0.76178737, 0.84262164, 0.90090125, 0.97587115]), array([0.0757156 , 0.16666667, 0.24137931, 0.41666667, 0.375     ,</text:p>
            <text:p>       0.33333333, 0.        , 0.22222222, 0.42857143, 0.33333333,</text:p>
            <text:p>       0.18181818, 0.25      , 0.        , 0.26666667, 0.32786885]), array([1083,   48,   29,   12,   16,    6,    7,    9,    7,   12,   11,</text:p>
            <text:p>         12,    3,   15,   61,    0]))</text:p>
          </table:table-cell>
          <table:table-cell office:value-type="string" calcext:value-type="string">
            <text:p>(array([6.28778258e-04, 7.58770209e-04, 8.89813752e-04, 1.07990079e-03,</text:p>
            <text:p>       1.40805424e-03, 1.88155218e-03, 2.58810545e-03, 3.80760651e-03,</text:p>
            <text:p>       5.56844729e-03, 8.85280714e-03, 1.52730832e-02, 3.30995486e-02,</text:p>
            <text:p>       9.86757850e-02, 4.38963648e-01, 9.35099690e-01]), array([0.        , 0.03370787, 0.04494382, 0.01136364, 0.05617978,</text:p>
            <text:p>       0.02247191, 0.02272727, 0.04494382, 0.04494382, 0.18181818,</text:p>
            <text:p>       0.12359551, 0.30337079, 0.18181818, 0.29213483, 0.30337079]), array([89, 89, 89, 88, 89, 89, 88, 89, 89, 88, 89, 89, 88, 89, 89,  0]))</text:p>
          </table:table-cell>
          <table:table-cell office:value-type="string" calcext:value-type="string">
            <text:p>(array([0.00383386, 0.02859862, 0.0489665 , 0.06990862, 0.0868869 ,</text:p>
            <text:p>       0.10909732, 0.13397658, 0.1490753 , 0.17052346, 0.18810078,</text:p>
            <text:p>       0.21050423, 0.23281474, 0.25008764, 0.27046633, 0.2861779 ,</text:p>
            <text:p>       0.3053073 , 0.32467284, 0.34983979, 0.36331803, 0.38170029,</text:p>
            <text:p>       0.41950181, 0.42923435, 0.45021372, 0.47378015, 0.49012468,</text:p>
            <text:p>       0.50714785, 0.53533608, 0.55133224, 0.59687465, 0.61540474,</text:p>
            <text:p>       0.62898942, 0.65004017, 0.66948229, 0.68830077, 0.70554694,</text:p>
            <text:p>       0.749401  , 0.76335344, 0.78964486, 0.82236427, 0.84180492,</text:p>
            <text:p>       0.87318471, 0.8903504 , 0.90959002, 0.93110437, 0.95036933,</text:p>
            <text:p>       0.97108461, 0.99046794]), array([0.05344296, 0.28571429, 0.28125   , 0.15384615, 0.0625    ,</text:p>
            <text:p>       0.27272727, 0.375     , 0.25      , 0.        , 0.28571429,</text:p>
            <text:p>       0.5       , 0.5       , 0.25      , 1.        , 0.28571429,</text:p>
            <text:p>       0.5       , 0.2       , 0.        , 1.        , 0.33333333,</text:p>
            <text:p>       0.        , 0.        , 0.        , 0.2       , 0.33333333,</text:p>
            <text:p>       0.        , 1.        , 0.        , 1.        , 0.33333333,</text:p>
            <text:p>       0.4       , 0.        , 0.33333333, 0.33333333, 0.16666667,</text:p>
            <text:p>       0.14285714, 0.5       , 0.33333333, 0.        , 0.        ,</text:p>
            <text:p>       0.25      , 0.25      , 0.4       , 0.16666667, 0.2       ,</text:p>
            <text:p>       0.41176471, 0.32258065]), array([973,  70,  32,  26,  16,  11,   8,  12,   5,   7,   4,   4,   4,</text:p>
            <text:p>         2,   7,   2,   5,   2,   1,   3,   1,   4,   2,   5,   3,   1,</text:p>
            <text:p>         2,   4,   0,   1,   3,   5,   3,   3,   3,   6,   0,   7,   2,</text:p>
            <text:p>         3,   0,   1,   1,   4,   4,   5,   6,  10,  17,  31,   0]))</text:p>
          </table:table-cell>
          <table:table-cell office:value-type="float" office:value="0.319533572809414" calcext:value-type="float">
            <text:p>0,319533572809414</text:p>
          </table:table-cell>
          <table:table-cell office:value-type="float" office:value="0.111812506710486" calcext:value-type="float">
            <text:p>0,111812506710486</text:p>
          </table:table-cell>
          <table:table-cell office:value-type="float" office:value="0.374776036887675" calcext:value-type="float">
            <text:p>0,374776036887675</text:p>
          </table:table-cell>
          <table:table-cell office:value-type="float" office:value="0.842621644337972" calcext:value-type="float">
            <text:p>0,842621644337972</text:p>
          </table:table-cell>
          <table:table-cell office:value-type="float" office:value="0.631728903631146" calcext:value-type="float">
            <text:p>0,631728903631146</text:p>
          </table:table-cell>
          <table:table-cell office:value-type="float" office:value="0.841804921627045" calcext:value-type="float">
            <text:p>0,841804921627045</text:p>
          </table:table-cell>
          <table:table-cell office:value-type="float" office:value="0.127297600265711" calcext:value-type="float">
            <text:p>0,127297600265711</text:p>
          </table:table-cell>
          <table:table-cell office:value-type="string" calcext:value-type="string">
            <text:p>(array([0.02023427, 0.09633323, 0.15765255, 0.23449495, 0.30100769,</text:p>
            <text:p>       0.36755386, 0.44866776, 0.50709003, 0.56306802, 0.63361887,</text:p>
            <text:p>       0.69861337, 0.76507513, 0.83897213, 0.9104884 , 0.99334889]), array([0.        , 0.        , 0.        , 0.        , 0.        ,</text:p>
            <text:p>       0.        , 0.        , 0.66666667, 1.        , 1.        ,</text:p>
            <text:p>       1.        , 1.        , 1.        , 1.        , 1.        ]), array([ 123,   19,   10,   14,   15,   10,    4,    9,   10,    8,   12,</text:p>
            <text:p>         10,   22,   44, 1021,    0]))</text:p>
          </table:table-cell>
          <table:table-cell office:value-type="string" calcext:value-type="string">
            <text:p>(array([0.01099848, 0.13188257, 0.64126793, 0.93193105, 0.97865639,</text:p>
            <text:p>       0.9893481 , 0.99376417, 0.99590344, 0.99724068, 0.99803281,</text:p>
            <text:p>       0.99854559, 0.99890142, 0.99910124, 0.99923925, 0.99937122]), array([0.       , 0.       , 0.7752809, 1.       , 1.       , 1.       ,</text:p>
            <text:p>       1.       , 1.       , 1.       , 1.       , 1.       , 1.       ,</text:p>
            <text:p>       1.       , 1.       , 1.       ]), array([89, 89, 89, 88, 89, 89, 88, 89, 89, 88, 89, 89, 88, 89, 89,  0]))</text:p>
          </table:table-cell>
          <table:table-cell office:value-type="string" calcext:value-type="string">
            <text:p>(array([0.00777395, 0.02985684, 0.0491108 , 0.07034099, 0.09106419,</text:p>
            <text:p>       0.10820276, 0.13138391, 0.15448077, 0.17763573, 0.18359043,</text:p>
            <text:p>       0.20783686, 0.23349399, 0.25015713, 0.27046633, 0.29490697,</text:p>
            <text:p>       0.31084353, 0.32576777, 0.34995983, 0.36719954, 0.38562033,</text:p>
            <text:p>       0.44866776, 0.47248498, 0.48774181, 0.50612871, 0.52904273,</text:p>
            <text:p>       0.54978628, 0.57076565, 0.58868642, 0.61932478, 0.62521362,</text:p>
            <text:p>       0.65016021, 0.6724772 , 0.69340914, 0.71573086, 0.74913909,</text:p>
            <text:p>       0.76530996, 0.78608836, 0.81009508, 0.82947654, 0.85231382,</text:p>
            <text:p>       0.86820494, 0.89006085, 0.91305979, 0.93052483, 0.95086596,</text:p>
            <text:p>       0.97196912, 0.99628535]), array([0., 0., 0., 0., 0., 0., 0., 0., 0., 0., 0., 0., 0., 0., 0., 0., 0.,</text:p>
            <text:p>       0., 0., 0., 0., 0., 0., 1., 1., 1., 1., 1., 1., 1., 1., 1., 1., 1.,</text:p>
            <text:p>       1., 1., 1., 1., 1., 1., 1., 1., 1., 1., 1., 1., 1.]), array([ 73,  30,  17,   9,   4,   6,   6,   4,   1,   2,   4,   3,   7,</text:p>
            <text:p>         2,   7,   3,   3,   3,   4,   3,   0,   0,   4,   1,   2,   2,</text:p>
            <text:p>         6,   2,   4,   2,   3,   2,   2,   5,   2,   6,   0,   4,   3,</text:p>
            <text:p>         3,   5,   5,   9,   6,   9,  17,  23,  25,  57, 931,   0]))</text:p>
          </table:table-cell>
          <table:table-cell office:value-type="float" office:value="0.225489076510039" calcext:value-type="float">
            <text:p>0,225489076510039</text:p>
          </table:table-cell>
          <table:table-cell office:value-type="float" office:value="0.0264572444631985" calcext:value-type="float">
            <text:p>0,0264572444631985</text:p>
          </table:table-cell>
          <table:table-cell office:value-type="float" office:value="0.242009954900175" calcext:value-type="float">
            <text:p>0,242009954900175</text:p>
          </table:table-cell>
          <table:table-cell office:value-type="float" office:value="0.448667764663696" calcext:value-type="float">
            <text:p>0,448667764663696</text:p>
          </table:table-cell>
          <table:table-cell office:value-type="float" office:value="0.134012970361817" calcext:value-type="float">
            <text:p>0,134012970361817</text:p>
          </table:table-cell>
          <table:table-cell office:value-type="float" office:value="0.493871286511421" calcext:value-type="float">
            <text:p>0,493871286511421</text:p>
          </table:table-cell>
        </table:table-row>
        <table:table-row table:style-name="ro3">
          <table:table-cell office:value-type="string" calcext:value-type="string">
            <text:p>(array([0.00597475, 0.09193428, 0.16416805, 0.23184054, 0.30146756,</text:p>
            <text:p>       0.37273653, 0.43866977, 0.48271717, 0.57802227, 0.62175179,</text:p>
            <text:p>       0.70670137, 0.77010429, 0.82216403, 0.89703879, 0.97981565]), array([0.09878683, 0.21875   , 0.16666667, 0.28571429, 0.08333333,</text:p>
            <text:p>       0.33333333, 0.5       , 0.5       , 1.        , 0.        ,</text:p>
            <text:p>       0.        , 0.6       , 0.28571429, 0.35294118, 0.3       ]), array([1154,   32,   18,    7,   12,    6,    4,    8,    4,    3,    4,</text:p>
            <text:p>          5,    7,   17,   50,    0]))</text:p>
          </table:table-cell>
          <table:table-cell office:value-type="string" calcext:value-type="string">
            <text:p>(array([3.12272097e-04, 4.19518154e-04, 5.47495087e-04, 6.97493729e-04,</text:p>
            <text:p>       9.16146815e-04, 1.20956227e-03, 1.55722882e-03, 2.04530881e-03,</text:p>
            <text:p>       3.07532472e-03, 4.75275606e-03, 7.99851934e-03, 1.54569915e-02,</text:p>
            <text:p>       3.82459577e-02, 2.20390056e-01, 9.02157659e-01]), array([0.03370787, 0.02247191, 0.03370787, 0.02272727, 0.03370787,</text:p>
            <text:p>       0.05617978, 0.07954545, 0.1011236 , 0.07865169, 0.17045455,</text:p>
            <text:p>       0.17977528, 0.17977528, 0.29545455, 0.24719101, 0.3258427 ]), array([89, 89, 89, 88, 89, 89, 88, 89, 89, 88, 89, 89, 88, 89, 89,  0]))</text:p>
          </table:table-cell>
          <table:table-cell office:value-type="string" calcext:value-type="string">
            <text:p>(array([0.00306997, 0.02674215, 0.04809151, 0.06866929, 0.0883521 ,</text:p>
            <text:p>       0.11144952, 0.1307329 , 0.14848765, 0.16721758, 0.18709566,</text:p>
            <text:p>       0.20169283, 0.22598147, 0.25208993, 0.27022143, 0.28457554,</text:p>
            <text:p>       0.30848045, 0.32637198, 0.35330933, 0.36721079, 0.39073874,</text:p>
            <text:p>       0.4052918 , 0.43976966, 0.45480882, 0.47146065, 0.48515603,</text:p>
            <text:p>       0.50963905, 0.55823004, 0.57589763, 0.5889807 , 0.61100045,</text:p>
            <text:p>       0.64325446, 0.68001187, 0.71095452, 0.72488457, 0.74909288,</text:p>
            <text:p>       0.77085455, 0.78886491, 0.80844878, 0.85149592, 0.87191218,</text:p>
            <text:p>       0.88631734, 0.91176673, 0.93031323, 0.95420973, 0.97277135,</text:p>
            <text:p>       0.99251406]), array([0.08254269, 0.26229508, 0.24137931, 0.33333333, 0.18181818,</text:p>
            <text:p>       0.14285714, 0.4       , 0.33333333, 0.        , 0.        ,</text:p>
            <text:p>       0.5       , 0.        , 0.        , 0.25      , 0.        ,</text:p>
            <text:p>       0.33333333, 0.        , 1.        , 0.33333333, 0.        ,</text:p>
            <text:p>       0.        , 1.        , 0.5       , 0.6       , 0.        ,</text:p>
            <text:p>       0.5       , 1.        , 1.        , 1.        , 0.        ,</text:p>
            <text:p>       0.        , 0.        , 0.        , 0.        , 0.        ,</text:p>
            <text:p>       0.66666667, 1.        , 0.4       , 0.        , 0.33333333,</text:p>
            <text:p>       0.25      , 0.4       , 0.2       , 0.16666667, 0.26666667,</text:p>
            <text:p>       0.37037037]), array([1054,   61,   29,   21,   11,    7,    5,    6,    4,    6,    2,</text:p>
            <text:p>          2,    2,    4,    2,    3,    4,    1,    3,    2,    1,    1,</text:p>
            <text:p>          2,    5,    1,    2,    0,    1,    1,    2,    2,    0,    1,</text:p>
            <text:p>          0,    1,    2,    1,    1,    3,    1,    5,    0,    1,    6,</text:p>
            <text:p>          4,    5,    5,    6,   15,   27,    0]))</text:p>
          </table:table-cell>
          <table:table-cell office:value-type="float" office:value="0.286203255443011" calcext:value-type="float">
            <text:p>0,286203255443011</text:p>
          </table:table-cell>
          <table:table-cell office:value-type="float" office:value="0.120877618916057" calcext:value-type="float">
            <text:p>0,120877618916057</text:p>
          </table:table-cell>
          <table:table-cell office:value-type="float" office:value="0.37713386687784" calcext:value-type="float">
            <text:p>0,37713386687784</text:p>
          </table:table-cell>
          <table:table-cell office:value-type="float" office:value="0.706701368093491" calcext:value-type="float">
            <text:p>0,706701368093491</text:p>
          </table:table-cell>
          <table:table-cell office:value-type="float" office:value="0.576314962312077" calcext:value-type="float">
            <text:p>0,576314962312077</text:p>
          </table:table-cell>
          <table:table-cell office:value-type="float" office:value="0.851495921611786" calcext:value-type="float">
            <text:p>0,851495921611786</text:p>
          </table:table-cell>
          <table:table-cell office:value-type="float" office:value="0.133822411361785" calcext:value-type="float">
            <text:p>0,133822411361785</text:p>
          </table:table-cell>
          <table:table-cell office:value-type="string" calcext:value-type="string">
            <text:p>(array([0.01552592, 0.09913849, 0.16257335, 0.23525301, 0.29736658,</text:p>
            <text:p>       0.36986935, 0.44859193, 0.49715418, 0.57576564, 0.61954573,</text:p>
            <text:p>       0.69963888, 0.77108121, 0.82945354, 0.90620179, 0.99470075]), array([0. , 0. , 0. , 0. , 0. , 0. , 0. , 0.5, 1. , 1. , 1. , 1. , 1. ,</text:p>
            <text:p>       1. , 1. ]), array([ 149,   18,    8,    4,    5,    5,    2,    8,    6,    4,   11,</text:p>
            <text:p>          8,   17,   31, 1055,    0]))</text:p>
          </table:table-cell>
          <table:table-cell office:value-type="string" calcext:value-type="string">
            <text:p>(array([0.00444347, 0.06382731, 0.69789139, 0.96073971, 0.98695233,</text:p>
            <text:p>       0.99364979, 0.99627028, 0.99768583, 0.99833006, 0.99873693,</text:p>
            <text:p>       0.99904537, 0.99928443, 0.99944332, 0.9995754 , 0.99968563]), array([0.        , 0.        , 0.80898876, 1.        , 1.        ,</text:p>
            <text:p>       1.        , 1.        , 1.        , 1.        , 1.        ,</text:p>
            <text:p>       1.        , 1.        , 1.        , 1.        , 1.        ]), array([89, 89, 89, 88, 89, 89, 88, 89, 89, 88, 89, 89, 88, 89, 89,  0]))</text:p>
          </table:table-cell>
          <table:table-cell office:value-type="string" calcext:value-type="string">
            <text:p>(array([0.00609845, 0.02847627, 0.04461536, 0.06911761, 0.08737599,</text:p>
            <text:p>       0.11422611, 0.13040961, 0.14839009, 0.19275113, 0.20018664,</text:p>
            <text:p>       0.22656292, 0.25090712, 0.2692354 , 0.28904548, 0.31681325,</text:p>
            <text:p>       0.35502744, 0.36129275, 0.38899955, 0.43976966, 0.45741421,</text:p>
            <text:p>       0.46780115, 0.49680382, 0.51546295, 0.52305011, 0.55301331,</text:p>
            <text:p>       0.57589763, 0.59088987, 0.60926126, 0.6298302 , 0.67362802,</text:p>
            <text:p>       0.6940985 , 0.71542446, 0.72748988, 0.74791007, 0.77179091,</text:p>
            <text:p>       0.79283295, 0.81224041, 0.83278242, 0.85143507, 0.87205326,</text:p>
            <text:p>       0.88886102, 0.91125823, 0.93132032, 0.95069517, 0.97406445,</text:p>
            <text:p>       0.99713037]), array([0., 0., 0., 0., 0., 0., 0., 0., 0., 0., 0., 0., 0., 0., 0., 0., 0.,</text:p>
            <text:p>       0., 0., 0., 0., 0., 1., 1., 1., 1., 1., 1., 1., 1., 1., 1., 1., 1.,</text:p>
            <text:p>       1., 1., 1., 1., 1., 1., 1., 1., 1., 1., 1., 1.]), array([104,  27,  12,  11,   5,   4,   6,   3,   0,   3,   1,   1,   1,</text:p>
            <text:p>         2,   2,   2,   0,   2,   1,   2,   0,   1,   1,   3,   1,   2,</text:p>
            <text:p>         2,   2,   1,   3,   2,   2,   0,   4,   2,   2,   3,   2,   4,</text:p>
            <text:p>         2,   8,   4,   4,   5,   7,  11,  15,  23,  49, 977,   0]))</text:p>
          </table:table-cell>
          <table:table-cell office:value-type="float" office:value="0.215651794878802" calcext:value-type="float">
            <text:p>0,215651794878802</text:p>
          </table:table-cell>
          <table:table-cell office:value-type="float" office:value="0.0166646054796859" calcext:value-type="float">
            <text:p>0,0166646054796859</text:p>
          </table:table-cell>
          <table:table-cell office:value-type="float" office:value="0.243454329893437" calcext:value-type="float">
            <text:p>0,243454329893437</text:p>
          </table:table-cell>
          <table:table-cell office:value-type="float" office:value="0.448591932654381" calcext:value-type="float">
            <text:p>0,448591932654381</text:p>
          </table:table-cell>
          <table:table-cell office:value-type="float" office:value="0.111097374993764" calcext:value-type="float">
            <text:p>0,111097374993764</text:p>
          </table:table-cell>
          <table:table-cell office:value-type="float" office:value="0.496803820133209" calcext:value-type="float">
            <text:p>0,496803820133209</text:p>
          </table:table-cell>
        </table:table-row>
        <table:table-row table:style-name="ro4">
          <table:table-cell office:value-type="string" calcext:value-type="string">
            <text:p>(array([0.00435174, 0.09290144, 0.16288273, 0.23604355, 0.29439142,</text:p>
            <text:p>       0.34976046, 0.44076274, 0.49666986, 0.55726692, 0.61875892,</text:p>
            <text:p>       0.72403434, 0.75418691, 0.8352413 , 0.89309003, 0.9840863 ]), array([0.09142857, 0.26923077, 0.58333333, 0.75      , 0.5       ,</text:p>
            <text:p>       0.57142857, 0.57142857, 0.5       , 0.        , 0.33333333,</text:p>
            <text:p>       0.        , 0.        , 0.5       , 0.33333333, 0.75      ]), array([1225,   26,   12,    8,    4,    7,    7,    2,    2,    3,    2,</text:p>
            <text:p>          3,    8,    6,   16,    0]))</text:p>
          </table:table-cell>
          <table:table-cell office:value-type="string" calcext:value-type="string">
            <text:p>(array([1.90466524e-04, 2.51568384e-04, 3.19834632e-04, 3.93399935e-04,</text:p>
            <text:p>       5.01732365e-04, 6.63289435e-04, 8.96132890e-04, 1.27267701e-03,</text:p>
            <text:p>       1.75283488e-03, 2.49577805e-03, 3.90418780e-03, 6.87146949e-03,</text:p>
            <text:p>       1.33877711e-02, 4.28537354e-02, 5.28528963e-01]), array([0.01123596, 0.01123596, 0.01123596, 0.03409091, 0.02247191,</text:p>
            <text:p>       0.07865169, 0.09090909, 0.03370787, 0.1011236 , 0.09090909,</text:p>
            <text:p>       0.12222222, 0.19318182, 0.17045455, 0.33707865, 0.51685393]), array([89, 89, 89, 88, 89, 89, 88, 89, 89, 88, 90, 88, 88, 89, 89,  0]))</text:p>
          </table:table-cell>
          <table:table-cell office:value-type="string" calcext:value-type="string">
            <text:p>(array([0.0026394 , 0.02872651, 0.04668401, 0.07001315, 0.08967964,</text:p>
            <text:p>       0.11315441, 0.13541805, 0.14985422, 0.16972559, 0.1943474 ,</text:p>
            <text:p>       0.20546174, 0.22254567, 0.25732889, 0.26034692, 0.29122827,</text:p>
            <text:p>       0.30388087, 0.33684254, 0.34797288, 0.3716163 , 0.41585492,</text:p>
            <text:p>       0.4376594 , 0.452176  , 0.46551951, 0.52291572, 0.55051905,</text:p>
            <text:p>       0.56401479, 0.6048947 , 0.62569103, 0.72403434, 0.75418691,</text:p>
            <text:p>       0.80597094, 0.83559746, 0.85078844, 0.86704588, 0.88155532,</text:p>
            <text:p>       0.90454552, 0.93187538, 0.95310771, 0.97822747, 0.99170357]), array([0.07838071, 0.33333333, 0.35      , 0.33333333, 0.18181818,</text:p>
            <text:p>       0.14285714, 0.5       , 0.8       , 0.75      , 0.        ,</text:p>
            <text:p>       1.        , 0.5       , 1.        , 0.        , 0.33333333,</text:p>
            <text:p>       1.        , 1.        , 0.4       , 1.        , 0.        ,</text:p>
            <text:p>       1.        , 1.        , 0.66666667, 0.        , 0.        ,</text:p>
            <text:p>       0.        , 0.        , 0.5       , 0.        , 0.        ,</text:p>
            <text:p>       0.        , 0.66666667, 0.5       , 0.66666667, 0.        ,</text:p>
            <text:p>       0.5       , 0.5       , 1.        , 0.5       , 0.75      ]), array([1161,   42,   20,    9,   11,    7,    2,    5,    4,    2,    2,</text:p>
            <text:p>          2,    3,    1,    3,    1,    1,    5,    1,    0,    2,    2,</text:p>
            <text:p>          1,    3,    0,    0,    1,    1,    1,    0,    1,    2,    0,</text:p>
            <text:p>          0,    0,    0,    2,    3,    0,    0,    2,    3,    2,    3,</text:p>
            <text:p>          1,    2,    2,    1,    2,   12,    0]))</text:p>
          </table:table-cell>
          <table:table-cell office:value-type="float" office:value="0.347272261190672" calcext:value-type="float">
            <text:p>0,347272261190672</text:p>
          </table:table-cell>
          <table:table-cell office:value-type="float" office:value="0.0829619601882767" calcext:value-type="float">
            <text:p>0,0829619601882767</text:p>
          </table:table-cell>
          <table:table-cell office:value-type="float" office:value="0.414981758414843" calcext:value-type="float">
            <text:p>0,414981758414843</text:p>
          </table:table-cell>
          <table:table-cell office:value-type="float" office:value="0.754186908404032" calcext:value-type="float">
            <text:p>0,754186908404032</text:p>
          </table:table-cell>
          <table:table-cell office:value-type="float" office:value="0.294224916256211" calcext:value-type="float">
            <text:p>0,294224916256211</text:p>
          </table:table-cell>
          <table:table-cell office:value-type="float" office:value="0.881555318832397" calcext:value-type="float">
            <text:p>0,881555318832397</text:p>
          </table:table-cell>
          <table:table-cell office:value-type="float" office:value="0.108204333600822" calcext:value-type="float">
            <text:p>0,108204333600822</text:p>
          </table:table-cell>
          <table:table-cell office:value-type="string" calcext:value-type="string">
            <text:p>(array([0.0113577 , 0.09712768, 0.16425416, 0.2381877 , 0.28847431,</text:p>
            <text:p>       0.36214332, 0.44624545, 0.47375414, 0.56888912, 0.64520336,</text:p>
            <text:p>       0.71220011, 0.75895081, 0.83712593, 0.90530986, 0.99620621]), array([0., 0., 0., 0., 0., 0., 0., 0., 1., 1., 1., 1., 1., 1., 1.]), array([ 116,   11,   11,    9,    4,    6,    6,    2,    3,    4,    2,</text:p>
            <text:p>          2,    9,   21, 1125,    0]))</text:p>
          </table:table-cell>
          <table:table-cell office:value-type="string" calcext:value-type="string">
            <text:p>(array([0.00527858, 0.24336422, 0.94371744, 0.98877426, 0.99468542,</text:p>
            <text:p>       0.99697658, 0.9980076 , 0.99860767, 0.99903346, 0.99931046,</text:p>
            <text:p>       0.99948823, 0.9996028 , 0.99967873, 0.99974736, 0.99980929]), array([0.        , 0.14606742, 1.        , 1.        , 1.        ,</text:p>
            <text:p>       1.        , 1.        , 1.        , 1.        , 1.        ,</text:p>
            <text:p>       1.        , 1.        , 1.        , 1.        , 1.        ]), array([89, 89, 89, 88, 89, 89, 88, 89, 89, 88, 89, 89, 88, 89, 89,  0]))</text:p>
          </table:table-cell>
          <table:table-cell office:value-type="string" calcext:value-type="string">
            <text:p>(array([0.00603776, 0.02812026, 0.04687724, 0.0709002 , 0.09633234,</text:p>
            <text:p>       0.11506941, 0.13283394, 0.14987861, 0.16733615, 0.19402906,</text:p>
            <text:p>       0.20546174, 0.22333987, 0.25157099, 0.27596566, 0.29808503,</text:p>
            <text:p>       0.30388087, 0.33684254, 0.34980872, 0.37064731, 0.3951053 ,</text:p>
            <text:p>       0.43710133, 0.45082848, 0.47067333, 0.5383772 , 0.58414508,</text:p>
            <text:p>       0.62106037, 0.65325102, 0.71220011, 0.73965308, 0.77824853,</text:p>
            <text:p>       0.8056526 , 0.83241154, 0.85084942, 0.86532314, 0.88660221,</text:p>
            <text:p>       0.9111612 , 0.93103331, 0.95339773, 0.9714395 , 0.99759375]), array([0., 0., 0., 0., 0., 0., 0., 0., 0., 0., 0., 0., 0., 0., 0., 0., 0.,</text:p>
            <text:p>       0., 0., 0., 0., 0., 0., 1., 1., 1., 1., 1., 1., 1., 1., 1., 1., 1.,</text:p>
            <text:p>       1., 1., 1., 1., 1., 1.]), array([  94,   15,    7,    4,    3,    2,    2,    5,    4,    2,    2,</text:p>
            <text:p>          1,    6,    2,    1,    1,    1,    2,    2,    1,    0,    3,</text:p>
            <text:p>          2,    3,    0,    0,    1,    0,    0,    2,    0,    1,    3,</text:p>
            <text:p>          0,    0,    2,    1,    0,    1,    0,    2,    3,    2,    3,</text:p>
            <text:p>          6,   10,    7,   14,   29, 1079,    0]))</text:p>
          </table:table-cell>
          <table:table-cell office:value-type="float" office:value="0.243843936694033" calcext:value-type="float">
            <text:p>0,243843936694033</text:p>
          </table:table-cell>
          <table:table-cell office:value-type="float" office:value="0.0123424059834357" calcext:value-type="float">
            <text:p>0,0123424059834357</text:p>
          </table:table-cell>
          <table:table-cell office:value-type="float" office:value="0.218608159053485" calcext:value-type="float">
            <text:p>0,218608159053485</text:p>
          </table:table-cell>
          <table:table-cell office:value-type="float" office:value="0.47375413775444" calcext:value-type="float">
            <text:p>0,47375413775444</text:p>
          </table:table-cell>
          <table:table-cell office:value-type="float" office:value="0.0972967999621054" calcext:value-type="float">
            <text:p>0,0972967999621054</text:p>
          </table:table-cell>
          <table:table-cell office:value-type="float" office:value="0.47067333261172" calcext:value-type="float">
            <text:p>0,47067333261172</text:p>
          </table:table-cell>
        </table:table-row>
        <table:table-row table:style-name="ro2">
          <table:table-cell office:value-type="string" calcext:value-type="string">
            <text:p>(array([0.00722359, 0.09484216, 0.16397447, 0.22900322, 0.29722792,</text:p>
            <text:p>       0.36760875, 0.43934867, 0.50006533, 0.56732836, 0.63548769,</text:p>
            <text:p>       0.70429057, 0.75735094, 0.83312356, 0.9116204 , 0.98106938]), array([0.08802178, 0.34090909, 0.19230769, 0.27777778, 0.375     ,</text:p>
            <text:p>       0.55555556, 0.33333333, 0.375     , 0.55555556, 0.25      ,</text:p>
            <text:p>       0.22222222, 0.66666667, 0.41666667, 0.375     , 0.45098039]), array([1102,   44,   26,   18,    8,    9,    9,    8,    9,    4,    9,</text:p>
            <text:p>          6,   12,   16,   51,    0]))</text:p>
          </table:table-cell>
          <table:table-cell office:value-type="string" calcext:value-type="string">
            <text:p>(array([2.86954197e-04, 4.06423992e-04, 5.33516118e-04, 7.05872846e-04,</text:p>
            <text:p>       9.58930133e-04, 1.33646937e-03, 1.98529124e-03, 3.03860227e-03,</text:p>
            <text:p>       4.72595264e-03, 8.26489778e-03, 1.49951950e-02, 2.98787720e-02,</text:p>
            <text:p>       8.12567934e-02, 3.61215461e-01, 9.21878185e-01]), array([0.02247191, 0.01123596, 0.04494382, 0.01136364, 0.06741573,</text:p>
            <text:p>       0.06741573, 0.09090909, 0.13483146, 0.1011236 , 0.10227273,</text:p>
            <text:p>       0.16853933, 0.17977528, 0.28409091, 0.31460674, 0.4494382 ]), array([89, 89, 89, 88, 89, 89, 88, 89, 89, 88, 89, 89, 88, 89, 89,  0]))</text:p>
          </table:table-cell>
          <table:table-cell office:value-type="string" calcext:value-type="string">
            <text:p>(array([0.00338446, 0.02875212, 0.04967753, 0.07056251, 0.08975917,</text:p>
            <text:p>       0.10956598, 0.13552202, 0.14796508, 0.1742842 , 0.1887144 ,</text:p>
            <text:p>       0.21162383, 0.23069199, 0.2421607 , 0.27350452, 0.29063037,</text:p>
            <text:p>       0.31124196, 0.33397325, 0.3535548 , 0.37478428, 0.39427814,</text:p>
            <text:p>       0.40388146, 0.42504414, 0.44960976, 0.46738024, 0.48934472,</text:p>
            <text:p>       0.51155072, 0.5301156 , 0.55109018, 0.56971318, 0.59334075,</text:p>
            <text:p>       0.63095035, 0.64909971, 0.67466092, 0.68993392, 0.71253824,</text:p>
            <text:p>       0.72689611, 0.74536395, 0.77162309, 0.80984998, 0.82817382,</text:p>
            <text:p>       0.85104752, 0.87626415, 0.89621657, 0.9092547 , 0.9280015 ,</text:p>
            <text:p>       0.94971376, 0.97189952, 0.99317495]), array([0.07479508, 0.13580247, 0.34210526, 0.21052632, 0.35714286,</text:p>
            <text:p>       0.375     , 0.2       , 0.18181818, 0.33333333, 0.11111111,</text:p>
            <text:p>       0.25      , 0.3       , 0.25      , 0.33333333, 1.        ,</text:p>
            <text:p>       0.        , 1.        , 0.5       , 0.5       , 0.33333333,</text:p>
            <text:p>       1.        , 0.        , 0.66666667, 0.        , 0.33333333,</text:p>
            <text:p>       0.66666667, 0.        , 1.        , 0.25      , 1.        ,</text:p>
            <text:p>       0.        , 1.        , 0.        , 0.        , 0.        ,</text:p>
            <text:p>       0.5       , 1.        , 0.66666667, 0.33333333, 0.5       ,</text:p>
            <text:p>       0.4       , 1.        , 0.25      , 0.5       , 0.25      ,</text:p>
            <text:p>       0.625     , 0.5       , 0.40625   ]), array([976,  81,  38,  19,  14,  16,   5,  11,   3,   9,   4,  10,   4,</text:p>
            <text:p>         3,   1,   3,   3,   2,   2,   3,   1,   3,   3,   3,   3,   3,</text:p>
            <text:p>         2,   2,   4,   2,   0,   3,   1,   1,   3,   2,   4,   2,   3,</text:p>
            <text:p>         0,   3,   4,   5,   1,   4,   4,   8,   8,  10,  32,   0]))</text:p>
          </table:table-cell>
          <table:table-cell office:value-type="float" office:value="0.223596791002319" calcext:value-type="float">
            <text:p>0,223596791002319</text:p>
          </table:table-cell>
          <table:table-cell office:value-type="float" office:value="0.110470946958856" calcext:value-type="float">
            <text:p>0,110470946958856</text:p>
          </table:table-cell>
          <table:table-cell office:value-type="float" office:value="0.323694421352595" calcext:value-type="float">
            <text:p>0,323694421352595</text:p>
          </table:table-cell>
          <table:table-cell office:value-type="float" office:value="0.536620400846005" calcext:value-type="float">
            <text:p>0,536620400846005</text:p>
          </table:table-cell>
          <table:table-cell office:value-type="float" office:value="0.472439982917871" calcext:value-type="float">
            <text:p>0,472439982917871</text:p>
          </table:table-cell>
          <table:table-cell office:value-type="float" office:value="0.712538242340088" calcext:value-type="float">
            <text:p>0,712538242340088</text:p>
          </table:table-cell>
          <table:table-cell office:value-type="float" office:value="0.129553839068538" calcext:value-type="float">
            <text:p>0,129553839068538</text:p>
          </table:table-cell>
          <table:table-cell office:value-type="string" calcext:value-type="string">
            <text:p>(array([0.01487437, 0.09116927, 0.16447028, 0.23279308, 0.30004512,</text:p>
            <text:p>       0.36081817, 0.4361074 , 0.50353503, 0.56405173, 0.62400348,</text:p>
            <text:p>       0.708749  , 0.76774113, 0.834915  , 0.90548866, 0.99312592]), array([0.   , 0.   , 0.   , 0.   , 0.   , 0.   , 0.   , 0.625, 1.   ,</text:p>
            <text:p>       1.   , 1.   , 1.   , 1.   , 1.   , 1.   ]), array([ 125,   25,   12,    7,   10,    8,    7,    8,   11,    5,    7,</text:p>
            <text:p>         17,   26,   35, 1028,    0]))</text:p>
          </table:table-cell>
          <table:table-cell office:value-type="string" calcext:value-type="string">
            <text:p>(array([0.00560451, 0.11135303, 0.65709968, 0.93244293, 0.97615508,</text:p>
            <text:p>       0.98851116, 0.9940461 , 0.99649719, 0.99781265, 0.99855474,</text:p>
            <text:p>       0.99899848, 0.99927773, 0.99945848, 0.99958932, 0.99971152]), array([0.        , 0.        , 0.78651685, 1.        , 1.        ,</text:p>
            <text:p>       1.        , 1.        , 1.        , 1.        , 1.        ,</text:p>
            <text:p>       1.        , 1.        , 1.        , 1.        , 1.        ]), array([89, 89, 89, 88, 89, 89, 88, 89, 89, 88, 89, 89, 88, 89, 89,  0]))</text:p>
          </table:table-cell>
          <table:table-cell office:value-type="string" calcext:value-type="string">
            <text:p>(array([0.00602694, 0.02962873, 0.04793712, 0.07212328, 0.09252356,</text:p>
            <text:p>       0.10823325, 0.13997877, 0.14699495, 0.17585963, 0.19037032,</text:p>
            <text:p>       0.21312319, 0.22858658, 0.24059051, 0.26929934, 0.28851796,</text:p>
            <text:p>       0.31006608, 0.33181471, 0.34918413, 0.36928574, 0.3912521 ,</text:p>
            <text:p>       0.40388146, 0.43037913, 0.4479868 , 0.4698844 , 0.48987465,</text:p>
            <text:p>       0.51159183, 0.53261976, 0.5497749 , 0.57371442, 0.59334075,</text:p>
            <text:p>       0.60420884, 0.62042546, 0.64558712, 0.68875804, 0.72374222,</text:p>
            <text:p>       0.75253512, 0.76914397, 0.78887596, 0.81135903, 0.82935539,</text:p>
            <text:p>       0.85114513, 0.86772656, 0.89144636, 0.9116414 , 0.92967983,</text:p>
            <text:p>       0.94923193, 0.97152178, 0.99676074]), array([0., 0., 0., 0., 0., 0., 0., 0., 0., 0., 0., 0., 0., 0., 0., 0., 0.,</text:p>
            <text:p>       0., 0., 0., 0., 0., 0., 0., 0., 1., 1., 1., 1., 1., 1., 1., 1., 1.,</text:p>
            <text:p>       1., 1., 1., 1., 1., 1., 1., 1., 1., 1., 1., 1., 1., 1.]), array([ 92,  16,  16,  10,   7,   9,   1,   5,   3,   3,   1,   4,   1,</text:p>
            <text:p>         3,   3,   3,   4,   1,   4,   1,   1,   3,   2,   2,   2,   4,</text:p>
            <text:p>         3,   3,   4,   2,   2,   1,   2,   0,   3,   0,   4,   5,   9,</text:p>
            <text:p>         3,   9,   4,  11,   5,  11,  11,  17,  30,  75, 916,   0]))</text:p>
          </table:table-cell>
          <table:table-cell office:value-type="float" office:value="0.221577850743242" calcext:value-type="float">
            <text:p>0,221577850743242</text:p>
          </table:table-cell>
          <table:table-cell office:value-type="float" office:value="0.0243546236868853" calcext:value-type="float">
            <text:p>0,0243546236868853</text:p>
          </table:table-cell>
          <table:table-cell office:value-type="float" office:value="0.247483682721964" calcext:value-type="float">
            <text:p>0,247483682721964</text:p>
          </table:table-cell>
          <table:table-cell office:value-type="float" office:value="0.436107397079468" calcext:value-type="float">
            <text:p>0,436107397079468</text:p>
          </table:table-cell>
          <table:table-cell office:value-type="float" office:value="0.129417176996724" calcext:value-type="float">
            <text:p>0,129417176996724</text:p>
          </table:table-cell>
          <table:table-cell office:value-type="float" office:value="0.489874646067619" calcext:value-type="float">
            <text:p>0,489874646067619</text:p>
          </table:table-cell>
        </table:table-row>
        <table:table-row table:style-name="ro5">
          <table:table-cell office:value-type="string" calcext:value-type="string">
            <text:p>(array([0.00742714, 0.09348025, 0.15638003, 0.22508484, 0.30582471,</text:p>
            <text:p>       0.37347529, 0.43220282, 0.4932381 , 0.56594498, 0.61241812,</text:p>
            <text:p>       0.70083333, 0.76860827, 0.83702377, 0.9128105 , 0.96931982]), array([0.08813559, 0.36      , 0.38461538, 0.3125    , 0.18181818,</text:p>
            <text:p>       0.33333333, 0.        , 0.4       , 0.125     , 0.5       ,</text:p>
            <text:p>       0.2       , 0.28571429, 0.33333333, 0.4375    , 0.42307692]), array([1180,   25,   13,   16,   11,    6,    3,    5,    8,    4,    5,</text:p>
            <text:p>          7,    6,   16,   26,    0]))</text:p>
          </table:table-cell>
          <table:table-cell office:value-type="string" calcext:value-type="string">
            <text:p>(array([3.60800358e-04, 5.00716278e-04, 6.39659823e-04, 8.58384909e-04,</text:p>
            <text:p>       1.14045326e-03, 1.53215778e-03, 2.09104625e-03, 2.92619399e-03,</text:p>
            <text:p>       4.39204137e-03, 6.91911503e-03, 1.10721492e-02, 1.78599066e-02,</text:p>
            <text:p>       3.17200610e-02, 1.33353962e-01, 7.60315637e-01]), array([0.        , 0.06741573, 0.01123596, 0.01136364, 0.02247191,</text:p>
            <text:p>       0.04494382, 0.09090909, 0.06741573, 0.08988764, 0.15909091,</text:p>
            <text:p>       0.16853933, 0.17977528, 0.18181818, 0.30337079, 0.34831461]), array([89, 89, 89, 88, 89, 89, 88, 89, 89, 88, 89, 89, 88, 89, 89,  0]))</text:p>
          </table:table-cell>
          <table:table-cell office:value-type="string" calcext:value-type="string">
            <text:p>(array([0.00377497, 0.02736193, 0.04959196, 0.07131342, 0.08901402,</text:p>
            <text:p>       0.10688204, 0.13282292, 0.15092644, 0.16745432, 0.18150373,</text:p>
            <text:p>       0.20618446, 0.23015312, 0.25182514, 0.27353391, 0.28683203,</text:p>
            <text:p>       0.30870314, 0.32445271, 0.34643531, 0.37314066, 0.39161348,</text:p>
            <text:p>       0.41436946, 0.42848313, 0.45375586, 0.48711923, 0.5024164 ,</text:p>
            <text:p>       0.53908485, 0.55304996, 0.57708192, 0.58408105, 0.6024093 ,</text:p>
            <text:p>       0.64244455, 0.67146021, 0.68615577, 0.73351061, 0.75101   ,</text:p>
            <text:p>       0.78890009, 0.81177953, 0.8496459 , 0.87976909, 0.89322633,</text:p>
            <text:p>       0.90950284, 0.93164143, 0.95272703, 0.97018369, 0.99021525]), array([0.07314726, 0.2       , 0.16666667, 0.28571429, 0.375     ,</text:p>
            <text:p>       0.        , 0.85714286, 0.25      , 0.4       , 0.        ,</text:p>
            <text:p>       0.28571429, 0.2       , 0.5       , 0.        , 0.5       ,</text:p>
            <text:p>       0.        , 0.33333333, 0.        , 1.        , 0.33333333,</text:p>
            <text:p>       0.        , 0.        , 0.        , 0.66666667, 0.        ,</text:p>
            <text:p>       0.        , 0.        , 0.        , 0.33333333, 0.66666667,</text:p>
            <text:p>       0.        , 0.        , 0.        , 0.5       , 0.        ,</text:p>
            <text:p>       0.25      , 0.5       , 0.25      , 1.        , 0.5       ,</text:p>
            <text:p>       0.42857143, 0.33333333, 0.16666667, 0.625     , 0.44444444]), array([1039,  100,   36,   14,    8,    4,    7,    4,    5,    1,    7,</text:p>
            <text:p>          5,    4,    1,    2,    5,    3,    2,    1,    3,    1,    1,</text:p>
            <text:p>          1,    0,    3,    2,    1,    3,    1,    3,    3,    0,    1,</text:p>
            <text:p>          1,    2,    0,    4,    1,    0,    4,    2,    0,    4,    1,</text:p>
            <text:p>          2,    7,    9,    6,    8,    9,    0]))</text:p>
          </table:table-cell>
          <table:table-cell office:value-type="float" office:value="0.294320158205303" calcext:value-type="float">
            <text:p>0,294320158205303</text:p>
          </table:table-cell>
          <table:table-cell office:value-type="float" office:value="0.106372932047948" calcext:value-type="float">
            <text:p>0,106372932047948</text:p>
          </table:table-cell>
          <table:table-cell office:value-type="float" office:value="0.356998388039236" calcext:value-type="float">
            <text:p>0,356998388039236</text:p>
          </table:table-cell>
          <table:table-cell office:value-type="float" office:value="0.54624289732713" calcext:value-type="float">
            <text:p>0,54624289732713</text:p>
          </table:table-cell>
          <table:table-cell office:value-type="float" office:value="0.412001030163819" calcext:value-type="float">
            <text:p>0,412001030163819</text:p>
          </table:table-cell>
          <table:table-cell office:value-type="float" office:value="0.786060363054276" calcext:value-type="float">
            <text:p>0,786060363054276</text:p>
          </table:table-cell>
          <table:table-cell office:value-type="float" office:value="0.115639578645614" calcext:value-type="float">
            <text:p>0,115639578645614</text:p>
          </table:table-cell>
          <table:table-cell office:value-type="string" calcext:value-type="string">
            <text:p>(array([0.01710794, 0.09408042, 0.15327521, 0.23080329, 0.30749851,</text:p>
            <text:p>       0.37752452, 0.43616269, 0.49375847, 0.57102256, 0.61981981,</text:p>
            <text:p>       0.6985086 , 0.77591795, 0.83686792, 0.91136563, 0.99307648]), array([0. , 0. , 0. , 0. , 0. , 0. , 0. , 0.2, 1. , 1. , 1. , 1. , 1. ,</text:p>
            <text:p>       1. , 1. ]), array([ 119,   18,    9,   10,    6,    4,    7,    5,    4,    6,   10,</text:p>
            <text:p>         13,   10,   23, 1087,    0]))</text:p>
          </table:table-cell>
          <table:table-cell office:value-type="string" calcext:value-type="string">
            <text:p>(array([0.0084698 , 0.17460686, 0.83306084, 0.969844  , 0.98424672,</text:p>
            <text:p>       0.99097225, 0.99482268, 0.99674947, 0.99774502, 0.99839896,</text:p>
            <text:p>       0.9988236 , 0.99911983, 0.99934944, 0.99949393, 0.9996392 ]), array([0.        , 0.01123596, 1.        , 1.        , 1.        ,</text:p>
            <text:p>       1.        , 1.        , 1.        , 1.        , 1.        ,</text:p>
            <text:p>       1.        , 1.        , 1.        , 1.        , 1.        ]), array([89, 89, 89, 88, 89, 89, 88, 89, 89, 88, 89, 89, 88, 89, 89,  0]))</text:p>
          </table:table-cell>
          <table:table-cell office:value-type="string" calcext:value-type="string">
            <text:p>(array([0.00721009, 0.02823378, 0.04980799, 0.06906758, 0.0893517 ,</text:p>
            <text:p>       0.11257166, 0.13206658, 0.14902884, 0.16261176, 0.1850397 ,</text:p>
            <text:p>       0.21020316, 0.23865747, 0.25067735, 0.26890799, 0.29085982,</text:p>
            <text:p>       0.31384423, 0.32747719, 0.35755545, 0.37314066, 0.38970099,</text:p>
            <text:p>       0.41422775, 0.42291808, 0.44695004, 0.46091515, 0.49066465,</text:p>
            <text:p>       0.50613374, 0.54624414, 0.57151687, 0.5831646 , 0.60294736,</text:p>
            <text:p>       0.65356469, 0.67652823, 0.69129686, 0.71719575, 0.73277484,</text:p>
            <text:p>       0.74787074, 0.77197297, 0.79388749, 0.81354751, 0.82931731,</text:p>
            <text:p>       0.8477483 , 0.87120406, 0.89429923, 0.9099837 , 0.92900467,</text:p>
            <text:p>       0.95093354, 0.97264298, 0.99645683]), array([0., 0., 0., 0., 0., 0., 0., 0., 0., 0., 0., 0., 0., 0., 0., 0., 0.,</text:p>
            <text:p>       0., 0., 0., 0., 0., 0., 0., 0., 1., 1., 1., 1., 1., 1., 1., 1., 1.,</text:p>
            <text:p>       1., 1., 1., 1., 1., 1., 1., 1., 1., 1., 1., 1., 1., 1.]), array([ 81,  23,  11,  10,   7,   1,   6,   4,   2,   1,   5,   1,   3,</text:p>
            <text:p>         2,   1,   2,   2,   1,   1,   2,   2,   1,   3,   1,   4,   1,</text:p>
            <text:p>         0,   1,   1,   2,   4,   0,   2,   2,   5,   1,   3,   2,   4,</text:p>
            <text:p>         6,   2,   3,   4,   2,   5,   8,  13,  31,  85, 967,   0]))</text:p>
          </table:table-cell>
          <table:table-cell office:value-type="float" office:value="0.233575475030492" calcext:value-type="float">
            <text:p>0,233575475030492</text:p>
          </table:table-cell>
          <table:table-cell office:value-type="float" office:value="0.0273049855914679" calcext:value-type="float">
            <text:p>0,0273049855914679</text:p>
          </table:table-cell>
          <table:table-cell office:value-type="float" office:value="0.242321942575094" calcext:value-type="float">
            <text:p>0,242321942575094</text:p>
          </table:table-cell>
          <table:table-cell office:value-type="float" office:value="0.436162693159921" calcext:value-type="float">
            <text:p>0,436162693159921</text:p>
          </table:table-cell>
          <table:table-cell office:value-type="float" office:value="0.166939160797033" calcext:value-type="float">
            <text:p>0,166939160797033</text:p>
          </table:table-cell>
          <table:table-cell office:value-type="float" office:value="0.493866264820099" calcext:value-type="float">
            <text:p>0,493866264820099</text:p>
          </table:table-cell>
        </table:table-row>
        <table:table-row table:style-name="ro4">
          <table:table-cell office:value-type="string" calcext:value-type="string">
            <text:p>(array([0.0030646 , 0.09206201, 0.15915712, 0.23405725, 0.29679833,</text:p>
            <text:p>       0.36444985, 0.44274694, 0.48773845, 0.64904518, 0.67625993,</text:p>
            <text:p>       0.76372943, 0.83704412, 0.90965187, 0.97464056]), array([0.11504425, 0.38888889, 0.42857143, 0.5       , 0.        ,</text:p>
            <text:p>       0.        , 0.2       , 0.        , 0.        , 1.        ,</text:p>
            <text:p>       0.        , 0.5       , 0.33333333, 0.27777778]), array([1243,   18,    7,   10,    2,    3,    5,    4,    0,    4,    1,</text:p>
            <text:p>          3,    4,    9,   18,    0]))</text:p>
          </table:table-cell>
          <table:table-cell office:value-type="string" calcext:value-type="string">
            <text:p>(array([1.37004337e-04, 1.73049099e-04, 2.12191947e-04, 2.64550563e-04,</text:p>
            <text:p>       3.27034554e-04, 4.23108502e-04, 5.70806863e-04, 7.78662860e-04,</text:p>
            <text:p>       1.08464792e-03, 1.59889932e-03, 2.48197737e-03, 4.05043580e-03,</text:p>
            <text:p>       7.63968571e-03, 2.24268038e-02, 5.13168160e-01]), array([0.02247191, 0.02247191, 0.03370787, 0.06818182, 0.04494382,</text:p>
            <text:p>       0.02247191, 0.04545455, 0.12359551, 0.11235955, 0.07954545,</text:p>
            <text:p>       0.24719101, 0.2247191 , 0.27272727, 0.28089888, 0.31460674]), array([89, 89, 89, 88, 89, 89, 88, 89, 89, 88, 89, 89, 88, 89, 89,  0]))</text:p>
          </table:table-cell>
          <table:table-cell office:value-type="string" calcext:value-type="string">
            <text:p>(array([0.00205376, 0.02869801, 0.0443771 , 0.07021795, 0.09038462,</text:p>
            <text:p>       0.12952144, 0.15175563, 0.17057528, 0.1812932 , 0.20913352,</text:p>
            <text:p>       0.23012258, 0.25045378, 0.28852913, 0.30506754, 0.35357302,</text:p>
            <text:p>       0.3862035 , 0.40628251, 0.43862811, 0.45216334, 0.46653502,</text:p>
            <text:p>       0.48665425, 0.50907266, 0.62940687, 0.65334067, 0.66817623,</text:p>
            <text:p>       0.75535941, 0.78046948, 0.81198186, 0.82616913, 0.84586453,</text:p>
            <text:p>       0.87179923, 0.89165193, 0.90442723, 0.92975544, 0.94860997,</text:p>
            <text:p>       0.97362675, 0.99007831]), array([0.10954357, 0.26923077, 0.33333333, 0.3       , 0.57142857,</text:p>
            <text:p>       0.4       , 0.66666667, 0.        , 0.        , 1.        ,</text:p>
            <text:p>       0.5       , 0.25      , 0.        , 0.        , 0.        ,</text:p>
            <text:p>       0.        , 0.        , 0.        , 0.5       , 0.        ,</text:p>
            <text:p>       0.        , 0.        , 0.        , 0.        , 0.5       ,</text:p>
            <text:p>       0.        , 0.        , 0.        , 0.        , 1.        ,</text:p>
            <text:p>       0.5       , 1.        , 0.33333333, 0.33333333, 0.33333333,</text:p>
            <text:p>       0.33333333, 0.2       ]), array([1205,   26,    9,   10,    7,    0,    5,    3,    2,    1,    2,</text:p>
            <text:p>          4,    4,    0,    1,    1,    0,    2,    0,    1,    1,    1,</text:p>
            <text:p>          2,    2,    2,    1,    0,    0,    0,    0,    0,    1,    2,</text:p>
            <text:p>          2,    0,    0,    0,    2,    0,    1,    1,    1,    1,    2,</text:p>
            <text:p>          1,    3,    6,    3,    3,   10,    0]))</text:p>
          </table:table-cell>
          <table:table-cell office:value-type="float" office:value="0.405902663560471" calcext:value-type="float">
            <text:p>0,405902663560471</text:p>
          </table:table-cell>
          <table:table-cell office:value-type="float" office:value="0.117142207415904" calcext:value-type="float">
            <text:p>0,117142207415904</text:p>
          </table:table-cell>
          <table:table-cell office:value-type="float" office:value="0.424513344435416" calcext:value-type="float">
            <text:p>0,424513344435416</text:p>
          </table:table-cell>
          <table:table-cell office:value-type="float" office:value="0.763729433218638" calcext:value-type="float">
            <text:p>0,763729433218638</text:p>
          </table:table-cell>
          <table:table-cell office:value-type="float" office:value="0.265087587018074" calcext:value-type="float">
            <text:p>0,265087587018074</text:p>
          </table:table-cell>
          <table:table-cell office:value-type="float" office:value="0.82616913318634" calcext:value-type="float">
            <text:p>0,82616913318634</text:p>
          </table:table-cell>
          <table:table-cell office:value-type="float" office:value="0.133419409868441" calcext:value-type="float">
            <text:p>0,133419409868441</text:p>
          </table:table-cell>
          <table:table-cell office:value-type="string" calcext:value-type="string">
            <text:p>(array([0.00811808, 0.08936737, 0.15944672, 0.23064938, 0.35095482,</text:p>
            <text:p>       0.45446634, 0.51226155, 0.56018291, 0.63555015, 0.69422109,</text:p>
            <text:p>       0.75916218, 0.83855171, 0.90653761, 0.99728566]), array([0.  , 0.  , 0.  , 0.  , 0.  , 0.  , 0.75, 1.  , 1.  , 1.  , 1.  ,</text:p>
            <text:p>       1.  , 1.  , 1.  ]), array([ 156,   13,    5,    8,    0,    4,    1,    4,    4,    3,    3,</text:p>
            <text:p>          5,    6,   14, 1105,    0]))</text:p>
          </table:table-cell>
          <table:table-cell office:value-type="string" calcext:value-type="string">
            <text:p>(array([0.00176728, 0.04424419, 0.81295336, 0.9908803 , 0.99608764,</text:p>
            <text:p>       0.99794684, 0.99871221, 0.99911461, 0.99938686, 0.99955056,</text:p>
            <text:p>       0.99966179, 0.99972913, 0.99978537, 0.99982564, 0.99986246]), array([0.        , 0.        , 0.88764045, 1.        , 1.        ,</text:p>
            <text:p>       1.        , 1.        , 1.        , 1.        , 1.        ,</text:p>
            <text:p>       1.        , 1.        , 1.        , 1.        , 1.        ]), array([89, 89, 89, 88, 89, 89, 88, 89, 89, 88, 89, 89, 88, 89, 89,  0]))</text:p>
          </table:table-cell>
          <table:table-cell office:value-type="string" calcext:value-type="string">
            <text:p>(array([0.00475139, 0.02709316, 0.0459697 , 0.0715516 , 0.09079553,</text:p>
            <text:p>       0.12668976, 0.14949771, 0.17383087, 0.18801814, 0.21259919,</text:p>
            <text:p>       0.23224277, 0.24763732, 0.33990747, 0.34665933, 0.37059313,</text:p>
            <text:p>       0.45446634, 0.49092734, 0.51334575, 0.53346498, 0.55013967,</text:p>
            <text:p>       0.56137189, 0.59371749, 0.6137965 , 0.64642698, 0.67625993,</text:p>
            <text:p>       0.69493246, 0.71147087, 0.75060523, 0.77199761, 0.8187068 ,</text:p>
            <text:p>       0.82942472, 0.84479653, 0.86901514, 0.89165193, 0.90634064,</text:p>
            <text:p>       0.93080159, 0.95375492, 0.97092852, 0.99822437]), array([0., 0., 0., 0., 0., 0., 0., 0., 0., 0., 0., 0., 0., 0., 0., 0., 0.,</text:p>
            <text:p>       1., 1., 1., 1., 1., 1., 1., 1., 1., 1., 1., 1., 1., 1., 1., 1., 1.,</text:p>
            <text:p>       1., 1., 1., 1., 1.]), array([ 140,    9,    5,    7,    6,    0,    3,    2,    1,    1,    3,</text:p>
            <text:p>          2,    3,    0,    0,    0,    1,    2,    1,    0,    0,    0,</text:p>
            <text:p>          1,    0,    1,    2,    2,    1,    1,    1,    1,    0,    2,</text:p>
            <text:p>          1,    1,    1,    0,    3,    2,    0,    1,    2,    2,    4,</text:p>
            <text:p>          1,    4,    9,    7,   20, 1075,    0]))</text:p>
          </table:table-cell>
          <table:table-cell office:value-type="float" office:value="0.224232132367023" calcext:value-type="float">
            <text:p>0,224232132367023</text:p>
          </table:table-cell>
          <table:table-cell office:value-type="float" office:value="0.00934367674438973" calcext:value-type="float">
            <text:p>0,00934367674438973</text:p>
          </table:table-cell>
          <table:table-cell office:value-type="float" office:value="0.229283493311707" calcext:value-type="float">
            <text:p>0,229283493311707</text:p>
          </table:table-cell>
          <table:table-cell office:value-type="float" office:value="0.454466342926025" calcext:value-type="float">
            <text:p>0,454466342926025</text:p>
          </table:table-cell>
          <table:table-cell office:value-type="float" office:value="0.0746870853237054" calcext:value-type="float">
            <text:p>0,0746870853237054</text:p>
          </table:table-cell>
          <table:table-cell office:value-type="float" office:value="0.490927338600159" calcext:value-type="float">
            <text:p>0,490927338600159</text:p>
          </table:table-cell>
        </table:table-row>
        <table:table-row table:style-name="ro4">
          <table:table-cell office:value-type="string" calcext:value-type="string">
            <text:p>(array([0.00326248, 0.09478664, 0.15494301, 0.21562803, 0.30612634,</text:p>
            <text:p>       0.38342869, 0.43170752, 0.51047831, 0.66376722, 0.70131723,</text:p>
            <text:p>       0.76406953, 0.83132423, 0.91224591, 0.96455138]), array([0.11378205, 0.30769231, 0.33333333, 0.25      , 0.        ,</text:p>
            <text:p>       0.25      , 0.57142857, 0.        , 1.        , 1.        ,</text:p>
            <text:p>       0.5       , 0.4       , 0.5       , 0.31578947]), array([1248,   13,    9,    4,    5,    4,    7,    3,    0,    1,    3,</text:p>
            <text:p>          6,    5,    4,   19,    0]))</text:p>
          </table:table-cell>
          <table:table-cell office:value-type="string" calcext:value-type="string">
            <text:p>(array([2.01771545e-04, 2.32339691e-04, 2.63661909e-04, 3.06107195e-04,</text:p>
            <text:p>       3.59163798e-04, 4.77619141e-04, 6.14803558e-04, 7.61579852e-04,</text:p>
            <text:p>       9.54094462e-04, 1.25425907e-03, 1.84601093e-03, 2.95272434e-03,</text:p>
            <text:p>       6.16075662e-03, 2.52331346e-02, 5.05248071e-01]), array([0.        , 0.02247191, 0.03370787, 0.01136364, 0.07865169,</text:p>
            <text:p>       0.04494382, 0.05681818, 0.07865169, 0.08988764, 0.20454545,</text:p>
            <text:p>       0.20224719, 0.19101124, 0.28409091, 0.25842697, 0.38202247]), array([89, 89, 89, 88, 89, 89, 88, 89, 89, 88, 89, 89, 88, 89, 89,  0]))</text:p>
          </table:table-cell>
          <table:table-cell office:value-type="string" calcext:value-type="string">
            <text:p>(array([0.00171478, 0.02923272, 0.04952613, 0.06781646, 0.0918529 ,</text:p>
            <text:p>       0.11146275, 0.13139098, 0.15440223, 0.16506382, 0.21015183,</text:p>
            <text:p>       0.23205663, 0.2683396 , 0.2964977 , 0.30798951, 0.32890245,</text:p>
            <text:p>       0.35395861, 0.39325204, 0.40725204, 0.43220758, 0.45541291,</text:p>
            <text:p>       0.47682604, 0.52730444, 0.66639373, 0.7019766 , 0.73295486,</text:p>
            <text:p>       0.7501975 , 0.77100554, 0.80669746, 0.82368225, 0.85299093,</text:p>
            <text:p>       0.86678472, 0.91886932, 0.93552788, 0.9522099 , 0.96910784,</text:p>
            <text:p>       0.98704068]), array([0.10851419, 0.23076923, 0.15789474, 0.55555556, 0.5       ,</text:p>
            <text:p>       0.        , 0.5       , 0.16666667, 0.5       , 0.33333333,</text:p>
            <text:p>       0.        , 0.        , 0.        , 0.        , 0.        ,</text:p>
            <text:p>       1.        , 0.        , 0.5       , 0.66666667, 0.5       ,</text:p>
            <text:p>       0.        , 0.        , 1.        , 1.        , 1.        ,</text:p>
            <text:p>       0.        , 0.75      , 0.5       , 0.        , 0.        ,</text:p>
            <text:p>       0.5       , 1.        , 0.2       , 0.33333333, 0.5       ,</text:p>
            <text:p>       0.33333333]), array([1198,   26,   19,    9,    4,    4,    2,    6,    2,    0,    3,</text:p>
            <text:p>          1,    0,    1,    1,    1,    2,    1,    0,    3,    2,    3,</text:p>
            <text:p>          2,    1,    0,    0,    2,    0,    0,    0,    0,    0,    0,</text:p>
            <text:p>          2,    0,    1,    1,    2,    4,    0,    2,    1,    1,    2,</text:p>
            <text:p>          0,    1,    5,    6,    4,    6,    0]))</text:p>
          </table:table-cell>
          <table:table-cell office:value-type="float" office:value="0.286947075410087" calcext:value-type="float">
            <text:p>0,286947075410087</text:p>
          </table:table-cell>
          <table:table-cell office:value-type="float" office:value="0.109255286494648" calcext:value-type="float">
            <text:p>0,109255286494648</text:p>
          </table:table-cell>
          <table:table-cell office:value-type="float" office:value="0.352512002973986" calcext:value-type="float">
            <text:p>0,352512002973986</text:p>
          </table:table-cell>
          <table:table-cell office:value-type="float" office:value="0.648761909258993" calcext:value-type="float">
            <text:p>0,648761909258993</text:p>
          </table:table-cell>
          <table:table-cell office:value-type="float" office:value="0.277930152475495" calcext:value-type="float">
            <text:p>0,277930152475495</text:p>
          </table:table-cell>
          <table:table-cell office:value-type="float" office:value="0.852990925312042" calcext:value-type="float">
            <text:p>0,852990925312042</text:p>
          </table:table-cell>
          <table:table-cell office:value-type="float" office:value="0.126762506141551" calcext:value-type="float">
            <text:p>0,126762506141551</text:p>
          </table:table-cell>
          <table:table-cell office:value-type="string" calcext:value-type="string">
            <text:p>(array([0.00971699, 0.08560516, 0.16215144, 0.2318873 , 0.35395861,</text:p>
            <text:p>       0.42958778, 0.48952169, 0.56546616, 0.62100277, 0.696665  ,</text:p>
            <text:p>       0.77490904, 0.84188033, 0.90276257, 0.99708727]), array([0.        , 0.        , 0.        , 0.        , 0.        ,</text:p>
            <text:p>       0.        , 0.33333333, 1.        , 1.        , 1.        ,</text:p>
            <text:p>       1.        , 1.        , 1.        , 1.        ]), array([ 155,    6,    6,    4,    0,    1,    4,    3,    3,    4,    8,</text:p>
            <text:p>          6,    8,   11, 1112,    0]))</text:p>
          </table:table-cell>
          <table:table-cell office:value-type="string" calcext:value-type="string">
            <text:p>(array([0.00136871, 0.07658548, 0.87464189, 0.99196312, 0.99718188,</text:p>
            <text:p>       0.99840651, 0.99893235, 0.99918364, 0.99935678, 0.99949803,</text:p>
            <text:p>       0.99962966, 0.99969134, 0.99973523, 0.99976736, 0.99979823]), array([0., 0., 1., 1., 1., 1., 1., 1., 1., 1., 1., 1., 1., 1., 1.]), array([89, 89, 89, 88, 89, 89, 88, 89, 89, 88, 89, 89, 88, 89, 89,  0]))</text:p>
          </table:table-cell>
          <table:table-cell office:value-type="string" calcext:value-type="string">
            <text:p>(array([0.00402031, 0.02948254, 0.05124315, 0.06459193, 0.08608438,</text:p>
            <text:p>       0.13546485, 0.14842317, 0.16929125, 0.1995337 , 0.20660761,</text:p>
            <text:p>       0.2213366 , 0.2498025 , 0.35395861, 0.40126631, 0.43112595,</text:p>
            <text:p>       0.45483291, 0.47269556, 0.52317396, 0.54400709, 0.56562915,</text:p>
            <text:p>       0.58676222, 0.60674796, 0.66874564, 0.69201049, 0.70273945,</text:p>
            <text:p>       0.73230763, 0.76832553, 0.78807607, 0.81292862, 0.83213711,</text:p>
            <text:p>       0.84468478, 0.8708586 , 0.88853725, 0.9078755 , 0.92972372,</text:p>
            <text:p>       0.95172028, 0.97055641, 0.9985109 ]), array([0., 0., 0., 0., 0., 0., 0., 0., 0., 0., 0., 0., 0., 0., 0., 0., 0.,</text:p>
            <text:p>       1., 1., 1., 1., 1., 1., 1., 1., 1., 1., 1., 1., 1., 1., 1., 1., 1.,</text:p>
            <text:p>       1., 1., 1., 1.]), array([ 134,    8,    7,    9,    2,    0,    2,    2,    2,    1,    1,</text:p>
            <text:p>          1,    2,    0,    0,    0,    0,    1,    0,    0,    1,    2,</text:p>
            <text:p>          1,    2,    0,    0,    1,    1,    1,    1,    3,    0,    0,</text:p>
            <text:p>          4,    1,    2,    2,    0,    4,    2,    1,    1,    5,    2,</text:p>
            <text:p>          4,    3,    5,   18,   22, 1070,    0]))</text:p>
          </table:table-cell>
          <table:table-cell office:value-type="float" office:value="0.216380178275769" calcext:value-type="float">
            <text:p>0,216380178275769</text:p>
          </table:table-cell>
          <table:table-cell office:value-type="float" office:value="0.0146778771122721" calcext:value-type="float">
            <text:p>0,0146778771122721</text:p>
          </table:table-cell>
          <table:table-cell office:value-type="float" office:value="0.223518500089724" calcext:value-type="float">
            <text:p>0,223518500089724</text:p>
          </table:table-cell>
          <table:table-cell office:value-type="float" office:value="0.434533844391505" calcext:value-type="float">
            <text:p>0,434533844391505</text:p>
          </table:table-cell>
          <table:table-cell office:value-type="float" office:value="0.125358112554035" calcext:value-type="float">
            <text:p>0,125358112554035</text:p>
          </table:table-cell>
          <table:table-cell office:value-type="float" office:value="0.476826041936874" calcext:value-type="float">
            <text:p>0,476826041936874</text:p>
          </table:table-cell>
        </table:table-row>
        <table:table-row table:style-name="ro5">
          <table:table-cell office:value-type="string" calcext:value-type="string">
            <text:p>(array([0.00592177, 0.09077272, 0.16188112, 0.22856928, 0.2960797 ,</text:p>
            <text:p>       0.36020542, 0.43908243, 0.50471428, 0.5800955 , 0.62903335,</text:p>
            <text:p>       0.71233497, 0.75943828, 0.83694478, 0.89892109, 0.97562683]), array([0.10459184, 0.22222222, 0.10526316, 0.2       , 0.        ,</text:p>
            <text:p>       0.5       , 0.57142857, 0.5       , 0.5       , 0.27272727,</text:p>
            <text:p>       0.6       , 0.4       , 0.33333333, 0.35714286, 0.36363636]), array([1176,   27,   19,   10,    3,    6,    7,    2,    4,   11,    5,</text:p>
            <text:p>          5,    9,   14,   33,    0]))</text:p>
          </table:table-cell>
          <table:table-cell office:value-type="string" calcext:value-type="string">
            <text:p>(array([5.08392949e-04, 6.32824859e-04, 7.64759985e-04, 9.15890196e-04,</text:p>
            <text:p>       1.11243957e-03, 1.47342269e-03, 1.87147130e-03, 2.41382002e-03,</text:p>
            <text:p>       3.33343126e-03, 4.68117536e-03, 7.36339306e-03, 1.25159396e-02,</text:p>
            <text:p>       2.71395559e-02, 1.40516014e-01, 8.15601106e-01]), array([0.02247191, 0.02247191, 0.02247191, 0.01136364, 0.04494382,</text:p>
            <text:p>       0.05617978, 0.13636364, 0.1011236 , 0.1011236 , 0.13636364,</text:p>
            <text:p>       0.19101124, 0.19101124, 0.26136364, 0.24719101, 0.38202247]), array([89, 89, 89, 88, 89, 89, 88, 89, 89, 88, 89, 89, 88, 89, 89,  0]))</text:p>
          </table:table-cell>
          <table:table-cell office:value-type="string" calcext:value-type="string">
            <text:p>(array([0.00334699, 0.0269707 , 0.04783994, 0.06968767, 0.09009012,</text:p>
            <text:p>       0.10780848, 0.13236486, 0.14701515, 0.17185846, 0.1924087 ,</text:p>
            <text:p>       0.21005675, 0.2343719 , 0.25200068, 0.26619773, 0.30925377,</text:p>
            <text:p>       0.3359576 , 0.34607673, 0.37357898, 0.39608261, 0.40620583,</text:p>
            <text:p>       0.42917223, 0.44938487, 0.46087211, 0.48796463, 0.52146393,</text:p>
            <text:p>       0.56357956, 0.59661144, 0.6108275 , 0.63120759, 0.64818111,</text:p>
            <text:p>       0.66341606, 0.70395722, 0.72784261, 0.75248194, 0.7604534 ,</text:p>
            <text:p>       0.79804945, 0.80412008, 0.85180609, 0.87125198, 0.89056278,</text:p>
            <text:p>       0.91079071, 0.92799083, 0.94984583, 0.97198835, 0.99246355]), array([0.08796296, 0.26984127, 0.28571429, 0.35294118, 0.16666667,</text:p>
            <text:p>       0.33333333, 0.        , 0.        , 0.18181818, 0.        ,</text:p>
            <text:p>       0.2       , 0.        , 0.5       , 0.        , 0.        ,</text:p>
            <text:p>       0.        , 1.        , 1.        , 0.        , 1.        ,</text:p>
            <text:p>       0.        , 0.66666667, 1.        , 0.        , 1.        ,</text:p>
            <text:p>       0.5       , 0.5       , 0.16666667, 1.        , 0.        ,</text:p>
            <text:p>       0.5       , 1.        , 0.33333333, 0.5       , 0.        ,</text:p>
            <text:p>       0.        , 0.        , 0.4       , 0.66666667, 0.33333333,</text:p>
            <text:p>       0.5       , 0.        , 0.33333333, 0.5       , 0.28571429]), array([1080,   63,   28,   17,    6,    6,    6,    4,   11,    1,    5,</text:p>
            <text:p>          2,    2,    2,    0,    2,    2,    1,    2,    1,    1,    2,</text:p>
            <text:p>          3,    1,    1,    0,    1,    0,    2,    2,    6,    1,    2,</text:p>
            <text:p>          2,    0,    3,    3,    2,    1,    1,    3,    0,    5,    3,</text:p>
            <text:p>          6,    4,    3,    6,   12,   14,    0]))</text:p>
          </table:table-cell>
          <table:table-cell office:value-type="float" office:value="0.23025309828007" calcext:value-type="float">
            <text:p>0,23025309828007</text:p>
          </table:table-cell>
          <table:table-cell office:value-type="float" office:value="0.118252709948307" calcext:value-type="float">
            <text:p>0,118252709948307</text:p>
          </table:table-cell>
          <table:table-cell office:value-type="float" office:value="0.375481240482933" calcext:value-type="float">
            <text:p>0,375481240482933</text:p>
          </table:table-cell>
          <table:table-cell office:value-type="float" office:value="0.611990462649952" calcext:value-type="float">
            <text:p>0,611990462649952</text:p>
          </table:table-cell>
          <table:table-cell office:value-type="float" office:value="0.433578634195113" calcext:value-type="float">
            <text:p>0,433578634195113</text:p>
          </table:table-cell>
          <table:table-cell office:value-type="float" office:value="0.927990833918254" calcext:value-type="float">
            <text:p>0,927990833918254</text:p>
          </table:table-cell>
          <table:table-cell office:value-type="float" office:value="0.129233336662258" calcext:value-type="float">
            <text:p>0,129233336662258</text:p>
          </table:table-cell>
          <table:table-cell office:value-type="string" calcext:value-type="string">
            <text:p>(array([0.01460134, 0.09478566, 0.17395641, 0.23337549, 0.27509841,</text:p>
            <text:p>       0.37060781, 0.43434342, 0.51674965, 0.5705731 , 0.63913672,</text:p>
            <text:p>       0.70393876, 0.7678376 , 0.84242066, 0.90599295, 0.99468007]), array([0., 0., 0., 0., 0., 0., 0., 1., 1., 1., 1., 1., 1., 1., 1.]), array([ 144,   15,    8,    5,    2,   11,    6,    2,    5,    6,    6,</text:p>
            <text:p>         10,   20,   26, 1065,    0]))</text:p>
          </table:table-cell>
          <table:table-cell office:value-type="string" calcext:value-type="string">
            <text:p>(array([0.0043118 , 0.08580339, 0.74449207, 0.96882868, 0.98816629,</text:p>
            <text:p>       0.99376175, 0.99610116, 0.99728251, 0.99800598, 0.99846827,</text:p>
            <text:p>       0.99886169, 0.99907356, 0.99922741, 0.99936348, 0.99948991]), array([0.        , 0.        , 0.85393258, 1.        , 1.        ,</text:p>
            <text:p>       1.        , 1.        , 1.        , 1.        , 1.        ,</text:p>
            <text:p>       1.        , 1.        , 1.        , 1.        , 1.        ]), array([89, 89, 89, 88, 89, 89, 88, 89, 89, 88, 89, 89, 88, 89, 89,  0]))</text:p>
          </table:table-cell>
          <table:table-cell office:value-type="string" calcext:value-type="string">
            <text:p>(array([0.00593862, 0.02801435, 0.04881442, 0.06998484, 0.08874554,</text:p>
            <text:p>       0.10833327, 0.1246199 , 0.15134422, 0.17498945, 0.19587992,</text:p>
            <text:p>       0.20806744, 0.2395466 , 0.25559799, 0.27509841, 0.33743364,</text:p>
            <text:p>       0.34990484, 0.37357898, 0.38847597, 0.40366635, 0.43425637,</text:p>
            <text:p>       0.45179968, 0.46087211, 0.51203537, 0.52146393, 0.55544475,</text:p>
            <text:p>       0.56769034, 0.59434974, 0.6056311 , 0.63120759, 0.66411685,</text:p>
            <text:p>       0.69074623, 0.70395722, 0.7337764 , 0.75607925, 0.7656281 ,</text:p>
            <text:p>       0.79097514, 0.8075913 , 0.82883732, 0.85416709, 0.86802334,</text:p>
            <text:p>       0.89108757, 0.90983696, 0.92992233, 0.95206044, 0.97325069,</text:p>
            <text:p>       0.99686885]), array([0., 0., 0., 0., 0., 0., 0., 0., 0., 0., 0., 0., 0., 0., 0., 0., 0.,</text:p>
            <text:p>       0., 0., 0., 0., 0., 1., 1., 1., 1., 1., 1., 1., 1., 1., 1., 1., 1.,</text:p>
            <text:p>       1., 1., 1., 1., 1., 1., 1., 1., 1., 1., 1., 1.]), array([105,  23,  12,   9,   3,   6,   1,   3,   2,   3,   2,   1,   2,</text:p>
            <text:p>         2,   0,   0,   1,   3,   2,   5,   2,   1,   2,   1,   0,   1,</text:p>
            <text:p>         1,   1,   3,   1,   2,   1,   0,   3,   2,   3,   3,   2,   2,</text:p>
            <text:p>         4,   1,   9,   6,   8,   6,   7,  11,  22,  52, 989,   0]))</text:p>
          </table:table-cell>
          <table:table-cell office:value-type="float" office:value="0.243695935799983" calcext:value-type="float">
            <text:p>0,243695935799983</text:p>
          </table:table-cell>
          <table:table-cell office:value-type="float" office:value="0.017528335668095" calcext:value-type="float">
            <text:p>0,017528335668095</text:p>
          </table:table-cell>
          <table:table-cell office:value-type="float" office:value="0.240656847609794" calcext:value-type="float">
            <text:p>0,240656847609794</text:p>
          </table:table-cell>
          <table:table-cell office:value-type="float" office:value="0.483250349760056" calcext:value-type="float">
            <text:p>0,483250349760056</text:p>
          </table:table-cell>
          <table:table-cell office:value-type="float" office:value="0.109440516471193" calcext:value-type="float">
            <text:p>0,109440516471193</text:p>
          </table:table-cell>
          <table:table-cell office:value-type="float" office:value="0.487964630126953" calcext:value-type="float">
            <text:p>0,487964630126953</text:p>
          </table:table-cell>
        </table:table-row>
        <table:table-row table:style-name="ro6">
          <table:table-cell office:value-type="string" calcext:value-type="string">
            <text:p>(array([0.00349729, 0.09708486, 0.16352978, 0.24211948, 0.295921  ,</text:p>
            <text:p>       0.37474664, 0.50991443, 0.5657261 , 0.64725578, 0.70619613,</text:p>
            <text:p>       0.77867681, 0.84934106, 0.91391134, 0.97917838]), array([0.09869494, 0.21052632, 0.36363636, 0.33333333, 0.14285714,</text:p>
            <text:p>       0.375     , 0.5       , 0.5       , 0.        , 0.        ,</text:p>
            <text:p>       0.        , 0.4       , 0.375     , 0.41935484]), array([1226,   19,   11,    9,    7,    8,    0,    2,    2,    1,    1,</text:p>
            <text:p>          1,    5,    8,   31,    0]))</text:p>
          </table:table-cell>
          <table:table-cell office:value-type="string" calcext:value-type="string">
            <text:p>(array([1.29874793e-04, 1.72575058e-04, 2.14928316e-04, 2.66764140e-04,</text:p>
            <text:p>       3.43170644e-04, 4.42231091e-04, 5.91168157e-04, 7.95378815e-04,</text:p>
            <text:p>       1.08360751e-03, 1.62848072e-03, 2.68907126e-03, 4.37619991e-03,</text:p>
            <text:p>       9.39126711e-03, 4.26546215e-02, 6.24967062e-01]), array([0.01123596, 0.05617978, 0.        , 0.04545455, 0.03370787,</text:p>
            <text:p>       0.02247191, 0.05681818, 0.1011236 , 0.03370787, 0.09090909,</text:p>
            <text:p>       0.20224719, 0.25842697, 0.27272727, 0.2247191 , 0.34831461]), array([89, 89, 89, 88, 89, 89, 88, 89, 89, 88, 89, 89, 88, 89, 89,  0]))</text:p>
          </table:table-cell>
          <table:table-cell office:value-type="string" calcext:value-type="string">
            <text:p>(array([0.00189807, 0.02792119, 0.04704498, 0.0701343 , 0.09144309,</text:p>
            <text:p>       0.11485753, 0.13134195, 0.14963954, 0.17264298, 0.19236119,</text:p>
            <text:p>       0.21425352, 0.22915362, 0.24595953, 0.26811461, 0.28761098,</text:p>
            <text:p>       0.30829611, 0.32882166, 0.3535953 , 0.36637691, 0.39721727,</text:p>
            <text:p>       0.48840785, 0.53142101, 0.54508835, 0.58636385, 0.64725578,</text:p>
            <text:p>       0.70619613, 0.77867681, 0.83557743, 0.85278197, 0.89776075,</text:p>
            <text:p>       0.91189163, 0.9270359 , 0.95026979, 0.9683477 , 0.99077615]), array([0.09246575, 0.22222222, 0.25      , 0.14285714, 0.42857143,</text:p>
            <text:p>       0.        , 0.4       , 0.25      , 0.5       , 0.        ,</text:p>
            <text:p>       0.        , 0.5       , 0.5       , 0.        , 0.        ,</text:p>
            <text:p>       0.        , 0.5       , 0.        , 0.33333333, 0.66666667,</text:p>
            <text:p>       0.        , 1.        , 0.        , 1.        , 0.        ,</text:p>
            <text:p>       0.        , 0.        , 1.        , 0.25      , 0.        ,</text:p>
            <text:p>       0.4       , 0.5       , 0.2       , 0.42857143, 0.47368421]), array([1168,   36,   20,    7,    7,    4,    5,    4,    2,    3,    1,</text:p>
            <text:p>          2,    4,    5,    1,    1,    2,    2,    3,    3,    0,    0,</text:p>
            <text:p>          0,    0,    1,    0,    1,    1,    0,    1,    0,    0,    1,</text:p>
            <text:p>          0,    0,    1,    0,    0,    1,    0,    0,    1,    4,    0,</text:p>
            <text:p>          1,    5,    2,    5,    7,   19,    0]))</text:p>
          </table:table-cell>
          <table:table-cell office:value-type="float" office:value="0.314937280919553" calcext:value-type="float">
            <text:p>0,314937280919553</text:p>
          </table:table-cell>
          <table:table-cell office:value-type="float" office:value="0.108135485877917" calcext:value-type="float">
            <text:p>0,108135485877917</text:p>
          </table:table-cell>
          <table:table-cell office:value-type="float" office:value="0.365444820569467" calcext:value-type="float">
            <text:p>0,365444820569467</text:p>
          </table:table-cell>
          <table:table-cell office:value-type="float" office:value="0.778676807880402" calcext:value-type="float">
            <text:p>0,778676807880402</text:p>
          </table:table-cell>
          <table:table-cell office:value-type="float" office:value="0.276652454911323" calcext:value-type="float">
            <text:p>0,276652454911323</text:p>
          </table:table-cell>
          <table:table-cell office:value-type="float" office:value="0.89776074886322" calcext:value-type="float">
            <text:p>0,89776074886322</text:p>
          </table:table-cell>
          <table:table-cell office:value-type="float" office:value="0.117693437551147" calcext:value-type="float">
            <text:p>0,117693437551147</text:p>
          </table:table-cell>
          <table:table-cell office:value-type="string" calcext:value-type="string">
            <text:p>(array([0.00987263, 0.08887653, 0.14773197, 0.23614135, 0.31327106,</text:p>
            <text:p>       0.37909896, 0.45491165, 0.52150658, 0.58636385, 0.63313569,</text:p>
            <text:p>       0.71021521, 0.75736114, 0.8313335 , 0.90369817, 0.99681498]), array([0., 0., 0., 0., 0., 0., 0., 1., 1., 1., 1., 1., 1., 1., 1.]), array([ 139,    9,    7,    4,    2,    4,    1,    2,    1,    5,    6,</text:p>
            <text:p>          6,    9,   18, 1118,    0]))</text:p>
          </table:table-cell>
          <table:table-cell office:value-type="string" calcext:value-type="string">
            <text:p>(array([0.00249348, 0.15870761, 0.92039742, 0.99061862, 0.99627127,</text:p>
            <text:p>       0.99793996, 0.99877305, 0.99912141, 0.99937266, 0.99954009,</text:p>
            <text:p>       0.99964395, 0.9997282 , 0.9997824 , 0.99982603, 0.99986994]), array([0.        , 0.13483146, 1.        , 1.        , 1.        ,</text:p>
            <text:p>       1.        , 1.        , 1.        , 1.        , 1.        ,</text:p>
            <text:p>       1.        , 1.        , 1.        , 1.        , 1.        ]), array([89, 89, 89, 88, 89, 89, 88, 89, 89, 88, 89, 89, 88, 89, 89,  0]))</text:p>
          </table:table-cell>
          <table:table-cell office:value-type="string" calcext:value-type="string">
            <text:p>(array([0.00483324, 0.02943784, 0.04985761, 0.07458151, 0.09141442,</text:p>
            <text:p>       0.10223925, 0.13894993, 0.14604957, 0.17202564, 0.22391442,</text:p>
            <text:p>       0.24836829, 0.29380387, 0.33273825, 0.35274422, 0.37101293,</text:p>
            <text:p>       0.39631934, 0.45491165, 0.51159215, 0.53142101, 0.58636385,</text:p>
            <text:p>       0.60098687, 0.6359411 , 0.6464047 , 0.67509493, 0.69170389,</text:p>
            <text:p>       0.71238902, 0.73188539, 0.75644923, 0.76819842, 0.78574648,</text:p>
            <text:p>       0.80763881, 0.83115855, 0.84919199, 0.87373004, 0.88514247,</text:p>
            <text:p>       0.91130717, 0.93032781, 0.95369799, 0.97182339, 0.99829572]), array([0., 0., 0., 0., 0., 0., 0., 0., 0., 0., 0., 0., 0., 0., 0., 0., 0.,</text:p>
            <text:p>       1., 1., 1., 1., 1., 1., 1., 1., 1., 1., 1., 1., 1., 1., 1., 1., 1.,</text:p>
            <text:p>       1., 1., 1., 1., 1., 1.]), array([ 118,   12,    9,    2,    6,    1,    2,    4,    1,    0,    0,</text:p>
            <text:p>          2,    2,    0,    1,    0,    1,    1,    1,    2,    0,    0,</text:p>
            <text:p>          1,    0,    0,    1,    1,    0,    0,    1,    1,    2,    2,</text:p>
            <text:p>          1,    1,    1,    5,    2,    1,    1,    3,    2,    4,    3,</text:p>
            <text:p>          4,    6,    7,   16,   31, 1069,    0]))</text:p>
          </table:table-cell>
          <table:table-cell office:value-type="float" office:value="0.245965001228854" calcext:value-type="float">
            <text:p>0,245965001228854</text:p>
          </table:table-cell>
          <table:table-cell office:value-type="float" office:value="0.00836564197808868" calcext:value-type="float">
            <text:p>0,00836564197808868</text:p>
          </table:table-cell>
          <table:table-cell office:value-type="float" office:value="0.2209177750347" calcext:value-type="float">
            <text:p>0,2209177750347</text:p>
          </table:table-cell>
          <table:table-cell office:value-type="float" office:value="0.478493422269821" calcext:value-type="float">
            <text:p>0,478493422269821</text:p>
          </table:table-cell>
          <table:table-cell office:value-type="float" office:value="0.0796025824011042" calcext:value-type="float">
            <text:p>0,0796025824011042</text:p>
          </table:table-cell>
          <table:table-cell office:value-type="float" office:value="0.488407850265503" calcext:value-type="float">
            <text:p>0,488407850265503</text:p>
          </table:table-cell>
        </table:table-row>
        <table:table-row table:style-name="ro5">
          <table:table-cell office:value-type="string" calcext:value-type="string">
            <text:p>(array([0.00479452, 0.09721425, 0.17232992, 0.24466884, 0.29851915,</text:p>
            <text:p>       0.37212958, 0.432018  , 0.4974258 , 0.56428446, 0.62939529,</text:p>
            <text:p>       0.68247402, 0.75189567, 0.83133849, 0.9014462 , 0.98168208]), array([0.10338983, 0.21428571, 0.33333333, 0.42857143, 0.        ,</text:p>
            <text:p>       0.375     , 0.27272727, 0.6       , 0.        , 0.        ,</text:p>
            <text:p>       0.        , 0.25      , 0.6       , 0.28571429, 0.44444444]), array([1180,   28,   15,    7,    6,    8,   11,    5,    4,    4,    4,</text:p>
            <text:p>          4,    5,   14,   36,    0]))</text:p>
          </table:table-cell>
          <table:table-cell office:value-type="string" calcext:value-type="string">
            <text:p>(array([3.15886198e-04, 3.96978477e-04, 4.78477863e-04, 5.78442617e-04,</text:p>
            <text:p>       7.00973327e-04, 8.91596985e-04, 1.14021195e-03, 1.47329672e-03,</text:p>
            <text:p>       1.99568964e-03, 2.92969530e-03, 4.71588085e-03, 8.81413176e-03,</text:p>
            <text:p>       2.35958765e-02, 1.39531947e-01, 7.93818213e-01]), array([0.01123596, 0.02247191, 0.        , 0.02272727, 0.04494382,</text:p>
            <text:p>       0.08988764, 0.06818182, 0.13483146, 0.13483146, 0.17045455,</text:p>
            <text:p>       0.19101124, 0.20224719, 0.23863636, 0.2247191 , 0.34831461]), array([89, 89, 89, 88, 89, 89, 88, 89, 89, 88, 89, 89, 88, 89, 89,  0]))</text:p>
          </table:table-cell>
          <table:table-cell office:value-type="string" calcext:value-type="string">
            <text:p>(array([0.00252882, 0.02837458, 0.04832044, 0.06879058, 0.08876859,</text:p>
            <text:p>       0.11266292, 0.12671848, 0.15375327, 0.1709684 , 0.18584896,</text:p>
            <text:p>       0.2093114 , 0.22759858, 0.24591544, 0.26131369, 0.28897901,</text:p>
            <text:p>       0.31362617, 0.32157272, 0.34823343, 0.37494195, 0.39040099,</text:p>
            <text:p>       0.41008841, 0.42795737, 0.44771858, 0.46686836, 0.48484793,</text:p>
            <text:p>       0.52437586, 0.54834339, 0.56754291, 0.59290814, 0.62939529,</text:p>
            <text:p>       0.67408955, 0.70762742, 0.7363866 , 0.74727306, 0.77664995,</text:p>
            <text:p>       0.81035632, 0.83779895, 0.84909043, 0.89098631, 0.90793407,</text:p>
            <text:p>       0.92850063, 0.95138911, 0.96445947, 0.99187411]), array([0.0951087 , 0.27272727, 0.14814815, 0.2       , 0.25      ,</text:p>
            <text:p>       0.125     , 0.33333333, 0.5       , 0.4       , 0.16666667,</text:p>
            <text:p>       0.        , 0.        , 0.5       , 0.66666667, 0.        ,</text:p>
            <text:p>       0.        , 0.        , 0.        , 0.5       , 0.5       ,</text:p>
            <text:p>       0.        , 0.        , 0.75      , 0.5       , 0.5       ,</text:p>
            <text:p>       0.5       , 0.        , 0.        , 0.        , 0.        ,</text:p>
            <text:p>       0.        , 0.        , 1.        , 0.        , 0.        ,</text:p>
            <text:p>       0.5       , 1.        , 0.5       , 0.22222222, 0.5       ,</text:p>
            <text:p>       0.33333333, 0.        , 0.33333333, 0.56      ]), array([1104,   44,   27,   10,   12,    8,    3,    4,    5,    6,    1,</text:p>
            <text:p>          1,    2,    3,    4,    1,    1,    2,    4,    2,    4,    2,</text:p>
            <text:p>          4,    2,    2,    0,    2,    2,    1,    1,    0,    4,    0,</text:p>
            <text:p>          3,    0,    1,    1,    2,    1,    0,    2,    1,    2,    0,</text:p>
            <text:p>          9,    2,    3,    5,    6,   25,    0]))</text:p>
          </table:table-cell>
          <table:table-cell office:value-type="float" office:value="0.325745649199572" calcext:value-type="float">
            <text:p>0,325745649199572</text:p>
          </table:table-cell>
          <table:table-cell office:value-type="float" office:value="0.121005416799198" calcext:value-type="float">
            <text:p>0,121005416799198</text:p>
          </table:table-cell>
          <table:table-cell office:value-type="float" office:value="0.349417319129839" calcext:value-type="float">
            <text:p>0,349417319129839</text:p>
          </table:table-cell>
          <table:table-cell office:value-type="float" office:value="0.68247401714325" calcext:value-type="float">
            <text:p>0,68247401714325</text:p>
          </table:table-cell>
          <table:table-cell office:value-type="float" office:value="0.44550360622031" calcext:value-type="float">
            <text:p>0,44550360622031</text:p>
          </table:table-cell>
          <table:table-cell office:value-type="float" office:value="0.951389110088348" calcext:value-type="float">
            <text:p>0,951389110088348</text:p>
          </table:table-cell>
          <table:table-cell office:value-type="float" office:value="0.129205148690837" calcext:value-type="float">
            <text:p>0,129205148690837</text:p>
          </table:table-cell>
          <table:table-cell office:value-type="string" calcext:value-type="string">
            <text:p>(array([0.01119424, 0.09740009, 0.16798919, 0.25015742, 0.31752598,</text:p>
            <text:p>       0.37327207, 0.43975326, 0.49242433, 0.57290158, 0.6306898 ,</text:p>
            <text:p>       0.70148085, 0.75916905, 0.82674369, 0.90217882, 0.99559833]), array([0. , 0. , 0. , 0. , 0. , 0. , 0. , 0.4, 1. , 1. , 1. , 1. , 1. ,</text:p>
            <text:p>       1. , 1. ]), array([ 142,   16,    7,    6,    4,    7,    7,    5,    8,    5,    6,</text:p>
            <text:p>          5,   13,   26, 1074,    0]))</text:p>
          </table:table-cell>
          <table:table-cell office:value-type="string" calcext:value-type="string">
            <text:p>(array([0.00272475, 0.08941047, 0.74623686, 0.97370292, 0.9919683 ,</text:p>
            <text:p>       0.99603088, 0.99759256, 0.998369  , 0.99879081, 0.99908315,</text:p>
            <text:p>       0.99928637, 0.99941951, 0.99952019, 0.99960192, 0.99968328]), array([0.        , 0.        , 0.84269663, 1.        , 1.        ,</text:p>
            <text:p>       1.        , 1.        , 1.        , 1.        , 1.        ,</text:p>
            <text:p>       1.        , 1.        , 1.        , 1.        , 1.        ]), array([89, 89, 89, 88, 89, 89, 88, 89, 89, 88, 89, 89, 88, 89, 89,  0]))</text:p>
          </table:table-cell>
          <table:table-cell office:value-type="string" calcext:value-type="string">
            <text:p>(array([0.00510469, 0.03121535, 0.04823052, 0.07168985, 0.086414  ,</text:p>
            <text:p>       0.1076998 , 0.12830599, 0.15469766, 0.17109089, 0.18482479,</text:p>
            <text:p>       0.22335005, 0.25153998, 0.26148726, 0.29237258, 0.32591045,</text:p>
            <text:p>       0.37165184, 0.38299343, 0.40709186, 0.43245709, 0.44774477,</text:p>
            <text:p>       0.47259317, 0.48068726, 0.51099139, 0.53010067, 0.54453632,</text:p>
            <text:p>       0.57204263, 0.58991159, 0.60219145, 0.62386221, 0.65176657,</text:p>
            <text:p>       0.67842728, 0.68637383, 0.71102099, 0.73771003, 0.75733519,</text:p>
            <text:p>       0.77240142, 0.7906886 , 0.81254474, 0.83128468, 0.84908692,</text:p>
            <text:p>       0.87407527, 0.88657465, 0.9096301 , 0.93159505, 0.95158123,</text:p>
            <text:p>       0.97169767, 0.99762802]), array([0., 0., 0., 0., 0., 0., 0., 0., 0., 0., 0., 0., 0., 0., 0., 0., 0.,</text:p>
            <text:p>       0., 0., 0., 0., 0., 1., 1., 1., 1., 1., 1., 1., 1., 1., 1., 1., 1.,</text:p>
            <text:p>       1., 1., 1., 1., 1., 1., 1., 1., 1., 1., 1., 1., 1.]), array([ 116,   16,    9,    4,    4,    8,    1,    3,    2,    2,    0,</text:p>
            <text:p>          1,    3,    2,    1,    0,    3,    0,    6,    1,    1,    1,</text:p>
            <text:p>          5,    2,    1,    1,    2,    1,    2,    4,    1,    2,    2,</text:p>
            <text:p>          1,    1,    4,    2,    1,    1,    1,    6,    4,    3,    2,</text:p>
            <text:p>          9,   10,    9,   23,   34, 1013,    0]))</text:p>
          </table:table-cell>
          <table:table-cell office:value-type="float" office:value="0.224063631124065" calcext:value-type="float">
            <text:p>0,224063631124065</text:p>
          </table:table-cell>
          <table:table-cell office:value-type="float" office:value="0.0157030736700442" calcext:value-type="float">
            <text:p>0,0157030736700442</text:p>
          </table:table-cell>
          <table:table-cell office:value-type="float" office:value="0.246044569499019" calcext:value-type="float">
            <text:p>0,246044569499019</text:p>
          </table:table-cell>
          <table:table-cell office:value-type="float" office:value="0.439753255673817" calcext:value-type="float">
            <text:p>0,439753255673817</text:p>
          </table:table-cell>
          <table:table-cell office:value-type="float" office:value="0.0964597697589504" calcext:value-type="float">
            <text:p>0,0964597697589504</text:p>
          </table:table-cell>
          <table:table-cell office:value-type="float" office:value="0.489008605480194" calcext:value-type="float">
            <text:p>0,489008605480194</text:p>
          </table:table-cell>
        </table:table-row>
        <table:table-row table:style-name="ro2">
          <table:table-cell office:value-type="string" calcext:value-type="string">
            <text:p>(array([0.00648632, 0.09102587, 0.16440967, 0.23371546, 0.30602247,</text:p>
            <text:p>       0.36924447, 0.42234462, 0.50142962, 0.55803292, 0.62948602,</text:p>
            <text:p>       0.69598149, 0.76930322, 0.83991783, 0.9013653 , 0.98169303]), array([0.07727273, 0.10526316, 0.3       , 0.18181818, 0.16666667,</text:p>
            <text:p>       0.3125    , 0.        , 0.5       , 0.33333333, 0.28571429,</text:p>
            <text:p>       0.16666667, 0.11111111, 0.41666667, 0.31818182, 0.47619048]), array([1100,   38,   20,   11,   12,   16,    5,    4,    6,    7,    6,</text:p>
            <text:p>          9,   12,   22,   63,    0]))</text:p>
          </table:table-cell>
          <table:table-cell office:value-type="string" calcext:value-type="string">
            <text:p>(array([2.14765172e-04, 3.20251386e-04, 4.79860876e-04, 6.69204963e-04,</text:p>
            <text:p>       9.82399817e-04, 1.36950329e-03, 2.02776444e-03, 2.90715238e-03,</text:p>
            <text:p>       4.33836895e-03, 7.33673254e-03, 1.33969313e-02, 2.62794926e-02,</text:p>
            <text:p>       8.58931152e-02, 4.79948846e-01, 9.56492650e-01]), array([0.03370787, 0.02247191, 0.01123596, 0.03409091, 0.03370787,</text:p>
            <text:p>       0.05617978, 0.10227273, 0.07865169, 0.03370787, 0.13636364,</text:p>
            <text:p>       0.11235955, 0.20224719, 0.18181818, 0.26966292, 0.42696629]), array([89, 89, 89, 88, 89, 89, 88, 89, 89, 88, 89, 89, 88, 89, 89,  0]))</text:p>
          </table:table-cell>
          <table:table-cell office:value-type="string" calcext:value-type="string">
            <text:p>(array([0.00338175, 0.02829261, 0.04845169, 0.06846475, 0.08907639,</text:p>
            <text:p>       0.11192148, 0.13105768, 0.14761899, 0.16973751, 0.19712879,</text:p>
            <text:p>       0.21361091, 0.22810669, 0.24557157, 0.26765348, 0.28643714,</text:p>
            <text:p>       0.31429367, 0.3285242 , 0.3505866 , 0.37161237, 0.38778606,</text:p>
            <text:p>       0.40502856, 0.44831872, 0.47203869, 0.48902217, 0.51449192,</text:p>
            <text:p>       0.53265071, 0.54705906, 0.5679996 , 0.58294451, 0.60865903,</text:p>
            <text:p>       0.62538213, 0.64686215, 0.66131866, 0.68932514, 0.7092942 ,</text:p>
            <text:p>       0.73723114, 0.75188038, 0.76984453, 0.79106784, 0.80528191,</text:p>
            <text:p>       0.82717868, 0.84525518, 0.86820363, 0.88851652, 0.90993624,</text:p>
            <text:p>       0.9284038 , 0.95059589, 0.97037068, 0.99322997]), array([0.06136821, 0.22222222, 0.25      , 0.29411765, 0.        ,</text:p>
            <text:p>       0.        , 0.        , 0.28571429, 0.28571429, 0.5       ,</text:p>
            <text:p>       0.        , 0.2       , 0.33333333, 0.33333333, 0.5       ,</text:p>
            <text:p>       0.        , 0.        , 0.25      , 0.5       , 0.2       ,</text:p>
            <text:p>       0.        , 0.        , 0.        , 1.        , 0.        ,</text:p>
            <text:p>       0.5       , 0.5       , 0.        , 1.        , 0.        ,</text:p>
            <text:p>       0.        , 0.5       , 1.        , 0.        , 0.5       ,</text:p>
            <text:p>       0.        , 0.        , 0.33333333, 0.        , 0.5       ,</text:p>
            <text:p>       0.66666667, 0.33333333, 0.22222222, 0.6       , 0.16666667,</text:p>
            <text:p>       0.42857143, 0.5       , 0.61111111, 0.39473684]), array([994,  72,  28,  17,  17,   7,   5,   7,   7,   4,   2,   5,   3,</text:p>
            <text:p>         3,   2,   4,   5,   4,   6,   5,   3,   0,   2,   1,   1,   1,</text:p>
            <text:p>         2,   2,   2,   1,   3,   1,   2,   1,   4,   2,   1,   2,   3,</text:p>
            <text:p>         3,   2,   3,   3,   9,   5,   6,   7,   6,  18,  38,   0]))</text:p>
          </table:table-cell>
          <table:table-cell office:value-type="float" office:value="0.277353418570935" calcext:value-type="float">
            <text:p>0,277353418570935</text:p>
          </table:table-cell>
          <table:table-cell office:value-type="float" office:value="0.108827457104933" calcext:value-type="float">
            <text:p>0,108827457104933</text:p>
          </table:table-cell>
          <table:table-cell office:value-type="float" office:value="0.337767258683604" calcext:value-type="float">
            <text:p>0,337767258683604</text:p>
          </table:table-cell>
          <table:table-cell office:value-type="float" office:value="0.658192111386193" calcext:value-type="float">
            <text:p>0,658192111386193</text:p>
          </table:table-cell>
          <table:table-cell office:value-type="float" office:value="0.529526357570391" calcext:value-type="float">
            <text:p>0,529526357570391</text:p>
          </table:table-cell>
          <table:table-cell office:value-type="float" office:value="0.791067838668823" calcext:value-type="float">
            <text:p>0,791067838668823</text:p>
          </table:table-cell>
          <table:table-cell office:value-type="float" office:value="0.120698715372279" calcext:value-type="float">
            <text:p>0,120698715372279</text:p>
          </table:table-cell>
          <table:table-cell office:value-type="string" calcext:value-type="string">
            <text:p>(array([0.01420614, 0.09161085, 0.16371244, 0.23049016, 0.2995508 ,</text:p>
            <text:p>       0.37407102, 0.44555581, 0.50816432, 0.57409966, 0.63378468,</text:p>
            <text:p>       0.69095227, 0.76577606, 0.83784644, 0.90516243, 0.99367276]), array([0. , 0. , 0. , 0. , 0. , 0. , 0. , 0.5, 1. , 1. , 1. , 1. , 1. ,</text:p>
            <text:p>       1. , 1. ]), array([ 118,   19,   13,   10,    7,   10,    4,    4,    7,   13,   11,</text:p>
            <text:p>         10,   19,   41, 1045,    0]))</text:p>
          </table:table-cell>
          <table:table-cell office:value-type="string" calcext:value-type="string">
            <text:p>(array([0.00654413, 0.15206778, 0.74658594, 0.95061533, 0.98189485,</text:p>
            <text:p>       0.99024679, 0.99495331, 0.99677519, 0.99779735, 0.99853721,</text:p>
            <text:p>       0.99897339, 0.99931156, 0.99950942, 0.99967417, 0.99978399]), array([0.        , 0.        , 0.94382022, 1.        , 1.        ,</text:p>
            <text:p>       1.        , 1.        , 1.        , 1.        , 1.        ,</text:p>
            <text:p>       1.        , 1.        , 1.        , 1.        , 1.        ]), array([89, 89, 89, 88, 89, 89, 88, 89, 89, 88, 89, 89, 88, 89, 89,  0]))</text:p>
          </table:table-cell>
          <table:table-cell office:value-type="string" calcext:value-type="string">
            <text:p>(array([0.00563609, 0.0291498 , 0.04709238, 0.06971161, 0.08840891,</text:p>
            <text:p>       0.10930133, 0.13231136, 0.15554181, 0.16814782, 0.1965166 ,</text:p>
            <text:p>       0.20893216, 0.22620836, 0.24557041, 0.26606791, 0.29239461,</text:p>
            <text:p>       0.31067486, 0.34452288, 0.37334593, 0.38957018, 0.4320004 ,</text:p>
            <text:p>       0.45335811, 0.46486431, 0.48726512, 0.52906352, 0.5502796 ,</text:p>
            <text:p>       0.59196471, 0.61133188, 0.6296972 , 0.64510591, 0.66978295,</text:p>
            <text:p>       0.68570633, 0.71525167, 0.73320326, 0.75187863, 0.76952505,</text:p>
            <text:p>       0.78638909, 0.80386615, 0.82825956, 0.85409998, 0.86924625,</text:p>
            <text:p>       0.88777349, 0.91040907, 0.93082202, 0.95074382, 0.97164254,</text:p>
            <text:p>       0.99668218]), array([0., 0., 0., 0., 0., 0., 0., 0., 0., 0., 0., 0., 0., 0., 0., 0., 0.,</text:p>
            <text:p>       0., 0., 0., 0., 0., 0., 1., 1., 1., 1., 1., 1., 1., 1., 1., 1., 1.,</text:p>
            <text:p>       1., 1., 1., 1., 1., 1., 1., 1., 1., 1., 1., 1.]), array([ 84,  23,  10,   9,   5,   2,   7,   4,   3,   3,   3,   3,   3,</text:p>
            <text:p>         2,   2,   4,   0,   2,   4,   4,   0,   2,   1,   1,   2,   0,</text:p>
            <text:p>         2,   3,   0,   4,   4,   3,   4,   6,   4,   2,   2,   2,   5,</text:p>
            <text:p>         2,   3,   7,   6,   7,  10,  18,  15,  24,  67, 948,   0]))</text:p>
          </table:table-cell>
          <table:table-cell office:value-type="float" office:value="0.21507115105298" calcext:value-type="float">
            <text:p>0,21507115105298</text:p>
          </table:table-cell>
          <table:table-cell office:value-type="float" office:value="0.0298515763994985" calcext:value-type="float">
            <text:p>0,0298515763994985</text:p>
          </table:table-cell>
          <table:table-cell office:value-type="float" office:value="0.235301480285199" calcext:value-type="float">
            <text:p>0,235301480285199</text:p>
          </table:table-cell>
          <table:table-cell office:value-type="float" office:value="0.445555806159973" calcext:value-type="float">
            <text:p>0,445555806159973</text:p>
          </table:table-cell>
          <table:table-cell office:value-type="float" office:value="0.19723428367229" calcext:value-type="float">
            <text:p>0,19723428367229</text:p>
          </table:table-cell>
          <table:table-cell office:value-type="float" office:value="0.48726512491703" calcext:value-type="float">
            <text:p>0,48726512491703</text:p>
          </table:table-cell>
        </table:table-row>
        <table:table-row table:style-name="ro4">
          <table:table-cell office:value-type="string" calcext:value-type="string">
            <text:p>(array([0.00444804, 0.09314552, 0.1570314 , 0.23714178, 0.2945368 ,</text:p>
            <text:p>       0.35426666, 0.43139322, 0.4955076 , 0.55639529, 0.61640427,</text:p>
            <text:p>       0.69435447, 0.77827036, 0.84311039, 0.89416516, 0.98199137]), array([0.11011419, 0.25      , 0.21428571, 0.71428571, 0.5       ,</text:p>
            <text:p>       0.5       , 1.        , 0.55555556, 0.66666667, 0.25      ,</text:p>
            <text:p>       0.33333333, 0.75      , 0.2       , 0.33333333, 0.68421053]), array([1226,   24,   14,    7,    6,    2,    2,    9,    3,    4,    3,</text:p>
            <text:p>          4,    5,    3,   19,    0]))</text:p>
          </table:table-cell>
          <table:table-cell office:value-type="string" calcext:value-type="string">
            <text:p>(array([3.30774797e-04, 3.95140122e-04, 4.65913496e-04, 5.46802205e-04,</text:p>
            <text:p>       6.56507491e-04, 8.16341553e-04, 1.03773230e-03, 1.37986793e-03,</text:p>
            <text:p>       1.84932410e-03, 2.66443257e-03, 4.16677115e-03, 6.90101533e-03,</text:p>
            <text:p>       1.31545235e-02, 4.18603317e-02, 5.33320217e-01]), array([0.01123596, 0.        , 0.05617978, 0.05681818, 0.03370787,</text:p>
            <text:p>       0.02247191, 0.06818182, 0.11235955, 0.1011236 , 0.21590909,</text:p>
            <text:p>       0.11235955, 0.20224719, 0.21590909, 0.34831461, 0.49438202]), array([89, 89, 89, 88, 89, 89, 88, 89, 89, 88, 89, 89, 88, 89, 89,  0]))</text:p>
          </table:table-cell>
          <table:table-cell office:value-type="string" calcext:value-type="string">
            <text:p>(array([0.00268224, 0.02727914, 0.05200094, 0.06825192, 0.09090489,</text:p>
            <text:p>       0.10965231, 0.13332543, 0.15284608, 0.17479443, 0.18808306,</text:p>
            <text:p>       0.20583914, 0.23605337, 0.25022829, 0.26557675, 0.29059994,</text:p>
            <text:p>       0.31233494, 0.34392238, 0.36461094, 0.43139322, 0.47365691,</text:p>
            <text:p>       0.49309645, 0.50824131, 0.55372822, 0.56172943, 0.61220465,</text:p>
            <text:p>       0.62900311, 0.67649689, 0.73006964, 0.76799798, 0.78854275,</text:p>
            <text:p>       0.83222916, 0.85504216, 0.8673279 , 0.89167362, 0.91998839,</text:p>
            <text:p>       0.95229175, 0.97290905, 0.99094104]), array([0.09342561, 0.37037037, 0.5       , 0.18181818, 0.22222222,</text:p>
            <text:p>       0.4       , 0.22222222, 0.66666667, 0.        , 0.        ,</text:p>
            <text:p>       1.        , 0.5       , 0.        , 1.        , 0.33333333,</text:p>
            <text:p>       0.5       , 0.        , 1.        , 1.        , 0.5       ,</text:p>
            <text:p>       1.        , 0.25      , 0.5       , 1.        , 0.33333333,</text:p>
            <text:p>       0.        , 0.5       , 0.        , 1.        , 0.5       ,</text:p>
            <text:p>       0.        , 1.        , 0.        , 1.        , 0.        ,</text:p>
            <text:p>       1.        , 1.        , 0.53846154]), array([1156,   54,   12,   11,    9,    5,    9,    3,    2,    3,    2,</text:p>
            <text:p>          2,    1,    3,    3,    2,    0,    1,    1,    0,    0,    2,</text:p>
            <text:p>          0,    2,    3,    4,    0,    2,    1,    0,    3,    1,    0,</text:p>
            <text:p>          2,    0,    0,    1,    0,    2,    2,    0,    3,    1,    2,</text:p>
            <text:p>          1,    1,    0,    3,    3,   13,    0]))</text:p>
          </table:table-cell>
          <table:table-cell office:value-type="float" office:value="0.276297357493429" calcext:value-type="float">
            <text:p>0,276297357493429</text:p>
          </table:table-cell>
          <table:table-cell office:value-type="float" office:value="0.101354745255047" calcext:value-type="float">
            <text:p>0,101354745255047</text:p>
          </table:table-cell>
          <table:table-cell office:value-type="float" office:value="0.347955693176133" calcext:value-type="float">
            <text:p>0,347955693176133</text:p>
          </table:table-cell>
          <table:table-cell office:value-type="float" office:value="0.643110394477844" calcext:value-type="float">
            <text:p>0,643110394477844</text:p>
          </table:table-cell>
          <table:table-cell office:value-type="float" office:value="0.306454275075472" calcext:value-type="float">
            <text:p>0,306454275075472</text:p>
          </table:table-cell>
          <table:table-cell office:value-type="float" office:value="0.919988393783569" calcext:value-type="float">
            <text:p>0,919988393783569</text:p>
          </table:table-cell>
          <table:table-cell office:value-type="float" office:value="0.121800688762769" calcext:value-type="float">
            <text:p>0,121800688762769</text:p>
          </table:table-cell>
          <table:table-cell office:value-type="string" calcext:value-type="string">
            <text:p>(array([0.01082476, 0.09982096, 0.15533976, 0.23234742, 0.29605424,</text:p>
            <text:p>       0.37724071, 0.43813287, 0.49666894, 0.56039903, 0.63302329,</text:p>
            <text:p>       0.69902845, 0.76943471, 0.8420409 , 0.90766162, 0.996133  ]), array([0.        , 0.        , 0.        , 0.        , 0.        ,</text:p>
            <text:p>       0.        , 0.        , 0.22222222, 1.        , 1.        ,</text:p>
            <text:p>       1.        , 1.        , 1.        , 1.        , 1.        ]), array([ 141,    8,    7,    6,    5,    4,    3,    9,    2,    2,    4,</text:p>
            <text:p>          5,   12,   19, 1104,    0]))</text:p>
          </table:table-cell>
          <table:table-cell office:value-type="string" calcext:value-type="string">
            <text:p>(array([0.00293701, 0.12128833, 0.87016459, 0.98613042, 0.99368626,</text:p>
            <text:p>       0.99648821, 0.99781229, 0.99849745, 0.99889378, 0.99915155,</text:p>
            <text:p>       0.99932439, 0.99944457, 0.99953291, 0.99960408, 0.99966913]), array([0.        , 0.        , 0.96629213, 1.        , 1.        ,</text:p>
            <text:p>       1.        , 1.        , 1.        , 1.        , 1.        ,</text:p>
            <text:p>       1.        , 1.        , 1.        , 1.        , 1.        ]), array([89, 89, 89, 88, 89, 89, 88, 89, 89, 88, 89, 89, 88, 89, 89,  0]))</text:p>
          </table:table-cell>
          <table:table-cell office:value-type="string" calcext:value-type="string">
            <text:p>(array([0.00522623, 0.0268387 , 0.05502247, 0.06639152, 0.08580651,</text:p>
            <text:p>       0.11045685, 0.13061723, 0.15631968, 0.16777084, 0.20988598,</text:p>
            <text:p>       0.23844744, 0.26666515, 0.29865631, 0.31491256, 0.32602084,</text:p>
            <text:p>       0.36780392, 0.3866775 , 0.43139322, 0.45161217, 0.47947797,</text:p>
            <text:p>       0.49205854, 0.5060271 , 0.53216416, 0.55906862, 0.56172943,</text:p>
            <text:p>       0.60996896, 0.65607762, 0.67901462, 0.69024268, 0.71342824,</text:p>
            <text:p>       0.74977171, 0.76744555, 0.79506516, 0.81191694, 0.82520557,</text:p>
            <text:p>       0.85457164, 0.86531369, 0.89108145, 0.90846627, 0.93133466,</text:p>
            <text:p>       0.95144431, 0.97249805, 0.99751409]), array([0., 0., 0., 0., 0., 0., 0., 0., 0., 0., 0., 0., 0., 0., 0., 0., 0.,</text:p>
            <text:p>       0., 0., 0., 0., 1., 1., 1., 1., 1., 1., 1., 1., 1., 1., 1., 1., 1.,</text:p>
            <text:p>       1., 1., 1., 1., 1., 1., 1., 1., 1.]), array([ 114,   20,    6,    2,    3,    2,    4,    2,    3,    0,    3,</text:p>
            <text:p>          1,    0,    4,    1,    1,    1,    0,    2,    2,    0,    2,</text:p>
            <text:p>          1,    1,    6,    1,    1,    1,    1,    0,    1,    0,    1,</text:p>
            <text:p>          1,    1,    2,    0,    1,    3,    1,    3,    2,    2,    7,</text:p>
            <text:p>          4,    7,    9,    9,   37, 1055,    0]))</text:p>
          </table:table-cell>
          <table:table-cell office:value-type="float" office:value="0.23176576346791" calcext:value-type="float">
            <text:p>0,23176576346791</text:p>
          </table:table-cell>
          <table:table-cell office:value-type="float" office:value="0.0168078565588505" calcext:value-type="float">
            <text:p>0,0168078565588505</text:p>
          </table:table-cell>
          <table:table-cell office:value-type="float" office:value="0.238109560774424" calcext:value-type="float">
            <text:p>0,238109560774424</text:p>
          </table:table-cell>
          <table:table-cell office:value-type="float" office:value="0.439600974321365" calcext:value-type="float">
            <text:p>0,439600974321365</text:p>
          </table:table-cell>
          <table:table-cell office:value-type="float" office:value="0.121288334950805" calcext:value-type="float">
            <text:p>0,121288334950805</text:p>
          </table:table-cell>
          <table:table-cell office:value-type="float" office:value="0.493972897529602" calcext:value-type="float">
            <text:p>0,493972897529602</text:p>
          </table:table-cell>
        </table:table-row>
        <table:table-row table:style-name="ro2">
          <table:table-cell office:value-type="string" calcext:value-type="string">
            <text:p>(array([0.00703379, 0.09680111, 0.16621835, 0.22727978, 0.30434846,</text:p>
            <text:p>       0.36227092, 0.43865904, 0.49287587, 0.56218864, 0.6164141 ,</text:p>
            <text:p>       0.69490541, 0.7649032 , 0.83475532, 0.90427388, 0.97955812]), array([0.06764168, 0.21428571, 0.13333333, 0.4       , 0.71428571,</text:p>
            <text:p>       0.44444444, 0.        , 0.27272727, 0.25      , 0.33333333,</text:p>
            <text:p>       0.5       , 0.57142857, 0.23529412, 0.36363636, 0.3968254 ]), array([1094,   42,   15,   15,    7,    9,    9,   11,    8,    6,    6,</text:p>
            <text:p>          7,   17,   22,   63,    0]))</text:p>
          </table:table-cell>
          <table:table-cell office:value-type="string" calcext:value-type="string">
            <text:p>(array([3.77703420e-04, 5.20488914e-04, 7.00496898e-04, 9.21223269e-04,</text:p>
            <text:p>       1.17236163e-03, 1.63006436e-03, 2.27690092e-03, 3.27079487e-03,</text:p>
            <text:p>       4.70276671e-03, 7.32853772e-03, 1.44874815e-02, 3.03304080e-02,</text:p>
            <text:p>       9.83531173e-02, 5.19470680e-01, 9.55459001e-01]), array([0.        , 0.02247191, 0.        , 0.02272727, 0.04494382,</text:p>
            <text:p>       0.05617978, 0.05681818, 0.06741573, 0.05617978, 0.13636364,</text:p>
            <text:p>       0.11235955, 0.19101124, 0.20454545, 0.34831461, 0.38202247]), array([89, 89, 89, 88, 89, 89, 88, 89, 89, 88, 89, 89, 88, 89, 89,  0]))</text:p>
          </table:table-cell>
          <table:table-cell office:value-type="string" calcext:value-type="string">
            <text:p>(array([0.00343203, 0.02889379, 0.04986402, 0.06739738, 0.09213797,</text:p>
            <text:p>       0.10858486, 0.12832426, 0.15382082, 0.1708629 , 0.18954289,</text:p>
            <text:p>       0.2131557 , 0.22913787, 0.25515759, 0.26966417, 0.29500698,</text:p>
            <text:p>       0.3132958 , 0.3308737 , 0.34731255, 0.37094207, 0.39099571,</text:p>
            <text:p>       0.42964945, 0.45203927, 0.47063032, 0.48247572, 0.50898646,</text:p>
            <text:p>       0.52997673, 0.54814923, 0.57259072, 0.61137437, 0.64161277,</text:p>
            <text:p>       0.6745179 , 0.69154671, 0.71520811, 0.7301513 , 0.74763182,</text:p>
            <text:p>       0.77491806, 0.79609716, 0.81362784, 0.82698781, 0.84721018,</text:p>
            <text:p>       0.8684369 , 0.89354587, 0.90837265, 0.9268182 , 0.94797499,</text:p>
            <text:p>       0.97091287, 0.99277696]), array([0.05316973, 0.18181818, 0.11538462, 0.30434783, 0.35714286,</text:p>
            <text:p>       0.07692308, 0.14285714, 0.        , 0.14285714, 0.33333333,</text:p>
            <text:p>       0.4       , 0.25      , 1.        , 0.        , 0.5       ,</text:p>
            <text:p>       1.        , 1.        , 0.2       , 1.        , 0.5       ,</text:p>
            <text:p>       0.        , 0.        , 0.25      , 0.33333333, 0.25      ,</text:p>
            <text:p>       0.        , 0.5       , 0.2       , 0.4       , 0.        ,</text:p>
            <text:p>       0.        , 1.        , 0.        , 1.        , 1.        ,</text:p>
            <text:p>       0.33333333, 0.        , 0.        , 0.42857143, 0.        ,</text:p>
            <text:p>       0.5       , 0.66666667, 0.3       , 0.        , 0.375     ,</text:p>
            <text:p>       0.42105263, 0.4       ]), array([978,  77,  26,  23,  14,  13,   7,   3,   7,   3,   5,   8,   2,</text:p>
            <text:p>         1,   2,   3,   1,   5,   2,   2,   0,   6,   2,   4,   3,   4,</text:p>
            <text:p>         2,   2,   5,   0,   5,   0,   1,   2,   2,   1,   2,   2,   3,</text:p>
            <text:p>         1,   3,   7,   5,   4,   6,  10,   5,   8,  19,  35,   0]))</text:p>
          </table:table-cell>
          <table:table-cell office:value-type="float" office:value="0.282739802787125" calcext:value-type="float">
            <text:p>0,282739802787125</text:p>
          </table:table-cell>
          <table:table-cell office:value-type="float" office:value="0.103446200040429" calcext:value-type="float">
            <text:p>0,103446200040429</text:p>
          </table:table-cell>
          <table:table-cell office:value-type="float" office:value="0.37208434730708" calcext:value-type="float">
            <text:p>0,37208434730708</text:p>
          </table:table-cell>
          <table:table-cell office:value-type="float" office:value="0.5994612048654" calcext:value-type="float">
            <text:p>0,5994612048654</text:p>
          </table:table-cell>
          <table:table-cell office:value-type="float" office:value="0.573436528779148" calcext:value-type="float">
            <text:p>0,573436528779148</text:p>
          </table:table-cell>
          <table:table-cell office:value-type="float" office:value="0.926818203926086" calcext:value-type="float">
            <text:p>0,926818203926086</text:p>
          </table:table-cell>
          <table:table-cell office:value-type="float" office:value="0.119930100907579" calcext:value-type="float">
            <text:p>0,119930100907579</text:p>
          </table:table-cell>
          <table:table-cell office:value-type="string" calcext:value-type="string">
            <text:p>(array([0.0176585 , 0.09286215, 0.16723232, 0.22843352, 0.31222035,</text:p>
            <text:p>       0.3755236 , 0.43774746, 0.49894815, 0.56146023, 0.63460502,</text:p>
            <text:p>       0.70735121, 0.7693098 , 0.83565   , 0.90156605, 0.9932966 ]), array([0.        , 0.        , 0.        , 0.        , 0.        ,</text:p>
            <text:p>       0.        , 0.        , 0.45454545, 1.        , 1.        ,</text:p>
            <text:p>       1.        , 1.        , 1.        , 1.        , 1.        ]), array([ 112,   23,   15,    9,    8,    8,    6,   11,   11,    7,    5,</text:p>
            <text:p>         13,   17,   41, 1045,    0]))</text:p>
          </table:table-cell>
          <table:table-cell office:value-type="string" calcext:value-type="string">
            <text:p>(array([0.00990341, 0.16376794, 0.72754112, 0.94798517, 0.98060968,</text:p>
            <text:p>       0.9906285 , 0.99487166, 0.99649779, 0.99760833, 0.99831695,</text:p>
            <text:p>       0.99880833, 0.99907194, 0.99929587, 0.99947767, 0.9996223 ]), array([0.       , 0.       , 0.8988764, 1.       , 1.       , 1.       ,</text:p>
            <text:p>       1.       , 1.       , 1.       , 1.       , 1.       , 1.       ,</text:p>
            <text:p>       1.       , 1.       , 1.       ]), array([89, 89, 89, 88, 89, 89, 88, 89, 89, 88, 89, 89, 88, 89, 89,  0]))</text:p>
          </table:table-cell>
          <table:table-cell office:value-type="string" calcext:value-type="string">
            <text:p>(array([0.00637208, 0.02959137, 0.04922285, 0.06881317, 0.09233511,</text:p>
            <text:p>       0.10942739, 0.13025176, 0.15278982, 0.17260849, 0.18588226,</text:p>
            <text:p>       0.21000835, 0.22889036, 0.25515759, 0.28801875, 0.3132958 ,</text:p>
            <text:p>       0.3272793 , 0.35065839, 0.37094207, 0.39024697, 0.42844297,</text:p>
            <text:p>       0.45096993, 0.46903696, 0.48800549, 0.51351355, 0.52818102,</text:p>
            <text:p>       0.54772995, 0.57126125, 0.6119561 , 0.6515917 , 0.69154671,</text:p>
            <text:p>       0.70123166, 0.73021281, 0.74763182, 0.77245895, 0.78678124,</text:p>
            <text:p>       0.80789194, 0.8284352 , 0.84617918, 0.87077913, 0.89237214,</text:p>
            <text:p>       0.90848468, 0.93185683, 0.94927378, 0.9713001 , 0.99665514]), array([0., 0., 0., 0., 0., 0., 0., 0., 0., 0., 0., 0., 0., 0., 0., 0., 0.,</text:p>
            <text:p>       0., 0., 0., 0., 0., 0., 1., 1., 1., 1., 1., 1., 1., 1., 1., 1., 1.,</text:p>
            <text:p>       1., 1., 1., 1., 1., 1., 1., 1., 1., 1., 1.]), array([ 73,  25,   8,  12,  12,   3,   3,   5,   5,   4,   3,   4,   2,</text:p>
            <text:p>         0,   2,   3,   3,   2,   2,   4,   0,   4,   1,   3,   4,   3,</text:p>
            <text:p>         3,   3,   7,   0,   3,   0,   4,   0,   2,   1,   3,   2,   7,</text:p>
            <text:p>         3,   2,   9,   3,   8,  16,  12,  16,  26,  71, 940,   0]))</text:p>
          </table:table-cell>
          <table:table-cell office:value-type="float" office:value="0.218189445675597" calcext:value-type="float">
            <text:p>0,218189445675597</text:p>
          </table:table-cell>
          <table:table-cell office:value-type="float" office:value="0.0294808294431333" calcext:value-type="float">
            <text:p>0,0294808294431333</text:p>
          </table:table-cell>
          <table:table-cell office:value-type="float" office:value="0.238020497011565" calcext:value-type="float">
            <text:p>0,238020497011565</text:p>
          </table:table-cell>
          <table:table-cell office:value-type="float" office:value="0.438539773225784" calcext:value-type="float">
            <text:p>0,438539773225784</text:p>
          </table:table-cell>
          <table:table-cell office:value-type="float" office:value="0.17133528320642" calcext:value-type="float">
            <text:p>0,17133528320642</text:p>
          </table:table-cell>
          <table:table-cell office:value-type="float" office:value="0.488005489110947" calcext:value-type="float">
            <text:p>0,488005489110947</text:p>
          </table:table-cell>
        </table:table-row>
        <table:table-row table:style-name="ro3">
          <table:table-cell office:value-type="string" calcext:value-type="string">
            <text:p>(array([0.00642174, 0.09257847, 0.16444428, 0.23290197, 0.30561521,</text:p>
            <text:p>       0.35808054, 0.42443381, 0.51224059, 0.56404647, 0.6472677 ,</text:p>
            <text:p>       0.7002727 , 0.75836187, 0.83072393, 0.90728659, 0.97188945]), array([0.09940527, 0.21875   , 0.57142857, 0.25      , 0.2       ,</text:p>
            <text:p>       0.5       , 0.5       , 1.        , 0.25      , 0.33333333,</text:p>
            <text:p>       0.        , 0.36363636, 0.44444444, 0.5       , 0.39285714]), array([1177,   32,   14,   16,   10,    6,    4,    2,    4,    3,    3,</text:p>
            <text:p>         11,    9,   12,   28,    0]))</text:p>
          </table:table-cell>
          <table:table-cell office:value-type="string" calcext:value-type="string">
            <text:p>(array([4.16320010e-04, 5.09083057e-04, 6.07222257e-04, 7.32434019e-04,</text:p>
            <text:p>       9.20256136e-04, 1.21945168e-03, 1.72601966e-03, 2.44612940e-03,</text:p>
            <text:p>       3.42846039e-03, 5.11452661e-03, 8.02157988e-03, 1.41102553e-02,</text:p>
            <text:p>       3.04614918e-02, 1.26427702e-01, 7.55904995e-01]), array([0.        , 0.        , 0.06741573, 0.06818182, 0.03370787,</text:p>
            <text:p>       0.06741573, 0.05681818, 0.1011236 , 0.1011236 , 0.09090909,</text:p>
            <text:p>       0.21348315, 0.20224719, 0.23863636, 0.31460674, 0.38202247]), array([89, 89, 89, 88, 89, 89, 88, 89, 89, 88, 89, 89, 88, 89, 89,  0]))</text:p>
          </table:table-cell>
          <table:table-cell office:value-type="string" calcext:value-type="string">
            <text:p>(array([0.00339509, 0.02848447, 0.04953575, 0.06739094, 0.08943668,</text:p>
            <text:p>       0.11154257, 0.1287217 , 0.14965006, 0.17176789, 0.19067285,</text:p>
            <text:p>       0.21304548, 0.22976913, 0.24628846, 0.26819231, 0.29684511,</text:p>
            <text:p>       0.31247026, 0.32699428, 0.3451876 , 0.36618638, 0.38054764,</text:p>
            <text:p>       0.40985438, 0.42542654, 0.45259991, 0.50236255, 0.52211863,</text:p>
            <text:p>       0.54856408, 0.57112485, 0.58793288, 0.63192374, 0.65493968,</text:p>
            <text:p>       0.66823131, 0.71202731, 0.73005283, 0.75039973, 0.76863372,</text:p>
            <text:p>       0.78391637, 0.81063547, 0.82606516, 0.84130895, 0.86576349,</text:p>
            <text:p>       0.89322549, 0.91246559, 0.93376129, 0.95033946, 0.96736568,</text:p>
            <text:p>       0.99153106]), array([0.08387698, 0.26153846, 0.24137931, 0.33333333, 0.1       ,</text:p>
            <text:p>       0.14285714, 0.16666667, 0.25      , 0.8       , 1.        ,</text:p>
            <text:p>       0.4       , 0.2       , 0.25      , 0.33333333, 0.25      ,</text:p>
            <text:p>       0.        , 0.        , 0.33333333, 0.5       , 1.        ,</text:p>
            <text:p>       0.5       , 0.        , 1.        , 1.        , 1.        ,</text:p>
            <text:p>       0.        , 0.        , 1.        , 0.        , 0.5       ,</text:p>
            <text:p>       0.        , 0.        , 0.        , 0.6       , 0.        ,</text:p>
            <text:p>       0.33333333, 0.33333333, 0.33333333, 0.        , 0.66666667,</text:p>
            <text:p>       0.25      , 0.5       , 0.6       , 0.33333333, 0.33333333,</text:p>
            <text:p>       0.5       ]), array([1073,   65,   29,   21,   10,    7,    6,    4,    5,    3,    5,</text:p>
            <text:p>          5,    4,    3,    4,    3,    2,    3,    2,    1,    2,    1,</text:p>
            <text:p>          1,    0,    0,    1,    1,    2,    1,    1,    0,    1,    2,</text:p>
            <text:p>          1,    0,    1,    3,    5,    1,    3,    3,    3,    1,    3,</text:p>
            <text:p>          4,    4,    5,    9,    3,   14,    0]))</text:p>
          </table:table-cell>
          <table:table-cell office:value-type="float" office:value="0.303311671771816" calcext:value-type="float">
            <text:p>0,303311671771816</text:p>
          </table:table-cell>
          <table:table-cell office:value-type="float" office:value="0.115684096470452" calcext:value-type="float">
            <text:p>0,115684096470452</text:p>
          </table:table-cell>
          <table:table-cell office:value-type="float" office:value="0.37186000229977" calcext:value-type="float">
            <text:p>0,37186000229977</text:p>
          </table:table-cell>
          <table:table-cell office:value-type="float" office:value="0.700272699197133" calcext:value-type="float">
            <text:p>0,700272699197133</text:p>
          </table:table-cell>
          <table:table-cell office:value-type="float" office:value="0.373882523078597" calcext:value-type="float">
            <text:p>0,373882523078597</text:p>
          </table:table-cell>
          <table:table-cell office:value-type="float" office:value="0.841308951377869" calcext:value-type="float">
            <text:p>0,841308951377869</text:p>
          </table:table-cell>
          <table:table-cell office:value-type="float" office:value="0.124470466789028" calcext:value-type="float">
            <text:p>0,124470466789028</text:p>
          </table:table-cell>
          <table:table-cell office:value-type="string" calcext:value-type="string">
            <text:p>(array([0.01586339, 0.09443395, 0.17740125, 0.23526625, 0.29448244,</text:p>
            <text:p>       0.35942999, 0.43967201, 0.51224059, 0.58560356, 0.64761746,</text:p>
            <text:p>       0.68963478, 0.76271735, 0.84805117, 0.9081474 , 0.99419254]), array([0., 0., 0., 0., 0., 0., 0., 1., 1., 1., 1., 1., 1., 1., 1.]), array([ 134,   13,   13,   11,    5,    5,    5,    2,    3,    4,    8,</text:p>
            <text:p>         16,   10,   31, 1071,    0]))</text:p>
          </table:table-cell>
          <table:table-cell office:value-type="string" calcext:value-type="string">
            <text:p>(array([0.00522584, 0.11170662, 0.78203004, 0.96719376, 0.98722904,</text:p>
            <text:p>       0.99341821, 0.995906  , 0.99724403, 0.99809715, 0.99870117,</text:p>
            <text:p>       0.99904241, 0.99924923, 0.99938974, 0.99949092, 0.99958368]), array([0.        , 0.        , 0.91011236, 1.        , 1.        ,</text:p>
            <text:p>       1.        , 1.        , 1.        , 1.        , 1.        ,</text:p>
            <text:p>       1.        , 1.        , 1.        , 1.        , 1.        ]), array([89, 89, 89, 88, 89, 89, 88, 89, 89, 88, 89, 89, 88, 89, 89,  0]))</text:p>
          </table:table-cell>
          <table:table-cell office:value-type="string" calcext:value-type="string">
            <text:p>(array([0.00611394, 0.03009991, 0.04944359, 0.06748298, 0.08752344,</text:p>
            <text:p>       0.10623205, 0.12538612, 0.15502686, 0.17504408, 0.18917961,</text:p>
            <text:p>       0.21266822, 0.22892347, 0.2496693 , 0.27180345, 0.29191534,</text:p>
            <text:p>       0.33176869, 0.34354849, 0.36475267, 0.38054764, 0.41401312,</text:p>
            <text:p>       0.42887515, 0.45182392, 0.50236255, 0.52211863, 0.57457346,</text:p>
            <text:p>       0.59111862, 0.6290563 , 0.65380451, 0.67300572, 0.68752974,</text:p>
            <text:p>       0.70282585, 0.73639768, 0.75264212, 0.76940875, 0.78429864,</text:p>
            <text:p>       0.80578589, 0.83481026, 0.85092082, 0.86796179, 0.88814745,</text:p>
            <text:p>       0.91073326, 0.93299668, 0.9503714 , 0.97188786, 0.99679955]), array([0., 0., 0., 0., 0., 0., 0., 0., 0., 0., 0., 0., 0., 0., 0., 0., 0.,</text:p>
            <text:p>       0., 0., 0., 0., 0., 1., 1., 1., 1., 1., 1., 1., 1., 1., 1., 1., 1.,</text:p>
            <text:p>       1., 1., 1., 1., 1., 1., 1., 1., 1., 1., 1.]), array([ 97,  19,  13,   9,   3,   4,   2,   2,   6,   5,   4,   2,   3,</text:p>
            <text:p>         4,   2,   0,   1,   2,   2,   1,   1,   1,   3,   0,   0,   1,</text:p>
            <text:p>         1,   0,   1,   2,   0,   1,   3,   2,   3,   3,   2,   6,   4,</text:p>
            <text:p>         4,   1,   2,   3,   7,   7,  11,  17,  25,  49, 990,   0]))</text:p>
          </table:table-cell>
          <table:table-cell office:value-type="float" office:value="0.244556294167099" calcext:value-type="float">
            <text:p>0,244556294167099</text:p>
          </table:table-cell>
          <table:table-cell office:value-type="float" office:value="0.020697963164275" calcext:value-type="float">
            <text:p>0,020697963164275</text:p>
          </table:table-cell>
          <table:table-cell office:value-type="float" office:value="0.230495211394728" calcext:value-type="float">
            <text:p>0,230495211394728</text:p>
          </table:table-cell>
          <table:table-cell office:value-type="float" office:value="0.487759411334991" calcext:value-type="float">
            <text:p>0,487759411334991</text:p>
          </table:table-cell>
          <table:table-cell office:value-type="float" office:value="0.128082319884823" calcext:value-type="float">
            <text:p>0,128082319884823</text:p>
          </table:table-cell>
          <table:table-cell office:value-type="float" office:value="0.497637450695038" calcext:value-type="float">
            <text:p>0,497637450695038</text:p>
          </table:table-cell>
        </table:table-row>
        <table:table-row table:style-name="ro5">
          <table:table-cell office:value-type="string" calcext:value-type="string">
            <text:p>(array([0.0039446 , 0.09214862, 0.17714306, 0.2311604 , 0.29908725,</text:p>
            <text:p>       0.35918766, 0.42400427, 0.50232426, 0.57200584, 0.62156099,</text:p>
            <text:p>       0.7105304 , 0.7518418 , 0.84349008, 0.89639459, 0.97184395]), array([0.10954357, 0.31034483, 0.21428571, 0.2       , 0.42857143,</text:p>
            <text:p>       0.25      , 0.42857143, 0.4       , 0.        , 0.        ,</text:p>
            <text:p>       0.6       , 0.        , 0.5       , 0.57142857, 0.30434783]), array([1205,   29,   14,    5,    7,    4,    7,    5,    4,    4,    5,</text:p>
            <text:p>          6,    6,    7,   23,    0]))</text:p>
          </table:table-cell>
          <table:table-cell office:value-type="string" calcext:value-type="string">
            <text:p>(array([1.57128377e-04, 1.90068506e-04, 2.32423330e-04, 2.91981201e-04,</text:p>
            <text:p>       3.84278313e-04, 5.42312754e-04, 7.72714815e-04, 1.09556687e-03,</text:p>
            <text:p>       1.65110417e-03, 2.39704848e-03, 3.67121526e-03, 6.36860008e-03,</text:p>
            <text:p>       1.41198668e-02, 6.66042828e-02, 6.50004888e-01]), array([0.01123596, 0.        , 0.03370787, 0.03409091, 0.06741573,</text:p>
            <text:p>       0.04494382, 0.07954545, 0.08988764, 0.13483146, 0.17045455,</text:p>
            <text:p>       0.15730337, 0.2247191 , 0.28409091, 0.26966292, 0.3258427 ]), array([89, 89, 89, 88, 89, 89, 88, 89, 89, 88, 89, 89, 88, 89, 89,  0]))</text:p>
          </table:table-cell>
          <table:table-cell office:value-type="string" calcext:value-type="string">
            <text:p>(array([0.00228246, 0.02713913, 0.04811881, 0.06941765, 0.08876819,</text:p>
            <text:p>       0.10822801, 0.1250641 , 0.15223447, 0.17295251, 0.19308947,</text:p>
            <text:p>       0.20723117, 0.23460448, 0.25336758, 0.2873387 , 0.30589695,</text:p>
            <text:p>       0.33521611, 0.3780396 , 0.38552472, 0.40834015, 0.42609105,</text:p>
            <text:p>       0.44837695, 0.4695313 , 0.49157539, 0.5094367 , 0.52231121,</text:p>
            <text:p>       0.54850096, 0.59551072, 0.61276016, 0.63036183, 0.67578191,</text:p>
            <text:p>       0.71291891, 0.72826487, 0.75084748, 0.76237303, 0.83231771,</text:p>
            <text:p>       0.85057378, 0.87108026, 0.89400349, 0.9112336 , 0.93465643,</text:p>
            <text:p>       0.94830455, 0.9667419 , 0.98885659]), array([0.1023622 , 0.18604651, 0.33333333, 0.27272727, 0.25      ,</text:p>
            <text:p>       0.55555556, 0.        , 0.        , 0.2       , 0.33333333,</text:p>
            <text:p>       0.5       , 0.        , 0.        , 0.25      , 1.        ,</text:p>
            <text:p>       0.33333333, 0.        , 0.        , 0.75      , 0.        ,</text:p>
            <text:p>       0.        , 0.        , 1.        , 0.5       , 0.        ,</text:p>
            <text:p>       0.        , 0.        , 0.        , 0.        , 1.        ,</text:p>
            <text:p>       0.5       , 0.33333333, 0.        , 0.        , 0.66666667,</text:p>
            <text:p>       0.        , 1.        , 0.33333333, 0.        , 0.25      ,</text:p>
            <text:p>       0.33333333, 0.        , 0.5       ]), array([1143,   43,   15,   11,   12,    9,    1,    3,    5,    6,    2,</text:p>
            <text:p>          1,    2,    0,    4,    2,    3,    0,    1,    1,    4,    1,</text:p>
            <text:p>          1,    2,    1,    2,    1,    2,    0,    2,    2,    2,    0,</text:p>
            <text:p>          1,    0,    2,    3,    3,    2,    0,    0,    3,    2,    3,</text:p>
            <text:p>          3,    1,    4,    3,    5,   12,    0]))</text:p>
          </table:table-cell>
          <table:table-cell office:value-type="float" office:value="0.275303517676116" calcext:value-type="float">
            <text:p>0,275303517676116</text:p>
          </table:table-cell>
          <table:table-cell office:value-type="float" office:value="0.121863561321637" calcext:value-type="float">
            <text:p>0,121863561321637</text:p>
          </table:table-cell>
          <table:table-cell office:value-type="float" office:value="0.395553933228158" calcext:value-type="float">
            <text:p>0,395553933228158</text:p>
          </table:table-cell>
          <table:table-cell office:value-type="float" office:value="0.751841803391774" calcext:value-type="float">
            <text:p>0,751841803391774</text:p>
          </table:table-cell>
          <table:table-cell office:value-type="float" office:value="0.324162191219544" calcext:value-type="float">
            <text:p>0,324162191219544</text:p>
          </table:table-cell>
          <table:table-cell office:value-type="float" office:value="0.966741895675659" calcext:value-type="float">
            <text:p>0,966741895675659</text:p>
          </table:table-cell>
          <table:table-cell office:value-type="float" office:value="0.130279928574322" calcext:value-type="float">
            <text:p>0,130279928574322</text:p>
          </table:table-cell>
          <table:table-cell office:value-type="string" calcext:value-type="string">
            <text:p>(array([0.01145563, 0.09886767, 0.17100518, 0.24147364, 0.29210525,</text:p>
            <text:p>       0.3696379 , 0.41966216, 0.49806948, 0.56440715, 0.63256094,</text:p>
            <text:p>       0.70279536, 0.76139109, 0.8290692 , 0.90786935, 0.99656908]), array([0. , 0. , 0. , 0. , 0. , 0. , 0. , 0.4, 1. , 1. , 1. , 1. , 1. ,</text:p>
            <text:p>       1. , 1. ]), array([ 148,   12,    6,    7,    5,    5,    7,    5,    4,    3,    7,</text:p>
            <text:p>          4,   14,   24, 1080,    0]))</text:p>
          </table:table-cell>
          <table:table-cell office:value-type="string" calcext:value-type="string">
            <text:p>(array([0.0024339 , 0.07687755, 0.76421504, 0.98203228, 0.99396583,</text:p>
            <text:p>       0.99682321, 0.99800409, 0.99873917, 0.99915881, 0.99942197,</text:p>
            <text:p>       0.99959992, 0.9997032 , 0.99976617, 0.99980953, 0.99984258]), array([0.        , 0.        , 0.83146067, 1.        , 1.        ,</text:p>
            <text:p>       1.        , 1.        , 1.        , 1.        , 1.        ,</text:p>
            <text:p>       1.        , 1.        , 1.        , 1.        , 1.        ]), array([89, 89, 89, 88, 89, 89, 88, 89, 89, 88, 89, 89, 88, 89, 89,  0]))</text:p>
          </table:table-cell>
          <table:table-cell office:value-type="string" calcext:value-type="string">
            <text:p>(array([0.00532947, 0.02941609, 0.04817207, 0.06606741, 0.0916242 ,</text:p>
            <text:p>       0.10625801, 0.14942622, 0.16989577, 0.19369354, 0.20136634,</text:p>
            <text:p>       0.23762697, 0.24915252, 0.27272001, 0.28476499, 0.30589695,</text:p>
            <text:p>       0.33443347, 0.36963817, 0.38723984, 0.40692741, 0.45149904,</text:p>
            <text:p>       0.47768879, 0.49105547, 0.50940895, 0.5304687 , 0.55162305,</text:p>
            <text:p>       0.57390895, 0.59229788, 0.61447528, 0.6219604 , 0.66818901,</text:p>
            <text:p>       0.71150324, 0.73023462, 0.74663242, 0.76539552, 0.78690399,</text:p>
            <text:p>       0.80721257, 0.82866369, 0.84776553, 0.87204417, 0.89035288,</text:p>
            <text:p>       0.91250135, 0.93015956, 0.95093963, 0.97283245, 0.99797767]), array([0., 0., 0., 0., 0., 0., 0., 0., 0., 0., 0., 0., 0., 0., 0., 0., 0.,</text:p>
            <text:p>       0., 0., 0., 0., 0., 1., 1., 1., 1., 1., 1., 1., 1., 1., 1., 1., 1.,</text:p>
            <text:p>       1., 1., 1., 1., 1., 1., 1., 1., 1., 1., 1.]), array([ 123,   13,    7,    6,    4,    7,    0,    2,    2,    2,    1,</text:p>
            <text:p>          2,    3,    2,    2,    2,    1,    0,    2,    2,    5,    0,</text:p>
            <text:p>          2,    1,    2,    1,    2,    1,    1,    1,    1,    1,    0,</text:p>
            <text:p>          3,    0,    4,    1,    2,    1,    1,    4,    6,    3,    4,</text:p>
            <text:p>          5,    9,    9,   11,   35, 1032,    0]))</text:p>
          </table:table-cell>
          <table:table-cell office:value-type="float" office:value="0.220507650159833" calcext:value-type="float">
            <text:p>0,220507650159833</text:p>
          </table:table-cell>
          <table:table-cell office:value-type="float" office:value="0.0119793545564183" calcext:value-type="float">
            <text:p>0,0119793545564183</text:p>
          </table:table-cell>
          <table:table-cell office:value-type="float" office:value="0.242587582892239" calcext:value-type="float">
            <text:p>0,242587582892239</text:p>
          </table:table-cell>
          <table:table-cell office:value-type="float" office:value="0.435592852532864" calcext:value-type="float">
            <text:p>0,435592852532864</text:p>
          </table:table-cell>
          <table:table-cell office:value-type="float" office:value="0.076877548238995" calcext:value-type="float">
            <text:p>0,076877548238995</text:p>
          </table:table-cell>
          <table:table-cell office:value-type="float" office:value="0.491055473685265" calcext:value-type="float">
            <text:p>0,491055473685265</text:p>
          </table:table-cell>
        </table:table-row>
        <table:table-row table:style-name="ro3">
          <table:table-cell office:value-type="string" calcext:value-type="string">
            <text:p>(array([0.00488781, 0.09959925, 0.15978789, 0.23694825, 0.30088848,</text:p>
            <text:p>       0.37373008, 0.42905622, 0.49866901, 0.56843057, 0.6313044 ,</text:p>
            <text:p>       0.69578357, 0.76386834, 0.84738191, 0.9048347 , 0.98602495]), array([0.0936133 , 0.38888889, 0.23809524, 0.25      , 0.27272727,</text:p>
            <text:p>       0.28571429, 0.125     , 0.18181818, 0.28571429, 0.2       ,</text:p>
            <text:p>       0.14285714, 0.625     , 0.33333333, 0.22222222, 0.36111111]), array([1143,   36,   21,   16,   11,    7,    8,   11,    7,    5,    7,</text:p>
            <text:p>          8,    6,    9,   36,    0]))</text:p>
          </table:table-cell>
          <table:table-cell office:value-type="string" calcext:value-type="string">
            <text:p>(array([1.64760372e-04, 2.06183220e-04, 2.55163837e-04, 3.18846749e-04,</text:p>
            <text:p>       4.27720050e-04, 6.00030463e-04, 8.59883941e-04, 1.27943835e-03,</text:p>
            <text:p>       2.11764466e-03, 3.44436310e-03, 6.12210636e-03, 1.37988232e-02,</text:p>
            <text:p>       4.24743288e-02, 2.16969894e-01, 8.12663243e-01]), array([0.02247191, 0.02247191, 0.        , 0.03409091, 0.04494382,</text:p>
            <text:p>       0.01123596, 0.04545455, 0.08988764, 0.16853933, 0.19318182,</text:p>
            <text:p>       0.12359551, 0.20224719, 0.29545455, 0.28089888, 0.31460674]), array([89, 89, 89, 88, 89, 89, 88, 89, 89, 88, 89, 89, 88, 89, 89,  0]))</text:p>
          </table:table-cell>
          <table:table-cell office:value-type="string" calcext:value-type="string">
            <text:p>(array([0.00241906, 0.02775608, 0.05166481, 0.06779511, 0.08730277,</text:p>
            <text:p>       0.10773273, 0.13148309, 0.14705547, 0.16754151, 0.18959223,</text:p>
            <text:p>       0.20902701, 0.22525106, 0.25079998, 0.26724895, 0.28706013,</text:p>
            <text:p>       0.3088356 , 0.32975447, 0.3487567 , 0.39246011, 0.4141558 ,</text:p>
            <text:p>       0.42022294, 0.45186786, 0.47415144, 0.48972198, 0.51370029,</text:p>
            <text:p>       0.5291058 , 0.55210054, 0.5685697 , 0.59326243, 0.61451211,</text:p>
            <text:p>       0.65649283, 0.67406991, 0.68774554, 0.71561803, 0.73853517,</text:p>
            <text:p>       0.75244188, 0.76770641, 0.78220427, 0.83200294, 0.85678738,</text:p>
            <text:p>       0.86771842, 0.88948856, 0.91429973, 0.93175717, 0.95517808,</text:p>
            <text:p>       0.97257027, 0.99465993]), array([0.07815443, 0.28301887, 0.4       , 0.15384615, 0.58333333,</text:p>
            <text:p>       0.15384615, 0.55555556, 0.22222222, 0.        , 0.4       ,</text:p>
            <text:p>       0.25      , 0.25      , 0.        , 0.28571429, 0.5       ,</text:p>
            <text:p>       0.        , 0.66666667, 0.33333333, 0.25      , 0.25      ,</text:p>
            <text:p>       0.        , 0.        , 0.33333333, 0.        , 0.33333333,</text:p>
            <text:p>       0.        , 0.        , 0.33333333, 0.5       , 0.33333333,</text:p>
            <text:p>       0.        , 0.        , 0.5       , 0.        , 1.        ,</text:p>
            <text:p>       0.5       , 0.33333333, 1.        , 0.33333333, 1.        ,</text:p>
            <text:p>       0.33333333, 0.        , 0.33333333, 0.        , 0.33333333,</text:p>
            <text:p>       0.33333333, 0.38461538]), array([1062,   53,   20,   13,   12,   13,    9,    9,    4,    5,    4,</text:p>
            <text:p>          4,    4,    7,    2,    3,    3,    3,    0,    4,    4,    1,</text:p>
            <text:p>          3,    3,    3,    3,    3,    1,    3,    2,    3,    0,    2,</text:p>
            <text:p>          2,    2,    3,    1,    2,    3,    2,    0,    3,    1,    3,</text:p>
            <text:p>          3,    3,    3,    3,    6,   26,    0]))</text:p>
          </table:table-cell>
          <table:table-cell office:value-type="float" office:value="0.295589906641775" calcext:value-type="float">
            <text:p>0,295589906641775</text:p>
          </table:table-cell>
          <table:table-cell office:value-type="float" office:value="0.116266773037916" calcext:value-type="float">
            <text:p>0,116266773037916</text:p>
          </table:table-cell>
          <table:table-cell office:value-type="float" office:value="0.338806814997713" calcext:value-type="float">
            <text:p>0,338806814997713</text:p>
          </table:table-cell>
          <table:table-cell office:value-type="float" office:value="0.682612478733063" calcext:value-type="float">
            <text:p>0,682612478733063</text:p>
          </table:table-cell>
          <table:table-cell office:value-type="float" office:value="0.498056501484989" calcext:value-type="float">
            <text:p>0,498056501484989</text:p>
          </table:table-cell>
          <table:table-cell office:value-type="float" office:value="0.931757171948751" calcext:value-type="float">
            <text:p>0,931757171948751</text:p>
          </table:table-cell>
          <table:table-cell office:value-type="float" office:value="0.128422902105008" calcext:value-type="float">
            <text:p>0,128422902105008</text:p>
          </table:table-cell>
          <table:table-cell office:value-type="string" calcext:value-type="string">
            <text:p>(array([0.01233557, 0.09888408, 0.15630231, 0.23876151, 0.30564796,</text:p>
            <text:p>       0.36633826, 0.43317256, 0.49713943, 0.57173329, 0.6230735 ,</text:p>
            <text:p>       0.70128259, 0.76418266, 0.84085926, 0.9014377 , 0.99572331]), array([0.        , 0.        , 0.        , 0.        , 0.        ,</text:p>
            <text:p>       0.        , 0.        , 0.54545455, 1.        , 1.        ,</text:p>
            <text:p>       1.        , 1.        , 1.        , 1.        , 1.        ]), array([ 130,   21,    9,    7,    9,    6,    6,   11,    9,    6,    9,</text:p>
            <text:p>         17,   18,   24, 1049,    0]))</text:p>
          </table:table-cell>
          <table:table-cell office:value-type="string" calcext:value-type="string">
            <text:p>(array([0.00362   , 0.11092029, 0.68376895, 0.95654676, 0.9892516 ,</text:p>
            <text:p>       0.99529774, 0.99748648, 0.99858148, 0.99910105, 0.999379  ,</text:p>
            <text:p>       0.99956108, 0.99967845, 0.99974379, 0.99979269, 0.99983517]), array([0.        , 0.        , 0.83146067, 1.        , 1.        ,</text:p>
            <text:p>       1.        , 1.        , 1.        , 1.        , 1.        ,</text:p>
            <text:p>       1.        , 1.        , 1.        , 1.        , 1.        ]), array([89, 89, 89, 88, 89, 89, 88, 89, 89, 88, 89, 89, 88, 89, 89,  0]))</text:p>
          </table:table-cell>
          <table:table-cell office:value-type="string" calcext:value-type="string">
            <text:p>(array([0.00487133, 0.02651408, 0.04885634, 0.06841138, 0.08806752,</text:p>
            <text:p>       0.11006799, 0.13239208, 0.14222622, 0.16603422, 0.19202422,</text:p>
            <text:p>       0.21424218, 0.22674759, 0.24709815, 0.26487374, 0.28438689,</text:p>
            <text:p>       0.30491257, 0.32709287, 0.34400017, 0.38867635, 0.41194634,</text:p>
            <text:p>       0.43096134, 0.44789946, 0.47104526, 0.48217353, 0.50907049,</text:p>
            <text:p>       0.52452207, 0.54813214, 0.57370442, 0.58844858, 0.60993123,</text:p>
            <text:p>       0.64935803, 0.66724789, 0.68847422, 0.7102814 , 0.73292333,</text:p>
            <text:p>       0.7497564 , 0.77058945, 0.78850853, 0.81202909, 0.83158225,</text:p>
            <text:p>       0.85221758, 0.86931039, 0.89257093, 0.91464559, 0.9323629 ,</text:p>
            <text:p>       0.94775396, 0.97170292, 0.99774962]), array([0., 0., 0., 0., 0., 0., 0., 0., 0., 0., 0., 0., 0., 0., 0., 0., 0.,</text:p>
            <text:p>       0., 0., 0., 0., 0., 0., 0., 1., 1., 1., 1., 1., 1., 1., 1., 1., 1.,</text:p>
            <text:p>       1., 1., 1., 1., 1., 1., 1., 1., 1., 1., 1., 1., 1., 1.]), array([ 99,  19,  10,   5,   9,   5,   7,   2,   2,   2,   1,   3,   1,</text:p>
            <text:p>         2,   4,   1,   4,   3,   0,   3,   2,   2,   1,   4,   2,   4,</text:p>
            <text:p>         2,   3,   2,   4,   4,   0,   2,   1,   4,   1,   6,   5,   4,</text:p>
            <text:p>         5,   3,   5,   8,   5,  11,   6,  11,  13,  40, 989,   0]))</text:p>
          </table:table-cell>
          <table:table-cell office:value-type="float" office:value="0.217431003534343" calcext:value-type="float">
            <text:p>0,217431003534343</text:p>
          </table:table-cell>
          <table:table-cell office:value-type="float" office:value="0.0218651147728729" calcext:value-type="float">
            <text:p>0,0218651147728729</text:p>
          </table:table-cell>
          <table:table-cell office:value-type="float" office:value="0.243596841518495" calcext:value-type="float">
            <text:p>0,243596841518495</text:p>
          </table:table-cell>
          <table:table-cell office:value-type="float" office:value="0.433172558744748" calcext:value-type="float">
            <text:p>0,433172558744748</text:p>
          </table:table-cell>
          <table:table-cell office:value-type="float" office:value="0.14769172668457" calcext:value-type="float">
            <text:p>0,14769172668457</text:p>
          </table:table-cell>
          <table:table-cell office:value-type="float" office:value="0.490929506719112" calcext:value-type="float">
            <text:p>0,490929506719112</text:p>
          </table:table-cell>
        </table:table-row>
        <table:table-row table:style-name="ro5">
          <table:table-cell office:value-type="string" calcext:value-type="string">
            <text:p>(array([0.00617607, 0.09873282, 0.16164823, 0.23499476, 0.30334218,</text:p>
            <text:p>       0.37991199, 0.43545023, 0.50594641, 0.56018331, 0.61403793,</text:p>
            <text:p>       0.70962039, 0.77478089, 0.83964392, 0.90143645, 0.97614006]), array([0.09201389, 0.28947368, 0.17647059, 0.3       , 0.        ,</text:p>
            <text:p>       0.28571429, 0.25      , 0.14285714, 0.36363636, 0.        ,</text:p>
            <text:p>       0.25      , 0.33333333, 0.        , 0.3       , 0.5       ]), array([1152,   38,   17,   10,    6,    7,    4,    7,   11,    2,    4,</text:p>
            <text:p>          9,    8,   10,   46,    0]))</text:p>
          </table:table-cell>
          <table:table-cell office:value-type="string" calcext:value-type="string">
            <text:p>(array([3.57316894e-04, 4.56484508e-04, 5.73591990e-04, 7.18469784e-04,</text:p>
            <text:p>       9.52655090e-04, 1.26755870e-03, 1.79428864e-03, 2.57545225e-03,</text:p>
            <text:p>       3.72988608e-03, 5.55542805e-03, 8.94701553e-03, 1.63048176e-02,</text:p>
            <text:p>       3.79764143e-02, 2.14463747e-01, 8.68474202e-01]), array([0.01123596, 0.        , 0.04494382, 0.04545455, 0.03370787,</text:p>
            <text:p>       0.06741573, 0.07954545, 0.08988764, 0.15730337, 0.06818182,</text:p>
            <text:p>       0.16853933, 0.15730337, 0.27272727, 0.23595506, 0.38202247]), array([89, 89, 89, 88, 89, 89, 88, 89, 89, 88, 89, 89, 88, 89, 89,  0]))</text:p>
          </table:table-cell>
          <table:table-cell office:value-type="string" calcext:value-type="string">
            <text:p>(array([0.00333133, 0.02834171, 0.04900913, 0.06910936, 0.08749823,</text:p>
            <text:p>       0.11084627, 0.12774133, 0.14929818, 0.16651004, 0.19127923,</text:p>
            <text:p>       0.209762  , 0.22962731, 0.25297858, 0.2763239 , 0.31332371,</text:p>
            <text:p>       0.32743418, 0.35310706, 0.37091136, 0.39111353, 0.41136372,</text:p>
            <text:p>       0.43032095, 0.45005813, 0.47235572, 0.51477007, 0.52630162,</text:p>
            <text:p>       0.54730543, 0.57232316, 0.58889127, 0.61403793, 0.69661194,</text:p>
            <text:p>       0.71395653, 0.73775291, 0.77013791, 0.79144927, 0.80174828,</text:p>
            <text:p>       0.83445476, 0.85339499, 0.86907759, 0.89756188, 0.90888441,</text:p>
            <text:p>       0.93375964, 0.94905057, 0.9730793 , 0.99235007]), array([0.07530982, 0.2027027 , 0.45454545, 0.17647059, 0.33333333,</text:p>
            <text:p>       0.4       , 0.36363636, 0.16666667, 0.        , 0.33333333,</text:p>
            <text:p>       0.5       , 0.25      , 0.25      , 0.        , 0.        ,</text:p>
            <text:p>       0.        , 0.        , 0.5       , 0.25      , 1.        ,</text:p>
            <text:p>       0.        , 0.        , 0.        , 0.        , 0.5       ,</text:p>
            <text:p>       0.5       , 0.        , 1.        , 0.        , 0.        ,</text:p>
            <text:p>       0.33333333, 0.        , 0.5       , 0.4       , 0.        ,</text:p>
            <text:p>       0.        , 0.        , 0.        , 0.5       , 0.        ,</text:p>
            <text:p>       0.33333333, 0.55555556, 0.42857143, 0.53846154]), array([1049,   74,   22,   17,    9,   10,   11,    6,    6,    3,    2,</text:p>
            <text:p>          4,    4,    2,    0,    3,    1,    1,    2,    4,    1,    1,</text:p>
            <text:p>          2,    2,    0,    3,    2,    6,    4,    1,    2,    0,    0,</text:p>
            <text:p>          0,    1,    3,    2,    0,    2,    5,    1,    4,    1,    4,</text:p>
            <text:p>          4,    2,    6,    9,    7,   26,    0]))</text:p>
          </table:table-cell>
          <table:table-cell office:value-type="float" office:value="0.328757262683817" calcext:value-type="float">
            <text:p>0,328757262683817</text:p>
          </table:table-cell>
          <table:table-cell office:value-type="float" office:value="0.108259519879641" calcext:value-type="float">
            <text:p>0,108259519879641</text:p>
          </table:table-cell>
          <table:table-cell office:value-type="float" office:value="0.385710606773442" calcext:value-type="float">
            <text:p>0,385710606773442</text:p>
          </table:table-cell>
          <table:table-cell office:value-type="float" office:value="0.83964391797781" calcext:value-type="float">
            <text:p>0,83964391797781</text:p>
          </table:table-cell>
          <table:table-cell office:value-type="float" office:value="0.486451729629817" calcext:value-type="float">
            <text:p>0,486451729629817</text:p>
          </table:table-cell>
          <table:table-cell office:value-type="float" office:value="0.908884406089783" calcext:value-type="float">
            <text:p>0,908884406089783</text:p>
          </table:table-cell>
          <table:table-cell office:value-type="float" office:value="0.123074412218055" calcext:value-type="float">
            <text:p>0,123074412218055</text:p>
          </table:table-cell>
          <table:table-cell office:value-type="string" calcext:value-type="string">
            <text:p>(array([0.01650312, 0.10363443, 0.16026843, 0.22861089, 0.28910607,</text:p>
            <text:p>       0.3840503 , 0.43468441, 0.50332967, 0.55681297, 0.62097863,</text:p>
            <text:p>       0.69796381, 0.76805785, 0.83800601, 0.90426458, 0.99430918]), array([0.        , 0.        , 0.        , 0.        , 0.        ,</text:p>
            <text:p>       0.        , 0.        , 0.42857143, 1.        , 1.        ,</text:p>
            <text:p>       1.        , 1.        , 1.        , 1.        , 1.        ]), array([ 129,   18,   11,    9,    3,    4,    8,    7,    7,    5,    7,</text:p>
            <text:p>         10,   14,   30, 1069,    0]))</text:p>
          </table:table-cell>
          <table:table-cell office:value-type="string" calcext:value-type="string">
            <text:p>(array([0.00565747, 0.12813704, 0.76876614, 0.96858369, 0.98692745,</text:p>
            <text:p>       0.99300131, 0.99560805, 0.99709872, 0.99804846, 0.99866323,</text:p>
            <text:p>       0.99901409, 0.99926735, 0.99942166, 0.9995425 , 0.99964259]), array([0.        , 0.        , 0.91011236, 1.        , 1.        ,</text:p>
            <text:p>       1.        , 1.        , 1.        , 1.        , 1.        ,</text:p>
            <text:p>       1.        , 1.        , 1.        , 1.        , 1.        ]), array([89, 89, 89, 88, 89, 89, 88, 89, 89, 88, 89, 89, 88, 89, 89,  0]))</text:p>
          </table:table-cell>
          <table:table-cell office:value-type="string" calcext:value-type="string">
            <text:p>(array([0.00593293, 0.02903424, 0.05160945, 0.06562954, 0.09024445,</text:p>
            <text:p>       0.10739951, 0.13008349, 0.14421021, 0.16554524, 0.19844964,</text:p>
            <text:p>       0.20592656, 0.23084012, 0.24761741, 0.26224709, 0.28196508,</text:p>
            <text:p>       0.30338806, 0.36839366, 0.38926918, 0.41136372, 0.42767684,</text:p>
            <text:p>       0.4518014 , 0.47986305, 0.48522993, 0.52925162, 0.5478241 ,</text:p>
            <text:p>       0.56967905, 0.58889127, 0.61047642, 0.62657094, 0.64689294,</text:p>
            <text:p>       0.67256582, 0.68667629, 0.70579976, 0.7236761 , 0.74523436,</text:p>
            <text:p>       0.7708617 , 0.78714286, 0.81240493, 0.83348996, 0.84920526,</text:p>
            <text:p>       0.87311767, 0.89077273, 0.9135845 , 0.93044409, 0.95210509,</text:p>
            <text:p>       0.97203095, 0.99679516]), array([0., 0., 0., 0., 0., 0., 0., 0., 0., 0., 0., 0., 0., 0., 0., 0., 0.,</text:p>
            <text:p>       0., 0., 0., 0., 0., 0., 1., 1., 1., 1., 1., 1., 1., 1., 1., 1., 1.,</text:p>
            <text:p>       1., 1., 1., 1., 1., 1., 1., 1., 1., 1., 1., 1., 1.]), array([ 91,  19,  14,   7,   5,   6,   8,   2,   4,   2,   4,   2,   1,</text:p>
            <text:p>         2,   2,   1,   0,   0,   1,   3,   1,   4,   3,   1,   3,   0,</text:p>
            <text:p>         3,   5,   1,   1,   3,   1,   1,   1,   3,   1,   2,   3,   4,</text:p>
            <text:p>         3,   2,   6,   5,   7,   8,   6,  16,  17,  62, 984,   0]))</text:p>
          </table:table-cell>
          <table:table-cell office:value-type="float" office:value="0.220748191434351" calcext:value-type="float">
            <text:p>0,220748191434351</text:p>
          </table:table-cell>
          <table:table-cell office:value-type="float" office:value="0.022688108854957" calcext:value-type="float">
            <text:p>0,022688108854957</text:p>
          </table:table-cell>
          <table:table-cell office:value-type="float" office:value="0.240387813370268" calcext:value-type="float">
            <text:p>0,240387813370268</text:p>
          </table:table-cell>
          <table:table-cell office:value-type="float" office:value="0.443187028169632" calcext:value-type="float">
            <text:p>0,443187028169632</text:p>
          </table:table-cell>
          <table:table-cell office:value-type="float" office:value="0.141346218420214" calcext:value-type="float">
            <text:p>0,141346218420214</text:p>
          </table:table-cell>
          <table:table-cell office:value-type="float" office:value="0.485229929288228" calcext:value-type="float">
            <text:p>0,485229929288228</text:p>
          </table:table-cell>
        </table:table-row>
        <table:table-row table:style-name="ro2">
          <table:table-cell office:value-type="string" calcext:value-type="string">
            <text:p>(array([0.00718528, 0.09742179, 0.16013343, 0.23218831, 0.29552848,</text:p>
            <text:p>       0.36917416, 0.44025496, 0.4976314 , 0.57107831, 0.63683859,</text:p>
            <text:p>       0.69652971, 0.76775558, 0.84230415, 0.90219913, 0.97766868]), array([0.07640232, 0.31707317, 0.27027027, 0.32      , 0.55555556,</text:p>
            <text:p>       0.23529412, 0.18181818, 0.38888889, 0.14285714, 0.5       ,</text:p>
            <text:p>       0.44444444, 0.1       , 0.22222222, 0.25925926, 0.43478261]), array([1034,   41,   37,   25,    9,   17,   11,   18,    7,    8,    9,</text:p>
            <text:p>         10,    9,   27,   69,    0]))</text:p>
          </table:table-cell>
          <table:table-cell office:value-type="string" calcext:value-type="string">
            <text:p>(array([2.74219371e-04, 3.56799296e-04, 4.66671374e-04, 6.71429032e-04,</text:p>
            <text:p>       9.60468803e-04, 1.43243478e-03, 2.09395076e-03, 3.52303989e-03,</text:p>
            <text:p>       6.46632750e-03, 1.19508114e-02, 2.36316618e-02, 6.31205085e-02,</text:p>
            <text:p>       2.05317127e-01, 6.11186441e-01, 9.62337681e-01]), array([0.        , 0.        , 0.03370787, 0.03409091, 0.02247191,</text:p>
            <text:p>       0.08988764, 0.06818182, 0.1011236 , 0.14606742, 0.11363636,</text:p>
            <text:p>       0.12359551, 0.26966292, 0.30681818, 0.26966292, 0.41573034]), array([89, 89, 89, 88, 89, 89, 88, 89, 89, 88, 89, 89, 88, 89, 89,  0]))</text:p>
          </table:table-cell>
          <table:table-cell office:value-type="string" calcext:value-type="string">
            <text:p>(array([0.00340727, 0.02914691, 0.04861968, 0.06816539, 0.09225541,</text:p>
            <text:p>       0.11258896, 0.13248677, 0.1537354 , 0.16959174, 0.19237543,</text:p>
            <text:p>       0.21221871, 0.22875907, 0.25233188, 0.26564647, 0.29669102,</text:p>
            <text:p>       0.30541689, 0.3516506 , 0.37221568, 0.39013684, 0.4115153 ,</text:p>
            <text:p>       0.43287921, 0.44935814, 0.46585449, 0.48844582, 0.51406783,</text:p>
            <text:p>       0.5255066 , 0.54772794, 0.56412569, 0.5912803 , 0.6080991 ,</text:p>
            <text:p>       0.63499278, 0.6485643 , 0.67094646, 0.68866915, 0.71200025,</text:p>
            <text:p>       0.73282161, 0.76412821, 0.79371623, 0.81258205, 0.83878189,</text:p>
            <text:p>       0.8511306 , 0.8734898 , 0.88930958, 0.90714334, 0.93169814,</text:p>
            <text:p>       0.94771701, 0.97090147, 0.99010981]), array([0.06175515, 0.12307692, 0.25714286, 0.45454545, 0.16666667,</text:p>
            <text:p>       0.35714286, 0.08333333, 0.27272727, 0.5       , 0.        ,</text:p>
            <text:p>       0.18181818, 0.5       , 0.42857143, 0.4       , 0.5       ,</text:p>
            <text:p>       0.6       , 0.16666667, 0.14285714, 0.5       , 1.        ,</text:p>
            <text:p>       0.        , 0.        , 0.2       , 0.375     , 0.33333333,</text:p>
            <text:p>       0.5       , 0.5       , 0.        , 0.        , 0.5       ,</text:p>
            <text:p>       0.5       , 0.66666667, 0.33333333, 0.5       , 0.        ,</text:p>
            <text:p>       0.33333333, 0.        , 0.        , 0.        , 0.        ,</text:p>
            <text:p>       0.2       , 0.25      , 0.25      , 0.36363636, 0.22222222,</text:p>
            <text:p>       0.        , 0.32      , 0.58333333]), array([923,  65,  35,  22,  12,  14,  12,  11,  14,   4,  11,   4,   7,</text:p>
            <text:p>         5,   2,   5,   0,   6,   7,   4,   2,   3,   4,   5,   8,   3,</text:p>
            <text:p>         4,   2,   2,   3,   2,   2,   3,   3,   4,   1,   6,   0,   1,</text:p>
            <text:p>         5,   2,   1,   5,   4,   8,  11,   9,   4,  25,  36,   0]))</text:p>
          </table:table-cell>
          <table:table-cell office:value-type="float" office:value="0.302580788056852" calcext:value-type="float">
            <text:p>0,302580788056852</text:p>
          </table:table-cell>
          <table:table-cell office:value-type="float" office:value="0.125224771914541" calcext:value-type="float">
            <text:p>0,125224771914541</text:p>
          </table:table-cell>
          <table:table-cell office:value-type="float" office:value="0.352735129605456" calcext:value-type="float">
            <text:p>0,352735129605456</text:p>
          </table:table-cell>
          <table:table-cell office:value-type="float" office:value="0.667755579948425" calcext:value-type="float">
            <text:p>0,667755579948425</text:p>
          </table:table-cell>
          <table:table-cell office:value-type="float" office:value="0.546607344338063" calcext:value-type="float">
            <text:p>0,546607344338063</text:p>
          </table:table-cell>
          <table:table-cell office:value-type="float" office:value="0.947717010974884" calcext:value-type="float">
            <text:p>0,947717010974884</text:p>
          </table:table-cell>
          <table:table-cell office:value-type="float" office:value="0.138720334666893" calcext:value-type="float">
            <text:p>0,138720334666893</text:p>
          </table:table-cell>
          <table:table-cell office:value-type="string" calcext:value-type="string">
            <text:p>(array([0.01990412, 0.09768787, 0.16470484, 0.23333883, 0.2984869 ,</text:p>
            <text:p>       0.36807374, 0.42232344, 0.50157979, 0.55333312, 0.63313753,</text:p>
            <text:p>       0.699235  , 0.76886712, 0.84330285, 0.90253665, 0.99327741]), array([0.        , 0.        , 0.        , 0.        , 0.        ,</text:p>
            <text:p>       0.        , 0.        , 0.55555556, 1.        , 1.        ,</text:p>
            <text:p>       1.        , 1.        , 1.        , 1.        , 1.        ]), array([118,  33,  17,  17,  10,   8,   8,  18,  10,  17,   8,  18,  29,</text:p>
            <text:p>        35, 985,   0]))</text:p>
          </table:table-cell>
          <table:table-cell office:value-type="string" calcext:value-type="string">
            <text:p>(array([0.01026539, 0.10793975, 0.49726213, 0.8650005 , 0.96576854,</text:p>
            <text:p>       0.98492788, 0.99180239, 0.99579991, 0.99768756, 0.99848813,</text:p>
            <text:p>       0.99901148, 0.99931947, 0.9995309 , 0.9996432 , 0.99972578]), array([0.        , 0.        , 0.53932584, 1.        , 1.        ,</text:p>
            <text:p>       1.        , 1.        , 1.        , 1.        , 1.        ,</text:p>
            <text:p>       1.        , 1.        , 1.        , 1.        , 1.        ]), array([89, 89, 89, 88, 89, 89, 88, 89, 89, 88, 89, 89, 88, 89, 89,  0]))</text:p>
          </table:table-cell>
          <table:table-cell office:value-type="string" calcext:value-type="string">
            <text:p>(array([0.00665973, 0.02859683, 0.05046276, 0.06850077, 0.09211076,</text:p>
            <text:p>       0.11222927, 0.12347908, 0.15213206, 0.17002776, 0.18741795,</text:p>
            <text:p>       0.20726889, 0.23233604, 0.25478192, 0.26612453, 0.29322536,</text:p>
            <text:p>       0.30674725, 0.32981339, 0.3527395 , 0.36873549, 0.38815734,</text:p>
            <text:p>       0.40983794, 0.43587431, 0.45764923, 0.4738974 , 0.48539573,</text:p>
            <text:p>       0.51026926, 0.53240769, 0.55113451, 0.56712079, 0.60670762,</text:p>
            <text:p>       0.62884954, 0.64875261, 0.67246616, 0.6903321 , 0.70506895,</text:p>
            <text:p>       0.7330889 , 0.74950565, 0.77305002, 0.78722862, 0.80762457,</text:p>
            <text:p>       0.8321028 , 0.84772089, 0.86650285, 0.88843211, 0.90717918,</text:p>
            <text:p>       0.93215413, 0.95173828, 0.97066013, 0.99659363]), array([0., 0., 0., 0., 0., 0., 0., 0., 0., 0., 0., 0., 0., 0., 0., 0., 0.,</text:p>
            <text:p>       0., 0., 0., 0., 0., 0., 0., 0., 1., 1., 1., 1., 1., 1., 1., 1., 1.,</text:p>
            <text:p>       1., 1., 1., 1., 1., 1., 1., 1., 1., 1., 1., 1., 1., 1., 1.]), array([ 72,  25,  13,  17,   9,  11,   4,   7,   8,   2,   7,   3,   3,</text:p>
            <text:p>         6,   2,   5,   2,   2,   2,   3,   5,   2,   1,   3,   5,   6,</text:p>
            <text:p>         6,   5,   3,   0,   3,   7,   7,   1,   4,   1,   5,   4,   2,</text:p>
            <text:p>         9,   4,   7,   9,  12,  11,  14,  14,  26,  65, 887,   0]))</text:p>
          </table:table-cell>
          <table:table-cell office:value-type="float" office:value="0.217653722124616" calcext:value-type="float">
            <text:p>0,217653722124616</text:p>
          </table:table-cell>
          <table:table-cell office:value-type="float" office:value="0.0242375406346893" calcext:value-type="float">
            <text:p>0,0242375406346893</text:p>
          </table:table-cell>
          <table:table-cell office:value-type="float" office:value="0.246887964876042" calcext:value-type="float">
            <text:p>0,246887964876042</text:p>
          </table:table-cell>
          <table:table-cell office:value-type="float" office:value="0.446666884422302" calcext:value-type="float">
            <text:p>0,446666884422302</text:p>
          </table:table-cell>
          <table:table-cell office:value-type="float" office:value="0.134999504439871" calcext:value-type="float">
            <text:p>0,134999504439871</text:p>
          </table:table-cell>
          <table:table-cell office:value-type="float" office:value="0.489730740586917" calcext:value-type="float">
            <text:p>0,489730740586917</text:p>
          </table:table-cell>
        </table:table-row>
        <table:table-row table:style-name="ro2">
          <table:table-cell office:value-type="string" calcext:value-type="string">
            <text:p>(array([0.00894067, 0.09580757, 0.16967081, 0.2331773 , 0.2982386 ,</text:p>
            <text:p>       0.36985787, 0.43910343, 0.50344721, 0.56548987, 0.63649595,</text:p>
            <text:p>       0.69854838, 0.7679859 , 0.83285202, 0.9013558 , 0.97531892]), array([0.08452042, 0.20634921, 0.44444444, 0.30769231, 0.0952381 ,</text:p>
            <text:p>       0.25      , 0.23076923, 0.27272727, 0.375     , 0.16666667,</text:p>
            <text:p>       0.        , 0.30769231, 0.22222222, 0.375     , 0.36734694]), array([1053,   63,   27,   26,   21,   12,   13,   11,    8,    6,    4,</text:p>
            <text:p>         13,    9,   16,   49,    0]))</text:p>
          </table:table-cell>
          <table:table-cell office:value-type="string" calcext:value-type="string">
            <text:p>(array([5.46623124e-04, 7.61063352e-04, 1.02409100e-03, 1.44782455e-03,</text:p>
            <text:p>       1.91764855e-03, 2.67883072e-03, 3.96725178e-03, 5.79851974e-03,</text:p>
            <text:p>       8.39723644e-03, 1.38105257e-02, 2.51785238e-02, 4.99585900e-02,</text:p>
            <text:p>       1.35268474e-01, 3.99583170e-01, 9.11741206e-01]), array([0.        , 0.03370787, 0.03370787, 0.03409091, 0.04494382,</text:p>
            <text:p>       0.07865169, 0.06818182, 0.08988764, 0.13483146, 0.125     ,</text:p>
            <text:p>       0.13483146, 0.25842697, 0.27272727, 0.23595506, 0.33707865]), array([89, 89, 89, 88, 89, 89, 88, 89, 89, 88, 89, 89, 88, 89, 89,  0]))</text:p>
          </table:table-cell>
          <table:table-cell office:value-type="string" calcext:value-type="string">
            <text:p>(array([0.00430786, 0.02942159, 0.05008454, 0.0706401 , 0.09136171,</text:p>
            <text:p>       0.11151057, 0.13077928, 0.14971129, 0.16825387, 0.18643491,</text:p>
            <text:p>       0.21085877, 0.22801762, 0.2490167 , 0.2657553 , 0.28907468,</text:p>
            <text:p>       0.31066256, 0.32233153, 0.34646745, 0.36618785, 0.39077221,</text:p>
            <text:p>       0.40229997, 0.42869598, 0.44376979, 0.46681831, 0.48830304,</text:p>
            <text:p>       0.50679225, 0.5295226 , 0.5526945 , 0.57018328, 0.59596065,</text:p>
            <text:p>       0.60576579, 0.62548769, 0.6552999 , 0.66692193, 0.73299763,</text:p>
            <text:p>       0.74732247, 0.76890524, 0.78393798, 0.81219196, 0.82641363,</text:p>
            <text:p>       0.84795471, 0.87160496, 0.88624242, 0.91375228, 0.93072573,</text:p>
            <text:p>       0.95307676, 0.96859468, 0.99002033]), array([0.06415929, 0.16326531, 0.31111111, 0.2       , 0.15789474,</text:p>
            <text:p>       0.22222222, 0.25      , 0.42857143, 0.625     , 0.36363636,</text:p>
            <text:p>       0.25      , 0.28571429, 0.5       , 0.        , 0.1       ,</text:p>
            <text:p>       0.16666667, 0.        , 0.25      , 0.        , 0.4       ,</text:p>
            <text:p>       0.        , 0.4       , 0.        , 0.5       , 0.5       ,</text:p>
            <text:p>       0.        , 0.        , 0.        , 1.        , 0.5       ,</text:p>
            <text:p>       0.5       , 0.        , 0.        , 0.        , 0.25      ,</text:p>
            <text:p>       0.        , 0.33333333, 0.33333333, 0.33333333, 0.        ,</text:p>
            <text:p>       0.33333333, 0.        , 0.75      , 0.33333333, 0.33333333,</text:p>
            <text:p>       0.16666667, 0.4375    , 0.375     ]), array([904,  98,  45,  25,  19,  18,   8,   7,   8,  11,   8,   7,   8,</text:p>
            <text:p>         5,  10,   6,   3,   4,   3,   5,   1,   5,   4,   4,   4,   3,</text:p>
            <text:p>         4,   3,   2,   2,   2,   1,   1,   4,   0,   0,   4,   2,   3,</text:p>
            <text:p>         6,   3,   2,   3,   4,   4,   6,   6,   6,  16,  24,   0]))</text:p>
          </table:table-cell>
          <table:table-cell office:value-type="float" office:value="0.324096082317586" calcext:value-type="float">
            <text:p>0,324096082317586</text:p>
          </table:table-cell>
          <table:table-cell office:value-type="float" office:value="0.119841165046502" calcext:value-type="float">
            <text:p>0,119841165046502</text:p>
          </table:table-cell>
          <table:table-cell office:value-type="float" office:value="0.34743118735255" calcext:value-type="float">
            <text:p>0,34743118735255</text:p>
          </table:table-cell>
          <table:table-cell office:value-type="float" office:value="0.698548376560211" calcext:value-type="float">
            <text:p>0,698548376560211</text:p>
          </table:table-cell>
          <table:table-cell office:value-type="float" office:value="0.574662554799841" calcext:value-type="float">
            <text:p>0,574662554799841</text:p>
          </table:table-cell>
          <table:table-cell office:value-type="float" office:value="0.871604964137077" calcext:value-type="float">
            <text:p>0,871604964137077</text:p>
          </table:table-cell>
          <table:table-cell office:value-type="float" office:value="0.132719737842946" calcext:value-type="float">
            <text:p>0,132719737842946</text:p>
          </table:table-cell>
          <table:table-cell office:value-type="string" calcext:value-type="string">
            <text:p>(array([0.02031291, 0.09747664, 0.16841707, 0.23368667, 0.30071294,</text:p>
            <text:p>       0.36349428, 0.44097523, 0.48761421, 0.56487509, 0.62886356,</text:p>
            <text:p>       0.70186635, 0.76790365, 0.83026357, 0.90406748, 0.99166359]), array([0.        , 0.        , 0.        , 0.        , 0.        ,</text:p>
            <text:p>       0.        , 0.        , 0.18181818, 1.        , 1.        ,</text:p>
            <text:p>       1.        , 1.        , 1.        , 1.        , 1.        ]), array([120,  23,  19,  17,   6,   8,   8,  11,  13,  10,  19,  22,  17,</text:p>
            <text:p>        56, 982,   0]))</text:p>
          </table:table-cell>
          <table:table-cell office:value-type="string" calcext:value-type="string">
            <text:p>(array([0.01102347, 0.11921612, 0.56905853, 0.88000747, 0.96106596,</text:p>
            <text:p>       0.98095425, 0.98973248, 0.99352255, 0.99556815, 0.99713412,</text:p>
            <text:p>       0.99800478, 0.99851535, 0.9989576 , 0.99923515, 0.99945338]), array([0.        , 0.        , 0.64044944, 1.        , 1.        ,</text:p>
            <text:p>       1.        , 1.        , 1.        , 1.        , 1.        ,</text:p>
            <text:p>       1.        , 1.        , 1.        , 1.        , 1.        ]), array([89, 89, 89, 88, 89, 89, 88, 89, 89, 88, 89, 89, 88, 89, 89,  0]))</text:p>
          </table:table-cell>
          <table:table-cell office:value-type="string" calcext:value-type="string">
            <text:p>(array([0.00729032, 0.0315081 , 0.04894919, 0.06965329, 0.0857094 ,</text:p>
            <text:p>       0.11429357, 0.12814446, 0.1499096 , 0.16938154, 0.18785108,</text:p>
            <text:p>       0.21391716, 0.23139196, 0.25046942, 0.26920793, 0.29148868,</text:p>
            <text:p>       0.30698249, 0.33307807, 0.3456565 , 0.37451231, 0.38959515,</text:p>
            <text:p>       0.40196842, 0.42802173, 0.4473055 , 0.47051972, 0.49013469,</text:p>
            <text:p>       0.50891903, 0.53696772, 0.55623021, 0.57058603, 0.59579487,</text:p>
            <text:p>       0.606614  , 0.63381215, 0.65358103, 0.67766847, 0.68860142,</text:p>
            <text:p>       0.71119354, 0.73513963, 0.75133196, 0.77269337, 0.78753259,</text:p>
            <text:p>       0.8141123 , 0.83082235, 0.84908663, 0.86817539, 0.88877925,</text:p>
            <text:p>       0.90814483, 0.92932871, 0.94983409, 0.97080788, 0.99578758]), array([0., 0., 0., 0., 0., 0., 0., 0., 0., 0., 0., 0., 0., 0., 0., 0., 0.,</text:p>
            <text:p>       0., 0., 0., 0., 0., 0., 0., 0., 1., 1., 1., 1., 1., 1., 1., 1., 1.,</text:p>
            <text:p>       1., 1., 1., 1., 1., 1., 1., 1., 1., 1., 1., 1., 1., 1., 1., 1.]), array([ 73,  25,  19,   9,   7,   5,   6,   5,   7,   6,   6,   4,   6,</text:p>
            <text:p>         3,   1,   1,   4,   2,   1,   3,   1,   2,   3,   6,   5,   2,</text:p>
            <text:p>         2,   4,   5,   2,   4,   3,   3,   3,   5,   9,   6,   4,   6,</text:p>
            <text:p>         8,   8,   3,   5,   6,  17,  18,  22,  32,  89, 855,   0]))</text:p>
          </table:table-cell>
          <table:table-cell office:value-type="float" office:value="0.236091232761027" calcext:value-type="float">
            <text:p>0,236091232761027</text:p>
          </table:table-cell>
          <table:table-cell office:value-type="float" office:value="0.0272986179877393" calcext:value-type="float">
            <text:p>0,0272986179877393</text:p>
          </table:table-cell>
          <table:table-cell office:value-type="float" office:value="0.248907904717355" calcext:value-type="float">
            <text:p>0,248907904717355</text:p>
          </table:table-cell>
          <table:table-cell office:value-type="float" office:value="0.440975230187178" calcext:value-type="float">
            <text:p>0,440975230187178</text:p>
          </table:table-cell>
          <table:table-cell office:value-type="float" office:value="0.119992534968663" calcext:value-type="float">
            <text:p>0,119992534968663</text:p>
          </table:table-cell>
          <table:table-cell office:value-type="float" office:value="0.491080969572067" calcext:value-type="float">
            <text:p>0,491080969572067</text:p>
          </table:table-cell>
        </table:table-row>
        <table:table-row table:style-name="ro5">
          <table:table-cell office:value-type="string" calcext:value-type="string">
            <text:p>(array([0.00437393, 0.09485238, 0.16143098, 0.22238437, 0.31026982,</text:p>
            <text:p>       0.36551259, 0.41303734, 0.51007367, 0.57985109, 0.6298102 ,</text:p>
            <text:p>       0.70275907, 0.76648748, 0.85724428, 0.90574572, 0.97035264]), array([0.09744013, 0.38461538, 0.35      , 0.28571429, 0.375     ,</text:p>
            <text:p>       0.66666667, 0.        , 0.42857143, 0.33333333, 0.        ,</text:p>
            <text:p>       0.25      , 0.5       , 1.        , 0.66666667, 0.36842105]), array([1211,   26,   20,    7,    8,    6,    6,    7,    3,    4,    4,</text:p>
            <text:p>          2,    2,    6,   19,    0]))</text:p>
          </table:table-cell>
          <table:table-cell office:value-type="string" calcext:value-type="string">
            <text:p>(array([4.15143834e-04, 4.81077438e-04, 5.34670238e-04, 6.01634865e-04,</text:p>
            <text:p>       7.05338416e-04, 8.62984583e-04, 1.09496382e-03, 1.39337409e-03,</text:p>
            <text:p>       1.78050437e-03, 2.43807387e-03, 3.53989296e-03, 6.42025004e-03,</text:p>
            <text:p>       1.45985975e-02, 6.03971809e-02, 5.50573180e-01]), array([0.        , 0.02247191, 0.01123596, 0.04545455, 0.04494382,</text:p>
            <text:p>       0.04494382, 0.04545455, 0.08988764, 0.1011236 , 0.19318182,</text:p>
            <text:p>       0.17977528, 0.1011236 , 0.25      , 0.33707865, 0.37078652]), array([89, 89, 89, 88, 89, 89, 88, 89, 89, 88, 89, 89, 88, 89, 89,  0]))</text:p>
          </table:table-cell>
          <table:table-cell office:value-type="string" calcext:value-type="string">
            <text:p>(array([0.00245734, 0.02704014, 0.04818312, 0.06998087, 0.09301685,</text:p>
            <text:p>       0.10604164, 0.12992832, 0.15068112, 0.16950618, 0.19033795,</text:p>
            <text:p>       0.21145617, 0.23430772, 0.265102  , 0.29297416, 0.31338926,</text:p>
            <text:p>       0.33215697, 0.35373333, 0.36561361, 0.39329633, 0.40876985,</text:p>
            <text:p>       0.43437481, 0.48595317, 0.51194787, 0.53138289, 0.56288737,</text:p>
            <text:p>       0.58833295, 0.600393  , 0.63165355, 0.64359713, 0.67607349,</text:p>
            <text:p>       0.69573814, 0.71961233, 0.74274832, 0.79022664, 0.84934098,</text:p>
            <text:p>       0.86514759, 0.88869319, 0.91733825, 0.92901065, 0.95351623,</text:p>
            <text:p>       0.97305942, 0.98776147]), array([0.08508772, 0.31914894, 0.25      , 0.38461538, 0.5       ,</text:p>
            <text:p>       0.33333333, 0.11111111, 0.625     , 0.4       , 0.        ,</text:p>
            <text:p>       0.4       , 0.        , 0.        , 0.66666667, 0.33333333,</text:p>
            <text:p>       0.        , 1.        , 1.        , 0.5       , 0.        ,</text:p>
            <text:p>       0.        , 0.5       , 0.66666667, 0.        , 0.        ,</text:p>
            <text:p>       0.5       , 0.        , 0.        , 0.        , 1.        ,</text:p>
            <text:p>       0.        , 0.        , 0.        , 1.        , 1.        ,</text:p>
            <text:p>       1.        , 0.66666667, 1.        , 0.33333333, 0.33333333,</text:p>
            <text:p>       0.4       , 0.42857143]), array([1140,   47,   20,   13,    8,    3,    9,    8,    5,    4,    5,</text:p>
            <text:p>          1,    0,    1,    3,    3,    3,    2,    1,    2,    5,    1,</text:p>
            <text:p>          0,    0,    2,    3,    2,    0,    1,    2,    1,    1,    2,</text:p>
            <text:p>          1,    1,    2,    0,    1,    0,    1,    0,    0,    1,    1,</text:p>
            <text:p>          3,    1,    3,    6,    5,    7,    0]))</text:p>
          </table:table-cell>
          <table:table-cell office:value-type="float" office:value="0.271632857370697" calcext:value-type="float">
            <text:p>0,271632857370697</text:p>
          </table:table-cell>
          <table:table-cell office:value-type="float" office:value="0.103468562866114" calcext:value-type="float">
            <text:p>0,103468562866114</text:p>
          </table:table-cell>
          <table:table-cell office:value-type="float" office:value="0.355733388384334" calcext:value-type="float">
            <text:p>0,355733388384334</text:p>
          </table:table-cell>
          <table:table-cell office:value-type="float" office:value="0.629810199141502" calcext:value-type="float">
            <text:p>0,629810199141502</text:p>
          </table:table-cell>
          <table:table-cell office:value-type="float" office:value="0.276681470737029" calcext:value-type="float">
            <text:p>0,276681470737029</text:p>
          </table:table-cell>
          <table:table-cell office:value-type="float" office:value="0.742748320102692" calcext:value-type="float">
            <text:p>0,742748320102692</text:p>
          </table:table-cell>
          <table:table-cell office:value-type="float" office:value="0.116803619714848" calcext:value-type="float">
            <text:p>0,116803619714848</text:p>
          </table:table-cell>
          <table:table-cell office:value-type="string" calcext:value-type="string">
            <text:p>(array([0.01183109, 0.08994636, 0.15247797, 0.22956715, 0.29284169,</text:p>
            <text:p>       0.36765187, 0.42413118, 0.49324704, 0.58708451, 0.63369012,</text:p>
            <text:p>       0.68098797, 0.77749764, 0.83688099, 0.90238343, 0.99607083]), array([0.        , 0.        , 0.        , 0.        , 0.        ,</text:p>
            <text:p>       0.        , 0.        , 0.42857143, 1.        , 1.        ,</text:p>
            <text:p>       1.        , 1.        , 1.        , 1.        , 1.        ]), array([ 130,   12,    7,    3,    6,    8,    2,    7,    7,    2,    6,</text:p>
            <text:p>          6,   15,   20, 1100,    0]))</text:p>
          </table:table-cell>
          <table:table-cell office:value-type="string" calcext:value-type="string">
            <text:p>(array([0.00339847, 0.16642419, 0.87063522, 0.98509941, 0.99433902,</text:p>
            <text:p>       0.99694682, 0.99799222, 0.998513  , 0.99885548, 0.99910475,</text:p>
            <text:p>       0.99928079, 0.99939441, 0.99946406, 0.99951832, 0.99958486]), array([0.        , 0.06741573, 1.        , 1.        , 1.        ,</text:p>
            <text:p>       1.        , 1.        , 1.        , 1.        , 1.        ,</text:p>
            <text:p>       1.        , 1.        , 1.        , 1.        , 1.        ]), array([89, 89, 89, 88, 89, 89, 88, 89, 89, 88, 89, 89, 88, 89, 89,  0]))</text:p>
          </table:table-cell>
          <table:table-cell office:value-type="string" calcext:value-type="string">
            <text:p>(array([0.00477398, 0.02747938, 0.04797968, 0.07137958, 0.09160011,</text:p>
            <text:p>       0.10706257, 0.1285975 , 0.14679345, 0.16668927, 0.21572488,</text:p>
            <text:p>       0.25725168, 0.28499859, 0.30852789, 0.3550681 , 0.36698003,</text:p>
            <text:p>       0.39349125, 0.41114974, 0.43711263, 0.46861711, 0.48788945,</text:p>
            <text:p>       0.51323873, 0.56562519, 0.59066106, 0.60078284, 0.66990065,</text:p>
            <text:p>       0.68631306, 0.70029652, 0.734898  , 0.76569228, 0.79109889,</text:p>
            <text:p>       0.80966205, 0.82861588, 0.84446482, 0.86937669, 0.89051996,</text:p>
            <text:p>       0.90792078, 0.93077086, 0.95230895, 0.97320705, 0.99770089]), array([0., 0., 0., 0., 0., 0., 0., 0., 0., 0., 0., 0., 0., 0., 0., 0., 0.,</text:p>
            <text:p>       0., 0., 0., 1., 1., 1., 1., 1., 1., 1., 1., 1., 1., 1., 1., 1., 1.,</text:p>
            <text:p>       1., 1., 1., 1., 1., 1.]), array([ 101,   18,    9,    7,    4,    2,    1,    5,    2,    0,    2,</text:p>
            <text:p>          0,    1,    0,    4,    2,    0,    4,    2,    2,    1,    1,</text:p>
            <text:p>          0,    2,    2,    3,    0,    0,    1,    6,    1,    0,    0,</text:p>
            <text:p>          4,    2,    1,    1,    0,    1,    4,    4,    3,    4,    9,</text:p>
            <text:p>          4,    5,    9,   17,   34, 1046,    0]))</text:p>
          </table:table-cell>
          <table:table-cell office:value-type="float" office:value="0.214568496194908" calcext:value-type="float">
            <text:p>0,214568496194908</text:p>
          </table:table-cell>
          <table:table-cell office:value-type="float" office:value="0.017578571485908" calcext:value-type="float">
            <text:p>0,017578571485908</text:p>
          </table:table-cell>
          <table:table-cell office:value-type="float" office:value="0.228902793888802" calcext:value-type="float">
            <text:p>0,228902793888802</text:p>
          </table:table-cell>
          <table:table-cell office:value-type="float" office:value="0.424131184816361" calcext:value-type="float">
            <text:p>0,424131184816361</text:p>
          </table:table-cell>
          <table:table-cell office:value-type="float" office:value="0.129364779784103" calcext:value-type="float">
            <text:p>0,129364779784103</text:p>
          </table:table-cell>
          <table:table-cell office:value-type="float" office:value="0.48788945376873" calcext:value-type="float">
            <text:p>0,48788945376873</text:p>
          </table:table-cell>
        </table:table-row>
        <table:table-row table:style-name="ro3">
          <table:table-cell office:value-type="string" calcext:value-type="string">
            <text:p>(array([0.00634933, 0.09418761, 0.1693318 , 0.23055625, 0.30209562,</text:p>
            <text:p>       0.3676706 , 0.43655486, 0.50245295, 0.56294923, 0.64075283,</text:p>
            <text:p>       0.7047977 , 0.76365527, 0.84117246, 0.91415358, 0.98117295]), array([0.0808356 , 0.26470588, 0.2       , 0.25      , 0.09090909,</text:p>
            <text:p>       0.2       , 0.5       , 0.16666667, 0.25      , 0.14285714,</text:p>
            <text:p>       0.5       , 0.        , 0.29411765, 0.33333333, 0.37662338]), array([1101,   34,   15,   12,   11,   10,   12,    6,    8,    7,    6,</text:p>
            <text:p>          6,   17,    9,   77,    0]))</text:p>
          </table:table-cell>
          <table:table-cell office:value-type="string" calcext:value-type="string">
            <text:p>(array([4.33431841e-04, 6.24022507e-04, 8.40002148e-04, 1.12999117e-03,</text:p>
            <text:p>       1.51354135e-03, 1.99221817e-03, 2.69761872e-03, 3.57753726e-03,</text:p>
            <text:p>       5.26377082e-03, 8.13962477e-03, 1.22728694e-02, 2.23445731e-02,</text:p>
            <text:p>       9.02064278e-02, 5.27195111e-01, 9.70445304e-01]), array([0.02247191, 0.02247191, 0.02247191, 0.03409091, 0.1011236 ,</text:p>
            <text:p>       0.03370787, 0.07954545, 0.12359551, 0.1011236 , 0.11363636,</text:p>
            <text:p>       0.14606742, 0.12359551, 0.23863636, 0.24719101, 0.35955056]), array([89, 89, 89, 88, 89, 89, 88, 89, 89, 88, 89, 89, 88, 89, 89,  0]))</text:p>
          </table:table-cell>
          <table:table-cell office:value-type="string" calcext:value-type="string">
            <text:p>(array([0.00393776, 0.02671767, 0.04851054, 0.07079304, 0.09117696,</text:p>
            <text:p>       0.10853947, 0.12556309, 0.15095707, 0.16897859, 0.19283001,</text:p>
            <text:p>       0.20660876, 0.25450374, 0.27091079, 0.28329767, 0.31426191,</text:p>
            <text:p>       0.32589244, 0.35193475, 0.3713634 , 0.39143513, 0.41381563,</text:p>
            <text:p>       0.43133329, 0.44870476, 0.46574745, 0.48351261, 0.51772922,</text:p>
            <text:p>       0.52931553, 0.55692333, 0.56897514, 0.61591044, 0.6304813 ,</text:p>
            <text:p>       0.65344926, 0.66629109, 0.697676  , 0.71302829, 0.722063  ,</text:p>
            <text:p>       0.7522278 , 0.77174172, 0.78176475, 0.80971433, 0.83254953,</text:p>
            <text:p>       0.85307042, 0.86475226, 0.89492708, 0.91194218, 0.93082104,</text:p>
            <text:p>       0.94986477, 0.96860632, 0.99346358]), array([0.0734127 , 0.14492754, 0.2173913 , 0.2       , 0.18181818,</text:p>
            <text:p>       0.41666667, 0.        , 0.2       , 0.16666667, 0.25      ,</text:p>
            <text:p>       0.33333333, 0.16666667, 0.        , 0.        , 0.        ,</text:p>
            <text:p>       0.2       , 0.2       , 0.5       , 0.        , 0.25      ,</text:p>
            <text:p>       1.        , 0.5       , 0.33333333, 0.        , 1.        ,</text:p>
            <text:p>       0.        , 0.25      , 0.25      , 0.5       , 0.        ,</text:p>
            <text:p>       0.        , 0.        , 0.        , 0.66666667, 1.        ,</text:p>
            <text:p>       0.        , 0.        , 0.        , 0.25      , 0.66666667,</text:p>
            <text:p>       0.28571429, 0.25      , 0.        , 0.        , 0.28571429,</text:p>
            <text:p>       0.2       , 0.5       , 0.3877551 ]), array([1008,   69,   23,   10,   11,   12,    2,    5,    6,    4,    6,</text:p>
            <text:p>          0,    6,    3,    2,    1,    5,    5,    2,    3,    4,    2,</text:p>
            <text:p>          4,    3,    2,    1,    2,    4,    4,    0,    2,    1,    3,</text:p>
            <text:p>          2,    1,    3,    1,    3,    2,    1,    4,    3,    7,    4,</text:p>
            <text:p>          1,    2,    7,   10,   16,   49,    0]))</text:p>
          </table:table-cell>
          <table:table-cell office:value-type="float" office:value="0.305661836684954" calcext:value-type="float">
            <text:p>0,305661836684954</text:p>
          </table:table-cell>
          <table:table-cell office:value-type="float" office:value="0.126826767812647" calcext:value-type="float">
            <text:p>0,126826767812647</text:p>
          </table:table-cell>
          <table:table-cell office:value-type="float" office:value="0.366967730819286" calcext:value-type="float">
            <text:p>0,366967730819286</text:p>
          </table:table-cell>
          <table:table-cell office:value-type="float" office:value="0.763655265172323" calcext:value-type="float">
            <text:p>0,763655265172323</text:p>
          </table:table-cell>
          <table:table-cell office:value-type="float" office:value="0.610894742306699" calcext:value-type="float">
            <text:p>0,610894742306699</text:p>
          </table:table-cell>
          <table:table-cell office:value-type="float" office:value="0.911942183971405" calcext:value-type="float">
            <text:p>0,911942183971405</text:p>
          </table:table-cell>
          <table:table-cell office:value-type="float" office:value="0.133155743362893" calcext:value-type="float">
            <text:p>0,133155743362893</text:p>
          </table:table-cell>
          <table:table-cell office:value-type="string" calcext:value-type="string">
            <text:p>(array([0.01411926, 0.09158041, 0.16038305, 0.23093426, 0.3106332 ,</text:p>
            <text:p>       0.35746598, 0.43789606, 0.50345679, 0.56496104, 0.62981019,</text:p>
            <text:p>       0.70371286, 0.76596277, 0.8332765 , 0.90709677, 0.99375028]), array([0.        , 0.        , 0.        , 0.        , 0.        ,</text:p>
            <text:p>       0.        , 0.        , 0.66666667, 1.        , 1.        ,</text:p>
            <text:p>       1.        , 1.        , 1.        , 1.        , 1.        ]), array([ 137,   15,   15,    9,    4,    8,   12,    6,    8,    9,   13,</text:p>
            <text:p>          9,   17,   28, 1041,    0]))</text:p>
          </table:table-cell>
          <table:table-cell office:value-type="string" calcext:value-type="string">
            <text:p>(array([0.00469651, 0.08948292, 0.63562016, 0.95061899, 0.98289874,</text:p>
            <text:p>       0.99011985, 0.99387939, 0.99600331, 0.99713051, 0.99790356,</text:p>
            <text:p>       0.99842974, 0.99884164, 0.99914585, 0.99937098, 0.99956416]), array([0.        , 0.        , 0.73033708, 1.        , 1.        ,</text:p>
            <text:p>       1.        , 1.        , 1.        , 1.        , 1.        ,</text:p>
            <text:p>       1.        , 1.        , 1.        , 1.        , 1.        ]), array([89, 89, 89, 88, 89, 89, 88, 89, 89, 88, 89, 89, 88, 89, 89,  0]))</text:p>
          </table:table-cell>
          <table:table-cell office:value-type="string" calcext:value-type="string">
            <text:p>(array([0.00627577, 0.02906506, 0.04867231, 0.06916163, 0.09110527,</text:p>
            <text:p>       0.1084835 , 0.13602237, 0.14778446, 0.17483728, 0.19032431,</text:p>
            <text:p>       0.20832631, 0.22825828, 0.24922822, 0.28744698, 0.302324  ,</text:p>
            <text:p>       0.33004731, 0.34944247, 0.36973727, 0.38510334, 0.41241416,</text:p>
            <text:p>       0.43169398, 0.4437144 , 0.46888853, 0.51690133, 0.53402716,</text:p>
            <text:p>       0.5504821 , 0.57170385, 0.58571721, 0.61065471, 0.62722903,</text:p>
            <text:p>       0.64961097, 0.67331547, 0.68573809, 0.71498413, 0.72733266,</text:p>
            <text:p>       0.74531476, 0.79177277, 0.80720863, 0.83335023, 0.85056906,</text:p>
            <text:p>       0.87198332, 0.89190778, 0.90948431, 0.92919482, 0.95078226,</text:p>
            <text:p>       0.97279632, 0.99618377]), array([0., 0., 0., 0., 0., 0., 0., 0., 0., 0., 0., 0., 0., 0., 0., 0., 0.,</text:p>
            <text:p>       0., 0., 0., 0., 0., 0., 1., 1., 1., 1., 1., 1., 1., 1., 1., 1., 1.,</text:p>
            <text:p>       1., 1., 1., 1., 1., 1., 1., 1., 1., 1., 1., 1., 1.]), array([104,  18,  13,   7,   4,   6,   3,   6,   2,   4,   3,   2,   4,</text:p>
            <text:p>         0,   1,   1,   3,   4,   2,   1,   1,   5,   5,   3,   0,   3,</text:p>
            <text:p>         2,   3,   1,   3,   4,   1,   4,   4,   1,   4,   4,   5,   0,</text:p>
            <text:p>         4,   4,   7,   6,   3,   7,   9,  10,  20,  67, 953,   0]))</text:p>
          </table:table-cell>
          <table:table-cell office:value-type="float" office:value="0.22451011268346" calcext:value-type="float">
            <text:p>0,22451011268346</text:p>
          </table:table-cell>
          <table:table-cell office:value-type="float" office:value="0.0189993096547782" calcext:value-type="float">
            <text:p>0,0189993096547782</text:p>
          </table:table-cell>
          <table:table-cell office:value-type="float" office:value="0.244044945391468" calcext:value-type="float">
            <text:p>0,244044945391468</text:p>
          </table:table-cell>
          <table:table-cell office:value-type="float" office:value="0.437896060446898" calcext:value-type="float">
            <text:p>0,437896060446898</text:p>
          </table:table-cell>
          <table:table-cell office:value-type="float" office:value="0.0947169235415674" calcext:value-type="float">
            <text:p>0,0947169235415674</text:p>
          </table:table-cell>
          <table:table-cell office:value-type="float" office:value="0.48309866587321" calcext:value-type="float">
            <text:p>0,48309866587321</text:p>
          </table:table-cell>
        </table:table-row>
        <table:table-row table:style-name="ro3">
          <table:table-cell office:value-type="string" calcext:value-type="string">
            <text:p>(array([0.00484747, 0.09282745, 0.16080887, 0.2281154 , 0.30676462,</text:p>
            <text:p>       0.37219733, 0.44040638, 0.50103621, 0.55997629, 0.64158251,</text:p>
            <text:p>       0.701622  , 0.76310483, 0.83372874, 0.90401901, 0.98288232]), array([0.08272059, 0.31034483, 0.26666667, 0.        , 0.14285714,</text:p>
            <text:p>       0.        , 0.46153846, 0.11111111, 0.125     , 0.        ,</text:p>
            <text:p>       0.33333333, 0.375     , 0.57142857, 0.48148148, 0.43421053]), array([1088,   29,   15,   11,   14,    7,   13,    9,    8,    3,    9,</text:p>
            <text:p>          8,   14,   27,   76,    0]))</text:p>
          </table:table-cell>
          <table:table-cell office:value-type="string" calcext:value-type="string">
            <text:p>(array([9.32209946e-05, 1.38326259e-04, 1.94443832e-04, 2.79451669e-04,</text:p>
            <text:p>       3.99689300e-04, 5.81609515e-04, 8.74827056e-04, 1.37171379e-03,</text:p>
            <text:p>       2.33091271e-03, 4.75817078e-03, 9.82880262e-03, 2.47402027e-02,</text:p>
            <text:p>       1.34388678e-01, 6.41632524e-01, 9.73513410e-01]), array([0.02247191, 0.03370787, 0.02247191, 0.02272727, 0.04494382,</text:p>
            <text:p>       0.1011236 , 0.06818182, 0.04494382, 0.11235955, 0.125     ,</text:p>
            <text:p>       0.16853933, 0.17977528, 0.22727273, 0.3258427 , 0.4494382 ]), array([89, 89, 89, 88, 89, 89, 88, 89, 89, 88, 89, 89, 88, 89, 89,  0]))</text:p>
          </table:table-cell>
          <table:table-cell office:value-type="string" calcext:value-type="string">
            <text:p>(array([0.00235243, 0.02718086, 0.04772089, 0.06950733, 0.08721433,</text:p>
            <text:p>       0.10634583, 0.129464  , 0.14937698, 0.16795616, 0.18885562,</text:p>
            <text:p>       0.21268228, 0.23080513, 0.24629094, 0.26907617, 0.29254922,</text:p>
            <text:p>       0.30985059, 0.33107889, 0.3590093 , 0.36809646, 0.39132542,</text:p>
            <text:p>       0.40531182, 0.43588478, 0.44507776, 0.46762488, 0.49291237,</text:p>
            <text:p>       0.50392818, 0.52967189, 0.5501181 , 0.57439968, 0.59652454,</text:p>
            <text:p>       0.62621135, 0.64926809, 0.67229509, 0.6931273 , 0.71017363,</text:p>
            <text:p>       0.72661614, 0.74232732, 0.77394351, 0.79382116, 0.81434634,</text:p>
            <text:p>       0.82724688, 0.85312167, 0.8705049 , 0.89100063, 0.90940889,</text:p>
            <text:p>       0.92846195, 0.95123504, 0.96873604, 0.99337831]), array([0.07256461, 0.16981132, 0.33333333, 0.18181818, 0.30769231,</text:p>
            <text:p>       0.28571429, 0.33333333, 0.2       , 0.33333333, 0.25      ,</text:p>
            <text:p>       0.        , 0.        , 0.        , 0.        , 0.        ,</text:p>
            <text:p>       0.16666667, 0.25      , 0.        , 0.        , 0.        ,</text:p>
            <text:p>       0.        , 0.25      , 0.71428571, 0.        , 0.        ,</text:p>
            <text:p>       0.        , 0.25      , 0.        , 0.5       , 0.        ,</text:p>
            <text:p>       0.        , 0.        , 0.5       , 0.5       , 0.        ,</text:p>
            <text:p>       0.5       , 0.25      , 1.        , 0.        , 0.8       ,</text:p>
            <text:p>       0.66666667, 0.33333333, 0.33333333, 0.28571429, 0.63636364,</text:p>
            <text:p>       0.375     , 0.375     , 0.5       , 0.44230769]), array([1006,   53,   24,   11,   13,    7,    6,    5,    3,    4,    5,</text:p>
            <text:p>          3,    2,    2,    4,    6,    4,    1,    2,    3,    1,    4,</text:p>
            <text:p>          7,    3,    3,    1,    4,    4,    2,    1,    0,    1,    2,</text:p>
            <text:p>          2,    2,    3,    2,    4,    2,    2,    5,    3,    6,    3,</text:p>
            <text:p>          7,   11,    8,    8,   14,   52,    0]))</text:p>
          </table:table-cell>
          <table:table-cell office:value-type="float" office:value="0.309532497897869" calcext:value-type="float">
            <text:p>0,309532497897869</text:p>
          </table:table-cell>
          <table:table-cell office:value-type="float" office:value="0.12222692554942" calcext:value-type="float">
            <text:p>0,12222692554942</text:p>
          </table:table-cell>
          <table:table-cell office:value-type="float" office:value="0.331855642383066" calcext:value-type="float">
            <text:p>0,331855642383066</text:p>
          </table:table-cell>
          <table:table-cell office:value-type="float" office:value="0.641582508881887" calcext:value-type="float">
            <text:p>0,641582508881887</text:p>
          </table:table-cell>
          <table:table-cell office:value-type="float" office:value="0.524075208085307" calcext:value-type="float">
            <text:p>0,524075208085307</text:p>
          </table:table-cell>
          <table:table-cell office:value-type="float" office:value="0.793821156024933" calcext:value-type="float">
            <text:p>0,793821156024933</text:p>
          </table:table-cell>
          <table:table-cell office:value-type="float" office:value="0.131731776218209" calcext:value-type="float">
            <text:p>0,131731776218209</text:p>
          </table:table-cell>
          <table:table-cell office:value-type="string" calcext:value-type="string">
            <text:p>(array([0.01304323, 0.09629459, 0.16024206, 0.23672329, 0.30136365,</text:p>
            <text:p>       0.35841749, 0.4424027 , 0.50493736, 0.56322031, 0.62780267,</text:p>
            <text:p>       0.69538683, 0.76994183, 0.83486789, 0.90700887, 0.99530529]), array([0.        , 0.        , 0.        , 0.        , 0.        ,</text:p>
            <text:p>       0.        , 0.        , 0.66666667, 1.        , 1.        ,</text:p>
            <text:p>       1.        , 1.        , 1.        , 1.        , 1.        ]), array([ 133,   23,   10,    5,    8,    3,   13,    9,    8,    7,   15,</text:p>
            <text:p>         14,   19,   33, 1031,    0]))</text:p>
          </table:table-cell>
          <table:table-cell office:value-type="string" calcext:value-type="string">
            <text:p>(array([0.00358143, 0.09550886, 0.64799122, 0.94001503, 0.98404487,</text:p>
            <text:p>       0.99372251, 0.99701728, 0.99838214, 0.99900658, 0.99936793,</text:p>
            <text:p>       0.99958268, 0.99971123, 0.9998016 , 0.99986023, 0.99990643]), array([0.       , 0.       , 0.7752809, 1.       , 1.       , 1.       ,</text:p>
            <text:p>       1.       , 1.       , 1.       , 1.       , 1.       , 1.       ,</text:p>
            <text:p>       1.       , 1.       , 1.       ]), array([89, 89, 89, 88, 89, 89, 88, 89, 89, 88, 89, 89, 88, 89, 89,  0]))</text:p>
          </table:table-cell>
          <table:table-cell office:value-type="string" calcext:value-type="string">
            <text:p>(array([0.00522643, 0.02861148, 0.04731302, 0.07064914, 0.08958011,</text:p>
            <text:p>       0.10770924, 0.12917368, 0.14821349, 0.17573335, 0.18580924,</text:p>
            <text:p>       0.20617884, 0.25708626, 0.27303106, 0.28982637, 0.30735284,</text:p>
            <text:p>       0.32684669, 0.35073191, 0.37378865, 0.40347546, 0.43182145,</text:p>
            <text:p>       0.44645896, 0.46939784, 0.49607182, 0.50708763, 0.53100161,</text:p>
            <text:p>       0.55152938, 0.56722578, 0.59468818, 0.60867458, 0.63190354,</text:p>
            <text:p>       0.6409907 , 0.668492  , 0.69030945, 0.70745078, 0.72937034,</text:p>
            <text:p>       0.74932872, 0.77109433, 0.78731772, 0.8125611 , 0.83233472,</text:p>
            <text:p>       0.85215209, 0.87028508, 0.89236404, 0.91164703, 0.92980491,</text:p>
            <text:p>       0.95156043, 0.97214711, 0.99772199]), array([0., 0., 0., 0., 0., 0., 0., 0., 0., 0., 0., 0., 0., 0., 0., 0., 0.,</text:p>
            <text:p>       0., 0., 0., 0., 0., 0., 1., 1., 1., 1., 1., 1., 1., 1., 1., 1., 1.,</text:p>
            <text:p>       1., 1., 1., 1., 1., 1., 1., 1., 1., 1., 1., 1., 1., 1.]), array([102,  16,  13,   7,   8,   7,   4,   5,   2,   2,   2,   0,   3,</text:p>
            <text:p>         1,   3,   2,   2,   2,   1,   0,   1,   2,   9,   3,   1,   3,</text:p>
            <text:p>         4,   2,   4,   1,   3,   2,   1,   4,   6,   4,   3,   3,   5,</text:p>
            <text:p>         5,   7,   4,   6,   5,   7,  16,  12,  19,  51, 956,   0]))</text:p>
          </table:table-cell>
          <table:table-cell office:value-type="float" office:value="0.225112174987105" calcext:value-type="float">
            <text:p>0,225112174987105</text:p>
          </table:table-cell>
          <table:table-cell office:value-type="float" office:value="0.0210640966861933" calcext:value-type="float">
            <text:p>0,0210640966861933</text:p>
          </table:table-cell>
          <table:table-cell office:value-type="float" office:value="0.247105085419381" calcext:value-type="float">
            <text:p>0,247105085419381</text:p>
          </table:table-cell>
          <table:table-cell office:value-type="float" office:value="0.442402695234005" calcext:value-type="float">
            <text:p>0,442402695234005</text:p>
          </table:table-cell>
          <table:table-cell office:value-type="float" office:value="0.127289678943291" calcext:value-type="float">
            <text:p>0,127289678943291</text:p>
          </table:table-cell>
          <table:table-cell office:value-type="float" office:value="0.496071815490723" calcext:value-type="float">
            <text:p>0,496071815490723</text:p>
          </table:table-cell>
        </table:table-row>
        <table:table-row table:style-name="ro5">
          <table:table-cell office:value-type="string" calcext:value-type="string">
            <text:p>(array([0.00779526, 0.09216511, 0.16060118, 0.23491024, 0.29743029,</text:p>
            <text:p>       0.36357437, 0.43268093, 0.49966186, 0.5742487 , 0.63634905,</text:p>
            <text:p>       0.69901047, 0.76657058, 0.8389956 , 0.90137329, 0.97387686]), array([0.0777972 , 0.17142857, 0.20833333, 0.61538462, 0.21428571,</text:p>
            <text:p>       0.22222222, 0.5       , 0.16666667, 0.        , 0.18181818,</text:p>
            <text:p>       0.375     , 0.71428571, 0.6       , 0.18181818, 0.16666667]), array([1144,   35,   24,   13,   14,    9,    2,    6,    2,   11,    8,</text:p>
            <text:p>          7,   15,   11,   30,    0]))</text:p>
          </table:table-cell>
          <table:table-cell office:value-type="string" calcext:value-type="string">
            <text:p>(array([4.40689358e-04, 6.09452032e-04, 8.07039005e-04, 1.08618893e-03,</text:p>
            <text:p>       1.42446229e-03, 1.94390764e-03, 2.68655757e-03, 3.79257508e-03,</text:p>
            <text:p>       5.50843902e-03, 8.21137583e-03, 1.25247569e-02, 2.18446544e-02,</text:p>
            <text:p>       4.71767026e-02, 2.05282751e-01, 8.24112893e-01]), array([0.        , 0.01123596, 0.03370787, 0.01136364, 0.04494382,</text:p>
            <text:p>       0.02247191, 0.05681818, 0.07865169, 0.1011236 , 0.13636364,</text:p>
            <text:p>       0.14606742, 0.17977528, 0.20454545, 0.25842697, 0.30337079]), array([89, 89, 89, 88, 89, 89, 88, 89, 89, 88, 89, 89, 88, 89, 89,  0]))</text:p>
          </table:table-cell>
          <table:table-cell office:value-type="string" calcext:value-type="string">
            <text:p>(array([0.00406257, 0.02808098, 0.04826506, 0.06989013, 0.0902521 ,</text:p>
            <text:p>       0.11301366, 0.13018874, 0.14881622, 0.16922884, 0.1905426 ,</text:p>
            <text:p>       0.20622683, 0.22331034, 0.25086961, 0.27331444, 0.28478253,</text:p>
            <text:p>       0.30920836, 0.32696736, 0.35170781, 0.376424  , 0.38868903,</text:p>
            <text:p>       0.40523493, 0.46740563, 0.49270543, 0.51262532, 0.5742487 ,</text:p>
            <text:p>       0.61022888, 0.63375105, 0.6514454 , 0.66695839, 0.68684658,</text:p>
            <text:p>       0.70636907, 0.72874904, 0.7590946 , 0.76579836, 0.78991288,</text:p>
            <text:p>       0.80634977, 0.82686164, 0.84594792, 0.86567695, 0.88808092,</text:p>
            <text:p>       0.90858975, 0.93190476, 0.94899052, 0.97063649, 0.9901017 ]), array([0.06422925, 0.14457831, 0.21428571, 0.3       , 0.18181818,</text:p>
            <text:p>       0.14285714, 0.125     , 0.28571429, 0.2       , 0.        ,</text:p>
            <text:p>       0.5       , 1.        , 0.4       , 0.5       , 0.        ,</text:p>
            <text:p>       0.        , 0.16666667, 0.5       , 0.        , 0.        ,</text:p>
            <text:p>       1.        , 0.        , 0.5       , 0.        , 0.        ,</text:p>
            <text:p>       0.        , 0.66666667, 0.        , 0.5       , 0.5       ,</text:p>
            <text:p>       0.        , 1.        , 0.5       , 0.5       , 1.        ,</text:p>
            <text:p>       0.66666667, 1.        , 0.4       , 0.4       , 0.        ,</text:p>
            <text:p>       0.5       , 0.        , 0.25      , 0.18181818, 0.15384615]), array([1012,   83,   42,   20,   11,    7,    8,    7,   10,    3,    4,</text:p>
            <text:p>          2,    5,    8,    2,    1,    6,    4,    2,    2,    1,    0,</text:p>
            <text:p>          0,    2,    2,    3,    0,    0,    2,    0,    3,    3,    4,</text:p>
            <text:p>          2,    2,    4,    2,    2,    2,    2,    3,    3,    5,    5,</text:p>
            <text:p>          4,    4,    4,    4,   11,   13,    0]))</text:p>
          </table:table-cell>
          <table:table-cell office:value-type="float" office:value="0.291541247163204" calcext:value-type="float">
            <text:p>0,291541247163204</text:p>
          </table:table-cell>
          <table:table-cell office:value-type="float" office:value="0.0995852890973543" calcext:value-type="float">
            <text:p>0,0995852890973543</text:p>
          </table:table-cell>
          <table:table-cell office:value-type="float" office:value="0.343688903303891" calcext:value-type="float">
            <text:p>0,343688903303891</text:p>
          </table:table-cell>
          <table:table-cell office:value-type="float" office:value="0.80721018910408" calcext:value-type="float">
            <text:p>0,80721018910408</text:p>
          </table:table-cell>
          <table:table-cell office:value-type="float" office:value="0.52074210630374" calcext:value-type="float">
            <text:p>0,52074210630374</text:p>
          </table:table-cell>
          <table:table-cell office:value-type="float" office:value="0.931904762983322" calcext:value-type="float">
            <text:p>0,931904762983322</text:p>
          </table:table-cell>
          <table:table-cell office:value-type="float" office:value="0.113601171648383" calcext:value-type="float">
            <text:p>0,113601171648383</text:p>
          </table:table-cell>
          <table:table-cell office:value-type="string" calcext:value-type="string">
            <text:p>(array([0.01865578, 0.09510082, 0.15596819, 0.2375876 , 0.29663214,</text:p>
            <text:p>       0.36069276, 0.41891251, 0.49811352, 0.53987306, 0.63281007,</text:p>
            <text:p>       0.70007978, 0.7688037 , 0.83736271, 0.90696257, 0.99285404]), array([0.        , 0.        , 0.        , 0.        , 0.        ,</text:p>
            <text:p>       0.        , 0.        , 0.33333333, 1.        , 1.        ,</text:p>
            <text:p>       1.        , 1.        , 1.        , 1.        , 1.        ]), array([ 114,   15,   11,   10,    8,   11,    3,    6,    1,    9,   14,</text:p>
            <text:p>         10,   28,   31, 1060,    0]))</text:p>
          </table:table-cell>
          <table:table-cell office:value-type="string" calcext:value-type="string">
            <text:p>(array([0.0106795 , 0.19416201, 0.80412156, 0.95859897, 0.98218621,</text:p>
            <text:p>       0.99004803, 0.99371505, 0.9958951 , 0.99716422, 0.99798668,</text:p>
            <text:p>       0.99853969, 0.99889874, 0.99918982, 0.99938976, 0.99955931]), array([0.        , 0.02247191, 1.        , 1.        , 1.        ,</text:p>
            <text:p>       1.        , 1.        , 1.        , 1.        , 1.        ,</text:p>
            <text:p>       1.        , 1.        , 1.        , 1.        , 1.        ]), array([89, 89, 89, 88, 89, 89, 88, 89, 89, 88, 89, 89, 88, 89, 89,  0]))</text:p>
          </table:table-cell>
          <table:table-cell office:value-type="string" calcext:value-type="string">
            <text:p>(array([0.00831221, 0.02811294, 0.04906607, 0.06716657, 0.09458102,</text:p>
            <text:p>       0.1130428 , 0.13562503, 0.15318604, 0.1722208 , 0.18995351,</text:p>
            <text:p>       0.20905434, 0.22878173, 0.24782169, 0.27091561, 0.29363093,</text:p>
            <text:p>       0.31846064, 0.3311246 , 0.34984996, 0.36132538, 0.38977112,</text:p>
            <text:p>       0.40523493, 0.4257513 , 0.48886254, 0.50791526, 0.53259437,</text:p>
            <text:p>       0.61131097, 0.62743264, 0.64902508, 0.67239364, 0.69147272,</text:p>
            <text:p>       0.71521747, 0.72577416, 0.75182655, 0.77132124, 0.79325679,</text:p>
            <text:p>       0.80747501, 0.83024892, 0.85056518, 0.86993055, 0.88774034,</text:p>
            <text:p>       0.9109009 , 0.92867729, 0.95169478, 0.97173496, 0.99619782]), array([0., 0., 0., 0., 0., 0., 0., 0., 0., 0., 0., 0., 0., 0., 0., 0., 0.,</text:p>
            <text:p>       0., 0., 0., 0., 0., 0., 1., 1., 1., 1., 1., 1., 1., 1., 1., 1., 1.,</text:p>
            <text:p>       1., 1., 1., 1., 1., 1., 1., 1., 1., 1., 1.]), array([ 76,  21,  12,  10,   4,   5,   4,   5,   2,   1,   2,   3,   3,</text:p>
            <text:p>         4,   4,   1,   2,   6,   1,   3,   1,   2,   0,   0,   4,   1,</text:p>
            <text:p>         2,   0,   0,   0,   2,   4,   2,   6,   2,   2,   6,   4,   1,</text:p>
            <text:p>         4,   5,  11,   7,   9,   6,  11,  14,  34,  73, 949,   0]))</text:p>
          </table:table-cell>
          <table:table-cell office:value-type="float" office:value="0.224638937739856" calcext:value-type="float">
            <text:p>0,224638937739856</text:p>
          </table:table-cell>
          <table:table-cell office:value-type="float" office:value="0.0311384306561833" calcext:value-type="float">
            <text:p>0,0311384306561833</text:p>
          </table:table-cell>
          <table:table-cell office:value-type="float" office:value="0.228381003190522" calcext:value-type="float">
            <text:p>0,228381003190522</text:p>
          </table:table-cell>
          <table:table-cell office:value-type="float" office:value="0.460126936435699" calcext:value-type="float">
            <text:p>0,460126936435699</text:p>
          </table:table-cell>
          <table:table-cell office:value-type="float" office:value="0.195878442586138" calcext:value-type="float">
            <text:p>0,195878442586138</text:p>
          </table:table-cell>
          <table:table-cell office:value-type="float" office:value="0.492084741592407" calcext:value-type="float">
            <text:p>0,492084741592407</text:p>
          </table:table-cell>
        </table:table-row>
        <table:table-row table:style-name="ro3">
          <table:table-cell office:value-type="string" calcext:value-type="string">
            <text:p>(array([0.00592669, 0.09811471, 0.16408645, 0.23504765, 0.29898946,</text:p>
            <text:p>       0.36468701, 0.43351497, 0.49841377, 0.56550073, 0.6367649 ,</text:p>
            <text:p>       0.70990993, 0.7816192 , 0.82708865, 0.90576218, 0.9716461 ]), array([0.07586837, 0.27906977, 0.24      , 0.09090909, 0.4       ,</text:p>
            <text:p>       0.28571429, 0.3       , 0.27272727, 0.5       , 0.38461538,</text:p>
            <text:p>       0.        , 0.33333333, 0.21428571, 0.47058824, 0.49019608]), array([1094,   43,   25,   11,   10,   14,   10,   11,    6,   13,    6,</text:p>
            <text:p>          6,   14,   17,   51,    0]))</text:p>
          </table:table-cell>
          <table:table-cell office:value-type="string" calcext:value-type="string">
            <text:p>(array([3.48934902e-04, 4.28828802e-04, 5.28110630e-04, 6.59154895e-04,</text:p>
            <text:p>       8.58541685e-04, 1.18133636e-03, 1.77674191e-03, 2.75111520e-03,</text:p>
            <text:p>       4.31426305e-03, 6.76706850e-03, 1.19959733e-02, 2.50600113e-02,</text:p>
            <text:p>       9.16599196e-02, 4.20254902e-01, 9.20805703e-01]), array([0.        , 0.01123596, 0.02247191, 0.03409091, 0.05617978,</text:p>
            <text:p>       0.03370787, 0.09090909, 0.08988764, 0.13483146, 0.05681818,</text:p>
            <text:p>       0.1011236 , 0.21348315, 0.26136364, 0.29213483, 0.42696629]), array([89, 89, 89, 88, 89, 89, 88, 89, 89, 88, 89, 89, 88, 89, 89,  0]))</text:p>
          </table:table-cell>
          <table:table-cell office:value-type="string" calcext:value-type="string">
            <text:p>(array([0.00327155, 0.02787836, 0.04667921, 0.06833337, 0.09032674,</text:p>
            <text:p>       0.11067931, 0.13243992, 0.14968261, 0.17004624, 0.19281326,</text:p>
            <text:p>       0.21142242, 0.23443663, 0.25230824, 0.27110978, 0.29502338,</text:p>
            <text:p>       0.31101009, 0.33549778, 0.35168283, 0.37413608, 0.38462659,</text:p>
            <text:p>       0.41067998, 0.42774968, 0.44562765, 0.46641783, 0.48518963,</text:p>
            <text:p>       0.51071421, 0.5212943 , 0.54608689, 0.5660165 , 0.5943636 ,</text:p>
            <text:p>       0.6073433 , 0.62610817, 0.64639414, 0.66266632, 0.69150871,</text:p>
            <text:p>       0.71125865, 0.72696242, 0.75584334, 0.77908504, 0.78869671,</text:p>
            <text:p>       0.80918268, 0.82679913, 0.84585519, 0.86815713, 0.88635026,</text:p>
            <text:p>       0.9131033 , 0.93257251, 0.95225785, 0.96893716, 0.9901768 ]), array([0.05988024, 0.23809524, 0.30434783, 0.25      , 0.3       ,</text:p>
            <text:p>       0.25      , 0.1       , 0.28571429, 0.5       , 0.14285714,</text:p>
            <text:p>       0.        , 0.        , 0.5       , 0.4       , 0.5       ,</text:p>
            <text:p>       0.25      , 0.33333333, 0.        , 0.2       , 0.66666667,</text:p>
            <text:p>       0.5       , 0.        , 0.33333333, 0.5       , 0.25      ,</text:p>
            <text:p>       0.4       , 0.        , 0.        , 1.        , 1.        ,</text:p>
            <text:p>       0.33333333, 1.        , 0.33333333, 0.        , 0.        ,</text:p>
            <text:p>       0.        , 0.        , 0.        , 1.        , 0.25      ,</text:p>
            <text:p>       0.16666667, 0.        , 0.5       , 0.        , 0.5       ,</text:p>
            <text:p>       0.33333333, 0.66666667, 0.44444444, 0.54545455, 0.45833333]), array([1002,   63,   23,   12,   20,   12,   10,    7,    6,    7,    4,</text:p>
            <text:p>          3,    2,    5,    2,    4,    3,    4,    5,    3,    2,    4,</text:p>
            <text:p>          3,    2,    4,    5,    1,    3,    1,    2,    3,    2,    6,</text:p>
            <text:p>          2,    2,    2,    2,    1,    1,    4,    6,    3,    4,    3,</text:p>
            <text:p>          4,    6,   12,    9,   11,   24,    0]))</text:p>
          </table:table-cell>
          <table:table-cell office:value-type="float" office:value="0.267693767891089" calcext:value-type="float">
            <text:p>0,267693767891089</text:p>
          </table:table-cell>
          <table:table-cell office:value-type="float" office:value="0.105362034548681" calcext:value-type="float">
            <text:p>0,105362034548681</text:p>
          </table:table-cell>
          <table:table-cell office:value-type="float" office:value="0.341302905188796" calcext:value-type="float">
            <text:p>0,341302905188796</text:p>
          </table:table-cell>
          <table:table-cell office:value-type="float" office:value="0.70990992585818" calcext:value-type="float">
            <text:p>0,70990992585818</text:p>
          </table:table-cell>
          <table:table-cell office:value-type="float" office:value="0.49383941125334" calcext:value-type="float">
            <text:p>0,49383941125334</text:p>
          </table:table-cell>
          <table:table-cell office:value-type="float" office:value="0.868157128492991" calcext:value-type="float">
            <text:p>0,868157128492991</text:p>
          </table:table-cell>
          <table:table-cell office:value-type="float" office:value="0.11859093599645" calcext:value-type="float">
            <text:p>0,11859093599645</text:p>
          </table:table-cell>
          <table:table-cell office:value-type="string" calcext:value-type="string">
            <text:p>(array([0.01640924, 0.0967972 , 0.17324718, 0.22588989, 0.28944995,</text:p>
            <text:p>       0.36413873, 0.44829991, 0.50224487, 0.57476541, 0.63613269,</text:p>
            <text:p>       0.69401073, 0.76947004, 0.83737645, 0.90286579, 0.99407216]), array([0.        , 0.        , 0.        , 0.        , 0.        ,</text:p>
            <text:p>       0.        , 0.        , 0.54545455, 1.        , 1.        ,</text:p>
            <text:p>       1.        , 1.        , 1.        , 1.        , 1.        ]), array([ 109,   21,   17,    5,   10,   12,    6,   11,   10,   15,    6,</text:p>
            <text:p>         12,   22,   39, 1036,    0]))</text:p>
          </table:table-cell>
          <table:table-cell office:value-type="string" calcext:value-type="string">
            <text:p>(array([0.00954803, 0.18066233, 0.71055415, 0.9430981 , 0.98268097,</text:p>
            <text:p>       0.99111548, 0.99480586, 0.99684804, 0.99806738, 0.99874981,</text:p>
            <text:p>       0.99911177, 0.99933521, 0.99946972, 0.99957105, 0.99965107]), array([0.        , 0.        , 0.92134831, 1.        , 1.        ,</text:p>
            <text:p>       1.        , 1.        , 1.        , 1.        , 1.        ,</text:p>
            <text:p>       1.        , 1.        , 1.        , 1.        , 1.        ]), array([89, 89, 89, 88, 89, 89, 88, 89, 89, 88, 89, 89, 88, 89, 89,  0]))</text:p>
          </table:table-cell>
          <table:table-cell office:value-type="string" calcext:value-type="string">
            <text:p>(array([0.00592663, 0.02823523, 0.04564749, 0.06680741, 0.08734709,</text:p>
            <text:p>       0.11001571, 0.13117542, 0.15208195, 0.17455614, 0.19164403,</text:p>
            <text:p>       0.20993076, 0.24982858, 0.27338488, 0.29051058, 0.3098094 ,</text:p>
            <text:p>       0.33699406, 0.35431123, 0.37691024, 0.39113186, 0.41946951,</text:p>
            <text:p>       0.45110548, 0.47230689, 0.48751287, 0.5125728 , 0.53307241,</text:p>
            <text:p>       0.55289981, 0.57100356, 0.59561225, 0.61633879, 0.62640769,</text:p>
            <text:p>       0.64814641, 0.66491075, 0.68946842, 0.70400229, 0.73063848,</text:p>
            <text:p>       0.75088401, 0.76894379, 0.78777788, 0.80789535, 0.83581894,</text:p>
            <text:p>       0.84913862, 0.86719709, 0.8879389 , 0.90909724, 0.93167774,</text:p>
            <text:p>       0.95222343, 0.97160513, 0.99676683]), array([0., 0., 0., 0., 0., 0., 0., 0., 0., 0., 0., 0., 0., 0., 0., 0., 0.,</text:p>
            <text:p>       0., 0., 0., 0., 0., 0., 1., 1., 1., 1., 1., 1., 1., 1., 1., 1., 1.,</text:p>
            <text:p>       1., 1., 1., 1., 1., 1., 1., 1., 1., 1., 1., 1., 1., 1.]), array([ 73,  20,  12,   7,  10,   5,   4,   4,   6,   6,   3,   0,   2,</text:p>
            <text:p>         4,   3,   3,   3,   4,   1,   4,   1,   0,   4,   2,   4,   5,</text:p>
            <text:p>         1,   2,   5,   3,   2,   6,   6,   2,   3,   1,   3,   1,   4,</text:p>
            <text:p>         5,   7,   3,   7,   9,  11,  16,  17,  20,  54, 953,   0]))</text:p>
          </table:table-cell>
          <table:table-cell office:value-type="float" office:value="0.216583232468133" calcext:value-type="float">
            <text:p>0,216583232468133</text:p>
          </table:table-cell>
          <table:table-cell office:value-type="float" office:value="0.0332333382459559" calcext:value-type="float">
            <text:p>0,0332333382459559</text:p>
          </table:table-cell>
          <table:table-cell office:value-type="float" office:value="0.246970933700896" calcext:value-type="float">
            <text:p>0,246970933700896</text:p>
          </table:table-cell>
          <table:table-cell office:value-type="float" office:value="0.448299914598465" calcext:value-type="float">
            <text:p>0,448299914598465</text:p>
          </table:table-cell>
          <table:table-cell office:value-type="float" office:value="0.210794165395619" calcext:value-type="float">
            <text:p>0,210794165395619</text:p>
          </table:table-cell>
          <table:table-cell office:value-type="float" office:value="0.487512871623039" calcext:value-type="float">
            <text:p>0,487512871623039</text:p>
          </table:table-cell>
        </table:table-row>
        <table:table-row table:style-name="ro3">
          <table:table-cell office:value-type="string" calcext:value-type="string">
            <text:p>(array([0.00730827, 0.09017357, 0.15899885, 0.2282181 , 0.30118592,</text:p>
            <text:p>       0.37072908, 0.42708309, 0.5022992 , 0.55855211, 0.63472317,</text:p>
            <text:p>       0.68822649, 0.76281196, 0.83028021, 0.90436479, 0.98318012]), array([0.10535558, 0.17142857, 0.27272727, 0.15384615, 0.4       ,</text:p>
            <text:p>       0.        , 0.14285714, 0.25      , 0.33333333, 0.25      ,</text:p>
            <text:p>       0.75      , 0.5       , 0.25      , 0.38461538, 0.32142857]), array([1139,   35,   11,   13,   15,    7,    7,    8,    9,    4,    4,</text:p>
            <text:p>          6,    4,   13,   56,    0]))</text:p>
          </table:table-cell>
          <table:table-cell office:value-type="string" calcext:value-type="string">
            <text:p>(array([4.45288417e-04, 6.31331494e-04, 8.75636566e-04, 1.18547672e-03,</text:p>
            <text:p>       1.61997609e-03, 2.26997614e-03, 3.01402422e-03, 4.18117037e-03,</text:p>
            <text:p>       5.63357220e-03, 7.79440093e-03, 1.18913898e-02, 1.97586014e-02,</text:p>
            <text:p>       4.61045482e-02, 2.79159632e-01, 9.12138044e-01]), array([0.        , 0.05617978, 0.06741573, 0.02272727, 0.07865169,</text:p>
            <text:p>       0.02247191, 0.125     , 0.07865169, 0.08988764, 0.10227273,</text:p>
            <text:p>       0.15730337, 0.2247191 , 0.36363636, 0.21348315, 0.35955056]), array([89, 89, 89, 88, 89, 89, 88, 89, 89, 88, 89, 89, 88, 89, 89,  0]))</text:p>
          </table:table-cell>
          <table:table-cell office:value-type="string" calcext:value-type="string">
            <text:p>(array([0.00430826, 0.02799349, 0.04871604, 0.07083224, 0.09320238,</text:p>
            <text:p>       0.10739395, 0.13357022, 0.14601693, 0.16853334, 0.1823089 ,</text:p>
            <text:p>       0.20834875, 0.23091398, 0.2503589 , 0.27285561, 0.28927255,</text:p>
            <text:p>       0.30966762, 0.32789674, 0.35190615, 0.37313951, 0.39478429,</text:p>
            <text:p>       0.41110116, 0.42335573, 0.44758263, 0.46725024, 0.48299012,</text:p>
            <text:p>       0.50697005, 0.53512367, 0.54692111, 0.56660292, 0.58783281,</text:p>
            <text:p>       0.62951456, 0.65034902, 0.67769214, 0.71982956, 0.73889357,</text:p>
            <text:p>       0.75095722, 0.76512194, 0.7854709 , 0.81343049, 0.83155715,</text:p>
            <text:p>       0.86986941, 0.8903831 , 0.90943602, 0.92998919, 0.95351477,</text:p>
            <text:p>       0.97136941, 0.99147533]), array([0.08066084, 0.30136986, 0.44117647, 0.21052632, 0.        ,</text:p>
            <text:p>       0.18181818, 0.        , 0.25      , 0.4       , 0.        ,</text:p>
            <text:p>       0.        , 0.5       , 0.        , 0.5       , 0.2       ,</text:p>
            <text:p>       0.6       , 0.25      , 0.        , 0.        , 0.        ,</text:p>
            <text:p>       0.        , 0.        , 0.        , 1.        , 0.        ,</text:p>
            <text:p>       0.2       , 0.        , 0.33333333, 0.5       , 0.5       ,</text:p>
            <text:p>       0.33333333, 0.        , 0.66666667, 1.        , 1.        ,</text:p>
            <text:p>       0.        , 1.        , 0.5       , 0.5       , 0.        ,</text:p>
            <text:p>       0.25      , 0.        , 0.5       , 0.6       , 0.5       ,</text:p>
            <text:p>       0.25      , 0.3       ]), array([1029,   73,   34,   19,    6,   11,    3,    4,    5,    1,    5,</text:p>
            <text:p>          4,    4,    2,    5,    5,    4,    1,    3,    2,    3,    2,</text:p>
            <text:p>          1,    2,    1,    5,    3,    3,    2,    2,    0,    3,    1,</text:p>
            <text:p>          3,    0,    1,    1,    2,    1,    2,    2,    1,    0,    4,</text:p>
            <text:p>          3,    2,    5,    8,    8,   40,    0]))</text:p>
          </table:table-cell>
          <table:table-cell office:value-type="float" office:value="0.271318637528486" calcext:value-type="float">
            <text:p>0,271318637528486</text:p>
          </table:table-cell>
          <table:table-cell office:value-type="float" office:value="0.126844427695263" calcext:value-type="float">
            <text:p>0,126844427695263</text:p>
          </table:table-cell>
          <table:table-cell office:value-type="float" office:value="0.335578060565497" calcext:value-type="float">
            <text:p>0,335578060565497</text:p>
          </table:table-cell>
          <table:table-cell office:value-type="float" office:value="0.661751550223146" calcext:value-type="float">
            <text:p>0,661751550223146</text:p>
          </table:table-cell>
          <table:table-cell office:value-type="float" office:value="0.552587482366669" calcext:value-type="float">
            <text:p>0,552587482366669</text:p>
          </table:table-cell>
          <table:table-cell office:value-type="float" office:value="0.890383104483287" calcext:value-type="float">
            <text:p>0,890383104483287</text:p>
          </table:table-cell>
          <table:table-cell office:value-type="float" office:value="0.139511824862789" calcext:value-type="float">
            <text:p>0,139511824862789</text:p>
          </table:table-cell>
          <table:table-cell office:value-type="string" calcext:value-type="string">
            <text:p>(array([0.01618549, 0.09423292, 0.16317718, 0.23243369, 0.30522287,</text:p>
            <text:p>       0.36090602, 0.44734544, 0.49125464, 0.57431172, 0.6283134 ,</text:p>
            <text:p>       0.69763978, 0.76944321, 0.83902185, 0.90940965, 0.99353064]), array([0.  , 0.  , 0.  , 0.  , 0.  , 0.  , 0.  , 0.25, 1.  , 1.  , 1.  ,</text:p>
            <text:p>       1.  , 1.  , 1.  , 1.  ]), array([ 158,   14,    6,    5,    7,    3,    7,    8,    9,    8,   12,</text:p>
            <text:p>         14,    9,   34, 1037,    0]))</text:p>
          </table:table-cell>
          <table:table-cell office:value-type="string" calcext:value-type="string">
            <text:p>(array([0.00536155, 0.0491961 , 0.61229038, 0.94749067, 0.98278411,</text:p>
            <text:p>       0.99037142, 0.99355093, 0.99528249, 0.99665588, 0.99756143,</text:p>
            <text:p>       0.99826698, 0.99876523, 0.9991019 , 0.99935982, 0.99955471]), array([0.        , 0.        , 0.68539326, 1.        , 1.        ,</text:p>
            <text:p>       1.        , 1.        , 1.        , 1.        , 1.        ,</text:p>
            <text:p>       1.        , 1.        , 1.        , 1.        , 1.        ]), array([89, 89, 89, 88, 89, 89, 88, 89, 89, 88, 89, 89, 88, 89, 89,  0]))</text:p>
          </table:table-cell>
          <table:table-cell office:value-type="string" calcext:value-type="string">
            <text:p>(array([0.00759304, 0.02812251, 0.04879207, 0.07048173, 0.09930372,</text:p>
            <text:p>       0.10762614, 0.13207781, 0.1459848 , 0.17054423, 0.18414831,</text:p>
            <text:p>       0.20958841, 0.22724724, 0.24904278, 0.27677506, 0.28281564,</text:p>
            <text:p>       0.30916293, 0.32474031, 0.34965098, 0.36653355, 0.41285557,</text:p>
            <text:p>       0.43264961, 0.45063153, 0.4658259 , 0.49171217, 0.5093544 ,</text:p>
            <text:p>       0.54722188, 0.573048  , 0.58880442, 0.60521571, 0.62554806,</text:p>
            <text:p>       0.64809385, 0.67419401, 0.68957534, 0.71125649, 0.73497871,</text:p>
            <text:p>       0.7496411 , 0.76532016, 0.78979775, 0.8143502 , 0.83350772,</text:p>
            <text:p>       0.85397236, 0.86875011, 0.89199406, 0.90842307, 0.9292791 ,</text:p>
            <text:p>       0.9521227 , 0.97197851, 0.99589629]), array([0., 0., 0., 0., 0., 0., 0., 0., 0., 0., 0., 0., 0., 0., 0., 0., 0.,</text:p>
            <text:p>       0., 0., 0., 0., 0., 0., 0., 1., 1., 1., 1., 1., 1., 1., 1., 1., 1.,</text:p>
            <text:p>       1., 1., 1., 1., 1., 1., 1., 1., 1., 1., 1., 1., 1., 1.]), array([111,  28,  19,   6,   1,   5,   3,   1,   3,   1,   1,   2,   2,</text:p>
            <text:p>         1,   1,   3,   2,   1,   2,   0,   1,   1,   2,   5,   4,   2,</text:p>
            <text:p>         0,   2,   3,   4,   2,   4,   1,   5,   2,   5,   2,   4,   3,</text:p>
            <text:p>         6,   2,   3,   3,   4,   9,   7,  18,  23,  53, 958,   0]))</text:p>
          </table:table-cell>
          <table:table-cell office:value-type="float" office:value="0.229939200969169" calcext:value-type="float">
            <text:p>0,229939200969169</text:p>
          </table:table-cell>
          <table:table-cell office:value-type="float" office:value="0.0152609970369075" calcext:value-type="float">
            <text:p>0,0152609970369075</text:p>
          </table:table-cell>
          <table:table-cell office:value-type="float" office:value="0.241907959382127" calcext:value-type="float">
            <text:p>0,241907959382127</text:p>
          </table:table-cell>
          <table:table-cell office:value-type="float" office:value="0.447345435619354" calcext:value-type="float">
            <text:p>0,447345435619354</text:p>
          </table:table-cell>
          <table:table-cell office:value-type="float" office:value="0.0731028758742837" calcext:value-type="float">
            <text:p>0,0731028758742837</text:p>
          </table:table-cell>
          <table:table-cell office:value-type="float" office:value="0.491712167859077" calcext:value-type="float">
            <text:p>0,491712167859077</text:p>
          </table:table-cell>
        </table:table-row>
        <table:table-row table:style-name="ro3">
          <table:table-cell office:value-type="string" calcext:value-type="string">
            <text:p>(array([0.00512432, 0.09793888, 0.16440382, 0.22141083, 0.29938393,</text:p>
            <text:p>       0.37182167, 0.44373396, 0.49526324, 0.57629743, 0.63694188,</text:p>
            <text:p>       0.67768806, 0.77346971, 0.82254755, 0.90475291, 0.9648268 ]), array([0.09260833, 0.13636364, 0.33333333, 0.55555556, 0.25      ,</text:p>
            <text:p>       0.5       , 0.5       , 0.5       , 0.41666667, 0.28571429,</text:p>
            <text:p>       0.5       , 0.5       , 0.46153846, 0.61538462, 0.14285714]), array([1177,   22,   18,    9,    8,   10,    4,   10,   12,    7,    2,</text:p>
            <text:p>         12,   13,   13,   14,    0]))</text:p>
          </table:table-cell>
          <table:table-cell office:value-type="string" calcext:value-type="string">
            <text:p>(array([2.15475222e-04, 3.02158085e-04, 3.76297958e-04, 4.90522094e-04,</text:p>
            <text:p>       6.55355661e-04, 8.98875551e-04, 1.20673979e-03, 1.67180855e-03,</text:p>
            <text:p>       2.52130684e-03, 3.73912561e-03, 5.92830213e-03, 1.05870667e-02,</text:p>
            <text:p>       2.51731970e-02, 1.53923184e-01, 7.35940594e-01]), array([0.01123596, 0.02247191, 0.03370787, 0.02272727, 0.04494382,</text:p>
            <text:p>       0.1011236 , 0.05681818, 0.07865169, 0.13483146, 0.09090909,</text:p>
            <text:p>       0.15730337, 0.12359551, 0.21590909, 0.35955056, 0.42696629]), array([89, 89, 89, 88, 89, 89, 88, 89, 89, 88, 89, 89, 88, 89, 89,  0]))</text:p>
          </table:table-cell>
          <table:table-cell office:value-type="string" calcext:value-type="string">
            <text:p>(array([0.00277463, 0.02897415, 0.04851528, 0.06642024, 0.08518866,</text:p>
            <text:p>       0.10842419, 0.13042416, 0.15307972, 0.16716035, 0.18741549,</text:p>
            <text:p>       0.20996628, 0.22747411, 0.25271285, 0.29087964, 0.30371457,</text:p>
            <text:p>       0.33367841, 0.35589452, 0.36450648, 0.39038278, 0.41753006,</text:p>
            <text:p>       0.43722439, 0.45741567, 0.46965689, 0.49333941, 0.51884723,</text:p>
            <text:p>       0.52228284, 0.54949061, 0.56385994, 0.58790467, 0.61594391,</text:p>
            <text:p>       0.62645051, 0.64743707, 0.66687739, 0.68849874, 0.73880088,</text:p>
            <text:p>       0.75182317, 0.77474747, 0.79262474, 0.80969799, 0.83288296,</text:p>
            <text:p>       0.84685022, 0.87395403, 0.89009088, 0.90694034, 0.92657034,</text:p>
            <text:p>       0.94873044, 0.97199   , 0.98818552]), array([0.07853881, 0.2       , 0.33333333, 0.5       , 0.16666667,</text:p>
            <text:p>       0.22222222, 0.4       , 0.16666667, 0.6       , 0.        ,</text:p>
            <text:p>       0.5       , 1.        , 0.5       , 0.4       , 0.        ,</text:p>
            <text:p>       0.5       , 0.66666667, 0.        , 0.4       , 1.        ,</text:p>
            <text:p>       1.        , 0.        , 0.5       , 0.5       , 1.        ,</text:p>
            <text:p>       0.        , 0.33333333, 1.        , 0.375     , 0.        ,</text:p>
            <text:p>       0.5       , 0.25      , 0.        , 1.        , 0.        ,</text:p>
            <text:p>       1.        , 0.33333333, 0.4       , 0.71428571, 0.25      ,</text:p>
            <text:p>       0.        , 0.5       , 0.75      , 1.        , 0.42857143,</text:p>
            <text:p>       0.2       , 0.        , 0.33333333]), array([1095,   55,   21,   10,    6,    9,    5,    6,    5,    5,    6,</text:p>
            <text:p>          1,    2,    0,    5,    2,    2,    3,    1,    5,    1,    1,</text:p>
            <text:p>          1,    4,    4,    1,    2,    3,    1,    8,    1,    2,    4,</text:p>
            <text:p>          1,    1,    0,    1,    3,    3,    5,    7,    4,    2,    2,</text:p>
            <text:p>          4,    1,    7,    5,    5,    3,    0]))</text:p>
          </table:table-cell>
          <table:table-cell office:value-type="float" office:value="0.220127416093272" calcext:value-type="float">
            <text:p>0,220127416093272</text:p>
          </table:table-cell>
          <table:table-cell office:value-type="float" office:value="0.103670950174557" calcext:value-type="float">
            <text:p>0,103670950174557</text:p>
          </table:table-cell>
          <table:table-cell office:value-type="float" office:value="0.356065245545923" calcext:value-type="float">
            <text:p>0,356065245545923</text:p>
          </table:table-cell>
          <table:table-cell office:value-type="float" office:value="0.821969658136368" calcext:value-type="float">
            <text:p>0,821969658136368</text:p>
          </table:table-cell>
          <table:table-cell office:value-type="float" office:value="0.308974301547147" calcext:value-type="float">
            <text:p>0,308974301547147</text:p>
          </table:table-cell>
          <table:table-cell office:value-type="float" office:value="0.971990001201629" calcext:value-type="float">
            <text:p>0,971990001201629</text:p>
          </table:table-cell>
          <table:table-cell office:value-type="float" office:value="0.11666359263681" calcext:value-type="float">
            <text:p>0,11666359263681</text:p>
          </table:table-cell>
          <table:table-cell office:value-type="string" calcext:value-type="string">
            <text:p>(array([0.01497865, 0.09396931, 0.16247177, 0.22380501, 0.30339235,</text:p>
            <text:p>       0.36329536, 0.42194049, 0.49321854, 0.56258539, 0.62476145,</text:p>
            <text:p>       0.6957831 , 0.77507941, 0.82477681, 0.902181  , 0.99559688]), array([0. , 0. , 0. , 0. , 0. , 0. , 0. , 0.4, 1. , 1. , 1. , 1. , 1. ,</text:p>
            <text:p>       1. , 1. ]), array([ 121,    8,   13,   11,    3,   10,    9,   10,    7,    7,    7,</text:p>
            <text:p>         10,   18,   27, 1070,    0]))</text:p>
          </table:table-cell>
          <table:table-cell office:value-type="string" calcext:value-type="string">
            <text:p>(array([0.00523324, 0.18460077, 0.77873648, 0.9741173 , 0.99077725,</text:p>
            <text:p>       0.99509229, 0.99689139, 0.9980808 , 0.99869346, 0.99903559,</text:p>
            <text:p>       0.99932071, 0.99949823, 0.99961978, 0.99969639, 0.99978435]), array([0.        , 0.        , 0.96629213, 1.        , 1.        ,</text:p>
            <text:p>       1.        , 1.        , 1.        , 1.        , 1.        ,</text:p>
            <text:p>       1.        , 1.        , 1.        , 1.        , 1.        ]), array([89, 89, 89, 88, 89, 89, 88, 89, 89, 88, 89, 89, 88, 89, 89,  0]))</text:p>
          </table:table-cell>
          <table:table-cell office:value-type="string" calcext:value-type="string">
            <text:p>(array([0.005064  , 0.02777269, 0.04970553, 0.06659789, 0.09100311,</text:p>
            <text:p>       0.10438322, 0.1305978 , 0.15517535, 0.16801357, 0.18530717,</text:p>
            <text:p>       0.21051064, 0.226741  , 0.25736913, 0.26119912, 0.28852722,</text:p>
            <text:p>       0.33361766, 0.35275933, 0.3733654 , 0.38722627, 0.41068137,</text:p>
            <text:p>       0.43722439, 0.44807592, 0.47411034, 0.49127731, 0.50934806,</text:p>
            <text:p>       0.53118974, 0.543604  , 0.56385994, 0.58326517, 0.6085696 ,</text:p>
            <text:p>       0.63087997, 0.64293069, 0.66675588, 0.69368986, 0.70755209,</text:p>
            <text:p>       0.75185324, 0.77699131, 0.79327797, 0.81014229, 0.83460383,</text:p>
            <text:p>       0.84814964, 0.87189517, 0.88976955, 0.91446858, 0.92764637,</text:p>
            <text:p>       0.95143947, 0.97069851, 0.99739799]), array([0., 0., 0., 0., 0., 0., 0., 0., 0., 0., 0., 0., 0., 0., 0., 0., 0.,</text:p>
            <text:p>       0., 0., 0., 0., 0., 0., 0., 1., 1., 1., 1., 1., 1., 1., 1., 1., 1.,</text:p>
            <text:p>       1., 1., 1., 1., 1., 1., 1., 1., 1., 1., 1., 1., 1., 1.]), array([  88,   16,   11,    9,    1,    3,    3,    3,    6,    2,    6,</text:p>
            <text:p>          3,    1,    1,    2,    0,    2,    5,    1,    3,    6,    1,</text:p>
            <text:p>          2,    4,    2,    3,    2,    2,    1,    3,    3,    2,    2,</text:p>
            <text:p>          1,    3,    3,    0,    4,    1,    5,   10,    3,    5,    4,</text:p>
            <text:p>         10,    6,    8,   15,   44, 1010,    0]))</text:p>
          </table:table-cell>
          <table:table-cell office:value-type="float" office:value="0.219753829864831" calcext:value-type="float">
            <text:p>0,219753829864831</text:p>
          </table:table-cell>
          <table:table-cell office:value-type="float" office:value="0.0284521427449125" calcext:value-type="float">
            <text:p>0,0284521427449125</text:p>
          </table:table-cell>
          <table:table-cell office:value-type="float" office:value="0.248256802436101" calcext:value-type="float">
            <text:p>0,248256802436101</text:p>
          </table:table-cell>
          <table:table-cell office:value-type="float" office:value="0.437414612088885" calcext:value-type="float">
            <text:p>0,437414612088885</text:p>
          </table:table-cell>
          <table:table-cell office:value-type="float" office:value="0.187555651023482" calcext:value-type="float">
            <text:p>0,187555651023482</text:p>
          </table:table-cell>
          <table:table-cell office:value-type="float" office:value="0.491277307271957" calcext:value-type="float">
            <text:p>0,491277307271957</text:p>
          </table:table-cell>
        </table:table-row>
        <table:table-row table:style-name="ro3">
          <table:table-cell office:value-type="string" calcext:value-type="string">
            <text:p>(array([0.00656784, 0.09530894, 0.15925834, 0.22639243, 0.30622626,</text:p>
            <text:p>       0.36822654, 0.42468926, 0.49745882, 0.55930126, 0.62570045,</text:p>
            <text:p>       0.7017011 , 0.77026338, 0.83694649, 0.90804183, 0.9732999 ]), array([0.08007117, 0.19444444, 0.23076923, 0.26086957, 0.25      ,</text:p>
            <text:p>       0.125     , 0.28571429, 0.36363636, 0.        , 0.4       ,</text:p>
            <text:p>       0.42857143, 0.11111111, 0.27272727, 0.35714286, 0.43478261]), array([1124,   36,   13,   23,    8,    8,   14,   11,    2,    5,    7,</text:p>
            <text:p>          9,   11,   14,   46,    0]))</text:p>
          </table:table-cell>
          <table:table-cell office:value-type="string" calcext:value-type="string">
            <text:p>(array([2.61484031e-04, 3.31089762e-04, 4.16855008e-04, 5.46914529e-04,</text:p>
            <text:p>       7.16314123e-04, 1.05982563e-03, 1.50511620e-03, 2.20183619e-03,</text:p>
            <text:p>       3.34776572e-03, 5.64912120e-03, 1.05371832e-02, 2.29821109e-02,</text:p>
            <text:p>       6.32981476e-02, 3.13371223e-01, 8.96890210e-01]), array([0.01123596, 0.        , 0.02247191, 0.03409091, 0.02247191,</text:p>
            <text:p>       0.01123596, 0.04545455, 0.1011236 , 0.1011236 , 0.07954545,</text:p>
            <text:p>       0.21348315, 0.23595506, 0.20454545, 0.24719101, 0.37078652]), array([89, 89, 89, 88, 89, 89, 88, 89, 89, 88, 89, 89, 88, 89, 89,  0]))</text:p>
          </table:table-cell>
          <table:table-cell office:value-type="string" calcext:value-type="string">
            <text:p>(array([0.00294106, 0.02867459, 0.04952014, 0.06686504, 0.08938284,</text:p>
            <text:p>       0.10896644, 0.12916932, 0.1486028 , 0.16879184, 0.19203709,</text:p>
            <text:p>       0.20645825, 0.22825216, 0.25168409, 0.26446387, 0.28308648,</text:p>
            <text:p>       0.30782045, 0.32882124, 0.3431302 , 0.36484754, 0.3913437 ,</text:p>
            <text:p>       0.40246336, 0.43077623, 0.4479813 , 0.46738556, 0.48694435,</text:p>
            <text:p>       0.51729926, 0.52363129, 0.54413623, 0.57446629, 0.60799047,</text:p>
            <text:p>       0.62738869, 0.65774393, 0.67415506, 0.69018146, 0.72984093,</text:p>
            <text:p>       0.75210822, 0.77413255, 0.78987577, 0.80926019, 0.82507747,</text:p>
            <text:p>       0.85263431, 0.87046993, 0.88627744, 0.91124999, 0.93241055,</text:p>
            <text:p>       0.94660934, 0.97020623, 0.99116255]), array([0.06620553, 0.19047619, 0.22222222, 0.18181818, 0.45454545,</text:p>
            <text:p>       0.07692308, 0.        , 0.14285714, 0.66666667, 0.        ,</text:p>
            <text:p>       0.33333333, 0.        , 0.6       , 0.        , 0.5       ,</text:p>
            <text:p>       0.25      , 0.        , 0.        , 0.33333333, 0.        ,</text:p>
            <text:p>       0.        , 0.75      , 0.33333333, 0.        , 0.33333333,</text:p>
            <text:p>       1.        , 0.33333333, 0.        , 0.        , 0.        ,</text:p>
            <text:p>       0.5       , 1.        , 0.5       , 0.5       , 0.25      ,</text:p>
            <text:p>       0.        , 0.        , 0.33333333, 0.33333333, 0.        ,</text:p>
            <text:p>       0.4       , 0.        , 0.        , 0.25      , 0.83333333,</text:p>
            <text:p>       0.55555556, 0.33333333, 0.40909091]), array([1012,   63,   36,   22,   11,   13,    4,    7,    3,    2,    9,</text:p>
            <text:p>          8,    5,    1,    2,    4,    3,    1,    3,    3,    6,    4,</text:p>
            <text:p>          3,    4,    3,    2,    3,    1,    1,    0,    2,    2,    1,</text:p>
            <text:p>          2,    2,    0,    4,    2,    3,    3,    3,    2,    5,    3,</text:p>
            <text:p>          1,    8,    6,    9,   12,   22,    0]))</text:p>
          </table:table-cell>
          <table:table-cell office:value-type="float" office:value="0.281453082177473" calcext:value-type="float">
            <text:p>0,281453082177473</text:p>
          </table:table-cell>
          <table:table-cell office:value-type="float" office:value="0.104188653828304" calcext:value-type="float">
            <text:p>0,104188653828304</text:p>
          </table:table-cell>
          <table:table-cell office:value-type="float" office:value="0.356384266857638" calcext:value-type="float">
            <text:p>0,356384266857638</text:p>
          </table:table-cell>
          <table:table-cell office:value-type="float" office:value="0.659152269363403" calcext:value-type="float">
            <text:p>0,659152269363403</text:p>
          </table:table-cell>
          <table:table-cell office:value-type="float" office:value="0.526103692778041" calcext:value-type="float">
            <text:p>0,526103692778041</text:p>
          </table:table-cell>
          <table:table-cell office:value-type="float" office:value="0.886277437210083" calcext:value-type="float">
            <text:p>0,886277437210083</text:p>
          </table:table-cell>
          <table:table-cell office:value-type="float" office:value="0.116956345773962" calcext:value-type="float">
            <text:p>0,116956345773962</text:p>
          </table:table-cell>
          <table:table-cell office:value-type="string" calcext:value-type="string">
            <text:p>(array([0.01768692, 0.09660529, 0.16295179, 0.22999301, 0.29647963,</text:p>
            <text:p>       0.37899843, 0.4390073 , 0.51181562, 0.58069967, 0.63318707,</text:p>
            <text:p>       0.69344172, 0.77473593, 0.84065558, 0.90668084, 0.99377725]), array([0.        , 0.        , 0.        , 0.        , 0.        ,</text:p>
            <text:p>       0.        , 0.        , 0.72727273, 1.        , 1.        ,</text:p>
            <text:p>       1.        , 1.        , 1.        , 1.        , 1.        ]), array([ 116,   16,   11,   14,    6,    4,    6,   11,   10,    9,    9,</text:p>
            <text:p>         18,   13,   34, 1054,    0]))</text:p>
          </table:table-cell>
          <table:table-cell office:value-type="string" calcext:value-type="string">
            <text:p>(array([0.00913883, 0.18199495, 0.75635608, 0.95239903, 0.98361325,</text:p>
            <text:p>       0.99299435, 0.99610446, 0.99759502, 0.9984223 , 0.99890212,</text:p>
            <text:p>       0.99926313, 0.99944806, 0.99958024, 0.99966797, 0.9997383 ]), array([0.        , 0.02247191, 1.        , 1.        , 1.        ,</text:p>
            <text:p>       1.        , 1.        , 1.        , 1.        , 1.        ,</text:p>
            <text:p>       1.        , 1.        , 1.        , 1.        , 1.        ]), array([89, 89, 89, 88, 89, 89, 88, 89, 89, 88, 89, 89, 88, 89, 89,  0]))</text:p>
          </table:table-cell>
          <table:table-cell office:value-type="string" calcext:value-type="string">
            <text:p>(array([0.00738002, 0.02870579, 0.05272359, 0.06591811, 0.08970317,</text:p>
            <text:p>       0.1149733 , 0.12953007, 0.14806338, 0.17001887, 0.1927225 ,</text:p>
            <text:p>       0.20725448, 0.22586745, 0.24843129, 0.26966306, 0.28161967,</text:p>
            <text:p>       0.31128231, 0.3295753 , 0.36598733, 0.39200953, 0.43200312,</text:p>
            <text:p>       0.45301567, 0.47776648, 0.48998404, 0.51593738, 0.53137692,</text:p>
            <text:p>       0.55311184, 0.57937384, 0.59753664, 0.6086563 , 0.63073647,</text:p>
            <text:p>       0.65730686, 0.67285542, 0.69291144, 0.71544671, 0.73194452,</text:p>
            <text:p>       0.74397622, 0.77174784, 0.79253936, 0.80971713, 0.82385491,</text:p>
            <text:p>       0.85190068, 0.87083068, 0.89163836, 0.91169044, 0.93274013,</text:p>
            <text:p>       0.95058916, 0.97109257, 0.9972952 ]), array([0., 0., 0., 0., 0., 0., 0., 0., 0., 0., 0., 0., 0., 0., 0., 0., 0.,</text:p>
            <text:p>       0., 0., 0., 0., 0., 0., 1., 1., 1., 1., 1., 1., 1., 1., 1., 1., 1.,</text:p>
            <text:p>       1., 1., 1., 1., 1., 1., 1., 1., 1., 1., 1., 1., 1., 1.]), array([ 80,  20,  12,   5,  11,   2,   3,   4,   4,   2,   5,   3,   5,</text:p>
            <text:p>         3,   1,   2,   1,   0,   2,   2,   0,   4,   2,   2,   1,   4,</text:p>
            <text:p>         5,   2,   1,   6,   3,   3,   2,   4,   4,   1,   2,   2,   8,</text:p>
            <text:p>         7,   3,   1,   8,   4,  12,   8,  23,  33,  55, 954,   0]))</text:p>
          </table:table-cell>
          <table:table-cell office:value-type="float" office:value="0.227600094286718" calcext:value-type="float">
            <text:p>0,227600094286718</text:p>
          </table:table-cell>
          <table:table-cell office:value-type="float" office:value="0.0329718378833336" calcext:value-type="float">
            <text:p>0,0329718378833336</text:p>
          </table:table-cell>
          <table:table-cell office:value-type="float" office:value="0.243278989737185" calcext:value-type="float">
            <text:p>0,243278989737185</text:p>
          </table:table-cell>
          <table:table-cell office:value-type="float" office:value="0.439007302125295" calcext:value-type="float">
            <text:p>0,439007302125295</text:p>
          </table:table-cell>
          <table:table-cell office:value-type="float" office:value="0.243643924091639" calcext:value-type="float">
            <text:p>0,243643924091639</text:p>
          </table:table-cell>
          <table:table-cell office:value-type="float" office:value="0.489984035491943" calcext:value-type="float">
            <text:p>0,489984035491943</text:p>
          </table:table-cell>
        </table:table-row>
        <table:table-row table:style-name="ro2">
          <table:table-cell office:value-type="string" calcext:value-type="string">
            <text:p>(array([0.00845118, 0.09388303, 0.16736959, 0.22612388, 0.28878478,</text:p>
            <text:p>       0.36756983, 0.43872927, 0.51219762, 0.5699998 , 0.64440612,</text:p>
            <text:p>       0.71852181, 0.76755041, 0.84512362, 0.90113477, 0.97303719]), array([0.07823741, 0.2972973 , 0.33333333, 0.26666667, 0.33333333,</text:p>
            <text:p>       0.33333333, 0.125     , 0.57142857, 0.64285714, 0.33333333,</text:p>
            <text:p>       0.28571429, 0.36363636, 0.75      , 0.46153846, 0.38095238]), array([1112,   74,   21,   15,    9,   12,    8,    7,   14,    3,    7,</text:p>
            <text:p>         11,    4,   13,   21,    0]))</text:p>
          </table:table-cell>
          <table:table-cell office:value-type="string" calcext:value-type="string">
            <text:p>(array([6.31901665e-04, 8.70562867e-04, 1.10550304e-03, 1.42308948e-03,</text:p>
            <text:p>       1.84279828e-03, 2.31663063e-03, 3.02301815e-03, 4.21866320e-03,</text:p>
            <text:p>       6.07181754e-03, 9.52267512e-03, 1.62427221e-02, 2.98558407e-02,</text:p>
            <text:p>       6.53013693e-02, 1.94038395e-01, 7.46130634e-01]), array([0.03370787, 0.01123596, 0.04494382, 0.02272727, 0.04494382,</text:p>
            <text:p>       0.05617978, 0.10227273, 0.06741573, 0.03370787, 0.11363636,</text:p>
            <text:p>       0.08988764, 0.23595506, 0.26136364, 0.31460674, 0.42696629]), array([89, 89, 89, 88, 89, 89, 88, 89, 89, 88, 89, 89, 88, 89, 89,  0]))</text:p>
          </table:table-cell>
          <table:table-cell office:value-type="string" calcext:value-type="string">
            <text:p>(array([0.00416384, 0.0281091 , 0.04826906, 0.06877794, 0.08924439,</text:p>
            <text:p>       0.10965572, 0.12686246, 0.15259896, 0.16917184, 0.19285579,</text:p>
            <text:p>       0.20841966, 0.23062715, 0.2525258 , 0.27131407, 0.28991489,</text:p>
            <text:p>       0.3047608 , 0.33348896, 0.34717327, 0.36907972, 0.39102944,</text:p>
            <text:p>       0.41295028, 0.43660524, 0.45268078, 0.4972294 , 0.51169553,</text:p>
            <text:p>       0.53467128, 0.54616652, 0.5733951 , 0.58697119, 0.61363918,</text:p>
            <text:p>       0.65490949, 0.66466969, 0.70972035, 0.7251229 , 0.74725749,</text:p>
            <text:p>       0.76975912, 0.78416214, 0.83974457, 0.84691664, 0.87145281,</text:p>
            <text:p>       0.88701823, 0.91005325, 0.92881331, 0.95320028, 0.97392073,</text:p>
            <text:p>       0.99181993]), array([0.05681818, 0.2       , 0.23076923, 0.38461538, 0.17391304,</text:p>
            <text:p>       0.33333333, 0.25      , 0.25      , 0.33333333, 0.5       ,</text:p>
            <text:p>       0.33333333, 0.16666667, 0.33333333, 0.25      , 0.        ,</text:p>
            <text:p>       0.5       , 0.66666667, 0.33333333, 0.        , 0.4       ,</text:p>
            <text:p>       0.        , 0.        , 0.25      , 1.        , 0.6       ,</text:p>
            <text:p>       0.5       , 0.33333333, 0.8       , 0.6       , 1.        ,</text:p>
            <text:p>       0.        , 0.        , 0.33333333, 0.25      , 0.        ,</text:p>
            <text:p>       0.6       , 0.33333333, 0.        , 1.        , 1.        ,</text:p>
            <text:p>       0.5       , 0.5       , 0.16666667, 0.4       , 0.4       ,</text:p>
            <text:p>       0.44444444]), array([968,  90,  39,  39,  23,  15,  12,   8,   9,   4,   6,   6,   3,</text:p>
            <text:p>         4,   2,   2,   3,   3,   2,   5,   2,   2,   4,   0,   1,   5,</text:p>
            <text:p>         2,   3,   5,   5,   1,   0,   1,   1,   0,   3,   4,   3,   5,</text:p>
            <text:p>         3,   0,   1,   3,   1,   6,   2,   6,   5,   5,   9,   0]))</text:p>
          </table:table-cell>
          <table:table-cell office:value-type="float" office:value="0.21859391550211" calcext:value-type="float">
            <text:p>0,21859391550211</text:p>
          </table:table-cell>
          <table:table-cell office:value-type="float" office:value="0.0943522416232848" calcext:value-type="float">
            <text:p>0,0943522416232848</text:p>
          </table:table-cell>
          <table:table-cell office:value-type="float" office:value="0.296415778895899" calcext:value-type="float">
            <text:p>0,296415778895899</text:p>
          </table:table-cell>
          <table:table-cell office:value-type="float" office:value="0.592084808009011" calcext:value-type="float">
            <text:p>0,592084808009011</text:p>
          </table:table-cell>
          <table:table-cell office:value-type="float" office:value="0.319164342089985" calcext:value-type="float">
            <text:p>0,319164342089985</text:p>
          </table:table-cell>
          <table:table-cell office:value-type="float" office:value="0.839744567871094" calcext:value-type="float">
            <text:p>0,839744567871094</text:p>
          </table:table-cell>
          <table:table-cell office:value-type="float" office:value="0.112041808520021" calcext:value-type="float">
            <text:p>0,112041808520021</text:p>
          </table:table-cell>
          <table:table-cell office:value-type="string" calcext:value-type="string">
            <text:p>(array([0.0196309 , 0.09242403, 0.16993028, 0.23450632, 0.28804136,</text:p>
            <text:p>       0.35606712, 0.4337736 , 0.4975966 , 0.56705029, 0.62875368,</text:p>
            <text:p>       0.71686507, 0.77538439, 0.83677501, 0.90427077, 0.99225476]), array([0.        , 0.        , 0.        , 0.        , 0.        ,</text:p>
            <text:p>       0.        , 0.        , 0.42857143, 1.        , 1.        ,</text:p>
            <text:p>       1.        , 1.        , 1.        , 1.        , 1.        ]), array([ 100,   29,    8,   11,    8,    6,    6,    7,   16,    9,    8,</text:p>
            <text:p>         15,   17,   58, 1033,    0]))</text:p>
          </table:table-cell>
          <table:table-cell office:value-type="string" calcext:value-type="string">
            <text:p>(array([0.01464076, 0.21835058, 0.77075896, 0.9409372 , 0.97694701,</text:p>
            <text:p>       0.98758274, 0.99274039, 0.99523283, 0.99671271, 0.99757465,</text:p>
            <text:p>       0.99809981, 0.99854334, 0.99888087, 0.9991218 , 0.99936401]), array([0.        , 0.06741573, 1.        , 1.        , 1.        ,</text:p>
            <text:p>       1.        , 1.        , 1.        , 1.        , 1.        ,</text:p>
            <text:p>       1.        , 1.        , 1.        , 1.        , 1.        ]), array([89, 89, 89, 88, 89, 89, 88, 89, 89, 88, 89, 89, 88, 89, 89,  0]))</text:p>
          </table:table-cell>
          <table:table-cell office:value-type="string" calcext:value-type="string">
            <text:p>(array([0.00593627, 0.02860105, 0.04657485, 0.0699782 , 0.09380148,</text:p>
            <text:p>       0.11102611, 0.1236368 , 0.15465016, 0.16448587, 0.19609921,</text:p>
            <text:p>       0.21493131, 0.23443399, 0.25413558, 0.27340621, 0.29290354,</text:p>
            <text:p>       0.30044365, 0.33325899, 0.34333701, 0.38720354, 0.41002646,</text:p>
            <text:p>       0.42055321, 0.45401182, 0.47032368, 0.49193404, 0.51235012,</text:p>
            <text:p>       0.53966624, 0.54745297, 0.56905303, 0.58580166, 0.60822476,</text:p>
            <text:p>       0.63092028, 0.65003185, 0.66397977, 0.69092205, 0.71171279,</text:p>
            <text:p>       0.72721504, 0.7503687 , 0.77104184, 0.79233874, 0.81038763,</text:p>
            <text:p>       0.82919024, 0.84769539, 0.87200137, 0.8896525 , 0.91182464,</text:p>
            <text:p>       0.93160416, 0.9513252 , 0.97216766, 0.99591272]), array([0., 0., 0., 0., 0., 0., 0., 0., 0., 0., 0., 0., 0., 0., 0., 0., 0.,</text:p>
            <text:p>       0., 0., 0., 0., 0., 0., 0., 1., 1., 1., 1., 1., 1., 1., 1., 1., 1.,</text:p>
            <text:p>       1., 1., 1., 1., 1., 1., 1., 1., 1., 1., 1., 1., 1., 1., 1.]), array([ 60,  21,  12,  20,   5,   8,   3,   2,   4,   2,   4,   3,   4,</text:p>
            <text:p>         4,   2,   1,   3,   2,   0,   2,   2,   1,   3,   1,   3,   3,</text:p>
            <text:p>         1,   4,   6,   5,   4,   2,   2,   1,   1,   3,   4,   2,   8,</text:p>
            <text:p>         5,   2,   6,   9,  10,  13,  20,  25,  32,  74, 917,   0]))</text:p>
          </table:table-cell>
          <table:table-cell office:value-type="float" office:value="0.216136321352798" calcext:value-type="float">
            <text:p>0,216136321352798</text:p>
          </table:table-cell>
          <table:table-cell office:value-type="float" office:value="0.0342052868493761" calcext:value-type="float">
            <text:p>0,0342052868493761</text:p>
          </table:table-cell>
          <table:table-cell office:value-type="float" office:value="0.247201054852762" calcext:value-type="float">
            <text:p>0,247201054852762</text:p>
          </table:table-cell>
          <table:table-cell office:value-type="float" office:value="0.433773597081502" calcext:value-type="float">
            <text:p>0,433773597081502</text:p>
          </table:table-cell>
          <table:table-cell office:value-type="float" office:value="0.229241038138947" calcext:value-type="float">
            <text:p>0,229241038138947</text:p>
          </table:table-cell>
          <table:table-cell office:value-type="float" office:value="0.4919340411822" calcext:value-type="float">
            <text:p>0,4919340411822</text:p>
          </table:table-cell>
        </table:table-row>
        <table:table-row table:style-name="ro5">
          <table:table-cell office:value-type="string" calcext:value-type="string">
            <text:p>(array([0.00408797, 0.09531738, 0.16696424, 0.24134305, 0.30366923,</text:p>
            <text:p>       0.35002188, 0.41491446, 0.51060177, 0.55418742, 0.63551299,</text:p>
            <text:p>       0.7007432 , 0.76277703, 0.83443585, 0.89949655, 0.97877315]), array([0.08776371, 0.32      , 0.18181818, 0.5       , 0.36363636,</text:p>
            <text:p>       0.        , 0.        , 0.14285714, 0.5       , 0.16666667,</text:p>
            <text:p>       0.5       , 0.375     , 0.4       , 0.13333333, 0.35294118]), array([1185,   25,   11,   10,   11,    2,    1,    7,    2,    6,    4,</text:p>
            <text:p>          8,   10,   15,   34,    0]))</text:p>
          </table:table-cell>
          <table:table-cell office:value-type="string" calcext:value-type="string">
            <text:p>(array([2.45687377e-04, 2.94783993e-04, 3.51801280e-04, 4.25858982e-04,</text:p>
            <text:p>       5.11194937e-04, 6.38130466e-04, 8.44586711e-04, 1.14198770e-03,</text:p>
            <text:p>       1.54979122e-03, 2.28865143e-03, 3.80645650e-03, 7.43605313e-03,</text:p>
            <text:p>       1.88736116e-02, 1.28333037e-01, 8.27313553e-01]), array([0.01123596, 0.01123596, 0.03370787, 0.01136364, 0.01123596,</text:p>
            <text:p>       0.03370787, 0.11363636, 0.1011236 , 0.06741573, 0.11363636,</text:p>
            <text:p>       0.1011236 , 0.20224719, 0.25      , 0.3258427 , 0.29213483]), array([89, 89, 89, 88, 89, 89, 88, 89, 89, 88, 89, 89, 88, 89, 89,  0]))</text:p>
          </table:table-cell>
          <table:table-cell office:value-type="string" calcext:value-type="string">
            <text:p>(array([0.00226748, 0.02788716, 0.04875634, 0.06842229, 0.08815346,</text:p>
            <text:p>       0.10702594, 0.13072092, 0.14183775, 0.16308941, 0.19603315,</text:p>
            <text:p>       0.2073292 , 0.23026102, 0.25242257, 0.26596238, 0.28918135,</text:p>
            <text:p>       0.30698474, 0.32538147, 0.35002188, 0.41491446, 0.49789305,</text:p>
            <text:p>       0.50900513, 0.52570546, 0.54765713, 0.5607177 , 0.61016139,</text:p>
            <text:p>       0.64818878, 0.69111371, 0.71037269, 0.73756269, 0.74588355,</text:p>
            <text:p>       0.77746651, 0.79019538, 0.80776664, 0.83214831, 0.84879872,</text:p>
            <text:p>       0.86156708, 0.88880367, 0.9085271 , 0.93085629, 0.95079503,</text:p>
            <text:p>       0.96986069, 0.99329316]), array([0.075     , 0.31818182, 0.35294118, 0.44444444, 0.2       ,</text:p>
            <text:p>       0.14285714, 0.5       , 0.33333333, 0.        , 0.        ,</text:p>
            <text:p>       1.        , 0.        , 0.25      , 0.66666667, 0.        ,</text:p>
            <text:p>       0.66666667, 0.        , 0.        , 0.        , 0.        ,</text:p>
            <text:p>       0.        , 0.5       , 0.        , 1.        , 0.        ,</text:p>
            <text:p>       0.25      , 0.5       , 0.5       , 0.5       , 0.5       ,</text:p>
            <text:p>       0.5       , 0.        , 0.66666667, 0.        , 0.5       ,</text:p>
            <text:p>       0.        , 0.125     , 0.        , 1.        , 0.4       ,</text:p>
            <text:p>       0.33333333, 0.35294118]), array([1120,   44,   17,    9,   10,    7,    4,    3,    3,    4,    2,</text:p>
            <text:p>          2,    4,    3,    2,    6,    2,    2,    0,    0,    1,    0,</text:p>
            <text:p>          0,    0,    2,    3,    2,    1,    1,    0,    2,    0,    4,</text:p>
            <text:p>          0,    2,    2,    2,    2,    2,    2,    3,    2,    4,    1,</text:p>
            <text:p>          8,    6,    1,    5,   12,   17,    0]))</text:p>
          </table:table-cell>
          <table:table-cell office:value-type="float" office:value="0.314166825029121" calcext:value-type="float">
            <text:p>0,314166825029121</text:p>
          </table:table-cell>
          <table:table-cell office:value-type="float" office:value="0.117063323802002" calcext:value-type="float">
            <text:p>0,117063323802002</text:p>
          </table:table-cell>
          <table:table-cell office:value-type="float" office:value="0.381173799980063" calcext:value-type="float">
            <text:p>0,381173799980063</text:p>
          </table:table-cell>
          <table:table-cell office:value-type="float" office:value="0.76616321404775" calcext:value-type="float">
            <text:p>0,76616321404775</text:p>
          </table:table-cell>
          <table:table-cell office:value-type="float" office:value="0.535178721285938" calcext:value-type="float">
            <text:p>0,535178721285938</text:p>
          </table:table-cell>
          <table:table-cell office:value-type="float" office:value="0.908527096112569" calcext:value-type="float">
            <text:p>0,908527096112569</text:p>
          </table:table-cell>
          <table:table-cell office:value-type="float" office:value="0.121200986600828" calcext:value-type="float">
            <text:p>0,121200986600828</text:p>
          </table:table-cell>
          <table:table-cell office:value-type="string" calcext:value-type="string">
            <text:p>(array([0.01230901, 0.09701306, 0.15560518, 0.23506564, 0.30475911,</text:p>
            <text:p>       0.36804959, 0.45234287, 0.49573621, 0.57290162, 0.65109403,</text:p>
            <text:p>       0.69901844, 0.75493027, 0.82712256, 0.90246252, 0.99632661]), array([0.        , 0.        , 0.        , 0.        , 0.        ,</text:p>
            <text:p>       0.        , 0.        , 0.42857143, 1.        , 1.        ,</text:p>
            <text:p>       1.        , 1.        , 1.        , 1.        , 1.        ]), array([ 126,   21,    8,   10,    6,    5,    1,    7,    2,    3,    9,</text:p>
            <text:p>          8,   13,   19, 1093,    0]))</text:p>
          </table:table-cell>
          <table:table-cell office:value-type="string" calcext:value-type="string">
            <text:p>(array([0.00411957, 0.12819082, 0.83202859, 0.98393805, 0.99448496,</text:p>
            <text:p>       0.99705386, 0.9982135 , 0.99874352, 0.99909884, 0.9993461 ,</text:p>
            <text:p>       0.9994815 , 0.99956995, 0.99964559, 0.9997044 , 0.99975386]), array([0.        , 0.        , 0.96629213, 1.        , 1.        ,</text:p>
            <text:p>       1.        , 1.        , 1.        , 1.        , 1.        ,</text:p>
            <text:p>       1.        , 1.        , 1.        , 1.        , 1.        ]), array([89, 89, 89, 88, 89, 89, 88, 89, 89, 88, 89, 89, 88, 89, 89,  0]))</text:p>
          </table:table-cell>
          <table:table-cell office:value-type="string" calcext:value-type="string">
            <text:p>(array([0.00495001, 0.02963446, 0.04763628, 0.07194619, 0.09231186,</text:p>
            <text:p>       0.11066058, 0.13394514, 0.1483581 , 0.16785169, 0.18793827,</text:p>
            <text:p>       0.20856691, 0.22223294, 0.2523286 , 0.26316621, 0.28931057,</text:p>
            <text:p>       0.30784882, 0.35352357, 0.38983861, 0.45234287, 0.47077203,</text:p>
            <text:p>       0.49099487, 0.50210695, 0.52218294, 0.5607177 , 0.58508554,</text:p>
            <text:p>       0.65109403, 0.67461853, 0.69318768, 0.71056441, 0.73336843,</text:p>
            <text:p>       0.74668351, 0.77221464, 0.8045176 , 0.83691059, 0.85368899,</text:p>
            <text:p>       0.8702594 , 0.89236177, 0.91351535, 0.93380673, 0.95029569,</text:p>
            <text:p>       0.97244857, 0.99790467]), array([0., 0., 0., 0., 0., 0., 0., 0., 0., 0., 0., 0., 0., 0., 0., 0., 0.,</text:p>
            <text:p>       0., 0., 0., 0., 1., 1., 1., 1., 1., 1., 1., 1., 1., 1., 1., 1., 1.,</text:p>
            <text:p>       1., 1., 1., 1., 1., 1., 1., 1.]), array([  95,   22,    9,    4,    8,    8,    3,    3,    2,    1,    4,</text:p>
            <text:p>          1,    2,    3,    1,    5,    0,    3,    0,    2,    0,    0,</text:p>
            <text:p>          1,    1,    3,    2,    1,    0,    1,    1,    0,    0,    3,</text:p>
            <text:p>          2,    3,    3,    2,    4,    3,    0,    6,    3,    4,    2,</text:p>
            <text:p>          7,    8,    6,   13,   34, 1042,    0]))</text:p>
          </table:table-cell>
          <table:table-cell office:value-type="float" office:value="0.219230211789828" calcext:value-type="float">
            <text:p>0,219230211789828</text:p>
          </table:table-cell>
          <table:table-cell office:value-type="float" office:value="0.0198359869435147" calcext:value-type="float">
            <text:p>0,0198359869435147</text:p>
          </table:table-cell>
          <table:table-cell office:value-type="float" office:value="0.226633925318934" calcext:value-type="float">
            <text:p>0,226633925318934</text:p>
          </table:table-cell>
          <table:table-cell office:value-type="float" office:value="0.452342867851257" calcext:value-type="float">
            <text:p>0,452342867851257</text:p>
          </table:table-cell>
          <table:table-cell office:value-type="float" office:value="0.134263544500376" calcext:value-type="float">
            <text:p>0,134263544500376</text:p>
          </table:table-cell>
          <table:table-cell office:value-type="float" office:value="0.497893050312996" calcext:value-type="float">
            <text:p>0,497893050312996</text:p>
          </table:table-cell>
        </table:table-row>
        <table:table-row table:style-name="ro4">
          <table:table-cell office:value-type="string" calcext:value-type="string">
            <text:p>(array([0.00559695, 0.09260332, 0.16055835, 0.22942345, 0.29152234,</text:p>
            <text:p>       0.35929985, 0.46218069, 0.49919158, 0.56263164, 0.6422084 ,</text:p>
            <text:p>       0.6971435 , 0.75329477, 0.82957101, 0.88891868, 0.97145334]), array([0.08857616, 0.35897436, 0.42857143, 0.        , 0.42857143,</text:p>
            <text:p>       0.66666667, 0.33333333, 0.        , 0.375     , 0.        ,</text:p>
            <text:p>       0.25      , 0.        , 0.        , 0.375     , 0.47368421]), array([1208,   39,   14,    7,    7,    3,    3,    1,    8,    1,    8,</text:p>
            <text:p>          3,    2,    8,   19,    0]))</text:p>
          </table:table-cell>
          <table:table-cell office:value-type="string" calcext:value-type="string">
            <text:p>(array([2.00166933e-04, 2.53358857e-04, 3.11989260e-04, 3.93373444e-04,</text:p>
            <text:p>       5.17043611e-04, 6.75029371e-04, 9.38119301e-04, 1.37801664e-03,</text:p>
            <text:p>       2.09704529e-03, 3.34448564e-03, 5.98182174e-03, 1.08851092e-02,</text:p>
            <text:p>       2.17337130e-02, 6.11863822e-02, 5.58256252e-01]), array([0.02247191, 0.01123596, 0.03370787, 0.02272727, 0.05617978,</text:p>
            <text:p>       0.04494382, 0.07954545, 0.05617978, 0.06741573, 0.125     ,</text:p>
            <text:p>       0.1011236 , 0.20224719, 0.15909091, 0.37078652, 0.33707865]), array([89, 89, 89, 88, 89, 89, 88, 89, 89, 88, 89, 89, 88, 89, 89,  0]))</text:p>
          </table:table-cell>
          <table:table-cell office:value-type="string" calcext:value-type="string">
            <text:p>(array([0.0027731 , 0.02905773, 0.04852914, 0.0698168 , 0.08879955,</text:p>
            <text:p>       0.1092904 , 0.13186876, 0.15220939, 0.16626649, 0.18730623,</text:p>
            <text:p>       0.20157635, 0.22832504, 0.26991659, 0.29330291, 0.30456412,</text:p>
            <text:p>       0.33258268, 0.34605436, 0.38579082, 0.45835963, 0.46409123,</text:p>
            <text:p>       0.49919158, 0.5368433 , 0.55212212, 0.56597733, 0.58865622,</text:p>
            <text:p>       0.6422084 , 0.66962337, 0.689158  , 0.71054184, 0.73261509,</text:p>
            <text:p>       0.74162096, 0.78030342, 0.81951934, 0.83962268, 0.87145873,</text:p>
            <text:p>       0.88897604, 0.9063404 , 0.94816283, 0.96485382, 0.99095954]), array([0.07065217, 0.23287671, 0.30769231, 0.625     , 0.33333333,</text:p>
            <text:p>       0.2       , 0.5       , 0.2       , 0.5       , 0.5       ,</text:p>
            <text:p>       0.        , 0.        , 0.5       , 0.5       , 0.        ,</text:p>
            <text:p>       0.        , 1.        , 0.        , 1.        , 0.        ,</text:p>
            <text:p>       0.        , 0.5       , 1.        , 0.33333333, 0.        ,</text:p>
            <text:p>       0.        , 0.5       , 0.        , 1.        , 0.        ,</text:p>
            <text:p>       0.        , 0.        , 0.        , 0.        , 0.33333333,</text:p>
            <text:p>       0.5       , 0.33333333, 0.        , 0.83333333, 0.5       ]), array([1104,   73,   26,   16,   15,   10,    6,    5,    2,    4,    1,</text:p>
            <text:p>          5,    0,    4,    2,    1,    1,    2,    0,    1,    0,    0,</text:p>
            <text:p>          1,    2,    1,    0,    2,    1,    3,    2,    0,    0,    1,</text:p>
            <text:p>          2,    3,    1,    3,    1,    0,    1,    1,    1,    0,    3,</text:p>
            <text:p>          2,    3,    0,    5,    6,    8,    0]))</text:p>
          </table:table-cell>
          <table:table-cell office:value-type="float" office:value="0.386051917225339" calcext:value-type="float">
            <text:p>0,386051917225339</text:p>
          </table:table-cell>
          <table:table-cell office:value-type="float" office:value="0.0975958478039599" calcext:value-type="float">
            <text:p>0,0975958478039599</text:p>
          </table:table-cell>
          <table:table-cell office:value-type="float" office:value="0.415325686183275" calcext:value-type="float">
            <text:p>0,415325686183275</text:p>
          </table:table-cell>
          <table:table-cell office:value-type="float" office:value="0.829571008682251" calcext:value-type="float">
            <text:p>0,829571008682251</text:p>
          </table:table-cell>
          <table:table-cell office:value-type="float" office:value="0.309600134620841" calcext:value-type="float">
            <text:p>0,309600134620841</text:p>
          </table:table-cell>
          <table:table-cell office:value-type="float" office:value="0.948162829875946" calcext:value-type="float">
            <text:p>0,948162829875946</text:p>
          </table:table-cell>
          <table:table-cell office:value-type="float" office:value="0.110235753198357" calcext:value-type="float">
            <text:p>0,110235753198357</text:p>
          </table:table-cell>
          <table:table-cell office:value-type="string" calcext:value-type="string">
            <text:p>(array([0.01667037, 0.09407826, 0.16431523, 0.24670523, 0.29303353,</text:p>
            <text:p>       0.34996677, 0.43455227, 0.50080842, 0.54436494, 0.61420918,</text:p>
            <text:p>       0.69563223, 0.77057655, 0.84073086, 0.90311811, 0.99517742]), array([0., 0., 0., 0., 0., 0., 0., 1., 1., 1., 1., 1., 1., 1., 1.]), array([ 117,   19,    8,    3,    9,    3,    6,    1,    5,    1,    6,</text:p>
            <text:p>          7,    8,   28, 1110,    0]))</text:p>
          </table:table-cell>
          <table:table-cell office:value-type="string" calcext:value-type="string">
            <text:p>(array([0.00711199, 0.21870497, 0.91634053, 0.98103937, 0.99135048,</text:p>
            <text:p>       0.995555  , 0.99747766, 0.99844764, 0.99896577, 0.99928964,</text:p>
            <text:p>       0.99946493, 0.99959957, 0.99968484, 0.99974517, 0.99979913]), array([0.        , 0.14606742, 1.        , 1.        , 1.        ,</text:p>
            <text:p>       1.        , 1.        , 1.        , 1.        , 1.        ,</text:p>
            <text:p>       1.        , 1.        , 1.        , 1.        , 1.        ]), array([89, 89, 89, 88, 89, 89, 88, 89, 89, 88, 89, 89, 88, 89, 89,  0]))</text:p>
          </table:table-cell>
          <table:table-cell office:value-type="string" calcext:value-type="string">
            <text:p>(array([0.00561792, 0.03159304, 0.05148018, 0.06841693, 0.09239847,</text:p>
            <text:p>       0.10780323, 0.13087919, 0.15879233, 0.16530542, 0.18522954,</text:p>
            <text:p>       0.21969658, 0.25837904, 0.26948546, 0.28940779, 0.310842  ,</text:p>
            <text:p>       0.32998079, 0.34996677, 0.41134378, 0.4310737 , 0.45835963,</text:p>
            <text:p>       0.46411902, 0.50080842, 0.53654105, 0.55212212, 0.5600794 ,</text:p>
            <text:p>       0.61420918, 0.66832243, 0.69543588, 0.70667191, 0.73280309,</text:p>
            <text:p>       0.77167496, 0.79842365, 0.81299151, 0.83770055, 0.84943635,</text:p>
            <text:p>       0.8693899 , 0.88982864, 0.91216521, 0.92785009, 0.95268326,</text:p>
            <text:p>       0.97109153, 0.9974047 ]), array([0., 0., 0., 0., 0., 0., 0., 0., 0., 0., 0., 0., 0., 0., 0., 0., 0.,</text:p>
            <text:p>       0., 0., 0., 0., 1., 1., 1., 1., 1., 1., 1., 1., 1., 1., 1., 1., 1.,</text:p>
            <text:p>       1., 1., 1., 1., 1., 1., 1., 1.]), array([  82,   18,   13,   10,    7,    3,    5,    1,    2,    3,    1,</text:p>
            <text:p>          0,    1,    5,    1,    3,    1,    3,    0,    0,    2,    2,</text:p>
            <text:p>          1,    1,    0,    1,    3,    1,    1,    0,    1,    0,    0,</text:p>
            <text:p>          2,    1,    2,    2,    0,    5,    1,    2,    1,    4,    4,</text:p>
            <text:p>          9,   11,    6,   18,   61, 1030,    0]))</text:p>
          </table:table-cell>
          <table:table-cell office:value-type="float" office:value="0.248980264906416" calcext:value-type="float">
            <text:p>0,248980264906416</text:p>
          </table:table-cell>
          <table:table-cell office:value-type="float" office:value="0.0135326534487942" calcext:value-type="float">
            <text:p>0,0135326534487942</text:p>
          </table:table-cell>
          <table:table-cell office:value-type="float" office:value="0.229346119018197" calcext:value-type="float">
            <text:p>0,229346119018197</text:p>
          </table:table-cell>
          <table:table-cell office:value-type="float" office:value="0.499191582202911" calcext:value-type="float">
            <text:p>0,499191582202911</text:p>
          </table:table-cell>
          <table:table-cell office:value-type="float" office:value="0.0836594701859723" calcext:value-type="float">
            <text:p>0,0836594701859723</text:p>
          </table:table-cell>
          <table:table-cell office:value-type="float" office:value="0.499191582202911" calcext:value-type="float">
            <text:p>0,499191582202911</text:p>
          </table:table-cell>
        </table:table-row>
        <table:table-row table:style-name="ro3">
          <table:table-cell office:value-type="string" calcext:value-type="string">
            <text:p>(array([0.00613208, 0.09049622, 0.15531025, 0.23081894, 0.300295  ,</text:p>
            <text:p>       0.36297218, 0.42821674, 0.51844657, 0.55084059, 0.6370783 ,</text:p>
            <text:p>       0.69377229, 0.76074379, 0.83558108, 0.89688042, 0.97998157]), array([0.09033989, 0.20454545, 0.4375    , 0.09090909, 0.4       ,</text:p>
            <text:p>       0.22222222, 0.25      , 0.33333333, 0.28571429, 0.33333333,</text:p>
            <text:p>       0.5       , 0.28571429, 0.44444444, 0.1       , 0.44067797]), array([1118,   44,   16,   11,   10,    9,    4,    3,    7,    9,    8,</text:p>
            <text:p>         14,    9,   10,   59,    0]))</text:p>
          </table:table-cell>
          <table:table-cell office:value-type="string" calcext:value-type="string">
            <text:p>(array([3.50076920e-04, 4.87590889e-04, 6.33423543e-04, 8.19782619e-04,</text:p>
            <text:p>       1.06188226e-03, 1.45185469e-03, 2.00902894e-03, 2.89654885e-03,</text:p>
            <text:p>       4.36268253e-03, 6.54921439e-03, 1.06083114e-02, 1.93021556e-02,</text:p>
            <text:p>       5.96710102e-02, 3.70984676e-01, 9.29671918e-01]), array([0.02247191, 0.01123596, 0.06741573, 0.03409091, 0.06741573,</text:p>
            <text:p>       0.04494382, 0.06818182, 0.05617978, 0.16853933, 0.125     ,</text:p>
            <text:p>       0.12359551, 0.21348315, 0.21590909, 0.30337079, 0.39325843]), array([89, 89, 89, 88, 89, 89, 88, 89, 89, 88, 89, 89, 88, 89, 89,  0]))</text:p>
          </table:table-cell>
          <table:table-cell office:value-type="string" calcext:value-type="string">
            <text:p>(array([0.00354132, 0.0277132 , 0.04864034, 0.07042785, 0.08781825,</text:p>
            <text:p>       0.11300625, 0.12771292, 0.14824493, 0.16882941, 0.18665007,</text:p>
            <text:p>       0.21129194, 0.23000329, 0.25204816, 0.272659  , 0.29092716,</text:p>
            <text:p>       0.31206418, 0.3342033 , 0.34894847, 0.37484868, 0.39352755,</text:p>
            <text:p>       0.4009226 , 0.422272  , 0.44483618, 0.49782464, 0.53325546,</text:p>
            <text:p>       0.55005427, 0.56510729, 0.60844654, 0.63220435, 0.64949276,</text:p>
            <text:p>       0.6720477 , 0.68370706, 0.70070642, 0.73129055, 0.75079825,</text:p>
            <text:p>       0.76529413, 0.78846768, 0.81247658, 0.82805556, 0.84977015,</text:p>
            <text:p>       0.8710085 , 0.88707015, 0.9099564 , 0.93048815, 0.95061994,</text:p>
            <text:p>       0.97267695, 0.98954996]), array([0.07677357, 0.26315789, 0.25925926, 0.2173913 , 0.07692308,</text:p>
            <text:p>       0.28571429, 0.22222222, 0.5       , 1.        , 0.        ,</text:p>
            <text:p>       0.        , 0.        , 0.33333333, 0.        , 0.75      ,</text:p>
            <text:p>       0.2       , 0.        , 0.        , 0.5       , 0.5       ,</text:p>
            <text:p>       0.        , 0.        , 0.5       , 0.        , 0.5       ,</text:p>
            <text:p>       0.        , 0.5       , 0.        , 0.        , 0.66666667,</text:p>
            <text:p>       0.8       , 0.        , 0.        , 0.25      , 0.42857143,</text:p>
            <text:p>       0.        , 0.25      , 0.5       , 0.33333333, 0.66666667,</text:p>
            <text:p>       0.2       , 0.        , 0.        , 0.        , 0.625     ,</text:p>
            <text:p>       0.46666667, 0.38888889]), array([1029,   57,   27,   23,   13,    7,    9,    8,    2,    3,    5,</text:p>
            <text:p>          2,    3,    2,    4,    5,    1,    4,    2,    2,    1,    1,</text:p>
            <text:p>          2,    0,    1,    0,    4,    3,    2,    0,    3,    1,    3,</text:p>
            <text:p>          5,    2,    1,    4,    7,    1,    4,    2,    3,    3,    5,</text:p>
            <text:p>          2,    1,    3,    8,   15,   36,    0]))</text:p>
          </table:table-cell>
          <table:table-cell office:value-type="float" office:value="0.279275687476186" calcext:value-type="float">
            <text:p>0,279275687476186</text:p>
          </table:table-cell>
          <table:table-cell office:value-type="float" office:value="0.114152435612855" calcext:value-type="float">
            <text:p>0,114152435612855</text:p>
          </table:table-cell>
          <table:table-cell office:value-type="float" office:value="0.368474173359908" calcext:value-type="float">
            <text:p>0,368474173359908</text:p>
          </table:table-cell>
          <table:table-cell office:value-type="float" office:value="0.79688041806221" calcext:value-type="float">
            <text:p>0,79688041806221</text:p>
          </table:table-cell>
          <table:table-cell office:value-type="float" office:value="0.536413490772247" calcext:value-type="float">
            <text:p>0,536413490772247</text:p>
          </table:table-cell>
          <table:table-cell office:value-type="float" office:value="0.930488149325053" calcext:value-type="float">
            <text:p>0,930488149325053</text:p>
          </table:table-cell>
          <table:table-cell office:value-type="float" office:value="0.131019055666017" calcext:value-type="float">
            <text:p>0,131019055666017</text:p>
          </table:table-cell>
          <table:table-cell office:value-type="string" calcext:value-type="string">
            <text:p>(array([0.01354991, 0.0954402 , 0.15661216, 0.24027834, 0.2987611 ,</text:p>
            <text:p>       0.37541538, 0.44843382, 0.49804945, 0.56672402, 0.64702781,</text:p>
            <text:p>       0.69373172, 0.76817617, 0.83958551, 0.90846927, 0.99403541]), array([0.        , 0.        , 0.        , 0.        , 0.        ,</text:p>
            <text:p>       0.        , 0.        , 0.66666667, 1.        , 1.        ,</text:p>
            <text:p>       1.        , 1.        , 1.        , 1.        , 1.        ]), array([ 134,   18,   12,   11,    8,    8,    6,    3,    5,   10,   10,</text:p>
            <text:p>         14,   13,   36, 1043,    0]))</text:p>
          </table:table-cell>
          <table:table-cell office:value-type="string" calcext:value-type="string">
            <text:p>(array([0.00545643, 0.09464212, 0.67362385, 0.95175475, 0.9840697 ,</text:p>
            <text:p>       0.99145502, 0.99464129, 0.99665991, 0.99779246, 0.99843754,</text:p>
            <text:p>       0.99887927, 0.99915781, 0.99935653, 0.99950839, 0.99964912]), array([0.       , 0.       , 0.7752809, 1.       , 1.       , 1.       ,</text:p>
            <text:p>       1.       , 1.       , 1.       , 1.       , 1.       , 1.       ,</text:p>
            <text:p>       1.       , 1.       , 1.       ]), array([89, 89, 89, 88, 89, 89, 88, 89, 89, 88, 89, 89, 88, 89, 89,  0]))</text:p>
          </table:table-cell>
          <table:table-cell office:value-type="string" calcext:value-type="string">
            <text:p>(array([0.00678693, 0.02814926, 0.04827755, 0.07140829, 0.09229226,</text:p>
            <text:p>       0.11409567, 0.12966633, 0.14800228, 0.17154425, 0.18084961,</text:p>
            <text:p>       0.21200691, 0.23470587, 0.24959911, 0.2675185 , 0.29283783,</text:p>
            <text:p>       0.31350719, 0.33689779, 0.35399717, 0.37312901, 0.39154251,</text:p>
            <text:p>       0.43207681, 0.44907082, 0.4647359 , 0.50217536, 0.53124681,</text:p>
            <text:p>       0.55677372, 0.57000969, 0.5990774 , 0.60445455, 0.62876502,</text:p>
            <text:p>       0.65111359, 0.6725866 , 0.6869037 , 0.70834911, 0.72746656,</text:p>
            <text:p>       0.74948776, 0.76999671, 0.78890528, 0.81146314, 0.83268487,</text:p>
            <text:p>       0.8505604 , 0.87295303, 0.88789585, 0.91274197, 0.93016057,</text:p>
            <text:p>       0.95097783, 0.97261092, 0.99654073]), array([0., 0., 0., 0., 0., 0., 0., 0., 0., 0., 0., 0., 0., 0., 0., 0., 0.,</text:p>
            <text:p>       0., 0., 0., 0., 0., 0., 1., 1., 1., 1., 1., 1., 1., 1., 1., 1., 1.,</text:p>
            <text:p>       1., 1., 1., 1., 1., 1., 1., 1., 1., 1., 1., 1., 1., 1.]), array([101,  23,  10,   8,   2,   4,   6,   5,   4,   1,   3,   1,   5,</text:p>
            <text:p>         3,   4,   3,   1,   1,   2,   4,   0,   1,   4,   2,   0,   1,</text:p>
            <text:p>         2,   1,   2,   1,   1,   1,   6,   5,   4,   1,   3,   5,   2,</text:p>
            <text:p>         6,   4,   1,   6,   8,   5,  12,  18,  25,  49, 964,   0]))</text:p>
          </table:table-cell>
          <table:table-cell office:value-type="float" office:value="0.225290547569538" calcext:value-type="float">
            <text:p>0,225290547569538</text:p>
          </table:table-cell>
          <table:table-cell office:value-type="float" office:value="0.0193595869342865" calcext:value-type="float">
            <text:p>0,0193595869342865</text:p>
          </table:table-cell>
          <table:table-cell office:value-type="float" office:value="0.241599930306552" calcext:value-type="float">
            <text:p>0,241599930306552</text:p>
          </table:table-cell>
          <table:table-cell office:value-type="float" office:value="0.448433821400007" calcext:value-type="float">
            <text:p>0,448433821400007</text:p>
          </table:table-cell>
          <table:table-cell office:value-type="float" office:value="0.101657049709492" calcext:value-type="float">
            <text:p>0,101657049709492</text:p>
          </table:table-cell>
          <table:table-cell office:value-type="float" office:value="0.497824639081955" calcext:value-type="float">
            <text:p>0,497824639081955</text:p>
          </table:table-cell>
        </table:table-row>
        <table:table-row table:style-name="ro4">
          <table:table-cell office:value-type="string" calcext:value-type="string">
            <text:p>(array([0.00252199, 0.09654709, 0.16400992, 0.23457971, 0.30205335,</text:p>
            <text:p>       0.38978803, 0.43103728, 0.49464165, 0.5809069 , 0.63223109,</text:p>
            <text:p>       0.75624418, 0.83270339, 0.91627157, 0.97554023]), array([0.10488391, 0.64285714, 0.27272727, 0.4       , 0.42857143,</text:p>
            <text:p>       0.        , 0.33333333, 0.5       , 0.        , 0.5       ,</text:p>
            <text:p>       0.66666667, 0.71428571, 0.25      , 0.26315789]), array([1249,   14,   11,    5,    7,    1,    3,    2,    2,    4,    0,</text:p>
            <text:p>          3,    7,    4,   19,    0]))</text:p>
          </table:table-cell>
          <table:table-cell office:value-type="string" calcext:value-type="string">
            <text:p>(array([1.88104935e-04, 2.20536165e-04, 2.52401551e-04, 2.86321210e-04,</text:p>
            <text:p>       3.33552201e-04, 4.11967179e-04, 5.28467539e-04, 6.91899637e-04,</text:p>
            <text:p>       1.00213739e-03, 1.39578951e-03, 1.89617219e-03, 2.95189210e-03,</text:p>
            <text:p>       5.34908190e-03, 1.57398520e-02, 4.88543945e-01]), array([0.04494382, 0.08988764, 0.04494382, 0.06818182, 0.04494382,</text:p>
            <text:p>       0.04494382, 0.04545455, 0.04494382, 0.08988764, 0.11363636,</text:p>
            <text:p>       0.15730337, 0.12359551, 0.21590909, 0.30337079, 0.42696629]), array([89, 89, 89, 88, 89, 89, 88, 89, 89, 88, 89, 89, 88, 89, 89,  0]))</text:p>
          </table:table-cell>
          <table:table-cell office:value-type="string" calcext:value-type="string">
            <text:p>(array([0.00180661, 0.02876479, 0.04980525, 0.07206312, 0.08870783,</text:p>
            <text:p>       0.11108857, 0.13655802, 0.14975791, 0.17547299, 0.18808286,</text:p>
            <text:p>       0.21955219, 0.22744871, 0.24922447, 0.28912037, 0.30702049,</text:p>
            <text:p>       0.32595092, 0.38978803, 0.41863897, 0.43723643, 0.47914454,</text:p>
            <text:p>       0.51013875, 0.57887989, 0.5829339 , 0.6166383 , 0.62405849,</text:p>
            <text:p>       0.66416907, 0.73988885, 0.75354111, 0.77530259, 0.80538654,</text:p>
            <text:p>       0.82877947, 0.84485608, 0.86356318, 0.9065769 , 0.93115649,</text:p>
            <text:p>       0.94715587, 0.97722712, 0.99277418]), array([0.10057236, 0.16666667, 0.5       , 0.83333333, 0.75      ,</text:p>
            <text:p>       0.4       , 0.33333333, 0.66666667, 0.        , 0.5       ,</text:p>
            <text:p>       0.        , 1.        , 0.        , 0.33333333, 0.66666667,</text:p>
            <text:p>       0.        , 0.        , 0.        , 0.5       , 1.        ,</text:p>
            <text:p>       0.        , 0.        , 0.        , 0.        , 1.        ,</text:p>
            <text:p>       0.        , 1.        , 0.        , 1.        , 0.        ,</text:p>
            <text:p>       0.75      , 1.        , 1.        , 0.5       , 0.        ,</text:p>
            <text:p>       0.33333333, 0.        , 0.44444444]), array([1223,   18,    6,    6,    4,    5,    3,    3,    4,    2,    1,</text:p>
            <text:p>          2,    2,    0,    3,    3,    1,    0,    0,    1,    1,    2,</text:p>
            <text:p>          0,    1,    0,    1,    0,    0,    1,    1,    1,    2,    0,</text:p>
            <text:p>          1,    0,    0,    1,    1,    1,    0,    1,    4,    1,    1,</text:p>
            <text:p>          0,    2,    4,    3,    5,    9,    0]))</text:p>
          </table:table-cell>
          <table:table-cell office:value-type="float" office:value="0.274426077094619" calcext:value-type="float">
            <text:p>0,274426077094619</text:p>
          </table:table-cell>
          <table:table-cell office:value-type="float" office:value="0.0974850227173099" calcext:value-type="float">
            <text:p>0,0974850227173099</text:p>
          </table:table-cell>
          <table:table-cell office:value-type="float" office:value="0.425855397360242" calcext:value-type="float">
            <text:p>0,425855397360242</text:p>
          </table:table-cell>
          <table:table-cell office:value-type="float" office:value="0.712382332274788" calcext:value-type="float">
            <text:p>0,712382332274788</text:p>
          </table:table-cell>
          <table:table-cell office:value-type="float" office:value="0.287630934493219" calcext:value-type="float">
            <text:p>0,287630934493219</text:p>
          </table:table-cell>
          <table:table-cell office:value-type="float" office:value="0.977227115631104" calcext:value-type="float">
            <text:p>0,977227115631104</text:p>
          </table:table-cell>
          <table:table-cell office:value-type="float" office:value="0.122777660233985" calcext:value-type="float">
            <text:p>0,122777660233985</text:p>
          </table:table-cell>
          <table:table-cell office:value-type="string" calcext:value-type="string">
            <text:p>(array([0.0085441 , 0.09102214, 0.16702306, 0.23378544, 0.30298423,</text:p>
            <text:p>       0.35959631, 0.42579862, 0.4845029 , 0.57304892, 0.61944298,</text:p>
            <text:p>       0.6986448 , 0.75943806, 0.83537922, 0.90094879, 0.99788441]), array([0., 0., 0., 0., 0., 0., 0., 0., 1., 1., 1., 1., 1., 1., 1.]), array([ 145,   12,    5,    3,    3,    2,    3,    2,    2,    3,    4,</text:p>
            <text:p>          5,   13,    6, 1123,    0]))</text:p>
          </table:table-cell>
          <table:table-cell office:value-type="string" calcext:value-type="string">
            <text:p>(array([0.00143015, 0.10529444, 0.92122215, 0.99454328, 0.99728482,</text:p>
            <text:p>       0.99829361, 0.99879517, 0.99919419, 0.99942375, 0.99955167,</text:p>
            <text:p>       0.99965023, 0.99970408, 0.99974206, 0.99977667, 0.99981079]), array([0.        , 0.03370787, 1.        , 1.        , 1.        ,</text:p>
            <text:p>       1.        , 1.        , 1.        , 1.        , 1.        ,</text:p>
            <text:p>       1.        , 1.        , 1.        , 1.        , 1.        ]), array([89, 89, 89, 88, 89, 89, 88, 89, 89, 88, 89, 89, 88, 89, 89,  0]))</text:p>
          </table:table-cell>
          <table:table-cell office:value-type="string" calcext:value-type="string">
            <text:p>(array([0.00421836, 0.02461516, 0.05016521, 0.06993113, 0.0909005 ,</text:p>
            <text:p>       0.10879184, 0.13289629, 0.14657455, 0.16371185, 0.18912718,</text:p>
            <text:p>       0.22744871, 0.24645889, 0.29349604, 0.30772832, 0.33583093,</text:p>
            <text:p>       0.3833617 , 0.4170661 , 0.43016489, 0.47914454, 0.48986125,</text:p>
            <text:p>       0.56473681, 0.58136103, 0.61021197, 0.62405849, 0.67404908,</text:p>
            <text:p>       0.69439518, 0.71306747, 0.73988885, 0.75077553, 0.77530259,</text:p>
            <text:p>       0.78044781, 0.80747518, 0.82527683, 0.84436572, 0.8622618 ,</text:p>
            <text:p>       0.88738028, 0.91096225, 0.92162738, 0.94836555, 0.97101938,</text:p>
            <text:p>       0.99842884]), array([0., 0., 0., 0., 0., 0., 0., 0., 0., 0., 0., 0., 0., 0., 0., 0., 0.,</text:p>
            <text:p>       0., 0., 0., 1., 1., 1., 1., 1., 1., 1., 1., 1., 1., 1., 1., 1., 1.,</text:p>
            <text:p>       1., 1., 1., 1., 1., 1., 1.]), array([ 128,    8,    5,    9,    4,    2,    1,    2,    1,    2,    0,</text:p>
            <text:p>          2,    1,    0,    1,    2,    1,    0,    0,    1,    1,    2,</text:p>
            <text:p>          0,    1,    1,    0,    0,    0,    1,    1,    1,    2,    0,</text:p>
            <text:p>          1,    1,    2,    1,    2,    1,    1,    1,    7,    2,    3,</text:p>
            <text:p>          3,    2,    1,    4,   15, 1104,    0]))</text:p>
          </table:table-cell>
          <table:table-cell office:value-type="float" office:value="0.245897975051562" calcext:value-type="float">
            <text:p>0,245897975051562</text:p>
          </table:table-cell>
          <table:table-cell office:value-type="float" office:value="0.011068283951047" calcext:value-type="float">
            <text:p>0,011068283951047</text:p>
          </table:table-cell>
          <table:table-cell office:value-type="float" office:value="0.222098424742317" calcext:value-type="float">
            <text:p>0,222098424742317</text:p>
          </table:table-cell>
          <table:table-cell office:value-type="float" office:value="0.484502896666527" calcext:value-type="float">
            <text:p>0,484502896666527</text:p>
          </table:table-cell>
          <table:table-cell office:value-type="float" office:value="0.0787778539750515" calcext:value-type="float">
            <text:p>0,0787778539750515</text:p>
          </table:table-cell>
          <table:table-cell office:value-type="float" office:value="0.489861249923706" calcext:value-type="float">
            <text:p>0,489861249923706</text:p>
          </table:table-cell>
        </table:table-row>
        <table:table-row table:style-name="ro2">
          <table:table-cell office:value-type="string" calcext:value-type="string">
            <text:p>(array([0.00782347, 0.09133132, 0.1545712 , 0.23162166, 0.29318477,</text:p>
            <text:p>       0.36271373, 0.43636694, 0.49455394, 0.57145965, 0.63560358,</text:p>
            <text:p>       0.70770977, 0.7696637 , 0.83734254, 0.90302115, 0.9801226 ]), array([0.08225966, 0.18181818, 0.2       , 0.23529412, 0.1       ,</text:p>
            <text:p>       0.21428571, 0.14285714, 0.28571429, 0.        , 0.28571429,</text:p>
            <text:p>       0.5       , 0.45454545, 0.23529412, 0.30769231, 0.34375   ]), array([1009,   66,   20,   17,   10,   14,    7,    7,    9,   14,    8,</text:p>
            <text:p>         11,   17,   26,   96,    0]))</text:p>
          </table:table-cell>
          <table:table-cell office:value-type="string" calcext:value-type="string">
            <text:p>(array([2.84079530e-04, 4.09802096e-04, 5.81245261e-04, 8.72476195e-04,</text:p>
            <text:p>       1.30941396e-03, 1.98533433e-03, 2.93615683e-03, 4.51190233e-03,</text:p>
            <text:p>       8.02018744e-03, 1.52647206e-02, 3.18631066e-02, 7.51636692e-02,</text:p>
            <text:p>       2.77122220e-01, 7.95671978e-01, 9.83418668e-01]), array([0.02247191, 0.01123596, 0.04494382, 0.03409091, 0.04494382,</text:p>
            <text:p>       0.04494382, 0.07954545, 0.1011236 , 0.07865169, 0.18181818,</text:p>
            <text:p>       0.21348315, 0.20224719, 0.18181818, 0.29213483, 0.35955056]), array([89, 89, 89, 88, 89, 89, 88, 89, 89, 88, 89, 89, 88, 89, 89,  0]))</text:p>
          </table:table-cell>
          <table:table-cell office:value-type="string" calcext:value-type="string">
            <text:p>(array([0.00355162, 0.02852076, 0.0497296 , 0.07111336, 0.09007037,</text:p>
            <text:p>       0.10945675, 0.13001135, 0.14978119, 0.16957311, 0.1902218 ,</text:p>
            <text:p>       0.20936632, 0.22952904, 0.25226039, 0.27662389, 0.28973191,</text:p>
            <text:p>       0.30629396, 0.33367224, 0.34689968, 0.37089082, 0.39645812,</text:p>
            <text:p>       0.4139314 , 0.42872285, 0.45148955, 0.47330853, 0.49094645,</text:p>
            <text:p>       0.50524322, 0.53767765, 0.54898164, 0.57042816, 0.5916599 ,</text:p>
            <text:p>       0.61332834, 0.62779449, 0.64756986, 0.6646066 , 0.68943226,</text:p>
            <text:p>       0.71165993, 0.73362467, 0.74499348, 0.77300993, 0.79083936,</text:p>
            <text:p>       0.81099302, 0.82663023, 0.84849638, 0.87157505, 0.88766549,</text:p>
            <text:p>       0.91049515, 0.9294029 , 0.9492869 , 0.97154748, 0.99213855]), array([0.06447964, 0.21333333, 0.17073171, 0.19354839, 0.2       ,</text:p>
            <text:p>       0.21428571, 0.09090909, 0.14285714, 0.4       , 0.5       ,</text:p>
            <text:p>       0.4       , 0.        , 0.33333333, 0.        , 0.        ,</text:p>
            <text:p>       0.5       , 0.        , 0.4       , 0.        , 0.33333333,</text:p>
            <text:p>       0.        , 0.        , 0.33333333, 0.        , 0.33333333,</text:p>
            <text:p>       0.33333333, 0.        , 0.        , 0.        , 0.        ,</text:p>
            <text:p>       0.66666667, 0.2       , 0.25      , 0.        , 1.        ,</text:p>
            <text:p>       0.33333333, 0.5       , 0.        , 0.5       , 0.4       ,</text:p>
            <text:p>       0.        , 0.2       , 0.42857143, 0.16666667, 0.28571429,</text:p>
            <text:p>       0.5       , 0.09090909, 0.46153846, 0.22222222, 0.37704918]), array([884,  75,  41,  31,  25,  14,  11,   7,   5,   2,   5,   6,   6,</text:p>
            <text:p>         3,   4,   2,   3,   5,   4,   3,   1,   3,   3,   1,   3,   3,</text:p>
            <text:p>         1,   2,   2,   4,   3,   5,   4,   2,   3,   3,   4,   2,   2,</text:p>
            <text:p>         5,   3,   5,   7,   6,   7,   8,  11,  13,  18,  61,   0]))</text:p>
          </table:table-cell>
          <table:table-cell office:value-type="float" office:value="0.289060892011623" calcext:value-type="float">
            <text:p>0,289060892011623</text:p>
          </table:table-cell>
          <table:table-cell office:value-type="float" office:value="0.142600445718724" calcext:value-type="float">
            <text:p>0,142600445718724</text:p>
          </table:table-cell>
          <table:table-cell office:value-type="float" office:value="0.350497471552228" calcext:value-type="float">
            <text:p>0,350497471552228</text:p>
          </table:table-cell>
          <table:table-cell office:value-type="float" office:value="0.63637259726723" calcext:value-type="float">
            <text:p>0,63637259726723</text:p>
          </table:table-cell>
          <table:table-cell office:value-type="float" office:value="0.62386810578657" calcext:value-type="float">
            <text:p>0,62386810578657</text:p>
          </table:table-cell>
          <table:table-cell office:value-type="float" office:value="0.838493807749315" calcext:value-type="float">
            <text:p>0,838493807749315</text:p>
          </table:table-cell>
          <table:table-cell office:value-type="float" office:value="0.151888550055529" calcext:value-type="float">
            <text:p>0,151888550055529</text:p>
          </table:table-cell>
          <table:table-cell office:value-type="string" calcext:value-type="string">
            <text:p>(array([0.01894679, 0.0953191 , 0.16596584, 0.22848656, 0.28493074,</text:p>
            <text:p>       0.36251079, 0.43158173, 0.50567609, 0.56739759, 0.63553987,</text:p>
            <text:p>       0.70419109, 0.76742211, 0.84824092, 0.90822994, 0.99266331]), array([0.        , 0.        , 0.        , 0.        , 0.        ,</text:p>
            <text:p>       0.        , 0.        , 0.57142857, 1.        , 1.        ,</text:p>
            <text:p>       1.        , 1.        , 1.        , 1.        , 1.        ]), array([146,  30,  17,  10,   5,  13,  10,   7,   6,  15,  13,  18,  20,</text:p>
            <text:p>        62, 959,   0]))</text:p>
          </table:table-cell>
          <table:table-cell office:value-type="string" calcext:value-type="string">
            <text:p>(array([0.00697389, 0.05927988, 0.41932732, 0.85141605, 0.94968446,</text:p>
            <text:p>       0.98037164, 0.99066893, 0.99497815, 0.99689779, 0.99789882,</text:p>
            <text:p>       0.99862666, 0.99909115, 0.9994064 , 0.99958661, 0.9997145 ]), array([0.        , 0.        , 0.37078652, 1.        , 1.        ,</text:p>
            <text:p>       1.        , 1.        , 1.        , 1.        , 1.        ,</text:p>
            <text:p>       1.        , 1.        , 1.        , 1.        , 1.        ]), array([89, 89, 89, 88, 89, 89, 88, 89, 89, 88, 89, 89, 88, 89, 89,  0]))</text:p>
          </table:table-cell>
          <table:table-cell office:value-type="string" calcext:value-type="string">
            <text:p>(array([0.00773905, 0.02831333, 0.05243238, 0.07007995, 0.08880337,</text:p>
            <text:p>       0.1109304 , 0.12832832, 0.15309154, 0.17126295, 0.18940055,</text:p>
            <text:p>       0.20701077, 0.23100078, 0.25470273, 0.27079919, 0.28981549,</text:p>
            <text:p>       0.30342436, 0.3353934 , 0.35073707, 0.3741104 , 0.39586325,</text:p>
            <text:p>       0.4083401 , 0.42957184, 0.45366363, 0.46232235, 0.49502515,</text:p>
            <text:p>       0.50932192, 0.52669147, 0.55224276, 0.57127715, 0.5860686 ,</text:p>
            <text:p>       0.61058429, 0.63037016, 0.6523666 , 0.66632776, 0.6897833 ,</text:p>
            <text:p>       0.71113662, 0.72924507, 0.74880888, 0.77140663, 0.78848381,</text:p>
            <text:p>       0.81013763, 0.82821582, 0.85071822, 0.86993594, 0.88990055,</text:p>
            <text:p>       0.90964301, 0.92846912, 0.95089673, 0.97139996, 0.99660709]), array([0., 0., 0., 0., 0., 0., 0., 0., 0., 0., 0., 0., 0., 0., 0., 0., 0.,</text:p>
            <text:p>       0., 0., 0., 0., 0., 0., 0., 0., 1., 1., 1., 1., 1., 1., 1., 1., 1.,</text:p>
            <text:p>       1., 1., 1., 1., 1., 1., 1., 1., 1., 1., 1., 1., 1., 1., 1., 1.]), array([ 95,  30,  14,  16,   9,   8,   6,   5,   6,   4,   5,   1,   4,</text:p>
            <text:p>         2,   2,   1,   2,   5,   4,   2,   4,   2,   3,   1,   3,   3,</text:p>
            <text:p>         1,   2,   3,   1,   4,   5,   4,   3,   4,   5,   5,   4,   7,</text:p>
            <text:p>         5,   1,   4,   9,  11,  13,  24,  26,  40,  63, 850,   0]))</text:p>
          </table:table-cell>
          <table:table-cell office:value-type="float" office:value="0.215320611936795" calcext:value-type="float">
            <text:p>0,215320611936795</text:p>
          </table:table-cell>
          <table:table-cell office:value-type="float" office:value="0.0237635596826469" calcext:value-type="float">
            <text:p>0,0237635596826469</text:p>
          </table:table-cell>
          <table:table-cell office:value-type="float" office:value="0.250242464676813" calcext:value-type="float">
            <text:p>0,250242464676813</text:p>
          </table:table-cell>
          <table:table-cell office:value-type="float" office:value="0.432602405548096" calcext:value-type="float">
            <text:p>0,432602405548096</text:p>
          </table:table-cell>
          <table:table-cell office:value-type="float" office:value="0.148583947003565" calcext:value-type="float">
            <text:p>0,148583947003565</text:p>
          </table:table-cell>
          <table:table-cell office:value-type="float" office:value="0.495025147994359" calcext:value-type="float">
            <text:p>0,495025147994359</text:p>
          </table:table-cell>
        </table:table-row>
        <table:table-row table:style-name="ro4">
          <table:table-cell office:value-type="string" calcext:value-type="string">
            <text:p>(array([0.00364822, 0.10132925, 0.16680704, 0.24021943, 0.29137939,</text:p>
            <text:p>       0.33845037, 0.42617038, 0.4912755 , 0.57507118, 0.64339705,</text:p>
            <text:p>       0.69108983, 0.77561824, 0.83438474, 0.90224712, 0.97391071]), array([0.11407767, 0.27777778, 0.33333333, 0.42857143, 0.4       ,</text:p>
            <text:p>       0.        , 0.        , 0.25      , 0.4       , 0.66666667,</text:p>
            <text:p>       0.14285714, 0.33333333, 0.33333333, 0.        , 0.33333333]), array([1236,   18,   12,    7,    5,    2,    1,    4,    5,    3,    7,</text:p>
            <text:p>          3,    6,    4,   18,    0]))</text:p>
          </table:table-cell>
          <table:table-cell office:value-type="string" calcext:value-type="string">
            <text:p>(array([2.12336119e-04, 2.53334781e-04, 3.02092204e-04, 3.57044852e-04,</text:p>
            <text:p>       4.25223536e-04, 5.43456676e-04, 7.11213334e-04, 9.57411861e-04,</text:p>
            <text:p>       1.34522895e-03, 1.90613296e-03, 2.93109126e-03, 4.87301339e-03,</text:p>
            <text:p>       8.91687835e-03, 3.24535720e-02, 5.35598833e-01]), array([0.06741573, 0.03370787, 0.02247191, 0.06818182, 0.05617978,</text:p>
            <text:p>       0.02247191, 0.10227273, 0.1011236 , 0.12359551, 0.11363636,</text:p>
            <text:p>       0.21348315, 0.19101124, 0.27272727, 0.2247191 , 0.30337079]), array([89, 89, 89, 88, 89, 89, 88, 89, 89, 88, 89, 89, 88, 89, 89,  0]))</text:p>
          </table:table-cell>
          <table:table-cell office:value-type="string" calcext:value-type="string">
            <text:p>(array([0.00225482, 0.02752982, 0.04847014, 0.06792658, 0.09199541,</text:p>
            <text:p>       0.11089571, 0.13081263, 0.14955202, 0.16879717, 0.18649684,</text:p>
            <text:p>       0.213893  , 0.22788351, 0.25906157, 0.2682021 , 0.29049392,</text:p>
            <text:p>       0.30268711, 0.33521628, 0.34168446, 0.42617038, 0.4702387 ,</text:p>
            <text:p>       0.51231229, 0.54806337, 0.59307639, 0.62900633, 0.64009643,</text:p>
            <text:p>       0.6679551 , 0.69287489, 0.70811364, 0.74526989, 0.79079241,</text:p>
            <text:p>       0.80727801, 0.82134569, 0.84128684, 0.86683077, 0.88332212,</text:p>
            <text:p>       0.92988187, 0.94675781, 0.96983838, 0.99196716]), array([0.10915197, 0.28571429, 0.22222222, 0.3       , 0.2       ,</text:p>
            <text:p>       0.16666667, 0.33333333, 0.5       , 0.4       , 0.        ,</text:p>
            <text:p>       1.        , 0.        , 0.5       , 1.        , 0.        ,</text:p>
            <text:p>       0.5       , 0.        , 0.        , 0.        , 0.        ,</text:p>
            <text:p>       0.5       , 0.5       , 0.33333333, 0.        , 1.        ,</text:p>
            <text:p>       0.33333333, 0.33333333, 0.        , 0.        , 0.5       ,</text:p>
            <text:p>       0.5       , 0.        , 1.        , 0.        , 0.        ,</text:p>
            <text:p>       0.        , 0.33333333, 0.33333333, 0.375     ]), array([1191,   21,   18,   10,    5,    6,    3,    4,    5,    3,    1,</text:p>
            <text:p>          3,    2,    2,    2,    2,    1,    1,    0,    0,    0,    1,</text:p>
            <text:p>          0,    2,    0,    2,    0,    2,    0,    3,    0,    1,    1,</text:p>
            <text:p>          3,    3,    2,    0,    1,    0,    2,    2,    1,    1,    3,</text:p>
            <text:p>          1,    0,    3,    3,    6,    8,    0]))</text:p>
          </table:table-cell>
          <table:table-cell office:value-type="float" office:value="0.332600494547715" calcext:value-type="float">
            <text:p>0,332600494547715</text:p>
          </table:table-cell>
          <table:table-cell office:value-type="float" office:value="0.119269198208514" calcext:value-type="float">
            <text:p>0,119269198208514</text:p>
          </table:table-cell>
          <table:table-cell office:value-type="float" office:value="0.398328992281777" calcext:value-type="float">
            <text:p>0,398328992281777</text:p>
          </table:table-cell>
          <table:table-cell office:value-type="float" office:value="0.902247115969658" calcext:value-type="float">
            <text:p>0,902247115969658</text:p>
          </table:table-cell>
          <table:table-cell office:value-type="float" office:value="0.263810394379437" calcext:value-type="float">
            <text:p>0,263810394379437</text:p>
          </table:table-cell>
          <table:table-cell office:value-type="float" office:value="0.929881870746613" calcext:value-type="float">
            <text:p>0,929881870746613</text:p>
          </table:table-cell>
          <table:table-cell office:value-type="float" office:value="0.1312648052318" calcext:value-type="float">
            <text:p>0,1312648052318</text:p>
          </table:table-cell>
          <table:table-cell office:value-type="string" calcext:value-type="string">
            <text:p>(array([0.00848535, 0.09909994, 0.15893433, 0.24032114, 0.30270063,</text:p>
            <text:p>       0.37099367, 0.42158987, 0.51438274, 0.57131838, 0.65607102,</text:p>
            <text:p>       0.70058423, 0.76938488, 0.82760987, 0.8982278 , 0.99665708]), array([0.  , 0.  , 0.  , 0.  , 0.  , 0.  , 0.  , 0.75, 1.  , 1.  , 1.  ,</text:p>
            <text:p>       1.  , 1.  , 1.  , 1.  ]), array([ 153,    9,    8,    5,    8,    1,    3,    4,    3,    4,    4,</text:p>
            <text:p>          5,   10,   13, 1101,    0]))</text:p>
          </table:table-cell>
          <table:table-cell office:value-type="string" calcext:value-type="string">
            <text:p>(array([0.00154559, 0.06044931, 0.80569927, 0.98860408, 0.99505613,</text:p>
            <text:p>       0.9973522 , 0.99834811, 0.99887693, 0.99921404, 0.99941625,</text:p>
            <text:p>       0.99955247, 0.99963352, 0.99969225, 0.99974244, 0.99978603]), array([0.        , 0.        , 0.88764045, 1.        , 1.        ,</text:p>
            <text:p>       1.        , 1.        , 1.        , 1.        , 1.        ,</text:p>
            <text:p>       1.        , 1.        , 1.        , 1.        , 1.        ]), array([89, 89, 89, 88, 89, 89, 88, 89, 89, 88, 89, 89, 88, 89, 89,  0]))</text:p>
          </table:table-cell>
          <table:table-cell office:value-type="string" calcext:value-type="string">
            <text:p>(array([0.00417122, 0.0312183 , 0.04937702, 0.07122887, 0.09782352,</text:p>
            <text:p>       0.11585148, 0.13314478, 0.15086343, 0.16861738, 0.19301558,</text:p>
            <text:p>       0.21078527, 0.25708292, 0.2682021 , 0.29188636, 0.30335811,</text:p>
            <text:p>       0.32861155, 0.37099367, 0.40683895, 0.45109171, 0.48669189,</text:p>
            <text:p>       0.51131648, 0.5297613 , 0.54721844, 0.57382962, 0.59290707,</text:p>
            <text:p>       0.64920598, 0.66293606, 0.69166239, 0.70950608, 0.74131259,</text:p>
            <text:p>       0.77211649, 0.78926235, 0.81202027, 0.82773733, 0.84826854,</text:p>
            <text:p>       0.87031677, 0.88993016, 0.90946162, 0.93396472, 0.95093821,</text:p>
            <text:p>       0.97371101, 0.99794489]), array([0., 0., 0., 0., 0., 0., 0., 0., 0., 0., 0., 0., 0., 0., 0., 0., 0.,</text:p>
            <text:p>       0., 0., 0., 1., 1., 1., 1., 1., 1., 1., 1., 1., 1., 1., 1., 1., 1.,</text:p>
            <text:p>       1., 1., 1., 1., 1., 1., 1., 1.]), array([ 135,   10,    6,    6,    1,    2,    4,    2,    3,    1,    2,</text:p>
            <text:p>          0,    2,    2,    2,    3,    2,    0,    1,    0,    2,    0,</text:p>
            <text:p>          1,    0,    1,    1,    2,    1,    1,    1,    0,    0,    2,</text:p>
            <text:p>          2,    2,    2,    0,    1,    3,    1,    4,    3,    3,    2,</text:p>
            <text:p>          5,    4,    7,   15,   17, 1064,    0]))</text:p>
          </table:table-cell>
          <table:table-cell office:value-type="float" office:value="0.227859261603487" calcext:value-type="float">
            <text:p>0,227859261603487</text:p>
          </table:table-cell>
          <table:table-cell office:value-type="float" office:value="0.0112441078932009" calcext:value-type="float">
            <text:p>0,0112441078932009</text:p>
          </table:table-cell>
          <table:table-cell office:value-type="float" office:value="0.228702993972956" calcext:value-type="float">
            <text:p>0,228702993972956</text:p>
          </table:table-cell>
          <table:table-cell office:value-type="float" office:value="0.428681621948878" calcext:value-type="float">
            <text:p>0,428681621948878</text:p>
          </table:table-cell>
          <table:table-cell office:value-type="float" office:value="0.0819411796800206" calcext:value-type="float">
            <text:p>0,0819411796800206</text:p>
          </table:table-cell>
          <table:table-cell office:value-type="float" office:value="0.488683521747589" calcext:value-type="float">
            <text:p>0,488683521747589</text:p>
          </table:table-cell>
        </table:table-row>
        <table:table-row table:style-name="ro3">
          <table:table-cell office:value-type="string" calcext:value-type="string">
            <text:p>(array([0.00399524, 0.09942766, 0.16585103, 0.23718716, 0.29094906,</text:p>
            <text:p>       0.37388869, 0.44850943, 0.50099724, 0.56514347, 0.63492667,</text:p>
            <text:p>       0.70311433, 0.7602905 , 0.82705669, 0.90540824, 0.98077896]), array([0.08405546, 0.27272727, 0.2       , 0.35294118, 0.66666667,</text:p>
            <text:p>       0.25      , 0.75      , 0.3       , 0.4       , 0.375     ,</text:p>
            <text:p>       0.4       , 0.5       , 0.16666667, 0.33333333, 0.35714286]), array([1154,   33,   15,   17,    3,    8,    4,   10,    5,    8,    5,</text:p>
            <text:p>          6,    6,   15,   42,    0]))</text:p>
          </table:table-cell>
          <table:table-cell office:value-type="string" calcext:value-type="string">
            <text:p>(array([7.30253651e-05, 9.82712188e-05, 1.38201039e-04, 1.97343543e-04,</text:p>
            <text:p>       2.82423733e-04, 4.10136800e-04, 6.31218615e-04, 1.04906483e-03,</text:p>
            <text:p>       1.65623466e-03, 2.57968783e-03, 4.47226703e-03, 9.48824487e-03,</text:p>
            <text:p>       3.03716757e-02, 2.18821303e-01, 8.62674082e-01]), array([0.03370787, 0.02247191, 0.02247191, 0.04545455, 0.02247191,</text:p>
            <text:p>       0.04494382, 0.05681818, 0.08988764, 0.11235955, 0.07954545,</text:p>
            <text:p>       0.12359551, 0.19101124, 0.25      , 0.31460674, 0.34831461]), array([89, 89, 89, 88, 89, 89, 88, 89, 89, 88, 89, 89, 88, 89, 89,  0]))</text:p>
          </table:table-cell>
          <table:table-cell office:value-type="string" calcext:value-type="string">
            <text:p>(array([0.00211372, 0.02776722, 0.0483433 , 0.06837248, 0.09105044,</text:p>
            <text:p>       0.11007641, 0.1313661 , 0.15219736, 0.16875223, 0.19193678,</text:p>
            <text:p>       0.20930177, 0.23397498, 0.25087735, 0.26842974, 0.2951068 ,</text:p>
            <text:p>       0.30141827, 0.33973265, 0.34961265, 0.37929773, 0.39321345,</text:p>
            <text:p>       0.41254762, 0.45644796, 0.46980702, 0.49159795, 0.50336188,</text:p>
            <text:p>       0.5280986 , 0.54214805, 0.56538558, 0.58741254, 0.61078117,</text:p>
            <text:p>       0.62817776, 0.66357144, 0.68787336, 0.7291609 , 0.75762711,</text:p>
            <text:p>       0.76354003, 0.78979051, 0.81436694, 0.83513784, 0.84896362,</text:p>
            <text:p>       0.87444478, 0.8895846 , 0.90912887, 0.92717676, 0.95376948,</text:p>
            <text:p>       0.97231329, 0.9909915 ]), array([0.0733945 , 0.23809524, 0.29411765, 0.38461538, 0.22222222,</text:p>
            <text:p>       0.22222222, 0.3       , 0.        , 0.        , 0.4       ,</text:p>
            <text:p>       0.66666667, 0.25      , 0.5       , 0.        , 1.        ,</text:p>
            <text:p>       1.        , 0.        , 0.5       , 0.        , 0.25      ,</text:p>
            <text:p>       1.        , 1.        , 0.4       , 0.        , 0.33333333,</text:p>
            <text:p>       0.33333333, 1.        , 0.33333333, 0.        , 0.66666667,</text:p>
            <text:p>       0.        , 0.33333333, 0.33333333, 0.33333333, 1.        ,</text:p>
            <text:p>       0.        , 0.        , 0.33333333, 0.        , 0.        ,</text:p>
            <text:p>       0.        , 0.66666667, 0.16666667, 0.5       , 0.4       ,</text:p>
            <text:p>       0.53846154, 0.25      ]), array([1090,   42,   17,   13,    9,    9,   10,    4,    3,    5,    3,</text:p>
            <text:p>          8,    4,    3,    1,    1,    1,    2,    1,    4,    1,    0,</text:p>
            <text:p>          1,    5,    1,    3,    3,    1,    3,    1,    3,    2,    0,</text:p>
            <text:p>          3,    3,    0,    3,    3,    1,    1,    3,    2,    1,    2,</text:p>
            <text:p>          3,    6,    4,    5,   13,   24,    0]))</text:p>
          </table:table-cell>
          <table:table-cell office:value-type="float" office:value="0.283328861345472" calcext:value-type="float">
            <text:p>0,283328861345472</text:p>
          </table:table-cell>
          <table:table-cell office:value-type="float" office:value="0.110229109877377" calcext:value-type="float">
            <text:p>0,110229109877377</text:p>
          </table:table-cell>
          <table:table-cell office:value-type="float" office:value="0.388240012528" calcext:value-type="float">
            <text:p>0,388240012528</text:p>
          </table:table-cell>
          <table:table-cell office:value-type="float" office:value="0.660390019416809" calcext:value-type="float">
            <text:p>0,660390019416809</text:p>
          </table:table-cell>
          <table:table-cell office:value-type="float" office:value="0.514359474851844" calcext:value-type="float">
            <text:p>0,514359474851844</text:p>
          </table:table-cell>
          <table:table-cell office:value-type="float" office:value="0.874444782733917" calcext:value-type="float">
            <text:p>0,874444782733917</text:p>
          </table:table-cell>
          <table:table-cell office:value-type="float" office:value="0.12078566414147" calcext:value-type="float">
            <text:p>0,12078566414147</text:p>
          </table:table-cell>
          <table:table-cell office:value-type="string" calcext:value-type="string">
            <text:p>(array([0.01187074, 0.09641023, 0.1730567 , 0.23496933, 0.29801751,</text:p>
            <text:p>       0.36433737, 0.43581524, 0.49908315, 0.54885701, 0.62651839,</text:p>
            <text:p>       0.71093735, 0.7603061 , 0.83530987, 0.90109674, 0.99631919]), array([0. , 0. , 0. , 0. , 0. , 0. , 0. , 0.5, 1. , 1. , 1. , 1. , 1. ,</text:p>
            <text:p>       1. , 1. ]), array([ 124,   19,    8,    9,    5,    7,    6,   10,    3,    9,    3,</text:p>
            <text:p>         14,   13,   29, 1072,    0]))</text:p>
          </table:table-cell>
          <table:table-cell office:value-type="string" calcext:value-type="string">
            <text:p>(array([0.00399773, 0.14721895, 0.78183018, 0.97630003, 0.99283585,</text:p>
            <text:p>       0.99656762, 0.99803259, 0.99877477, 0.99929415, 0.99956365,</text:p>
            <text:p>       0.99970142, 0.99979487, 0.99985919, 0.99990056, 0.99992638]), array([0.        , 0.        , 0.94382022, 1.        , 1.        ,</text:p>
            <text:p>       1.        , 1.        , 1.        , 1.        , 1.        ,</text:p>
            <text:p>       1.        , 1.        , 1.        , 1.        , 1.        ]), array([89, 89, 89, 88, 89, 89, 88, 89, 89, 88, 89, 89, 88, 89, 89,  0]))</text:p>
          </table:table-cell>
          <table:table-cell office:value-type="string" calcext:value-type="string">
            <text:p>(array([0.00523084, 0.02722601, 0.04950548, 0.06990295, 0.08891157,</text:p>
            <text:p>       0.11202669, 0.12986196, 0.15103638, 0.16486216, 0.19152141,</text:p>
            <text:p>       0.21039779, 0.2368156 , 0.25430749, 0.27074075, 0.2951068 ,</text:p>
            <text:p>       0.30598937, 0.33780399, 0.34570816, 0.37182224, 0.39270049,</text:p>
            <text:p>       0.41256754, 0.43445995, 0.45644796, 0.46953795, 0.49612859,</text:p>
            <text:p>       0.50537243, 0.52835312, 0.54214805, 0.56507665, 0.60897814,</text:p>
            <text:p>       0.62070227, 0.64648286, 0.66329482, 0.68016994, 0.73091875,</text:p>
            <text:p>       0.75559738, 0.76703117, 0.79307859, 0.81237564, 0.83124777,</text:p>
            <text:p>       0.84780264, 0.86921977, 0.89046068, 0.90721253, 0.93091855,</text:p>
            <text:p>       0.95307537, 0.97203758, 0.99802408]), array([0., 0., 0., 0., 0., 0., 0., 0., 0., 0., 0., 0., 0., 0., 0., 0., 0.,</text:p>
            <text:p>       0., 0., 0., 0., 0., 0., 0., 0., 1., 1., 1., 1., 1., 1., 1., 1., 1.,</text:p>
            <text:p>       1., 1., 1., 1., 1., 1., 1., 1., 1., 1., 1., 1., 1., 1.]), array([  98,   16,    8,    7,    7,    3,    5,    1,    2,    4,    3,</text:p>
            <text:p>          3,    2,    2,    1,    3,    2,    1,    2,    2,    2,    2,</text:p>
            <text:p>          1,    4,    2,    2,    4,    1,    1,    0,    5,    1,    1,</text:p>
            <text:p>          2,    1,    0,    4,    5,    6,    1,    4,    3,    4,    7,</text:p>
            <text:p>          9,    8,   10,   14,   39, 1016,    0]))</text:p>
          </table:table-cell>
          <table:table-cell office:value-type="float" office:value="0.215736622333957" calcext:value-type="float">
            <text:p>0,215736622333957</text:p>
          </table:table-cell>
          <table:table-cell office:value-type="float" office:value="0.0235103767979308" calcext:value-type="float">
            <text:p>0,0235103767979308</text:p>
          </table:table-cell>
          <table:table-cell office:value-type="float" office:value="0.247105027623846" calcext:value-type="float">
            <text:p>0,247105027623846</text:p>
          </table:table-cell>
          <table:table-cell office:value-type="float" office:value="0.451142986615499" calcext:value-type="float">
            <text:p>0,451142986615499</text:p>
          </table:table-cell>
          <table:table-cell office:value-type="float" office:value="0.161990042231726" calcext:value-type="float">
            <text:p>0,161990042231726</text:p>
          </table:table-cell>
          <table:table-cell office:value-type="float" office:value="0.496128588914871" calcext:value-type="float">
            <text:p>0,496128588914871</text:p>
          </table:table-cell>
        </table:table-row>
        <table:table-row table:style-name="ro3">
          <table:table-cell office:value-type="string" calcext:value-type="string">
            <text:p>(array([0.0042295 , 0.09714497, 0.15538594, 0.23930685, 0.2855918 ,</text:p>
            <text:p>       0.37320328, 0.42094046, 0.49955852, 0.57165982, 0.6398183 ,</text:p>
            <text:p>       0.70090925, 0.75736763, 0.82323923, 0.89865353, 0.98110869]), array([0.09059534, 0.36363636, 0.18181818, 0.375     , 0.2       ,</text:p>
            <text:p>       0.66666667, 0.5       , 0.25      , 0.25      , 0.75      ,</text:p>
            <text:p>       0.5       , 0.55555556, 0.4       , 0.16666667, 0.45454545]), array([1159,   33,   22,    8,   10,    3,    4,    8,    4,    4,    6,</text:p>
            <text:p>          9,    5,   12,   44,    0]))</text:p>
          </table:table-cell>
          <table:table-cell office:value-type="string" calcext:value-type="string">
            <text:p>(array([1.67596048e-04, 2.16564420e-04, 2.74998202e-04, 3.65446892e-04,</text:p>
            <text:p>       4.86705497e-04, 6.37656401e-04, 8.63632916e-04, 1.22074779e-03,</text:p>
            <text:p>       1.73568538e-03, 2.67053401e-03, 4.55158816e-03, 9.48976068e-03,</text:p>
            <text:p>       2.86215225e-02, 1.79810187e-01, 8.59510862e-01]), array([0.01123596, 0.02247191, 0.03370787, 0.06818182, 0.06741573,</text:p>
            <text:p>       0.03370787, 0.06818182, 0.07865169, 0.1011236 , 0.10227273,</text:p>
            <text:p>       0.17977528, 0.14606742, 0.23863636, 0.3258427 , 0.41573034]), array([89, 89, 89, 88, 89, 89, 88, 89, 89, 88, 89, 89, 88, 89, 89,  0]))</text:p>
          </table:table-cell>
          <table:table-cell office:value-type="string" calcext:value-type="string">
            <text:p>(array([0.00235417, 0.02959283, 0.04759187, 0.0703277 , 0.08884383,</text:p>
            <text:p>       0.10798218, 0.13317389, 0.14790799, 0.16875488, 0.18406555,</text:p>
            <text:p>       0.20680708, 0.23388285, 0.25149979, 0.27106445, 0.29014237,</text:p>
            <text:p>       0.3033134 , 0.32685521, 0.35710642, 0.3655751 , 0.39692831,</text:p>
            <text:p>       0.40939054, 0.45559022, 0.47403854, 0.48842162, 0.50227503,</text:p>
            <text:p>       0.52657217, 0.54613864, 0.5716756 , 0.59714943, 0.63402388,</text:p>
            <text:p>       0.65720153, 0.67652804, 0.68072587, 0.70739273, 0.73225985,</text:p>
            <text:p>       0.75119752, 0.7761158 , 0.78853083, 0.80694815, 0.82903582,</text:p>
            <text:p>       0.87192908, 0.89264091, 0.90892573, 0.93103647, 0.94970126,</text:p>
            <text:p>       0.96961395, 0.99194412]), array([0.08196721, 0.19444444, 0.23809524, 0.41666667, 0.2       ,</text:p>
            <text:p>       0.5       , 0.5       , 0.        , 0.14285714, 0.5       ,</text:p>
            <text:p>       1.        , 0.        , 0.5       , 0.2       , 0.        ,</text:p>
            <text:p>       0.        , 1.        , 1.        , 0.        , 1.        ,</text:p>
            <text:p>       0.33333333, 1.        , 0.5       , 0.        , 0.33333333,</text:p>
            <text:p>       0.        , 0.        , 0.5       , 0.        , 0.66666667,</text:p>
            <text:p>       1.        , 1.        , 0.        , 0.33333333, 1.        ,</text:p>
            <text:p>       0.25      , 0.5       , 1.        , 0.33333333, 0.        ,</text:p>
            <text:p>       0.5       , 0.14285714, 0.33333333, 0.        , 0.83333333,</text:p>
            <text:p>       0.3       , 0.42857143]), array([1098,   36,   21,   12,   10,   10,   10,    8,    7,    2,    1,</text:p>
            <text:p>          3,    4,    5,    3,    1,    1,    1,    1,    1,    3,    0,</text:p>
            <text:p>          1,    2,    1,    3,    2,    1,    2,    1,    0,    3,    1,</text:p>
            <text:p>          1,    1,    3,    3,    4,    2,    1,    3,    1,    0,    2,</text:p>
            <text:p>          7,    3,    1,    6,   10,   28,    0]))</text:p>
          </table:table-cell>
          <table:table-cell office:value-type="float" office:value="0.249267202864782" calcext:value-type="float">
            <text:p>0,249267202864782</text:p>
          </table:table-cell>
          <table:table-cell office:value-type="float" office:value="0.112662708475496" calcext:value-type="float">
            <text:p>0,112662708475496</text:p>
          </table:table-cell>
          <table:table-cell office:value-type="float" office:value="0.376632431847214" calcext:value-type="float">
            <text:p>0,376632431847214</text:p>
          </table:table-cell>
          <table:table-cell office:value-type="float" office:value="0.731986860434214" calcext:value-type="float">
            <text:p>0,731986860434214</text:p>
          </table:table-cell>
          <table:table-cell office:value-type="float" office:value="0.44378052534682" calcext:value-type="float">
            <text:p>0,44378052534682</text:p>
          </table:table-cell>
          <table:table-cell office:value-type="float" office:value="0.931036472320557" calcext:value-type="float">
            <text:p>0,931036472320557</text:p>
          </table:table-cell>
          <table:table-cell office:value-type="float" office:value="0.122709531571171" calcext:value-type="float">
            <text:p>0,122709531571171</text:p>
          </table:table-cell>
          <table:table-cell office:value-type="string" calcext:value-type="string">
            <text:p>(array([0.01120542, 0.1025994 , 0.16822636, 0.24105665, 0.30358815,</text:p>
            <text:p>       0.37608154, 0.43157797, 0.4948376 , 0.58692243, 0.64197699,</text:p>
            <text:p>       0.7152253 , 0.75892504, 0.8437645 , 0.90588022, 0.99600772]), array([0.   , 0.   , 0.   , 0.   , 0.   , 0.   , 0.   , 0.375, 1.   ,</text:p>
            <text:p>       1.   , 1.   , 1.   , 1.   , 1.   , 1.   ]), array([ 129,   22,    7,    7,    5,    3,    5,    8,    3,    4,   11,</text:p>
            <text:p>         10,   20,   23, 1074,    0]))</text:p>
          </table:table-cell>
          <table:table-cell office:value-type="string" calcext:value-type="string">
            <text:p>(array([0.00326173, 0.12451065, 0.79666915, 0.97526556, 0.99262199,</text:p>
            <text:p>       0.99647825, 0.9979069 , 0.99861546, 0.99904359, 0.99932419,</text:p>
            <text:p>       0.99948873, 0.99962286, 0.99972148, 0.99978242, 0.99983194]), array([0.        , 0.        , 0.94382022, 1.        , 1.        ,</text:p>
            <text:p>       1.        , 1.        , 1.        , 1.        , 1.        ,</text:p>
            <text:p>       1.        , 1.        , 1.        , 1.        , 1.        ]), array([89, 89, 89, 88, 89, 89, 88, 89, 89, 88, 89, 89, 88, 89, 89,  0]))</text:p>
          </table:table-cell>
          <table:table-cell office:value-type="string" calcext:value-type="string">
            <text:p>(array([0.00533473, 0.02894696, 0.04729268, 0.06806161, 0.08855092,</text:p>
            <text:p>       0.1063412 , 0.13247547, 0.16903869, 0.18683943, 0.20680708,</text:p>
            <text:p>       0.22463393, 0.2511911 , 0.27591464, 0.29794839, 0.31927413,</text:p>
            <text:p>       0.32685521, 0.35710642, 0.37420988, 0.39692831, 0.41018815,</text:p>
            <text:p>       0.42806196, 0.45472579, 0.4742708 , 0.49740133, 0.50660306,</text:p>
            <text:p>       0.52787966, 0.57141316, 0.59467706, 0.63690214, 0.65720153,</text:p>
            <text:p>       0.67652804, 0.6966866 , 0.71191197, 0.73105314, 0.75158214,</text:p>
            <text:p>       0.76880424, 0.78853083, 0.80661581, 0.8309715 , 0.85209201,</text:p>
            <text:p>       0.86782868, 0.88973629, 0.91028251, 0.92792481, 0.95154926,</text:p>
            <text:p>       0.96987672, 0.99779906]), array([0., 0., 0., 0., 0., 0., 0., 0., 0., 0., 0., 0., 0., 0., 0., 0., 0.,</text:p>
            <text:p>       0., 0., 0., 0., 0., 0., 0., 1., 1., 1., 1., 1., 1., 1., 1., 1., 1.,</text:p>
            <text:p>       1., 1., 1., 1., 1., 1., 1., 1., 1., 1., 1., 1., 1.]), array([ 106,   14,    6,    6,    4,   11,    6,    0,    2,    3,    1,</text:p>
            <text:p>          1,    5,    1,    2,    1,    1,    1,    1,    1,    2,    1,</text:p>
            <text:p>          2,    3,    2,    2,    1,    0,    1,    2,    0,    3,    1,</text:p>
            <text:p>          1,    1,    4,    7,    3,    4,    1,    2,    6,    8,    6,</text:p>
            <text:p>          6,    9,    7,   21,   32, 1020,    0]))</text:p>
          </table:table-cell>
          <table:table-cell office:value-type="float" office:value="0.22036472564915" calcext:value-type="float">
            <text:p>0,22036472564915</text:p>
          </table:table-cell>
          <table:table-cell office:value-type="float" office:value="0.0211480056380788" calcext:value-type="float">
            <text:p>0,0211480056380788</text:p>
          </table:table-cell>
          <table:table-cell office:value-type="float" office:value="0.244764863874808" calcext:value-type="float">
            <text:p>0,244764863874808</text:p>
          </table:table-cell>
          <table:table-cell office:value-type="float" office:value="0.431577968597412" calcext:value-type="float">
            <text:p>0,431577968597412</text:p>
          </table:table-cell>
          <table:table-cell office:value-type="float" office:value="0.147151077940558" calcext:value-type="float">
            <text:p>0,147151077940558</text:p>
          </table:table-cell>
          <table:table-cell office:value-type="float" office:value="0.49740132689476" calcext:value-type="float">
            <text:p>0,49740132689476</text:p>
          </table:table-cell>
        </table:table-row>
        <table:table-row table:style-name="ro5">
          <table:table-cell office:value-type="string" calcext:value-type="string">
            <text:p>(array([0.00440625, 0.0911097 , 0.16478728, 0.22575422, 0.30635301,</text:p>
            <text:p>       0.38613383, 0.43828762, 0.49832379, 0.56012124, 0.64104489,</text:p>
            <text:p>       0.70426142, 0.77143359, 0.82648068, 0.8989915 , 0.9832517 ]), array([0.09841535, 0.08      , 0.33333333, 0.2       , 0.5       ,</text:p>
            <text:p>       0.        , 0.75      , 0.5       , 0.        , 0.16666667,</text:p>
            <text:p>       0.25      , 0.        , 0.44444444, 0.2       , 0.42105263]), array([1199,   25,   12,    5,    4,    4,    4,    8,    5,    6,    4,</text:p>
            <text:p>          3,    9,    5,   38,    0]))</text:p>
          </table:table-cell>
          <table:table-cell office:value-type="string" calcext:value-type="string">
            <text:p>(array([2.61628203e-04, 3.16396341e-04, 3.73972999e-04, 4.45841829e-04,</text:p>
            <text:p>       5.68912268e-04, 7.39000067e-04, 9.76835548e-04, 1.33451006e-03,</text:p>
            <text:p>       1.89123177e-03, 2.92585823e-03, 4.57442790e-03, 7.60827553e-03,</text:p>
            <text:p>       1.59050437e-02, 8.53350842e-02, 7.78676300e-01]), array([0.01123596, 0.        , 0.02247191, 0.05681818, 0.05617978,</text:p>
            <text:p>       0.07865169, 0.05681818, 0.11235955, 0.13483146, 0.17045455,</text:p>
            <text:p>       0.12359551, 0.15730337, 0.20454545, 0.2247191 , 0.35955056]), array([89, 89, 89, 88, 89, 89, 88, 89, 89, 88, 89, 89, 88, 89, 89,  0]))</text:p>
          </table:table-cell>
          <table:table-cell office:value-type="string" calcext:value-type="string">
            <text:p>(array([0.00258113, 0.02770056, 0.0501945 , 0.06893836, 0.08917165,</text:p>
            <text:p>       0.10700977, 0.13052511, 0.14595203, 0.17057112, 0.19606041,</text:p>
            <text:p>       0.20512704, 0.23018042, 0.25815618, 0.29067415, 0.31163096,</text:p>
            <text:p>       0.33243278, 0.38613383, 0.40643036, 0.44890671, 0.46933852,</text:p>
            <text:p>       0.50428998, 0.52646333, 0.54671089, 0.57796878, 0.58250475,</text:p>
            <text:p>       0.60187173, 0.64598396, 0.66417143, 0.69611651, 0.73023297,</text:p>
            <text:p>       0.78832498, 0.81314415, 0.82607101, 0.84730482, 0.87495863,</text:p>
            <text:p>       0.89283499, 0.90513587, 0.92919302, 0.95701935, 0.96972517,</text:p>
            <text:p>       0.99333489]), array([0.08906526, 0.29545455, 0.21428571, 0.0625    , 0.125     ,</text:p>
            <text:p>       0.16666667, 0.        , 0.75      , 0.5       , 0.        ,</text:p>
            <text:p>       0.        , 0.5       , 0.        , 0.        , 1.        ,</text:p>
            <text:p>       1.        , 0.        , 1.        , 0.66666667, 0.5       ,</text:p>
            <text:p>       0.4       , 1.        , 0.        , 0.        , 0.        ,</text:p>
            <text:p>       0.        , 0.25      , 0.5       , 0.        , 0.        ,</text:p>
            <text:p>       0.        , 0.66666667, 0.        , 1.        , 1.        ,</text:p>
            <text:p>       0.        , 0.        , 0.        , 0.33333333, 0.57142857,</text:p>
            <text:p>       0.4       ]), array([1134,   44,   14,   16,    8,    6,    4,    4,    2,    4,    2,</text:p>
            <text:p>          2,    1,    0,    2,    1,    1,    0,    0,    4,    1,    0,</text:p>
            <text:p>          3,    2,    0,    5,    1,    3,    1,    1,    1,    0,    4,</text:p>
            <text:p>          2,    1,    0,    3,    0,    0,    2,    3,    4,    2,    1,</text:p>
            <text:p>          2,    1,    1,    6,    7,   25,    0]))</text:p>
          </table:table-cell>
          <table:table-cell office:value-type="float" office:value="0.339733984408272" calcext:value-type="float">
            <text:p>0,339733984408272</text:p>
          </table:table-cell>
          <table:table-cell office:value-type="float" office:value="0.113765746021621" calcext:value-type="float">
            <text:p>0,113765746021621</text:p>
          </table:table-cell>
          <table:table-cell office:value-type="float" office:value="0.408356890009049" calcext:value-type="float">
            <text:p>0,408356890009049</text:p>
          </table:table-cell>
          <table:table-cell office:value-type="float" office:value="0.771433591842651" calcext:value-type="float">
            <text:p>0,771433591842651</text:p>
          </table:table-cell>
          <table:table-cell office:value-type="float" office:value="0.419125738103738" calcext:value-type="float">
            <text:p>0,419125738103738</text:p>
          </table:table-cell>
          <table:table-cell office:value-type="float" office:value="0.929193019866943" calcext:value-type="float">
            <text:p>0,929193019866943</text:p>
          </table:table-cell>
          <table:table-cell office:value-type="float" office:value="0.121722006424449" calcext:value-type="float">
            <text:p>0,121722006424449</text:p>
          </table:table-cell>
          <table:table-cell office:value-type="string" calcext:value-type="string">
            <text:p>(array([0.009726  , 0.09370283, 0.16477289, 0.22735392, 0.29897982,</text:p>
            <text:p>       0.35875839, 0.43861347, 0.50393038, 0.55636349, 0.6191052 ,</text:p>
            <text:p>       0.69551092, 0.77373634, 0.8286529 , 0.90747633, 0.99584513]), array([0. , 0. , 0. , 0. , 0. , 0. , 0. , 0.5, 1. , 1. , 1. , 1. , 1. ,</text:p>
            <text:p>       1. , 1. ]), array([ 140,    6,    9,    4,    5,    5,    8,    8,    1,    5,    3,</text:p>
            <text:p>          4,   12,   24, 1097,    0]))</text:p>
          </table:table-cell>
          <table:table-cell office:value-type="string" calcext:value-type="string">
            <text:p>(array([0.00231504, 0.12785023, 0.84957418, 0.98402862, 0.99306607,</text:p>
            <text:p>       0.99602742, 0.99769372, 0.99848349, 0.99894997, 0.99922239,</text:p>
            <text:p>       0.9994142 , 0.99954815, 0.99962549, 0.99968303, 0.99973808]), array([0.        , 0.        , 0.96629213, 1.        , 1.        ,</text:p>
            <text:p>       1.        , 1.        , 1.        , 1.        , 1.        ,</text:p>
            <text:p>       1.        , 1.        , 1.        , 1.        , 1.        ]), array([89, 89, 89, 88, 89, 89, 88, 89, 89, 88, 89, 89, 88, 89, 89,  0]))</text:p>
          </table:table-cell>
          <table:table-cell office:value-type="string" calcext:value-type="string">
            <text:p>(array([0.00458391, 0.02849947, 0.04484323, 0.06540948, 0.0883504 ,</text:p>
            <text:p>       0.10490306, 0.1454154 , 0.17315865, 0.18091661, 0.21167502,</text:p>
            <text:p>       0.22371645, 0.26976703, 0.30775723, 0.3359855 , 0.35204182,</text:p>
            <text:p>       0.39812827, 0.41196281, 0.42203122, 0.45259019, 0.47088203,</text:p>
            <text:p>       0.49674046, 0.50583565, 0.52933416, 0.55636349, 0.61386617,</text:p>
            <text:p>       0.64006132, 0.66788107, 0.70932585, 0.74184382, 0.76335561,</text:p>
            <text:p>       0.79487296, 0.8060179 , 0.82893503, 0.8490159 , 0.87057164,</text:p>
            <text:p>       0.89166412, 0.9097805 , 0.93046654, 0.95025352, 0.9721498 ,</text:p>
            <text:p>       0.99754373]), array([0., 0., 0., 0., 0., 0., 0., 0., 0., 0., 0., 0., 0., 0., 0., 0., 0.,</text:p>
            <text:p>       0., 0., 0., 0., 1., 1., 1., 1., 1., 1., 1., 1., 1., 1., 1., 1., 1.,</text:p>
            <text:p>       1., 1., 1., 1., 1., 1., 1.]), array([ 116,   16,    7,    2,    2,    3,    0,    3,    5,    1,    2,</text:p>
            <text:p>          1,    0,    3,    0,    2,    2,    3,    0,    1,    2,    1,</text:p>
            <text:p>          5,    1,    3,    2,    2,    1,    0,    0,    4,    0,    1,</text:p>
            <text:p>          1,    0,    2,    0,    1,    1,    2,    6,    1,    3,    5,</text:p>
            <text:p>          5,    7,   15,   13,   35, 1043,    0]))</text:p>
          </table:table-cell>
          <table:table-cell office:value-type="float" office:value="0.214609825765114" calcext:value-type="float">
            <text:p>0,214609825765114</text:p>
          </table:table-cell>
          <table:table-cell office:value-type="float" office:value="0.0187601736916513" calcext:value-type="float">
            <text:p>0,0187601736916513</text:p>
          </table:table-cell>
          <table:table-cell office:value-type="float" office:value="0.235615108764643" calcext:value-type="float">
            <text:p>0,235615108764643</text:p>
          </table:table-cell>
          <table:table-cell office:value-type="float" office:value="0.443636506795883" calcext:value-type="float">
            <text:p>0,443636506795883</text:p>
          </table:table-cell>
          <table:table-cell office:value-type="float" office:value="0.12785023303828" calcext:value-type="float">
            <text:p>0,12785023303828</text:p>
          </table:table-cell>
          <table:table-cell office:value-type="float" office:value="0.496740460395813" calcext:value-type="float">
            <text:p>0,496740460395813</text:p>
          </table:table-cell>
        </table:table-row>
        <table:table-row table:style-name="ro3">
          <table:table-cell office:value-type="string" calcext:value-type="string">
            <text:p>(array([0.00599466, 0.09458445, 0.16808692, 0.23083405, 0.29147785,</text:p>
            <text:p>       0.36691973, 0.4245399 , 0.5003381 , 0.56355751, 0.63196266,</text:p>
            <text:p>       0.69345114, 0.78103228, 0.84523187, 0.89007042, 0.97649122]), array([0.10321489, 0.35      , 0.33333333, 0.33333333, 0.625     ,</text:p>
            <text:p>       0.6       , 0.2       , 0.        , 0.77777778, 0.18181818,</text:p>
            <text:p>       0.5       , 0.6       , 0.66666667, 0.42857143, 0.41666667]), array([1182,   40,   15,    6,    8,    5,    5,    6,    9,   11,    2,</text:p>
            <text:p>          5,    6,    7,   24,    0]))</text:p>
          </table:table-cell>
          <table:table-cell office:value-type="string" calcext:value-type="string">
            <text:p>(array([1.99538573e-04, 2.76679230e-04, 3.65839712e-04, 4.74530609e-04,</text:p>
            <text:p>       6.04051718e-04, 8.24532621e-04, 1.14601530e-03, 1.69168370e-03,</text:p>
            <text:p>       2.71280838e-03, 4.48201182e-03, 7.52329979e-03, 1.39812410e-02,</text:p>
            <text:p>       2.86615827e-02, 1.00482682e-01, 6.92243492e-01]), array([0.01123596, 0.02247191, 0.04494382, 0.04545455, 0.03370787,</text:p>
            <text:p>       0.04494382, 0.04545455, 0.08988764, 0.1011236 , 0.17045455,</text:p>
            <text:p>       0.15730337, 0.19101124, 0.27272727, 0.38202247, 0.43820225]), array([89, 89, 89, 88, 89, 89, 88, 89, 89, 88, 89, 89, 88, 89, 89,  0]))</text:p>
          </table:table-cell>
          <table:table-cell office:value-type="string" calcext:value-type="string">
            <text:p>(array([0.00290697, 0.02870012, 0.04847393, 0.06951655, 0.09141962,</text:p>
            <text:p>       0.10720798, 0.12973726, 0.15013994, 0.17438168, 0.18681824,</text:p>
            <text:p>       0.21093685, 0.23388819, 0.25312826, 0.26803062, 0.29153334,</text:p>
            <text:p>       0.30610274, 0.33876973, 0.35577455, 0.37405333, 0.39194772,</text:p>
            <text:p>       0.41180209, 0.43022111, 0.45707211, 0.477635  , 0.49396645,</text:p>
            <text:p>       0.50767401, 0.52798405, 0.54981953, 0.567753  , 0.5922223 ,</text:p>
            <text:p>       0.61208002, 0.62766865, 0.64958637, 0.69345114, 0.74626833,</text:p>
            <text:p>       0.77061838, 0.79609156, 0.83406748, 0.84644049, 0.86722137,</text:p>
            <text:p>       0.88756808, 0.90018874, 0.93141321, 0.95230889, 0.97039639,</text:p>
            <text:p>       0.98957884]), array([0.08052434, 0.27710843, 0.375     , 0.5       , 0.2       ,</text:p>
            <text:p>       0.44444444, 0.42857143, 0.5       , 0.66666667, 0.        ,</text:p>
            <text:p>       0.33333333, 0.        , 1.        , 0.        , 1.        ,</text:p>
            <text:p>       0.66666667, 1.        , 1.        , 0.5       , 0.        ,</text:p>
            <text:p>       0.33333333, 0.        , 0.        , 0.        , 0.        ,</text:p>
            <text:p>       0.        , 0.5       , 0.66666667, 0.66666667, 1.        ,</text:p>
            <text:p>       0.25      , 0.        , 0.2       , 0.5       , 1.        ,</text:p>
            <text:p>       1.        , 0.33333333, 0.66666667, 1.        , 0.5       ,</text:p>
            <text:p>       0.33333333, 1.        , 0.66666667, 0.66666667, 0.2       ,</text:p>
            <text:p>       0.35714286]), array([1068,   83,   24,   18,   15,    9,    7,    4,    3,    6,    3,</text:p>
            <text:p>          1,    1,    3,    3,    3,    1,    1,    2,    1,    3,    1,</text:p>
            <text:p>          1,    1,    2,    2,    2,    3,    3,    2,    4,    2,    5,</text:p>
            <text:p>          0,    2,    0,    0,    1,    1,    3,    0,    3,    1,    4,</text:p>
            <text:p>          3,    1,    3,    3,    5,   14,    0]))</text:p>
          </table:table-cell>
          <table:table-cell office:value-type="float" office:value="0.27670658597533" calcext:value-type="float">
            <text:p>0,27670658597533</text:p>
          </table:table-cell>
          <table:table-cell office:value-type="float" office:value="0.113557156108815" calcext:value-type="float">
            <text:p>0,113557156108815</text:p>
          </table:table-cell>
          <table:table-cell office:value-type="float" office:value="0.34980182057193" calcext:value-type="float">
            <text:p>0,34980182057193</text:p>
          </table:table-cell>
          <table:table-cell office:value-type="float" office:value="0.559824551145236" calcext:value-type="float">
            <text:p>0,559824551145236</text:p>
          </table:table-cell>
          <table:table-cell office:value-type="float" office:value="0.281539789746317" calcext:value-type="float">
            <text:p>0,281539789746317</text:p>
          </table:table-cell>
          <table:table-cell office:value-type="float" office:value="0.770396387577057" calcext:value-type="float">
            <text:p>0,770396387577057</text:p>
          </table:table-cell>
          <table:table-cell office:value-type="float" office:value="0.126483051765269" calcext:value-type="float">
            <text:p>0,126483051765269</text:p>
          </table:table-cell>
          <table:table-cell office:value-type="string" calcext:value-type="string">
            <text:p>(array([0.01568027, 0.09651468, 0.1561264 , 0.21491132, 0.29958042,</text:p>
            <text:p>       0.36637166, 0.42977453, 0.4996619 , 0.56714925, 0.62836263,</text:p>
            <text:p>       0.7131405 , 0.76854319, 0.83164087, 0.90290963, 0.99484357]), array([0. , 0. , 0. , 0. , 0. , 0. , 0. , 0.5, 1. , 1. , 1. , 1. , 1. ,</text:p>
            <text:p>       1. , 1. ]), array([ 136,   18,    7,    4,    6,   12,    3,    6,   11,    4,    4,</text:p>
            <text:p>          7,   14,   29, 1070,    0]))</text:p>
          </table:table-cell>
          <table:table-cell office:value-type="string" calcext:value-type="string">
            <text:p>(array([0.00525651, 0.10819247, 0.74883322, 0.96953998, 0.98778194,</text:p>
            <text:p>       0.993895  , 0.99661861, 0.99805604, 0.9987486 , 0.99912073,</text:p>
            <text:p>       0.9993712 , 0.99951338, 0.99962829, 0.9997215 , 0.99979985]), array([0.        , 0.        , 0.87640449, 1.        , 1.        ,</text:p>
            <text:p>       1.        , 1.        , 1.        , 1.        , 1.        ,</text:p>
            <text:p>       1.        , 1.        , 1.        , 1.        , 1.        ]), array([89, 89, 89, 88, 89, 89, 88, 89, 89, 88, 89, 89, 88, 89, 89,  0]))</text:p>
          </table:table-cell>
          <table:table-cell office:value-type="string" calcext:value-type="string">
            <text:p>(array([0.00611217, 0.03003953, 0.04945504, 0.06979156, 0.08375663,</text:p>
            <text:p>       0.11054754, 0.12997951, 0.15030502, 0.17113772, 0.20217233,</text:p>
            <text:p>       0.25312826, 0.29153334, 0.3076275 , 0.33876973, 0.35332052,</text:p>
            <text:p>       0.37358843, 0.39010743, 0.41166601, 0.43345672, 0.44420087,</text:p>
            <text:p>       0.47888732, 0.49232599, 0.50603355, 0.52861021, 0.54552912,</text:p>
            <text:p>       0.56883153, 0.59017608, 0.61334734, 0.62799594, 0.65875989,</text:p>
            <text:p>       0.69573827, 0.73196938, 0.74626833, 0.76836509, 0.78732704,</text:p>
            <text:p>       0.81318176, 0.83082352, 0.84883026, 0.86843704, 0.8935196 ,</text:p>
            <text:p>       0.90616649, 0.93098703, 0.95224134, 0.97181867, 0.99729495]), array([0., 0., 0., 0., 0., 0., 0., 0., 0., 0., 0., 0., 0., 0., 0., 0., 0.,</text:p>
            <text:p>       0., 0., 0., 0., 0., 1., 1., 1., 1., 1., 1., 1., 1., 1., 1., 1., 1.,</text:p>
            <text:p>       1., 1., 1., 1., 1., 1., 1., 1., 1., 1., 1.]), array([ 95,  27,  10,  10,   3,   6,   5,   2,   3,   0,   3,   0,   1,</text:p>
            <text:p>         0,   3,   3,   1,   5,   3,   3,   1,   1,   1,   1,   2,   2,</text:p>
            <text:p>         2,   3,   3,   4,   2,   1,   1,   0,   2,   0,   3,   1,   2,</text:p>
            <text:p>         3,   6,   3,   3,   6,   6,  13,  11,  17,  61, 987,   0]))</text:p>
          </table:table-cell>
          <table:table-cell office:value-type="float" office:value="0.211513849566505" calcext:value-type="float">
            <text:p>0,211513849566505</text:p>
          </table:table-cell>
          <table:table-cell office:value-type="float" office:value="0.0199483418504557" calcext:value-type="float">
            <text:p>0,0199483418504557</text:p>
          </table:table-cell>
          <table:table-cell office:value-type="float" office:value="0.248659038587476" calcext:value-type="float">
            <text:p>0,248659038587476</text:p>
          </table:table-cell>
          <table:table-cell office:value-type="float" office:value="0.432850753719156" calcext:value-type="float">
            <text:p>0,432850753719156</text:p>
          </table:table-cell>
          <table:table-cell office:value-type="float" office:value="0.127571271962664" calcext:value-type="float">
            <text:p>0,127571271962664</text:p>
          </table:table-cell>
          <table:table-cell office:value-type="float" office:value="0.493966445326805" calcext:value-type="float">
            <text:p>0,493966445326805</text:p>
          </table:table-cell>
        </table:table-row>
        <table:table-row table:style-name="ro4">
          <table:table-cell office:value-type="string" calcext:value-type="string">
            <text:p>(array([0.00479767, 0.09342617, 0.15916558, 0.23063453, 0.31844631,</text:p>
            <text:p>       0.38014406, 0.40129209, 0.49520326, 0.56232063, 0.62475314,</text:p>
            <text:p>       0.68996842, 0.76788431, 0.80630404, 0.90895402, 0.9824226 ]), array([0.10056772, 0.35714286, 0.36363636, 0.625     , 0.        ,</text:p>
            <text:p>       0.66666667, 0.        , 0.25      , 0.25      , 0.6       ,</text:p>
            <text:p>       0.75      , 0.        , 1.        , 0.42857143, 0.38888889]), array([1233,   28,   11,    8,    1,    3,    1,    4,    4,    5,    4,</text:p>
            <text:p>          3,    1,    7,   18,    0]))</text:p>
          </table:table-cell>
          <table:table-cell office:value-type="string" calcext:value-type="string">
            <text:p>(array([1.82428527e-04, 2.28984087e-04, 2.79317550e-04, 3.50048689e-04,</text:p>
            <text:p>       4.48795364e-04, 6.31920968e-04, 9.06720332e-04, 1.22058296e-03,</text:p>
            <text:p>       1.86433082e-03, 2.71324029e-03, 4.26739546e-03, 7.64618883e-03,</text:p>
            <text:p>       1.42305719e-02, 3.91992067e-02, 5.01961809e-01]), array([0.        , 0.02247191, 0.02247191, 0.04545455, 0.03370787,</text:p>
            <text:p>       0.05617978, 0.06818182, 0.04494382, 0.14606742, 0.125     ,</text:p>
            <text:p>       0.1011236 , 0.1011236 , 0.23863636, 0.41573034, 0.42696629]), array([89, 89, 89, 88, 89, 89, 88, 89, 89, 88, 89, 89, 88, 89, 89,  0]))</text:p>
          </table:table-cell>
          <table:table-cell office:value-type="string" calcext:value-type="string">
            <text:p>(array([0.00269858, 0.02842292, 0.04873638, 0.06989165, 0.08766676,</text:p>
            <text:p>       0.10762855, 0.13044209, 0.14433333, 0.17823321, 0.19106873,</text:p>
            <text:p>       0.21257906, 0.23387764, 0.24205412, 0.263652  , 0.31844631,</text:p>
            <text:p>       0.34921029, 0.39561094, 0.40129209, 0.46904552, 0.49072817,</text:p>
            <text:p>       0.53031117, 0.55441454, 0.57022673, 0.61197752, 0.63466239,</text:p>
            <text:p>       0.65317076, 0.66917109, 0.68188804, 0.73278284, 0.76764351,</text:p>
            <text:p>       0.79737025, 0.80630404, 0.89451075, 0.90886575, 0.92383862,</text:p>
            <text:p>       0.95448945, 0.96646233, 0.99339595]), array([0.07712305, 0.39622642, 0.54166667, 0.33333333, 0.5       ,</text:p>
            <text:p>       0.25      , 0.2       , 0.6       , 0.        , 0.33333333,</text:p>
            <text:p>       0.66666667, 0.33333333, 1.        , 1.        , 0.        ,</text:p>
            <text:p>       0.        , 1.        , 0.        , 1.        , 0.        ,</text:p>
            <text:p>       0.        , 0.5       , 0.        , 0.66666667, 1.        ,</text:p>
            <text:p>       0.        , 1.        , 0.5       , 0.5       , 0.        ,</text:p>
            <text:p>       0.        , 1.        , 0.        , 0.4       , 1.        ,</text:p>
            <text:p>       0.33333333, 1.        , 0.25      ]), array([1154,   53,   24,    9,   10,    8,    5,    5,    1,    3,    3,</text:p>
            <text:p>          3,    1,    1,    0,    1,    0,    1,    0,    2,    1,    0,</text:p>
            <text:p>          0,    1,    2,    0,    1,    2,    2,    0,    3,    1,    1,</text:p>
            <text:p>          1,    2,    0,    2,    0,    1,    1,    1,    0,    0,    0,</text:p>
            <text:p>          1,    5,    1,    3,    3,   12,    0]))</text:p>
          </table:table-cell>
          <table:table-cell office:value-type="float" office:value="0.309492612163632" calcext:value-type="float">
            <text:p>0,309492612163632</text:p>
          </table:table-cell>
          <table:table-cell office:value-type="float" office:value="0.0948189062289307" calcext:value-type="float">
            <text:p>0,0948189062289307</text:p>
          </table:table-cell>
          <table:table-cell office:value-type="float" office:value="0.393470307795666" calcext:value-type="float">
            <text:p>0,393470307795666</text:p>
          </table:table-cell>
          <table:table-cell office:value-type="float" office:value="0.767884314060211" calcext:value-type="float">
            <text:p>0,767884314060211</text:p>
          </table:table-cell>
          <table:table-cell office:value-type="float" office:value="0.376531130393569" calcext:value-type="float">
            <text:p>0,376531130393569</text:p>
          </table:table-cell>
          <table:table-cell office:value-type="float" office:value="0.894510746002197" calcext:value-type="float">
            <text:p>0,894510746002197</text:p>
          </table:table-cell>
          <table:table-cell office:value-type="float" office:value="0.117365670927469" calcext:value-type="float">
            <text:p>0,117365670927469</text:p>
          </table:table-cell>
          <table:table-cell office:value-type="string" calcext:value-type="string">
            <text:p>(array([0.01434706, 0.09299914, 0.15786237, 0.23228988, 0.31797308,</text:p>
            <text:p>       0.38216458, 0.43485941, 0.4893195 , 0.57628435, 0.62799796,</text:p>
            <text:p>       0.68985011, 0.7722986 , 0.83586651, 0.90708254, 0.99615137]), array([0. , 0. , 0. , 0. , 0. , 0. , 0. , 0.5, 1. , 1. , 1. , 1. , 1. ,</text:p>
            <text:p>       1. , 1. ]), array([ 135,   14,    4,    8,    1,    4,    3,    4,    2,    4,    4,</text:p>
            <text:p>          3,    8,   21, 1116,    0]))</text:p>
          </table:table-cell>
          <table:table-cell office:value-type="string" calcext:value-type="string">
            <text:p>(array([0.00434976, 0.15127797, 0.91832944, 0.98737953, 0.99382335,</text:p>
            <text:p>       0.99650869, 0.99783072, 0.99862467, 0.99903274, 0.99932792,</text:p>
            <text:p>       0.99953815, 0.99964496, 0.99971962, 0.99977026, 0.99981757]), array([0.        , 0.07865169, 1.        , 1.        , 1.        ,</text:p>
            <text:p>       1.        , 1.        , 1.        , 1.        , 1.        ,</text:p>
            <text:p>       1.        , 1.        , 1.        , 1.        , 1.        ]), array([89, 89, 89, 88, 89, 89, 88, 89, 89, 88, 89, 89, 88, 89, 89,  0]))</text:p>
          </table:table-cell>
          <table:table-cell office:value-type="string" calcext:value-type="string">
            <text:p>(array([0.00561455, 0.02792291, 0.04915577, 0.06959594, 0.08814044,</text:p>
            <text:p>       0.10847263, 0.125568  , 0.14533918, 0.19543192, 0.20809402,</text:p>
            <text:p>       0.23348504, 0.24205412, 0.26250641, 0.31797308, 0.34682924,</text:p>
            <text:p>       0.39394302, 0.42977327, 0.4450317 , 0.46936718, 0.50927183,</text:p>
            <text:p>       0.55386078, 0.59870791, 0.61326987, 0.63466239, 0.65078971,</text:p>
            <text:p>       0.66917109, 0.68165143, 0.72692651, 0.76649033, 0.78391513,</text:p>
            <text:p>       0.80950992, 0.82176679, 0.85717545, 0.86833939, 0.89315004,</text:p>
            <text:p>       0.91039781, 0.92908595, 0.95259432, 0.97083866, 0.99752511]), array([0., 0., 0., 0., 0., 0., 0., 0., 0., 0., 0., 0., 0., 0., 0., 0., 0.,</text:p>
            <text:p>       0., 0., 1., 1., 1., 1., 1., 1., 1., 1., 1., 1., 1., 1., 1., 1., 1.,</text:p>
            <text:p>       1., 1., 1., 1., 1., 1.]), array([  98,   21,   15,    3,    8,    3,    1,    3,    0,    1,    3,</text:p>
            <text:p>          2,    1,    2,    0,    1,    0,    1,    0,    3,    0,    2,</text:p>
            <text:p>          1,    2,    0,    2,    0,    1,    0,    1,    2,    1,    1,</text:p>
            <text:p>          1,    2,    0,    1,    0,    2,    1,    3,    1,    2,    4,</text:p>
            <text:p>          6,    7,    7,   12,   35, 1068,    0]))</text:p>
          </table:table-cell>
          <table:table-cell office:value-type="float" office:value="0.215842971081395" calcext:value-type="float">
            <text:p>0,215842971081395</text:p>
          </table:table-cell>
          <table:table-cell office:value-type="float" office:value="0.0125085601320284" calcext:value-type="float">
            <text:p>0,0125085601320284</text:p>
          </table:table-cell>
          <table:table-cell office:value-type="float" office:value="0.224129949739752" calcext:value-type="float">
            <text:p>0,224129949739752</text:p>
          </table:table-cell>
          <table:table-cell office:value-type="float" office:value="0.434859414895376" calcext:value-type="float">
            <text:p>0,434859414895376</text:p>
          </table:table-cell>
          <table:table-cell office:value-type="float" office:value="0.0816705555686456" calcext:value-type="float">
            <text:p>0,0816705555686456</text:p>
          </table:table-cell>
          <table:table-cell office:value-type="float" office:value="0.490728169679642" calcext:value-type="float">
            <text:p>0,490728169679642</text:p>
          </table:table-cell>
        </table:table-row>
        <table:table-row table:style-name="ro2">
          <table:table-cell office:value-type="string" calcext:value-type="string">
            <text:p>(array([0.00860793, 0.09630562, 0.16604368, 0.23070836, 0.29943136,</text:p>
            <text:p>       0.36983315, 0.44101972, 0.4965837 , 0.56255001, 0.64728981,</text:p>
            <text:p>       0.69405325, 0.76732483, 0.84248104, 0.90523937, 0.9766138 ]), array([0.08221626, 0.23809524, 0.31818182, 0.35294118, 0.28571429,</text:p>
            <text:p>       0.28571429, 0.42857143, 0.42857143, 0.58333333, 0.5       ,</text:p>
            <text:p>       0.5       , 0.5       , 0.3       , 0.33333333, 0.26315789]), array([1119,   42,   22,   17,    7,    7,    7,    7,   12,    6,   10,</text:p>
            <text:p>          6,   10,   21,   38,    0]))</text:p>
          </table:table-cell>
          <table:table-cell office:value-type="string" calcext:value-type="string">
            <text:p>(array([5.14817005e-04, 6.79636506e-04, 8.59775161e-04, 1.11772522e-03,</text:p>
            <text:p>       1.45891797e-03, 1.87316719e-03, 2.45754326e-03, 3.60871795e-03,</text:p>
            <text:p>       5.45180110e-03, 9.71379806e-03, 1.72087221e-02, 3.21947450e-02,</text:p>
            <text:p>       6.64459411e-02, 3.12377131e-01, 8.84542080e-01]), array([0.02247191, 0.01123596, 0.02247191, 0.02272727, 0.05617978,</text:p>
            <text:p>       0.07865169, 0.09090909, 0.02247191, 0.11235955, 0.09090909,</text:p>
            <text:p>       0.17977528, 0.17977528, 0.22727273, 0.38202247, 0.33707865]), array([89, 89, 89, 88, 89, 89, 88, 89, 89, 88, 89, 89, 88, 89, 89,  0]))</text:p>
          </table:table-cell>
          <table:table-cell office:value-type="string" calcext:value-type="string">
            <text:p>(array([0.00377771, 0.02937829, 0.04939017, 0.07081169, 0.09200633,</text:p>
            <text:p>       0.10821058, 0.13058364, 0.15187421, 0.16940155, 0.19070769,</text:p>
            <text:p>       0.21109569, 0.23173707, 0.24606916, 0.27036402, 0.29238478,</text:p>
            <text:p>       0.31112123, 0.32233143, 0.35405707, 0.3685942 , 0.38746765,</text:p>
            <text:p>       0.40978929, 0.43231165, 0.44334422, 0.46697564, 0.48666857,</text:p>
            <text:p>       0.53148643, 0.54711547, 0.56617806, 0.59565514, 0.61398596,</text:p>
            <text:p>       0.63615084, 0.65275693, 0.66863284, 0.69082713, 0.70398304,</text:p>
            <text:p>       0.73198766, 0.74627239, 0.77213748, 0.79499173, 0.8308896 ,</text:p>
            <text:p>       0.84744033, 0.86615646, 0.88814931, 0.91312286, 0.93259017,</text:p>
            <text:p>       0.95420321, 0.97185691, 0.99056382]), array([0.05839416, 0.20618557, 0.25423729, 0.21428571, 0.3125    ,</text:p>
            <text:p>       0.09090909, 0.5       , 0.28571429, 0.4       , 0.14285714,</text:p>
            <text:p>       0.66666667, 0.2       , 0.        , 0.5       , 0.66666667,</text:p>
            <text:p>       0.        , 0.        , 0.5       , 0.33333333, 0.        ,</text:p>
            <text:p>       0.        , 0.        , 0.5       , 1.        , 0.25      ,</text:p>
            <text:p>       0.66666667, 0.5       , 0.6       , 0.5       , 1.        ,</text:p>
            <text:p>       0.        , 0.5       , 0.25      , 0.8       , 0.5       ,</text:p>
            <text:p>       0.        , 0.        , 0.66666667, 1.        , 0.75      ,</text:p>
            <text:p>       0.        , 0.        , 0.16666667, 0.41666667, 0.25      ,</text:p>
            <text:p>       0.33333333, 0.27272727, 0.26315789]), array([959,  97,  59,  14,  16,  11,   8,   7,   5,   7,   6,   5,   5,</text:p>
            <text:p>         2,   3,   2,   1,   2,   3,   2,   1,   2,   2,   3,   4,   0,</text:p>
            <text:p>         3,   4,   5,   2,   1,   1,   2,   4,   5,   2,   1,   2,   3,</text:p>
            <text:p>         1,   0,   4,   5,   2,   6,  12,   4,   6,  11,  19,   0]))</text:p>
          </table:table-cell>
          <table:table-cell office:value-type="float" office:value="0.208357307113348" calcext:value-type="float">
            <text:p>0,208357307113348</text:p>
          </table:table-cell>
          <table:table-cell office:value-type="float" office:value="0.106048993469076" calcext:value-type="float">
            <text:p>0,106048993469076</text:p>
          </table:table-cell>
          <table:table-cell office:value-type="float" office:value="0.324099116885911" calcext:value-type="float">
            <text:p>0,324099116885911</text:p>
          </table:table-cell>
          <table:table-cell office:value-type="float" office:value="0.713455907608333" calcext:value-type="float">
            <text:p>0,713455907608333</text:p>
          </table:table-cell>
          <table:table-cell office:value-type="float" office:value="0.54746342843838" calcext:value-type="float">
            <text:p>0,54746342843838</text:p>
          </table:table-cell>
          <table:table-cell office:value-type="float" office:value="0.866156458854675" calcext:value-type="float">
            <text:p>0,866156458854675</text:p>
          </table:table-cell>
          <table:table-cell office:value-type="float" office:value="0.124671731748871" calcext:value-type="float">
            <text:p>0,124671731748871</text:p>
          </table:table-cell>
          <table:table-cell office:value-type="string" calcext:value-type="string">
            <text:p>(array([0.01950182, 0.09681093, 0.15503359, 0.23034974, 0.30427596,</text:p>
            <text:p>       0.35715066, 0.44435835, 0.50114732, 0.56530262, 0.63508252,</text:p>
            <text:p>       0.69744447, 0.76821818, 0.83012888, 0.90483725, 0.99211116]), array([0.        , 0.        , 0.        , 0.        , 0.        ,</text:p>
            <text:p>       0.        , 0.        , 0.57142857, 1.        , 1.        ,</text:p>
            <text:p>       1.        , 1.        , 1.        , 1.        , 1.        ]), array([ 120,   24,   14,    9,    7,    5,    8,    7,   11,    8,   10,</text:p>
            <text:p>         14,   18,   39, 1037,    0]))</text:p>
          </table:table-cell>
          <table:table-cell office:value-type="string" calcext:value-type="string">
            <text:p>(array([0.0103136 , 0.12951276, 0.69699745, 0.94042148, 0.97407929,</text:p>
            <text:p>       0.98687981, 0.99323213, 0.99585594, 0.99730693, 0.99802928,</text:p>
            <text:p>       0.99850869, 0.99885892, 0.99913041, 0.99931492, 0.99948455]), array([0.        , 0.        , 0.86516854, 1.        , 1.        ,</text:p>
            <text:p>       1.        , 1.        , 1.        , 1.        , 1.        ,</text:p>
            <text:p>       1.        , 1.        , 1.        , 1.        , 1.        ]), array([89, 89, 89, 88, 89, 89, 88, 89, 89, 88, 89, 89, 88, 89, 89,  0]))</text:p>
          </table:table-cell>
          <table:table-cell office:value-type="string" calcext:value-type="string">
            <text:p>(array([0.00642154, 0.02803555, 0.04844839, 0.06716946, 0.08831614,</text:p>
            <text:p>       0.11060784, 0.13167836, 0.15275077, 0.17075218, 0.18108889,</text:p>
            <text:p>       0.21112142, 0.22738501, 0.25372761, 0.26722455, 0.29702142,</text:p>
            <text:p>       0.31729823, 0.33019207, 0.3532232 , 0.37114379, 0.40007687,</text:p>
            <text:p>       0.43714634, 0.45148676, 0.46958532, 0.48523259, 0.51285277,</text:p>
            <text:p>       0.53593683, 0.55207791, 0.56811193, 0.59079893, 0.61301688,</text:p>
            <text:p>       0.63632791, 0.65192306, 0.67138806, 0.69153191, 0.71093799,</text:p>
            <text:p>       0.72570872, 0.75393084, 0.76874952, 0.79096776, 0.80768917,</text:p>
            <text:p>       0.83146786, 0.84866751, 0.86942849, 0.89111151, 0.90907292,</text:p>
            <text:p>       0.92850115, 0.95068954, 0.97032159, 0.99630771]), array([0., 0., 0., 0., 0., 0., 0., 0., 0., 0., 0., 0., 0., 0., 0., 0., 0.,</text:p>
            <text:p>       0., 0., 0., 0., 0., 0., 0., 1., 1., 1., 1., 1., 1., 1., 1., 1., 1.,</text:p>
            <text:p>       1., 1., 1., 1., 1., 1., 1., 1., 1., 1., 1., 1., 1., 1., 1.]), array([ 70,  28,  19,   6,  12,   6,   6,   7,   3,   1,   4,   2,   2,</text:p>
            <text:p>         2,   3,   1,   3,   2,   2,   0,   1,   2,   3,   4,   1,   3,</text:p>
            <text:p>         2,   3,   5,   2,   3,   2,   2,   2,   6,   2,   1,   5,   6,</text:p>
            <text:p>         3,   6,   6,   5,   4,  11,  16,  12,  46,  80, 908,   0]))</text:p>
          </table:table-cell>
          <table:table-cell office:value-type="float" office:value="0.218975814663417" calcext:value-type="float">
            <text:p>0,218975814663417</text:p>
          </table:table-cell>
          <table:table-cell office:value-type="float" office:value="0.0284596720926352" calcext:value-type="float">
            <text:p>0,0284596720926352</text:p>
          </table:table-cell>
          <table:table-cell office:value-type="float" office:value="0.246522772144554" calcext:value-type="float">
            <text:p>0,246522772144554</text:p>
          </table:table-cell>
          <table:table-cell office:value-type="float" office:value="0.444358348846436" calcext:value-type="float">
            <text:p>0,444358348846436</text:p>
          </table:table-cell>
          <table:table-cell office:value-type="float" office:value="0.168171090523848" calcext:value-type="float">
            <text:p>0,168171090523848</text:p>
          </table:table-cell>
          <table:table-cell office:value-type="float" office:value="0.487147231896718" calcext:value-type="float">
            <text:p>0,487147231896718</text:p>
          </table:table-cell>
        </table:table-row>
        <table:table-row table:style-name="ro2">
          <table:table-cell office:value-type="string" calcext:value-type="string">
            <text:p>(array([0.00701128, 0.08688689, 0.15919082, 0.23637418, 0.29096438,</text:p>
            <text:p>       0.36154195, 0.43727366, 0.49379659, 0.56478083, 0.63148957,</text:p>
            <text:p>       0.71483755, 0.75909814, 0.83183758, 0.89972734, 0.97451632]), array([0.08977778, 0.26829268, 0.30434783, 0.21428571, 0.        ,</text:p>
            <text:p>       0.6       , 0.25      , 0.33333333, 0.375     , 0.1       ,</text:p>
            <text:p>       0.5       , 0.3       , 0.        , 0.57142857, 0.275     ]), array([1125,   41,   23,   14,   11,   10,    8,    6,    8,   10,    8,</text:p>
            <text:p>         10,   10,    7,   40,    0]))</text:p>
          </table:table-cell>
          <table:table-cell office:value-type="string" calcext:value-type="string">
            <text:p>(array([2.40877396e-04, 3.51868537e-04, 4.84392982e-04, 6.75897586e-04,</text:p>
            <text:p>       9.17590281e-04, 1.25418288e-03, 1.80964286e-03, 2.74157089e-03,</text:p>
            <text:p>       4.20579522e-03, 6.69415225e-03, 1.19131941e-02, 2.46445817e-02,</text:p>
            <text:p>       5.79615235e-02, 2.67701309e-01, 8.48793997e-01]), array([0.02247191, 0.02247191, 0.05617978, 0.04545455, 0.07865169,</text:p>
            <text:p>       0.04494382, 0.10227273, 0.1011236 , 0.14606742, 0.11363636,</text:p>
            <text:p>       0.07865169, 0.19101124, 0.22727273, 0.26966292, 0.28089888]), array([89, 89, 89, 88, 89, 89, 88, 89, 89, 88, 89, 89, 88, 89, 89,  0]))</text:p>
          </table:table-cell>
          <table:table-cell office:value-type="string" calcext:value-type="string">
            <text:p>(array([0.00320545, 0.02860717, 0.04726105, 0.06877849, 0.09004936,</text:p>
            <text:p>       0.10567126, 0.1323873 , 0.15067254, 0.16906141, 0.18683936,</text:p>
            <text:p>       0.21571777, 0.22744997, 0.24669075, 0.27053543, 0.29243873,</text:p>
            <text:p>       0.31212132, 0.33611692, 0.35093387, 0.37428597, 0.39332705,</text:p>
            <text:p>       0.40993702, 0.43126848, 0.44645058, 0.46554101, 0.480684  ,</text:p>
            <text:p>       0.50922187, 0.5493196 , 0.56622541, 0.59425873, 0.61024467,</text:p>
            <text:p>       0.65073884, 0.66071707, 0.69722199, 0.71581308, 0.72804566,</text:p>
            <text:p>       0.74747882, 0.76534742, 0.79376349, 0.81384866, 0.82725459,</text:p>
            <text:p>       0.84714531, 0.86964387, 0.88853195, 0.90923687, 0.93552306,</text:p>
            <text:p>       0.95233454, 0.97310363, 0.99219871]), array([0.07907908, 0.1375    , 0.28125   , 0.1875    , 0.3125    ,</text:p>
            <text:p>       0.25      , 0.28571429, 0.3       , 0.25      , 0.4       ,</text:p>
            <text:p>       1.        , 0.        , 0.16666667, 0.        , 0.        ,</text:p>
            <text:p>       0.        , 0.33333333, 0.66666667, 0.        , 1.        ,</text:p>
            <text:p>       0.5       , 0.        , 0.        , 0.33333333, 0.5       ,</text:p>
            <text:p>       0.33333333, 0.25      , 0.        , 1.        , 0.2       ,</text:p>
            <text:p>       0.        , 0.        , 0.5       , 0.66666667, 0.5       ,</text:p>
            <text:p>       0.2       , 0.5       , 0.        , 0.        , 0.        ,</text:p>
            <text:p>       0.        , 1.        , 0.5       , 0.66666667, 0.        ,</text:p>
            <text:p>       0.11111111, 0.28571429, 0.4       ]), array([999,  80,  32,  32,  16,   4,   7,  10,   4,   5,   2,   5,   6,</text:p>
            <text:p>         4,   6,   2,   3,   3,   1,   3,   2,   2,   2,   3,   2,   3,</text:p>
            <text:p>         0,   4,   2,   2,   5,   0,   4,   1,   2,   3,   4,   5,   2,</text:p>
            <text:p>         2,   4,   1,   5,   1,   2,   3,   5,   9,   7,  20,   0]))</text:p>
          </table:table-cell>
          <table:table-cell office:value-type="float" office:value="0.304229057648601" calcext:value-type="float">
            <text:p>0,304229057648601</text:p>
          </table:table-cell>
          <table:table-cell office:value-type="float" office:value="0.112411390656491" calcext:value-type="float">
            <text:p>0,112411390656491</text:p>
          </table:table-cell>
          <table:table-cell office:value-type="float" office:value="0.363386735767856" calcext:value-type="float">
            <text:p>0,363386735767856</text:p>
          </table:table-cell>
          <table:table-cell office:value-type="float" office:value="0.831837576627731" calcext:value-type="float">
            <text:p>0,831837576627731</text:p>
          </table:table-cell>
          <table:table-cell office:value-type="float" office:value="0.56789512044928" calcext:value-type="float">
            <text:p>0,56789512044928</text:p>
          </table:table-cell>
          <table:table-cell office:value-type="float" office:value="0.935523056983948" calcext:value-type="float">
            <text:p>0,935523056983948</text:p>
          </table:table-cell>
          <table:table-cell office:value-type="float" office:value="0.12942758820272" calcext:value-type="float">
            <text:p>0,12942758820272</text:p>
          </table:table-cell>
          <table:table-cell office:value-type="string" calcext:value-type="string">
            <text:p>(array([0.01595771, 0.08964106, 0.16638705, 0.23429551, 0.28387618,</text:p>
            <text:p>       0.36684512, 0.43992229, 0.50219044, 0.5666126 , 0.6404306 ,</text:p>
            <text:p>       0.7102398 , 0.758907  , 0.84284792, 0.91149129, 0.99339852]), array([0. , 0. , 0. , 0. , 0. , 0. , 0. , 0.5, 1. , 1. , 1. , 1. , 1. ,</text:p>
            <text:p>       1. , 1. ]), array([ 130,   14,   17,   10,    4,   15,    7,    6,    9,    5,   15,</text:p>
            <text:p>         14,   16,   34, 1035,    0]))</text:p>
          </table:table-cell>
          <table:table-cell office:value-type="string" calcext:value-type="string">
            <text:p>(array([0.00498484, 0.11472774, 0.65216529, 0.94165802, 0.97848183,</text:p>
            <text:p>       0.99019559, 0.99456718, 0.99673664, 0.99790684, 0.99864987,</text:p>
            <text:p>       0.99902872, 0.99929366, 0.99950366, 0.99964404, 0.99975799]), array([0.        , 0.        , 0.75280899, 1.        , 1.        ,</text:p>
            <text:p>       1.        , 1.        , 1.        , 1.        , 1.        ,</text:p>
            <text:p>       1.        , 1.        , 1.        , 1.        , 1.        ]), array([89, 89, 89, 88, 89, 89, 88, 89, 89, 88, 89, 89, 88, 89, 89,  0]))</text:p>
          </table:table-cell>
          <table:table-cell office:value-type="string" calcext:value-type="string">
            <text:p>(array([0.00531   , 0.02646267, 0.04678573, 0.06800061, 0.08764358,</text:p>
            <text:p>       0.11222491, 0.13391376, 0.15247929, 0.17011689, 0.18831237,</text:p>
            <text:p>       0.21097714, 0.23046911, 0.25371549, 0.27438036, 0.28533173,</text:p>
            <text:p>       0.30141228, 0.33827019, 0.34920672, 0.390128  , 0.40716583,</text:p>
            <text:p>       0.43377459, 0.44774991, 0.46149126, 0.48676516, 0.51329654,</text:p>
            <text:p>       0.53243412, 0.54920899, 0.56873152, 0.59193641, 0.60213822,</text:p>
            <text:p>       0.62571403, 0.64539406, 0.66445334, 0.69053788, 0.70976732,</text:p>
            <text:p>       0.72980027, 0.75430451, 0.77065235, 0.81702402, 0.83041424,</text:p>
            <text:p>       0.84983364, 0.86846004, 0.89470717, 0.90867556, 0.93171963,</text:p>
            <text:p>       0.95225061, 0.97107824, 0.99690187]), array([0., 0., 0., 0., 0., 0., 0., 0., 0., 0., 0., 0., 0., 0., 0., 0., 0.,</text:p>
            <text:p>       0., 0., 0., 0., 0., 0., 0., 1., 1., 1., 1., 1., 1., 1., 1., 1., 1.,</text:p>
            <text:p>       1., 1., 1., 1., 1., 1., 1., 1., 1., 1., 1., 1., 1., 1.]), array([ 91,  16,  17,  11,   6,   2,   2,   8,   2,   6,   4,   1,   5,</text:p>
            <text:p>         2,   1,   1,   2,   6,   0,   7,   1,   2,   3,   1,   3,   2,</text:p>
            <text:p>         2,   3,   2,   3,   1,   1,   1,   2,   3,   8,   6,   6,   6,</text:p>
            <text:p>         0,   3,   3,   7,   6,   4,  13,  26,  24,  71, 928,   0]))</text:p>
          </table:table-cell>
          <table:table-cell office:value-type="float" office:value="0.211679175350768" calcext:value-type="float">
            <text:p>0,211679175350768</text:p>
          </table:table-cell>
          <table:table-cell office:value-type="float" office:value="0.0216621503616838" calcext:value-type="float">
            <text:p>0,0216621503616838</text:p>
          </table:table-cell>
          <table:table-cell office:value-type="float" office:value="0.247763603511004" calcext:value-type="float">
            <text:p>0,247763603511004</text:p>
          </table:table-cell>
          <table:table-cell office:value-type="float" office:value="0.439922285931451" calcext:value-type="float">
            <text:p>0,439922285931451</text:p>
          </table:table-cell>
          <table:table-cell office:value-type="float" office:value="0.114727741504988" calcext:value-type="float">
            <text:p>0,114727741504988</text:p>
          </table:table-cell>
          <table:table-cell office:value-type="float" office:value="0.486765156189601" calcext:value-type="float">
            <text:p>0,486765156189601</text:p>
          </table:table-cell>
        </table:table-row>
        <table:table-row table:style-name="ro2">
          <table:table-cell office:value-type="string" calcext:value-type="string">
            <text:p>(array([0.00532135, 0.09204464, 0.1630586 , 0.23551812, 0.29461427,</text:p>
            <text:p>       0.37539101, 0.43002871, 0.50234021, 0.57355381, 0.62871544,</text:p>
            <text:p>       0.68843433, 0.75298176, 0.83581695, 0.89841708, 0.97976987]), array([0.08653846, 0.2       , 0.16666667, 0.1875    , 0.15789474,</text:p>
            <text:p>       0.42857143, 0.2       , 0.2       , 0.33333333, 0.08333333,</text:p>
            <text:p>       0.        , 0.28571429, 0.38888889, 0.1875    , 0.38709677]), array([1040,   35,   24,   16,   19,    7,   10,   10,    6,   12,    2,</text:p>
            <text:p>          7,   18,   32,   93,    0]))</text:p>
          </table:table-cell>
          <table:table-cell office:value-type="string" calcext:value-type="string">
            <text:p>(array([2.50842617e-04, 3.19217039e-04, 4.17484466e-04, 5.51079490e-04,</text:p>
            <text:p>       7.56563400e-04, 1.07240113e-03, 1.54163449e-03, 2.29695019e-03,</text:p>
            <text:p>       3.82743239e-03, 6.74088587e-03, 1.50561257e-02, 5.26213629e-02,</text:p>
            <text:p>       2.53469380e-01, 7.78302390e-01, 9.81598240e-01]), array([0.02247191, 0.03370787, 0.05617978, 0.04545455, 0.1011236 ,</text:p>
            <text:p>       0.05617978, 0.07954545, 0.1011236 , 0.08988764, 0.10227273,</text:p>
            <text:p>       0.08988764, 0.28089888, 0.21590909, 0.2247191 , 0.39325843]), array([89, 89, 89, 88, 89, 89, 88, 89, 89, 88, 89, 89, 88, 89, 89,  0]))</text:p>
          </table:table-cell>
          <table:table-cell office:value-type="string" calcext:value-type="string">
            <text:p>(array([0.00262854, 0.02890408, 0.05016108, 0.06859214, 0.08855847,</text:p>
            <text:p>       0.10912405, 0.13218488, 0.14933818, 0.1726066 , 0.19132628,</text:p>
            <text:p>       0.20860367, 0.22835299, 0.2545316 , 0.2730374 , 0.28803865,</text:p>
            <text:p>       0.30675014, 0.32781728, 0.35438555, 0.36869656, 0.38908727,</text:p>
            <text:p>       0.40602244, 0.432258  , 0.46789107, 0.4887166 , 0.51489723,</text:p>
            <text:p>       0.52813651, 0.55396682, 0.57196456, 0.59473005, 0.61416975,</text:p>
            <text:p>       0.62485798, 0.64741329, 0.68843433, 0.73656517, 0.74780591,</text:p>
            <text:p>       0.76362981, 0.81277452, 0.83475308, 0.85050073, 0.87041986,</text:p>
            <text:p>       0.88639808, 0.90821376, 0.92987427, 0.95105956, 0.96976478,</text:p>
            <text:p>       0.99267476]), array([0.06993737, 0.23214286, 0.31578947, 0.29411765, 0.21428571,</text:p>
            <text:p>       0.125     , 0.4       , 0.2       , 0.25      , 0.        ,</text:p>
            <text:p>       0.        , 0.        , 0.33333333, 0.33333333, 0.16666667,</text:p>
            <text:p>       0.16666667, 0.        , 0.        , 0.33333333, 0.66666667,</text:p>
            <text:p>       0.33333333, 0.2       , 0.2       , 0.        , 0.        ,</text:p>
            <text:p>       0.25      , 0.5       , 0.        , 0.5       , 0.        ,</text:p>
            <text:p>       0.        , 0.33333333, 0.        , 0.        , 0.33333333,</text:p>
            <text:p>       0.33333333, 0.16666667, 0.25      , 0.66666667, 0.3       ,</text:p>
            <text:p>       0.28571429, 0.1       , 0.2       , 0.4       , 0.33333333,</text:p>
            <text:p>       0.40350877]), array([958,  56,  19,  17,  14,   8,   5,  10,   8,   4,   4,   5,   6,</text:p>
            <text:p>         6,   6,   6,   2,   1,   3,   3,   3,   5,   0,   5,   2,   1,</text:p>
            <text:p>         4,   2,   2,   2,   2,   7,   3,   0,   2,   0,   1,   3,   3,</text:p>
            <text:p>         0,   6,   4,   6,  10,   7,  10,  10,  15,  18,  57,   0]))</text:p>
          </table:table-cell>
          <table:table-cell office:value-type="float" office:value="0.310326010102897" calcext:value-type="float">
            <text:p>0,310326010102897</text:p>
          </table:table-cell>
          <table:table-cell office:value-type="float" office:value="0.143517654175889" calcext:value-type="float">
            <text:p>0,143517654175889</text:p>
          </table:table-cell>
          <table:table-cell office:value-type="float" office:value="0.339604922510782" calcext:value-type="float">
            <text:p>0,339604922510782</text:p>
          </table:table-cell>
          <table:table-cell office:value-type="float" office:value="0.710917083546519" calcext:value-type="float">
            <text:p>0,710917083546519</text:p>
          </table:table-cell>
          <table:table-cell office:value-type="float" office:value="0.588339812969894" calcext:value-type="float">
            <text:p>0,588339812969894</text:p>
          </table:table-cell>
          <table:table-cell office:value-type="float" office:value="0.808213758468628" calcext:value-type="float">
            <text:p>0,808213758468628</text:p>
          </table:table-cell>
          <table:table-cell office:value-type="float" office:value="0.152003501234398" calcext:value-type="float">
            <text:p>0,152003501234398</text:p>
          </table:table-cell>
          <table:table-cell office:value-type="string" calcext:value-type="string">
            <text:p>(array([0.01616778, 0.10115875, 0.16726313, 0.25161188, 0.29471744,</text:p>
            <text:p>       0.37434332, 0.42360605, 0.49683613, 0.56826721, 0.63153094,</text:p>
            <text:p>       0.70329905, 0.7676985 , 0.83852761, 0.9078242 , 0.99488952]), array([0. , 0. , 0. , 0. , 0. , 0. , 0. , 0.5, 1. , 1. , 1. , 1. , 1. ,</text:p>
            <text:p>       1. , 1. ]), array([147,  33,  15,   8,   5,  14,   6,  10,  10,   5,  16,  15,  27,</text:p>
            <text:p>        34, 986,   0]))</text:p>
          </table:table-cell>
          <table:table-cell office:value-type="string" calcext:value-type="string">
            <text:p>(array([0.00335671, 0.0578883 , 0.42308208, 0.86241277, 0.97232227,</text:p>
            <text:p>       0.9905873 , 0.99508086, 0.99713263, 0.99825883, 0.99882013,</text:p>
            <text:p>       0.99918405, 0.99942463, 0.99957344, 0.99967766, 0.99974824]), array([0.        , 0.        , 0.38202247, 1.        , 1.        ,</text:p>
            <text:p>       1.        , 1.        , 1.        , 1.        , 1.        ,</text:p>
            <text:p>       1.        , 1.        , 1.        , 1.        , 1.        ]), array([89, 89, 89, 88, 89, 89, 88, 89, 89, 88, 89, 89, 88, 89, 89,  0]))</text:p>
          </table:table-cell>
          <table:table-cell office:value-type="string" calcext:value-type="string">
            <text:p>(array([0.00474876, 0.03059493, 0.05049585, 0.06871832, 0.0917741 ,</text:p>
            <text:p>       0.11567624, 0.12923788, 0.1475706 , 0.1692205 , 0.18674051,</text:p>
            <text:p>       0.23484805, 0.25371086, 0.26522026, 0.28168488, 0.30819901,</text:p>
            <text:p>       0.34976125, 0.37368245, 0.38795611, 0.40221111, 0.43143822,</text:p>
            <text:p>       0.44289941, 0.47083391, 0.48510277, 0.5112834 , 0.53128527,</text:p>
            <text:p>       0.55083305, 0.56923844, 0.59193834, 0.6129021 , 0.62868789,</text:p>
            <text:p>       0.64368841, 0.67218272, 0.69219297, 0.71069059, 0.72350039,</text:p>
            <text:p>       0.74621432, 0.76980343, 0.79139633, 0.80900891, 0.82918028,</text:p>
            <text:p>       0.84999208, 0.86773586, 0.89176129, 0.91196736, 0.9304296 ,</text:p>
            <text:p>       0.95106687, 0.97146961, 0.99731285]), array([0., 0., 0., 0., 0., 0., 0., 0., 0., 0., 0., 0., 0., 0., 0., 0., 0.,</text:p>
            <text:p>       0., 0., 0., 0., 0., 0., 1., 1., 1., 1., 1., 1., 1., 1., 1., 1., 1.,</text:p>
            <text:p>       1., 1., 1., 1., 1., 1., 1., 1., 1., 1., 1., 1., 1., 1.]), array([101,  25,  15,  13,  12,   6,   9,   4,   5,   5,   0,   2,   4,</text:p>
            <text:p>         3,   1,   3,   0,   2,   8,   4,   2,   3,   1,   4,   1,   2,</text:p>
            <text:p>         5,   1,   4,   3,   1,   2,   2,   2,   5,   5,   4,   5,   6,</text:p>
            <text:p>         4,   5,   7,  12,   6,   9,  12,  14,  19,  49, 914,   0]))</text:p>
          </table:table-cell>
          <table:table-cell office:value-type="float" office:value="0.214666345609034" calcext:value-type="float">
            <text:p>0,214666345609034</text:p>
          </table:table-cell>
          <table:table-cell office:value-type="float" office:value="0.0193387876110358" calcext:value-type="float">
            <text:p>0,0193387876110358</text:p>
          </table:table-cell>
          <table:table-cell office:value-type="float" office:value="0.248470075206718" calcext:value-type="float">
            <text:p>0,248470075206718</text:p>
          </table:table-cell>
          <table:table-cell office:value-type="float" office:value="0.431732791662216" calcext:value-type="float">
            <text:p>0,431732791662216</text:p>
          </table:table-cell>
          <table:table-cell office:value-type="float" office:value="0.137587226800282" calcext:value-type="float">
            <text:p>0,137587226800282</text:p>
          </table:table-cell>
          <table:table-cell office:value-type="float" office:value="0.488716602325439" calcext:value-type="float">
            <text:p>0,488716602325439</text:p>
          </table:table-cell>
        </table:table-row>
        <table:table-row table:style-name="ro7">
          <table:table-cell office:value-type="string" calcext:value-type="string">
            <text:p>(array([0.00398242, 0.10039055, 0.15607386, 0.29943135, 0.37641183,</text:p>
            <text:p>       0.50668997, 0.56301925, 0.62702074, 0.69105738, 0.79198247,</text:p>
            <text:p>       0.85172376, 0.91608949, 0.97127502]), array([0.11338583, 0.27777778, 0.125     , 0.33333333, 0.5       ,</text:p>
            <text:p>       0.        , 0.5       , 0.16666667, 0.        , 1.        ,</text:p>
            <text:p>       1.        , 0.2       , 0.2       ]), array([1270,   18,    8,    0,    6,    4,    0,    1,    2,    6,    3,</text:p>
            <text:p>          1,    2,    5,    5,    0]))</text:p>
          </table:table-cell>
          <table:table-cell office:value-type="string" calcext:value-type="string">
            <text:p>(array([0.00040754, 0.00045707, 0.00050007, 0.00056702, 0.00065528,</text:p>
            <text:p>       0.00079383, 0.00096938, 0.00128502, 0.00183268, 0.00250607,</text:p>
            <text:p>       0.00339112, 0.00500502, 0.00820513, 0.01671692, 0.30309051]), array([0.01123596, 0.05617978, 0.02247191, 0.        , 0.03370787,</text:p>
            <text:p>       0.08988764, 0.04545455, 0.20224719, 0.08988764, 0.125     ,</text:p>
            <text:p>       0.17977528, 0.15730337, 0.20454545, 0.29213483, 0.30337079]), array([89, 89, 89, 88, 89, 89, 88, 89, 89, 88, 89, 89, 88, 89, 89,  0]))</text:p>
          </table:table-cell>
          <table:table-cell office:value-type="string" calcext:value-type="string">
            <text:p>(array([0.00274899, 0.0271696 , 0.04815892, 0.07094887, 0.08676211,</text:p>
            <text:p>       0.10893638, 0.12614928, 0.15347369, 0.16207509, 0.18106052,</text:p>
            <text:p>       0.27530657, 0.29917645, 0.31273739, 0.32132375, 0.37307545,</text:p>
            <text:p>       0.38642099, 0.50668997, 0.54509234, 0.58094615, 0.60754341,</text:p>
            <text:p>       0.62892383, 0.6602661 , 0.69105738, 0.79198247, 0.85172376,</text:p>
            <text:p>       0.9127476 , 0.92110232, 0.95022282, 0.96998692, 0.99297127]), array([0.10638298, 0.3       , 0.29411765, 0.33333333, 0.        ,</text:p>
            <text:p>       0.33333333, 0.16666667, 0.        , 0.        , 1.        ,</text:p>
            <text:p>       0.5       , 0.        , 0.5       , 0.        , 0.66666667,</text:p>
            <text:p>       0.        , 0.        , 0.        , 1.        , 0.        ,</text:p>
            <text:p>       0.33333333, 0.        , 0.        , 1.        , 1.        ,</text:p>
            <text:p>       0.33333333, 0.        , 0.        , 0.        , 0.5       ]), array([1222,   30,   17,    6,    2,    6,    6,    5,    1,    1,    0,</text:p>
            <text:p>          0,    0,    2,    1,    2,    1,    0,    3,    1,    0,    0,</text:p>
            <text:p>          0,    0,    0,    1,    0,    1,    0,    1,    2,    3,    0,</text:p>
            <text:p>          1,    3,    0,    0,    0,    0,    1,    0,    0,    2,    0,</text:p>
            <text:p>          0,    3,    2,    2,    1,    2,    0]))</text:p>
          </table:table-cell>
          <table:table-cell office:value-type="float" office:value="0.310779506077821" calcext:value-type="float">
            <text:p>0,310779506077821</text:p>
          </table:table-cell>
          <table:table-cell office:value-type="float" office:value="0.0978635747420408" calcext:value-type="float">
            <text:p>0,0978635747420408</text:p>
          </table:table-cell>
          <table:table-cell office:value-type="float" office:value="0.402624188856785" calcext:value-type="float">
            <text:p>0,402624188856785</text:p>
          </table:table-cell>
          <table:table-cell office:value-type="float" office:value="0.771275019645691" calcext:value-type="float">
            <text:p>0,771275019645691</text:p>
          </table:table-cell>
          <table:table-cell office:value-type="float" office:value="0.275417910899255" calcext:value-type="float">
            <text:p>0,275417910899255</text:p>
          </table:table-cell>
          <table:table-cell office:value-type="float" office:value="0.969986915588379" calcext:value-type="float">
            <text:p>0,969986915588379</text:p>
          </table:table-cell>
          <table:table-cell office:value-type="float" office:value="0.120738609073908" calcext:value-type="float">
            <text:p>0,120738609073908</text:p>
          </table:table-cell>
          <table:table-cell office:value-type="string" calcext:value-type="string">
            <text:p>(array([0.00885385, 0.09122364, 0.18106052, 0.3009473 , 0.37349108,</text:p>
            <text:p>       0.45490766, 0.49331003, 0.58094615, 0.62363821, 0.69533013,</text:p>
            <text:p>       0.79198247, 0.84843524, 0.89960217, 0.99654753]), array([0., 0., 0., 0., 0., 0., 0., 1., 1., 1., 1., 1., 1., 1.]), array([ 148,    9,    1,    0,    5,    7,    1,    1,    1,    3,    4,</text:p>
            <text:p>          1,    9,   14, 1127,    0]))</text:p>
          </table:table-cell>
          <table:table-cell office:value-type="string" calcext:value-type="string">
            <text:p>(array([0.00222745, 0.1235157 , 0.94133662, 0.99095716, 0.99515353,</text:p>
            <text:p>       0.99689714, 0.99779164, 0.99851343, 0.99897333, 0.99917826,</text:p>
            <text:p>       0.99933129, 0.99942638, 0.99949561, 0.99954133, 0.99959189]), array([0.        , 0.06741573, 1.        , 1.        , 1.        ,</text:p>
            <text:p>       1.        , 1.        , 1.        , 1.        , 1.        ,</text:p>
            <text:p>       1.        , 1.        , 1.        , 1.        , 1.        ]), array([89, 89, 89, 88, 89, 89, 88, 89, 89, 88, 89, 89, 88, 89, 89,  0]))</text:p>
          </table:table-cell>
          <table:table-cell office:value-type="string" calcext:value-type="string">
            <text:p>(array([0.00503562, 0.02942017, 0.05092895, 0.07738404, 0.08734599,</text:p>
            <text:p>       0.1083812 , 0.12002224, 0.18106052, 0.27166593, 0.30826764,</text:p>
            <text:p>       0.3397339 , 0.37244762, 0.39245659, 0.45490766, 0.49331003,</text:p>
            <text:p>       0.58094615, 0.61357901, 0.62866782, 0.67867625, 0.68076792,</text:p>
            <text:p>       0.70082355, 0.7210528 , 0.79198247, 0.83792491, 0.8480113 ,</text:p>
            <text:p>       0.87262531, 0.89078603, 0.91313685, 0.93151189, 0.95318723,</text:p>
            <text:p>       0.9737667 , 0.99751723]), array([0., 0., 0., 0., 0., 0., 0., 0., 0., 0., 0., 0., 0., 0., 0., 1., 1.,</text:p>
            <text:p>       1., 1., 1., 1., 1., 1., 1., 1., 1., 1., 1., 1., 1., 1., 1.]), array([ 131,   10,    7,    4,    2,    2,    1,    0,    0,    1,    0,</text:p>
            <text:p>          0,    0,    1,    0,    4,    1,    0,    4,    2,    0,    0,</text:p>
            <text:p>          1,    0,    1,    0,    0,    0,    0,    1,    1,    2,    0,</text:p>
            <text:p>          1,    1,    1,    1,    0,    0,    1,    0,    1,    7,    5,</text:p>
            <text:p>          4,    3,    4,   12,   21, 1093,    0]))</text:p>
          </table:table-cell>
          <table:table-cell office:value-type="float" office:value="0.247665155483895" calcext:value-type="float">
            <text:p>0,247665155483895</text:p>
          </table:table-cell>
          <table:table-cell office:value-type="float" office:value="0.00947598603494768" calcext:value-type="float">
            <text:p>0,00947598603494768</text:p>
          </table:table-cell>
          <table:table-cell office:value-type="float" office:value="0.208668896767527" calcext:value-type="float">
            <text:p>0,208668896767527</text:p>
          </table:table-cell>
          <table:table-cell office:value-type="float" office:value="0.493310034275055" calcext:value-type="float">
            <text:p>0,493310034275055</text:p>
          </table:table-cell>
          <table:table-cell office:value-type="float" office:value="0.0586633805938986" calcext:value-type="float">
            <text:p>0,0586633805938986</text:p>
          </table:table-cell>
          <table:table-cell office:value-type="float" office:value="0.493310034275055" calcext:value-type="float">
            <text:p>0,493310034275055</text:p>
          </table:table-cell>
        </table:table-row>
        <table:table-row table:style-name="ro3">
          <table:table-cell office:value-type="string" calcext:value-type="string">
            <text:p>(array([0.00576594, 0.10170447, 0.16593836, 0.22603338, 0.30560455,</text:p>
            <text:p>       0.3639474 , 0.4301385 , 0.49321226, 0.57214419, 0.62782305,</text:p>
            <text:p>       0.69808317, 0.78225257, 0.83515241, 0.90108793, 0.97825421]), array([0.07565217, 0.33333333, 0.14285714, 0.42857143, 0.22222222,</text:p>
            <text:p>       0.4       , 0.42857143, 0.33333333, 0.28571429, 0.125     ,</text:p>
            <text:p>       0.57142857, 0.375     , 0.14285714, 0.5       , 0.33333333]), array([1150,   36,   21,   14,    9,    5,    7,    6,    7,    8,    7,</text:p>
            <text:p>          8,    7,   10,   36,    0]))</text:p>
          </table:table-cell>
          <table:table-cell office:value-type="string" calcext:value-type="string">
            <text:p>(array([2.81253107e-04, 3.52638098e-04, 4.58706379e-04, 5.94024060e-04,</text:p>
            <text:p>       7.65362812e-04, 9.78603903e-04, 1.31566104e-03, 1.83154114e-03,</text:p>
            <text:p>       2.75116362e-03, 4.22782607e-03, 7.65226180e-03, 1.59615367e-02,</text:p>
            <text:p>       4.02632671e-02, 1.98621399e-01, 8.22534471e-01]), array([0.        , 0.        , 0.01123596, 0.04545455, 0.02247191,</text:p>
            <text:p>       0.05617978, 0.02272727, 0.01123596, 0.12359551, 0.125     ,</text:p>
            <text:p>       0.12359551, 0.20224719, 0.25      , 0.30337079, 0.33707865]), array([89, 89, 89, 88, 89, 89, 88, 89, 89, 88, 89, 89, 88, 89, 89,  0]))</text:p>
          </table:table-cell>
          <table:table-cell office:value-type="string" calcext:value-type="string">
            <text:p>(array([0.0027657 , 0.02816006, 0.04962234, 0.06909517, 0.09199038,</text:p>
            <text:p>       0.10779372, 0.1308084 , 0.14591435, 0.16975816, 0.19233303,</text:p>
            <text:p>       0.21061223, 0.22904612, 0.24570982, 0.27429399, 0.29177597,</text:p>
            <text:p>       0.32726077, 0.35077305, 0.38370894, 0.40483223, 0.43463561,</text:p>
            <text:p>       0.46799668, 0.49017422, 0.51716214, 0.52914652, 0.55467123,</text:p>
            <text:p>       0.57237977, 0.58927371, 0.61146522, 0.6271175 , 0.66909379,</text:p>
            <text:p>       0.69414072, 0.70679289, 0.72910535, 0.75222939, 0.779448  ,</text:p>
            <text:p>       0.78937902, 0.81700432, 0.82555862, 0.84369984, 0.86967558,</text:p>
            <text:p>       0.88971367, 0.90869981, 0.93210239, 0.9510199 , 0.97331533,</text:p>
            <text:p>       0.99155733]), array([0.06118547, 0.17142857, 0.39285714, 0.14285714, 0.28571429,</text:p>
            <text:p>       0.38461538, 0.27272727, 0.        , 0.14285714, 0.33333333,</text:p>
            <text:p>       0.6       , 0.33333333, 0.33333333, 0.        , 0.25      ,</text:p>
            <text:p>       0.25      , 0.33333333, 0.5       , 1.        , 0.25      ,</text:p>
            <text:p>       0.33333333, 0.5       , 0.        , 0.        , 0.        ,</text:p>
            <text:p>       0.5       , 0.33333333, 0.        , 0.2       , 0.5       ,</text:p>
            <text:p>       0.5       , 1.        , 0.        , 1.        , 0.5       ,</text:p>
            <text:p>       0.2       , 0.        , 0.        , 0.        , 0.66666667,</text:p>
            <text:p>       0.5       , 0.75      , 0.4       , 0.2       , 0.5       ,</text:p>
            <text:p>       0.27272727]), array([1046,   70,   28,   14,    7,   13,   11,    5,    7,    6,    5,</text:p>
            <text:p>          6,    3,    1,    4,    0,    4,    3,    0,    2,    2,    4,</text:p>
            <text:p>          0,    3,    2,    1,    2,    1,    2,    3,    2,    5,    0,</text:p>
            <text:p>          2,    4,    1,    1,    1,    2,    5,    1,    3,    2,    3,</text:p>
            <text:p>          2,    4,    5,    5,    6,   22,    0]))</text:p>
          </table:table-cell>
          <table:table-cell office:value-type="float" office:value="0.257965300082904" calcext:value-type="float">
            <text:p>0,257965300082904</text:p>
          </table:table-cell>
          <table:table-cell office:value-type="float" office:value="0.100518850637517" calcext:value-type="float">
            <text:p>0,100518850637517</text:p>
          </table:table-cell>
          <table:table-cell office:value-type="float" office:value="0.320882562955823" calcext:value-type="float">
            <text:p>0,320882562955823</text:p>
          </table:table-cell>
          <table:table-cell office:value-type="float" office:value="0.692295270306724" calcext:value-type="float">
            <text:p>0,692295270306724</text:p>
          </table:table-cell>
          <table:table-cell office:value-type="float" office:value="0.485455819060294" calcext:value-type="float">
            <text:p>0,485455819060294</text:p>
          </table:table-cell>
          <table:table-cell office:value-type="float" office:value="0.843699842691422" calcext:value-type="float">
            <text:p>0,843699842691422</text:p>
          </table:table-cell>
          <table:table-cell office:value-type="float" office:value="0.111573278720729" calcext:value-type="float">
            <text:p>0,111573278720729</text:p>
          </table:table-cell>
          <table:table-cell office:value-type="string" calcext:value-type="string">
            <text:p>(array([0.01604698, 0.10225954, 0.17317341, 0.21814209, 0.30251307,</text:p>
            <text:p>       0.37116314, 0.42468674, 0.49230572, 0.56525563, 0.63582893,</text:p>
            <text:p>       0.69533696, 0.77210147, 0.83789063, 0.89958382, 0.99476049]), array([0.        , 0.        , 0.        , 0.        , 0.        ,</text:p>
            <text:p>       0.        , 0.        , 0.33333333, 1.        , 1.        ,</text:p>
            <text:p>       1.        , 1.        , 1.        , 1.        , 1.        ]), array([ 111,   17,    9,   11,    5,    9,    8,    6,    6,    4,   11,</text:p>
            <text:p>         11,   19,   29, 1075,    0]))</text:p>
          </table:table-cell>
          <table:table-cell office:value-type="string" calcext:value-type="string">
            <text:p>(array([0.00867884, 0.21357615, 0.82368332, 0.96994782, 0.98903081,</text:p>
            <text:p>       0.99479585, 0.99696809, 0.99804973, 0.99862799, 0.99899325,</text:p>
            <text:p>       0.99922336, 0.99940067, 0.9995414 , 0.99964736, 0.99971875]), array([0.        , 0.04494382, 1.        , 1.        , 1.        ,</text:p>
            <text:p>       1.        , 1.        , 1.        , 1.        , 1.        ,</text:p>
            <text:p>       1.        , 1.        , 1.        , 1.        , 1.        ]), array([89, 89, 89, 88, 89, 89, 88, 89, 89, 88, 89, 89, 88, 89, 89,  0]))</text:p>
          </table:table-cell>
          <table:table-cell office:value-type="string" calcext:value-type="string">
            <text:p>(array([0.00681533, 0.02881514, 0.0493711 , 0.07146229, 0.09429161,</text:p>
            <text:p>       0.10696885, 0.12990187, 0.15630016, 0.17145354, 0.1867154 ,</text:p>
            <text:p>       0.21084651, 0.22513426, 0.24823467, 0.27089465, 0.29649416,</text:p>
            <text:p>       0.30769101, 0.33286403, 0.3466813 , 0.37347844, 0.3879799 ,</text:p>
            <text:p>       0.40844569, 0.42806992, 0.44532877, 0.47148916, 0.48331563,</text:p>
            <text:p>       0.50344497, 0.53438525, 0.56558923, 0.59193945, 0.61945227,</text:p>
            <text:p>       0.62950128, 0.64718108, 0.67371814, 0.69597244, 0.70904579,</text:p>
            <text:p>       0.72570601, 0.75444487, 0.77200441, 0.78991984, 0.80578809,</text:p>
            <text:p>       0.82903049, 0.85408565, 0.86897418, 0.89110246, 0.90921768,</text:p>
            <text:p>       0.93217794, 0.95034669, 0.97214615, 0.9974358 ]), array([0., 0., 0., 0., 0., 0., 0., 0., 0., 0., 0., 0., 0., 0., 0., 0., 0.,</text:p>
            <text:p>       0., 0., 0., 0., 0., 0., 0., 0., 1., 1., 1., 1., 1., 1., 1., 1., 1.,</text:p>
            <text:p>       1., 1., 1., 1., 1., 1., 1., 1., 1., 1., 1., 1., 1., 1., 1.]), array([ 80,  15,  15,   5,   3,   6,   4,   2,   4,   3,   7,   3,   1,</text:p>
            <text:p>         1,   1,   2,   2,   1,   4,   3,   4,   2,   1,   3,   2,   1,</text:p>
            <text:p>         2,   0,   4,   1,   1,   1,   2,   4,   2,   4,   1,   3,   5,</text:p>
            <text:p>         3,   4,   6,   5,  10,   9,   8,  14,  18,  61, 988,   0]))</text:p>
          </table:table-cell>
          <table:table-cell office:value-type="float" office:value="0.224413295719433" calcext:value-type="float">
            <text:p>0,224413295719433</text:p>
          </table:table-cell>
          <table:table-cell office:value-type="float" office:value="0.0273121858210222" calcext:value-type="float">
            <text:p>0,0273121858210222</text:p>
          </table:table-cell>
          <table:table-cell office:value-type="float" office:value="0.245233331675446" calcext:value-type="float">
            <text:p>0,245233331675446</text:p>
          </table:table-cell>
          <table:table-cell office:value-type="float" office:value="0.434744372963905" calcext:value-type="float">
            <text:p>0,434744372963905</text:p>
          </table:table-cell>
          <table:table-cell office:value-type="float" office:value="0.176316679444876" calcext:value-type="float">
            <text:p>0,176316679444876</text:p>
          </table:table-cell>
          <table:table-cell office:value-type="float" office:value="0.496555030345917" calcext:value-type="float">
            <text:p>0,496555030345917</text:p>
          </table:table-cell>
        </table:table-row>
        <table:table-row table:style-name="ro2">
          <table:table-cell office:value-type="string" calcext:value-type="string">
            <text:p>(array([0.00649467, 0.09265203, 0.16098988, 0.22807694, 0.29583849,</text:p>
            <text:p>       0.36880292, 0.437567  , 0.48830921, 0.56555363, 0.63596497,</text:p>
            <text:p>       0.70865746, 0.76584088, 0.83422431, 0.90727007, 0.98120107]), array([0.06495883, 0.27586207, 0.16666667, 0.1875    , 0.25      ,</text:p>
            <text:p>       0.125     , 0.42857143, 0.66666667, 0.57142857, 0.4       ,</text:p>
            <text:p>       0.33333333, 0.27272727, 0.25      , 0.42857143, 0.4       ]), array([1093,   29,   18,   16,    8,    8,    7,    6,    7,    5,    6,</text:p>
            <text:p>         11,    8,   14,   95,    0]))</text:p>
          </table:table-cell>
          <table:table-cell office:value-type="string" calcext:value-type="string">
            <text:p>(array([3.90639058e-04, 5.69360394e-04, 7.57857326e-04, 9.84026814e-04,</text:p>
            <text:p>       1.28252738e-03, 1.73185736e-03, 2.34010896e-03, 3.49792123e-03,</text:p>
            <text:p>       5.08446740e-03, 7.96474121e-03, 1.29476826e-02, 2.59614335e-02,</text:p>
            <text:p>       1.12777422e-01, 6.39550275e-01, 9.83836429e-01]), array([0.02247191, 0.02247191, 0.03370787, 0.04545455, 0.03370787,</text:p>
            <text:p>       0.1011236 , 0.04545455, 0.06741573, 0.06741573, 0.09090909,</text:p>
            <text:p>       0.11235955, 0.14606742, 0.15909091, 0.35955056, 0.40449438]), array([89, 89, 89, 88, 89, 89, 88, 89, 89, 88, 89, 89, 88, 89, 89,  0]))</text:p>
          </table:table-cell>
          <table:table-cell office:value-type="string" calcext:value-type="string">
            <text:p>(array([0.00367533, 0.02680158, 0.04910903, 0.07267151, 0.08752013,</text:p>
            <text:p>       0.10753278, 0.13057772, 0.15203111, 0.16649889, 0.18529117,</text:p>
            <text:p>       0.20862583, 0.23139876, 0.24818733, 0.27202419, 0.2928683 ,</text:p>
            <text:p>       0.30524085, 0.32607022, 0.34790289, 0.37284484, 0.3940901 ,</text:p>
            <text:p>       0.41604871, 0.42793572, 0.45098493, 0.46947187, 0.49073179,</text:p>
            <text:p>       0.51038754, 0.53555351, 0.55249009, 0.56871891, 0.59045196,</text:p>
            <text:p>       0.61201799, 0.6347844 , 0.6585741 , 0.66243035, 0.69348321,</text:p>
            <text:p>       0.71756738, 0.73063189, 0.75384337, 0.76259506, 0.78861748,</text:p>
            <text:p>       0.80641109, 0.82973397, 0.84694378, 0.86760768, 0.88367847,</text:p>
            <text:p>       0.90984729, 0.92923588, 0.95031709, 0.97107541, 0.99256287]), array([0.06143001, 0.10294118, 0.10714286, 0.26666667, 0.33333333,</text:p>
            <text:p>       0.1       , 0.25      , 0.25      , 0.        , 0.25      ,</text:p>
            <text:p>       0.        , 0.16666667, 0.33333333, 0.33333333, 0.        ,</text:p>
            <text:p>       0.5       , 1.        , 0.33333333, 0.        , 0.        ,</text:p>
            <text:p>       1.        , 0.33333333, 0.5       , 0.66666667, 0.33333333,</text:p>
            <text:p>       1.        , 0.        , 0.5       , 0.5       , 1.        ,</text:p>
            <text:p>       0.5       , 1.        , 0.        , 0.        , 0.66666667,</text:p>
            <text:p>       0.        , 0.        , 0.4       , 0.        , 0.25      ,</text:p>
            <text:p>       0.5       , 0.5       , 0.        , 0.5       , 0.        ,</text:p>
            <text:p>       0.25      , 0.75      , 0.25      , 0.375     , 0.44827586]), array([993,  68,  28,  15,   6,  10,   4,   8,   4,   4,   6,   6,   3,</text:p>
            <text:p>         3,   3,   2,   1,   3,   3,   2,   1,   3,   2,   3,   3,   1,</text:p>
            <text:p>         1,   2,   2,   2,   2,   1,   1,   1,   3,   1,   3,   5,   1,</text:p>
            <text:p>         4,   2,   2,   3,   2,   2,   8,   4,  12,  24,  58,   0]))</text:p>
          </table:table-cell>
          <table:table-cell office:value-type="float" office:value="0.234621601697506" calcext:value-type="float">
            <text:p>0,234621601697506</text:p>
          </table:table-cell>
          <table:table-cell office:value-type="float" office:value="0.108713491924017" calcext:value-type="float">
            <text:p>0,108713491924017</text:p>
          </table:table-cell>
          <table:table-cell office:value-type="float" office:value="0.32862550663126" calcext:value-type="float">
            <text:p>0,32862550663126</text:p>
          </table:table-cell>
          <table:table-cell office:value-type="float" office:value="0.584224313497543" calcext:value-type="float">
            <text:p>0,584224313497543</text:p>
          </table:table-cell>
          <table:table-cell office:value-type="float" office:value="0.579342047150215" calcext:value-type="float">
            <text:p>0,579342047150215</text:p>
          </table:table-cell>
          <table:table-cell office:value-type="float" office:value="0.883678466081619" calcext:value-type="float">
            <text:p>0,883678466081619</text:p>
          </table:table-cell>
          <table:table-cell office:value-type="float" office:value="0.122822786324382" calcext:value-type="float">
            <text:p>0,122822786324382</text:p>
          </table:table-cell>
          <table:table-cell office:value-type="string" calcext:value-type="string">
            <text:p>(array([0.01458912, 0.09220454, 0.16220512, 0.23794637, 0.29503444,</text:p>
            <text:p>       0.35332942, 0.43721531, 0.49185867, 0.56489979, 0.62696879,</text:p>
            <text:p>       0.70693044, 0.77452679, 0.83740134, 0.9070424 , 0.99338003]), array([0. , 0. , 0. , 0. , 0. , 0. , 0. , 0.5, 1. , 1. , 1. , 1. , 1. ,</text:p>
            <text:p>       1. , 1. ]), array([ 128,   16,    9,   11,    6,    4,    6,    6,    8,    9,    8,</text:p>
            <text:p>         16,   17,   27, 1060,    0]))</text:p>
          </table:table-cell>
          <table:table-cell office:value-type="string" calcext:value-type="string">
            <text:p>(array([0.00605227, 0.13231032, 0.75379325, 0.96080075, 0.98371347,</text:p>
            <text:p>       0.99099025, 0.99420965, 0.99613089, 0.99744354, 0.99816814,</text:p>
            <text:p>       0.99866674, 0.99899402, 0.99923023, 0.99942584, 0.99960884]), array([0.        , 0.        , 0.94382022, 1.        , 1.        ,</text:p>
            <text:p>       1.        , 1.        , 1.        , 1.        , 1.        ,</text:p>
            <text:p>       1.        , 1.        , 1.        , 1.        , 1.        ]), array([89, 89, 89, 88, 89, 89, 88, 89, 89, 88, 89, 89, 88, 89, 89,  0]))</text:p>
          </table:table-cell>
          <table:table-cell office:value-type="string" calcext:value-type="string">
            <text:p>(array([0.00662657, 0.02790606, 0.04775359, 0.07367066, 0.08847664,</text:p>
            <text:p>       0.11386401, 0.13050056, 0.1531143 , 0.1785484 , 0.18819962,</text:p>
            <text:p>       0.21384899, 0.23290724, 0.24587374, 0.26815646, 0.28243262,</text:p>
            <text:p>       0.30781579, 0.33181994, 0.34666687, 0.38241428, 0.41604871,</text:p>
            <text:p>       0.42508337, 0.44631498, 0.47057295, 0.48284373, 0.50701197,</text:p>
            <text:p>       0.53885674, 0.54782014, 0.56793247, 0.59045196, 0.60609002,</text:p>
            <text:p>       0.62906247, 0.65409958, 0.69519984, 0.7071317 , 0.72422446,</text:p>
            <text:p>       0.75203745, 0.7680034 , 0.79203741, 0.81201419, 0.83440416,</text:p>
            <text:p>       0.84835899, 0.8684764 , 0.89262457, 0.9102451 , 0.92823029,</text:p>
            <text:p>       0.95006412, 0.97281765, 0.99638342]), array([0., 0., 0., 0., 0., 0., 0., 0., 0., 0., 0., 0., 0., 0., 0., 0., 0.,</text:p>
            <text:p>       0., 0., 0., 0., 0., 0., 0., 1., 1., 1., 1., 1., 1., 1., 1., 1., 1.,</text:p>
            <text:p>       1., 1., 1., 1., 1., 1., 1., 1., 1., 1., 1., 1., 1., 1.]), array([ 93,  22,  12,   5,   8,   3,   2,   5,   1,   2,   3,   2,   4,</text:p>
            <text:p>         4,   1,   2,   2,   2,   0,   1,   1,   2,   2,   3,   1,   3,</text:p>
            <text:p>         1,   2,   3,   2,   3,   4,   2,   0,   3,   3,   2,   4,   5,</text:p>
            <text:p>         7,   4,   5,   6,   4,   9,   6,  14,  28,  70, 958,   0]))</text:p>
          </table:table-cell>
          <table:table-cell office:value-type="float" office:value="0.212634405028834" calcext:value-type="float">
            <text:p>0,212634405028834</text:p>
          </table:table-cell>
          <table:table-cell office:value-type="float" office:value="0.0274004792416954" calcext:value-type="float">
            <text:p>0,0274004792416954</text:p>
          </table:table-cell>
          <table:table-cell office:value-type="float" office:value="0.245164199261856" calcext:value-type="float">
            <text:p>0,245164199261856</text:p>
          </table:table-cell>
          <table:table-cell office:value-type="float" office:value="0.437215313315392" calcext:value-type="float">
            <text:p>0,437215313315392</text:p>
          </table:table-cell>
          <table:table-cell office:value-type="float" office:value="0.190026973154438" calcext:value-type="float">
            <text:p>0,190026973154438</text:p>
          </table:table-cell>
          <table:table-cell office:value-type="float" office:value="0.492988030115763" calcext:value-type="float">
            <text:p>0,49298803011576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rel_diagram_bin_50</text:p>
          </table:table-cell>
          <table:table-cell office:value-type="string" calcext:value-type="string">
            <text:p>ece_bin_15</text:p>
          </table:table-cell>
          <table:table-cell office:value-type="string" calcext:value-type="string">
            <text:p>ece_bin_15_interactive</text:p>
          </table:table-cell>
          <table:table-cell office:value-type="string" calcext:value-type="string">
            <text:p>ece_bin_50</text:p>
          </table:table-cell>
          <table:table-cell office:value-type="string" calcext:value-type="string">
            <text:p>mce_bin_15</text:p>
          </table:table-cell>
          <table:table-cell office:value-type="string" calcext:value-type="string">
            <text:p>mce_bin_15_interactive</text:p>
          </table:table-cell>
          <table:table-cell office:value-type="string" calcext:value-type="string">
            <text:p>mce_bin_50</text:p>
          </table:table-cell>
          <table:table-cell office:value-type="string" calcext:value-type="string">
            <text:p>brier_score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"/>
          <table:table-cell table:style-name="ce2" office:value-type="string" calcext:value-type="string">
            <text:p>ece_bin_15</text:p>
          </table:table-cell>
          <table:table-cell table:style-name="ce2" office:value-type="string" calcext:value-type="string">
            <text:p>ece_bin_15_interactive</text:p>
          </table:table-cell>
          <table:table-cell table:style-name="ce2" office:value-type="string" calcext:value-type="string">
            <text:p>ece_bin_50</text:p>
          </table:table-cell>
          <table:table-cell table:style-name="ce2" office:value-type="string" calcext:value-type="string">
            <text:p>mce_bin_15</text:p>
          </table:table-cell>
          <table:table-cell table:style-name="ce2" office:value-type="string" calcext:value-type="string">
            <text:p>mce_bin_15_interactive</text:p>
          </table:table-cell>
          <table:table-cell table:style-name="ce2" office:value-type="string" calcext:value-type="string">
            <text:p>mce_bin_50</text:p>
          </table:table-cell>
          <table:table-cell table:style-name="ce2" office:value-type="string" calcext:value-type="string">
            <text:p>brier_score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 calcext:value-type="string">
            <text:p>MIN</text:p>
          </table:table-cell>
          <table:table-cell table:formula="of:=MIN([.D2:.D101])" office:value-type="float" office:value="0.181870480960118" calcext:value-type="float">
            <text:p>0,181870480960118</text:p>
          </table:table-cell>
          <table:table-cell table:formula="of:=MIN([.E2:.E101])" office:value-type="float" office:value="0.0800971012707393" calcext:value-type="float">
            <text:p>0,0800971012707393</text:p>
          </table:table-cell>
          <table:table-cell table:formula="of:=MIN([.F2:.F101])" office:value-type="float" office:value="0.269087441022019" calcext:value-type="float">
            <text:p>0,269087441022019</text:p>
          </table:table-cell>
          <table:table-cell table:formula="of:=MIN([.G2:.G101])" office:value-type="float" office:value="0.498263862397936" calcext:value-type="float">
            <text:p>0,498263862397936</text:p>
          </table:table-cell>
          <table:table-cell table:formula="of:=MIN([.H2:.H101])" office:value-type="float" office:value="0.215872211235293" calcext:value-type="float">
            <text:p>0,215872211235293</text:p>
          </table:table-cell>
          <table:table-cell table:formula="of:=MIN([.I2:.I101])" office:value-type="float" office:value="0.701113760471344" calcext:value-type="float">
            <text:p>0,701113760471344</text:p>
          </table:table-cell>
          <table:table-cell table:formula="of:=MIN([.J2:.J101])" office:value-type="float" office:value="0.101654705848682" calcext:value-type="float">
            <text:p>0,101654705848682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 calcext:value-type="string">
            <text:p>MAX</text:p>
          </table:table-cell>
          <table:table-cell table:formula="of:=MAX([.D2:.D101])" office:value-type="float" office:value="0.405902663560471" calcext:value-type="float">
            <text:p>0,405902663560471</text:p>
          </table:table-cell>
          <table:table-cell table:formula="of:=MAX([.E2:.E101])" office:value-type="float" office:value="0.150474277676477" calcext:value-type="float">
            <text:p>0,150474277676477</text:p>
          </table:table-cell>
          <table:table-cell table:formula="of:=MAX([.F2:.F101])" office:value-type="float" office:value="0.492799601224305" calcext:value-type="float">
            <text:p>0,492799601224305</text:p>
          </table:table-cell>
          <table:table-cell table:formula="of:=MAX([.G2:.G101])" office:value-type="float" office:value="0.920283138751984" calcext:value-type="float">
            <text:p>0,920283138751984</text:p>
          </table:table-cell>
          <table:table-cell table:formula="of:=MAX([.H2:.H101])" office:value-type="float" office:value="0.648939221092824" calcext:value-type="float">
            <text:p>0,648939221092824</text:p>
          </table:table-cell>
          <table:table-cell table:formula="of:=MAX([.I2:.I101])" office:value-type="float" office:value="0.978937447071075" calcext:value-type="float">
            <text:p>0,978937447071075</text:p>
          </table:table-cell>
          <table:table-cell table:formula="of:=MAX([.J2:.J101])" office:value-type="float" office:value="0.152003501234398" calcext:value-type="float">
            <text:p>0,152003501234398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 calcext:value-type="string">
            <text:p>AVG</text:p>
          </table:table-cell>
          <table:table-cell table:formula="of:=AVERAGE([.D2:.D101])" office:value-type="float" office:value="0.289646237160557" calcext:value-type="float">
            <text:p>0,289646237160557</text:p>
          </table:table-cell>
          <table:table-cell table:formula="of:=AVERAGE([.E2:.E101])" office:value-type="float" office:value="0.110552966266836" calcext:value-type="float">
            <text:p>0,110552966266836</text:p>
          </table:table-cell>
          <table:table-cell table:formula="of:=AVERAGE([.F2:.F101])" office:value-type="float" office:value="0.364104738757907" calcext:value-type="float">
            <text:p>0,364104738757907</text:p>
          </table:table-cell>
          <table:table-cell table:formula="of:=AVERAGE([.G2:.G101])" office:value-type="float" office:value="0.699258370391776" calcext:value-type="float">
            <text:p>0,699258370391776</text:p>
          </table:table-cell>
          <table:table-cell table:formula="of:=AVERAGE([.H2:.H101])" office:value-type="float" office:value="0.432519054823541" calcext:value-type="float">
            <text:p>0,432519054823541</text:p>
          </table:table-cell>
          <table:table-cell table:formula="of:=AVERAGE([.I2:.I101])" office:value-type="float" office:value="0.882920324448367" calcext:value-type="float">
            <text:p>0,882920324448367</text:p>
          </table:table-cell>
          <table:table-cell table:formula="of:=AVERAGE([.J2:.J101])" office:value-type="float" office:value="0.12416865367867" calcext:value-type="float">
            <text:p>0,12416865367867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 calcext:value-type="string">
            <text:p>MEDIAN</text:p>
          </table:table-cell>
          <table:table-cell table:formula="of:=MEDIAN([.D2:.D101])" office:value-type="float" office:value="0.286575165426549" calcext:value-type="float">
            <text:p>0,286575165426549</text:p>
          </table:table-cell>
          <table:table-cell table:formula="of:=MEDIAN([.E2:.E101])" office:value-type="float" office:value="0.110350028418116" calcext:value-type="float">
            <text:p>0,110350028418116</text:p>
          </table:table-cell>
          <table:table-cell table:formula="of:=MEDIAN([.F2:.F101])" office:value-type="float" office:value="0.359068172040577" calcext:value-type="float">
            <text:p>0,359068172040577</text:p>
          </table:table-cell>
          <table:table-cell table:formula="of:=MEDIAN([.G2:.G101])" office:value-type="float" office:value="0.695666794191327" calcext:value-type="float">
            <text:p>0,695666794191327</text:p>
          </table:table-cell>
          <table:table-cell table:formula="of:=MEDIAN([.H2:.H101])" office:value-type="float" office:value="0.438250521930416" calcext:value-type="float">
            <text:p>0,438250521930416</text:p>
          </table:table-cell>
          <table:table-cell table:formula="of:=MEDIAN([.I2:.I101])" office:value-type="float" office:value="0.893704295158386" calcext:value-type="float">
            <text:p>0,893704295158386</text:p>
          </table:table-cell>
          <table:table-cell table:formula="of:=MEDIAN([.J2:.J101])" office:value-type="float" office:value="0.122847549101553" calcext:value-type="float">
            <text:p>0,122847549101553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 calcext:value-type="string">
            <text:p>MIN ROUNDED</text:p>
          </table:table-cell>
          <table:table-cell table:formula="of:=ROUND([.D104];4)" office:value-type="float" office:value="0.1819" calcext:value-type="float">
            <text:p>0,1819</text:p>
          </table:table-cell>
          <table:table-cell table:formula="of:=ROUND([.E104];4)" office:value-type="float" office:value="0.0801" calcext:value-type="float">
            <text:p>0,0801</text:p>
          </table:table-cell>
          <table:table-cell table:formula="of:=ROUND([.F104];4)" office:value-type="float" office:value="0.2691" calcext:value-type="float">
            <text:p>0,2691</text:p>
          </table:table-cell>
          <table:table-cell table:formula="of:=ROUND([.G104];4)" office:value-type="float" office:value="0.4983" calcext:value-type="float">
            <text:p>0,4983</text:p>
          </table:table-cell>
          <table:table-cell table:formula="of:=ROUND([.H104];4)" office:value-type="float" office:value="0.2159" calcext:value-type="float">
            <text:p>0,2159</text:p>
          </table:table-cell>
          <table:table-cell table:formula="of:=ROUND([.I104];4)" office:value-type="float" office:value="0.7011" calcext:value-type="float">
            <text:p>0,7011</text:p>
          </table:table-cell>
          <table:table-cell table:formula="of:=ROUND([.J104];4)" office:value-type="float" office:value="0.1017" calcext:value-type="float">
            <text:p>0,1017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 calcext:value-type="string">
            <text:p>MAX ROUNDED</text:p>
          </table:table-cell>
          <table:table-cell table:formula="of:=ROUND([.D105];4)" office:value-type="float" office:value="0.4059" calcext:value-type="float">
            <text:p>0,4059</text:p>
          </table:table-cell>
          <table:table-cell table:formula="of:=ROUND([.E105];4)" office:value-type="float" office:value="0.1505" calcext:value-type="float">
            <text:p>0,1505</text:p>
          </table:table-cell>
          <table:table-cell table:formula="of:=ROUND([.F105];4)" office:value-type="float" office:value="0.4928" calcext:value-type="float">
            <text:p>0,4928</text:p>
          </table:table-cell>
          <table:table-cell table:formula="of:=ROUND([.G105];4)" office:value-type="float" office:value="0.9203" calcext:value-type="float">
            <text:p>0,9203</text:p>
          </table:table-cell>
          <table:table-cell table:formula="of:=ROUND([.H105];4)" office:value-type="float" office:value="0.6489" calcext:value-type="float">
            <text:p>0,6489</text:p>
          </table:table-cell>
          <table:table-cell table:formula="of:=ROUND([.I105];4)" office:value-type="float" office:value="0.9789" calcext:value-type="float">
            <text:p>0,9789</text:p>
          </table:table-cell>
          <table:table-cell table:formula="of:=ROUND([.J105];4)" office:value-type="float" office:value="0.152" calcext:value-type="float">
            <text:p>0,152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 calcext:value-type="string">
            <text:p>AVG ROUNDED</text:p>
          </table:table-cell>
          <table:table-cell table:formula="of:=ROUND([.D106];4)" office:value-type="float" office:value="0.2896" calcext:value-type="float">
            <text:p>0,2896</text:p>
          </table:table-cell>
          <table:table-cell table:formula="of:=ROUND([.E106];4)" office:value-type="float" office:value="0.1106" calcext:value-type="float">
            <text:p>0,1106</text:p>
          </table:table-cell>
          <table:table-cell table:formula="of:=ROUND([.F106];4)" office:value-type="float" office:value="0.3641" calcext:value-type="float">
            <text:p>0,3641</text:p>
          </table:table-cell>
          <table:table-cell table:formula="of:=ROUND([.G106];4)" office:value-type="float" office:value="0.6993" calcext:value-type="float">
            <text:p>0,6993</text:p>
          </table:table-cell>
          <table:table-cell table:formula="of:=ROUND([.H106];4)" office:value-type="float" office:value="0.4325" calcext:value-type="float">
            <text:p>0,4325</text:p>
          </table:table-cell>
          <table:table-cell table:formula="of:=ROUND([.I106];4)" office:value-type="float" office:value="0.8829" calcext:value-type="float">
            <text:p>0,8829</text:p>
          </table:table-cell>
          <table:table-cell table:formula="of:=ROUND([.J106];4)" office:value-type="float" office:value="0.1242" calcext:value-type="float">
            <text:p>0,1242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 calcext:value-type="string">
            <text:p>MEDIAN ROUNDED</text:p>
          </table:table-cell>
          <table:table-cell table:formula="of:=ROUND([.D107];4)" office:value-type="float" office:value="0.2866" calcext:value-type="float">
            <text:p>0,2866</text:p>
          </table:table-cell>
          <table:table-cell table:formula="of:=ROUND([.E107];4)" office:value-type="float" office:value="0.1104" calcext:value-type="float">
            <text:p>0,1104</text:p>
          </table:table-cell>
          <table:table-cell table:formula="of:=ROUND([.F107];4)" office:value-type="float" office:value="0.3591" calcext:value-type="float">
            <text:p>0,3591</text:p>
          </table:table-cell>
          <table:table-cell table:formula="of:=ROUND([.G107];4)" office:value-type="float" office:value="0.6957" calcext:value-type="float">
            <text:p>0,6957</text:p>
          </table:table-cell>
          <table:table-cell table:formula="of:=ROUND([.H107];4)" office:value-type="float" office:value="0.4383" calcext:value-type="float">
            <text:p>0,4383</text:p>
          </table:table-cell>
          <table:table-cell table:formula="of:=ROUND([.I107];4)" office:value-type="float" office:value="0.8937" calcext:value-type="float">
            <text:p>0,8937</text:p>
          </table:table-cell>
          <table:table-cell table:formula="of:=ROUND([.J107];4)" office:value-type="float" office:value="0.1228" calcext:value-type="float">
            <text:p>0,1228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04T23:13:42.130222883</dc:date>
    <meta:editing-duration>PT45S</meta:editing-duration>
    <meta:editing-cycles>1</meta:editing-cycles>
    <meta:document-statistic meta:table-count="1" meta:cell-count="1998" meta:object-count="0"/>
    <meta:generator>LibreOffice/7.3.7.2$Linux_X86_64 LibreOffice_project/30$Build-2</meta:generator>
  </office:meta>
</office:document-meta>
</file>